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087cm" svg:height="11.869cm" svg:x="9.219cm" svg:y="2.161cm">
            <draw:object draw:notify-on-update-of-ranges="Sheet1.A2:Sheet1.A1438 Sheet1.B1:Sheet1.B1 Sheet1.B2:Sheet1.B1438 Sheet1.A2:Sheet1.A1438 Sheet1.C1:Sheet1.C1 Sheet1.C2:Sheet1.C1438 Sheet1.A2:Sheet1.A1438 Sheet1.D1:Sheet1.D1 Sheet1.D2:Sheet1.D14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90436" calcext:value-type="float">
            <text:p>90436</text:p>
          </table:table-cell>
          <table:table-cell office:value-type="float" office:value="0.999478" calcext:value-type="float">
            <text:p>0.999478</text:p>
          </table:table-cell>
          <table:table-cell office:value-type="float" office:value="0.8999256" calcext:value-type="float">
            <text:p>0.8999256</text:p>
          </table:table-cell>
          <table:table-cell office:value-type="float" office:value="0.902361" calcext:value-type="float">
            <text:p>0.902361</text:p>
          </table:table-cell>
        </table:table-row>
        <table:table-row table:style-name="ro1">
          <table:table-cell office:value-type="float" office:value="90435" calcext:value-type="float">
            <text:p>90435</text:p>
          </table:table-cell>
          <table:table-cell office:value-type="float" office:value="0.999294" calcext:value-type="float">
            <text:p>0.999294</text:p>
          </table:table-cell>
          <table:table-cell office:value-type="float" office:value="0.902403" calcext:value-type="float">
            <text:p>0.902403</text:p>
          </table:table-cell>
          <table:table-cell office:value-type="float" office:value="0.902395" calcext:value-type="float">
            <text:p>0.902395</text:p>
          </table:table-cell>
        </table:table-row>
        <table:table-row table:style-name="ro1">
          <table:table-cell office:value-type="float" office:value="90434" calcext:value-type="float">
            <text:p>90434</text:p>
          </table:table-cell>
          <table:table-cell office:value-type="float" office:value="0.999099" calcext:value-type="float">
            <text:p>0.999099</text:p>
          </table:table-cell>
          <table:table-cell office:value-type="float" office:value="0.902532" calcext:value-type="float">
            <text:p>0.902532</text:p>
          </table:table-cell>
          <table:table-cell office:value-type="float" office:value="0.902395" calcext:value-type="float">
            <text:p>0.902395</text:p>
          </table:table-cell>
        </table:table-row>
        <table:table-row table:style-name="ro1">
          <table:table-cell office:value-type="float" office:value="90433" calcext:value-type="float">
            <text:p>90433</text:p>
          </table:table-cell>
          <table:table-cell office:value-type="float" office:value="0.99899" calcext:value-type="float">
            <text:p>0.99899</text:p>
          </table:table-cell>
          <table:table-cell office:value-type="float" office:value="0.902618" calcext:value-type="float">
            <text:p>0.902618</text:p>
          </table:table-cell>
          <table:table-cell office:value-type="float" office:value="0.902412" calcext:value-type="float">
            <text:p>0.902412</text:p>
          </table:table-cell>
        </table:table-row>
        <table:table-row table:style-name="ro1">
          <table:table-cell office:value-type="float" office:value="90432" calcext:value-type="float">
            <text:p>90432</text:p>
          </table:table-cell>
          <table:table-cell office:value-type="float" office:value="0.998936" calcext:value-type="float">
            <text:p>0.998936</text:p>
          </table:table-cell>
          <table:table-cell office:value-type="float" office:value="0.902704" calcext:value-type="float">
            <text:p>0.902704</text:p>
          </table:table-cell>
          <table:table-cell office:value-type="float" office:value="0.902421" calcext:value-type="float">
            <text:p>0.902421</text:p>
          </table:table-cell>
        </table:table-row>
        <table:table-row table:style-name="ro1">
          <table:table-cell office:value-type="float" office:value="90431" calcext:value-type="float">
            <text:p>90431</text:p>
          </table:table-cell>
          <table:table-cell office:value-type="float" office:value="0.998672" calcext:value-type="float">
            <text:p>0.998672</text:p>
          </table:table-cell>
          <table:table-cell office:value-type="float" office:value="0.90279" calcext:value-type="float">
            <text:p>0.90279</text:p>
          </table:table-cell>
          <table:table-cell office:value-type="float" office:value="0.902412" calcext:value-type="float">
            <text:p>0.902412</text:p>
          </table:table-cell>
        </table:table-row>
        <table:table-row table:style-name="ro1">
          <table:table-cell office:value-type="float" office:value="90430" calcext:value-type="float">
            <text:p>90430</text:p>
          </table:table-cell>
          <table:table-cell office:value-type="float" office:value="0.998534" calcext:value-type="float">
            <text:p>0.998534</text:p>
          </table:table-cell>
          <table:table-cell office:value-type="float" office:value="0.902876" calcext:value-type="float">
            <text:p>0.902876</text:p>
          </table:table-cell>
          <table:table-cell office:value-type="float" office:value="0.902541" calcext:value-type="float">
            <text:p>0.902541</text:p>
          </table:table-cell>
        </table:table-row>
        <table:table-row table:style-name="ro1">
          <table:table-cell office:value-type="float" office:value="90429" calcext:value-type="float">
            <text:p>90429</text:p>
          </table:table-cell>
          <table:table-cell office:value-type="float" office:value="0.998322" calcext:value-type="float">
            <text:p>0.998322</text:p>
          </table:table-cell>
          <table:table-cell office:value-type="float" office:value="0.902953" calcext:value-type="float">
            <text:p>0.902953</text:p>
          </table:table-cell>
          <table:table-cell office:value-type="float" office:value="0.902627" calcext:value-type="float">
            <text:p>0.902627</text:p>
          </table:table-cell>
        </table:table-row>
        <table:table-row table:style-name="ro1">
          <table:table-cell office:value-type="float" office:value="90428" calcext:value-type="float">
            <text:p>90428</text:p>
          </table:table-cell>
          <table:table-cell office:value-type="float" office:value="0.998156" calcext:value-type="float">
            <text:p>0.998156</text:p>
          </table:table-cell>
          <table:table-cell office:value-type="float" office:value="0.903022" calcext:value-type="float">
            <text:p>0.903022</text:p>
          </table:table-cell>
          <table:table-cell office:value-type="float" office:value="0.902645" calcext:value-type="float">
            <text:p>0.902645</text:p>
          </table:table-cell>
        </table:table-row>
        <table:table-row table:style-name="ro1">
          <table:table-cell office:value-type="float" office:value="90427" calcext:value-type="float">
            <text:p>90427</text:p>
          </table:table-cell>
          <table:table-cell office:value-type="float" office:value="0.997966" calcext:value-type="float">
            <text:p>0.997966</text:p>
          </table:table-cell>
          <table:table-cell office:value-type="float" office:value="0.903091" calcext:value-type="float">
            <text:p>0.903091</text:p>
          </table:table-cell>
          <table:table-cell office:value-type="float" office:value="0.902645" calcext:value-type="float">
            <text:p>0.902645</text:p>
          </table:table-cell>
        </table:table-row>
        <table:table-row table:style-name="ro1">
          <table:table-cell office:value-type="float" office:value="90426" calcext:value-type="float">
            <text:p>90426</text:p>
          </table:table-cell>
          <table:table-cell office:value-type="float" office:value="0.997874" calcext:value-type="float">
            <text:p>0.997874</text:p>
          </table:table-cell>
          <table:table-cell office:value-type="float" office:value="0.90316" calcext:value-type="float">
            <text:p>0.90316</text:p>
          </table:table-cell>
          <table:table-cell office:value-type="float" office:value="0.902653" calcext:value-type="float">
            <text:p>0.902653</text:p>
          </table:table-cell>
        </table:table-row>
        <table:table-row table:style-name="ro2">
          <table:table-cell office:value-type="float" office:value="90425" calcext:value-type="float">
            <text:p>90425</text:p>
          </table:table-cell>
          <table:table-cell office:value-type="float" office:value="0.997806" calcext:value-type="float">
            <text:p>0.997806</text:p>
          </table:table-cell>
          <table:table-cell office:value-type="float" office:value="0.903229" calcext:value-type="float">
            <text:p>0.903229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>
          <table:table-cell office:value-type="float" office:value="90424" calcext:value-type="float">
            <text:p>90424</text:p>
          </table:table-cell>
          <table:table-cell office:value-type="float" office:value="0.997774" calcext:value-type="float">
            <text:p>0.997774</text:p>
          </table:table-cell>
          <table:table-cell office:value-type="float" office:value="0.903289" calcext:value-type="float">
            <text:p>0.903289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423" calcext:value-type="float">
            <text:p>90423</text:p>
          </table:table-cell>
          <table:table-cell office:value-type="float" office:value="0.997679" calcext:value-type="float">
            <text:p>0.997679</text:p>
          </table:table-cell>
          <table:table-cell office:value-type="float" office:value="0.903349" calcext:value-type="float">
            <text:p>0.903349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90422" calcext:value-type="float">
            <text:p>90422</text:p>
          </table:table-cell>
          <table:table-cell office:value-type="float" office:value="0.997593" calcext:value-type="float">
            <text:p>0.997593</text:p>
          </table:table-cell>
          <table:table-cell office:value-type="float" office:value="0.90341" calcext:value-type="float">
            <text:p>0.90341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90421" calcext:value-type="float">
            <text:p>90421</text:p>
          </table:table-cell>
          <table:table-cell office:value-type="float" office:value="0.997507" calcext:value-type="float">
            <text:p>0.997507</text:p>
          </table:table-cell>
          <table:table-cell office:value-type="float" office:value="0.90347" calcext:value-type="float">
            <text:p>0.90347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90420" calcext:value-type="float">
            <text:p>90420</text:p>
          </table:table-cell>
          <table:table-cell office:value-type="float" office:value="0.997436" calcext:value-type="float">
            <text:p>0.997436</text:p>
          </table:table-cell>
          <table:table-cell office:value-type="float" office:value="0.90353" calcext:value-type="float">
            <text:p>0.90353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419" calcext:value-type="float">
            <text:p>90419</text:p>
          </table:table-cell>
          <table:table-cell office:value-type="float" office:value="0.997433" calcext:value-type="float">
            <text:p>0.997433</text:p>
          </table:table-cell>
          <table:table-cell office:value-type="float" office:value="0.90359" calcext:value-type="float">
            <text:p>0.90359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418" calcext:value-type="float">
            <text:p>90418</text:p>
          </table:table-cell>
          <table:table-cell office:value-type="float" office:value="0.997372" calcext:value-type="float">
            <text:p>0.997372</text:p>
          </table:table-cell>
          <table:table-cell office:value-type="float" office:value="0.903651" calcext:value-type="float">
            <text:p>0.903651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417" calcext:value-type="float">
            <text:p>90417</text:p>
          </table:table-cell>
          <table:table-cell office:value-type="float" office:value="0.997352" calcext:value-type="float">
            <text:p>0.997352</text:p>
          </table:table-cell>
          <table:table-cell office:value-type="float" office:value="0.903711" calcext:value-type="float">
            <text:p>0.903711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416" calcext:value-type="float">
            <text:p>90416</text:p>
          </table:table-cell>
          <table:table-cell office:value-type="float" office:value="0.99724" calcext:value-type="float">
            <text:p>0.99724</text:p>
          </table:table-cell>
          <table:table-cell office:value-type="float" office:value="0.903762" calcext:value-type="float">
            <text:p>0.903762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90415" calcext:value-type="float">
            <text:p>90415</text:p>
          </table:table-cell>
          <table:table-cell office:value-type="float" office:value="0.997189" calcext:value-type="float">
            <text:p>0.997189</text:p>
          </table:table-cell>
          <table:table-cell office:value-type="float" office:value="0.903814" calcext:value-type="float">
            <text:p>0.903814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414" calcext:value-type="float">
            <text:p>90414</text:p>
          </table:table-cell>
          <table:table-cell office:value-type="float" office:value="0.997103" calcext:value-type="float">
            <text:p>0.997103</text:p>
          </table:table-cell>
          <table:table-cell office:value-type="float" office:value="0.903866" calcext:value-type="float">
            <text:p>0.903866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90413" calcext:value-type="float">
            <text:p>90413</text:p>
          </table:table-cell>
          <table:table-cell office:value-type="float" office:value="0.997048" calcext:value-type="float">
            <text:p>0.997048</text:p>
          </table:table-cell>
          <table:table-cell office:value-type="float" office:value="0.903917" calcext:value-type="float">
            <text:p>0.903917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90412" calcext:value-type="float">
            <text:p>90412</text:p>
          </table:table-cell>
          <table:table-cell office:value-type="float" office:value="0.997022" calcext:value-type="float">
            <text:p>0.997022</text:p>
          </table:table-cell>
          <table:table-cell office:value-type="float" office:value="0.903969" calcext:value-type="float">
            <text:p>0.903969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90411" calcext:value-type="float">
            <text:p>90411</text:p>
          </table:table-cell>
          <table:table-cell office:value-type="float" office:value="0.997008" calcext:value-type="float">
            <text:p>0.997008</text:p>
          </table:table-cell>
          <table:table-cell office:value-type="float" office:value="0.904021" calcext:value-type="float">
            <text:p>0.904021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90410" calcext:value-type="float">
            <text:p>90410</text:p>
          </table:table-cell>
          <table:table-cell office:value-type="float" office:value="0.996876" calcext:value-type="float">
            <text:p>0.996876</text:p>
          </table:table-cell>
          <table:table-cell office:value-type="float" office:value="0.904072" calcext:value-type="float">
            <text:p>0.904072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90409" calcext:value-type="float">
            <text:p>90409</text:p>
          </table:table-cell>
          <table:table-cell office:value-type="float" office:value="0.996724" calcext:value-type="float">
            <text:p>0.996724</text:p>
          </table:table-cell>
          <table:table-cell office:value-type="float" office:value="0.904124" calcext:value-type="float">
            <text:p>0.904124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408" calcext:value-type="float">
            <text:p>90408</text:p>
          </table:table-cell>
          <table:table-cell office:value-type="float" office:value="0.996629" calcext:value-type="float">
            <text:p>0.996629</text:p>
          </table:table-cell>
          <table:table-cell office:value-type="float" office:value="0.904175" calcext:value-type="float">
            <text:p>0.904175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90407" calcext:value-type="float">
            <text:p>90407</text:p>
          </table:table-cell>
          <table:table-cell office:value-type="float" office:value="0.996609" calcext:value-type="float">
            <text:p>0.996609</text:p>
          </table:table-cell>
          <table:table-cell office:value-type="float" office:value="0.904227" calcext:value-type="float">
            <text:p>0.904227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2">
          <table:table-cell office:value-type="float" office:value="90406" calcext:value-type="float">
            <text:p>90406</text:p>
          </table:table-cell>
          <table:table-cell office:value-type="float" office:value="0.996581" calcext:value-type="float">
            <text:p>0.996581</text:p>
          </table:table-cell>
          <table:table-cell office:value-type="float" office:value="0.904279" calcext:value-type="float">
            <text:p>0.904279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90405" calcext:value-type="float">
            <text:p>90405</text:p>
          </table:table-cell>
          <table:table-cell office:value-type="float" office:value="0.996526" calcext:value-type="float">
            <text:p>0.996526</text:p>
          </table:table-cell>
          <table:table-cell office:value-type="float" office:value="0.90433" calcext:value-type="float">
            <text:p>0.90433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2">
          <table:table-cell office:value-type="float" office:value="90404" calcext:value-type="float">
            <text:p>90404</text:p>
          </table:table-cell>
          <table:table-cell office:value-type="float" office:value="0.996506" calcext:value-type="float">
            <text:p>0.996506</text:p>
          </table:table-cell>
          <table:table-cell office:value-type="float" office:value="0.904382" calcext:value-type="float">
            <text:p>0.904382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2">
          <table:table-cell office:value-type="float" office:value="90403" calcext:value-type="float">
            <text:p>90403</text:p>
          </table:table-cell>
          <table:table-cell office:value-type="float" office:value="0.996492" calcext:value-type="float">
            <text:p>0.996492</text:p>
          </table:table-cell>
          <table:table-cell office:value-type="float" office:value="0.904434" calcext:value-type="float">
            <text:p>0.904434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90402" calcext:value-type="float">
            <text:p>90402</text:p>
          </table:table-cell>
          <table:table-cell office:value-type="float" office:value="0.996446" calcext:value-type="float">
            <text:p>0.996446</text:p>
          </table:table-cell>
          <table:table-cell office:value-type="float" office:value="0.904485" calcext:value-type="float">
            <text:p>0.904485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90401" calcext:value-type="float">
            <text:p>90401</text:p>
          </table:table-cell>
          <table:table-cell office:value-type="float" office:value="0.996423" calcext:value-type="float">
            <text:p>0.996423</text:p>
          </table:table-cell>
          <table:table-cell office:value-type="float" office:value="0.904537" calcext:value-type="float">
            <text:p>0.904537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0.996271" calcext:value-type="float">
            <text:p>0.996271</text:p>
          </table:table-cell>
          <table:table-cell office:value-type="float" office:value="0.904589" calcext:value-type="float">
            <text:p>0.904589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399" calcext:value-type="float">
            <text:p>90399</text:p>
          </table:table-cell>
          <table:table-cell office:value-type="float" office:value="0.996248" calcext:value-type="float">
            <text:p>0.996248</text:p>
          </table:table-cell>
          <table:table-cell office:value-type="float" office:value="0.904632" calcext:value-type="float">
            <text:p>0.904632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90398" calcext:value-type="float">
            <text:p>90398</text:p>
          </table:table-cell>
          <table:table-cell office:value-type="float" office:value="0.996168" calcext:value-type="float">
            <text:p>0.996168</text:p>
          </table:table-cell>
          <table:table-cell office:value-type="float" office:value="0.904675" calcext:value-type="float">
            <text:p>0.904675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2">
          <table:table-cell office:value-type="float" office:value="90397" calcext:value-type="float">
            <text:p>90397</text:p>
          </table:table-cell>
          <table:table-cell office:value-type="float" office:value="0.99613" calcext:value-type="float">
            <text:p>0.99613</text:p>
          </table:table-cell>
          <table:table-cell office:value-type="float" office:value="0.904718" calcext:value-type="float">
            <text:p>0.904718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96" calcext:value-type="float">
            <text:p>90396</text:p>
          </table:table-cell>
          <table:table-cell office:value-type="float" office:value="0.996099" calcext:value-type="float">
            <text:p>0.996099</text:p>
          </table:table-cell>
          <table:table-cell office:value-type="float" office:value="0.904761" calcext:value-type="float">
            <text:p>0.904761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90395" calcext:value-type="float">
            <text:p>90395</text:p>
          </table:table-cell>
          <table:table-cell office:value-type="float" office:value="0.996096" calcext:value-type="float">
            <text:p>0.996096</text:p>
          </table:table-cell>
          <table:table-cell office:value-type="float" office:value="0.904804" calcext:value-type="float">
            <text:p>0.904804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90394" calcext:value-type="float">
            <text:p>90394</text:p>
          </table:table-cell>
          <table:table-cell office:value-type="float" office:value="0.996059" calcext:value-type="float">
            <text:p>0.996059</text:p>
          </table:table-cell>
          <table:table-cell office:value-type="float" office:value="0.904847" calcext:value-type="float">
            <text:p>0.904847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90393" calcext:value-type="float">
            <text:p>90393</text:p>
          </table:table-cell>
          <table:table-cell office:value-type="float" office:value="0.995952" calcext:value-type="float">
            <text:p>0.995952</text:p>
          </table:table-cell>
          <table:table-cell office:value-type="float" office:value="0.90489" calcext:value-type="float">
            <text:p>0.90489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90392" calcext:value-type="float">
            <text:p>90392</text:p>
          </table:table-cell>
          <table:table-cell office:value-type="float" office:value="0.995775" calcext:value-type="float">
            <text:p>0.995775</text:p>
          </table:table-cell>
          <table:table-cell office:value-type="float" office:value="0.904933" calcext:value-type="float">
            <text:p>0.904933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90391" calcext:value-type="float">
            <text:p>90391</text:p>
          </table:table-cell>
          <table:table-cell office:value-type="float" office:value="0.995749" calcext:value-type="float">
            <text:p>0.995749</text:p>
          </table:table-cell>
          <table:table-cell office:value-type="float" office:value="0.904976" calcext:value-type="float">
            <text:p>0.904976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90390" calcext:value-type="float">
            <text:p>90390</text:p>
          </table:table-cell>
          <table:table-cell office:value-type="float" office:value="0.995726" calcext:value-type="float">
            <text:p>0.995726</text:p>
          </table:table-cell>
          <table:table-cell office:value-type="float" office:value="0.905019" calcext:value-type="float">
            <text:p>0.905019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90389" calcext:value-type="float">
            <text:p>90389</text:p>
          </table:table-cell>
          <table:table-cell office:value-type="float" office:value="0.995666" calcext:value-type="float">
            <text:p>0.995666</text:p>
          </table:table-cell>
          <table:table-cell office:value-type="float" office:value="0.905062" calcext:value-type="float">
            <text:p>0.905062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90388" calcext:value-type="float">
            <text:p>90388</text:p>
          </table:table-cell>
          <table:table-cell office:value-type="float" office:value="0.995608" calcext:value-type="float">
            <text:p>0.995608</text:p>
          </table:table-cell>
          <table:table-cell office:value-type="float" office:value="0.905105" calcext:value-type="float">
            <text:p>0.905105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90387" calcext:value-type="float">
            <text:p>90387</text:p>
          </table:table-cell>
          <table:table-cell office:value-type="float" office:value="0.995574" calcext:value-type="float">
            <text:p>0.995574</text:p>
          </table:table-cell>
          <table:table-cell office:value-type="float" office:value="0.905148" calcext:value-type="float">
            <text:p>0.905148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90386" calcext:value-type="float">
            <text:p>90386</text:p>
          </table:table-cell>
          <table:table-cell office:value-type="float" office:value="0.995516" calcext:value-type="float">
            <text:p>0.995516</text:p>
          </table:table-cell>
          <table:table-cell office:value-type="float" office:value="0.905191" calcext:value-type="float">
            <text:p>0.905191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90385" calcext:value-type="float">
            <text:p>90385</text:p>
          </table:table-cell>
          <table:table-cell office:value-type="float" office:value="0.995499" calcext:value-type="float">
            <text:p>0.995499</text:p>
          </table:table-cell>
          <table:table-cell office:value-type="float" office:value="0.905234" calcext:value-type="float">
            <text:p>0.905234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90384" calcext:value-type="float">
            <text:p>90384</text:p>
          </table:table-cell>
          <table:table-cell office:value-type="float" office:value="0.995496" calcext:value-type="float">
            <text:p>0.995496</text:p>
          </table:table-cell>
          <table:table-cell office:value-type="float" office:value="0.905277" calcext:value-type="float">
            <text:p>0.905277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90383" calcext:value-type="float">
            <text:p>90383</text:p>
          </table:table-cell>
          <table:table-cell office:value-type="float" office:value="0.995471" calcext:value-type="float">
            <text:p>0.995471</text:p>
          </table:table-cell>
          <table:table-cell office:value-type="float" office:value="0.90532" calcext:value-type="float">
            <text:p>0.90532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90382" calcext:value-type="float">
            <text:p>90382</text:p>
          </table:table-cell>
          <table:table-cell office:value-type="float" office:value="0.995459" calcext:value-type="float">
            <text:p>0.995459</text:p>
          </table:table-cell>
          <table:table-cell office:value-type="float" office:value="0.905363" calcext:value-type="float">
            <text:p>0.905363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90381" calcext:value-type="float">
            <text:p>90381</text:p>
          </table:table-cell>
          <table:table-cell office:value-type="float" office:value="0.995413" calcext:value-type="float">
            <text:p>0.99541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90380" calcext:value-type="float">
            <text:p>90380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0.905441" calcext:value-type="float">
            <text:p>0.905441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90379" calcext:value-type="float">
            <text:p>90379</text:p>
          </table:table-cell>
          <table:table-cell office:value-type="float" office:value="0.995379" calcext:value-type="float">
            <text:p>0.995379</text:p>
          </table:table-cell>
          <table:table-cell office:value-type="float" office:value="0.905475" calcext:value-type="float">
            <text:p>0.905475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90378" calcext:value-type="float">
            <text:p>90378</text:p>
          </table:table-cell>
          <table:table-cell office:value-type="float" office:value="0.995359" calcext:value-type="float">
            <text:p>0.995359</text:p>
          </table:table-cell>
          <table:table-cell office:value-type="float" office:value="0.905509" calcext:value-type="float">
            <text:p>0.905509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90377" calcext:value-type="float">
            <text:p>90377</text:p>
          </table:table-cell>
          <table:table-cell office:value-type="float" office:value="0.995356" calcext:value-type="float">
            <text:p>0.995356</text:p>
          </table:table-cell>
          <table:table-cell office:value-type="float" office:value="0.905544" calcext:value-type="float">
            <text:p>0.905544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90376" calcext:value-type="float">
            <text:p>90376</text:p>
          </table:table-cell>
          <table:table-cell office:value-type="float" office:value="0.995344" calcext:value-type="float">
            <text:p>0.995344</text:p>
          </table:table-cell>
          <table:table-cell office:value-type="float" office:value="0.905578" calcext:value-type="float">
            <text:p>0.905578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90375" calcext:value-type="float">
            <text:p>90375</text:p>
          </table:table-cell>
          <table:table-cell office:value-type="float" office:value="0.995327" calcext:value-type="float">
            <text:p>0.995327</text:p>
          </table:table-cell>
          <table:table-cell office:value-type="float" office:value="0.905613" calcext:value-type="float">
            <text:p>0.905613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90374" calcext:value-type="float">
            <text:p>90374</text:p>
          </table:table-cell>
          <table:table-cell office:value-type="float" office:value="0.995083" calcext:value-type="float">
            <text:p>0.995083</text:p>
          </table:table-cell>
          <table:table-cell office:value-type="float" office:value="0.905647" calcext:value-type="float">
            <text:p>0.905647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90373" calcext:value-type="float">
            <text:p>90373</text:p>
          </table:table-cell>
          <table:table-cell office:value-type="float" office:value="0.995069" calcext:value-type="float">
            <text:p>0.995069</text:p>
          </table:table-cell>
          <table:table-cell office:value-type="float" office:value="0.905681" calcext:value-type="float">
            <text:p>0.905681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90372" calcext:value-type="float">
            <text:p>90372</text:p>
          </table:table-cell>
          <table:table-cell office:value-type="float" office:value="0.995043" calcext:value-type="float">
            <text:p>0.995043</text:p>
          </table:table-cell>
          <table:table-cell office:value-type="float" office:value="0.905716" calcext:value-type="float">
            <text:p>0.905716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90371" calcext:value-type="float">
            <text:p>90371</text:p>
          </table:table-cell>
          <table:table-cell office:value-type="float" office:value="0.994989" calcext:value-type="float">
            <text:p>0.994989</text:p>
          </table:table-cell>
          <table:table-cell office:value-type="float" office:value="0.90575" calcext:value-type="float">
            <text:p>0.90575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90370" calcext:value-type="float">
            <text:p>90370</text:p>
          </table:table-cell>
          <table:table-cell office:value-type="float" office:value="0.994926" calcext:value-type="float">
            <text:p>0.994926</text:p>
          </table:table-cell>
          <table:table-cell office:value-type="float" office:value="0.905785" calcext:value-type="float">
            <text:p>0.905785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369" calcext:value-type="float">
            <text:p>90369</text:p>
          </table:table-cell>
          <table:table-cell office:value-type="float" office:value="0.994865" calcext:value-type="float">
            <text:p>0.994865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368" calcext:value-type="float">
            <text:p>90368</text:p>
          </table:table-cell>
          <table:table-cell office:value-type="float" office:value="0.99486" calcext:value-type="float">
            <text:p>0.99486</text:p>
          </table:table-cell>
          <table:table-cell office:value-type="float" office:value="0.905854" calcext:value-type="float">
            <text:p>0.905854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367" calcext:value-type="float">
            <text:p>90367</text:p>
          </table:table-cell>
          <table:table-cell office:value-type="float" office:value="0.994819" calcext:value-type="float">
            <text:p>0.994819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366" calcext:value-type="float">
            <text:p>90366</text:p>
          </table:table-cell>
          <table:table-cell office:value-type="float" office:value="0.994817" calcext:value-type="float">
            <text:p>0.994817</text:p>
          </table:table-cell>
          <table:table-cell office:value-type="float" office:value="0.905922" calcext:value-type="float">
            <text:p>0.905922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365" calcext:value-type="float">
            <text:p>90365</text:p>
          </table:table-cell>
          <table:table-cell office:value-type="float" office:value="0.994799" calcext:value-type="float">
            <text:p>0.994799</text:p>
          </table:table-cell>
          <table:table-cell office:value-type="float" office:value="0.905957" calcext:value-type="float">
            <text:p>0.905957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90364" calcext:value-type="float">
            <text:p>90364</text:p>
          </table:table-cell>
          <table:table-cell office:value-type="float" office:value="0.994794" calcext:value-type="float">
            <text:p>0.994794</text:p>
          </table:table-cell>
          <table:table-cell office:value-type="float" office:value="0.905991" calcext:value-type="float">
            <text:p>0.905991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363" calcext:value-type="float">
            <text:p>90363</text:p>
          </table:table-cell>
          <table:table-cell office:value-type="float" office:value="0.994782" calcext:value-type="float">
            <text:p>0.994782</text:p>
          </table:table-cell>
          <table:table-cell office:value-type="float" office:value="0.906026" calcext:value-type="float">
            <text:p>0.906026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62" calcext:value-type="float">
            <text:p>90362</text:p>
          </table:table-cell>
          <table:table-cell office:value-type="float" office:value="0.994779" calcext:value-type="float">
            <text:p>0.994779</text:p>
          </table:table-cell>
          <table:table-cell office:value-type="float" office:value="0.90606" calcext:value-type="float">
            <text:p>0.90606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61" calcext:value-type="float">
            <text:p>90361</text:p>
          </table:table-cell>
          <table:table-cell office:value-type="float" office:value="0.994748" calcext:value-type="float">
            <text:p>0.994748</text:p>
          </table:table-cell>
          <table:table-cell office:value-type="float" office:value="0.906095" calcext:value-type="float">
            <text:p>0.906095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90360" calcext:value-type="float">
            <text:p>90360</text:p>
          </table:table-cell>
          <table:table-cell office:value-type="float" office:value="0.994702" calcext:value-type="float">
            <text:p>0.994702</text:p>
          </table:table-cell>
          <table:table-cell office:value-type="float" office:value="0.906129" calcext:value-type="float">
            <text:p>0.906129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59" calcext:value-type="float">
            <text:p>90359</text:p>
          </table:table-cell>
          <table:table-cell office:value-type="float" office:value="0.994699" calcext:value-type="float">
            <text:p>0.994699</text:p>
          </table:table-cell>
          <table:table-cell office:value-type="float" office:value="0.906163" calcext:value-type="float">
            <text:p>0.906163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90358" calcext:value-type="float">
            <text:p>90358</text:p>
          </table:table-cell>
          <table:table-cell office:value-type="float" office:value="0.994696" calcext:value-type="float">
            <text:p>0.994696</text:p>
          </table:table-cell>
          <table:table-cell office:value-type="float" office:value="0.906198" calcext:value-type="float">
            <text:p>0.906198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57" calcext:value-type="float">
            <text:p>90357</text:p>
          </table:table-cell>
          <table:table-cell office:value-type="float" office:value="0.99467" calcext:value-type="float">
            <text:p>0.99467</text:p>
          </table:table-cell>
          <table:table-cell office:value-type="float" office:value="0.906232" calcext:value-type="float">
            <text:p>0.906232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90356" calcext:value-type="float">
            <text:p>90356</text:p>
          </table:table-cell>
          <table:table-cell office:value-type="float" office:value="0.994664" calcext:value-type="float">
            <text:p>0.994664</text:p>
          </table:table-cell>
          <table:table-cell office:value-type="float" office:value="0.906267" calcext:value-type="float">
            <text:p>0.906267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55" calcext:value-type="float">
            <text:p>90355</text:p>
          </table:table-cell>
          <table:table-cell office:value-type="float" office:value="0.994504" calcext:value-type="float">
            <text:p>0.994504</text:p>
          </table:table-cell>
          <table:table-cell office:value-type="float" office:value="0.906301" calcext:value-type="float">
            <text:p>0.906301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54" calcext:value-type="float">
            <text:p>90354</text:p>
          </table:table-cell>
          <table:table-cell office:value-type="float" office:value="0.994495" calcext:value-type="float">
            <text:p>0.994495</text:p>
          </table:table-cell>
          <table:table-cell office:value-type="float" office:value="0.906336" calcext:value-type="float">
            <text:p>0.906336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90353" calcext:value-type="float">
            <text:p>90353</text:p>
          </table:table-cell>
          <table:table-cell office:value-type="float" office:value="0.994472" calcext:value-type="float">
            <text:p>0.994472</text:p>
          </table:table-cell>
          <table:table-cell office:value-type="float" office:value="0.90637" calcext:value-type="float">
            <text:p>0.90637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90352" calcext:value-type="float">
            <text:p>90352</text:p>
          </table:table-cell>
          <table:table-cell office:value-type="float" office:value="0.994401" calcext:value-type="float">
            <text:p>0.994401</text:p>
          </table:table-cell>
          <table:table-cell office:value-type="float" office:value="0.906404" calcext:value-type="float">
            <text:p>0.906404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51" calcext:value-type="float">
            <text:p>90351</text:p>
          </table:table-cell>
          <table:table-cell office:value-type="float" office:value="0.994329" calcext:value-type="float">
            <text:p>0.994329</text:p>
          </table:table-cell>
          <table:table-cell office:value-type="float" office:value="0.906439" calcext:value-type="float">
            <text:p>0.906439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350" calcext:value-type="float">
            <text:p>90350</text:p>
          </table:table-cell>
          <table:table-cell office:value-type="float" office:value="0.994271" calcext:value-type="float">
            <text:p>0.994271</text:p>
          </table:table-cell>
          <table:table-cell office:value-type="float" office:value="0.906473" calcext:value-type="float">
            <text:p>0.906473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90349" calcext:value-type="float">
            <text:p>90349</text:p>
          </table:table-cell>
          <table:table-cell office:value-type="float" office:value="0.994171" calcext:value-type="float">
            <text:p>0.994171</text:p>
          </table:table-cell>
          <table:table-cell office:value-type="float" office:value="0.906508" calcext:value-type="float">
            <text:p>0.906508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348" calcext:value-type="float">
            <text:p>90348</text:p>
          </table:table-cell>
          <table:table-cell office:value-type="float" office:value="0.994108" calcext:value-type="float">
            <text:p>0.994108</text:p>
          </table:table-cell>
          <table:table-cell office:value-type="float" office:value="0.906542" calcext:value-type="float">
            <text:p>0.906542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347" calcext:value-type="float">
            <text:p>90347</text:p>
          </table:table-cell>
          <table:table-cell office:value-type="float" office:value="0.993999" calcext:value-type="float">
            <text:p>0.993999</text:p>
          </table:table-cell>
          <table:table-cell office:value-type="float" office:value="0.906576" calcext:value-type="float">
            <text:p>0.906576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346" calcext:value-type="float">
            <text:p>90346</text:p>
          </table:table-cell>
          <table:table-cell office:value-type="float" office:value="0.993965" calcext:value-type="float">
            <text:p>0.993965</text:p>
          </table:table-cell>
          <table:table-cell office:value-type="float" office:value="0.906611" calcext:value-type="float">
            <text:p>0.906611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45" calcext:value-type="float">
            <text:p>90345</text:p>
          </table:table-cell>
          <table:table-cell office:value-type="float" office:value="0.993867" calcext:value-type="float">
            <text:p>0.993867</text:p>
          </table:table-cell>
          <table:table-cell office:value-type="float" office:value="0.906645" calcext:value-type="float">
            <text:p>0.906645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344" calcext:value-type="float">
            <text:p>90344</text:p>
          </table:table-cell>
          <table:table-cell office:value-type="float" office:value="0.993864" calcext:value-type="float">
            <text:p>0.993864</text:p>
          </table:table-cell>
          <table:table-cell office:value-type="float" office:value="0.90668" calcext:value-type="float">
            <text:p>0.90668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90343" calcext:value-type="float">
            <text:p>90343</text:p>
          </table:table-cell>
          <table:table-cell office:value-type="float" office:value="0.993861" calcext:value-type="float">
            <text:p>0.993861</text:p>
          </table:table-cell>
          <table:table-cell office:value-type="float" office:value="0.906714" calcext:value-type="float">
            <text:p>0.906714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90342" calcext:value-type="float">
            <text:p>90342</text:p>
          </table:table-cell>
          <table:table-cell office:value-type="float" office:value="0.993758" calcext:value-type="float">
            <text:p>0.993758</text:p>
          </table:table-cell>
          <table:table-cell office:value-type="float" office:value="0.906749" calcext:value-type="float">
            <text:p>0.906749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341" calcext:value-type="float">
            <text:p>90341</text:p>
          </table:table-cell>
          <table:table-cell office:value-type="float" office:value="0.993709" calcext:value-type="float">
            <text:p>0.993709</text:p>
          </table:table-cell>
          <table:table-cell office:value-type="float" office:value="0.906783" calcext:value-type="float">
            <text:p>0.906783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340" calcext:value-type="float">
            <text:p>90340</text:p>
          </table:table-cell>
          <table:table-cell office:value-type="float" office:value="0.993706" calcext:value-type="float">
            <text:p>0.993706</text:p>
          </table:table-cell>
          <table:table-cell office:value-type="float" office:value="0.906817" calcext:value-type="float">
            <text:p>0.906817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339" calcext:value-type="float">
            <text:p>90339</text:p>
          </table:table-cell>
          <table:table-cell office:value-type="float" office:value="0.993592" calcext:value-type="float">
            <text:p>0.993592</text:p>
          </table:table-cell>
          <table:table-cell office:value-type="float" office:value="0.906852" calcext:value-type="float">
            <text:p>0.906852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338" calcext:value-type="float">
            <text:p>90338</text:p>
          </table:table-cell>
          <table:table-cell office:value-type="float" office:value="0.993543" calcext:value-type="float">
            <text:p>0.993543</text:p>
          </table:table-cell>
          <table:table-cell office:value-type="float" office:value="0.906886" calcext:value-type="float">
            <text:p>0.906886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337" calcext:value-type="float">
            <text:p>90337</text:p>
          </table:table-cell>
          <table:table-cell office:value-type="float" office:value="0.993511" calcext:value-type="float">
            <text:p>0.993511</text:p>
          </table:table-cell>
          <table:table-cell office:value-type="float" office:value="0.906921" calcext:value-type="float">
            <text:p>0.906921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336" calcext:value-type="float">
            <text:p>90336</text:p>
          </table:table-cell>
          <table:table-cell office:value-type="float" office:value="0.993471" calcext:value-type="float">
            <text:p>0.993471</text:p>
          </table:table-cell>
          <table:table-cell office:value-type="float" office:value="0.906955" calcext:value-type="float">
            <text:p>0.906955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90335" calcext:value-type="float">
            <text:p>90335</text:p>
          </table:table-cell>
          <table:table-cell office:value-type="float" office:value="0.993417" calcext:value-type="float">
            <text:p>0.993417</text:p>
          </table:table-cell>
          <table:table-cell office:value-type="float" office:value="0.90699" calcext:value-type="float">
            <text:p>0.90699</text:p>
          </table:table-cell>
          <table:table-cell office:value-type="float" office:value="0.903066" calcext:value-type="float">
            <text:p>0.903066</text:p>
          </table:table-cell>
        </table:table-row>
        <table:table-row table:style-name="ro1">
          <table:table-cell office:value-type="float" office:value="90334" calcext:value-type="float">
            <text:p>90334</text:p>
          </table:table-cell>
          <table:table-cell office:value-type="float" office:value="0.993388" calcext:value-type="float">
            <text:p>0.993388</text:p>
          </table:table-cell>
          <table:table-cell office:value-type="float" office:value="0.907024" calcext:value-type="float">
            <text:p>0.907024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90333" calcext:value-type="float">
            <text:p>90333</text:p>
          </table:table-cell>
          <table:table-cell office:value-type="float" office:value="0.993376" calcext:value-type="float">
            <text:p>0.993376</text:p>
          </table:table-cell>
          <table:table-cell office:value-type="float" office:value="0.907058" calcext:value-type="float">
            <text:p>0.907058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90332" calcext:value-type="float">
            <text:p>90332</text:p>
          </table:table-cell>
          <table:table-cell office:value-type="float" office:value="0.993356" calcext:value-type="float">
            <text:p>0.993356</text:p>
          </table:table-cell>
          <table:table-cell office:value-type="float" office:value="0.907093" calcext:value-type="float">
            <text:p>0.907093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90331" calcext:value-type="float">
            <text:p>90331</text:p>
          </table:table-cell>
          <table:table-cell office:value-type="float" office:value="0.993299" calcext:value-type="float">
            <text:p>0.993299</text:p>
          </table:table-cell>
          <table:table-cell office:value-type="float" office:value="0.907127" calcext:value-type="float">
            <text:p>0.907127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90330" calcext:value-type="float">
            <text:p>90330</text:p>
          </table:table-cell>
          <table:table-cell office:value-type="float" office:value="0.993265" calcext:value-type="float">
            <text:p>0.993265</text:p>
          </table:table-cell>
          <table:table-cell office:value-type="float" office:value="0.907162" calcext:value-type="float">
            <text:p>0.907162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90329" calcext:value-type="float">
            <text:p>90329</text:p>
          </table:table-cell>
          <table:table-cell office:value-type="float" office:value="0.993256" calcext:value-type="float">
            <text:p>0.993256</text:p>
          </table:table-cell>
          <table:table-cell office:value-type="float" office:value="0.907196" calcext:value-type="float">
            <text:p>0.907196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90328" calcext:value-type="float">
            <text:p>90328</text:p>
          </table:table-cell>
          <table:table-cell office:value-type="float" office:value="0.99311" calcext:value-type="float">
            <text:p>0.99311</text:p>
          </table:table-cell>
          <table:table-cell office:value-type="float" office:value="0.907231" calcext:value-type="float">
            <text:p>0.907231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90327" calcext:value-type="float">
            <text:p>90327</text:p>
          </table:table-cell>
          <table:table-cell office:value-type="float" office:value="0.993107" calcext:value-type="float">
            <text:p>0.993107</text:p>
          </table:table-cell>
          <table:table-cell office:value-type="float" office:value="0.907265" calcext:value-type="float">
            <text:p>0.907265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90326" calcext:value-type="float">
            <text:p>90326</text:p>
          </table:table-cell>
          <table:table-cell office:value-type="float" office:value="0.993084" calcext:value-type="float">
            <text:p>0.993084</text:p>
          </table:table-cell>
          <table:table-cell office:value-type="float" office:value="0.907299" calcext:value-type="float">
            <text:p>0.907299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90325" calcext:value-type="float">
            <text:p>90325</text:p>
          </table:table-cell>
          <table:table-cell office:value-type="float" office:value="0.993044" calcext:value-type="float">
            <text:p>0.993044</text:p>
          </table:table-cell>
          <table:table-cell office:value-type="float" office:value="0.907334" calcext:value-type="float">
            <text:p>0.907334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90324" calcext:value-type="float">
            <text:p>90324</text:p>
          </table:table-cell>
          <table:table-cell office:value-type="float" office:value="0.993024" calcext:value-type="float">
            <text:p>0.993024</text:p>
          </table:table-cell>
          <table:table-cell office:value-type="float" office:value="0.907368" calcext:value-type="float">
            <text:p>0.907368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90323" calcext:value-type="float">
            <text:p>90323</text:p>
          </table:table-cell>
          <table:table-cell office:value-type="float" office:value="0.992998" calcext:value-type="float">
            <text:p>0.992998</text:p>
          </table:table-cell>
          <table:table-cell office:value-type="float" office:value="0.907403" calcext:value-type="float">
            <text:p>0.907403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90322" calcext:value-type="float">
            <text:p>90322</text:p>
          </table:table-cell>
          <table:table-cell office:value-type="float" office:value="0.992966" calcext:value-type="float">
            <text:p>0.992966</text:p>
          </table:table-cell>
          <table:table-cell office:value-type="float" office:value="0.907437" calcext:value-type="float">
            <text:p>0.907437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90321" calcext:value-type="float">
            <text:p>90321</text:p>
          </table:table-cell>
          <table:table-cell office:value-type="float" office:value="0.992897" calcext:value-type="float">
            <text:p>0.992897</text:p>
          </table:table-cell>
          <table:table-cell office:value-type="float" office:value="0.907471" calcext:value-type="float">
            <text:p>0.907471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90320" calcext:value-type="float">
            <text:p>90320</text:p>
          </table:table-cell>
          <table:table-cell office:value-type="float" office:value="0.992886" calcext:value-type="float">
            <text:p>0.992886</text:p>
          </table:table-cell>
          <table:table-cell office:value-type="float" office:value="0.907506" calcext:value-type="float">
            <text:p>0.907506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90319" calcext:value-type="float">
            <text:p>90319</text:p>
          </table:table-cell>
          <table:table-cell office:value-type="float" office:value="0.99288" calcext:value-type="float">
            <text:p>0.99288</text:p>
          </table:table-cell>
          <table:table-cell office:value-type="float" office:value="0.90754" calcext:value-type="float">
            <text:p>0.90754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float" office:value="0.992869" calcext:value-type="float">
            <text:p>0.992869</text:p>
          </table:table-cell>
          <table:table-cell office:value-type="float" office:value="0.907575" calcext:value-type="float">
            <text:p>0.907575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90317" calcext:value-type="float">
            <text:p>90317</text:p>
          </table:table-cell>
          <table:table-cell office:value-type="float" office:value="0.992852" calcext:value-type="float">
            <text:p>0.992852</text:p>
          </table:table-cell>
          <table:table-cell office:value-type="float" office:value="0.907609" calcext:value-type="float">
            <text:p>0.907609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90316" calcext:value-type="float">
            <text:p>90316</text:p>
          </table:table-cell>
          <table:table-cell office:value-type="float" office:value="0.992823" calcext:value-type="float">
            <text:p>0.992823</text:p>
          </table:table-cell>
          <table:table-cell office:value-type="float" office:value="0.907644" calcext:value-type="float">
            <text:p>0.907644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90315" calcext:value-type="float">
            <text:p>90315</text:p>
          </table:table-cell>
          <table:table-cell office:value-type="float" office:value="0.992803" calcext:value-type="float">
            <text:p>0.992803</text:p>
          </table:table-cell>
          <table:table-cell office:value-type="float" office:value="0.907678" calcext:value-type="float">
            <text:p>0.907678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90314" calcext:value-type="float">
            <text:p>90314</text:p>
          </table:table-cell>
          <table:table-cell office:value-type="float" office:value="0.992763" calcext:value-type="float">
            <text:p>0.992763</text:p>
          </table:table-cell>
          <table:table-cell office:value-type="float" office:value="0.907712" calcext:value-type="float">
            <text:p>0.907712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90313" calcext:value-type="float">
            <text:p>90313</text:p>
          </table:table-cell>
          <table:table-cell office:value-type="float" office:value="0.992714" calcext:value-type="float">
            <text:p>0.992714</text:p>
          </table:table-cell>
          <table:table-cell office:value-type="float" office:value="0.907747" calcext:value-type="float">
            <text:p>0.907747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90312" calcext:value-type="float">
            <text:p>90312</text:p>
          </table:table-cell>
          <table:table-cell office:value-type="float" office:value="0.992668" calcext:value-type="float">
            <text:p>0.992668</text:p>
          </table:table-cell>
          <table:table-cell office:value-type="float" office:value="0.907781" calcext:value-type="float">
            <text:p>0.907781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90311" calcext:value-type="float">
            <text:p>90311</text:p>
          </table:table-cell>
          <table:table-cell office:value-type="float" office:value="0.992545" calcext:value-type="float">
            <text:p>0.992545</text:p>
          </table:table-cell>
          <table:table-cell office:value-type="float" office:value="0.907816" calcext:value-type="float">
            <text:p>0.907816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90310" calcext:value-type="float">
            <text:p>90310</text:p>
          </table:table-cell>
          <table:table-cell office:value-type="float" office:value="0.992536" calcext:value-type="float">
            <text:p>0.992536</text:p>
          </table:table-cell>
          <table:table-cell office:value-type="float" office:value="0.90785" calcext:value-type="float">
            <text:p>0.90785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90309" calcext:value-type="float">
            <text:p>90309</text:p>
          </table:table-cell>
          <table:table-cell office:value-type="float" office:value="0.992504" calcext:value-type="float">
            <text:p>0.992504</text:p>
          </table:table-cell>
          <table:table-cell office:value-type="float" office:value="0.907885" calcext:value-type="float">
            <text:p>0.907885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90308" calcext:value-type="float">
            <text:p>90308</text:p>
          </table:table-cell>
          <table:table-cell office:value-type="float" office:value="0.992487" calcext:value-type="float">
            <text:p>0.992487</text:p>
          </table:table-cell>
          <table:table-cell office:value-type="float" office:value="0.907919" calcext:value-type="float">
            <text:p>0.907919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90307" calcext:value-type="float">
            <text:p>90307</text:p>
          </table:table-cell>
          <table:table-cell office:value-type="float" office:value="0.992464" calcext:value-type="float">
            <text:p>0.992464</text:p>
          </table:table-cell>
          <table:table-cell office:value-type="float" office:value="0.907953" calcext:value-type="float">
            <text:p>0.907953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306" calcext:value-type="float">
            <text:p>90306</text:p>
          </table:table-cell>
          <table:table-cell office:value-type="float" office:value="0.992436" calcext:value-type="float">
            <text:p>0.992436</text:p>
          </table:table-cell>
          <table:table-cell office:value-type="float" office:value="0.907979" calcext:value-type="float">
            <text:p>0.907979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305" calcext:value-type="float">
            <text:p>90305</text:p>
          </table:table-cell>
          <table:table-cell office:value-type="float" office:value="0.992424" calcext:value-type="float">
            <text:p>0.992424</text:p>
          </table:table-cell>
          <table:table-cell office:value-type="float" office:value="0.908005" calcext:value-type="float">
            <text:p>0.908005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304" calcext:value-type="float">
            <text:p>90304</text:p>
          </table:table-cell>
          <table:table-cell office:value-type="float" office:value="0.992393" calcext:value-type="float">
            <text:p>0.992393</text:p>
          </table:table-cell>
          <table:table-cell office:value-type="float" office:value="0.908031" calcext:value-type="float">
            <text:p>0.908031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90303" calcext:value-type="float">
            <text:p>90303</text:p>
          </table:table-cell>
          <table:table-cell office:value-type="float" office:value="0.992364" calcext:value-type="float">
            <text:p>0.992364</text:p>
          </table:table-cell>
          <table:table-cell office:value-type="float" office:value="0.908057" calcext:value-type="float">
            <text:p>0.908057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90302" calcext:value-type="float">
            <text:p>90302</text:p>
          </table:table-cell>
          <table:table-cell office:value-type="float" office:value="0.992304" calcext:value-type="float">
            <text:p>0.992304</text:p>
          </table:table-cell>
          <table:table-cell office:value-type="float" office:value="0.908082" calcext:value-type="float">
            <text:p>0.908082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90301" calcext:value-type="float">
            <text:p>90301</text:p>
          </table:table-cell>
          <table:table-cell office:value-type="float" office:value="0.992246" calcext:value-type="float">
            <text:p>0.992246</text:p>
          </table:table-cell>
          <table:table-cell office:value-type="float" office:value="0.908108" calcext:value-type="float">
            <text:p>0.908108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0.992241" calcext:value-type="float">
            <text:p>0.992241</text:p>
          </table:table-cell>
          <table:table-cell office:value-type="float" office:value="0.908134" calcext:value-type="float">
            <text:p>0.908134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299" calcext:value-type="float">
            <text:p>90299</text:p>
          </table:table-cell>
          <table:table-cell office:value-type="float" office:value="0.992218" calcext:value-type="float">
            <text:p>0.992218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90298" calcext:value-type="float">
            <text:p>90298</text:p>
          </table:table-cell>
          <table:table-cell office:value-type="float" office:value="0.992212" calcext:value-type="float">
            <text:p>0.992212</text:p>
          </table:table-cell>
          <table:table-cell office:value-type="float" office:value="0.908186" calcext:value-type="float">
            <text:p>0.908186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90297" calcext:value-type="float">
            <text:p>90297</text:p>
          </table:table-cell>
          <table:table-cell office:value-type="float" office:value="0.99218" calcext:value-type="float">
            <text:p>0.99218</text:p>
          </table:table-cell>
          <table:table-cell office:value-type="float" office:value="0.908212" calcext:value-type="float">
            <text:p>0.908212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296" calcext:value-type="float">
            <text:p>90296</text:p>
          </table:table-cell>
          <table:table-cell office:value-type="float" office:value="0.992152" calcext:value-type="float">
            <text:p>0.992152</text:p>
          </table:table-cell>
          <table:table-cell office:value-type="float" office:value="0.908237" calcext:value-type="float">
            <text:p>0.908237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295" calcext:value-type="float">
            <text:p>90295</text:p>
          </table:table-cell>
          <table:table-cell office:value-type="float" office:value="0.992103" calcext:value-type="float">
            <text:p>0.992103</text:p>
          </table:table-cell>
          <table:table-cell office:value-type="float" office:value="0.908263" calcext:value-type="float">
            <text:p>0.908263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294" calcext:value-type="float">
            <text:p>90294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08289" calcext:value-type="float">
            <text:p>0.908289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90293" calcext:value-type="float">
            <text:p>90293</text:p>
          </table:table-cell>
          <table:table-cell office:value-type="float" office:value="0.992091" calcext:value-type="float">
            <text:p>0.992091</text:p>
          </table:table-cell>
          <table:table-cell office:value-type="float" office:value="0.908315" calcext:value-type="float">
            <text:p>0.908315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292" calcext:value-type="float">
            <text:p>90292</text:p>
          </table:table-cell>
          <table:table-cell office:value-type="float" office:value="0.992054" calcext:value-type="float">
            <text:p>0.992054</text:p>
          </table:table-cell>
          <table:table-cell office:value-type="float" office:value="0.908341" calcext:value-type="float">
            <text:p>0.908341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291" calcext:value-type="float">
            <text:p>90291</text:p>
          </table:table-cell>
          <table:table-cell office:value-type="float" office:value="0.992045" calcext:value-type="float">
            <text:p>0.992045</text:p>
          </table:table-cell>
          <table:table-cell office:value-type="float" office:value="0.908366" calcext:value-type="float">
            <text:p>0.908366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290" calcext:value-type="float">
            <text:p>90290</text:p>
          </table:table-cell>
          <table:table-cell office:value-type="float" office:value="0.992031" calcext:value-type="float">
            <text:p>0.992031</text:p>
          </table:table-cell>
          <table:table-cell office:value-type="float" office:value="0.908392" calcext:value-type="float">
            <text:p>0.908392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289" calcext:value-type="float">
            <text:p>90289</text:p>
          </table:table-cell>
          <table:table-cell office:value-type="float" office:value="0.992011" calcext:value-type="float">
            <text:p>0.992011</text:p>
          </table:table-cell>
          <table:table-cell office:value-type="float" office:value="0.908418" calcext:value-type="float">
            <text:p>0.908418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90288" calcext:value-type="float">
            <text:p>90288</text:p>
          </table:table-cell>
          <table:table-cell office:value-type="float" office:value="0.991994" calcext:value-type="float">
            <text:p>0.991994</text:p>
          </table:table-cell>
          <table:table-cell office:value-type="float" office:value="0.908444" calcext:value-type="float">
            <text:p>0.908444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287" calcext:value-type="float">
            <text:p>90287</text:p>
          </table:table-cell>
          <table:table-cell office:value-type="float" office:value="0.991985" calcext:value-type="float">
            <text:p>0.991985</text:p>
          </table:table-cell>
          <table:table-cell office:value-type="float" office:value="0.90847" calcext:value-type="float">
            <text:p>0.90847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286" calcext:value-type="float">
            <text:p>90286</text:p>
          </table:table-cell>
          <table:table-cell office:value-type="float" office:value="0.991977" calcext:value-type="float">
            <text:p>0.991977</text:p>
          </table:table-cell>
          <table:table-cell office:value-type="float" office:value="0.908496" calcext:value-type="float">
            <text:p>0.908496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285" calcext:value-type="float">
            <text:p>90285</text:p>
          </table:table-cell>
          <table:table-cell office:value-type="float" office:value="0.991911" calcext:value-type="float">
            <text:p>0.991911</text:p>
          </table:table-cell>
          <table:table-cell office:value-type="float" office:value="0.908521" calcext:value-type="float">
            <text:p>0.908521</text:p>
          </table:table-cell>
          <table:table-cell office:value-type="float" office:value="0.902748" calcext:value-type="float">
            <text:p>0.902748</text:p>
          </table:table-cell>
        </table:table-row>
        <table:table-row table:style-name="ro1">
          <table:table-cell office:value-type="float" office:value="90284" calcext:value-type="float">
            <text:p>90284</text:p>
          </table:table-cell>
          <table:table-cell office:value-type="float" office:value="0.991905" calcext:value-type="float">
            <text:p>0.991905</text:p>
          </table:table-cell>
          <table:table-cell office:value-type="float" office:value="0.908547" calcext:value-type="float">
            <text:p>0.908547</text:p>
          </table:table-cell>
          <table:table-cell office:value-type="float" office:value="0.902748" calcext:value-type="float">
            <text:p>0.902748</text:p>
          </table:table-cell>
        </table:table-row>
        <table:table-row table:style-name="ro1">
          <table:table-cell office:value-type="float" office:value="90283" calcext:value-type="float">
            <text:p>90283</text:p>
          </table:table-cell>
          <table:table-cell office:value-type="float" office:value="0.991885" calcext:value-type="float">
            <text:p>0.991885</text:p>
          </table:table-cell>
          <table:table-cell office:value-type="float" office:value="0.908573" calcext:value-type="float">
            <text:p>0.908573</text:p>
          </table:table-cell>
          <table:table-cell office:value-type="float" office:value="0.902731" calcext:value-type="float">
            <text:p>0.902731</text:p>
          </table:table-cell>
        </table:table-row>
        <table:table-row table:style-name="ro1">
          <table:table-cell office:value-type="float" office:value="90282" calcext:value-type="float">
            <text:p>90282</text:p>
          </table:table-cell>
          <table:table-cell office:value-type="float" office:value="0.991876" calcext:value-type="float">
            <text:p>0.991876</text:p>
          </table:table-cell>
          <table:table-cell office:value-type="float" office:value="0.908599" calcext:value-type="float">
            <text:p>0.908599</text:p>
          </table:table-cell>
          <table:table-cell office:value-type="float" office:value="0.902731" calcext:value-type="float">
            <text:p>0.902731</text:p>
          </table:table-cell>
        </table:table-row>
        <table:table-row table:style-name="ro1">
          <table:table-cell office:value-type="float" office:value="90281" calcext:value-type="float">
            <text:p>90281</text:p>
          </table:table-cell>
          <table:table-cell office:value-type="float" office:value="0.99185" calcext:value-type="float">
            <text:p>0.99185</text:p>
          </table:table-cell>
          <table:table-cell office:value-type="float" office:value="0.908625" calcext:value-type="float">
            <text:p>0.908625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90280" calcext:value-type="float">
            <text:p>90280</text:p>
          </table:table-cell>
          <table:table-cell office:value-type="float" office:value="0.991833" calcext:value-type="float">
            <text:p>0.991833</text:p>
          </table:table-cell>
          <table:table-cell office:value-type="float" office:value="0.90865" calcext:value-type="float">
            <text:p>0.90865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279" calcext:value-type="float">
            <text:p>90279</text:p>
          </table:table-cell>
          <table:table-cell office:value-type="float" office:value="0.99181" calcext:value-type="float">
            <text:p>0.99181</text:p>
          </table:table-cell>
          <table:table-cell office:value-type="float" office:value="0.908676" calcext:value-type="float">
            <text:p>0.908676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278" calcext:value-type="float">
            <text:p>90278</text:p>
          </table:table-cell>
          <table:table-cell office:value-type="float" office:value="0.991776" calcext:value-type="float">
            <text:p>0.991776</text:p>
          </table:table-cell>
          <table:table-cell office:value-type="float" office:value="0.908702" calcext:value-type="float">
            <text:p>0.908702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90277" calcext:value-type="float">
            <text:p>90277</text:p>
          </table:table-cell>
          <table:table-cell office:value-type="float" office:value="0.991773" calcext:value-type="float">
            <text:p>0.991773</text:p>
          </table:table-cell>
          <table:table-cell office:value-type="float" office:value="0.908728" calcext:value-type="float">
            <text:p>0.908728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90276" calcext:value-type="float">
            <text:p>90276</text:p>
          </table:table-cell>
          <table:table-cell office:value-type="float" office:value="0.991698" calcext:value-type="float">
            <text:p>0.991698</text:p>
          </table:table-cell>
          <table:table-cell office:value-type="float" office:value="0.908754" calcext:value-type="float">
            <text:p>0.908754</text:p>
          </table:table-cell>
          <table:table-cell office:value-type="float" office:value="0.902731" calcext:value-type="float">
            <text:p>0.902731</text:p>
          </table:table-cell>
        </table:table-row>
        <table:table-row table:style-name="ro1">
          <table:table-cell office:value-type="float" office:value="90275" calcext:value-type="float">
            <text:p>90275</text:p>
          </table:table-cell>
          <table:table-cell office:value-type="float" office:value="0.991696" calcext:value-type="float">
            <text:p>0.991696</text:p>
          </table:table-cell>
          <table:table-cell office:value-type="float" office:value="0.90878" calcext:value-type="float">
            <text:p>0.90878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90274" calcext:value-type="float">
            <text:p>90274</text:p>
          </table:table-cell>
          <table:table-cell office:value-type="float" office:value="0.991687" calcext:value-type="float">
            <text:p>0.991687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273" calcext:value-type="float">
            <text:p>90273</text:p>
          </table:table-cell>
          <table:table-cell office:value-type="float" office:value="0.991664" calcext:value-type="float">
            <text:p>0.991664</text:p>
          </table:table-cell>
          <table:table-cell office:value-type="float" office:value="0.908831" calcext:value-type="float">
            <text:p>0.908831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272" calcext:value-type="float">
            <text:p>90272</text:p>
          </table:table-cell>
          <table:table-cell office:value-type="float" office:value="0.991644" calcext:value-type="float">
            <text:p>0.991644</text:p>
          </table:table-cell>
          <table:table-cell office:value-type="float" office:value="0.908857" calcext:value-type="float">
            <text:p>0.908857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271" calcext:value-type="float">
            <text:p>90271</text:p>
          </table:table-cell>
          <table:table-cell office:value-type="float" office:value="0.991627" calcext:value-type="float">
            <text:p>0.991627</text:p>
          </table:table-cell>
          <table:table-cell office:value-type="float" office:value="0.908883" calcext:value-type="float">
            <text:p>0.908883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270" calcext:value-type="float">
            <text:p>90270</text:p>
          </table:table-cell>
          <table:table-cell office:value-type="float" office:value="0.991566" calcext:value-type="float">
            <text:p>0.991566</text:p>
          </table:table-cell>
          <table:table-cell office:value-type="float" office:value="0.908909" calcext:value-type="float">
            <text:p>0.908909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90269" calcext:value-type="float">
            <text:p>90269</text:p>
          </table:table-cell>
          <table:table-cell office:value-type="float" office:value="0.991549" calcext:value-type="float">
            <text:p>0.991549</text:p>
          </table:table-cell>
          <table:table-cell office:value-type="float" office:value="0.908934" calcext:value-type="float">
            <text:p>0.908934</text:p>
          </table:table-cell>
          <table:table-cell office:value-type="float" office:value="0.902731" calcext:value-type="float">
            <text:p>0.902731</text:p>
          </table:table-cell>
        </table:table-row>
        <table:table-row table:style-name="ro1">
          <table:table-cell office:value-type="float" office:value="90268" calcext:value-type="float">
            <text:p>90268</text:p>
          </table:table-cell>
          <table:table-cell office:value-type="float" office:value="0.991363" calcext:value-type="float">
            <text:p>0.991363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267" calcext:value-type="float">
            <text:p>90267</text:p>
          </table:table-cell>
          <table:table-cell office:value-type="float" office:value="0.99134" calcext:value-type="float">
            <text:p>0.99134</text:p>
          </table:table-cell>
          <table:table-cell office:value-type="float" office:value="0.908986" calcext:value-type="float">
            <text:p>0.908986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266" calcext:value-type="float">
            <text:p>90266</text:p>
          </table:table-cell>
          <table:table-cell office:value-type="float" office:value="0.991305" calcext:value-type="float">
            <text:p>0.991305</text:p>
          </table:table-cell>
          <table:table-cell office:value-type="float" office:value="0.909012" calcext:value-type="float">
            <text:p>0.909012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90265" calcext:value-type="float">
            <text:p>90265</text:p>
          </table:table-cell>
          <table:table-cell office:value-type="float" office:value="0.991268" calcext:value-type="float">
            <text:p>0.991268</text:p>
          </table:table-cell>
          <table:table-cell office:value-type="float" office:value="0.909038" calcext:value-type="float">
            <text:p>0.909038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264" calcext:value-type="float">
            <text:p>90264</text:p>
          </table:table-cell>
          <table:table-cell office:value-type="float" office:value="0.991228" calcext:value-type="float">
            <text:p>0.991228</text:p>
          </table:table-cell>
          <table:table-cell office:value-type="float" office:value="0.909064" calcext:value-type="float">
            <text:p>0.909064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263" calcext:value-type="float">
            <text:p>90263</text:p>
          </table:table-cell>
          <table:table-cell office:value-type="float" office:value="0.991225" calcext:value-type="float">
            <text:p>0.991225</text:p>
          </table:table-cell>
          <table:table-cell office:value-type="float" office:value="0.909089" calcext:value-type="float">
            <text:p>0.909089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262" calcext:value-type="float">
            <text:p>90262</text:p>
          </table:table-cell>
          <table:table-cell office:value-type="float" office:value="0.991159" calcext:value-type="float">
            <text:p>0.991159</text:p>
          </table:table-cell>
          <table:table-cell office:value-type="float" office:value="0.909115" calcext:value-type="float">
            <text:p>0.909115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261" calcext:value-type="float">
            <text:p>90261</text:p>
          </table:table-cell>
          <table:table-cell office:value-type="float" office:value="0.991113" calcext:value-type="float">
            <text:p>0.991113</text:p>
          </table:table-cell>
          <table:table-cell office:value-type="float" office:value="0.909141" calcext:value-type="float">
            <text:p>0.909141</text:p>
          </table:table-cell>
          <table:table-cell office:value-type="float" office:value="0.902731" calcext:value-type="float">
            <text:p>0.902731</text:p>
          </table:table-cell>
        </table:table-row>
        <table:table-row table:style-name="ro1">
          <table:table-cell office:value-type="float" office:value="90260" calcext:value-type="float">
            <text:p>90260</text:p>
          </table:table-cell>
          <table:table-cell office:value-type="float" office:value="0.991102" calcext:value-type="float">
            <text:p>0.991102</text:p>
          </table:table-cell>
          <table:table-cell office:value-type="float" office:value="0.909167" calcext:value-type="float">
            <text:p>0.909167</text:p>
          </table:table-cell>
          <table:table-cell office:value-type="float" office:value="0.902731" calcext:value-type="float">
            <text:p>0.902731</text:p>
          </table:table-cell>
        </table:table-row>
        <table:table-row table:style-name="ro1">
          <table:table-cell office:value-type="float" office:value="90259" calcext:value-type="float">
            <text:p>90259</text:p>
          </table:table-cell>
          <table:table-cell office:value-type="float" office:value="0.991079" calcext:value-type="float">
            <text:p>0.991079</text:p>
          </table:table-cell>
          <table:table-cell office:value-type="float" office:value="0.909193" calcext:value-type="float">
            <text:p>0.909193</text:p>
          </table:table-cell>
          <table:table-cell office:value-type="float" office:value="0.902731" calcext:value-type="float">
            <text:p>0.902731</text:p>
          </table:table-cell>
        </table:table-row>
        <table:table-row table:style-name="ro1">
          <table:table-cell office:value-type="float" office:value="90258" calcext:value-type="float">
            <text:p>90258</text:p>
          </table:table-cell>
          <table:table-cell office:value-type="float" office:value="0.991053" calcext:value-type="float">
            <text:p>0.991053</text:p>
          </table:table-cell>
          <table:table-cell office:value-type="float" office:value="0.909218" calcext:value-type="float">
            <text:p>0.909218</text:p>
          </table:table-cell>
          <table:table-cell office:value-type="float" office:value="0.902748" calcext:value-type="float">
            <text:p>0.902748</text:p>
          </table:table-cell>
        </table:table-row>
        <table:table-row table:style-name="ro1">
          <table:table-cell office:value-type="float" office:value="90257" calcext:value-type="float">
            <text:p>90257</text:p>
          </table:table-cell>
          <table:table-cell office:value-type="float" office:value="0.991041" calcext:value-type="float">
            <text:p>0.991041</text:p>
          </table:table-cell>
          <table:table-cell office:value-type="float" office:value="0.909244" calcext:value-type="float">
            <text:p>0.909244</text:p>
          </table:table-cell>
          <table:table-cell office:value-type="float" office:value="0.902748" calcext:value-type="float">
            <text:p>0.902748</text:p>
          </table:table-cell>
        </table:table-row>
        <table:table-row table:style-name="ro1">
          <table:table-cell office:value-type="float" office:value="90256" calcext:value-type="float">
            <text:p>90256</text:p>
          </table:table-cell>
          <table:table-cell office:value-type="float" office:value="0.990927" calcext:value-type="float">
            <text:p>0.990927</text:p>
          </table:table-cell>
          <table:table-cell office:value-type="float" office:value="0.90927" calcext:value-type="float">
            <text:p>0.90927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90255" calcext:value-type="float">
            <text:p>90255</text:p>
          </table:table-cell>
          <table:table-cell office:value-type="float" office:value="0.990904" calcext:value-type="float">
            <text:p>0.990904</text:p>
          </table:table-cell>
          <table:table-cell office:value-type="float" office:value="0.909296" calcext:value-type="float">
            <text:p>0.909296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254" calcext:value-type="float">
            <text:p>90254</text:p>
          </table:table-cell>
          <table:table-cell office:value-type="float" office:value="0.990872" calcext:value-type="float">
            <text:p>0.990872</text:p>
          </table:table-cell>
          <table:table-cell office:value-type="float" office:value="0.909322" calcext:value-type="float">
            <text:p>0.909322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253" calcext:value-type="float">
            <text:p>90253</text:p>
          </table:table-cell>
          <table:table-cell office:value-type="float" office:value="0.990818" calcext:value-type="float">
            <text:p>0.990818</text:p>
          </table:table-cell>
          <table:table-cell office:value-type="float" office:value="0.909348" calcext:value-type="float">
            <text:p>0.909348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90252" calcext:value-type="float">
            <text:p>90252</text:p>
          </table:table-cell>
          <table:table-cell office:value-type="float" office:value="0.990798" calcext:value-type="float">
            <text:p>0.990798</text:p>
          </table:table-cell>
          <table:table-cell office:value-type="float" office:value="0.909373" calcext:value-type="float">
            <text:p>0.909373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90251" calcext:value-type="float">
            <text:p>90251</text:p>
          </table:table-cell>
          <table:table-cell office:value-type="float" office:value="0.990763" calcext:value-type="float">
            <text:p>0.990763</text:p>
          </table:table-cell>
          <table:table-cell office:value-type="float" office:value="0.909399" calcext:value-type="float">
            <text:p>0.909399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float" office:value="0.990746" calcext:value-type="float">
            <text:p>0.990746</text:p>
          </table:table-cell>
          <table:table-cell office:value-type="float" office:value="0.909425" calcext:value-type="float">
            <text:p>0.909425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90249" calcext:value-type="float">
            <text:p>90249</text:p>
          </table:table-cell>
          <table:table-cell office:value-type="float" office:value="0.990706" calcext:value-type="float">
            <text:p>0.990706</text:p>
          </table:table-cell>
          <table:table-cell office:value-type="float" office:value="0.909451" calcext:value-type="float">
            <text:p>0.909451</text:p>
          </table:table-cell>
          <table:table-cell office:value-type="float" office:value="0.902713" calcext:value-type="float">
            <text:p>0.902713</text:p>
          </table:table-cell>
        </table:table-row>
        <table:table-row table:style-name="ro1">
          <table:table-cell office:value-type="float" office:value="90248" calcext:value-type="float">
            <text:p>90248</text:p>
          </table:table-cell>
          <table:table-cell office:value-type="float" office:value="0.990683" calcext:value-type="float">
            <text:p>0.990683</text:p>
          </table:table-cell>
          <table:table-cell office:value-type="float" office:value="0.909477" calcext:value-type="float">
            <text:p>0.909477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>
          <table:table-cell office:value-type="float" office:value="90247" calcext:value-type="float">
            <text:p>90247</text:p>
          </table:table-cell>
          <table:table-cell office:value-type="float" office:value="0.990657" calcext:value-type="float">
            <text:p>0.990657</text:p>
          </table:table-cell>
          <table:table-cell office:value-type="float" office:value="0.909502" calcext:value-type="float">
            <text:p>0.909502</text:p>
          </table:table-cell>
          <table:table-cell office:value-type="float" office:value="0.902679" calcext:value-type="float">
            <text:p>0.902679</text:p>
          </table:table-cell>
        </table:table-row>
        <table:table-row table:style-name="ro1">
          <table:table-cell office:value-type="float" office:value="90246" calcext:value-type="float">
            <text:p>90246</text:p>
          </table:table-cell>
          <table:table-cell office:value-type="float" office:value="0.99062" calcext:value-type="float">
            <text:p>0.99062</text:p>
          </table:table-cell>
          <table:table-cell office:value-type="float" office:value="0.909528" calcext:value-type="float">
            <text:p>0.909528</text:p>
          </table:table-cell>
          <table:table-cell office:value-type="float" office:value="0.902653" calcext:value-type="float">
            <text:p>0.902653</text:p>
          </table:table-cell>
        </table:table-row>
        <table:table-row table:style-name="ro1">
          <table:table-cell office:value-type="float" office:value="90245" calcext:value-type="float">
            <text:p>90245</text:p>
          </table:table-cell>
          <table:table-cell office:value-type="float" office:value="0.990614" calcext:value-type="float">
            <text:p>0.990614</text:p>
          </table:table-cell>
          <table:table-cell office:value-type="float" office:value="0.909554" calcext:value-type="float">
            <text:p>0.909554</text:p>
          </table:table-cell>
          <table:table-cell office:value-type="float" office:value="0.902662" calcext:value-type="float">
            <text:p>0.902662</text:p>
          </table:table-cell>
        </table:table-row>
        <table:table-row table:style-name="ro1">
          <table:table-cell office:value-type="float" office:value="90244" calcext:value-type="float">
            <text:p>90244</text:p>
          </table:table-cell>
          <table:table-cell office:value-type="float" office:value="0.990542" calcext:value-type="float">
            <text:p>0.990542</text:p>
          </table:table-cell>
          <table:table-cell office:value-type="float" office:value="0.90958" calcext:value-type="float">
            <text:p>0.90958</text:p>
          </table:table-cell>
          <table:table-cell office:value-type="float" office:value="0.902679" calcext:value-type="float">
            <text:p>0.902679</text:p>
          </table:table-cell>
        </table:table-row>
        <table:table-row table:style-name="ro1">
          <table:table-cell office:value-type="float" office:value="90243" calcext:value-type="float">
            <text:p>90243</text:p>
          </table:table-cell>
          <table:table-cell office:value-type="float" office:value="0.990514" calcext:value-type="float">
            <text:p>0.990514</text:p>
          </table:table-cell>
          <table:table-cell office:value-type="float" office:value="0.909606" calcext:value-type="float">
            <text:p>0.909606</text:p>
          </table:table-cell>
          <table:table-cell office:value-type="float" office:value="0.902696" calcext:value-type="float">
            <text:p>0.902696</text:p>
          </table:table-cell>
        </table:table-row>
        <table:table-row table:style-name="ro1">
          <table:table-cell office:value-type="float" office:value="90242" calcext:value-type="float">
            <text:p>90242</text:p>
          </table:table-cell>
          <table:table-cell office:value-type="float" office:value="0.990494" calcext:value-type="float">
            <text:p>0.990494</text:p>
          </table:table-cell>
          <table:table-cell office:value-type="float" office:value="0.909632" calcext:value-type="float">
            <text:p>0.909632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>
          <table:table-cell office:value-type="float" office:value="90241" calcext:value-type="float">
            <text:p>90241</text:p>
          </table:table-cell>
          <table:table-cell office:value-type="float" office:value="0.990373" calcext:value-type="float">
            <text:p>0.990373</text:p>
          </table:table-cell>
          <table:table-cell office:value-type="float" office:value="0.909657" calcext:value-type="float">
            <text:p>0.909657</text:p>
          </table:table-cell>
          <table:table-cell office:value-type="float" office:value="0.902679" calcext:value-type="float">
            <text:p>0.902679</text:p>
          </table:table-cell>
        </table:table-row>
        <table:table-row table:style-name="ro1">
          <table:table-cell office:value-type="float" office:value="90240" calcext:value-type="float">
            <text:p>90240</text:p>
          </table:table-cell>
          <table:table-cell office:value-type="float" office:value="0.990362" calcext:value-type="float">
            <text:p>0.990362</text:p>
          </table:table-cell>
          <table:table-cell office:value-type="float" office:value="0.909683" calcext:value-type="float">
            <text:p>0.909683</text:p>
          </table:table-cell>
          <table:table-cell office:value-type="float" office:value="0.90267" calcext:value-type="float">
            <text:p>0.90267</text:p>
          </table:table-cell>
        </table:table-row>
        <table:table-row table:style-name="ro1">
          <table:table-cell office:value-type="float" office:value="90239" calcext:value-type="float">
            <text:p>90239</text:p>
          </table:table-cell>
          <table:table-cell office:value-type="float" office:value="0.990356" calcext:value-type="float">
            <text:p>0.990356</text:p>
          </table:table-cell>
          <table:table-cell office:value-type="float" office:value="0.909709" calcext:value-type="float">
            <text:p>0.909709</text:p>
          </table:table-cell>
          <table:table-cell office:value-type="float" office:value="0.90267" calcext:value-type="float">
            <text:p>0.90267</text:p>
          </table:table-cell>
        </table:table-row>
        <table:table-row table:style-name="ro1">
          <table:table-cell office:value-type="float" office:value="90238" calcext:value-type="float">
            <text:p>90238</text:p>
          </table:table-cell>
          <table:table-cell office:value-type="float" office:value="0.990353" calcext:value-type="float">
            <text:p>0.990353</text:p>
          </table:table-cell>
          <table:table-cell office:value-type="float" office:value="0.909735" calcext:value-type="float">
            <text:p>0.909735</text:p>
          </table:table-cell>
          <table:table-cell office:value-type="float" office:value="0.90267" calcext:value-type="float">
            <text:p>0.90267</text:p>
          </table:table-cell>
        </table:table-row>
        <table:table-row table:style-name="ro1">
          <table:table-cell office:value-type="float" office:value="90237" calcext:value-type="float">
            <text:p>90237</text:p>
          </table:table-cell>
          <table:table-cell office:value-type="float" office:value="0.990324" calcext:value-type="float">
            <text:p>0.990324</text:p>
          </table:table-cell>
          <table:table-cell office:value-type="float" office:value="0.909761" calcext:value-type="float">
            <text:p>0.909761</text:p>
          </table:table-cell>
          <table:table-cell office:value-type="float" office:value="0.902679" calcext:value-type="float">
            <text:p>0.902679</text:p>
          </table:table-cell>
        </table:table-row>
        <table:table-row table:style-name="ro1">
          <table:table-cell office:value-type="float" office:value="90236" calcext:value-type="float">
            <text:p>90236</text:p>
          </table:table-cell>
          <table:table-cell office:value-type="float" office:value="0.99021" calcext:value-type="float">
            <text:p>0.99021</text:p>
          </table:table-cell>
          <table:table-cell office:value-type="float" office:value="0.909786" calcext:value-type="float">
            <text:p>0.909786</text:p>
          </table:table-cell>
          <table:table-cell office:value-type="float" office:value="0.902636" calcext:value-type="float">
            <text:p>0.902636</text:p>
          </table:table-cell>
        </table:table-row>
        <table:table-row table:style-name="ro1">
          <table:table-cell office:value-type="float" office:value="90235" calcext:value-type="float">
            <text:p>90235</text:p>
          </table:table-cell>
          <table:table-cell office:value-type="float" office:value="0.990207" calcext:value-type="float">
            <text:p>0.990207</text:p>
          </table:table-cell>
          <table:table-cell office:value-type="float" office:value="0.909812" calcext:value-type="float">
            <text:p>0.909812</text:p>
          </table:table-cell>
          <table:table-cell office:value-type="float" office:value="0.902636" calcext:value-type="float">
            <text:p>0.902636</text:p>
          </table:table-cell>
        </table:table-row>
        <table:table-row table:style-name="ro1">
          <table:table-cell office:value-type="float" office:value="90234" calcext:value-type="float">
            <text:p>90234</text:p>
          </table:table-cell>
          <table:table-cell office:value-type="float" office:value="0.990201" calcext:value-type="float">
            <text:p>0.990201</text:p>
          </table:table-cell>
          <table:table-cell office:value-type="float" office:value="0.909838" calcext:value-type="float">
            <text:p>0.909838</text:p>
          </table:table-cell>
          <table:table-cell office:value-type="float" office:value="0.902619" calcext:value-type="float">
            <text:p>0.902619</text:p>
          </table:table-cell>
        </table:table-row>
        <table:table-row table:style-name="ro1">
          <table:table-cell office:value-type="float" office:value="90233" calcext:value-type="float">
            <text:p>90233</text:p>
          </table:table-cell>
          <table:table-cell office:value-type="float" office:value="0.990184" calcext:value-type="float">
            <text:p>0.990184</text:p>
          </table:table-cell>
          <table:table-cell office:value-type="float" office:value="0.909864" calcext:value-type="float">
            <text:p>0.909864</text:p>
          </table:table-cell>
          <table:table-cell office:value-type="float" office:value="0.902627" calcext:value-type="float">
            <text:p>0.902627</text:p>
          </table:table-cell>
        </table:table-row>
        <table:table-row table:style-name="ro1">
          <table:table-cell office:value-type="float" office:value="90232" calcext:value-type="float">
            <text:p>90232</text:p>
          </table:table-cell>
          <table:table-cell office:value-type="float" office:value="0.990175" calcext:value-type="float">
            <text:p>0.990175</text:p>
          </table:table-cell>
          <table:table-cell office:value-type="float" office:value="0.90989" calcext:value-type="float">
            <text:p>0.90989</text:p>
          </table:table-cell>
          <table:table-cell office:value-type="float" office:value="0.902627" calcext:value-type="float">
            <text:p>0.902627</text:p>
          </table:table-cell>
        </table:table-row>
        <table:table-row table:style-name="ro1">
          <table:table-cell office:value-type="float" office:value="90231" calcext:value-type="float">
            <text:p>90231</text:p>
          </table:table-cell>
          <table:table-cell office:value-type="float" office:value="0.990155" calcext:value-type="float">
            <text:p>0.990155</text:p>
          </table:table-cell>
          <table:table-cell office:value-type="float" office:value="0.909915" calcext:value-type="float">
            <text:p>0.909915</text:p>
          </table:table-cell>
          <table:table-cell office:value-type="float" office:value="0.902645" calcext:value-type="float">
            <text:p>0.902645</text:p>
          </table:table-cell>
        </table:table-row>
        <table:table-row table:style-name="ro1">
          <table:table-cell office:value-type="float" office:value="90230" calcext:value-type="float">
            <text:p>90230</text:p>
          </table:table-cell>
          <table:table-cell office:value-type="float" office:value="0.990144" calcext:value-type="float">
            <text:p>0.990144</text:p>
          </table:table-cell>
          <table:table-cell office:value-type="float" office:value="0.909941" calcext:value-type="float">
            <text:p>0.909941</text:p>
          </table:table-cell>
          <table:table-cell office:value-type="float" office:value="0.902662" calcext:value-type="float">
            <text:p>0.902662</text:p>
          </table:table-cell>
        </table:table-row>
        <table:table-row table:style-name="ro1">
          <table:table-cell office:value-type="float" office:value="90229" calcext:value-type="float">
            <text:p>90229</text:p>
          </table:table-cell>
          <table:table-cell office:value-type="float" office:value="0.990121" calcext:value-type="float">
            <text:p>0.990121</text:p>
          </table:table-cell>
          <table:table-cell office:value-type="float" office:value="0.909967" calcext:value-type="float">
            <text:p>0.909967</text:p>
          </table:table-cell>
          <table:table-cell office:value-type="float" office:value="0.902662" calcext:value-type="float">
            <text:p>0.902662</text:p>
          </table:table-cell>
        </table:table-row>
        <table:table-row table:style-name="ro1">
          <table:table-cell office:value-type="float" office:value="90228" calcext:value-type="float">
            <text:p>90228</text:p>
          </table:table-cell>
          <table:table-cell office:value-type="float" office:value="0.990118" calcext:value-type="float">
            <text:p>0.990118</text:p>
          </table:table-cell>
          <table:table-cell office:value-type="float" office:value="0.909993" calcext:value-type="float">
            <text:p>0.909993</text:p>
          </table:table-cell>
          <table:table-cell office:value-type="float" office:value="0.902696" calcext:value-type="float">
            <text:p>0.902696</text:p>
          </table:table-cell>
        </table:table-row>
        <table:table-row table:style-name="ro1">
          <table:table-cell office:value-type="float" office:value="90227" calcext:value-type="float">
            <text:p>90227</text:p>
          </table:table-cell>
          <table:table-cell office:value-type="float" office:value="0.990055" calcext:value-type="float">
            <text:p>0.990055</text:p>
          </table:table-cell>
          <table:table-cell office:value-type="float" office:value="0.910019" calcext:value-type="float">
            <text:p>0.910019</text:p>
          </table:table-cell>
          <table:table-cell office:value-type="float" office:value="0.902696" calcext:value-type="float">
            <text:p>0.902696</text:p>
          </table:table-cell>
        </table:table-row>
        <table:table-row table:style-name="ro1">
          <table:table-cell office:value-type="float" office:value="90226" calcext:value-type="float">
            <text:p>90226</text:p>
          </table:table-cell>
          <table:table-cell office:value-type="float" office:value="0.990046" calcext:value-type="float">
            <text:p>0.990046</text:p>
          </table:table-cell>
          <table:table-cell office:value-type="float" office:value="0.910045" calcext:value-type="float">
            <text:p>0.910045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>
          <table:table-cell office:value-type="float" office:value="90225" calcext:value-type="float">
            <text:p>90225</text:p>
          </table:table-cell>
          <table:table-cell office:value-type="float" office:value="0.990026" calcext:value-type="float">
            <text:p>0.990026</text:p>
          </table:table-cell>
          <table:table-cell office:value-type="float" office:value="0.91007" calcext:value-type="float">
            <text:p>0.91007</text:p>
          </table:table-cell>
          <table:table-cell office:value-type="float" office:value="0.902696" calcext:value-type="float">
            <text:p>0.902696</text:p>
          </table:table-cell>
        </table:table-row>
        <table:table-row table:style-name="ro1">
          <table:table-cell office:value-type="float" office:value="90224" calcext:value-type="float">
            <text:p>90224</text:p>
          </table:table-cell>
          <table:table-cell office:value-type="float" office:value="0.990009" calcext:value-type="float">
            <text:p>0.990009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902679" calcext:value-type="float">
            <text:p>0.902679</text:p>
          </table:table-cell>
        </table:table-row>
        <table:table-row table:style-name="ro1">
          <table:table-cell office:value-type="float" office:value="90223" calcext:value-type="float">
            <text:p>90223</text:p>
          </table:table-cell>
          <table:table-cell office:value-type="float" office:value="0.989997" calcext:value-type="float">
            <text:p>0.989997</text:p>
          </table:table-cell>
          <table:table-cell office:value-type="float" office:value="0.910122" calcext:value-type="float">
            <text:p>0.910122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>
          <table:table-cell office:value-type="float" office:value="90222" calcext:value-type="float">
            <text:p>90222</text:p>
          </table:table-cell>
          <table:table-cell office:value-type="float" office:value="0.989946" calcext:value-type="float">
            <text:p>0.989946</text:p>
          </table:table-cell>
          <table:table-cell office:value-type="float" office:value="0.910148" calcext:value-type="float">
            <text:p>0.910148</text:p>
          </table:table-cell>
          <table:table-cell office:value-type="float" office:value="0.902679" calcext:value-type="float">
            <text:p>0.902679</text:p>
          </table:table-cell>
        </table:table-row>
        <table:table-row table:style-name="ro1">
          <table:table-cell office:value-type="float" office:value="90221" calcext:value-type="float">
            <text:p>90221</text:p>
          </table:table-cell>
          <table:table-cell office:value-type="float" office:value="0.98992" calcext:value-type="float">
            <text:p>0.98992</text:p>
          </table:table-cell>
          <table:table-cell office:value-type="float" office:value="0.910174" calcext:value-type="float">
            <text:p>0.910174</text:p>
          </table:table-cell>
          <table:table-cell office:value-type="float" office:value="0.902679" calcext:value-type="float">
            <text:p>0.902679</text:p>
          </table:table-cell>
        </table:table-row>
        <table:table-row table:style-name="ro1">
          <table:table-cell office:value-type="float" office:value="90220" calcext:value-type="float">
            <text:p>90220</text:p>
          </table:table-cell>
          <table:table-cell office:value-type="float" office:value="0.989914" calcext:value-type="float">
            <text:p>0.989914</text:p>
          </table:table-cell>
          <table:table-cell office:value-type="float" office:value="0.910199" calcext:value-type="float">
            <text:p>0.910199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>
          <table:table-cell office:value-type="float" office:value="90219" calcext:value-type="float">
            <text:p>90219</text:p>
          </table:table-cell>
          <table:table-cell office:value-type="float" office:value="0.989908" calcext:value-type="float">
            <text:p>0.989908</text:p>
          </table:table-cell>
          <table:table-cell office:value-type="float" office:value="0.910225" calcext:value-type="float">
            <text:p>0.910225</text:p>
          </table:table-cell>
          <table:table-cell office:value-type="float" office:value="0.902705" calcext:value-type="float">
            <text:p>0.902705</text:p>
          </table:table-cell>
        </table:table-row>
        <table:table-row table:style-name="ro1">
          <table:table-cell office:value-type="float" office:value="90218" calcext:value-type="float">
            <text:p>90218</text:p>
          </table:table-cell>
          <table:table-cell office:value-type="float" office:value="0.98988" calcext:value-type="float">
            <text:p>0.98988</text:p>
          </table:table-cell>
          <table:table-cell office:value-type="float" office:value="0.910251" calcext:value-type="float">
            <text:p>0.910251</text:p>
          </table:table-cell>
          <table:table-cell office:value-type="float" office:value="0.902713" calcext:value-type="float">
            <text:p>0.902713</text:p>
          </table:table-cell>
        </table:table-row>
        <table:table-row table:style-name="ro1">
          <table:table-cell office:value-type="float" office:value="90217" calcext:value-type="float">
            <text:p>90217</text:p>
          </table:table-cell>
          <table:table-cell office:value-type="float" office:value="0.989828" calcext:value-type="float">
            <text:p>0.989828</text:p>
          </table:table-cell>
          <table:table-cell office:value-type="float" office:value="0.910277" calcext:value-type="float">
            <text:p>0.910277</text:p>
          </table:table-cell>
          <table:table-cell office:value-type="float" office:value="0.902696" calcext:value-type="float">
            <text:p>0.902696</text:p>
          </table:table-cell>
        </table:table-row>
        <table:table-row table:style-name="ro1">
          <table:table-cell office:value-type="float" office:value="90216" calcext:value-type="float">
            <text:p>90216</text:p>
          </table:table-cell>
          <table:table-cell office:value-type="float" office:value="0.989805" calcext:value-type="float">
            <text:p>0.989805</text:p>
          </table:table-cell>
          <table:table-cell office:value-type="float" office:value="0.910303" calcext:value-type="float">
            <text:p>0.910303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>
          <table:table-cell office:value-type="float" office:value="90215" calcext:value-type="float">
            <text:p>90215</text:p>
          </table:table-cell>
          <table:table-cell office:value-type="float" office:value="0.989779" calcext:value-type="float">
            <text:p>0.989779</text:p>
          </table:table-cell>
          <table:table-cell office:value-type="float" office:value="0.910329" calcext:value-type="float">
            <text:p>0.910329</text:p>
          </table:table-cell>
          <table:table-cell office:value-type="float" office:value="0.902696" calcext:value-type="float">
            <text:p>0.902696</text:p>
          </table:table-cell>
        </table:table-row>
        <table:table-row table:style-name="ro1">
          <table:table-cell office:value-type="float" office:value="90214" calcext:value-type="float">
            <text:p>90214</text:p>
          </table:table-cell>
          <table:table-cell office:value-type="float" office:value="0.989739" calcext:value-type="float">
            <text:p>0.989739</text:p>
          </table:table-cell>
          <table:table-cell office:value-type="float" office:value="0.910354" calcext:value-type="float">
            <text:p>0.910354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90213" calcext:value-type="float">
            <text:p>90213</text:p>
          </table:table-cell>
          <table:table-cell office:value-type="float" office:value="0.989682" calcext:value-type="float">
            <text:p>0.989682</text:p>
          </table:table-cell>
          <table:table-cell office:value-type="float" office:value="0.91038" calcext:value-type="float">
            <text:p>0.91038</text:p>
          </table:table-cell>
          <table:table-cell office:value-type="float" office:value="0.902705" calcext:value-type="float">
            <text:p>0.902705</text:p>
          </table:table-cell>
        </table:table-row>
        <table:table-row table:style-name="ro1">
          <table:table-cell office:value-type="float" office:value="90212" calcext:value-type="float">
            <text:p>90212</text:p>
          </table:table-cell>
          <table:table-cell office:value-type="float" office:value="0.989676" calcext:value-type="float">
            <text:p>0.989676</text:p>
          </table:table-cell>
          <table:table-cell office:value-type="float" office:value="0.910406" calcext:value-type="float">
            <text:p>0.910406</text:p>
          </table:table-cell>
          <table:table-cell office:value-type="float" office:value="0.902713" calcext:value-type="float">
            <text:p>0.902713</text:p>
          </table:table-cell>
        </table:table-row>
        <table:table-row table:style-name="ro1">
          <table:table-cell office:value-type="float" office:value="90211" calcext:value-type="float">
            <text:p>90211</text:p>
          </table:table-cell>
          <table:table-cell office:value-type="float" office:value="0.989659" calcext:value-type="float">
            <text:p>0.989659</text:p>
          </table:table-cell>
          <table:table-cell office:value-type="float" office:value="0.910432" calcext:value-type="float">
            <text:p>0.910432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90210" calcext:value-type="float">
            <text:p>90210</text:p>
          </table:table-cell>
          <table:table-cell office:value-type="float" office:value="0.98965" calcext:value-type="float">
            <text:p>0.98965</text:p>
          </table:table-cell>
          <table:table-cell office:value-type="float" office:value="0.910458" calcext:value-type="float">
            <text:p>0.910458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90209" calcext:value-type="float">
            <text:p>90209</text:p>
          </table:table-cell>
          <table:table-cell office:value-type="float" office:value="0.989616" calcext:value-type="float">
            <text:p>0.989616</text:p>
          </table:table-cell>
          <table:table-cell office:value-type="float" office:value="0.910483" calcext:value-type="float">
            <text:p>0.910483</text:p>
          </table:table-cell>
          <table:table-cell office:value-type="float" office:value="0.902679" calcext:value-type="float">
            <text:p>0.902679</text:p>
          </table:table-cell>
        </table:table-row>
        <table:table-row table:style-name="ro1">
          <table:table-cell office:value-type="float" office:value="90208" calcext:value-type="float">
            <text:p>90208</text:p>
          </table:table-cell>
          <table:table-cell office:value-type="float" office:value="0.989604" calcext:value-type="float">
            <text:p>0.989604</text:p>
          </table:table-cell>
          <table:table-cell office:value-type="float" office:value="0.910509" calcext:value-type="float">
            <text:p>0.910509</text:p>
          </table:table-cell>
          <table:table-cell office:value-type="float" office:value="0.902705" calcext:value-type="float">
            <text:p>0.902705</text:p>
          </table:table-cell>
        </table:table-row>
        <table:table-row table:style-name="ro1">
          <table:table-cell office:value-type="float" office:value="90207" calcext:value-type="float">
            <text:p>90207</text:p>
          </table:table-cell>
          <table:table-cell office:value-type="float" office:value="0.98959" calcext:value-type="float">
            <text:p>0.98959</text:p>
          </table:table-cell>
          <table:table-cell office:value-type="float" office:value="0.910535" calcext:value-type="float">
            <text:p>0.910535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90206" calcext:value-type="float">
            <text:p>90206</text:p>
          </table:table-cell>
          <table:table-cell office:value-type="float" office:value="0.989587" calcext:value-type="float">
            <text:p>0.989587</text:p>
          </table:table-cell>
          <table:table-cell office:value-type="float" office:value="0.910561" calcext:value-type="float">
            <text:p>0.910561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90205" calcext:value-type="float">
            <text:p>90205</text:p>
          </table:table-cell>
          <table:table-cell office:value-type="float" office:value="0.98957" calcext:value-type="float">
            <text:p>0.98957</text:p>
          </table:table-cell>
          <table:table-cell office:value-type="float" office:value="0.910587" calcext:value-type="float">
            <text:p>0.910587</text:p>
          </table:table-cell>
          <table:table-cell office:value-type="float" office:value="0.902748" calcext:value-type="float">
            <text:p>0.902748</text:p>
          </table:table-cell>
        </table:table-row>
        <table:table-row table:style-name="ro1">
          <table:table-cell office:value-type="float" office:value="90204" calcext:value-type="float">
            <text:p>90204</text:p>
          </table:table-cell>
          <table:table-cell office:value-type="float" office:value="0.989556" calcext:value-type="float">
            <text:p>0.989556</text:p>
          </table:table-cell>
          <table:table-cell office:value-type="float" office:value="0.910613" calcext:value-type="float">
            <text:p>0.910613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203" calcext:value-type="float">
            <text:p>90203</text:p>
          </table:table-cell>
          <table:table-cell office:value-type="float" office:value="0.989498" calcext:value-type="float">
            <text:p>0.989498</text:p>
          </table:table-cell>
          <table:table-cell office:value-type="float" office:value="0.910638" calcext:value-type="float">
            <text:p>0.910638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202" calcext:value-type="float">
            <text:p>90202</text:p>
          </table:table-cell>
          <table:table-cell office:value-type="float" office:value="0.989458" calcext:value-type="float">
            <text:p>0.989458</text:p>
          </table:table-cell>
          <table:table-cell office:value-type="float" office:value="0.910664" calcext:value-type="float">
            <text:p>0.910664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201" calcext:value-type="float">
            <text:p>90201</text:p>
          </table:table-cell>
          <table:table-cell office:value-type="float" office:value="0.989455" calcext:value-type="float">
            <text:p>0.989455</text:p>
          </table:table-cell>
          <table:table-cell office:value-type="float" office:value="0.91069" calcext:value-type="float">
            <text:p>0.91069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0.989444" calcext:value-type="float">
            <text:p>0.989444</text:p>
          </table:table-cell>
          <table:table-cell office:value-type="float" office:value="0.910716" calcext:value-type="float">
            <text:p>0.910716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90199" calcext:value-type="float">
            <text:p>90199</text:p>
          </table:table-cell>
          <table:table-cell office:value-type="float" office:value="0.989429" calcext:value-type="float">
            <text:p>0.989429</text:p>
          </table:table-cell>
          <table:table-cell office:value-type="float" office:value="0.910742" calcext:value-type="float">
            <text:p>0.910742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98" calcext:value-type="float">
            <text:p>90198</text:p>
          </table:table-cell>
          <table:table-cell office:value-type="float" office:value="0.989381" calcext:value-type="float">
            <text:p>0.989381</text:p>
          </table:table-cell>
          <table:table-cell office:value-type="float" office:value="0.910767" calcext:value-type="float">
            <text:p>0.910767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90197" calcext:value-type="float">
            <text:p>90197</text:p>
          </table:table-cell>
          <table:table-cell office:value-type="float" office:value="0.989366" calcext:value-type="float">
            <text:p>0.989366</text:p>
          </table:table-cell>
          <table:table-cell office:value-type="float" office:value="0.910793" calcext:value-type="float">
            <text:p>0.910793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90196" calcext:value-type="float">
            <text:p>90196</text:p>
          </table:table-cell>
          <table:table-cell office:value-type="float" office:value="0.989329" calcext:value-type="float">
            <text:p>0.989329</text:p>
          </table:table-cell>
          <table:table-cell office:value-type="float" office:value="0.910819" calcext:value-type="float">
            <text:p>0.910819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195" calcext:value-type="float">
            <text:p>90195</text:p>
          </table:table-cell>
          <table:table-cell office:value-type="float" office:value="0.989315" calcext:value-type="float">
            <text:p>0.989315</text:p>
          </table:table-cell>
          <table:table-cell office:value-type="float" office:value="0.910845" calcext:value-type="float">
            <text:p>0.910845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90194" calcext:value-type="float">
            <text:p>90194</text:p>
          </table:table-cell>
          <table:table-cell office:value-type="float" office:value="0.98928" calcext:value-type="float">
            <text:p>0.98928</text:p>
          </table:table-cell>
          <table:table-cell office:value-type="float" office:value="0.910871" calcext:value-type="float">
            <text:p>0.910871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90193" calcext:value-type="float">
            <text:p>90193</text:p>
          </table:table-cell>
          <table:table-cell office:value-type="float" office:value="0.989277" calcext:value-type="float">
            <text:p>0.989277</text:p>
          </table:table-cell>
          <table:table-cell office:value-type="float" office:value="0.910897" calcext:value-type="float">
            <text:p>0.910897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90192" calcext:value-type="float">
            <text:p>90192</text:p>
          </table:table-cell>
          <table:table-cell office:value-type="float" office:value="0.989214" calcext:value-type="float">
            <text:p>0.989214</text:p>
          </table:table-cell>
          <table:table-cell office:value-type="float" office:value="0.910922" calcext:value-type="float">
            <text:p>0.910922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191" calcext:value-type="float">
            <text:p>90191</text:p>
          </table:table-cell>
          <table:table-cell office:value-type="float" office:value="0.989211" calcext:value-type="float">
            <text:p>0.989211</text:p>
          </table:table-cell>
          <table:table-cell office:value-type="float" office:value="0.910948" calcext:value-type="float">
            <text:p>0.910948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90" calcext:value-type="float">
            <text:p>90190</text:p>
          </table:table-cell>
          <table:table-cell office:value-type="float" office:value="0.989208" calcext:value-type="float">
            <text:p>0.989208</text:p>
          </table:table-cell>
          <table:table-cell office:value-type="float" office:value="0.910974" calcext:value-type="float">
            <text:p>0.910974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89" calcext:value-type="float">
            <text:p>90189</text:p>
          </table:table-cell>
          <table:table-cell office:value-type="float" office:value="0.989206" calcext:value-type="float">
            <text:p>0.98920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88" calcext:value-type="float">
            <text:p>90188</text:p>
          </table:table-cell>
          <table:table-cell office:value-type="float" office:value="0.989148" calcext:value-type="float">
            <text:p>0.989148</text:p>
          </table:table-cell>
          <table:table-cell office:value-type="float" office:value="0.911026" calcext:value-type="float">
            <text:p>0.911026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87" calcext:value-type="float">
            <text:p>90187</text:p>
          </table:table-cell>
          <table:table-cell office:value-type="float" office:value="0.989131" calcext:value-type="float">
            <text:p>0.989131</text:p>
          </table:table-cell>
          <table:table-cell office:value-type="float" office:value="0.911051" calcext:value-type="float">
            <text:p>0.911051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86" calcext:value-type="float">
            <text:p>90186</text:p>
          </table:table-cell>
          <table:table-cell office:value-type="float" office:value="0.989082" calcext:value-type="float">
            <text:p>0.989082</text:p>
          </table:table-cell>
          <table:table-cell office:value-type="float" office:value="0.911077" calcext:value-type="float">
            <text:p>0.911077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185" calcext:value-type="float">
            <text:p>90185</text:p>
          </table:table-cell>
          <table:table-cell office:value-type="float" office:value="0.989071" calcext:value-type="float">
            <text:p>0.989071</text:p>
          </table:table-cell>
          <table:table-cell office:value-type="float" office:value="0.911103" calcext:value-type="float">
            <text:p>0.911103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90184" calcext:value-type="float">
            <text:p>90184</text:p>
          </table:table-cell>
          <table:table-cell office:value-type="float" office:value="0.989068" calcext:value-type="float">
            <text:p>0.989068</text:p>
          </table:table-cell>
          <table:table-cell office:value-type="float" office:value="0.911129" calcext:value-type="float">
            <text:p>0.911129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90183" calcext:value-type="float">
            <text:p>90183</text:p>
          </table:table-cell>
          <table:table-cell office:value-type="float" office:value="0.989065" calcext:value-type="float">
            <text:p>0.989065</text:p>
          </table:table-cell>
          <table:table-cell office:value-type="float" office:value="0.911155" calcext:value-type="float">
            <text:p>0.911155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182" calcext:value-type="float">
            <text:p>90182</text:p>
          </table:table-cell>
          <table:table-cell office:value-type="float" office:value="0.989033" calcext:value-type="float">
            <text:p>0.989033</text:p>
          </table:table-cell>
          <table:table-cell office:value-type="float" office:value="0.911181" calcext:value-type="float">
            <text:p>0.911181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181" calcext:value-type="float">
            <text:p>90181</text:p>
          </table:table-cell>
          <table:table-cell office:value-type="float" office:value="0.98899" calcext:value-type="float">
            <text:p>0.98899</text:p>
          </table:table-cell>
          <table:table-cell office:value-type="float" office:value="0.911206" calcext:value-type="float">
            <text:p>0.911206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80" calcext:value-type="float">
            <text:p>90180</text:p>
          </table:table-cell>
          <table:table-cell office:value-type="float" office:value="0.988973" calcext:value-type="float">
            <text:p>0.988973</text:p>
          </table:table-cell>
          <table:table-cell office:value-type="float" office:value="0.911232" calcext:value-type="float">
            <text:p>0.911232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179" calcext:value-type="float">
            <text:p>90179</text:p>
          </table:table-cell>
          <table:table-cell office:value-type="float" office:value="0.988962" calcext:value-type="float">
            <text:p>0.988962</text:p>
          </table:table-cell>
          <table:table-cell office:value-type="float" office:value="0.911258" calcext:value-type="float">
            <text:p>0.911258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90178" calcext:value-type="float">
            <text:p>90178</text:p>
          </table:table-cell>
          <table:table-cell office:value-type="float" office:value="0.988879" calcext:value-type="float">
            <text:p>0.988879</text:p>
          </table:table-cell>
          <table:table-cell office:value-type="float" office:value="0.911284" calcext:value-type="float">
            <text:p>0.911284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177" calcext:value-type="float">
            <text:p>90177</text:p>
          </table:table-cell>
          <table:table-cell office:value-type="float" office:value="0.988867" calcext:value-type="float">
            <text:p>0.988867</text:p>
          </table:table-cell>
          <table:table-cell office:value-type="float" office:value="0.91131" calcext:value-type="float">
            <text:p>0.91131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176" calcext:value-type="float">
            <text:p>90176</text:p>
          </table:table-cell>
          <table:table-cell office:value-type="float" office:value="0.988864" calcext:value-type="float">
            <text:p>0.988864</text:p>
          </table:table-cell>
          <table:table-cell office:value-type="float" office:value="0.911335" calcext:value-type="float">
            <text:p>0.911335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175" calcext:value-type="float">
            <text:p>90175</text:p>
          </table:table-cell>
          <table:table-cell office:value-type="float" office:value="0.98885" calcext:value-type="float">
            <text:p>0.98885</text:p>
          </table:table-cell>
          <table:table-cell office:value-type="float" office:value="0.911361" calcext:value-type="float">
            <text:p>0.911361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174" calcext:value-type="float">
            <text:p>90174</text:p>
          </table:table-cell>
          <table:table-cell office:value-type="float" office:value="0.988827" calcext:value-type="float">
            <text:p>0.988827</text:p>
          </table:table-cell>
          <table:table-cell office:value-type="float" office:value="0.911387" calcext:value-type="float">
            <text:p>0.911387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73" calcext:value-type="float">
            <text:p>90173</text:p>
          </table:table-cell>
          <table:table-cell office:value-type="float" office:value="0.988815" calcext:value-type="float">
            <text:p>0.988815</text:p>
          </table:table-cell>
          <table:table-cell office:value-type="float" office:value="0.911413" calcext:value-type="float">
            <text:p>0.911413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172" calcext:value-type="float">
            <text:p>90172</text:p>
          </table:table-cell>
          <table:table-cell office:value-type="float" office:value="0.988801" calcext:value-type="float">
            <text:p>0.988801</text:p>
          </table:table-cell>
          <table:table-cell office:value-type="float" office:value="0.911439" calcext:value-type="float">
            <text:p>0.911439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71" calcext:value-type="float">
            <text:p>90171</text:p>
          </table:table-cell>
          <table:table-cell office:value-type="float" office:value="0.988646" calcext:value-type="float">
            <text:p>0.988646</text:p>
          </table:table-cell>
          <table:table-cell office:value-type="float" office:value="0.911465" calcext:value-type="float">
            <text:p>0.911465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90170" calcext:value-type="float">
            <text:p>90170</text:p>
          </table:table-cell>
          <table:table-cell office:value-type="float" office:value="0.988641" calcext:value-type="float">
            <text:p>0.988641</text:p>
          </table:table-cell>
          <table:table-cell office:value-type="float" office:value="0.91149" calcext:value-type="float">
            <text:p>0.91149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90169" calcext:value-type="float">
            <text:p>90169</text:p>
          </table:table-cell>
          <table:table-cell office:value-type="float" office:value="0.988615" calcext:value-type="float">
            <text:p>0.988615</text:p>
          </table:table-cell>
          <table:table-cell office:value-type="float" office:value="0.911516" calcext:value-type="float">
            <text:p>0.911516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68" calcext:value-type="float">
            <text:p>90168</text:p>
          </table:table-cell>
          <table:table-cell office:value-type="float" office:value="0.988597" calcext:value-type="float">
            <text:p>0.988597</text:p>
          </table:table-cell>
          <table:table-cell office:value-type="float" office:value="0.911542" calcext:value-type="float">
            <text:p>0.911542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67" calcext:value-type="float">
            <text:p>90167</text:p>
          </table:table-cell>
          <table:table-cell office:value-type="float" office:value="0.988595" calcext:value-type="float">
            <text:p>0.988595</text:p>
          </table:table-cell>
          <table:table-cell office:value-type="float" office:value="0.911568" calcext:value-type="float">
            <text:p>0.911568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166" calcext:value-type="float">
            <text:p>90166</text:p>
          </table:table-cell>
          <table:table-cell office:value-type="float" office:value="0.988531" calcext:value-type="float">
            <text:p>0.988531</text:p>
          </table:table-cell>
          <table:table-cell office:value-type="float" office:value="0.911594" calcext:value-type="float">
            <text:p>0.911594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90165" calcext:value-type="float">
            <text:p>90165</text:p>
          </table:table-cell>
          <table:table-cell office:value-type="float" office:value="0.98852" calcext:value-type="float">
            <text:p>0.98852</text:p>
          </table:table-cell>
          <table:table-cell office:value-type="float" office:value="0.911619" calcext:value-type="float">
            <text:p>0.911619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90164" calcext:value-type="float">
            <text:p>90164</text:p>
          </table:table-cell>
          <table:table-cell office:value-type="float" office:value="0.988483" calcext:value-type="float">
            <text:p>0.988483</text:p>
          </table:table-cell>
          <table:table-cell office:value-type="float" office:value="0.911645" calcext:value-type="float">
            <text:p>0.911645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90163" calcext:value-type="float">
            <text:p>90163</text:p>
          </table:table-cell>
          <table:table-cell office:value-type="float" office:value="0.98848" calcext:value-type="float">
            <text:p>0.98848</text:p>
          </table:table-cell>
          <table:table-cell office:value-type="float" office:value="0.911671" calcext:value-type="float">
            <text:p>0.911671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90162" calcext:value-type="float">
            <text:p>90162</text:p>
          </table:table-cell>
          <table:table-cell office:value-type="float" office:value="0.988474" calcext:value-type="float">
            <text:p>0.988474</text:p>
          </table:table-cell>
          <table:table-cell office:value-type="float" office:value="0.911697" calcext:value-type="float">
            <text:p>0.911697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90161" calcext:value-type="float">
            <text:p>90161</text:p>
          </table:table-cell>
          <table:table-cell office:value-type="float" office:value="0.98842" calcext:value-type="float">
            <text:p>0.98842</text:p>
          </table:table-cell>
          <table:table-cell office:value-type="float" office:value="0.911723" calcext:value-type="float">
            <text:p>0.911723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90160" calcext:value-type="float">
            <text:p>90160</text:p>
          </table:table-cell>
          <table:table-cell office:value-type="float" office:value="0.988397" calcext:value-type="float">
            <text:p>0.988397</text:p>
          </table:table-cell>
          <table:table-cell office:value-type="float" office:value="0.911749" calcext:value-type="float">
            <text:p>0.911749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159" calcext:value-type="float">
            <text:p>90159</text:p>
          </table:table-cell>
          <table:table-cell office:value-type="float" office:value="0.988365" calcext:value-type="float">
            <text:p>0.988365</text:p>
          </table:table-cell>
          <table:table-cell office:value-type="float" office:value="0.911774" calcext:value-type="float">
            <text:p>0.911774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90158" calcext:value-type="float">
            <text:p>90158</text:p>
          </table:table-cell>
          <table:table-cell office:value-type="float" office:value="0.988336" calcext:value-type="float">
            <text:p>0.98833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90157" calcext:value-type="float">
            <text:p>90157</text:p>
          </table:table-cell>
          <table:table-cell office:value-type="float" office:value="0.988328" calcext:value-type="float">
            <text:p>0.988328</text:p>
          </table:table-cell>
          <table:table-cell office:value-type="float" office:value="0.911826" calcext:value-type="float">
            <text:p>0.911826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90156" calcext:value-type="float">
            <text:p>90156</text:p>
          </table:table-cell>
          <table:table-cell office:value-type="float" office:value="0.988302" calcext:value-type="float">
            <text:p>0.988302</text:p>
          </table:table-cell>
          <table:table-cell office:value-type="float" office:value="0.911852" calcext:value-type="float">
            <text:p>0.911852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155" calcext:value-type="float">
            <text:p>90155</text:p>
          </table:table-cell>
          <table:table-cell office:value-type="float" office:value="0.988299" calcext:value-type="float">
            <text:p>0.988299</text:p>
          </table:table-cell>
          <table:table-cell office:value-type="float" office:value="0.911878" calcext:value-type="float">
            <text:p>0.911878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54" calcext:value-type="float">
            <text:p>90154</text:p>
          </table:table-cell>
          <table:table-cell office:value-type="float" office:value="0.988233" calcext:value-type="float">
            <text:p>0.988233</text:p>
          </table:table-cell>
          <table:table-cell office:value-type="float" office:value="0.911903" calcext:value-type="float">
            <text:p>0.911903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53" calcext:value-type="float">
            <text:p>90153</text:p>
          </table:table-cell>
          <table:table-cell office:value-type="float" office:value="0.98823" calcext:value-type="float">
            <text:p>0.98823</text:p>
          </table:table-cell>
          <table:table-cell office:value-type="float" office:value="0.911929" calcext:value-type="float">
            <text:p>0.911929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52" calcext:value-type="float">
            <text:p>90152</text:p>
          </table:table-cell>
          <table:table-cell office:value-type="float" office:value="0.988213" calcext:value-type="float">
            <text:p>0.988213</text:p>
          </table:table-cell>
          <table:table-cell office:value-type="float" office:value="0.911955" calcext:value-type="float">
            <text:p>0.911955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151" calcext:value-type="float">
            <text:p>90151</text:p>
          </table:table-cell>
          <table:table-cell office:value-type="float" office:value="0.98821" calcext:value-type="float">
            <text:p>0.98821</text:p>
          </table:table-cell>
          <table:table-cell office:value-type="float" office:value="0.911981" calcext:value-type="float">
            <text:p>0.911981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150" calcext:value-type="float">
            <text:p>90150</text:p>
          </table:table-cell>
          <table:table-cell office:value-type="float" office:value="0.988187" calcext:value-type="float">
            <text:p>0.988187</text:p>
          </table:table-cell>
          <table:table-cell office:value-type="float" office:value="0.912007" calcext:value-type="float">
            <text:p>0.912007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149" calcext:value-type="float">
            <text:p>90149</text:p>
          </table:table-cell>
          <table:table-cell office:value-type="float" office:value="0.98815" calcext:value-type="float">
            <text:p>0.98815</text:p>
          </table:table-cell>
          <table:table-cell office:value-type="float" office:value="0.912032" calcext:value-type="float">
            <text:p>0.912032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48" calcext:value-type="float">
            <text:p>90148</text:p>
          </table:table-cell>
          <table:table-cell office:value-type="float" office:value="0.988141" calcext:value-type="float">
            <text:p>0.988141</text:p>
          </table:table-cell>
          <table:table-cell office:value-type="float" office:value="0.912058" calcext:value-type="float">
            <text:p>0.912058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47" calcext:value-type="float">
            <text:p>90147</text:p>
          </table:table-cell>
          <table:table-cell office:value-type="float" office:value="0.988073" calcext:value-type="float">
            <text:p>0.988073</text:p>
          </table:table-cell>
          <table:table-cell office:value-type="float" office:value="0.912084" calcext:value-type="float">
            <text:p>0.912084</text:p>
          </table:table-cell>
          <table:table-cell office:value-type="float" office:value="0.902748" calcext:value-type="float">
            <text:p>0.902748</text:p>
          </table:table-cell>
        </table:table-row>
        <table:table-row table:style-name="ro1">
          <table:table-cell office:value-type="float" office:value="90146" calcext:value-type="float">
            <text:p>90146</text:p>
          </table:table-cell>
          <table:table-cell office:value-type="float" office:value="0.988064" calcext:value-type="float">
            <text:p>0.988064</text:p>
          </table:table-cell>
          <table:table-cell office:value-type="float" office:value="0.91211" calcext:value-type="float">
            <text:p>0.91211</text:p>
          </table:table-cell>
          <table:table-cell office:value-type="float" office:value="0.902748" calcext:value-type="float">
            <text:p>0.902748</text:p>
          </table:table-cell>
        </table:table-row>
        <table:table-row table:style-name="ro1">
          <table:table-cell office:value-type="float" office:value="90145" calcext:value-type="float">
            <text:p>90145</text:p>
          </table:table-cell>
          <table:table-cell office:value-type="float" office:value="0.988047" calcext:value-type="float">
            <text:p>0.988047</text:p>
          </table:table-cell>
          <table:table-cell office:value-type="float" office:value="0.912136" calcext:value-type="float">
            <text:p>0.912136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90144" calcext:value-type="float">
            <text:p>90144</text:p>
          </table:table-cell>
          <table:table-cell office:value-type="float" office:value="0.988041" calcext:value-type="float">
            <text:p>0.988041</text:p>
          </table:table-cell>
          <table:table-cell office:value-type="float" office:value="0.912162" calcext:value-type="float">
            <text:p>0.912162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90143" calcext:value-type="float">
            <text:p>90143</text:p>
          </table:table-cell>
          <table:table-cell office:value-type="float" office:value="0.988032" calcext:value-type="float">
            <text:p>0.988032</text:p>
          </table:table-cell>
          <table:table-cell office:value-type="float" office:value="0.912187" calcext:value-type="float">
            <text:p>0.912187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142" calcext:value-type="float">
            <text:p>90142</text:p>
          </table:table-cell>
          <table:table-cell office:value-type="float" office:value="0.988012" calcext:value-type="float">
            <text:p>0.988012</text:p>
          </table:table-cell>
          <table:table-cell office:value-type="float" office:value="0.912213" calcext:value-type="float">
            <text:p>0.912213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41" calcext:value-type="float">
            <text:p>90141</text:p>
          </table:table-cell>
          <table:table-cell office:value-type="float" office:value="0.988004" calcext:value-type="float">
            <text:p>0.988004</text:p>
          </table:table-cell>
          <table:table-cell office:value-type="float" office:value="0.912239" calcext:value-type="float">
            <text:p>0.912239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40" calcext:value-type="float">
            <text:p>90140</text:p>
          </table:table-cell>
          <table:table-cell office:value-type="float" office:value="0.987995" calcext:value-type="float">
            <text:p>0.987995</text:p>
          </table:table-cell>
          <table:table-cell office:value-type="float" office:value="0.912265" calcext:value-type="float">
            <text:p>0.912265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139" calcext:value-type="float">
            <text:p>90139</text:p>
          </table:table-cell>
          <table:table-cell office:value-type="float" office:value="0.987989" calcext:value-type="float">
            <text:p>0.987989</text:p>
          </table:table-cell>
          <table:table-cell office:value-type="float" office:value="0.912291" calcext:value-type="float">
            <text:p>0.912291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38" calcext:value-type="float">
            <text:p>90138</text:p>
          </table:table-cell>
          <table:table-cell office:value-type="float" office:value="0.987986" calcext:value-type="float">
            <text:p>0.987986</text:p>
          </table:table-cell>
          <table:table-cell office:value-type="float" office:value="0.912316" calcext:value-type="float">
            <text:p>0.912316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37" calcext:value-type="float">
            <text:p>90137</text:p>
          </table:table-cell>
          <table:table-cell office:value-type="float" office:value="0.987981" calcext:value-type="float">
            <text:p>0.987981</text:p>
          </table:table-cell>
          <table:table-cell office:value-type="float" office:value="0.912342" calcext:value-type="float">
            <text:p>0.912342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36" calcext:value-type="float">
            <text:p>90136</text:p>
          </table:table-cell>
          <table:table-cell office:value-type="float" office:value="0.987969" calcext:value-type="float">
            <text:p>0.987969</text:p>
          </table:table-cell>
          <table:table-cell office:value-type="float" office:value="0.912368" calcext:value-type="float">
            <text:p>0.912368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135" calcext:value-type="float">
            <text:p>90135</text:p>
          </table:table-cell>
          <table:table-cell office:value-type="float" office:value="0.987961" calcext:value-type="float">
            <text:p>0.987961</text:p>
          </table:table-cell>
          <table:table-cell office:value-type="float" office:value="0.912394" calcext:value-type="float">
            <text:p>0.912394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34" calcext:value-type="float">
            <text:p>90134</text:p>
          </table:table-cell>
          <table:table-cell office:value-type="float" office:value="0.987926" calcext:value-type="float">
            <text:p>0.987926</text:p>
          </table:table-cell>
          <table:table-cell office:value-type="float" office:value="0.91242" calcext:value-type="float">
            <text:p>0.91242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90133" calcext:value-type="float">
            <text:p>90133</text:p>
          </table:table-cell>
          <table:table-cell office:value-type="float" office:value="0.987869" calcext:value-type="float">
            <text:p>0.987869</text:p>
          </table:table-cell>
          <table:table-cell office:value-type="float" office:value="0.912446" calcext:value-type="float">
            <text:p>0.912446</text:p>
          </table:table-cell>
          <table:table-cell office:value-type="float" office:value="0.902731" calcext:value-type="float">
            <text:p>0.902731</text:p>
          </table:table-cell>
        </table:table-row>
        <table:table-row table:style-name="ro1">
          <table:table-cell office:value-type="float" office:value="90132" calcext:value-type="float">
            <text:p>90132</text:p>
          </table:table-cell>
          <table:table-cell office:value-type="float" office:value="0.987823" calcext:value-type="float">
            <text:p>0.987823</text:p>
          </table:table-cell>
          <table:table-cell office:value-type="float" office:value="0.912471" calcext:value-type="float">
            <text:p>0.912471</text:p>
          </table:table-cell>
          <table:table-cell office:value-type="float" office:value="0.902731" calcext:value-type="float">
            <text:p>0.902731</text:p>
          </table:table-cell>
        </table:table-row>
        <table:table-row table:style-name="ro1">
          <table:table-cell office:value-type="float" office:value="90131" calcext:value-type="float">
            <text:p>90131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12497" calcext:value-type="float">
            <text:p>0.912497</text:p>
          </table:table-cell>
          <table:table-cell office:value-type="float" office:value="0.902774" calcext:value-type="float">
            <text:p>0.902774</text:p>
          </table:table-cell>
        </table:table-row>
        <table:table-row table:style-name="ro1">
          <table:table-cell office:value-type="float" office:value="90130" calcext:value-type="float">
            <text:p>90130</text:p>
          </table:table-cell>
          <table:table-cell office:value-type="float" office:value="0.987786" calcext:value-type="float">
            <text:p>0.987786</text:p>
          </table:table-cell>
          <table:table-cell office:value-type="float" office:value="0.912523" calcext:value-type="float">
            <text:p>0.912523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90129" calcext:value-type="float">
            <text:p>90129</text:p>
          </table:table-cell>
          <table:table-cell office:value-type="float" office:value="0.987783" calcext:value-type="float">
            <text:p>0.987783</text:p>
          </table:table-cell>
          <table:table-cell office:value-type="float" office:value="0.912549" calcext:value-type="float">
            <text:p>0.912549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90128" calcext:value-type="float">
            <text:p>90128</text:p>
          </table:table-cell>
          <table:table-cell office:value-type="float" office:value="0.987771" calcext:value-type="float">
            <text:p>0.987771</text:p>
          </table:table-cell>
          <table:table-cell office:value-type="float" office:value="0.912566" calcext:value-type="float">
            <text:p>0.912566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90127" calcext:value-type="float">
            <text:p>90127</text:p>
          </table:table-cell>
          <table:table-cell office:value-type="float" office:value="0.987757" calcext:value-type="float">
            <text:p>0.987757</text:p>
          </table:table-cell>
          <table:table-cell office:value-type="float" office:value="0.912583" calcext:value-type="float">
            <text:p>0.912583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90126" calcext:value-type="float">
            <text:p>90126</text:p>
          </table:table-cell>
          <table:table-cell office:value-type="float" office:value="0.987754" calcext:value-type="float">
            <text:p>0.987754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90125" calcext:value-type="float">
            <text:p>90125</text:p>
          </table:table-cell>
          <table:table-cell office:value-type="float" office:value="0.987751" calcext:value-type="float">
            <text:p>0.987751</text:p>
          </table:table-cell>
          <table:table-cell office:value-type="float" office:value="0.912618" calcext:value-type="float">
            <text:p>0.912618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90124" calcext:value-type="float">
            <text:p>90124</text:p>
          </table:table-cell>
          <table:table-cell office:value-type="float" office:value="0.987714" calcext:value-type="float">
            <text:p>0.987714</text:p>
          </table:table-cell>
          <table:table-cell office:value-type="float" office:value="0.912635" calcext:value-type="float">
            <text:p>0.912635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90123" calcext:value-type="float">
            <text:p>90123</text:p>
          </table:table-cell>
          <table:table-cell office:value-type="float" office:value="0.987694" calcext:value-type="float">
            <text:p>0.987694</text:p>
          </table:table-cell>
          <table:table-cell office:value-type="float" office:value="0.912652" calcext:value-type="float">
            <text:p>0.912652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90122" calcext:value-type="float">
            <text:p>90122</text:p>
          </table:table-cell>
          <table:table-cell office:value-type="float" office:value="0.987685" calcext:value-type="float">
            <text:p>0.987685</text:p>
          </table:table-cell>
          <table:table-cell office:value-type="float" office:value="0.912669" calcext:value-type="float">
            <text:p>0.912669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90121" calcext:value-type="float">
            <text:p>90121</text:p>
          </table:table-cell>
          <table:table-cell office:value-type="float" office:value="0.98768" calcext:value-type="float">
            <text:p>0.98768</text:p>
          </table:table-cell>
          <table:table-cell office:value-type="float" office:value="0.912687" calcext:value-type="float">
            <text:p>0.912687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90120" calcext:value-type="float">
            <text:p>90120</text:p>
          </table:table-cell>
          <table:table-cell office:value-type="float" office:value="0.987677" calcext:value-type="float">
            <text:p>0.987677</text:p>
          </table:table-cell>
          <table:table-cell office:value-type="float" office:value="0.912704" calcext:value-type="float">
            <text:p>0.912704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119" calcext:value-type="float">
            <text:p>90119</text:p>
          </table:table-cell>
          <table:table-cell office:value-type="float" office:value="0.987674" calcext:value-type="float">
            <text:p>0.987674</text:p>
          </table:table-cell>
          <table:table-cell office:value-type="float" office:value="0.912721" calcext:value-type="float">
            <text:p>0.912721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118" calcext:value-type="float">
            <text:p>90118</text:p>
          </table:table-cell>
          <table:table-cell office:value-type="float" office:value="0.987668" calcext:value-type="float">
            <text:p>0.987668</text:p>
          </table:table-cell>
          <table:table-cell office:value-type="float" office:value="0.912738" calcext:value-type="float">
            <text:p>0.912738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117" calcext:value-type="float">
            <text:p>90117</text:p>
          </table:table-cell>
          <table:table-cell office:value-type="float" office:value="0.987659" calcext:value-type="float">
            <text:p>0.987659</text:p>
          </table:table-cell>
          <table:table-cell office:value-type="float" office:value="0.912755" calcext:value-type="float">
            <text:p>0.912755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90116" calcext:value-type="float">
            <text:p>90116</text:p>
          </table:table-cell>
          <table:table-cell office:value-type="float" office:value="0.987654" calcext:value-type="float">
            <text:p>0.987654</text:p>
          </table:table-cell>
          <table:table-cell office:value-type="float" office:value="0.912773" calcext:value-type="float">
            <text:p>0.912773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90115" calcext:value-type="float">
            <text:p>90115</text:p>
          </table:table-cell>
          <table:table-cell office:value-type="float" office:value="0.987645" calcext:value-type="float">
            <text:p>0.987645</text:p>
          </table:table-cell>
          <table:table-cell office:value-type="float" office:value="0.91279" calcext:value-type="float">
            <text:p>0.91279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114" calcext:value-type="float">
            <text:p>90114</text:p>
          </table:table-cell>
          <table:table-cell office:value-type="float" office:value="0.987642" calcext:value-type="float">
            <text:p>0.987642</text:p>
          </table:table-cell>
          <table:table-cell office:value-type="float" office:value="0.912807" calcext:value-type="float">
            <text:p>0.912807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90113" calcext:value-type="float">
            <text:p>90113</text:p>
          </table:table-cell>
          <table:table-cell office:value-type="float" office:value="0.987614" calcext:value-type="float">
            <text:p>0.987614</text:p>
          </table:table-cell>
          <table:table-cell office:value-type="float" office:value="0.912824" calcext:value-type="float">
            <text:p>0.912824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90112" calcext:value-type="float">
            <text:p>90112</text:p>
          </table:table-cell>
          <table:table-cell office:value-type="float" office:value="0.987608" calcext:value-type="float">
            <text:p>0.987608</text:p>
          </table:table-cell>
          <table:table-cell office:value-type="float" office:value="0.912841" calcext:value-type="float">
            <text:p>0.912841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90111" calcext:value-type="float">
            <text:p>90111</text:p>
          </table:table-cell>
          <table:table-cell office:value-type="float" office:value="0.987593" calcext:value-type="float">
            <text:p>0.987593</text:p>
          </table:table-cell>
          <table:table-cell office:value-type="float" office:value="0.912859" calcext:value-type="float">
            <text:p>0.912859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110" calcext:value-type="float">
            <text:p>90110</text:p>
          </table:table-cell>
          <table:table-cell office:value-type="float" office:value="0.987582" calcext:value-type="float">
            <text:p>0.987582</text:p>
          </table:table-cell>
          <table:table-cell office:value-type="float" office:value="0.912876" calcext:value-type="float">
            <text:p>0.912876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109" calcext:value-type="float">
            <text:p>90109</text:p>
          </table:table-cell>
          <table:table-cell office:value-type="float" office:value="0.987576" calcext:value-type="float">
            <text:p>0.987576</text:p>
          </table:table-cell>
          <table:table-cell office:value-type="float" office:value="0.912893" calcext:value-type="float">
            <text:p>0.912893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108" calcext:value-type="float">
            <text:p>90108</text:p>
          </table:table-cell>
          <table:table-cell office:value-type="float" office:value="0.987556" calcext:value-type="float">
            <text:p>0.987556</text:p>
          </table:table-cell>
          <table:table-cell office:value-type="float" office:value="0.91291" calcext:value-type="float">
            <text:p>0.91291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107" calcext:value-type="float">
            <text:p>90107</text:p>
          </table:table-cell>
          <table:table-cell office:value-type="float" office:value="0.987553" calcext:value-type="float">
            <text:p>0.987553</text:p>
          </table:table-cell>
          <table:table-cell office:value-type="float" office:value="0.912927" calcext:value-type="float">
            <text:p>0.912927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106" calcext:value-type="float">
            <text:p>90106</text:p>
          </table:table-cell>
          <table:table-cell office:value-type="float" office:value="0.98755" calcext:value-type="float">
            <text:p>0.98755</text:p>
          </table:table-cell>
          <table:table-cell office:value-type="float" office:value="0.912945" calcext:value-type="float">
            <text:p>0.912945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105" calcext:value-type="float">
            <text:p>90105</text:p>
          </table:table-cell>
          <table:table-cell office:value-type="float" office:value="0.987548" calcext:value-type="float">
            <text:p>0.987548</text:p>
          </table:table-cell>
          <table:table-cell office:value-type="float" office:value="0.912962" calcext:value-type="float">
            <text:p>0.912962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104" calcext:value-type="float">
            <text:p>90104</text:p>
          </table:table-cell>
          <table:table-cell office:value-type="float" office:value="0.987539" calcext:value-type="float">
            <text:p>0.987539</text:p>
          </table:table-cell>
          <table:table-cell office:value-type="float" office:value="0.912979" calcext:value-type="float">
            <text:p>0.912979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103" calcext:value-type="float">
            <text:p>90103</text:p>
          </table:table-cell>
          <table:table-cell office:value-type="float" office:value="0.987484" calcext:value-type="float">
            <text:p>0.987484</text:p>
          </table:table-cell>
          <table:table-cell office:value-type="float" office:value="0.912996" calcext:value-type="float">
            <text:p>0.912996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102" calcext:value-type="float">
            <text:p>90102</text:p>
          </table:table-cell>
          <table:table-cell office:value-type="float" office:value="0.98747" calcext:value-type="float">
            <text:p>0.98747</text:p>
          </table:table-cell>
          <table:table-cell office:value-type="float" office:value="0.913014" calcext:value-type="float">
            <text:p>0.913014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101" calcext:value-type="float">
            <text:p>90101</text:p>
          </table:table-cell>
          <table:table-cell office:value-type="float" office:value="0.987467" calcext:value-type="float">
            <text:p>0.987467</text:p>
          </table:table-cell>
          <table:table-cell office:value-type="float" office:value="0.913031" calcext:value-type="float">
            <text:p>0.913031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0.987464" calcext:value-type="float">
            <text:p>0.987464</text:p>
          </table:table-cell>
          <table:table-cell office:value-type="float" office:value="0.913048" calcext:value-type="float">
            <text:p>0.913048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099" calcext:value-type="float">
            <text:p>90099</text:p>
          </table:table-cell>
          <table:table-cell office:value-type="float" office:value="0.987439" calcext:value-type="float">
            <text:p>0.987439</text:p>
          </table:table-cell>
          <table:table-cell office:value-type="float" office:value="0.913065" calcext:value-type="float">
            <text:p>0.913065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098" calcext:value-type="float">
            <text:p>90098</text:p>
          </table:table-cell>
          <table:table-cell office:value-type="float" office:value="0.987424" calcext:value-type="float">
            <text:p>0.987424</text:p>
          </table:table-cell>
          <table:table-cell office:value-type="float" office:value="0.913082" calcext:value-type="float">
            <text:p>0.913082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097" calcext:value-type="float">
            <text:p>90097</text:p>
          </table:table-cell>
          <table:table-cell office:value-type="float" office:value="0.987416" calcext:value-type="float">
            <text:p>0.987416</text:p>
          </table:table-cell>
          <table:table-cell office:value-type="float" office:value="0.9131" calcext:value-type="float">
            <text:p>0.9131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096" calcext:value-type="float">
            <text:p>90096</text:p>
          </table:table-cell>
          <table:table-cell office:value-type="float" office:value="0.987404" calcext:value-type="float">
            <text:p>0.987404</text:p>
          </table:table-cell>
          <table:table-cell office:value-type="float" office:value="0.913117" calcext:value-type="float">
            <text:p>0.913117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90095" calcext:value-type="float">
            <text:p>90095</text:p>
          </table:table-cell>
          <table:table-cell office:value-type="float" office:value="0.987401" calcext:value-type="float">
            <text:p>0.987401</text:p>
          </table:table-cell>
          <table:table-cell office:value-type="float" office:value="0.913134" calcext:value-type="float">
            <text:p>0.913134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94" calcext:value-type="float">
            <text:p>90094</text:p>
          </table:table-cell>
          <table:table-cell office:value-type="float" office:value="0.987398" calcext:value-type="float">
            <text:p>0.987398</text:p>
          </table:table-cell>
          <table:table-cell office:value-type="float" office:value="0.913151" calcext:value-type="float">
            <text:p>0.913151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93" calcext:value-type="float">
            <text:p>90093</text:p>
          </table:table-cell>
          <table:table-cell office:value-type="float" office:value="0.987393" calcext:value-type="float">
            <text:p>0.987393</text:p>
          </table:table-cell>
          <table:table-cell office:value-type="float" office:value="0.913168" calcext:value-type="float">
            <text:p>0.913168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92" calcext:value-type="float">
            <text:p>90092</text:p>
          </table:table-cell>
          <table:table-cell office:value-type="float" office:value="0.98739" calcext:value-type="float">
            <text:p>0.98739</text:p>
          </table:table-cell>
          <table:table-cell office:value-type="float" office:value="0.913186" calcext:value-type="float">
            <text:p>0.913186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91" calcext:value-type="float">
            <text:p>90091</text:p>
          </table:table-cell>
          <table:table-cell office:value-type="float" office:value="0.98735" calcext:value-type="float">
            <text:p>0.98735</text:p>
          </table:table-cell>
          <table:table-cell office:value-type="float" office:value="0.913203" calcext:value-type="float">
            <text:p>0.913203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90090" calcext:value-type="float">
            <text:p>90090</text:p>
          </table:table-cell>
          <table:table-cell office:value-type="float" office:value="0.987332" calcext:value-type="float">
            <text:p>0.987332</text:p>
          </table:table-cell>
          <table:table-cell office:value-type="float" office:value="0.91322" calcext:value-type="float">
            <text:p>0.91322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90089" calcext:value-type="float">
            <text:p>90089</text:p>
          </table:table-cell>
          <table:table-cell office:value-type="float" office:value="0.987324" calcext:value-type="float">
            <text:p>0.987324</text:p>
          </table:table-cell>
          <table:table-cell office:value-type="float" office:value="0.913237" calcext:value-type="float">
            <text:p>0.913237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90088" calcext:value-type="float">
            <text:p>90088</text:p>
          </table:table-cell>
          <table:table-cell office:value-type="float" office:value="0.987321" calcext:value-type="float">
            <text:p>0.987321</text:p>
          </table:table-cell>
          <table:table-cell office:value-type="float" office:value="0.913255" calcext:value-type="float">
            <text:p>0.913255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87" calcext:value-type="float">
            <text:p>90087</text:p>
          </table:table-cell>
          <table:table-cell office:value-type="float" office:value="0.987309" calcext:value-type="float">
            <text:p>0.987309</text:p>
          </table:table-cell>
          <table:table-cell office:value-type="float" office:value="0.913272" calcext:value-type="float">
            <text:p>0.913272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90086" calcext:value-type="float">
            <text:p>90086</text:p>
          </table:table-cell>
          <table:table-cell office:value-type="float" office:value="0.987272" calcext:value-type="float">
            <text:p>0.987272</text:p>
          </table:table-cell>
          <table:table-cell office:value-type="float" office:value="0.913289" calcext:value-type="float">
            <text:p>0.913289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085" calcext:value-type="float">
            <text:p>90085</text:p>
          </table:table-cell>
          <table:table-cell office:value-type="float" office:value="0.987266" calcext:value-type="float">
            <text:p>0.987266</text:p>
          </table:table-cell>
          <table:table-cell office:value-type="float" office:value="0.913306" calcext:value-type="float">
            <text:p>0.913306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90084" calcext:value-type="float">
            <text:p>90084</text:p>
          </table:table-cell>
          <table:table-cell office:value-type="float" office:value="0.987249" calcext:value-type="float">
            <text:p>0.987249</text:p>
          </table:table-cell>
          <table:table-cell office:value-type="float" office:value="0.913323" calcext:value-type="float">
            <text:p>0.913323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90083" calcext:value-type="float">
            <text:p>90083</text:p>
          </table:table-cell>
          <table:table-cell office:value-type="float" office:value="0.987246" calcext:value-type="float">
            <text:p>0.987246</text:p>
          </table:table-cell>
          <table:table-cell office:value-type="float" office:value="0.913341" calcext:value-type="float">
            <text:p>0.913341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90082" calcext:value-type="float">
            <text:p>90082</text:p>
          </table:table-cell>
          <table:table-cell office:value-type="float" office:value="0.987221" calcext:value-type="float">
            <text:p>0.987221</text:p>
          </table:table-cell>
          <table:table-cell office:value-type="float" office:value="0.913358" calcext:value-type="float">
            <text:p>0.913358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081" calcext:value-type="float">
            <text:p>90081</text:p>
          </table:table-cell>
          <table:table-cell office:value-type="float" office:value="0.987206" calcext:value-type="float">
            <text:p>0.987206</text:p>
          </table:table-cell>
          <table:table-cell office:value-type="float" office:value="0.913375" calcext:value-type="float">
            <text:p>0.913375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90080" calcext:value-type="float">
            <text:p>90080</text:p>
          </table:table-cell>
          <table:table-cell office:value-type="float" office:value="0.98718" calcext:value-type="float">
            <text:p>0.98718</text:p>
          </table:table-cell>
          <table:table-cell office:value-type="float" office:value="0.913392" calcext:value-type="float">
            <text:p>0.913392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90079" calcext:value-type="float">
            <text:p>90079</text:p>
          </table:table-cell>
          <table:table-cell office:value-type="float" office:value="0.987169" calcext:value-type="float">
            <text:p>0.987169</text:p>
          </table:table-cell>
          <table:table-cell office:value-type="float" office:value="0.913409" calcext:value-type="float">
            <text:p>0.913409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90078" calcext:value-type="float">
            <text:p>90078</text:p>
          </table:table-cell>
          <table:table-cell office:value-type="float" office:value="0.987166" calcext:value-type="float">
            <text:p>0.987166</text:p>
          </table:table-cell>
          <table:table-cell office:value-type="float" office:value="0.913427" calcext:value-type="float">
            <text:p>0.913427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90077" calcext:value-type="float">
            <text:p>90077</text:p>
          </table:table-cell>
          <table:table-cell office:value-type="float" office:value="0.987152" calcext:value-type="float">
            <text:p>0.987152</text:p>
          </table:table-cell>
          <table:table-cell office:value-type="float" office:value="0.913444" calcext:value-type="float">
            <text:p>0.913444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076" calcext:value-type="float">
            <text:p>90076</text:p>
          </table:table-cell>
          <table:table-cell office:value-type="float" office:value="0.987089" calcext:value-type="float">
            <text:p>0.987089</text:p>
          </table:table-cell>
          <table:table-cell office:value-type="float" office:value="0.913461" calcext:value-type="float">
            <text:p>0.913461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075" calcext:value-type="float">
            <text:p>90075</text:p>
          </table:table-cell>
          <table:table-cell office:value-type="float" office:value="0.987071" calcext:value-type="float">
            <text:p>0.987071</text:p>
          </table:table-cell>
          <table:table-cell office:value-type="float" office:value="0.913478" calcext:value-type="float">
            <text:p>0.913478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90074" calcext:value-type="float">
            <text:p>90074</text:p>
          </table:table-cell>
          <table:table-cell office:value-type="float" office:value="0.987069" calcext:value-type="float">
            <text:p>0.987069</text:p>
          </table:table-cell>
          <table:table-cell office:value-type="float" office:value="0.913495" calcext:value-type="float">
            <text:p>0.913495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073" calcext:value-type="float">
            <text:p>90073</text:p>
          </table:table-cell>
          <table:table-cell office:value-type="float" office:value="0.987066" calcext:value-type="float">
            <text:p>0.987066</text:p>
          </table:table-cell>
          <table:table-cell office:value-type="float" office:value="0.913513" calcext:value-type="float">
            <text:p>0.913513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90072" calcext:value-type="float">
            <text:p>90072</text:p>
          </table:table-cell>
          <table:table-cell office:value-type="float" office:value="0.987028" calcext:value-type="float">
            <text:p>0.987028</text:p>
          </table:table-cell>
          <table:table-cell office:value-type="float" office:value="0.91353" calcext:value-type="float">
            <text:p>0.91353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90071" calcext:value-type="float">
            <text:p>90071</text:p>
          </table:table-cell>
          <table:table-cell office:value-type="float" office:value="0.987014" calcext:value-type="float">
            <text:p>0.987014</text:p>
          </table:table-cell>
          <table:table-cell office:value-type="float" office:value="0.913547" calcext:value-type="float">
            <text:p>0.913547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90070" calcext:value-type="float">
            <text:p>90070</text:p>
          </table:table-cell>
          <table:table-cell office:value-type="float" office:value="0.987005" calcext:value-type="float">
            <text:p>0.987005</text:p>
          </table:table-cell>
          <table:table-cell office:value-type="float" office:value="0.913564" calcext:value-type="float">
            <text:p>0.913564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69" calcext:value-type="float">
            <text:p>90069</text:p>
          </table:table-cell>
          <table:table-cell office:value-type="float" office:value="0.987003" calcext:value-type="float">
            <text:p>0.987003</text:p>
          </table:table-cell>
          <table:table-cell office:value-type="float" office:value="0.913582" calcext:value-type="float">
            <text:p>0.913582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68" calcext:value-type="float">
            <text:p>90068</text:p>
          </table:table-cell>
          <table:table-cell office:value-type="float" office:value="0.986985" calcext:value-type="float">
            <text:p>0.986985</text:p>
          </table:table-cell>
          <table:table-cell office:value-type="float" office:value="0.913599" calcext:value-type="float">
            <text:p>0.913599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90067" calcext:value-type="float">
            <text:p>90067</text:p>
          </table:table-cell>
          <table:table-cell office:value-type="float" office:value="0.986968" calcext:value-type="float">
            <text:p>0.986968</text:p>
          </table:table-cell>
          <table:table-cell office:value-type="float" office:value="0.913616" calcext:value-type="float">
            <text:p>0.913616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066" calcext:value-type="float">
            <text:p>90066</text:p>
          </table:table-cell>
          <table:table-cell office:value-type="float" office:value="0.986919" calcext:value-type="float">
            <text:p>0.986919</text:p>
          </table:table-cell>
          <table:table-cell office:value-type="float" office:value="0.913633" calcext:value-type="float">
            <text:p>0.913633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065" calcext:value-type="float">
            <text:p>90065</text:p>
          </table:table-cell>
          <table:table-cell office:value-type="float" office:value="0.986905" calcext:value-type="float">
            <text:p>0.986905</text:p>
          </table:table-cell>
          <table:table-cell office:value-type="float" office:value="0.91365" calcext:value-type="float">
            <text:p>0.91365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90064" calcext:value-type="float">
            <text:p>90064</text:p>
          </table:table-cell>
          <table:table-cell office:value-type="float" office:value="0.986902" calcext:value-type="float">
            <text:p>0.986902</text:p>
          </table:table-cell>
          <table:table-cell office:value-type="float" office:value="0.913668" calcext:value-type="float">
            <text:p>0.913668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063" calcext:value-type="float">
            <text:p>90063</text:p>
          </table:table-cell>
          <table:table-cell office:value-type="float" office:value="0.986899" calcext:value-type="float">
            <text:p>0.986899</text:p>
          </table:table-cell>
          <table:table-cell office:value-type="float" office:value="0.913685" calcext:value-type="float">
            <text:p>0.913685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062" calcext:value-type="float">
            <text:p>90062</text:p>
          </table:table-cell>
          <table:table-cell office:value-type="float" office:value="0.986856" calcext:value-type="float">
            <text:p>0.986856</text:p>
          </table:table-cell>
          <table:table-cell office:value-type="float" office:value="0.913702" calcext:value-type="float">
            <text:p>0.913702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061" calcext:value-type="float">
            <text:p>90061</text:p>
          </table:table-cell>
          <table:table-cell office:value-type="float" office:value="0.986851" calcext:value-type="float">
            <text:p>0.986851</text:p>
          </table:table-cell>
          <table:table-cell office:value-type="float" office:value="0.913719" calcext:value-type="float">
            <text:p>0.913719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90060" calcext:value-type="float">
            <text:p>90060</text:p>
          </table:table-cell>
          <table:table-cell office:value-type="float" office:value="0.986842" calcext:value-type="float">
            <text:p>0.986842</text:p>
          </table:table-cell>
          <table:table-cell office:value-type="float" office:value="0.913736" calcext:value-type="float">
            <text:p>0.913736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059" calcext:value-type="float">
            <text:p>90059</text:p>
          </table:table-cell>
          <table:table-cell office:value-type="float" office:value="0.986839" calcext:value-type="float">
            <text:p>0.986839</text:p>
          </table:table-cell>
          <table:table-cell office:value-type="float" office:value="0.913754" calcext:value-type="float">
            <text:p>0.913754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058" calcext:value-type="float">
            <text:p>90058</text:p>
          </table:table-cell>
          <table:table-cell office:value-type="float" office:value="0.986836" calcext:value-type="float">
            <text:p>0.986836</text:p>
          </table:table-cell>
          <table:table-cell office:value-type="float" office:value="0.913771" calcext:value-type="float">
            <text:p>0.913771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057" calcext:value-type="float">
            <text:p>90057</text:p>
          </table:table-cell>
          <table:table-cell office:value-type="float" office:value="0.986799" calcext:value-type="float">
            <text:p>0.986799</text:p>
          </table:table-cell>
          <table:table-cell office:value-type="float" office:value="0.913788" calcext:value-type="float">
            <text:p>0.913788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056" calcext:value-type="float">
            <text:p>90056</text:p>
          </table:table-cell>
          <table:table-cell office:value-type="float" office:value="0.986787" calcext:value-type="float">
            <text:p>0.986787</text:p>
          </table:table-cell>
          <table:table-cell office:value-type="float" office:value="0.913805" calcext:value-type="float">
            <text:p>0.913805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055" calcext:value-type="float">
            <text:p>90055</text:p>
          </table:table-cell>
          <table:table-cell office:value-type="float" office:value="0.986776" calcext:value-type="float">
            <text:p>0.986776</text:p>
          </table:table-cell>
          <table:table-cell office:value-type="float" office:value="0.913822" calcext:value-type="float">
            <text:p>0.913822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054" calcext:value-type="float">
            <text:p>90054</text:p>
          </table:table-cell>
          <table:table-cell office:value-type="float" office:value="0.986742" calcext:value-type="float">
            <text:p>0.986742</text:p>
          </table:table-cell>
          <table:table-cell office:value-type="float" office:value="0.91384" calcext:value-type="float">
            <text:p>0.91384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053" calcext:value-type="float">
            <text:p>90053</text:p>
          </table:table-cell>
          <table:table-cell office:value-type="float" office:value="0.986721" calcext:value-type="float">
            <text:p>0.986721</text:p>
          </table:table-cell>
          <table:table-cell office:value-type="float" office:value="0.913857" calcext:value-type="float">
            <text:p>0.913857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052" calcext:value-type="float">
            <text:p>90052</text:p>
          </table:table-cell>
          <table:table-cell office:value-type="float" office:value="0.98669" calcext:value-type="float">
            <text:p>0.98669</text:p>
          </table:table-cell>
          <table:table-cell office:value-type="float" office:value="0.913874" calcext:value-type="float">
            <text:p>0.913874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051" calcext:value-type="float">
            <text:p>90051</text:p>
          </table:table-cell>
          <table:table-cell office:value-type="float" office:value="0.986676" calcext:value-type="float">
            <text:p>0.986676</text:p>
          </table:table-cell>
          <table:table-cell office:value-type="float" office:value="0.913891" calcext:value-type="float">
            <text:p>0.913891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90050" calcext:value-type="float">
            <text:p>90050</text:p>
          </table:table-cell>
          <table:table-cell office:value-type="float" office:value="0.986635" calcext:value-type="float">
            <text:p>0.986635</text:p>
          </table:table-cell>
          <table:table-cell office:value-type="float" office:value="0.913909" calcext:value-type="float">
            <text:p>0.913909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90049" calcext:value-type="float">
            <text:p>90049</text:p>
          </table:table-cell>
          <table:table-cell office:value-type="float" office:value="0.986612" calcext:value-type="float">
            <text:p>0.986612</text:p>
          </table:table-cell>
          <table:table-cell office:value-type="float" office:value="0.913926" calcext:value-type="float">
            <text:p>0.913926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90048" calcext:value-type="float">
            <text:p>90048</text:p>
          </table:table-cell>
          <table:table-cell office:value-type="float" office:value="0.986601" calcext:value-type="float">
            <text:p>0.986601</text:p>
          </table:table-cell>
          <table:table-cell office:value-type="float" office:value="0.913943" calcext:value-type="float">
            <text:p>0.913943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90047" calcext:value-type="float">
            <text:p>90047</text:p>
          </table:table-cell>
          <table:table-cell office:value-type="float" office:value="0.986598" calcext:value-type="float">
            <text:p>0.986598</text:p>
          </table:table-cell>
          <table:table-cell office:value-type="float" office:value="0.91396" calcext:value-type="float">
            <text:p>0.91396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90046" calcext:value-type="float">
            <text:p>90046</text:p>
          </table:table-cell>
          <table:table-cell office:value-type="float" office:value="0.986592" calcext:value-type="float">
            <text:p>0.986592</text:p>
          </table:table-cell>
          <table:table-cell office:value-type="float" office:value="0.913977" calcext:value-type="float">
            <text:p>0.913977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045" calcext:value-type="float">
            <text:p>90045</text:p>
          </table:table-cell>
          <table:table-cell office:value-type="float" office:value="0.986569" calcext:value-type="float">
            <text:p>0.986569</text:p>
          </table:table-cell>
          <table:table-cell office:value-type="float" office:value="0.913995" calcext:value-type="float">
            <text:p>0.913995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90044" calcext:value-type="float">
            <text:p>90044</text:p>
          </table:table-cell>
          <table:table-cell office:value-type="float" office:value="0.986567" calcext:value-type="float">
            <text:p>0.986567</text:p>
          </table:table-cell>
          <table:table-cell office:value-type="float" office:value="0.914012" calcext:value-type="float">
            <text:p>0.914012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043" calcext:value-type="float">
            <text:p>90043</text:p>
          </table:table-cell>
          <table:table-cell office:value-type="float" office:value="0.986555" calcext:value-type="float">
            <text:p>0.986555</text:p>
          </table:table-cell>
          <table:table-cell office:value-type="float" office:value="0.914029" calcext:value-type="float">
            <text:p>0.914029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90042" calcext:value-type="float">
            <text:p>90042</text:p>
          </table:table-cell>
          <table:table-cell office:value-type="float" office:value="0.986492" calcext:value-type="float">
            <text:p>0.986492</text:p>
          </table:table-cell>
          <table:table-cell office:value-type="float" office:value="0.914046" calcext:value-type="float">
            <text:p>0.914046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041" calcext:value-type="float">
            <text:p>90041</text:p>
          </table:table-cell>
          <table:table-cell office:value-type="float" office:value="0.986472" calcext:value-type="float">
            <text:p>0.986472</text:p>
          </table:table-cell>
          <table:table-cell office:value-type="float" office:value="0.914063" calcext:value-type="float">
            <text:p>0.914063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90040" calcext:value-type="float">
            <text:p>90040</text:p>
          </table:table-cell>
          <table:table-cell office:value-type="float" office:value="0.986449" calcext:value-type="float">
            <text:p>0.986449</text:p>
          </table:table-cell>
          <table:table-cell office:value-type="float" office:value="0.914081" calcext:value-type="float">
            <text:p>0.914081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90039" calcext:value-type="float">
            <text:p>90039</text:p>
          </table:table-cell>
          <table:table-cell office:value-type="float" office:value="0.986446" calcext:value-type="float">
            <text:p>0.986446</text:p>
          </table:table-cell>
          <table:table-cell office:value-type="float" office:value="0.914098" calcext:value-type="float">
            <text:p>0.914098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90038" calcext:value-type="float">
            <text:p>90038</text:p>
          </table:table-cell>
          <table:table-cell office:value-type="float" office:value="0.986443" calcext:value-type="float">
            <text:p>0.986443</text:p>
          </table:table-cell>
          <table:table-cell office:value-type="float" office:value="0.914115" calcext:value-type="float">
            <text:p>0.914115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90037" calcext:value-type="float">
            <text:p>90037</text:p>
          </table:table-cell>
          <table:table-cell office:value-type="float" office:value="0.986435" calcext:value-type="float">
            <text:p>0.986435</text:p>
          </table:table-cell>
          <table:table-cell office:value-type="float" office:value="0.914132" calcext:value-type="float">
            <text:p>0.914132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90036" calcext:value-type="float">
            <text:p>90036</text:p>
          </table:table-cell>
          <table:table-cell office:value-type="float" office:value="0.98642" calcext:value-type="float">
            <text:p>0.98642</text:p>
          </table:table-cell>
          <table:table-cell office:value-type="float" office:value="0.914149" calcext:value-type="float">
            <text:p>0.914149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90035" calcext:value-type="float">
            <text:p>90035</text:p>
          </table:table-cell>
          <table:table-cell office:value-type="float" office:value="0.986415" calcext:value-type="float">
            <text:p>0.986415</text:p>
          </table:table-cell>
          <table:table-cell office:value-type="float" office:value="0.914167" calcext:value-type="float">
            <text:p>0.914167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90034" calcext:value-type="float">
            <text:p>90034</text:p>
          </table:table-cell>
          <table:table-cell office:value-type="float" office:value="0.986389" calcext:value-type="float">
            <text:p>0.986389</text:p>
          </table:table-cell>
          <table:table-cell office:value-type="float" office:value="0.914184" calcext:value-type="float">
            <text:p>0.914184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90033" calcext:value-type="float">
            <text:p>90033</text:p>
          </table:table-cell>
          <table:table-cell office:value-type="float" office:value="0.986377" calcext:value-type="float">
            <text:p>0.986377</text:p>
          </table:table-cell>
          <table:table-cell office:value-type="float" office:value="0.914201" calcext:value-type="float">
            <text:p>0.914201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90032" calcext:value-type="float">
            <text:p>90032</text:p>
          </table:table-cell>
          <table:table-cell office:value-type="float" office:value="0.986374" calcext:value-type="float">
            <text:p>0.986374</text:p>
          </table:table-cell>
          <table:table-cell office:value-type="float" office:value="0.914218" calcext:value-type="float">
            <text:p>0.914218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90031" calcext:value-type="float">
            <text:p>90031</text:p>
          </table:table-cell>
          <table:table-cell office:value-type="float" office:value="0.986371" calcext:value-type="float">
            <text:p>0.986371</text:p>
          </table:table-cell>
          <table:table-cell office:value-type="float" office:value="0.914236" calcext:value-type="float">
            <text:p>0.914236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90030" calcext:value-type="float">
            <text:p>90030</text:p>
          </table:table-cell>
          <table:table-cell office:value-type="float" office:value="0.986343" calcext:value-type="float">
            <text:p>0.986343</text:p>
          </table:table-cell>
          <table:table-cell office:value-type="float" office:value="0.914253" calcext:value-type="float">
            <text:p>0.914253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29" calcext:value-type="float">
            <text:p>90029</text:p>
          </table:table-cell>
          <table:table-cell office:value-type="float" office:value="0.986334" calcext:value-type="float">
            <text:p>0.986334</text:p>
          </table:table-cell>
          <table:table-cell office:value-type="float" office:value="0.91427" calcext:value-type="float">
            <text:p>0.91427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28" calcext:value-type="float">
            <text:p>90028</text:p>
          </table:table-cell>
          <table:table-cell office:value-type="float" office:value="0.986326" calcext:value-type="float">
            <text:p>0.986326</text:p>
          </table:table-cell>
          <table:table-cell office:value-type="float" office:value="0.914287" calcext:value-type="float">
            <text:p>0.914287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90027" calcext:value-type="float">
            <text:p>90027</text:p>
          </table:table-cell>
          <table:table-cell office:value-type="float" office:value="0.986311" calcext:value-type="float">
            <text:p>0.986311</text:p>
          </table:table-cell>
          <table:table-cell office:value-type="float" office:value="0.914304" calcext:value-type="float">
            <text:p>0.914304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90026" calcext:value-type="float">
            <text:p>90026</text:p>
          </table:table-cell>
          <table:table-cell office:value-type="float" office:value="0.986308" calcext:value-type="float">
            <text:p>0.986308</text:p>
          </table:table-cell>
          <table:table-cell office:value-type="float" office:value="0.914322" calcext:value-type="float">
            <text:p>0.914322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90025" calcext:value-type="float">
            <text:p>90025</text:p>
          </table:table-cell>
          <table:table-cell office:value-type="float" office:value="0.986274" calcext:value-type="float">
            <text:p>0.986274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90024" calcext:value-type="float">
            <text:p>90024</text:p>
          </table:table-cell>
          <table:table-cell office:value-type="float" office:value="0.986228" calcext:value-type="float">
            <text:p>0.986228</text:p>
          </table:table-cell>
          <table:table-cell office:value-type="float" office:value="0.914356" calcext:value-type="float">
            <text:p>0.914356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90023" calcext:value-type="float">
            <text:p>90023</text:p>
          </table:table-cell>
          <table:table-cell office:value-type="float" office:value="0.986205" calcext:value-type="float">
            <text:p>0.986205</text:p>
          </table:table-cell>
          <table:table-cell office:value-type="float" office:value="0.914373" calcext:value-type="float">
            <text:p>0.914373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90022" calcext:value-type="float">
            <text:p>90022</text:p>
          </table:table-cell>
          <table:table-cell office:value-type="float" office:value="0.986168" calcext:value-type="float">
            <text:p>0.986168</text:p>
          </table:table-cell>
          <table:table-cell office:value-type="float" office:value="0.91439" calcext:value-type="float">
            <text:p>0.91439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90021" calcext:value-type="float">
            <text:p>90021</text:p>
          </table:table-cell>
          <table:table-cell office:value-type="float" office:value="0.986165" calcext:value-type="float">
            <text:p>0.986165</text:p>
          </table:table-cell>
          <table:table-cell office:value-type="float" office:value="0.914408" calcext:value-type="float">
            <text:p>0.914408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90020" calcext:value-type="float">
            <text:p>90020</text:p>
          </table:table-cell>
          <table:table-cell office:value-type="float" office:value="0.986133" calcext:value-type="float">
            <text:p>0.986133</text:p>
          </table:table-cell>
          <table:table-cell office:value-type="float" office:value="0.914425" calcext:value-type="float">
            <text:p>0.914425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019" calcext:value-type="float">
            <text:p>90019</text:p>
          </table:table-cell>
          <table:table-cell office:value-type="float" office:value="0.986131" calcext:value-type="float">
            <text:p>0.986131</text:p>
          </table:table-cell>
          <table:table-cell office:value-type="float" office:value="0.914442" calcext:value-type="float">
            <text:p>0.914442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018" calcext:value-type="float">
            <text:p>90018</text:p>
          </table:table-cell>
          <table:table-cell office:value-type="float" office:value="0.986128" calcext:value-type="float">
            <text:p>0.986128</text:p>
          </table:table-cell>
          <table:table-cell office:value-type="float" office:value="0.914459" calcext:value-type="float">
            <text:p>0.914459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90017" calcext:value-type="float">
            <text:p>90017</text:p>
          </table:table-cell>
          <table:table-cell office:value-type="float" office:value="0.986122" calcext:value-type="float">
            <text:p>0.986122</text:p>
          </table:table-cell>
          <table:table-cell office:value-type="float" office:value="0.914477" calcext:value-type="float">
            <text:p>0.914477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90016" calcext:value-type="float">
            <text:p>90016</text:p>
          </table:table-cell>
          <table:table-cell office:value-type="float" office:value="0.986087" calcext:value-type="float">
            <text:p>0.986087</text:p>
          </table:table-cell>
          <table:table-cell office:value-type="float" office:value="0.914494" calcext:value-type="float">
            <text:p>0.914494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90015" calcext:value-type="float">
            <text:p>90015</text:p>
          </table:table-cell>
          <table:table-cell office:value-type="float" office:value="0.986085" calcext:value-type="float">
            <text:p>0.986085</text:p>
          </table:table-cell>
          <table:table-cell office:value-type="float" office:value="0.914511" calcext:value-type="float">
            <text:p>0.914511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014" calcext:value-type="float">
            <text:p>90014</text:p>
          </table:table-cell>
          <table:table-cell office:value-type="float" office:value="0.98605" calcext:value-type="float">
            <text:p>0.98605</text:p>
          </table:table-cell>
          <table:table-cell office:value-type="float" office:value="0.914528" calcext:value-type="float">
            <text:p>0.914528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90013" calcext:value-type="float">
            <text:p>90013</text:p>
          </table:table-cell>
          <table:table-cell office:value-type="float" office:value="0.986013" calcext:value-type="float">
            <text:p>0.986013</text:p>
          </table:table-cell>
          <table:table-cell office:value-type="float" office:value="0.914545" calcext:value-type="float">
            <text:p>0.914545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90012" calcext:value-type="float">
            <text:p>90012</text:p>
          </table:table-cell>
          <table:table-cell office:value-type="float" office:value="0.986001" calcext:value-type="float">
            <text:p>0.986001</text:p>
          </table:table-cell>
          <table:table-cell office:value-type="float" office:value="0.914563" calcext:value-type="float">
            <text:p>0.914563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90011" calcext:value-type="float">
            <text:p>90011</text:p>
          </table:table-cell>
          <table:table-cell office:value-type="float" office:value="0.98599" calcext:value-type="float">
            <text:p>0.98599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010" calcext:value-type="float">
            <text:p>90010</text:p>
          </table:table-cell>
          <table:table-cell office:value-type="float" office:value="0.985976" calcext:value-type="float">
            <text:p>0.985976</text:p>
          </table:table-cell>
          <table:table-cell office:value-type="float" office:value="0.914597" calcext:value-type="float">
            <text:p>0.914597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90009" calcext:value-type="float">
            <text:p>90009</text:p>
          </table:table-cell>
          <table:table-cell office:value-type="float" office:value="0.985924" calcext:value-type="float">
            <text:p>0.985924</text:p>
          </table:table-cell>
          <table:table-cell office:value-type="float" office:value="0.914614" calcext:value-type="float">
            <text:p>0.914614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08" calcext:value-type="float">
            <text:p>90008</text:p>
          </table:table-cell>
          <table:table-cell office:value-type="float" office:value="0.985913" calcext:value-type="float">
            <text:p>0.985913</text:p>
          </table:table-cell>
          <table:table-cell office:value-type="float" office:value="0.914631" calcext:value-type="float">
            <text:p>0.914631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90007" calcext:value-type="float">
            <text:p>90007</text:p>
          </table:table-cell>
          <table:table-cell office:value-type="float" office:value="0.98591" calcext:value-type="float">
            <text:p>0.98591</text:p>
          </table:table-cell>
          <table:table-cell office:value-type="float" office:value="0.914649" calcext:value-type="float">
            <text:p>0.914649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90006" calcext:value-type="float">
            <text:p>90006</text:p>
          </table:table-cell>
          <table:table-cell office:value-type="float" office:value="0.985907" calcext:value-type="float">
            <text:p>0.985907</text:p>
          </table:table-cell>
          <table:table-cell office:value-type="float" office:value="0.914666" calcext:value-type="float">
            <text:p>0.914666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90005" calcext:value-type="float">
            <text:p>90005</text:p>
          </table:table-cell>
          <table:table-cell office:value-type="float" office:value="0.985829" calcext:value-type="float">
            <text:p>0.985829</text:p>
          </table:table-cell>
          <table:table-cell office:value-type="float" office:value="0.914683" calcext:value-type="float">
            <text:p>0.914683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90004" calcext:value-type="float">
            <text:p>90004</text:p>
          </table:table-cell>
          <table:table-cell office:value-type="float" office:value="0.985809" calcext:value-type="float">
            <text:p>0.985809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03" calcext:value-type="float">
            <text:p>90003</text:p>
          </table:table-cell>
          <table:table-cell office:value-type="float" office:value="0.985806" calcext:value-type="float">
            <text:p>0.985806</text:p>
          </table:table-cell>
          <table:table-cell office:value-type="float" office:value="0.914717" calcext:value-type="float">
            <text:p>0.914717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90002" calcext:value-type="float">
            <text:p>90002</text:p>
          </table:table-cell>
          <table:table-cell office:value-type="float" office:value="0.985772" calcext:value-type="float">
            <text:p>0.985772</text:p>
          </table:table-cell>
          <table:table-cell office:value-type="float" office:value="0.914735" calcext:value-type="float">
            <text:p>0.914735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001" calcext:value-type="float">
            <text:p>90001</text:p>
          </table:table-cell>
          <table:table-cell office:value-type="float" office:value="0.985769" calcext:value-type="float">
            <text:p>0.985769</text:p>
          </table:table-cell>
          <table:table-cell office:value-type="float" office:value="0.914752" calcext:value-type="float">
            <text:p>0.914752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985755" calcext:value-type="float">
            <text:p>0.985755</text:p>
          </table:table-cell>
          <table:table-cell office:value-type="float" office:value="0.914769" calcext:value-type="float">
            <text:p>0.914769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999" calcext:value-type="float">
            <text:p>89999</text:p>
          </table:table-cell>
          <table:table-cell office:value-type="float" office:value="0.985752" calcext:value-type="float">
            <text:p>0.985752</text:p>
          </table:table-cell>
          <table:table-cell office:value-type="float" office:value="0.914786" calcext:value-type="float">
            <text:p>0.914786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998" calcext:value-type="float">
            <text:p>89998</text:p>
          </table:table-cell>
          <table:table-cell office:value-type="float" office:value="0.985726" calcext:value-type="float">
            <text:p>0.985726</text:p>
          </table:table-cell>
          <table:table-cell office:value-type="float" office:value="0.914804" calcext:value-type="float">
            <text:p>0.914804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997" calcext:value-type="float">
            <text:p>89997</text:p>
          </table:table-cell>
          <table:table-cell office:value-type="float" office:value="0.985717" calcext:value-type="float">
            <text:p>0.985717</text:p>
          </table:table-cell>
          <table:table-cell office:value-type="float" office:value="0.914821" calcext:value-type="float">
            <text:p>0.914821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996" calcext:value-type="float">
            <text:p>89996</text:p>
          </table:table-cell>
          <table:table-cell office:value-type="float" office:value="0.985709" calcext:value-type="float">
            <text:p>0.985709</text:p>
          </table:table-cell>
          <table:table-cell office:value-type="float" office:value="0.914838" calcext:value-type="float">
            <text:p>0.914838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995" calcext:value-type="float">
            <text:p>89995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14855" calcext:value-type="float">
            <text:p>0.914855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994" calcext:value-type="float">
            <text:p>89994</text:p>
          </table:table-cell>
          <table:table-cell office:value-type="float" office:value="0.985697" calcext:value-type="float">
            <text:p>0.985697</text:p>
          </table:table-cell>
          <table:table-cell office:value-type="float" office:value="0.914872" calcext:value-type="float">
            <text:p>0.914872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993" calcext:value-type="float">
            <text:p>89993</text:p>
          </table:table-cell>
          <table:table-cell office:value-type="float" office:value="0.98568" calcext:value-type="float">
            <text:p>0.98568</text:p>
          </table:table-cell>
          <table:table-cell office:value-type="float" office:value="0.91489" calcext:value-type="float">
            <text:p>0.91489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992" calcext:value-type="float">
            <text:p>89992</text:p>
          </table:table-cell>
          <table:table-cell office:value-type="float" office:value="0.985649" calcext:value-type="float">
            <text:p>0.985649</text:p>
          </table:table-cell>
          <table:table-cell office:value-type="float" office:value="0.914907" calcext:value-type="float">
            <text:p>0.914907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991" calcext:value-type="float">
            <text:p>89991</text:p>
          </table:table-cell>
          <table:table-cell office:value-type="float" office:value="0.985631" calcext:value-type="float">
            <text:p>0.985631</text:p>
          </table:table-cell>
          <table:table-cell office:value-type="float" office:value="0.914924" calcext:value-type="float">
            <text:p>0.914924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990" calcext:value-type="float">
            <text:p>89990</text:p>
          </table:table-cell>
          <table:table-cell office:value-type="float" office:value="0.985623" calcext:value-type="float">
            <text:p>0.985623</text:p>
          </table:table-cell>
          <table:table-cell office:value-type="float" office:value="0.914941" calcext:value-type="float">
            <text:p>0.914941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989" calcext:value-type="float">
            <text:p>89989</text:p>
          </table:table-cell>
          <table:table-cell office:value-type="float" office:value="0.985614" calcext:value-type="float">
            <text:p>0.985614</text:p>
          </table:table-cell>
          <table:table-cell office:value-type="float" office:value="0.914958" calcext:value-type="float">
            <text:p>0.914958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988" calcext:value-type="float">
            <text:p>89988</text:p>
          </table:table-cell>
          <table:table-cell office:value-type="float" office:value="0.985603" calcext:value-type="float">
            <text:p>0.985603</text:p>
          </table:table-cell>
          <table:table-cell office:value-type="float" office:value="0.914976" calcext:value-type="float">
            <text:p>0.914976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987" calcext:value-type="float">
            <text:p>89987</text:p>
          </table:table-cell>
          <table:table-cell office:value-type="float" office:value="0.985554" calcext:value-type="float">
            <text:p>0.985554</text:p>
          </table:table-cell>
          <table:table-cell office:value-type="float" office:value="0.914993" calcext:value-type="float">
            <text:p>0.914993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986" calcext:value-type="float">
            <text:p>89986</text:p>
          </table:table-cell>
          <table:table-cell office:value-type="float" office:value="0.985537" calcext:value-type="float">
            <text:p>0.985537</text:p>
          </table:table-cell>
          <table:table-cell office:value-type="float" office:value="0.91501" calcext:value-type="float">
            <text:p>0.91501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985" calcext:value-type="float">
            <text:p>89985</text:p>
          </table:table-cell>
          <table:table-cell office:value-type="float" office:value="0.985517" calcext:value-type="float">
            <text:p>0.985517</text:p>
          </table:table-cell>
          <table:table-cell office:value-type="float" office:value="0.915027" calcext:value-type="float">
            <text:p>0.915027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984" calcext:value-type="float">
            <text:p>89984</text:p>
          </table:table-cell>
          <table:table-cell office:value-type="float" office:value="0.985508" calcext:value-type="float">
            <text:p>0.985508</text:p>
          </table:table-cell>
          <table:table-cell office:value-type="float" office:value="0.915044" calcext:value-type="float">
            <text:p>0.915044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983" calcext:value-type="float">
            <text:p>89983</text:p>
          </table:table-cell>
          <table:table-cell office:value-type="float" office:value="0.985505" calcext:value-type="float">
            <text:p>0.985505</text:p>
          </table:table-cell>
          <table:table-cell office:value-type="float" office:value="0.915062" calcext:value-type="float">
            <text:p>0.915062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982" calcext:value-type="float">
            <text:p>89982</text:p>
          </table:table-cell>
          <table:table-cell office:value-type="float" office:value="0.985497" calcext:value-type="float">
            <text:p>0.985497</text:p>
          </table:table-cell>
          <table:table-cell office:value-type="float" office:value="0.915079" calcext:value-type="float">
            <text:p>0.915079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981" calcext:value-type="float">
            <text:p>89981</text:p>
          </table:table-cell>
          <table:table-cell office:value-type="float" office:value="0.985494" calcext:value-type="float">
            <text:p>0.985494</text:p>
          </table:table-cell>
          <table:table-cell office:value-type="float" office:value="0.915096" calcext:value-type="float">
            <text:p>0.915096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980" calcext:value-type="float">
            <text:p>89980</text:p>
          </table:table-cell>
          <table:table-cell office:value-type="float" office:value="0.985468" calcext:value-type="float">
            <text:p>0.985468</text:p>
          </table:table-cell>
          <table:table-cell office:value-type="float" office:value="0.915113" calcext:value-type="float">
            <text:p>0.915113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979" calcext:value-type="float">
            <text:p>89979</text:p>
          </table:table-cell>
          <table:table-cell office:value-type="float" office:value="0.985425" calcext:value-type="float">
            <text:p>0.985425</text:p>
          </table:table-cell>
          <table:table-cell office:value-type="float" office:value="0.915131" calcext:value-type="float">
            <text:p>0.915131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978" calcext:value-type="float">
            <text:p>89978</text:p>
          </table:table-cell>
          <table:table-cell office:value-type="float" office:value="0.985365" calcext:value-type="float">
            <text:p>0.985365</text:p>
          </table:table-cell>
          <table:table-cell office:value-type="float" office:value="0.915148" calcext:value-type="float">
            <text:p>0.915148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977" calcext:value-type="float">
            <text:p>89977</text:p>
          </table:table-cell>
          <table:table-cell office:value-type="float" office:value="0.985362" calcext:value-type="float">
            <text:p>0.985362</text:p>
          </table:table-cell>
          <table:table-cell office:value-type="float" office:value="0.915165" calcext:value-type="float">
            <text:p>0.915165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976" calcext:value-type="float">
            <text:p>89976</text:p>
          </table:table-cell>
          <table:table-cell office:value-type="float" office:value="0.985359" calcext:value-type="float">
            <text:p>0.985359</text:p>
          </table:table-cell>
          <table:table-cell office:value-type="float" office:value="0.915182" calcext:value-type="float">
            <text:p>0.915182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975" calcext:value-type="float">
            <text:p>89975</text:p>
          </table:table-cell>
          <table:table-cell office:value-type="float" office:value="0.985324" calcext:value-type="float">
            <text:p>0.985324</text:p>
          </table:table-cell>
          <table:table-cell office:value-type="float" office:value="0.915199" calcext:value-type="float">
            <text:p>0.915199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974" calcext:value-type="float">
            <text:p>89974</text:p>
          </table:table-cell>
          <table:table-cell office:value-type="float" office:value="0.985322" calcext:value-type="float">
            <text:p>0.985322</text:p>
          </table:table-cell>
          <table:table-cell office:value-type="float" office:value="0.915217" calcext:value-type="float">
            <text:p>0.915217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973" calcext:value-type="float">
            <text:p>89973</text:p>
          </table:table-cell>
          <table:table-cell office:value-type="float" office:value="0.985319" calcext:value-type="float">
            <text:p>0.985319</text:p>
          </table:table-cell>
          <table:table-cell office:value-type="float" office:value="0.915234" calcext:value-type="float">
            <text:p>0.915234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972" calcext:value-type="float">
            <text:p>89972</text:p>
          </table:table-cell>
          <table:table-cell office:value-type="float" office:value="0.985293" calcext:value-type="float">
            <text:p>0.985293</text:p>
          </table:table-cell>
          <table:table-cell office:value-type="float" office:value="0.915251" calcext:value-type="float">
            <text:p>0.915251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971" calcext:value-type="float">
            <text:p>89971</text:p>
          </table:table-cell>
          <table:table-cell office:value-type="float" office:value="0.985287" calcext:value-type="float">
            <text:p>0.985287</text:p>
          </table:table-cell>
          <table:table-cell office:value-type="float" office:value="0.915268" calcext:value-type="float">
            <text:p>0.915268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970" calcext:value-type="float">
            <text:p>89970</text:p>
          </table:table-cell>
          <table:table-cell office:value-type="float" office:value="0.98527" calcext:value-type="float">
            <text:p>0.98527</text:p>
          </table:table-cell>
          <table:table-cell office:value-type="float" office:value="0.915285" calcext:value-type="float">
            <text:p>0.915285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969" calcext:value-type="float">
            <text:p>89969</text:p>
          </table:table-cell>
          <table:table-cell office:value-type="float" office:value="0.985261" calcext:value-type="float">
            <text:p>0.985261</text:p>
          </table:table-cell>
          <table:table-cell office:value-type="float" office:value="0.915303" calcext:value-type="float">
            <text:p>0.915303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968" calcext:value-type="float">
            <text:p>89968</text:p>
          </table:table-cell>
          <table:table-cell office:value-type="float" office:value="0.985244" calcext:value-type="float">
            <text:p>0.985244</text:p>
          </table:table-cell>
          <table:table-cell office:value-type="float" office:value="0.91532" calcext:value-type="float">
            <text:p>0.91532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967" calcext:value-type="float">
            <text:p>89967</text:p>
          </table:table-cell>
          <table:table-cell office:value-type="float" office:value="0.985175" calcext:value-type="float">
            <text:p>0.985175</text:p>
          </table:table-cell>
          <table:table-cell office:value-type="float" office:value="0.915337" calcext:value-type="float">
            <text:p>0.915337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966" calcext:value-type="float">
            <text:p>89966</text:p>
          </table:table-cell>
          <table:table-cell office:value-type="float" office:value="0.985167" calcext:value-type="float">
            <text:p>0.985167</text:p>
          </table:table-cell>
          <table:table-cell office:value-type="float" office:value="0.915354" calcext:value-type="float">
            <text:p>0.915354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965" calcext:value-type="float">
            <text:p>89965</text:p>
          </table:table-cell>
          <table:table-cell office:value-type="float" office:value="0.985164" calcext:value-type="float">
            <text:p>0.985164</text:p>
          </table:table-cell>
          <table:table-cell office:value-type="float" office:value="0.915372" calcext:value-type="float">
            <text:p>0.915372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964" calcext:value-type="float">
            <text:p>89964</text:p>
          </table:table-cell>
          <table:table-cell office:value-type="float" office:value="0.985149" calcext:value-type="float">
            <text:p>0.985149</text:p>
          </table:table-cell>
          <table:table-cell office:value-type="float" office:value="0.915389" calcext:value-type="float">
            <text:p>0.915389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963" calcext:value-type="float">
            <text:p>89963</text:p>
          </table:table-cell>
          <table:table-cell office:value-type="float" office:value="0.985121" calcext:value-type="float">
            <text:p>0.985121</text:p>
          </table:table-cell>
          <table:table-cell office:value-type="float" office:value="0.915406" calcext:value-type="float">
            <text:p>0.915406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962" calcext:value-type="float">
            <text:p>89962</text:p>
          </table:table-cell>
          <table:table-cell office:value-type="float" office:value="0.985118" calcext:value-type="float">
            <text:p>0.985118</text:p>
          </table:table-cell>
          <table:table-cell office:value-type="float" office:value="0.915423" calcext:value-type="float">
            <text:p>0.915423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961" calcext:value-type="float">
            <text:p>89961</text:p>
          </table:table-cell>
          <table:table-cell office:value-type="float" office:value="0.985106" calcext:value-type="float">
            <text:p>0.985106</text:p>
          </table:table-cell>
          <table:table-cell office:value-type="float" office:value="0.91544" calcext:value-type="float">
            <text:p>0.91544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960" calcext:value-type="float">
            <text:p>89960</text:p>
          </table:table-cell>
          <table:table-cell office:value-type="float" office:value="0.985092" calcext:value-type="float">
            <text:p>0.985092</text:p>
          </table:table-cell>
          <table:table-cell office:value-type="float" office:value="0.915458" calcext:value-type="float">
            <text:p>0.915458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959" calcext:value-type="float">
            <text:p>89959</text:p>
          </table:table-cell>
          <table:table-cell office:value-type="float" office:value="0.985086" calcext:value-type="float">
            <text:p>0.985086</text:p>
          </table:table-cell>
          <table:table-cell office:value-type="float" office:value="0.915475" calcext:value-type="float">
            <text:p>0.915475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958" calcext:value-type="float">
            <text:p>89958</text:p>
          </table:table-cell>
          <table:table-cell office:value-type="float" office:value="0.985026" calcext:value-type="float">
            <text:p>0.985026</text:p>
          </table:table-cell>
          <table:table-cell office:value-type="float" office:value="0.915492" calcext:value-type="float">
            <text:p>0.915492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957" calcext:value-type="float">
            <text:p>89957</text:p>
          </table:table-cell>
          <table:table-cell office:value-type="float" office:value="0.985015" calcext:value-type="float">
            <text:p>0.985015</text:p>
          </table:table-cell>
          <table:table-cell office:value-type="float" office:value="0.915509" calcext:value-type="float">
            <text:p>0.915509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956" calcext:value-type="float">
            <text:p>89956</text:p>
          </table:table-cell>
          <table:table-cell office:value-type="float" office:value="0.985012" calcext:value-type="float">
            <text:p>0.985012</text:p>
          </table:table-cell>
          <table:table-cell office:value-type="float" office:value="0.915526" calcext:value-type="float">
            <text:p>0.915526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955" calcext:value-type="float">
            <text:p>89955</text:p>
          </table:table-cell>
          <table:table-cell office:value-type="float" office:value="0.985009" calcext:value-type="float">
            <text:p>0.985009</text:p>
          </table:table-cell>
          <table:table-cell office:value-type="float" office:value="0.915544" calcext:value-type="float">
            <text:p>0.915544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954" calcext:value-type="float">
            <text:p>89954</text:p>
          </table:table-cell>
          <table:table-cell office:value-type="float" office:value="0.984986" calcext:value-type="float">
            <text:p>0.984986</text:p>
          </table:table-cell>
          <table:table-cell office:value-type="float" office:value="0.915561" calcext:value-type="float">
            <text:p>0.915561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953" calcext:value-type="float">
            <text:p>89953</text:p>
          </table:table-cell>
          <table:table-cell office:value-type="float" office:value="0.984974" calcext:value-type="float">
            <text:p>0.984974</text:p>
          </table:table-cell>
          <table:table-cell office:value-type="float" office:value="0.915578" calcext:value-type="float">
            <text:p>0.915578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952" calcext:value-type="float">
            <text:p>89952</text:p>
          </table:table-cell>
          <table:table-cell office:value-type="float" office:value="0.984972" calcext:value-type="float">
            <text:p>0.984972</text:p>
          </table:table-cell>
          <table:table-cell office:value-type="float" office:value="0.915595" calcext:value-type="float">
            <text:p>0.915595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951" calcext:value-type="float">
            <text:p>89951</text:p>
          </table:table-cell>
          <table:table-cell office:value-type="float" office:value="0.98496" calcext:value-type="float">
            <text:p>0.98496</text:p>
          </table:table-cell>
          <table:table-cell office:value-type="float" office:value="0.915612" calcext:value-type="float">
            <text:p>0.915612</text:p>
          </table:table-cell>
          <table:table-cell office:value-type="float" office:value="0.903161" calcext:value-type="float">
            <text:p>0.903161</text:p>
          </table:table-cell>
        </table:table-row>
        <table:table-row table:style-name="ro1">
          <table:table-cell office:value-type="float" office:value="89950" calcext:value-type="float">
            <text:p>89950</text:p>
          </table:table-cell>
          <table:table-cell office:value-type="float" office:value="0.984957" calcext:value-type="float">
            <text:p>0.984957</text:p>
          </table:table-cell>
          <table:table-cell office:value-type="float" office:value="0.91563" calcext:value-type="float">
            <text:p>0.91563</text:p>
          </table:table-cell>
          <table:table-cell office:value-type="float" office:value="0.903161" calcext:value-type="float">
            <text:p>0.903161</text:p>
          </table:table-cell>
        </table:table-row>
        <table:table-row table:style-name="ro1">
          <table:table-cell office:value-type="float" office:value="89949" calcext:value-type="float">
            <text:p>89949</text:p>
          </table:table-cell>
          <table:table-cell office:value-type="float" office:value="0.984943" calcext:value-type="float">
            <text:p>0.984943</text:p>
          </table:table-cell>
          <table:table-cell office:value-type="float" office:value="0.915647" calcext:value-type="float">
            <text:p>0.915647</text:p>
          </table:table-cell>
          <table:table-cell office:value-type="float" office:value="0.903187" calcext:value-type="float">
            <text:p>0.903187</text:p>
          </table:table-cell>
        </table:table-row>
        <table:table-row table:style-name="ro1">
          <table:table-cell office:value-type="float" office:value="89948" calcext:value-type="float">
            <text:p>89948</text:p>
          </table:table-cell>
          <table:table-cell office:value-type="float" office:value="0.984906" calcext:value-type="float">
            <text:p>0.984906</text:p>
          </table:table-cell>
          <table:table-cell office:value-type="float" office:value="0.915664" calcext:value-type="float">
            <text:p>0.915664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947" calcext:value-type="float">
            <text:p>89947</text:p>
          </table:table-cell>
          <table:table-cell office:value-type="float" office:value="0.984837" calcext:value-type="float">
            <text:p>0.984837</text:p>
          </table:table-cell>
          <table:table-cell office:value-type="float" office:value="0.915681" calcext:value-type="float">
            <text:p>0.915681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946" calcext:value-type="float">
            <text:p>89946</text:p>
          </table:table-cell>
          <table:table-cell office:value-type="float" office:value="0.984834" calcext:value-type="float">
            <text:p>0.984834</text:p>
          </table:table-cell>
          <table:table-cell office:value-type="float" office:value="0.915699" calcext:value-type="float">
            <text:p>0.915699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945" calcext:value-type="float">
            <text:p>89945</text:p>
          </table:table-cell>
          <table:table-cell office:value-type="float" office:value="0.984831" calcext:value-type="float">
            <text:p>0.984831</text:p>
          </table:table-cell>
          <table:table-cell office:value-type="float" office:value="0.915716" calcext:value-type="float">
            <text:p>0.915716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944" calcext:value-type="float">
            <text:p>89944</text:p>
          </table:table-cell>
          <table:table-cell office:value-type="float" office:value="0.984825" calcext:value-type="float">
            <text:p>0.984825</text:p>
          </table:table-cell>
          <table:table-cell office:value-type="float" office:value="0.915733" calcext:value-type="float">
            <text:p>0.915733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943" calcext:value-type="float">
            <text:p>89943</text:p>
          </table:table-cell>
          <table:table-cell office:value-type="float" office:value="0.984822" calcext:value-type="float">
            <text:p>0.984822</text:p>
          </table:table-cell>
          <table:table-cell office:value-type="float" office:value="0.91575" calcext:value-type="float">
            <text:p>0.91575</text:p>
          </table:table-cell>
          <table:table-cell office:value-type="float" office:value="0.903221" calcext:value-type="float">
            <text:p>0.903221</text:p>
          </table:table-cell>
        </table:table-row>
        <table:table-row table:style-name="ro1">
          <table:table-cell office:value-type="float" office:value="89942" calcext:value-type="float">
            <text:p>89942</text:p>
          </table:table-cell>
          <table:table-cell office:value-type="float" office:value="0.984751" calcext:value-type="float">
            <text:p>0.984751</text:p>
          </table:table-cell>
          <table:table-cell office:value-type="float" office:value="0.915767" calcext:value-type="float">
            <text:p>0.915767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941" calcext:value-type="float">
            <text:p>89941</text:p>
          </table:table-cell>
          <table:table-cell office:value-type="float" office:value="0.984719" calcext:value-type="float">
            <text:p>0.984719</text:p>
          </table:table-cell>
          <table:table-cell office:value-type="float" office:value="0.915785" calcext:value-type="float">
            <text:p>0.915785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940" calcext:value-type="float">
            <text:p>89940</text:p>
          </table:table-cell>
          <table:table-cell office:value-type="float" office:value="0.984716" calcext:value-type="float">
            <text:p>0.984716</text:p>
          </table:table-cell>
          <table:table-cell office:value-type="float" office:value="0.915802" calcext:value-type="float">
            <text:p>0.915802</text:p>
          </table:table-cell>
          <table:table-cell office:value-type="float" office:value="0.903221" calcext:value-type="float">
            <text:p>0.903221</text:p>
          </table:table-cell>
        </table:table-row>
        <table:table-row table:style-name="ro1">
          <table:table-cell office:value-type="float" office:value="89939" calcext:value-type="float">
            <text:p>89939</text:p>
          </table:table-cell>
          <table:table-cell office:value-type="float" office:value="0.984656" calcext:value-type="float">
            <text:p>0.984656</text:p>
          </table:table-cell>
          <table:table-cell office:value-type="float" office:value="0.915819" calcext:value-type="float">
            <text:p>0.915819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938" calcext:value-type="float">
            <text:p>89938</text:p>
          </table:table-cell>
          <table:table-cell office:value-type="float" office:value="0.984653" calcext:value-type="float">
            <text:p>0.984653</text:p>
          </table:table-cell>
          <table:table-cell office:value-type="float" office:value="0.915836" calcext:value-type="float">
            <text:p>0.915836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937" calcext:value-type="float">
            <text:p>89937</text:p>
          </table:table-cell>
          <table:table-cell office:value-type="float" office:value="0.98465" calcext:value-type="float">
            <text:p>0.98465</text:p>
          </table:table-cell>
          <table:table-cell office:value-type="float" office:value="0.915853" calcext:value-type="float">
            <text:p>0.915853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936" calcext:value-type="float">
            <text:p>89936</text:p>
          </table:table-cell>
          <table:table-cell office:value-type="float" office:value="0.984645" calcext:value-type="float">
            <text:p>0.984645</text:p>
          </table:table-cell>
          <table:table-cell office:value-type="float" office:value="0.915871" calcext:value-type="float">
            <text:p>0.915871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935" calcext:value-type="float">
            <text:p>89935</text:p>
          </table:table-cell>
          <table:table-cell office:value-type="float" office:value="0.984639" calcext:value-type="float">
            <text:p>0.984639</text:p>
          </table:table-cell>
          <table:table-cell office:value-type="float" office:value="0.915888" calcext:value-type="float">
            <text:p>0.915888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934" calcext:value-type="float">
            <text:p>89934</text:p>
          </table:table-cell>
          <table:table-cell office:value-type="float" office:value="0.984616" calcext:value-type="float">
            <text:p>0.984616</text:p>
          </table:table-cell>
          <table:table-cell office:value-type="float" office:value="0.915905" calcext:value-type="float">
            <text:p>0.915905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933" calcext:value-type="float">
            <text:p>89933</text:p>
          </table:table-cell>
          <table:table-cell office:value-type="float" office:value="0.984613" calcext:value-type="float">
            <text:p>0.984613</text:p>
          </table:table-cell>
          <table:table-cell office:value-type="float" office:value="0.915922" calcext:value-type="float">
            <text:p>0.915922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932" calcext:value-type="float">
            <text:p>89932</text:p>
          </table:table-cell>
          <table:table-cell office:value-type="float" office:value="0.984604" calcext:value-type="float">
            <text:p>0.984604</text:p>
          </table:table-cell>
          <table:table-cell office:value-type="float" office:value="0.915939" calcext:value-type="float">
            <text:p>0.915939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931" calcext:value-type="float">
            <text:p>89931</text:p>
          </table:table-cell>
          <table:table-cell office:value-type="float" office:value="0.984584" calcext:value-type="float">
            <text:p>0.984584</text:p>
          </table:table-cell>
          <table:table-cell office:value-type="float" office:value="0.915957" calcext:value-type="float">
            <text:p>0.915957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930" calcext:value-type="float">
            <text:p>89930</text:p>
          </table:table-cell>
          <table:table-cell office:value-type="float" office:value="0.984579" calcext:value-type="float">
            <text:p>0.984579</text:p>
          </table:table-cell>
          <table:table-cell office:value-type="float" office:value="0.915974" calcext:value-type="float">
            <text:p>0.915974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929" calcext:value-type="float">
            <text:p>89929</text:p>
          </table:table-cell>
          <table:table-cell office:value-type="float" office:value="0.984576" calcext:value-type="float">
            <text:p>0.984576</text:p>
          </table:table-cell>
          <table:table-cell office:value-type="float" office:value="0.915991" calcext:value-type="float">
            <text:p>0.915991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928" calcext:value-type="float">
            <text:p>89928</text:p>
          </table:table-cell>
          <table:table-cell office:value-type="float" office:value="0.98457" calcext:value-type="float">
            <text:p>0.98457</text:p>
          </table:table-cell>
          <table:table-cell office:value-type="float" office:value="0.916008" calcext:value-type="float">
            <text:p>0.916008</text:p>
          </table:table-cell>
          <table:table-cell office:value-type="float" office:value="0.903221" calcext:value-type="float">
            <text:p>0.903221</text:p>
          </table:table-cell>
        </table:table-row>
        <table:table-row table:style-name="ro1">
          <table:table-cell office:value-type="float" office:value="89927" calcext:value-type="float">
            <text:p>89927</text:p>
          </table:table-cell>
          <table:table-cell office:value-type="float" office:value="0.984561" calcext:value-type="float">
            <text:p>0.984561</text:p>
          </table:table-cell>
          <table:table-cell office:value-type="float" office:value="0.916026" calcext:value-type="float">
            <text:p>0.916026</text:p>
          </table:table-cell>
          <table:table-cell office:value-type="float" office:value="0.903221" calcext:value-type="float">
            <text:p>0.903221</text:p>
          </table:table-cell>
        </table:table-row>
        <table:table-row table:style-name="ro1">
          <table:table-cell office:value-type="float" office:value="89926" calcext:value-type="float">
            <text:p>89926</text:p>
          </table:table-cell>
          <table:table-cell office:value-type="float" office:value="0.984553" calcext:value-type="float">
            <text:p>0.984553</text:p>
          </table:table-cell>
          <table:table-cell office:value-type="float" office:value="0.916043" calcext:value-type="float">
            <text:p>0.916043</text:p>
          </table:table-cell>
          <table:table-cell office:value-type="float" office:value="0.903238" calcext:value-type="float">
            <text:p>0.903238</text:p>
          </table:table-cell>
        </table:table-row>
        <table:table-row table:style-name="ro1">
          <table:table-cell office:value-type="float" office:value="89925" calcext:value-type="float">
            <text:p>89925</text:p>
          </table:table-cell>
          <table:table-cell office:value-type="float" office:value="0.984547" calcext:value-type="float">
            <text:p>0.984547</text:p>
          </table:table-cell>
          <table:table-cell office:value-type="float" office:value="0.91606" calcext:value-type="float">
            <text:p>0.91606</text:p>
          </table:table-cell>
          <table:table-cell office:value-type="float" office:value="0.903238" calcext:value-type="float">
            <text:p>0.903238</text:p>
          </table:table-cell>
        </table:table-row>
        <table:table-row table:style-name="ro1">
          <table:table-cell office:value-type="float" office:value="89924" calcext:value-type="float">
            <text:p>89924</text:p>
          </table:table-cell>
          <table:table-cell office:value-type="float" office:value="0.984538" calcext:value-type="float">
            <text:p>0.984538</text:p>
          </table:table-cell>
          <table:table-cell office:value-type="float" office:value="0.916077" calcext:value-type="float">
            <text:p>0.916077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923" calcext:value-type="float">
            <text:p>89923</text:p>
          </table:table-cell>
          <table:table-cell office:value-type="float" office:value="0.984536" calcext:value-type="float">
            <text:p>0.984536</text:p>
          </table:table-cell>
          <table:table-cell office:value-type="float" office:value="0.916094" calcext:value-type="float">
            <text:p>0.916094</text:p>
          </table:table-cell>
          <table:table-cell office:value-type="float" office:value="0.903238" calcext:value-type="float">
            <text:p>0.903238</text:p>
          </table:table-cell>
        </table:table-row>
        <table:table-row table:style-name="ro1">
          <table:table-cell office:value-type="float" office:value="89922" calcext:value-type="float">
            <text:p>89922</text:p>
          </table:table-cell>
          <table:table-cell office:value-type="float" office:value="0.984501" calcext:value-type="float">
            <text:p>0.984501</text:p>
          </table:table-cell>
          <table:table-cell office:value-type="float" office:value="0.916112" calcext:value-type="float">
            <text:p>0.916112</text:p>
          </table:table-cell>
          <table:table-cell office:value-type="float" office:value="0.903264" calcext:value-type="float">
            <text:p>0.903264</text:p>
          </table:table-cell>
        </table:table-row>
        <table:table-row table:style-name="ro1">
          <table:table-cell office:value-type="float" office:value="89921" calcext:value-type="float">
            <text:p>89921</text:p>
          </table:table-cell>
          <table:table-cell office:value-type="float" office:value="0.984498" calcext:value-type="float">
            <text:p>0.984498</text:p>
          </table:table-cell>
          <table:table-cell office:value-type="float" office:value="0.916129" calcext:value-type="float">
            <text:p>0.916129</text:p>
          </table:table-cell>
          <table:table-cell office:value-type="float" office:value="0.903264" calcext:value-type="float">
            <text:p>0.903264</text:p>
          </table:table-cell>
        </table:table-row>
        <table:table-row table:style-name="ro1">
          <table:table-cell office:value-type="float" office:value="89920" calcext:value-type="float">
            <text:p>89920</text:p>
          </table:table-cell>
          <table:table-cell office:value-type="float" office:value="0.984484" calcext:value-type="float">
            <text:p>0.984484</text:p>
          </table:table-cell>
          <table:table-cell office:value-type="float" office:value="0.916146" calcext:value-type="float">
            <text:p>0.916146</text:p>
          </table:table-cell>
          <table:table-cell office:value-type="float" office:value="0.903264" calcext:value-type="float">
            <text:p>0.903264</text:p>
          </table:table-cell>
        </table:table-row>
        <table:table-row table:style-name="ro1">
          <table:table-cell office:value-type="float" office:value="89919" calcext:value-type="float">
            <text:p>89919</text:p>
          </table:table-cell>
          <table:table-cell office:value-type="float" office:value="0.984478" calcext:value-type="float">
            <text:p>0.984478</text:p>
          </table:table-cell>
          <table:table-cell office:value-type="float" office:value="0.916163" calcext:value-type="float">
            <text:p>0.916163</text:p>
          </table:table-cell>
          <table:table-cell office:value-type="float" office:value="0.903264" calcext:value-type="float">
            <text:p>0.903264</text:p>
          </table:table-cell>
        </table:table-row>
        <table:table-row table:style-name="ro1">
          <table:table-cell office:value-type="float" office:value="89918" calcext:value-type="float">
            <text:p>89918</text:p>
          </table:table-cell>
          <table:table-cell office:value-type="float" office:value="0.984472" calcext:value-type="float">
            <text:p>0.984472</text:p>
          </table:table-cell>
          <table:table-cell office:value-type="float" office:value="0.91618" calcext:value-type="float">
            <text:p>0.91618</text:p>
          </table:table-cell>
          <table:table-cell office:value-type="float" office:value="0.903264" calcext:value-type="float">
            <text:p>0.903264</text:p>
          </table:table-cell>
        </table:table-row>
        <table:table-row table:style-name="ro1">
          <table:table-cell office:value-type="float" office:value="89917" calcext:value-type="float">
            <text:p>89917</text:p>
          </table:table-cell>
          <table:table-cell office:value-type="float" office:value="0.984464" calcext:value-type="float">
            <text:p>0.984464</text:p>
          </table:table-cell>
          <table:table-cell office:value-type="float" office:value="0.916198" calcext:value-type="float">
            <text:p>0.916198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916" calcext:value-type="float">
            <text:p>89916</text:p>
          </table:table-cell>
          <table:table-cell office:value-type="float" office:value="0.984455" calcext:value-type="float">
            <text:p>0.984455</text:p>
          </table:table-cell>
          <table:table-cell office:value-type="float" office:value="0.916215" calcext:value-type="float">
            <text:p>0.916215</text:p>
          </table:table-cell>
          <table:table-cell office:value-type="float" office:value="0.903256" calcext:value-type="float">
            <text:p>0.903256</text:p>
          </table:table-cell>
        </table:table-row>
        <table:table-row table:style-name="ro1">
          <table:table-cell office:value-type="float" office:value="89915" calcext:value-type="float">
            <text:p>89915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0.916232" calcext:value-type="float">
            <text:p>0.916232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914" calcext:value-type="float">
            <text:p>89914</text:p>
          </table:table-cell>
          <table:table-cell office:value-type="float" office:value="0.984432" calcext:value-type="float">
            <text:p>0.984432</text:p>
          </table:table-cell>
          <table:table-cell office:value-type="float" office:value="0.916249" calcext:value-type="float">
            <text:p>0.916249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913" calcext:value-type="float">
            <text:p>89913</text:p>
          </table:table-cell>
          <table:table-cell office:value-type="float" office:value="0.984418" calcext:value-type="float">
            <text:p>0.984418</text:p>
          </table:table-cell>
          <table:table-cell office:value-type="float" office:value="0.916267" calcext:value-type="float">
            <text:p>0.916267</text:p>
          </table:table-cell>
          <table:table-cell office:value-type="float" office:value="0.903264" calcext:value-type="float">
            <text:p>0.903264</text:p>
          </table:table-cell>
        </table:table-row>
        <table:table-row table:style-name="ro1">
          <table:table-cell office:value-type="float" office:value="89912" calcext:value-type="float">
            <text:p>89912</text:p>
          </table:table-cell>
          <table:table-cell office:value-type="float" office:value="0.984395" calcext:value-type="float">
            <text:p>0.984395</text:p>
          </table:table-cell>
          <table:table-cell office:value-type="float" office:value="0.916284" calcext:value-type="float">
            <text:p>0.916284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911" calcext:value-type="float">
            <text:p>89911</text:p>
          </table:table-cell>
          <table:table-cell office:value-type="float" office:value="0.984389" calcext:value-type="float">
            <text:p>0.984389</text:p>
          </table:table-cell>
          <table:table-cell office:value-type="float" office:value="0.916301" calcext:value-type="float">
            <text:p>0.916301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910" calcext:value-type="float">
            <text:p>89910</text:p>
          </table:table-cell>
          <table:table-cell office:value-type="float" office:value="0.984323" calcext:value-type="float">
            <text:p>0.984323</text:p>
          </table:table-cell>
          <table:table-cell office:value-type="float" office:value="0.916318" calcext:value-type="float">
            <text:p>0.916318</text:p>
          </table:table-cell>
          <table:table-cell office:value-type="float" office:value="0.903256" calcext:value-type="float">
            <text:p>0.903256</text:p>
          </table:table-cell>
        </table:table-row>
        <table:table-row table:style-name="ro1">
          <table:table-cell office:value-type="float" office:value="89909" calcext:value-type="float">
            <text:p>89909</text:p>
          </table:table-cell>
          <table:table-cell office:value-type="float" office:value="0.984275" calcext:value-type="float">
            <text:p>0.984275</text:p>
          </table:table-cell>
          <table:table-cell office:value-type="float" office:value="0.916335" calcext:value-type="float">
            <text:p>0.916335</text:p>
          </table:table-cell>
          <table:table-cell office:value-type="float" office:value="0.903256" calcext:value-type="float">
            <text:p>0.903256</text:p>
          </table:table-cell>
        </table:table-row>
        <table:table-row table:style-name="ro1">
          <table:table-cell office:value-type="float" office:value="89908" calcext:value-type="float">
            <text:p>89908</text:p>
          </table:table-cell>
          <table:table-cell office:value-type="float" office:value="0.984269" calcext:value-type="float">
            <text:p>0.984269</text:p>
          </table:table-cell>
          <table:table-cell office:value-type="float" office:value="0.916353" calcext:value-type="float">
            <text:p>0.916353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907" calcext:value-type="float">
            <text:p>89907</text:p>
          </table:table-cell>
          <table:table-cell office:value-type="float" office:value="0.984266" calcext:value-type="float">
            <text:p>0.984266</text:p>
          </table:table-cell>
          <table:table-cell office:value-type="float" office:value="0.91637" calcext:value-type="float">
            <text:p>0.91637</text:p>
          </table:table-cell>
          <table:table-cell office:value-type="float" office:value="0.903256" calcext:value-type="float">
            <text:p>0.903256</text:p>
          </table:table-cell>
        </table:table-row>
        <table:table-row table:style-name="ro1">
          <table:table-cell office:value-type="float" office:value="89906" calcext:value-type="float">
            <text:p>89906</text:p>
          </table:table-cell>
          <table:table-cell office:value-type="float" office:value="0.984252" calcext:value-type="float">
            <text:p>0.984252</text:p>
          </table:table-cell>
          <table:table-cell office:value-type="float" office:value="0.916387" calcext:value-type="float">
            <text:p>0.916387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905" calcext:value-type="float">
            <text:p>89905</text:p>
          </table:table-cell>
          <table:table-cell office:value-type="float" office:value="0.984237" calcext:value-type="float">
            <text:p>0.984237</text:p>
          </table:table-cell>
          <table:table-cell office:value-type="float" office:value="0.916404" calcext:value-type="float">
            <text:p>0.916404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904" calcext:value-type="float">
            <text:p>89904</text:p>
          </table:table-cell>
          <table:table-cell office:value-type="float" office:value="0.984234" calcext:value-type="float">
            <text:p>0.984234</text:p>
          </table:table-cell>
          <table:table-cell office:value-type="float" office:value="0.916421" calcext:value-type="float">
            <text:p>0.916421</text:p>
          </table:table-cell>
          <table:table-cell office:value-type="float" office:value="0.903281" calcext:value-type="float">
            <text:p>0.903281</text:p>
          </table:table-cell>
        </table:table-row>
        <table:table-row table:style-name="ro1">
          <table:table-cell office:value-type="float" office:value="89903" calcext:value-type="float">
            <text:p>89903</text:p>
          </table:table-cell>
          <table:table-cell office:value-type="float" office:value="0.984197" calcext:value-type="float">
            <text:p>0.984197</text:p>
          </table:table-cell>
          <table:table-cell office:value-type="float" office:value="0.916439" calcext:value-type="float">
            <text:p>0.916439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902" calcext:value-type="float">
            <text:p>89902</text:p>
          </table:table-cell>
          <table:table-cell office:value-type="float" office:value="0.984194" calcext:value-type="float">
            <text:p>0.984194</text:p>
          </table:table-cell>
          <table:table-cell office:value-type="float" office:value="0.916456" calcext:value-type="float">
            <text:p>0.916456</text:p>
          </table:table-cell>
          <table:table-cell office:value-type="float" office:value="0.903281" calcext:value-type="float">
            <text:p>0.903281</text:p>
          </table:table-cell>
        </table:table-row>
        <table:table-row table:style-name="ro1">
          <table:table-cell office:value-type="float" office:value="89901" calcext:value-type="float">
            <text:p>89901</text:p>
          </table:table-cell>
          <table:table-cell office:value-type="float" office:value="0.98418" calcext:value-type="float">
            <text:p>0.98418</text:p>
          </table:table-cell>
          <table:table-cell office:value-type="float" office:value="0.916473" calcext:value-type="float">
            <text:p>0.916473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0.984174" calcext:value-type="float">
            <text:p>0.984174</text:p>
          </table:table-cell>
          <table:table-cell office:value-type="float" office:value="0.91649" calcext:value-type="float">
            <text:p>0.91649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899" calcext:value-type="float">
            <text:p>89899</text:p>
          </table:table-cell>
          <table:table-cell office:value-type="float" office:value="0.98414" calcext:value-type="float">
            <text:p>0.98414</text:p>
          </table:table-cell>
          <table:table-cell office:value-type="float" office:value="0.916507" calcext:value-type="float">
            <text:p>0.916507</text:p>
          </table:table-cell>
          <table:table-cell office:value-type="float" office:value="0.903256" calcext:value-type="float">
            <text:p>0.903256</text:p>
          </table:table-cell>
        </table:table-row>
        <table:table-row table:style-name="ro1">
          <table:table-cell office:value-type="float" office:value="89898" calcext:value-type="float">
            <text:p>89898</text:p>
          </table:table-cell>
          <table:table-cell office:value-type="float" office:value="0.984137" calcext:value-type="float">
            <text:p>0.984137</text:p>
          </table:table-cell>
          <table:table-cell office:value-type="float" office:value="0.916525" calcext:value-type="float">
            <text:p>0.916525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897" calcext:value-type="float">
            <text:p>89897</text:p>
          </table:table-cell>
          <table:table-cell office:value-type="float" office:value="0.984045" calcext:value-type="float">
            <text:p>0.984045</text:p>
          </table:table-cell>
          <table:table-cell office:value-type="float" office:value="0.916542" calcext:value-type="float">
            <text:p>0.916542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896" calcext:value-type="float">
            <text:p>89896</text:p>
          </table:table-cell>
          <table:table-cell office:value-type="float" office:value="0.984042" calcext:value-type="float">
            <text:p>0.984042</text:p>
          </table:table-cell>
          <table:table-cell office:value-type="float" office:value="0.916559" calcext:value-type="float">
            <text:p>0.916559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895" calcext:value-type="float">
            <text:p>89895</text:p>
          </table:table-cell>
          <table:table-cell office:value-type="float" office:value="0.984025" calcext:value-type="float">
            <text:p>0.984025</text:p>
          </table:table-cell>
          <table:table-cell office:value-type="float" office:value="0.916576" calcext:value-type="float">
            <text:p>0.916576</text:p>
          </table:table-cell>
          <table:table-cell office:value-type="float" office:value="0.903307" calcext:value-type="float">
            <text:p>0.903307</text:p>
          </table:table-cell>
        </table:table-row>
        <table:table-row table:style-name="ro1">
          <table:table-cell office:value-type="float" office:value="89894" calcext:value-type="float">
            <text:p>89894</text:p>
          </table:table-cell>
          <table:table-cell office:value-type="float" office:value="0.984002" calcext:value-type="float">
            <text:p>0.984002</text:p>
          </table:table-cell>
          <table:table-cell office:value-type="float" office:value="0.916594" calcext:value-type="float">
            <text:p>0.916594</text:p>
          </table:table-cell>
          <table:table-cell office:value-type="float" office:value="0.903307" calcext:value-type="float">
            <text:p>0.903307</text:p>
          </table:table-cell>
        </table:table-row>
        <table:table-row table:style-name="ro1">
          <table:table-cell office:value-type="float" office:value="89893" calcext:value-type="float">
            <text:p>89893</text:p>
          </table:table-cell>
          <table:table-cell office:value-type="float" office:value="0.983993" calcext:value-type="float">
            <text:p>0.983993</text:p>
          </table:table-cell>
          <table:table-cell office:value-type="float" office:value="0.916611" calcext:value-type="float">
            <text:p>0.916611</text:p>
          </table:table-cell>
          <table:table-cell office:value-type="float" office:value="0.903307" calcext:value-type="float">
            <text:p>0.903307</text:p>
          </table:table-cell>
        </table:table-row>
        <table:table-row table:style-name="ro1">
          <table:table-cell office:value-type="float" office:value="89892" calcext:value-type="float">
            <text:p>89892</text:p>
          </table:table-cell>
          <table:table-cell office:value-type="float" office:value="0.983991" calcext:value-type="float">
            <text:p>0.983991</text:p>
          </table:table-cell>
          <table:table-cell office:value-type="float" office:value="0.916628" calcext:value-type="float">
            <text:p>0.916628</text:p>
          </table:table-cell>
          <table:table-cell office:value-type="float" office:value="0.903316" calcext:value-type="float">
            <text:p>0.903316</text:p>
          </table:table-cell>
        </table:table-row>
        <table:table-row table:style-name="ro1">
          <table:table-cell office:value-type="float" office:value="89891" calcext:value-type="float">
            <text:p>89891</text:p>
          </table:table-cell>
          <table:table-cell office:value-type="float" office:value="0.983979" calcext:value-type="float">
            <text:p>0.983979</text:p>
          </table:table-cell>
          <table:table-cell office:value-type="float" office:value="0.916645" calcext:value-type="float">
            <text:p>0.916645</text:p>
          </table:table-cell>
          <table:table-cell office:value-type="float" office:value="0.903324" calcext:value-type="float">
            <text:p>0.903324</text:p>
          </table:table-cell>
        </table:table-row>
        <table:table-row table:style-name="ro1">
          <table:table-cell office:value-type="float" office:value="89890" calcext:value-type="float">
            <text:p>89890</text:p>
          </table:table-cell>
          <table:table-cell office:value-type="float" office:value="0.983976" calcext:value-type="float">
            <text:p>0.983976</text:p>
          </table:table-cell>
          <table:table-cell office:value-type="float" office:value="0.916662" calcext:value-type="float">
            <text:p>0.916662</text:p>
          </table:table-cell>
          <table:table-cell office:value-type="float" office:value="0.903333" calcext:value-type="float">
            <text:p>0.903333</text:p>
          </table:table-cell>
        </table:table-row>
        <table:table-row table:style-name="ro1">
          <table:table-cell office:value-type="float" office:value="89889" calcext:value-type="float">
            <text:p>89889</text:p>
          </table:table-cell>
          <table:table-cell office:value-type="float" office:value="0.98395" calcext:value-type="float">
            <text:p>0.98395</text:p>
          </table:table-cell>
          <table:table-cell office:value-type="float" office:value="0.91668" calcext:value-type="float">
            <text:p>0.91668</text:p>
          </table:table-cell>
          <table:table-cell office:value-type="float" office:value="0.90335" calcext:value-type="float">
            <text:p>0.90335</text:p>
          </table:table-cell>
        </table:table-row>
        <table:table-row table:style-name="ro1">
          <table:table-cell office:value-type="float" office:value="89888" calcext:value-type="float">
            <text:p>89888</text:p>
          </table:table-cell>
          <table:table-cell office:value-type="float" office:value="0.983948" calcext:value-type="float">
            <text:p>0.983948</text:p>
          </table:table-cell>
          <table:table-cell office:value-type="float" office:value="0.916697" calcext:value-type="float">
            <text:p>0.916697</text:p>
          </table:table-cell>
          <table:table-cell office:value-type="float" office:value="0.90335" calcext:value-type="float">
            <text:p>0.90335</text:p>
          </table:table-cell>
        </table:table-row>
        <table:table-row table:style-name="ro1">
          <table:table-cell office:value-type="float" office:value="89887" calcext:value-type="float">
            <text:p>89887</text:p>
          </table:table-cell>
          <table:table-cell office:value-type="float" office:value="0.983907" calcext:value-type="float">
            <text:p>0.983907</text:p>
          </table:table-cell>
          <table:table-cell office:value-type="float" office:value="0.916714" calcext:value-type="float">
            <text:p>0.916714</text:p>
          </table:table-cell>
          <table:table-cell office:value-type="float" office:value="0.903333" calcext:value-type="float">
            <text:p>0.903333</text:p>
          </table:table-cell>
        </table:table-row>
        <table:table-row table:style-name="ro1">
          <table:table-cell office:value-type="float" office:value="89886" calcext:value-type="float">
            <text:p>89886</text:p>
          </table:table-cell>
          <table:table-cell office:value-type="float" office:value="0.983905" calcext:value-type="float">
            <text:p>0.983905</text:p>
          </table:table-cell>
          <table:table-cell office:value-type="float" office:value="0.916731" calcext:value-type="float">
            <text:p>0.916731</text:p>
          </table:table-cell>
          <table:table-cell office:value-type="float" office:value="0.903333" calcext:value-type="float">
            <text:p>0.903333</text:p>
          </table:table-cell>
        </table:table-row>
        <table:table-row table:style-name="ro1">
          <table:table-cell office:value-type="float" office:value="89885" calcext:value-type="float">
            <text:p>89885</text:p>
          </table:table-cell>
          <table:table-cell office:value-type="float" office:value="0.983902" calcext:value-type="float">
            <text:p>0.983902</text:p>
          </table:table-cell>
          <table:table-cell office:value-type="float" office:value="0.916748" calcext:value-type="float">
            <text:p>0.916748</text:p>
          </table:table-cell>
          <table:table-cell office:value-type="float" office:value="0.903333" calcext:value-type="float">
            <text:p>0.903333</text:p>
          </table:table-cell>
        </table:table-row>
        <table:table-row table:style-name="ro1">
          <table:table-cell office:value-type="float" office:value="89884" calcext:value-type="float">
            <text:p>89884</text:p>
          </table:table-cell>
          <table:table-cell office:value-type="float" office:value="0.98389" calcext:value-type="float">
            <text:p>0.98389</text:p>
          </table:table-cell>
          <table:table-cell office:value-type="float" office:value="0.916766" calcext:value-type="float">
            <text:p>0.916766</text:p>
          </table:table-cell>
          <table:table-cell office:value-type="float" office:value="0.903324" calcext:value-type="float">
            <text:p>0.903324</text:p>
          </table:table-cell>
        </table:table-row>
        <table:table-row table:style-name="ro1">
          <table:table-cell office:value-type="float" office:value="89883" calcext:value-type="float">
            <text:p>89883</text:p>
          </table:table-cell>
          <table:table-cell office:value-type="float" office:value="0.983856" calcext:value-type="float">
            <text:p>0.983856</text:p>
          </table:table-cell>
          <table:table-cell office:value-type="float" office:value="0.916783" calcext:value-type="float">
            <text:p>0.916783</text:p>
          </table:table-cell>
          <table:table-cell office:value-type="float" office:value="0.903316" calcext:value-type="float">
            <text:p>0.903316</text:p>
          </table:table-cell>
        </table:table-row>
        <table:table-row table:style-name="ro1">
          <table:table-cell office:value-type="float" office:value="89882" calcext:value-type="float">
            <text:p>89882</text:p>
          </table:table-cell>
          <table:table-cell office:value-type="float" office:value="0.983847" calcext:value-type="float">
            <text:p>0.98384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03342" calcext:value-type="float">
            <text:p>0.903342</text:p>
          </table:table-cell>
        </table:table-row>
        <table:table-row table:style-name="ro1">
          <table:table-cell office:value-type="float" office:value="89881" calcext:value-type="float">
            <text:p>89881</text:p>
          </table:table-cell>
          <table:table-cell office:value-type="float" office:value="0.983781" calcext:value-type="float">
            <text:p>0.983781</text:p>
          </table:table-cell>
          <table:table-cell office:value-type="float" office:value="0.916817" calcext:value-type="float">
            <text:p>0.916817</text:p>
          </table:table-cell>
          <table:table-cell office:value-type="float" office:value="0.903324" calcext:value-type="float">
            <text:p>0.903324</text:p>
          </table:table-cell>
        </table:table-row>
        <table:table-row table:style-name="ro1">
          <table:table-cell office:value-type="float" office:value="89880" calcext:value-type="float">
            <text:p>89880</text:p>
          </table:table-cell>
          <table:table-cell office:value-type="float" office:value="0.983778" calcext:value-type="float">
            <text:p>0.983778</text:p>
          </table:table-cell>
          <table:table-cell office:value-type="float" office:value="0.916834" calcext:value-type="float">
            <text:p>0.916834</text:p>
          </table:table-cell>
          <table:table-cell office:value-type="float" office:value="0.903333" calcext:value-type="float">
            <text:p>0.903333</text:p>
          </table:table-cell>
        </table:table-row>
        <table:table-row table:style-name="ro1">
          <table:table-cell office:value-type="float" office:value="89879" calcext:value-type="float">
            <text:p>89879</text:p>
          </table:table-cell>
          <table:table-cell office:value-type="float" office:value="0.983775" calcext:value-type="float">
            <text:p>0.983775</text:p>
          </table:table-cell>
          <table:table-cell office:value-type="float" office:value="0.916852" calcext:value-type="float">
            <text:p>0.916852</text:p>
          </table:table-cell>
          <table:table-cell office:value-type="float" office:value="0.903333" calcext:value-type="float">
            <text:p>0.903333</text:p>
          </table:table-cell>
        </table:table-row>
        <table:table-row table:style-name="ro1">
          <table:table-cell office:value-type="float" office:value="89878" calcext:value-type="float">
            <text:p>89878</text:p>
          </table:table-cell>
          <table:table-cell office:value-type="float" office:value="0.983773" calcext:value-type="float">
            <text:p>0.983773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0.903333" calcext:value-type="float">
            <text:p>0.903333</text:p>
          </table:table-cell>
        </table:table-row>
        <table:table-row table:style-name="ro1">
          <table:table-cell office:value-type="float" office:value="89877" calcext:value-type="float">
            <text:p>89877</text:p>
          </table:table-cell>
          <table:table-cell office:value-type="float" office:value="0.983764" calcext:value-type="float">
            <text:p>0.983764</text:p>
          </table:table-cell>
          <table:table-cell office:value-type="float" office:value="0.916886" calcext:value-type="float">
            <text:p>0.916886</text:p>
          </table:table-cell>
          <table:table-cell office:value-type="float" office:value="0.903316" calcext:value-type="float">
            <text:p>0.903316</text:p>
          </table:table-cell>
        </table:table-row>
        <table:table-row table:style-name="ro1">
          <table:table-cell office:value-type="float" office:value="89876" calcext:value-type="float">
            <text:p>89876</text:p>
          </table:table-cell>
          <table:table-cell office:value-type="float" office:value="0.983761" calcext:value-type="float">
            <text:p>0.983761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0.903316" calcext:value-type="float">
            <text:p>0.903316</text:p>
          </table:table-cell>
        </table:table-row>
        <table:table-row table:style-name="ro1">
          <table:table-cell office:value-type="float" office:value="89875" calcext:value-type="float">
            <text:p>89875</text:p>
          </table:table-cell>
          <table:table-cell office:value-type="float" office:value="0.983744" calcext:value-type="float">
            <text:p>0.983744</text:p>
          </table:table-cell>
          <table:table-cell office:value-type="float" office:value="0.916921" calcext:value-type="float">
            <text:p>0.916921</text:p>
          </table:table-cell>
          <table:table-cell office:value-type="float" office:value="0.903324" calcext:value-type="float">
            <text:p>0.903324</text:p>
          </table:table-cell>
        </table:table-row>
        <table:table-row table:style-name="ro1">
          <table:table-cell office:value-type="float" office:value="89874" calcext:value-type="float">
            <text:p>89874</text:p>
          </table:table-cell>
          <table:table-cell office:value-type="float" office:value="0.983741" calcext:value-type="float">
            <text:p>0.983741</text:p>
          </table:table-cell>
          <table:table-cell office:value-type="float" office:value="0.916938" calcext:value-type="float">
            <text:p>0.916938</text:p>
          </table:table-cell>
          <table:table-cell office:value-type="float" office:value="0.903324" calcext:value-type="float">
            <text:p>0.903324</text:p>
          </table:table-cell>
        </table:table-row>
        <table:table-row table:style-name="ro1">
          <table:table-cell office:value-type="float" office:value="89873" calcext:value-type="float">
            <text:p>89873</text:p>
          </table:table-cell>
          <table:table-cell office:value-type="float" office:value="0.983738" calcext:value-type="float">
            <text:p>0.983738</text:p>
          </table:table-cell>
          <table:table-cell office:value-type="float" office:value="0.916955" calcext:value-type="float">
            <text:p>0.916955</text:p>
          </table:table-cell>
          <table:table-cell office:value-type="float" office:value="0.903324" calcext:value-type="float">
            <text:p>0.903324</text:p>
          </table:table-cell>
        </table:table-row>
        <table:table-row table:style-name="ro1">
          <table:table-cell office:value-type="float" office:value="89872" calcext:value-type="float">
            <text:p>89872</text:p>
          </table:table-cell>
          <table:table-cell office:value-type="float" office:value="0.983732" calcext:value-type="float">
            <text:p>0.983732</text:p>
          </table:table-cell>
          <table:table-cell office:value-type="float" office:value="0.916972" calcext:value-type="float">
            <text:p>0.916972</text:p>
          </table:table-cell>
          <table:table-cell office:value-type="float" office:value="0.903324" calcext:value-type="float">
            <text:p>0.903324</text:p>
          </table:table-cell>
        </table:table-row>
        <table:table-row table:style-name="ro1">
          <table:table-cell office:value-type="float" office:value="89871" calcext:value-type="float">
            <text:p>89871</text:p>
          </table:table-cell>
          <table:table-cell office:value-type="float" office:value="0.983721" calcext:value-type="float">
            <text:p>0.983721</text:p>
          </table:table-cell>
          <table:table-cell office:value-type="float" office:value="0.916989" calcext:value-type="float">
            <text:p>0.916989</text:p>
          </table:table-cell>
          <table:table-cell office:value-type="float" office:value="0.903316" calcext:value-type="float">
            <text:p>0.903316</text:p>
          </table:table-cell>
        </table:table-row>
        <table:table-row table:style-name="ro1">
          <table:table-cell office:value-type="float" office:value="89870" calcext:value-type="float">
            <text:p>89870</text:p>
          </table:table-cell>
          <table:table-cell office:value-type="float" office:value="0.983709" calcext:value-type="float">
            <text:p>0.983709</text:p>
          </table:table-cell>
          <table:table-cell office:value-type="float" office:value="0.917007" calcext:value-type="float">
            <text:p>0.917007</text:p>
          </table:table-cell>
          <table:table-cell office:value-type="float" office:value="0.903316" calcext:value-type="float">
            <text:p>0.903316</text:p>
          </table:table-cell>
        </table:table-row>
        <table:table-row table:style-name="ro1">
          <table:table-cell office:value-type="float" office:value="89869" calcext:value-type="float">
            <text:p>89869</text:p>
          </table:table-cell>
          <table:table-cell office:value-type="float" office:value="0.983687" calcext:value-type="float">
            <text:p>0.983687</text:p>
          </table:table-cell>
          <table:table-cell office:value-type="float" office:value="0.917024" calcext:value-type="float">
            <text:p>0.917024</text:p>
          </table:table-cell>
          <table:table-cell office:value-type="float" office:value="0.90329" calcext:value-type="float">
            <text:p>0.90329</text:p>
          </table:table-cell>
        </table:table-row>
        <table:table-row table:style-name="ro1">
          <table:table-cell office:value-type="float" office:value="89868" calcext:value-type="float">
            <text:p>89868</text:p>
          </table:table-cell>
          <table:table-cell office:value-type="float" office:value="0.983678" calcext:value-type="float">
            <text:p>0.983678</text:p>
          </table:table-cell>
          <table:table-cell office:value-type="float" office:value="0.917041" calcext:value-type="float">
            <text:p>0.917041</text:p>
          </table:table-cell>
          <table:table-cell office:value-type="float" office:value="0.90329" calcext:value-type="float">
            <text:p>0.90329</text:p>
          </table:table-cell>
        </table:table-row>
        <table:table-row table:style-name="ro1">
          <table:table-cell office:value-type="float" office:value="89867" calcext:value-type="float">
            <text:p>89867</text:p>
          </table:table-cell>
          <table:table-cell office:value-type="float" office:value="0.983503" calcext:value-type="float">
            <text:p>0.983503</text:p>
          </table:table-cell>
          <table:table-cell office:value-type="float" office:value="0.917058" calcext:value-type="float">
            <text:p>0.917058</text:p>
          </table:table-cell>
          <table:table-cell office:value-type="float" office:value="0.903299" calcext:value-type="float">
            <text:p>0.903299</text:p>
          </table:table-cell>
        </table:table-row>
        <table:table-row table:style-name="ro1">
          <table:table-cell office:value-type="float" office:value="89866" calcext:value-type="float">
            <text:p>89866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17075" calcext:value-type="float">
            <text:p>0.917075</text:p>
          </table:table-cell>
          <table:table-cell office:value-type="float" office:value="0.903299" calcext:value-type="float">
            <text:p>0.903299</text:p>
          </table:table-cell>
        </table:table-row>
        <table:table-row table:style-name="ro1">
          <table:table-cell office:value-type="float" office:value="89865" calcext:value-type="float">
            <text:p>89865</text:p>
          </table:table-cell>
          <table:table-cell office:value-type="float" office:value="0.983491" calcext:value-type="float">
            <text:p>0.983491</text:p>
          </table:table-cell>
          <table:table-cell office:value-type="float" office:value="0.917093" calcext:value-type="float">
            <text:p>0.917093</text:p>
          </table:table-cell>
          <table:table-cell office:value-type="float" office:value="0.903299" calcext:value-type="float">
            <text:p>0.903299</text:p>
          </table:table-cell>
        </table:table-row>
        <table:table-row table:style-name="ro1">
          <table:table-cell office:value-type="float" office:value="89864" calcext:value-type="float">
            <text:p>89864</text:p>
          </table:table-cell>
          <table:table-cell office:value-type="float" office:value="0.983489" calcext:value-type="float">
            <text:p>0.983489</text:p>
          </table:table-cell>
          <table:table-cell office:value-type="float" office:value="0.91711" calcext:value-type="float">
            <text:p>0.91711</text:p>
          </table:table-cell>
          <table:table-cell office:value-type="float" office:value="0.903299" calcext:value-type="float">
            <text:p>0.903299</text:p>
          </table:table-cell>
        </table:table-row>
        <table:table-row table:style-name="ro1">
          <table:table-cell office:value-type="float" office:value="89863" calcext:value-type="float">
            <text:p>89863</text:p>
          </table:table-cell>
          <table:table-cell office:value-type="float" office:value="0.983483" calcext:value-type="float">
            <text:p>0.983483</text:p>
          </table:table-cell>
          <table:table-cell office:value-type="float" office:value="0.917127" calcext:value-type="float">
            <text:p>0.917127</text:p>
          </table:table-cell>
          <table:table-cell office:value-type="float" office:value="0.903299" calcext:value-type="float">
            <text:p>0.903299</text:p>
          </table:table-cell>
        </table:table-row>
        <table:table-row table:style-name="ro1">
          <table:table-cell office:value-type="float" office:value="89862" calcext:value-type="float">
            <text:p>89862</text:p>
          </table:table-cell>
          <table:table-cell office:value-type="float" office:value="0.983454" calcext:value-type="float">
            <text:p>0.983454</text:p>
          </table:table-cell>
          <table:table-cell office:value-type="float" office:value="0.917144" calcext:value-type="float">
            <text:p>0.917144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861" calcext:value-type="float">
            <text:p>89861</text:p>
          </table:table-cell>
          <table:table-cell office:value-type="float" office:value="0.983414" calcext:value-type="float">
            <text:p>0.983414</text:p>
          </table:table-cell>
          <table:table-cell office:value-type="float" office:value="0.917161" calcext:value-type="float">
            <text:p>0.917161</text:p>
          </table:table-cell>
          <table:table-cell office:value-type="float" office:value="0.903281" calcext:value-type="float">
            <text:p>0.903281</text:p>
          </table:table-cell>
        </table:table-row>
        <table:table-row table:style-name="ro1">
          <table:table-cell office:value-type="float" office:value="89860" calcext:value-type="float">
            <text:p>89860</text:p>
          </table:table-cell>
          <table:table-cell office:value-type="float" office:value="0.983403" calcext:value-type="float">
            <text:p>0.983403</text:p>
          </table:table-cell>
          <table:table-cell office:value-type="float" office:value="0.917179" calcext:value-type="float">
            <text:p>0.917179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859" calcext:value-type="float">
            <text:p>89859</text:p>
          </table:table-cell>
          <table:table-cell office:value-type="float" office:value="0.983394" calcext:value-type="float">
            <text:p>0.983394</text:p>
          </table:table-cell>
          <table:table-cell office:value-type="float" office:value="0.917196" calcext:value-type="float">
            <text:p>0.917196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858" calcext:value-type="float">
            <text:p>89858</text:p>
          </table:table-cell>
          <table:table-cell office:value-type="float" office:value="0.983368" calcext:value-type="float">
            <text:p>0.983368</text:p>
          </table:table-cell>
          <table:table-cell office:value-type="float" office:value="0.917213" calcext:value-type="float">
            <text:p>0.917213</text:p>
          </table:table-cell>
          <table:table-cell office:value-type="float" office:value="0.90329" calcext:value-type="float">
            <text:p>0.90329</text:p>
          </table:table-cell>
        </table:table-row>
        <table:table-row table:style-name="ro1">
          <table:table-cell office:value-type="float" office:value="89857" calcext:value-type="float">
            <text:p>89857</text:p>
          </table:table-cell>
          <table:table-cell office:value-type="float" office:value="0.983359" calcext:value-type="float">
            <text:p>0.983359</text:p>
          </table:table-cell>
          <table:table-cell office:value-type="float" office:value="0.91723" calcext:value-type="float">
            <text:p>0.91723</text:p>
          </table:table-cell>
          <table:table-cell office:value-type="float" office:value="0.90329" calcext:value-type="float">
            <text:p>0.90329</text:p>
          </table:table-cell>
        </table:table-row>
        <table:table-row table:style-name="ro1">
          <table:table-cell office:value-type="float" office:value="89856" calcext:value-type="float">
            <text:p>89856</text:p>
          </table:table-cell>
          <table:table-cell office:value-type="float" office:value="0.983351" calcext:value-type="float">
            <text:p>0.983351</text:p>
          </table:table-cell>
          <table:table-cell office:value-type="float" office:value="0.917248" calcext:value-type="float">
            <text:p>0.917248</text:p>
          </table:table-cell>
          <table:table-cell office:value-type="float" office:value="0.903264" calcext:value-type="float">
            <text:p>0.903264</text:p>
          </table:table-cell>
        </table:table-row>
        <table:table-row table:style-name="ro1">
          <table:table-cell office:value-type="float" office:value="89855" calcext:value-type="float">
            <text:p>89855</text:p>
          </table:table-cell>
          <table:table-cell office:value-type="float" office:value="0.983334" calcext:value-type="float">
            <text:p>0.983334</text:p>
          </table:table-cell>
          <table:table-cell office:value-type="float" office:value="0.917265" calcext:value-type="float">
            <text:p>0.917265</text:p>
          </table:table-cell>
          <table:table-cell office:value-type="float" office:value="0.903264" calcext:value-type="float">
            <text:p>0.903264</text:p>
          </table:table-cell>
        </table:table-row>
        <table:table-row table:style-name="ro1">
          <table:table-cell office:value-type="float" office:value="89854" calcext:value-type="float">
            <text:p>89854</text:p>
          </table:table-cell>
          <table:table-cell office:value-type="float" office:value="0.983311" calcext:value-type="float">
            <text:p>0.983311</text:p>
          </table:table-cell>
          <table:table-cell office:value-type="float" office:value="0.917282" calcext:value-type="float">
            <text:p>0.917282</text:p>
          </table:table-cell>
          <table:table-cell office:value-type="float" office:value="0.903273" calcext:value-type="float">
            <text:p>0.903273</text:p>
          </table:table-cell>
        </table:table-row>
        <table:table-row table:style-name="ro1">
          <table:table-cell office:value-type="float" office:value="89853" calcext:value-type="float">
            <text:p>89853</text:p>
          </table:table-cell>
          <table:table-cell office:value-type="float" office:value="0.983308" calcext:value-type="float">
            <text:p>0.983308</text:p>
          </table:table-cell>
          <table:table-cell office:value-type="float" office:value="0.917299" calcext:value-type="float">
            <text:p>0.917299</text:p>
          </table:table-cell>
          <table:table-cell office:value-type="float" office:value="0.903256" calcext:value-type="float">
            <text:p>0.903256</text:p>
          </table:table-cell>
        </table:table-row>
        <table:table-row table:style-name="ro1">
          <table:table-cell office:value-type="float" office:value="89852" calcext:value-type="float">
            <text:p>89852</text:p>
          </table:table-cell>
          <table:table-cell office:value-type="float" office:value="0.983273" calcext:value-type="float">
            <text:p>0.983273</text:p>
          </table:table-cell>
          <table:table-cell office:value-type="float" office:value="0.917316" calcext:value-type="float">
            <text:p>0.917316</text:p>
          </table:table-cell>
          <table:table-cell office:value-type="float" office:value="0.903238" calcext:value-type="float">
            <text:p>0.903238</text:p>
          </table:table-cell>
        </table:table-row>
        <table:table-row table:style-name="ro1">
          <table:table-cell office:value-type="float" office:value="89851" calcext:value-type="float">
            <text:p>89851</text:p>
          </table:table-cell>
          <table:table-cell office:value-type="float" office:value="0.983271" calcext:value-type="float">
            <text:p>0.983271</text:p>
          </table:table-cell>
          <table:table-cell office:value-type="float" office:value="0.917334" calcext:value-type="float">
            <text:p>0.917334</text:p>
          </table:table-cell>
          <table:table-cell office:value-type="float" office:value="0.903238" calcext:value-type="float">
            <text:p>0.903238</text:p>
          </table:table-cell>
        </table:table-row>
        <table:table-row table:style-name="ro1">
          <table:table-cell office:value-type="float" office:value="89850" calcext:value-type="float">
            <text:p>89850</text:p>
          </table:table-cell>
          <table:table-cell office:value-type="float" office:value="0.983262" calcext:value-type="float">
            <text:p>0.983262</text:p>
          </table:table-cell>
          <table:table-cell office:value-type="float" office:value="0.917351" calcext:value-type="float">
            <text:p>0.917351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849" calcext:value-type="float">
            <text:p>89849</text:p>
          </table:table-cell>
          <table:table-cell office:value-type="float" office:value="0.983256" calcext:value-type="float">
            <text:p>0.983256</text:p>
          </table:table-cell>
          <table:table-cell office:value-type="float" office:value="0.917368" calcext:value-type="float">
            <text:p>0.917368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848" calcext:value-type="float">
            <text:p>89848</text:p>
          </table:table-cell>
          <table:table-cell office:value-type="float" office:value="0.983253" calcext:value-type="float">
            <text:p>0.983253</text:p>
          </table:table-cell>
          <table:table-cell office:value-type="float" office:value="0.917385" calcext:value-type="float">
            <text:p>0.917385</text:p>
          </table:table-cell>
          <table:table-cell office:value-type="float" office:value="0.903238" calcext:value-type="float">
            <text:p>0.903238</text:p>
          </table:table-cell>
        </table:table-row>
        <table:table-row table:style-name="ro1">
          <table:table-cell office:value-type="float" office:value="89847" calcext:value-type="float">
            <text:p>89847</text:p>
          </table:table-cell>
          <table:table-cell office:value-type="float" office:value="0.983245" calcext:value-type="float">
            <text:p>0.983245</text:p>
          </table:table-cell>
          <table:table-cell office:value-type="float" office:value="0.917402" calcext:value-type="float">
            <text:p>0.917402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846" calcext:value-type="float">
            <text:p>89846</text:p>
          </table:table-cell>
          <table:table-cell office:value-type="float" office:value="0.983216" calcext:value-type="float">
            <text:p>0.983216</text:p>
          </table:table-cell>
          <table:table-cell office:value-type="float" office:value="0.91742" calcext:value-type="float">
            <text:p>0.91742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845" calcext:value-type="float">
            <text:p>89845</text:p>
          </table:table-cell>
          <table:table-cell office:value-type="float" office:value="0.983167" calcext:value-type="float">
            <text:p>0.983167</text:p>
          </table:table-cell>
          <table:table-cell office:value-type="float" office:value="0.917437" calcext:value-type="float">
            <text:p>0.917437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844" calcext:value-type="float">
            <text:p>89844</text:p>
          </table:table-cell>
          <table:table-cell office:value-type="float" office:value="0.983156" calcext:value-type="float">
            <text:p>0.983156</text:p>
          </table:table-cell>
          <table:table-cell office:value-type="float" office:value="0.917454" calcext:value-type="float">
            <text:p>0.917454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843" calcext:value-type="float">
            <text:p>89843</text:p>
          </table:table-cell>
          <table:table-cell office:value-type="float" office:value="0.983144" calcext:value-type="float">
            <text:p>0.983144</text:p>
          </table:table-cell>
          <table:table-cell office:value-type="float" office:value="0.917471" calcext:value-type="float">
            <text:p>0.917471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842" calcext:value-type="float">
            <text:p>89842</text:p>
          </table:table-cell>
          <table:table-cell office:value-type="float" office:value="0.983136" calcext:value-type="float">
            <text:p>0.983136</text:p>
          </table:table-cell>
          <table:table-cell office:value-type="float" office:value="0.917489" calcext:value-type="float">
            <text:p>0.917489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841" calcext:value-type="float">
            <text:p>89841</text:p>
          </table:table-cell>
          <table:table-cell office:value-type="float" office:value="0.983121" calcext:value-type="float">
            <text:p>0.983121</text:p>
          </table:table-cell>
          <table:table-cell office:value-type="float" office:value="0.917506" calcext:value-type="float">
            <text:p>0.917506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840" calcext:value-type="float">
            <text:p>89840</text:p>
          </table:table-cell>
          <table:table-cell office:value-type="float" office:value="0.98311" calcext:value-type="float">
            <text:p>0.98311</text:p>
          </table:table-cell>
          <table:table-cell office:value-type="float" office:value="0.917523" calcext:value-type="float">
            <text:p>0.917523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839" calcext:value-type="float">
            <text:p>89839</text:p>
          </table:table-cell>
          <table:table-cell office:value-type="float" office:value="0.983101" calcext:value-type="float">
            <text:p>0.983101</text:p>
          </table:table-cell>
          <table:table-cell office:value-type="float" office:value="0.91754" calcext:value-type="float">
            <text:p>0.91754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838" calcext:value-type="float">
            <text:p>89838</text:p>
          </table:table-cell>
          <table:table-cell office:value-type="float" office:value="0.983096" calcext:value-type="float">
            <text:p>0.983096</text:p>
          </table:table-cell>
          <table:table-cell office:value-type="float" office:value="0.917557" calcext:value-type="float">
            <text:p>0.917557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837" calcext:value-type="float">
            <text:p>89837</text:p>
          </table:table-cell>
          <table:table-cell office:value-type="float" office:value="0.983087" calcext:value-type="float">
            <text:p>0.983087</text:p>
          </table:table-cell>
          <table:table-cell office:value-type="float" office:value="0.917575" calcext:value-type="float">
            <text:p>0.917575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836" calcext:value-type="float">
            <text:p>89836</text:p>
          </table:table-cell>
          <table:table-cell office:value-type="float" office:value="0.983081" calcext:value-type="float">
            <text:p>0.983081</text:p>
          </table:table-cell>
          <table:table-cell office:value-type="float" office:value="0.917592" calcext:value-type="float">
            <text:p>0.917592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835" calcext:value-type="float">
            <text:p>89835</text:p>
          </table:table-cell>
          <table:table-cell office:value-type="float" office:value="0.983073" calcext:value-type="float">
            <text:p>0.983073</text:p>
          </table:table-cell>
          <table:table-cell office:value-type="float" office:value="0.917609" calcext:value-type="float">
            <text:p>0.917609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834" calcext:value-type="float">
            <text:p>89834</text:p>
          </table:table-cell>
          <table:table-cell office:value-type="float" office:value="0.983038" calcext:value-type="float">
            <text:p>0.983038</text:p>
          </table:table-cell>
          <table:table-cell office:value-type="float" office:value="0.917626" calcext:value-type="float">
            <text:p>0.917626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833" calcext:value-type="float">
            <text:p>89833</text:p>
          </table:table-cell>
          <table:table-cell office:value-type="float" office:value="0.983027" calcext:value-type="float">
            <text:p>0.983027</text:p>
          </table:table-cell>
          <table:table-cell office:value-type="float" office:value="0.917643" calcext:value-type="float">
            <text:p>0.917643</text:p>
          </table:table-cell>
          <table:table-cell office:value-type="float" office:value="0.903238" calcext:value-type="float">
            <text:p>0.903238</text:p>
          </table:table-cell>
        </table:table-row>
        <table:table-row table:style-name="ro1">
          <table:table-cell office:value-type="float" office:value="89832" calcext:value-type="float">
            <text:p>89832</text:p>
          </table:table-cell>
          <table:table-cell office:value-type="float" office:value="0.983007" calcext:value-type="float">
            <text:p>0.983007</text:p>
          </table:table-cell>
          <table:table-cell office:value-type="float" office:value="0.917661" calcext:value-type="float">
            <text:p>0.917661</text:p>
          </table:table-cell>
          <table:table-cell office:value-type="float" office:value="0.90323" calcext:value-type="float">
            <text:p>0.90323</text:p>
          </table:table-cell>
        </table:table-row>
        <table:table-row table:style-name="ro1">
          <table:table-cell office:value-type="float" office:value="89831" calcext:value-type="float">
            <text:p>89831</text:p>
          </table:table-cell>
          <table:table-cell office:value-type="float" office:value="0.983004" calcext:value-type="float">
            <text:p>0.983004</text:p>
          </table:table-cell>
          <table:table-cell office:value-type="float" office:value="0.917678" calcext:value-type="float">
            <text:p>0.917678</text:p>
          </table:table-cell>
          <table:table-cell office:value-type="float" office:value="0.903238" calcext:value-type="float">
            <text:p>0.903238</text:p>
          </table:table-cell>
        </table:table-row>
        <table:table-row table:style-name="ro1">
          <table:table-cell office:value-type="float" office:value="89830" calcext:value-type="float">
            <text:p>89830</text:p>
          </table:table-cell>
          <table:table-cell office:value-type="float" office:value="0.982989" calcext:value-type="float">
            <text:p>0.982989</text:p>
          </table:table-cell>
          <table:table-cell office:value-type="float" office:value="0.917695" calcext:value-type="float">
            <text:p>0.917695</text:p>
          </table:table-cell>
          <table:table-cell office:value-type="float" office:value="0.903238" calcext:value-type="float">
            <text:p>0.903238</text:p>
          </table:table-cell>
        </table:table-row>
        <table:table-row table:style-name="ro1">
          <table:table-cell office:value-type="float" office:value="89829" calcext:value-type="float">
            <text:p>89829</text:p>
          </table:table-cell>
          <table:table-cell office:value-type="float" office:value="0.982961" calcext:value-type="float">
            <text:p>0.982961</text:p>
          </table:table-cell>
          <table:table-cell office:value-type="float" office:value="0.917712" calcext:value-type="float">
            <text:p>0.917712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828" calcext:value-type="float">
            <text:p>89828</text:p>
          </table:table-cell>
          <table:table-cell office:value-type="float" office:value="0.982955" calcext:value-type="float">
            <text:p>0.982955</text:p>
          </table:table-cell>
          <table:table-cell office:value-type="float" office:value="0.917729" calcext:value-type="float">
            <text:p>0.917729</text:p>
          </table:table-cell>
          <table:table-cell office:value-type="float" office:value="0.90323" calcext:value-type="float">
            <text:p>0.90323</text:p>
          </table:table-cell>
        </table:table-row>
        <table:table-row table:style-name="ro1">
          <table:table-cell office:value-type="float" office:value="89827" calcext:value-type="float">
            <text:p>89827</text:p>
          </table:table-cell>
          <table:table-cell office:value-type="float" office:value="0.982946" calcext:value-type="float">
            <text:p>0.982946</text:p>
          </table:table-cell>
          <table:table-cell office:value-type="float" office:value="0.917747" calcext:value-type="float">
            <text:p>0.917747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826" calcext:value-type="float">
            <text:p>89826</text:p>
          </table:table-cell>
          <table:table-cell office:value-type="float" office:value="0.982941" calcext:value-type="float">
            <text:p>0.982941</text:p>
          </table:table-cell>
          <table:table-cell office:value-type="float" office:value="0.917764" calcext:value-type="float">
            <text:p>0.917764</text:p>
          </table:table-cell>
          <table:table-cell office:value-type="float" office:value="0.903247" calcext:value-type="float">
            <text:p>0.903247</text:p>
          </table:table-cell>
        </table:table-row>
        <table:table-row table:style-name="ro1">
          <table:table-cell office:value-type="float" office:value="89825" calcext:value-type="float">
            <text:p>89825</text:p>
          </table:table-cell>
          <table:table-cell office:value-type="float" office:value="0.982935" calcext:value-type="float">
            <text:p>0.982935</text:p>
          </table:table-cell>
          <table:table-cell office:value-type="float" office:value="0.917781" calcext:value-type="float">
            <text:p>0.917781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824" calcext:value-type="float">
            <text:p>89824</text:p>
          </table:table-cell>
          <table:table-cell office:value-type="float" office:value="0.982932" calcext:value-type="float">
            <text:p>0.982932</text:p>
          </table:table-cell>
          <table:table-cell office:value-type="float" office:value="0.917798" calcext:value-type="float">
            <text:p>0.917798</text:p>
          </table:table-cell>
          <table:table-cell office:value-type="float" office:value="0.903212" calcext:value-type="float">
            <text:p>0.903212</text:p>
          </table:table-cell>
        </table:table-row>
        <table:table-row table:style-name="ro1">
          <table:table-cell office:value-type="float" office:value="89823" calcext:value-type="float">
            <text:p>89823</text:p>
          </table:table-cell>
          <table:table-cell office:value-type="float" office:value="0.982906" calcext:value-type="float">
            <text:p>0.982906</text:p>
          </table:table-cell>
          <table:table-cell office:value-type="float" office:value="0.917816" calcext:value-type="float">
            <text:p>0.917816</text:p>
          </table:table-cell>
          <table:table-cell office:value-type="float" office:value="0.903221" calcext:value-type="float">
            <text:p>0.903221</text:p>
          </table:table-cell>
        </table:table-row>
        <table:table-row table:style-name="ro1">
          <table:table-cell office:value-type="float" office:value="89822" calcext:value-type="float">
            <text:p>89822</text:p>
          </table:table-cell>
          <table:table-cell office:value-type="float" office:value="0.982903" calcext:value-type="float">
            <text:p>0.982903</text:p>
          </table:table-cell>
          <table:table-cell office:value-type="float" office:value="0.917833" calcext:value-type="float">
            <text:p>0.917833</text:p>
          </table:table-cell>
          <table:table-cell office:value-type="float" office:value="0.903221" calcext:value-type="float">
            <text:p>0.903221</text:p>
          </table:table-cell>
        </table:table-row>
        <table:table-row table:style-name="ro1">
          <table:table-cell office:value-type="float" office:value="89821" calcext:value-type="float">
            <text:p>89821</text:p>
          </table:table-cell>
          <table:table-cell office:value-type="float" office:value="0.982866" calcext:value-type="float">
            <text:p>0.982866</text:p>
          </table:table-cell>
          <table:table-cell office:value-type="float" office:value="0.91785" calcext:value-type="float">
            <text:p>0.91785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820" calcext:value-type="float">
            <text:p>89820</text:p>
          </table:table-cell>
          <table:table-cell office:value-type="float" office:value="0.982852" calcext:value-type="float">
            <text:p>0.982852</text:p>
          </table:table-cell>
          <table:table-cell office:value-type="float" office:value="0.917867" calcext:value-type="float">
            <text:p>0.917867</text:p>
          </table:table-cell>
          <table:table-cell office:value-type="float" office:value="0.903187" calcext:value-type="float">
            <text:p>0.903187</text:p>
          </table:table-cell>
        </table:table-row>
        <table:table-row table:style-name="ro1">
          <table:table-cell office:value-type="float" office:value="89819" calcext:value-type="float">
            <text:p>89819</text:p>
          </table:table-cell>
          <table:table-cell office:value-type="float" office:value="0.982849" calcext:value-type="float">
            <text:p>0.982849</text:p>
          </table:table-cell>
          <table:table-cell office:value-type="float" office:value="0.917884" calcext:value-type="float">
            <text:p>0.917884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818" calcext:value-type="float">
            <text:p>89818</text:p>
          </table:table-cell>
          <table:table-cell office:value-type="float" office:value="0.982843" calcext:value-type="float">
            <text:p>0.982843</text:p>
          </table:table-cell>
          <table:table-cell office:value-type="float" office:value="0.917902" calcext:value-type="float">
            <text:p>0.917902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817" calcext:value-type="float">
            <text:p>89817</text:p>
          </table:table-cell>
          <table:table-cell office:value-type="float" office:value="0.982797" calcext:value-type="float">
            <text:p>0.982797</text:p>
          </table:table-cell>
          <table:table-cell office:value-type="float" office:value="0.917919" calcext:value-type="float">
            <text:p>0.917919</text:p>
          </table:table-cell>
          <table:table-cell office:value-type="float" office:value="0.903161" calcext:value-type="float">
            <text:p>0.903161</text:p>
          </table:table-cell>
        </table:table-row>
        <table:table-row table:style-name="ro1">
          <table:table-cell office:value-type="float" office:value="89816" calcext:value-type="float">
            <text:p>89816</text:p>
          </table:table-cell>
          <table:table-cell office:value-type="float" office:value="0.982789" calcext:value-type="float">
            <text:p>0.982789</text:p>
          </table:table-cell>
          <table:table-cell office:value-type="float" office:value="0.917936" calcext:value-type="float">
            <text:p>0.917936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815" calcext:value-type="float">
            <text:p>89815</text:p>
          </table:table-cell>
          <table:table-cell office:value-type="float" office:value="0.982774" calcext:value-type="float">
            <text:p>0.982774</text:p>
          </table:table-cell>
          <table:table-cell office:value-type="float" office:value="0.917953" calcext:value-type="float">
            <text:p>0.917953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814" calcext:value-type="float">
            <text:p>89814</text:p>
          </table:table-cell>
          <table:table-cell office:value-type="float" office:value="0.98276" calcext:value-type="float">
            <text:p>0.98276</text:p>
          </table:table-cell>
          <table:table-cell office:value-type="float" office:value="0.91797" calcext:value-type="float">
            <text:p>0.91797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813" calcext:value-type="float">
            <text:p>89813</text:p>
          </table:table-cell>
          <table:table-cell office:value-type="float" office:value="0.982751" calcext:value-type="float">
            <text:p>0.982751</text:p>
          </table:table-cell>
          <table:table-cell office:value-type="float" office:value="0.917988" calcext:value-type="float">
            <text:p>0.917988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812" calcext:value-type="float">
            <text:p>89812</text:p>
          </table:table-cell>
          <table:table-cell office:value-type="float" office:value="0.982703" calcext:value-type="float">
            <text:p>0.982703</text:p>
          </table:table-cell>
          <table:table-cell office:value-type="float" office:value="0.918005" calcext:value-type="float">
            <text:p>0.918005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811" calcext:value-type="float">
            <text:p>89811</text:p>
          </table:table-cell>
          <table:table-cell office:value-type="float" office:value="0.982674" calcext:value-type="float">
            <text:p>0.982674</text:p>
          </table:table-cell>
          <table:table-cell office:value-type="float" office:value="0.918022" calcext:value-type="float">
            <text:p>0.918022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810" calcext:value-type="float">
            <text:p>89810</text:p>
          </table:table-cell>
          <table:table-cell office:value-type="float" office:value="0.982668" calcext:value-type="float">
            <text:p>0.982668</text:p>
          </table:table-cell>
          <table:table-cell office:value-type="float" office:value="0.918039" calcext:value-type="float">
            <text:p>0.918039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809" calcext:value-type="float">
            <text:p>89809</text:p>
          </table:table-cell>
          <table:table-cell office:value-type="float" office:value="0.982665" calcext:value-type="float">
            <text:p>0.982665</text:p>
          </table:table-cell>
          <table:table-cell office:value-type="float" office:value="0.918056" calcext:value-type="float">
            <text:p>0.918056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808" calcext:value-type="float">
            <text:p>89808</text:p>
          </table:table-cell>
          <table:table-cell office:value-type="float" office:value="0.982662" calcext:value-type="float">
            <text:p>0.982662</text:p>
          </table:table-cell>
          <table:table-cell office:value-type="float" office:value="0.918074" calcext:value-type="float">
            <text:p>0.918074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807" calcext:value-type="float">
            <text:p>89807</text:p>
          </table:table-cell>
          <table:table-cell office:value-type="float" office:value="0.982657" calcext:value-type="float">
            <text:p>0.982657</text:p>
          </table:table-cell>
          <table:table-cell office:value-type="float" office:value="0.918091" calcext:value-type="float">
            <text:p>0.918091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806" calcext:value-type="float">
            <text:p>89806</text:p>
          </table:table-cell>
          <table:table-cell office:value-type="float" office:value="0.982625" calcext:value-type="float">
            <text:p>0.982625</text:p>
          </table:table-cell>
          <table:table-cell office:value-type="float" office:value="0.918108" calcext:value-type="float">
            <text:p>0.918108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805" calcext:value-type="float">
            <text:p>89805</text:p>
          </table:table-cell>
          <table:table-cell office:value-type="float" office:value="0.982622" calcext:value-type="float">
            <text:p>0.982622</text:p>
          </table:table-cell>
          <table:table-cell office:value-type="float" office:value="0.918125" calcext:value-type="float">
            <text:p>0.918125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804" calcext:value-type="float">
            <text:p>89804</text:p>
          </table:table-cell>
          <table:table-cell office:value-type="float" office:value="0.982619" calcext:value-type="float">
            <text:p>0.982619</text:p>
          </table:table-cell>
          <table:table-cell office:value-type="float" office:value="0.918143" calcext:value-type="float">
            <text:p>0.918143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803" calcext:value-type="float">
            <text:p>89803</text:p>
          </table:table-cell>
          <table:table-cell office:value-type="float" office:value="0.982585" calcext:value-type="float">
            <text:p>0.982585</text:p>
          </table:table-cell>
          <table:table-cell office:value-type="float" office:value="0.91816" calcext:value-type="float">
            <text:p>0.91816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802" calcext:value-type="float">
            <text:p>89802</text:p>
          </table:table-cell>
          <table:table-cell office:value-type="float" office:value="0.982582" calcext:value-type="float">
            <text:p>0.982582</text:p>
          </table:table-cell>
          <table:table-cell office:value-type="float" office:value="0.918177" calcext:value-type="float">
            <text:p>0.918177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801" calcext:value-type="float">
            <text:p>89801</text:p>
          </table:table-cell>
          <table:table-cell office:value-type="float" office:value="0.982565" calcext:value-type="float">
            <text:p>0.982565</text:p>
          </table:table-cell>
          <table:table-cell office:value-type="float" office:value="0.918194" calcext:value-type="float">
            <text:p>0.918194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0.982542" calcext:value-type="float">
            <text:p>0.982542</text:p>
          </table:table-cell>
          <table:table-cell office:value-type="float" office:value="0.918211" calcext:value-type="float">
            <text:p>0.918211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799" calcext:value-type="float">
            <text:p>89799</text:p>
          </table:table-cell>
          <table:table-cell office:value-type="float" office:value="0.982536" calcext:value-type="float">
            <text:p>0.982536</text:p>
          </table:table-cell>
          <table:table-cell office:value-type="float" office:value="0.918229" calcext:value-type="float">
            <text:p>0.918229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798" calcext:value-type="float">
            <text:p>89798</text:p>
          </table:table-cell>
          <table:table-cell office:value-type="float" office:value="0.982525" calcext:value-type="float">
            <text:p>0.982525</text:p>
          </table:table-cell>
          <table:table-cell office:value-type="float" office:value="0.918246" calcext:value-type="float">
            <text:p>0.918246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797" calcext:value-type="float">
            <text:p>89797</text:p>
          </table:table-cell>
          <table:table-cell office:value-type="float" office:value="0.98247" calcext:value-type="float">
            <text:p>0.98247</text:p>
          </table:table-cell>
          <table:table-cell office:value-type="float" office:value="0.918263" calcext:value-type="float">
            <text:p>0.918263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89796" calcext:value-type="float">
            <text:p>89796</text:p>
          </table:table-cell>
          <table:table-cell office:value-type="float" office:value="0.982453" calcext:value-type="float">
            <text:p>0.982453</text:p>
          </table:table-cell>
          <table:table-cell office:value-type="float" office:value="0.91828" calcext:value-type="float">
            <text:p>0.91828</text:p>
          </table:table-cell>
          <table:table-cell office:value-type="float" office:value="0.903066" calcext:value-type="float">
            <text:p>0.903066</text:p>
          </table:table-cell>
        </table:table-row>
        <table:table-row table:style-name="ro1">
          <table:table-cell office:value-type="float" office:value="89795" calcext:value-type="float">
            <text:p>89795</text:p>
          </table:table-cell>
          <table:table-cell office:value-type="float" office:value="0.982416" calcext:value-type="float">
            <text:p>0.982416</text:p>
          </table:table-cell>
          <table:table-cell office:value-type="float" office:value="0.918297" calcext:value-type="float">
            <text:p>0.918297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794" calcext:value-type="float">
            <text:p>89794</text:p>
          </table:table-cell>
          <table:table-cell office:value-type="float" office:value="0.98241" calcext:value-type="float">
            <text:p>0.98241</text:p>
          </table:table-cell>
          <table:table-cell office:value-type="float" office:value="0.918315" calcext:value-type="float">
            <text:p>0.918315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793" calcext:value-type="float">
            <text:p>89793</text:p>
          </table:table-cell>
          <table:table-cell office:value-type="float" office:value="0.982404" calcext:value-type="float">
            <text:p>0.982404</text:p>
          </table:table-cell>
          <table:table-cell office:value-type="float" office:value="0.918332" calcext:value-type="float">
            <text:p>0.918332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792" calcext:value-type="float">
            <text:p>89792</text:p>
          </table:table-cell>
          <table:table-cell office:value-type="float" office:value="0.982387" calcext:value-type="float">
            <text:p>0.982387</text:p>
          </table:table-cell>
          <table:table-cell office:value-type="float" office:value="0.918349" calcext:value-type="float">
            <text:p>0.918349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89791" calcext:value-type="float">
            <text:p>89791</text:p>
          </table:table-cell>
          <table:table-cell office:value-type="float" office:value="0.982384" calcext:value-type="float">
            <text:p>0.982384</text:p>
          </table:table-cell>
          <table:table-cell office:value-type="float" office:value="0.918366" calcext:value-type="float">
            <text:p>0.918366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790" calcext:value-type="float">
            <text:p>89790</text:p>
          </table:table-cell>
          <table:table-cell office:value-type="float" office:value="0.982378" calcext:value-type="float">
            <text:p>0.982378</text:p>
          </table:table-cell>
          <table:table-cell office:value-type="float" office:value="0.918384" calcext:value-type="float">
            <text:p>0.918384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789" calcext:value-type="float">
            <text:p>89789</text:p>
          </table:table-cell>
          <table:table-cell office:value-type="float" office:value="0.982373" calcext:value-type="float">
            <text:p>0.982373</text:p>
          </table:table-cell>
          <table:table-cell office:value-type="float" office:value="0.918401" calcext:value-type="float">
            <text:p>0.918401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788" calcext:value-type="float">
            <text:p>89788</text:p>
          </table:table-cell>
          <table:table-cell office:value-type="float" office:value="0.982367" calcext:value-type="float">
            <text:p>0.982367</text:p>
          </table:table-cell>
          <table:table-cell office:value-type="float" office:value="0.918418" calcext:value-type="float">
            <text:p>0.918418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787" calcext:value-type="float">
            <text:p>89787</text:p>
          </table:table-cell>
          <table:table-cell office:value-type="float" office:value="0.982364" calcext:value-type="float">
            <text:p>0.982364</text:p>
          </table:table-cell>
          <table:table-cell office:value-type="float" office:value="0.918435" calcext:value-type="float">
            <text:p>0.918435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89786" calcext:value-type="float">
            <text:p>89786</text:p>
          </table:table-cell>
          <table:table-cell office:value-type="float" office:value="0.982333" calcext:value-type="float">
            <text:p>0.982333</text:p>
          </table:table-cell>
          <table:table-cell office:value-type="float" office:value="0.918452" calcext:value-type="float">
            <text:p>0.918452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89785" calcext:value-type="float">
            <text:p>89785</text:p>
          </table:table-cell>
          <table:table-cell office:value-type="float" office:value="0.982292" calcext:value-type="float">
            <text:p>0.982292</text:p>
          </table:table-cell>
          <table:table-cell office:value-type="float" office:value="0.91847" calcext:value-type="float">
            <text:p>0.91847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784" calcext:value-type="float">
            <text:p>89784</text:p>
          </table:table-cell>
          <table:table-cell office:value-type="float" office:value="0.982275" calcext:value-type="float">
            <text:p>0.982275</text:p>
          </table:table-cell>
          <table:table-cell office:value-type="float" office:value="0.918487" calcext:value-type="float">
            <text:p>0.918487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89783" calcext:value-type="float">
            <text:p>89783</text:p>
          </table:table-cell>
          <table:table-cell office:value-type="float" office:value="0.98216" calcext:value-type="float">
            <text:p>0.98216</text:p>
          </table:table-cell>
          <table:table-cell office:value-type="float" office:value="0.918504" calcext:value-type="float">
            <text:p>0.918504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782" calcext:value-type="float">
            <text:p>89782</text:p>
          </table:table-cell>
          <table:table-cell office:value-type="float" office:value="0.982158" calcext:value-type="float">
            <text:p>0.982158</text:p>
          </table:table-cell>
          <table:table-cell office:value-type="float" office:value="0.918521" calcext:value-type="float">
            <text:p>0.918521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781" calcext:value-type="float">
            <text:p>89781</text:p>
          </table:table-cell>
          <table:table-cell office:value-type="float" office:value="0.982126" calcext:value-type="float">
            <text:p>0.982126</text:p>
          </table:table-cell>
          <table:table-cell office:value-type="float" office:value="0.918538" calcext:value-type="float">
            <text:p>0.918538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780" calcext:value-type="float">
            <text:p>89780</text:p>
          </table:table-cell>
          <table:table-cell office:value-type="float" office:value="0.98212" calcext:value-type="float">
            <text:p>0.98212</text:p>
          </table:table-cell>
          <table:table-cell office:value-type="float" office:value="0.918556" calcext:value-type="float">
            <text:p>0.918556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779" calcext:value-type="float">
            <text:p>89779</text:p>
          </table:table-cell>
          <table:table-cell office:value-type="float" office:value="0.982117" calcext:value-type="float">
            <text:p>0.982117</text:p>
          </table:table-cell>
          <table:table-cell office:value-type="float" office:value="0.918573" calcext:value-type="float">
            <text:p>0.918573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778" calcext:value-type="float">
            <text:p>89778</text:p>
          </table:table-cell>
          <table:table-cell office:value-type="float" office:value="0.982106" calcext:value-type="float">
            <text:p>0.982106</text:p>
          </table:table-cell>
          <table:table-cell office:value-type="float" office:value="0.91859" calcext:value-type="float">
            <text:p>0.91859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777" calcext:value-type="float">
            <text:p>89777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18607" calcext:value-type="float">
            <text:p>0.918607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776" calcext:value-type="float">
            <text:p>89776</text:p>
          </table:table-cell>
          <table:table-cell office:value-type="float" office:value="0.982092" calcext:value-type="float">
            <text:p>0.982092</text:p>
          </table:table-cell>
          <table:table-cell office:value-type="float" office:value="0.918624" calcext:value-type="float">
            <text:p>0.918624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775" calcext:value-type="float">
            <text:p>89775</text:p>
          </table:table-cell>
          <table:table-cell office:value-type="float" office:value="0.982028" calcext:value-type="float">
            <text:p>0.982028</text:p>
          </table:table-cell>
          <table:table-cell office:value-type="float" office:value="0.918642" calcext:value-type="float">
            <text:p>0.918642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774" calcext:value-type="float">
            <text:p>89774</text:p>
          </table:table-cell>
          <table:table-cell office:value-type="float" office:value="0.982011" calcext:value-type="float">
            <text:p>0.982011</text:p>
          </table:table-cell>
          <table:table-cell office:value-type="float" office:value="0.918659" calcext:value-type="float">
            <text:p>0.918659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773" calcext:value-type="float">
            <text:p>89773</text:p>
          </table:table-cell>
          <table:table-cell office:value-type="float" office:value="0.98198" calcext:value-type="float">
            <text:p>0.98198</text:p>
          </table:table-cell>
          <table:table-cell office:value-type="float" office:value="0.918676" calcext:value-type="float">
            <text:p>0.918676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772" calcext:value-type="float">
            <text:p>89772</text:p>
          </table:table-cell>
          <table:table-cell office:value-type="float" office:value="0.981974" calcext:value-type="float">
            <text:p>0.981974</text:p>
          </table:table-cell>
          <table:table-cell office:value-type="float" office:value="0.918693" calcext:value-type="float">
            <text:p>0.918693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771" calcext:value-type="float">
            <text:p>89771</text:p>
          </table:table-cell>
          <table:table-cell office:value-type="float" office:value="0.981968" calcext:value-type="float">
            <text:p>0.981968</text:p>
          </table:table-cell>
          <table:table-cell office:value-type="float" office:value="0.918711" calcext:value-type="float">
            <text:p>0.918711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770" calcext:value-type="float">
            <text:p>89770</text:p>
          </table:table-cell>
          <table:table-cell office:value-type="float" office:value="0.981957" calcext:value-type="float">
            <text:p>0.981957</text:p>
          </table:table-cell>
          <table:table-cell office:value-type="float" office:value="0.918728" calcext:value-type="float">
            <text:p>0.918728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769" calcext:value-type="float">
            <text:p>89769</text:p>
          </table:table-cell>
          <table:table-cell office:value-type="float" office:value="0.981954" calcext:value-type="float">
            <text:p>0.981954</text:p>
          </table:table-cell>
          <table:table-cell office:value-type="float" office:value="0.918745" calcext:value-type="float">
            <text:p>0.918745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768" calcext:value-type="float">
            <text:p>89768</text:p>
          </table:table-cell>
          <table:table-cell office:value-type="float" office:value="0.981948" calcext:value-type="float">
            <text:p>0.981948</text:p>
          </table:table-cell>
          <table:table-cell office:value-type="float" office:value="0.918762" calcext:value-type="float">
            <text:p>0.918762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767" calcext:value-type="float">
            <text:p>89767</text:p>
          </table:table-cell>
          <table:table-cell office:value-type="float" office:value="0.981945" calcext:value-type="float">
            <text:p>0.981945</text:p>
          </table:table-cell>
          <table:table-cell office:value-type="float" office:value="0.918779" calcext:value-type="float">
            <text:p>0.918779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766" calcext:value-type="float">
            <text:p>89766</text:p>
          </table:table-cell>
          <table:table-cell office:value-type="float" office:value="0.981928" calcext:value-type="float">
            <text:p>0.981928</text:p>
          </table:table-cell>
          <table:table-cell office:value-type="float" office:value="0.918797" calcext:value-type="float">
            <text:p>0.918797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765" calcext:value-type="float">
            <text:p>89765</text:p>
          </table:table-cell>
          <table:table-cell office:value-type="float" office:value="0.981917" calcext:value-type="float">
            <text:p>0.981917</text:p>
          </table:table-cell>
          <table:table-cell office:value-type="float" office:value="0.918814" calcext:value-type="float">
            <text:p>0.918814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764" calcext:value-type="float">
            <text:p>89764</text:p>
          </table:table-cell>
          <table:table-cell office:value-type="float" office:value="0.981914" calcext:value-type="float">
            <text:p>0.981914</text:p>
          </table:table-cell>
          <table:table-cell office:value-type="float" office:value="0.918831" calcext:value-type="float">
            <text:p>0.918831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float" office:value="0.981899" calcext:value-type="float">
            <text:p>0.981899</text:p>
          </table:table-cell>
          <table:table-cell office:value-type="float" office:value="0.918848" calcext:value-type="float">
            <text:p>0.918848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762" calcext:value-type="float">
            <text:p>89762</text:p>
          </table:table-cell>
          <table:table-cell office:value-type="float" office:value="0.981868" calcext:value-type="float">
            <text:p>0.981868</text:p>
          </table:table-cell>
          <table:table-cell office:value-type="float" office:value="0.918865" calcext:value-type="float">
            <text:p>0.918865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761" calcext:value-type="float">
            <text:p>89761</text:p>
          </table:table-cell>
          <table:table-cell office:value-type="float" office:value="0.981865" calcext:value-type="float">
            <text:p>0.981865</text:p>
          </table:table-cell>
          <table:table-cell office:value-type="float" office:value="0.918883" calcext:value-type="float">
            <text:p>0.918883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760" calcext:value-type="float">
            <text:p>89760</text:p>
          </table:table-cell>
          <table:table-cell office:value-type="float" office:value="0.981839" calcext:value-type="float">
            <text:p>0.981839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759" calcext:value-type="float">
            <text:p>89759</text:p>
          </table:table-cell>
          <table:table-cell office:value-type="float" office:value="0.98179" calcext:value-type="float">
            <text:p>0.98179</text:p>
          </table:table-cell>
          <table:table-cell office:value-type="float" office:value="0.918917" calcext:value-type="float">
            <text:p>0.918917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758" calcext:value-type="float">
            <text:p>89758</text:p>
          </table:table-cell>
          <table:table-cell office:value-type="float" office:value="0.981785" calcext:value-type="float">
            <text:p>0.981785</text:p>
          </table:table-cell>
          <table:table-cell office:value-type="float" office:value="0.918934" calcext:value-type="float">
            <text:p>0.918934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757" calcext:value-type="float">
            <text:p>89757</text:p>
          </table:table-cell>
          <table:table-cell office:value-type="float" office:value="0.981762" calcext:value-type="float">
            <text:p>0.981762</text:p>
          </table:table-cell>
          <table:table-cell office:value-type="float" office:value="0.918951" calcext:value-type="float">
            <text:p>0.918951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756" calcext:value-type="float">
            <text:p>89756</text:p>
          </table:table-cell>
          <table:table-cell office:value-type="float" office:value="0.981713" calcext:value-type="float">
            <text:p>0.981713</text:p>
          </table:table-cell>
          <table:table-cell office:value-type="float" office:value="0.918969" calcext:value-type="float">
            <text:p>0.918969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755" calcext:value-type="float">
            <text:p>89755</text:p>
          </table:table-cell>
          <table:table-cell office:value-type="float" office:value="0.98171" calcext:value-type="float">
            <text:p>0.98171</text:p>
          </table:table-cell>
          <table:table-cell office:value-type="float" office:value="0.918986" calcext:value-type="float">
            <text:p>0.918986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754" calcext:value-type="float">
            <text:p>89754</text:p>
          </table:table-cell>
          <table:table-cell office:value-type="float" office:value="0.981707" calcext:value-type="float">
            <text:p>0.981707</text:p>
          </table:table-cell>
          <table:table-cell office:value-type="float" office:value="0.919003" calcext:value-type="float">
            <text:p>0.919003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753" calcext:value-type="float">
            <text:p>89753</text:p>
          </table:table-cell>
          <table:table-cell office:value-type="float" office:value="0.98167" calcext:value-type="float">
            <text:p>0.98167</text:p>
          </table:table-cell>
          <table:table-cell office:value-type="float" office:value="0.91902" calcext:value-type="float">
            <text:p>0.91902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752" calcext:value-type="float">
            <text:p>89752</text:p>
          </table:table-cell>
          <table:table-cell office:value-type="float" office:value="0.981664" calcext:value-type="float">
            <text:p>0.981664</text:p>
          </table:table-cell>
          <table:table-cell office:value-type="float" office:value="0.919038" calcext:value-type="float">
            <text:p>0.919038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751" calcext:value-type="float">
            <text:p>89751</text:p>
          </table:table-cell>
          <table:table-cell office:value-type="float" office:value="0.981647" calcext:value-type="float">
            <text:p>0.981647</text:p>
          </table:table-cell>
          <table:table-cell office:value-type="float" office:value="0.919055" calcext:value-type="float">
            <text:p>0.919055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750" calcext:value-type="float">
            <text:p>89750</text:p>
          </table:table-cell>
          <table:table-cell office:value-type="float" office:value="0.981618" calcext:value-type="float">
            <text:p>0.981618</text:p>
          </table:table-cell>
          <table:table-cell office:value-type="float" office:value="0.919072" calcext:value-type="float">
            <text:p>0.919072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749" calcext:value-type="float">
            <text:p>89749</text:p>
          </table:table-cell>
          <table:table-cell office:value-type="float" office:value="0.981604" calcext:value-type="float">
            <text:p>0.981604</text:p>
          </table:table-cell>
          <table:table-cell office:value-type="float" office:value="0.919089" calcext:value-type="float">
            <text:p>0.919089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748" calcext:value-type="float">
            <text:p>89748</text:p>
          </table:table-cell>
          <table:table-cell office:value-type="float" office:value="0.981598" calcext:value-type="float">
            <text:p>0.981598</text:p>
          </table:table-cell>
          <table:table-cell office:value-type="float" office:value="0.919106" calcext:value-type="float">
            <text:p>0.919106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747" calcext:value-type="float">
            <text:p>89747</text:p>
          </table:table-cell>
          <table:table-cell office:value-type="float" office:value="0.981535" calcext:value-type="float">
            <text:p>0.981535</text:p>
          </table:table-cell>
          <table:table-cell office:value-type="float" office:value="0.919124" calcext:value-type="float">
            <text:p>0.919124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746" calcext:value-type="float">
            <text:p>89746</text:p>
          </table:table-cell>
          <table:table-cell office:value-type="float" office:value="0.981526" calcext:value-type="float">
            <text:p>0.981526</text:p>
          </table:table-cell>
          <table:table-cell office:value-type="float" office:value="0.919141" calcext:value-type="float">
            <text:p>0.919141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745" calcext:value-type="float">
            <text:p>89745</text:p>
          </table:table-cell>
          <table:table-cell office:value-type="float" office:value="0.981489" calcext:value-type="float">
            <text:p>0.981489</text:p>
          </table:table-cell>
          <table:table-cell office:value-type="float" office:value="0.919158" calcext:value-type="float">
            <text:p>0.919158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744" calcext:value-type="float">
            <text:p>89744</text:p>
          </table:table-cell>
          <table:table-cell office:value-type="float" office:value="0.981478" calcext:value-type="float">
            <text:p>0.981478</text:p>
          </table:table-cell>
          <table:table-cell office:value-type="float" office:value="0.919175" calcext:value-type="float">
            <text:p>0.919175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743" calcext:value-type="float">
            <text:p>89743</text:p>
          </table:table-cell>
          <table:table-cell office:value-type="float" office:value="0.981458" calcext:value-type="float">
            <text:p>0.981458</text:p>
          </table:table-cell>
          <table:table-cell office:value-type="float" office:value="0.919192" calcext:value-type="float">
            <text:p>0.919192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742" calcext:value-type="float">
            <text:p>89742</text:p>
          </table:table-cell>
          <table:table-cell office:value-type="float" office:value="0.981446" calcext:value-type="float">
            <text:p>0.981446</text:p>
          </table:table-cell>
          <table:table-cell office:value-type="float" office:value="0.91921" calcext:value-type="float">
            <text:p>0.91921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741" calcext:value-type="float">
            <text:p>89741</text:p>
          </table:table-cell>
          <table:table-cell office:value-type="float" office:value="0.981438" calcext:value-type="float">
            <text:p>0.981438</text:p>
          </table:table-cell>
          <table:table-cell office:value-type="float" office:value="0.919227" calcext:value-type="float">
            <text:p>0.919227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740" calcext:value-type="float">
            <text:p>89740</text:p>
          </table:table-cell>
          <table:table-cell office:value-type="float" office:value="0.981435" calcext:value-type="float">
            <text:p>0.981435</text:p>
          </table:table-cell>
          <table:table-cell office:value-type="float" office:value="0.919244" calcext:value-type="float">
            <text:p>0.919244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739" calcext:value-type="float">
            <text:p>89739</text:p>
          </table:table-cell>
          <table:table-cell office:value-type="float" office:value="0.981426" calcext:value-type="float">
            <text:p>0.981426</text:p>
          </table:table-cell>
          <table:table-cell office:value-type="float" office:value="0.919261" calcext:value-type="float">
            <text:p>0.919261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738" calcext:value-type="float">
            <text:p>89738</text:p>
          </table:table-cell>
          <table:table-cell office:value-type="float" office:value="0.981406" calcext:value-type="float">
            <text:p>0.981406</text:p>
          </table:table-cell>
          <table:table-cell office:value-type="float" office:value="0.919278" calcext:value-type="float">
            <text:p>0.919278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737" calcext:value-type="float">
            <text:p>89737</text:p>
          </table:table-cell>
          <table:table-cell office:value-type="float" office:value="0.981392" calcext:value-type="float">
            <text:p>0.981392</text:p>
          </table:table-cell>
          <table:table-cell office:value-type="float" office:value="0.919296" calcext:value-type="float">
            <text:p>0.919296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736" calcext:value-type="float">
            <text:p>89736</text:p>
          </table:table-cell>
          <table:table-cell office:value-type="float" office:value="0.98134" calcext:value-type="float">
            <text:p>0.98134</text:p>
          </table:table-cell>
          <table:table-cell office:value-type="float" office:value="0.919313" calcext:value-type="float">
            <text:p>0.919313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735" calcext:value-type="float">
            <text:p>89735</text:p>
          </table:table-cell>
          <table:table-cell office:value-type="float" office:value="0.981337" calcext:value-type="float">
            <text:p>0.981337</text:p>
          </table:table-cell>
          <table:table-cell office:value-type="float" office:value="0.91933" calcext:value-type="float">
            <text:p>0.91933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734" calcext:value-type="float">
            <text:p>89734</text:p>
          </table:table-cell>
          <table:table-cell office:value-type="float" office:value="0.981331" calcext:value-type="float">
            <text:p>0.981331</text:p>
          </table:table-cell>
          <table:table-cell office:value-type="float" office:value="0.919347" calcext:value-type="float">
            <text:p>0.919347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733" calcext:value-type="float">
            <text:p>89733</text:p>
          </table:table-cell>
          <table:table-cell office:value-type="float" office:value="0.981317" calcext:value-type="float">
            <text:p>0.981317</text:p>
          </table:table-cell>
          <table:table-cell office:value-type="float" office:value="0.919365" calcext:value-type="float">
            <text:p>0.919365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732" calcext:value-type="float">
            <text:p>89732</text:p>
          </table:table-cell>
          <table:table-cell office:value-type="float" office:value="0.981303" calcext:value-type="float">
            <text:p>0.981303</text:p>
          </table:table-cell>
          <table:table-cell office:value-type="float" office:value="0.919382" calcext:value-type="float">
            <text:p>0.919382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731" calcext:value-type="float">
            <text:p>89731</text:p>
          </table:table-cell>
          <table:table-cell office:value-type="float" office:value="0.981277" calcext:value-type="float">
            <text:p>0.981277</text:p>
          </table:table-cell>
          <table:table-cell office:value-type="float" office:value="0.919399" calcext:value-type="float">
            <text:p>0.919399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730" calcext:value-type="float">
            <text:p>89730</text:p>
          </table:table-cell>
          <table:table-cell office:value-type="float" office:value="0.981168" calcext:value-type="float">
            <text:p>0.981168</text:p>
          </table:table-cell>
          <table:table-cell office:value-type="float" office:value="0.919416" calcext:value-type="float">
            <text:p>0.919416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729" calcext:value-type="float">
            <text:p>89729</text:p>
          </table:table-cell>
          <table:table-cell office:value-type="float" office:value="0.981145" calcext:value-type="float">
            <text:p>0.981145</text:p>
          </table:table-cell>
          <table:table-cell office:value-type="float" office:value="0.919433" calcext:value-type="float">
            <text:p>0.919433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728" calcext:value-type="float">
            <text:p>89728</text:p>
          </table:table-cell>
          <table:table-cell office:value-type="float" office:value="0.981073" calcext:value-type="float">
            <text:p>0.981073</text:p>
          </table:table-cell>
          <table:table-cell office:value-type="float" office:value="0.919451" calcext:value-type="float">
            <text:p>0.919451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727" calcext:value-type="float">
            <text:p>89727</text:p>
          </table:table-cell>
          <table:table-cell office:value-type="float" office:value="0.981042" calcext:value-type="float">
            <text:p>0.981042</text:p>
          </table:table-cell>
          <table:table-cell office:value-type="float" office:value="0.919468" calcext:value-type="float">
            <text:p>0.919468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726" calcext:value-type="float">
            <text:p>89726</text:p>
          </table:table-cell>
          <table:table-cell office:value-type="float" office:value="0.981039" calcext:value-type="float">
            <text:p>0.981039</text:p>
          </table:table-cell>
          <table:table-cell office:value-type="float" office:value="0.919485" calcext:value-type="float">
            <text:p>0.919485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725" calcext:value-type="float">
            <text:p>89725</text:p>
          </table:table-cell>
          <table:table-cell office:value-type="float" office:value="0.981013" calcext:value-type="float">
            <text:p>0.981013</text:p>
          </table:table-cell>
          <table:table-cell office:value-type="float" office:value="0.919502" calcext:value-type="float">
            <text:p>0.919502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724" calcext:value-type="float">
            <text:p>89724</text:p>
          </table:table-cell>
          <table:table-cell office:value-type="float" office:value="0.981004" calcext:value-type="float">
            <text:p>0.981004</text:p>
          </table:table-cell>
          <table:table-cell office:value-type="float" office:value="0.919519" calcext:value-type="float">
            <text:p>0.919519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723" calcext:value-type="float">
            <text:p>89723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919537" calcext:value-type="float">
            <text:p>0.919537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722" calcext:value-type="float">
            <text:p>89722</text:p>
          </table:table-cell>
          <table:table-cell office:value-type="float" office:value="0.980959" calcext:value-type="float">
            <text:p>0.980959</text:p>
          </table:table-cell>
          <table:table-cell office:value-type="float" office:value="0.919554" calcext:value-type="float">
            <text:p>0.919554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721" calcext:value-type="float">
            <text:p>89721</text:p>
          </table:table-cell>
          <table:table-cell office:value-type="float" office:value="0.98091" calcext:value-type="float">
            <text:p>0.98091</text:p>
          </table:table-cell>
          <table:table-cell office:value-type="float" office:value="0.919571" calcext:value-type="float">
            <text:p>0.919571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720" calcext:value-type="float">
            <text:p>89720</text:p>
          </table:table-cell>
          <table:table-cell office:value-type="float" office:value="0.980875" calcext:value-type="float">
            <text:p>0.980875</text:p>
          </table:table-cell>
          <table:table-cell office:value-type="float" office:value="0.919588" calcext:value-type="float">
            <text:p>0.919588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719" calcext:value-type="float">
            <text:p>89719</text:p>
          </table:table-cell>
          <table:table-cell office:value-type="float" office:value="0.980852" calcext:value-type="float">
            <text:p>0.980852</text:p>
          </table:table-cell>
          <table:table-cell office:value-type="float" office:value="0.919606" calcext:value-type="float">
            <text:p>0.919606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89718" calcext:value-type="float">
            <text:p>89718</text:p>
          </table:table-cell>
          <table:table-cell office:value-type="float" office:value="0.980835" calcext:value-type="float">
            <text:p>0.980835</text:p>
          </table:table-cell>
          <table:table-cell office:value-type="float" office:value="0.919623" calcext:value-type="float">
            <text:p>0.919623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89717" calcext:value-type="float">
            <text:p>89717</text:p>
          </table:table-cell>
          <table:table-cell office:value-type="float" office:value="0.980821" calcext:value-type="float">
            <text:p>0.980821</text:p>
          </table:table-cell>
          <table:table-cell office:value-type="float" office:value="0.91964" calcext:value-type="float">
            <text:p>0.91964</text:p>
          </table:table-cell>
          <table:table-cell office:value-type="float" office:value="0.902756" calcext:value-type="float">
            <text:p>0.902756</text:p>
          </table:table-cell>
        </table:table-row>
        <table:table-row table:style-name="ro1">
          <table:table-cell office:value-type="float" office:value="89716" calcext:value-type="float">
            <text:p>89716</text:p>
          </table:table-cell>
          <table:table-cell office:value-type="float" office:value="0.980786" calcext:value-type="float">
            <text:p>0.980786</text:p>
          </table:table-cell>
          <table:table-cell office:value-type="float" office:value="0.919657" calcext:value-type="float">
            <text:p>0.919657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89715" calcext:value-type="float">
            <text:p>89715</text:p>
          </table:table-cell>
          <table:table-cell office:value-type="float" office:value="0.980781" calcext:value-type="float">
            <text:p>0.980781</text:p>
          </table:table-cell>
          <table:table-cell office:value-type="float" office:value="0.919674" calcext:value-type="float">
            <text:p>0.919674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89714" calcext:value-type="float">
            <text:p>89714</text:p>
          </table:table-cell>
          <table:table-cell office:value-type="float" office:value="0.980778" calcext:value-type="float">
            <text:p>0.980778</text:p>
          </table:table-cell>
          <table:table-cell office:value-type="float" office:value="0.919692" calcext:value-type="float">
            <text:p>0.919692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89713" calcext:value-type="float">
            <text:p>89713</text:p>
          </table:table-cell>
          <table:table-cell office:value-type="float" office:value="0.980769" calcext:value-type="float">
            <text:p>0.980769</text:p>
          </table:table-cell>
          <table:table-cell office:value-type="float" office:value="0.919709" calcext:value-type="float">
            <text:p>0.919709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89712" calcext:value-type="float">
            <text:p>89712</text:p>
          </table:table-cell>
          <table:table-cell office:value-type="float" office:value="0.980763" calcext:value-type="float">
            <text:p>0.980763</text:p>
          </table:table-cell>
          <table:table-cell office:value-type="float" office:value="0.919726" calcext:value-type="float">
            <text:p>0.919726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89711" calcext:value-type="float">
            <text:p>89711</text:p>
          </table:table-cell>
          <table:table-cell office:value-type="float" office:value="0.980743" calcext:value-type="float">
            <text:p>0.980743</text:p>
          </table:table-cell>
          <table:table-cell office:value-type="float" office:value="0.919743" calcext:value-type="float">
            <text:p>0.919743</text:p>
          </table:table-cell>
          <table:table-cell office:value-type="float" office:value="0.902713" calcext:value-type="float">
            <text:p>0.902713</text:p>
          </table:table-cell>
        </table:table-row>
        <table:table-row table:style-name="ro1">
          <table:table-cell office:value-type="float" office:value="89710" calcext:value-type="float">
            <text:p>89710</text:p>
          </table:table-cell>
          <table:table-cell office:value-type="float" office:value="0.980726" calcext:value-type="float">
            <text:p>0.980726</text:p>
          </table:table-cell>
          <table:table-cell office:value-type="float" office:value="0.91976" calcext:value-type="float">
            <text:p>0.91976</text:p>
          </table:table-cell>
          <table:table-cell office:value-type="float" office:value="0.902722" calcext:value-type="float">
            <text:p>0.902722</text:p>
          </table:table-cell>
        </table:table-row>
        <table:table-row table:style-name="ro1">
          <table:table-cell office:value-type="float" office:value="89709" calcext:value-type="float">
            <text:p>89709</text:p>
          </table:table-cell>
          <table:table-cell office:value-type="float" office:value="0.980723" calcext:value-type="float">
            <text:p>0.980723</text:p>
          </table:table-cell>
          <table:table-cell office:value-type="float" office:value="0.919778" calcext:value-type="float">
            <text:p>0.919778</text:p>
          </table:table-cell>
          <table:table-cell office:value-type="float" office:value="0.902713" calcext:value-type="float">
            <text:p>0.902713</text:p>
          </table:table-cell>
        </table:table-row>
        <table:table-row table:style-name="ro1">
          <table:table-cell office:value-type="float" office:value="89708" calcext:value-type="float">
            <text:p>89708</text:p>
          </table:table-cell>
          <table:table-cell office:value-type="float" office:value="0.980695" calcext:value-type="float">
            <text:p>0.980695</text:p>
          </table:table-cell>
          <table:table-cell office:value-type="float" office:value="0.919795" calcext:value-type="float">
            <text:p>0.919795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89707" calcext:value-type="float">
            <text:p>89707</text:p>
          </table:table-cell>
          <table:table-cell office:value-type="float" office:value="0.98068" calcext:value-type="float">
            <text:p>0.98068</text:p>
          </table:table-cell>
          <table:table-cell office:value-type="float" office:value="0.919812" calcext:value-type="float">
            <text:p>0.919812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89706" calcext:value-type="float">
            <text:p>89706</text:p>
          </table:table-cell>
          <table:table-cell office:value-type="float" office:value="0.980675" calcext:value-type="float">
            <text:p>0.980675</text:p>
          </table:table-cell>
          <table:table-cell office:value-type="float" office:value="0.919829" calcext:value-type="float">
            <text:p>0.919829</text:p>
          </table:table-cell>
          <table:table-cell office:value-type="float" office:value="0.902739" calcext:value-type="float">
            <text:p>0.902739</text:p>
          </table:table-cell>
        </table:table-row>
        <table:table-row table:style-name="ro1">
          <table:table-cell office:value-type="float" office:value="89705" calcext:value-type="float">
            <text:p>89705</text:p>
          </table:table-cell>
          <table:table-cell office:value-type="float" office:value="0.980669" calcext:value-type="float">
            <text:p>0.980669</text:p>
          </table:table-cell>
          <table:table-cell office:value-type="float" office:value="0.919846" calcext:value-type="float">
            <text:p>0.919846</text:p>
          </table:table-cell>
          <table:table-cell office:value-type="float" office:value="0.902765" calcext:value-type="float">
            <text:p>0.902765</text:p>
          </table:table-cell>
        </table:table-row>
        <table:table-row table:style-name="ro1">
          <table:table-cell office:value-type="float" office:value="89704" calcext:value-type="float">
            <text:p>89704</text:p>
          </table:table-cell>
          <table:table-cell office:value-type="float" office:value="0.980649" calcext:value-type="float">
            <text:p>0.980649</text:p>
          </table:table-cell>
          <table:table-cell office:value-type="float" office:value="0.919864" calcext:value-type="float">
            <text:p>0.919864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89703" calcext:value-type="float">
            <text:p>89703</text:p>
          </table:table-cell>
          <table:table-cell office:value-type="float" office:value="0.980631" calcext:value-type="float">
            <text:p>0.980631</text:p>
          </table:table-cell>
          <table:table-cell office:value-type="float" office:value="0.919881" calcext:value-type="float">
            <text:p>0.919881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89702" calcext:value-type="float">
            <text:p>89702</text:p>
          </table:table-cell>
          <table:table-cell office:value-type="float" office:value="0.980629" calcext:value-type="float">
            <text:p>0.980629</text:p>
          </table:table-cell>
          <table:table-cell office:value-type="float" office:value="0.919898" calcext:value-type="float">
            <text:p>0.919898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89701" calcext:value-type="float">
            <text:p>89701</text:p>
          </table:table-cell>
          <table:table-cell office:value-type="float" office:value="0.980588" calcext:value-type="float">
            <text:p>0.980588</text:p>
          </table:table-cell>
          <table:table-cell office:value-type="float" office:value="0.919915" calcext:value-type="float">
            <text:p>0.919915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0.980574" calcext:value-type="float">
            <text:p>0.980574</text:p>
          </table:table-cell>
          <table:table-cell office:value-type="float" office:value="0.919933" calcext:value-type="float">
            <text:p>0.919933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89699" calcext:value-type="float">
            <text:p>89699</text:p>
          </table:table-cell>
          <table:table-cell office:value-type="float" office:value="0.980548" calcext:value-type="float">
            <text:p>0.980548</text:p>
          </table:table-cell>
          <table:table-cell office:value-type="float" office:value="0.91995" calcext:value-type="float">
            <text:p>0.91995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698" calcext:value-type="float">
            <text:p>89698</text:p>
          </table:table-cell>
          <table:table-cell office:value-type="float" office:value="0.980543" calcext:value-type="float">
            <text:p>0.980543</text:p>
          </table:table-cell>
          <table:table-cell office:value-type="float" office:value="0.919967" calcext:value-type="float">
            <text:p>0.919967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697" calcext:value-type="float">
            <text:p>89697</text:p>
          </table:table-cell>
          <table:table-cell office:value-type="float" office:value="0.98054" calcext:value-type="float">
            <text:p>0.98054</text:p>
          </table:table-cell>
          <table:table-cell office:value-type="float" office:value="0.919984" calcext:value-type="float">
            <text:p>0.919984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696" calcext:value-type="float">
            <text:p>89696</text:p>
          </table:table-cell>
          <table:table-cell office:value-type="float" office:value="0.980537" calcext:value-type="float">
            <text:p>0.980537</text:p>
          </table:table-cell>
          <table:table-cell office:value-type="float" office:value="0.920001" calcext:value-type="float">
            <text:p>0.920001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695" calcext:value-type="float">
            <text:p>89695</text:p>
          </table:table-cell>
          <table:table-cell office:value-type="float" office:value="0.980511" calcext:value-type="float">
            <text:p>0.980511</text:p>
          </table:table-cell>
          <table:table-cell office:value-type="float" office:value="0.920019" calcext:value-type="float">
            <text:p>0.920019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694" calcext:value-type="float">
            <text:p>89694</text:p>
          </table:table-cell>
          <table:table-cell office:value-type="float" office:value="0.980491" calcext:value-type="float">
            <text:p>0.980491</text:p>
          </table:table-cell>
          <table:table-cell office:value-type="float" office:value="0.920036" calcext:value-type="float">
            <text:p>0.920036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693" calcext:value-type="float">
            <text:p>89693</text:p>
          </table:table-cell>
          <table:table-cell office:value-type="float" office:value="0.980485" calcext:value-type="float">
            <text:p>0.980485</text:p>
          </table:table-cell>
          <table:table-cell office:value-type="float" office:value="0.920053" calcext:value-type="float">
            <text:p>0.920053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692" calcext:value-type="float">
            <text:p>89692</text:p>
          </table:table-cell>
          <table:table-cell office:value-type="float" office:value="0.980474" calcext:value-type="float">
            <text:p>0.980474</text:p>
          </table:table-cell>
          <table:table-cell office:value-type="float" office:value="0.92007" calcext:value-type="float">
            <text:p>0.92007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691" calcext:value-type="float">
            <text:p>89691</text:p>
          </table:table-cell>
          <table:table-cell office:value-type="float" office:value="0.980471" calcext:value-type="float">
            <text:p>0.980471</text:p>
          </table:table-cell>
          <table:table-cell office:value-type="float" office:value="0.920087" calcext:value-type="float">
            <text:p>0.920087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690" calcext:value-type="float">
            <text:p>89690</text:p>
          </table:table-cell>
          <table:table-cell office:value-type="float" office:value="0.980448" calcext:value-type="float">
            <text:p>0.980448</text:p>
          </table:table-cell>
          <table:table-cell office:value-type="float" office:value="0.920105" calcext:value-type="float">
            <text:p>0.920105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689" calcext:value-type="float">
            <text:p>89689</text:p>
          </table:table-cell>
          <table:table-cell office:value-type="float" office:value="0.980442" calcext:value-type="float">
            <text:p>0.980442</text:p>
          </table:table-cell>
          <table:table-cell office:value-type="float" office:value="0.920122" calcext:value-type="float">
            <text:p>0.920122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688" calcext:value-type="float">
            <text:p>89688</text:p>
          </table:table-cell>
          <table:table-cell office:value-type="float" office:value="0.980416" calcext:value-type="float">
            <text:p>0.980416</text:p>
          </table:table-cell>
          <table:table-cell office:value-type="float" office:value="0.920139" calcext:value-type="float">
            <text:p>0.920139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687" calcext:value-type="float">
            <text:p>89687</text:p>
          </table:table-cell>
          <table:table-cell office:value-type="float" office:value="0.980413" calcext:value-type="float">
            <text:p>0.980413</text:p>
          </table:table-cell>
          <table:table-cell office:value-type="float" office:value="0.920156" calcext:value-type="float">
            <text:p>0.920156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686" calcext:value-type="float">
            <text:p>89686</text:p>
          </table:table-cell>
          <table:table-cell office:value-type="float" office:value="0.980411" calcext:value-type="float">
            <text:p>0.980411</text:p>
          </table:table-cell>
          <table:table-cell office:value-type="float" office:value="0.920173" calcext:value-type="float">
            <text:p>0.920173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685" calcext:value-type="float">
            <text:p>89685</text:p>
          </table:table-cell>
          <table:table-cell office:value-type="float" office:value="0.980408" calcext:value-type="float">
            <text:p>0.980408</text:p>
          </table:table-cell>
          <table:table-cell office:value-type="float" office:value="0.920191" calcext:value-type="float">
            <text:p>0.920191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684" calcext:value-type="float">
            <text:p>89684</text:p>
          </table:table-cell>
          <table:table-cell office:value-type="float" office:value="0.980376" calcext:value-type="float">
            <text:p>0.980376</text:p>
          </table:table-cell>
          <table:table-cell office:value-type="float" office:value="0.920208" calcext:value-type="float">
            <text:p>0.920208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683" calcext:value-type="float">
            <text:p>89683</text:p>
          </table:table-cell>
          <table:table-cell office:value-type="float" office:value="0.980362" calcext:value-type="float">
            <text:p>0.980362</text:p>
          </table:table-cell>
          <table:table-cell office:value-type="float" office:value="0.920225" calcext:value-type="float">
            <text:p>0.920225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682" calcext:value-type="float">
            <text:p>89682</text:p>
          </table:table-cell>
          <table:table-cell office:value-type="float" office:value="0.980304" calcext:value-type="float">
            <text:p>0.980304</text:p>
          </table:table-cell>
          <table:table-cell office:value-type="float" office:value="0.920242" calcext:value-type="float">
            <text:p>0.920242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681" calcext:value-type="float">
            <text:p>89681</text:p>
          </table:table-cell>
          <table:table-cell office:value-type="float" office:value="0.98027" calcext:value-type="float">
            <text:p>0.98027</text:p>
          </table:table-cell>
          <table:table-cell office:value-type="float" office:value="0.92026" calcext:value-type="float">
            <text:p>0.92026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680" calcext:value-type="float">
            <text:p>89680</text:p>
          </table:table-cell>
          <table:table-cell office:value-type="float" office:value="0.980259" calcext:value-type="float">
            <text:p>0.980259</text:p>
          </table:table-cell>
          <table:table-cell office:value-type="float" office:value="0.920277" calcext:value-type="float">
            <text:p>0.920277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679" calcext:value-type="float">
            <text:p>89679</text:p>
          </table:table-cell>
          <table:table-cell office:value-type="float" office:value="0.980256" calcext:value-type="float">
            <text:p>0.980256</text:p>
          </table:table-cell>
          <table:table-cell office:value-type="float" office:value="0.920294" calcext:value-type="float">
            <text:p>0.920294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678" calcext:value-type="float">
            <text:p>89678</text:p>
          </table:table-cell>
          <table:table-cell office:value-type="float" office:value="0.980238" calcext:value-type="float">
            <text:p>0.980238</text:p>
          </table:table-cell>
          <table:table-cell office:value-type="float" office:value="0.920311" calcext:value-type="float">
            <text:p>0.920311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677" calcext:value-type="float">
            <text:p>89677</text:p>
          </table:table-cell>
          <table:table-cell office:value-type="float" office:value="0.980227" calcext:value-type="float">
            <text:p>0.980227</text:p>
          </table:table-cell>
          <table:table-cell office:value-type="float" office:value="0.920328" calcext:value-type="float">
            <text:p>0.920328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676" calcext:value-type="float">
            <text:p>89676</text:p>
          </table:table-cell>
          <table:table-cell office:value-type="float" office:value="0.980224" calcext:value-type="float">
            <text:p>0.980224</text:p>
          </table:table-cell>
          <table:table-cell office:value-type="float" office:value="0.920346" calcext:value-type="float">
            <text:p>0.920346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675" calcext:value-type="float">
            <text:p>89675</text:p>
          </table:table-cell>
          <table:table-cell office:value-type="float" office:value="0.980201" calcext:value-type="float">
            <text:p>0.980201</text:p>
          </table:table-cell>
          <table:table-cell office:value-type="float" office:value="0.920363" calcext:value-type="float">
            <text:p>0.920363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674" calcext:value-type="float">
            <text:p>89674</text:p>
          </table:table-cell>
          <table:table-cell office:value-type="float" office:value="0.98019" calcext:value-type="float">
            <text:p>0.98019</text:p>
          </table:table-cell>
          <table:table-cell office:value-type="float" office:value="0.92038" calcext:value-type="float">
            <text:p>0.92038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673" calcext:value-type="float">
            <text:p>89673</text:p>
          </table:table-cell>
          <table:table-cell office:value-type="float" office:value="0.980152" calcext:value-type="float">
            <text:p>0.980152</text:p>
          </table:table-cell>
          <table:table-cell office:value-type="float" office:value="0.920397" calcext:value-type="float">
            <text:p>0.920397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672" calcext:value-type="float">
            <text:p>89672</text:p>
          </table:table-cell>
          <table:table-cell office:value-type="float" office:value="0.98015" calcext:value-type="float">
            <text:p>0.98015</text:p>
          </table:table-cell>
          <table:table-cell office:value-type="float" office:value="0.920414" calcext:value-type="float">
            <text:p>0.920414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671" calcext:value-type="float">
            <text:p>89671</text:p>
          </table:table-cell>
          <table:table-cell office:value-type="float" office:value="0.980144" calcext:value-type="float">
            <text:p>0.980144</text:p>
          </table:table-cell>
          <table:table-cell office:value-type="float" office:value="0.920432" calcext:value-type="float">
            <text:p>0.920432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670" calcext:value-type="float">
            <text:p>89670</text:p>
          </table:table-cell>
          <table:table-cell office:value-type="float" office:value="0.980141" calcext:value-type="float">
            <text:p>0.980141</text:p>
          </table:table-cell>
          <table:table-cell office:value-type="float" office:value="0.920449" calcext:value-type="float">
            <text:p>0.920449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669" calcext:value-type="float">
            <text:p>89669</text:p>
          </table:table-cell>
          <table:table-cell office:value-type="float" office:value="0.980135" calcext:value-type="float">
            <text:p>0.980135</text:p>
          </table:table-cell>
          <table:table-cell office:value-type="float" office:value="0.920466" calcext:value-type="float">
            <text:p>0.920466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668" calcext:value-type="float">
            <text:p>89668</text:p>
          </table:table-cell>
          <table:table-cell office:value-type="float" office:value="0.980107" calcext:value-type="float">
            <text:p>0.980107</text:p>
          </table:table-cell>
          <table:table-cell office:value-type="float" office:value="0.920483" calcext:value-type="float">
            <text:p>0.920483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667" calcext:value-type="float">
            <text:p>89667</text:p>
          </table:table-cell>
          <table:table-cell office:value-type="float" office:value="0.980086" calcext:value-type="float">
            <text:p>0.980086</text:p>
          </table:table-cell>
          <table:table-cell office:value-type="float" office:value="0.920501" calcext:value-type="float">
            <text:p>0.920501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666" calcext:value-type="float">
            <text:p>89666</text:p>
          </table:table-cell>
          <table:table-cell office:value-type="float" office:value="0.980066" calcext:value-type="float">
            <text:p>0.980066</text:p>
          </table:table-cell>
          <table:table-cell office:value-type="float" office:value="0.920518" calcext:value-type="float">
            <text:p>0.920518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665" calcext:value-type="float">
            <text:p>89665</text:p>
          </table:table-cell>
          <table:table-cell office:value-type="float" office:value="0.980061" calcext:value-type="float">
            <text:p>0.980061</text:p>
          </table:table-cell>
          <table:table-cell office:value-type="float" office:value="0.920535" calcext:value-type="float">
            <text:p>0.920535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664" calcext:value-type="float">
            <text:p>89664</text:p>
          </table:table-cell>
          <table:table-cell office:value-type="float" office:value="0.980058" calcext:value-type="float">
            <text:p>0.980058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663" calcext:value-type="float">
            <text:p>89663</text:p>
          </table:table-cell>
          <table:table-cell office:value-type="float" office:value="0.980049" calcext:value-type="float">
            <text:p>0.980049</text:p>
          </table:table-cell>
          <table:table-cell office:value-type="float" office:value="0.920569" calcext:value-type="float">
            <text:p>0.920569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662" calcext:value-type="float">
            <text:p>89662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920587" calcext:value-type="float">
            <text:p>0.920587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661" calcext:value-type="float">
            <text:p>89661</text:p>
          </table:table-cell>
          <table:table-cell office:value-type="float" office:value="0.980035" calcext:value-type="float">
            <text:p>0.980035</text:p>
          </table:table-cell>
          <table:table-cell office:value-type="float" office:value="0.920604" calcext:value-type="float">
            <text:p>0.920604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660" calcext:value-type="float">
            <text:p>89660</text:p>
          </table:table-cell>
          <table:table-cell office:value-type="float" office:value="0.980026" calcext:value-type="float">
            <text:p>0.980026</text:p>
          </table:table-cell>
          <table:table-cell office:value-type="float" office:value="0.920621" calcext:value-type="float">
            <text:p>0.920621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659" calcext:value-type="float">
            <text:p>89659</text:p>
          </table:table-cell>
          <table:table-cell office:value-type="float" office:value="0.98" calcext:value-type="float">
            <text:p>0.98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658" calcext:value-type="float">
            <text:p>89658</text:p>
          </table:table-cell>
          <table:table-cell office:value-type="float" office:value="0.979986" calcext:value-type="float">
            <text:p>0.979986</text:p>
          </table:table-cell>
          <table:table-cell office:value-type="float" office:value="0.920655" calcext:value-type="float">
            <text:p>0.920655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657" calcext:value-type="float">
            <text:p>89657</text:p>
          </table:table-cell>
          <table:table-cell office:value-type="float" office:value="0.979983" calcext:value-type="float">
            <text:p>0.979983</text:p>
          </table:table-cell>
          <table:table-cell office:value-type="float" office:value="0.920673" calcext:value-type="float">
            <text:p>0.920673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656" calcext:value-type="float">
            <text:p>89656</text:p>
          </table:table-cell>
          <table:table-cell office:value-type="float" office:value="0.979977" calcext:value-type="float">
            <text:p>0.979977</text:p>
          </table:table-cell>
          <table:table-cell office:value-type="float" office:value="0.92069" calcext:value-type="float">
            <text:p>0.92069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655" calcext:value-type="float">
            <text:p>89655</text:p>
          </table:table-cell>
          <table:table-cell office:value-type="float" office:value="0.979972" calcext:value-type="float">
            <text:p>0.979972</text:p>
          </table:table-cell>
          <table:table-cell office:value-type="float" office:value="0.920707" calcext:value-type="float">
            <text:p>0.920707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654" calcext:value-type="float">
            <text:p>89654</text:p>
          </table:table-cell>
          <table:table-cell office:value-type="float" office:value="0.979969" calcext:value-type="float">
            <text:p>0.979969</text:p>
          </table:table-cell>
          <table:table-cell office:value-type="float" office:value="0.920724" calcext:value-type="float">
            <text:p>0.920724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653" calcext:value-type="float">
            <text:p>89653</text:p>
          </table:table-cell>
          <table:table-cell office:value-type="float" office:value="0.979955" calcext:value-type="float">
            <text:p>0.979955</text:p>
          </table:table-cell>
          <table:table-cell office:value-type="float" office:value="0.920741" calcext:value-type="float">
            <text:p>0.920741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652" calcext:value-type="float">
            <text:p>89652</text:p>
          </table:table-cell>
          <table:table-cell office:value-type="float" office:value="0.979914" calcext:value-type="float">
            <text:p>0.979914</text:p>
          </table:table-cell>
          <table:table-cell office:value-type="float" office:value="0.920759" calcext:value-type="float">
            <text:p>0.920759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651" calcext:value-type="float">
            <text:p>89651</text:p>
          </table:table-cell>
          <table:table-cell office:value-type="float" office:value="0.979911" calcext:value-type="float">
            <text:p>0.979911</text:p>
          </table:table-cell>
          <table:table-cell office:value-type="float" office:value="0.920776" calcext:value-type="float">
            <text:p>0.920776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650" calcext:value-type="float">
            <text:p>89650</text:p>
          </table:table-cell>
          <table:table-cell office:value-type="float" office:value="0.979909" calcext:value-type="float">
            <text:p>0.979909</text:p>
          </table:table-cell>
          <table:table-cell office:value-type="float" office:value="0.920793" calcext:value-type="float">
            <text:p>0.920793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649" calcext:value-type="float">
            <text:p>89649</text:p>
          </table:table-cell>
          <table:table-cell office:value-type="float" office:value="0.979877" calcext:value-type="float">
            <text:p>0.979877</text:p>
          </table:table-cell>
          <table:table-cell office:value-type="float" office:value="0.92081" calcext:value-type="float">
            <text:p>0.92081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648" calcext:value-type="float">
            <text:p>89648</text:p>
          </table:table-cell>
          <table:table-cell office:value-type="float" office:value="0.979871" calcext:value-type="float">
            <text:p>0.979871</text:p>
          </table:table-cell>
          <table:table-cell office:value-type="float" office:value="0.920828" calcext:value-type="float">
            <text:p>0.920828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647" calcext:value-type="float">
            <text:p>89647</text:p>
          </table:table-cell>
          <table:table-cell office:value-type="float" office:value="0.979866" calcext:value-type="float">
            <text:p>0.979866</text:p>
          </table:table-cell>
          <table:table-cell office:value-type="float" office:value="0.920845" calcext:value-type="float">
            <text:p>0.920845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89646" calcext:value-type="float">
            <text:p>89646</text:p>
          </table:table-cell>
          <table:table-cell office:value-type="float" office:value="0.979851" calcext:value-type="float">
            <text:p>0.979851</text:p>
          </table:table-cell>
          <table:table-cell office:value-type="float" office:value="0.920862" calcext:value-type="float">
            <text:p>0.920862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645" calcext:value-type="float">
            <text:p>89645</text:p>
          </table:table-cell>
          <table:table-cell office:value-type="float" office:value="0.979845" calcext:value-type="float">
            <text:p>0.979845</text:p>
          </table:table-cell>
          <table:table-cell office:value-type="float" office:value="0.920879" calcext:value-type="float">
            <text:p>0.920879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644" calcext:value-type="float">
            <text:p>89644</text:p>
          </table:table-cell>
          <table:table-cell office:value-type="float" office:value="0.979797" calcext:value-type="float">
            <text:p>0.979797</text:p>
          </table:table-cell>
          <table:table-cell office:value-type="float" office:value="0.920896" calcext:value-type="float">
            <text:p>0.920896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89643" calcext:value-type="float">
            <text:p>89643</text:p>
          </table:table-cell>
          <table:table-cell office:value-type="float" office:value="0.979785" calcext:value-type="float">
            <text:p>0.979785</text:p>
          </table:table-cell>
          <table:table-cell office:value-type="float" office:value="0.920914" calcext:value-type="float">
            <text:p>0.920914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642" calcext:value-type="float">
            <text:p>89642</text:p>
          </table:table-cell>
          <table:table-cell office:value-type="float" office:value="0.979774" calcext:value-type="float">
            <text:p>0.979774</text:p>
          </table:table-cell>
          <table:table-cell office:value-type="float" office:value="0.920931" calcext:value-type="float">
            <text:p>0.920931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641" calcext:value-type="float">
            <text:p>89641</text:p>
          </table:table-cell>
          <table:table-cell office:value-type="float" office:value="0.979771" calcext:value-type="float">
            <text:p>0.979771</text:p>
          </table:table-cell>
          <table:table-cell office:value-type="float" office:value="0.920948" calcext:value-type="float">
            <text:p>0.920948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640" calcext:value-type="float">
            <text:p>89640</text:p>
          </table:table-cell>
          <table:table-cell office:value-type="float" office:value="0.979768" calcext:value-type="float">
            <text:p>0.979768</text:p>
          </table:table-cell>
          <table:table-cell office:value-type="float" office:value="0.920965" calcext:value-type="float">
            <text:p>0.920965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639" calcext:value-type="float">
            <text:p>89639</text:p>
          </table:table-cell>
          <table:table-cell office:value-type="float" office:value="0.979759" calcext:value-type="float">
            <text:p>0.979759</text:p>
          </table:table-cell>
          <table:table-cell office:value-type="float" office:value="0.920982" calcext:value-type="float">
            <text:p>0.920982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638" calcext:value-type="float">
            <text:p>89638</text:p>
          </table:table-cell>
          <table:table-cell office:value-type="float" office:value="0.979757" calcext:value-type="float">
            <text:p>0.979757</text:p>
          </table:table-cell>
          <table:table-cell office:value-type="float" office:value="0.921" calcext:value-type="float">
            <text:p>0.921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637" calcext:value-type="float">
            <text:p>89637</text:p>
          </table:table-cell>
          <table:table-cell office:value-type="float" office:value="0.979751" calcext:value-type="float">
            <text:p>0.979751</text:p>
          </table:table-cell>
          <table:table-cell office:value-type="float" office:value="0.921017" calcext:value-type="float">
            <text:p>0.921017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636" calcext:value-type="float">
            <text:p>89636</text:p>
          </table:table-cell>
          <table:table-cell office:value-type="float" office:value="0.979742" calcext:value-type="float">
            <text:p>0.979742</text:p>
          </table:table-cell>
          <table:table-cell office:value-type="float" office:value="0.921034" calcext:value-type="float">
            <text:p>0.921034</text:p>
          </table:table-cell>
          <table:table-cell office:value-type="float" office:value="0.903066" calcext:value-type="float">
            <text:p>0.903066</text:p>
          </table:table-cell>
        </table:table-row>
        <table:table-row table:style-name="ro1">
          <table:table-cell office:value-type="float" office:value="89635" calcext:value-type="float">
            <text:p>89635</text:p>
          </table:table-cell>
          <table:table-cell office:value-type="float" office:value="0.979736" calcext:value-type="float">
            <text:p>0.979736</text:p>
          </table:table-cell>
          <table:table-cell office:value-type="float" office:value="0.921043" calcext:value-type="float">
            <text:p>0.921043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634" calcext:value-type="float">
            <text:p>89634</text:p>
          </table:table-cell>
          <table:table-cell office:value-type="float" office:value="0.979714" calcext:value-type="float">
            <text:p>0.979714</text:p>
          </table:table-cell>
          <table:table-cell office:value-type="float" office:value="0.921051" calcext:value-type="float">
            <text:p>0.921051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633" calcext:value-type="float">
            <text:p>89633</text:p>
          </table:table-cell>
          <table:table-cell office:value-type="float" office:value="0.979708" calcext:value-type="float">
            <text:p>0.979708</text:p>
          </table:table-cell>
          <table:table-cell office:value-type="float" office:value="0.92106" calcext:value-type="float">
            <text:p>0.92106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632" calcext:value-type="float">
            <text:p>89632</text:p>
          </table:table-cell>
          <table:table-cell office:value-type="float" office:value="0.979699" calcext:value-type="float">
            <text:p>0.979699</text:p>
          </table:table-cell>
          <table:table-cell office:value-type="float" office:value="0.921068" calcext:value-type="float">
            <text:p>0.921068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631" calcext:value-type="float">
            <text:p>89631</text:p>
          </table:table-cell>
          <table:table-cell office:value-type="float" office:value="0.979691" calcext:value-type="float">
            <text:p>0.979691</text:p>
          </table:table-cell>
          <table:table-cell office:value-type="float" office:value="0.921077" calcext:value-type="float">
            <text:p>0.921077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630" calcext:value-type="float">
            <text:p>89630</text:p>
          </table:table-cell>
          <table:table-cell office:value-type="float" office:value="0.979673" calcext:value-type="float">
            <text:p>0.979673</text:p>
          </table:table-cell>
          <table:table-cell office:value-type="float" office:value="0.921086" calcext:value-type="float">
            <text:p>0.921086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629" calcext:value-type="float">
            <text:p>89629</text:p>
          </table:table-cell>
          <table:table-cell office:value-type="float" office:value="0.979671" calcext:value-type="float">
            <text:p>0.979671</text:p>
          </table:table-cell>
          <table:table-cell office:value-type="float" office:value="0.921094" calcext:value-type="float">
            <text:p>0.921094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628" calcext:value-type="float">
            <text:p>89628</text:p>
          </table:table-cell>
          <table:table-cell office:value-type="float" office:value="0.979659" calcext:value-type="float">
            <text:p>0.979659</text:p>
          </table:table-cell>
          <table:table-cell office:value-type="float" office:value="0.921103" calcext:value-type="float">
            <text:p>0.921103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627" calcext:value-type="float">
            <text:p>89627</text:p>
          </table:table-cell>
          <table:table-cell office:value-type="float" office:value="0.979648" calcext:value-type="float">
            <text:p>0.979648</text:p>
          </table:table-cell>
          <table:table-cell office:value-type="float" office:value="0.921112" calcext:value-type="float">
            <text:p>0.921112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626" calcext:value-type="float">
            <text:p>89626</text:p>
          </table:table-cell>
          <table:table-cell office:value-type="float" office:value="0.979642" calcext:value-type="float">
            <text:p>0.979642</text:p>
          </table:table-cell>
          <table:table-cell office:value-type="float" office:value="0.92112" calcext:value-type="float">
            <text:p>0.92112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625" calcext:value-type="float">
            <text:p>89625</text:p>
          </table:table-cell>
          <table:table-cell office:value-type="float" office:value="0.97961" calcext:value-type="float">
            <text:p>0.97961</text:p>
          </table:table-cell>
          <table:table-cell office:value-type="float" office:value="0.921129" calcext:value-type="float">
            <text:p>0.921129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624" calcext:value-type="float">
            <text:p>89624</text:p>
          </table:table-cell>
          <table:table-cell office:value-type="float" office:value="0.979605" calcext:value-type="float">
            <text:p>0.979605</text:p>
          </table:table-cell>
          <table:table-cell office:value-type="float" office:value="0.921137" calcext:value-type="float">
            <text:p>0.921137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623" calcext:value-type="float">
            <text:p>89623</text:p>
          </table:table-cell>
          <table:table-cell office:value-type="float" office:value="0.979602" calcext:value-type="float">
            <text:p>0.979602</text:p>
          </table:table-cell>
          <table:table-cell office:value-type="float" office:value="0.921146" calcext:value-type="float">
            <text:p>0.921146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622" calcext:value-type="float">
            <text:p>89622</text:p>
          </table:table-cell>
          <table:table-cell office:value-type="float" office:value="0.979599" calcext:value-type="float">
            <text:p>0.979599</text:p>
          </table:table-cell>
          <table:table-cell office:value-type="float" office:value="0.921155" calcext:value-type="float">
            <text:p>0.921155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621" calcext:value-type="float">
            <text:p>89621</text:p>
          </table:table-cell>
          <table:table-cell office:value-type="float" office:value="0.979587" calcext:value-type="float">
            <text:p>0.979587</text:p>
          </table:table-cell>
          <table:table-cell office:value-type="float" office:value="0.921163" calcext:value-type="float">
            <text:p>0.921163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620" calcext:value-type="float">
            <text:p>89620</text:p>
          </table:table-cell>
          <table:table-cell office:value-type="float" office:value="0.979584" calcext:value-type="float">
            <text:p>0.979584</text:p>
          </table:table-cell>
          <table:table-cell office:value-type="float" office:value="0.921172" calcext:value-type="float">
            <text:p>0.921172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619" calcext:value-type="float">
            <text:p>89619</text:p>
          </table:table-cell>
          <table:table-cell office:value-type="float" office:value="0.979579" calcext:value-type="float">
            <text:p>0.979579</text:p>
          </table:table-cell>
          <table:table-cell office:value-type="float" office:value="0.92118" calcext:value-type="float">
            <text:p>0.92118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18" calcext:value-type="float">
            <text:p>89618</text:p>
          </table:table-cell>
          <table:table-cell office:value-type="float" office:value="0.979573" calcext:value-type="float">
            <text:p>0.979573</text:p>
          </table:table-cell>
          <table:table-cell office:value-type="float" office:value="0.921189" calcext:value-type="float">
            <text:p>0.921189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17" calcext:value-type="float">
            <text:p>89617</text:p>
          </table:table-cell>
          <table:table-cell office:value-type="float" office:value="0.979567" calcext:value-type="float">
            <text:p>0.979567</text:p>
          </table:table-cell>
          <table:table-cell office:value-type="float" office:value="0.921198" calcext:value-type="float">
            <text:p>0.921198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616" calcext:value-type="float">
            <text:p>89616</text:p>
          </table:table-cell>
          <table:table-cell office:value-type="float" office:value="0.979564" calcext:value-type="float">
            <text:p>0.979564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615" calcext:value-type="float">
            <text:p>89615</text:p>
          </table:table-cell>
          <table:table-cell office:value-type="float" office:value="0.979533" calcext:value-type="float">
            <text:p>0.979533</text:p>
          </table:table-cell>
          <table:table-cell office:value-type="float" office:value="0.921215" calcext:value-type="float">
            <text:p>0.921215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14" calcext:value-type="float">
            <text:p>89614</text:p>
          </table:table-cell>
          <table:table-cell office:value-type="float" office:value="0.979521" calcext:value-type="float">
            <text:p>0.979521</text:p>
          </table:table-cell>
          <table:table-cell office:value-type="float" office:value="0.921223" calcext:value-type="float">
            <text:p>0.921223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613" calcext:value-type="float">
            <text:p>89613</text:p>
          </table:table-cell>
          <table:table-cell office:value-type="float" office:value="0.979496" calcext:value-type="float">
            <text:p>0.979496</text:p>
          </table:table-cell>
          <table:table-cell office:value-type="float" office:value="0.921232" calcext:value-type="float">
            <text:p>0.921232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612" calcext:value-type="float">
            <text:p>89612</text:p>
          </table:table-cell>
          <table:table-cell office:value-type="float" office:value="0.979478" calcext:value-type="float">
            <text:p>0.979478</text:p>
          </table:table-cell>
          <table:table-cell office:value-type="float" office:value="0.921241" calcext:value-type="float">
            <text:p>0.921241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11" calcext:value-type="float">
            <text:p>89611</text:p>
          </table:table-cell>
          <table:table-cell office:value-type="float" office:value="0.97947" calcext:value-type="float">
            <text:p>0.97947</text:p>
          </table:table-cell>
          <table:table-cell office:value-type="float" office:value="0.921249" calcext:value-type="float">
            <text:p>0.921249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10" calcext:value-type="float">
            <text:p>89610</text:p>
          </table:table-cell>
          <table:table-cell office:value-type="float" office:value="0.979464" calcext:value-type="float">
            <text:p>0.979464</text:p>
          </table:table-cell>
          <table:table-cell office:value-type="float" office:value="0.921258" calcext:value-type="float">
            <text:p>0.921258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09" calcext:value-type="float">
            <text:p>89609</text:p>
          </table:table-cell>
          <table:table-cell office:value-type="float" office:value="0.979461" calcext:value-type="float">
            <text:p>0.979461</text:p>
          </table:table-cell>
          <table:table-cell office:value-type="float" office:value="0.921266" calcext:value-type="float">
            <text:p>0.921266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08" calcext:value-type="float">
            <text:p>89608</text:p>
          </table:table-cell>
          <table:table-cell office:value-type="float" office:value="0.979458" calcext:value-type="float">
            <text:p>0.979458</text:p>
          </table:table-cell>
          <table:table-cell office:value-type="float" office:value="0.921275" calcext:value-type="float">
            <text:p>0.921275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07" calcext:value-type="float">
            <text:p>89607</text:p>
          </table:table-cell>
          <table:table-cell office:value-type="float" office:value="0.979455" calcext:value-type="float">
            <text:p>0.979455</text:p>
          </table:table-cell>
          <table:table-cell office:value-type="float" office:value="0.921284" calcext:value-type="float">
            <text:p>0.921284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06" calcext:value-type="float">
            <text:p>89606</text:p>
          </table:table-cell>
          <table:table-cell office:value-type="float" office:value="0.979453" calcext:value-type="float">
            <text:p>0.979453</text:p>
          </table:table-cell>
          <table:table-cell office:value-type="float" office:value="0.921292" calcext:value-type="float">
            <text:p>0.921292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605" calcext:value-type="float">
            <text:p>89605</text:p>
          </table:table-cell>
          <table:table-cell office:value-type="float" office:value="0.97945" calcext:value-type="float">
            <text:p>0.97945</text:p>
          </table:table-cell>
          <table:table-cell office:value-type="float" office:value="0.921301" calcext:value-type="float">
            <text:p>0.921301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604" calcext:value-type="float">
            <text:p>89604</text:p>
          </table:table-cell>
          <table:table-cell office:value-type="float" office:value="0.979447" calcext:value-type="float">
            <text:p>0.979447</text:p>
          </table:table-cell>
          <table:table-cell office:value-type="float" office:value="0.921309" calcext:value-type="float">
            <text:p>0.921309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603" calcext:value-type="float">
            <text:p>89603</text:p>
          </table:table-cell>
          <table:table-cell office:value-type="float" office:value="0.979444" calcext:value-type="float">
            <text:p>0.979444</text:p>
          </table:table-cell>
          <table:table-cell office:value-type="float" office:value="0.921318" calcext:value-type="float">
            <text:p>0.921318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02" calcext:value-type="float">
            <text:p>89602</text:p>
          </table:table-cell>
          <table:table-cell office:value-type="float" office:value="0.979424" calcext:value-type="float">
            <text:p>0.979424</text:p>
          </table:table-cell>
          <table:table-cell office:value-type="float" office:value="0.921327" calcext:value-type="float">
            <text:p>0.921327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01" calcext:value-type="float">
            <text:p>89601</text:p>
          </table:table-cell>
          <table:table-cell office:value-type="float" office:value="0.979415" calcext:value-type="float">
            <text:p>0.979415</text:p>
          </table:table-cell>
          <table:table-cell office:value-type="float" office:value="0.921335" calcext:value-type="float">
            <text:p>0.921335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0.979409" calcext:value-type="float">
            <text:p>0.979409</text:p>
          </table:table-cell>
          <table:table-cell office:value-type="float" office:value="0.921344" calcext:value-type="float">
            <text:p>0.921344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99" calcext:value-type="float">
            <text:p>89599</text:p>
          </table:table-cell>
          <table:table-cell office:value-type="float" office:value="0.979407" calcext:value-type="float">
            <text:p>0.979407</text:p>
          </table:table-cell>
          <table:table-cell office:value-type="float" office:value="0.921352" calcext:value-type="float">
            <text:p>0.921352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98" calcext:value-type="float">
            <text:p>89598</text:p>
          </table:table-cell>
          <table:table-cell office:value-type="float" office:value="0.979389" calcext:value-type="float">
            <text:p>0.979389</text:p>
          </table:table-cell>
          <table:table-cell office:value-type="float" office:value="0.921361" calcext:value-type="float">
            <text:p>0.921361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97" calcext:value-type="float">
            <text:p>89597</text:p>
          </table:table-cell>
          <table:table-cell office:value-type="float" office:value="0.979375" calcext:value-type="float">
            <text:p>0.979375</text:p>
          </table:table-cell>
          <table:table-cell office:value-type="float" office:value="0.92137" calcext:value-type="float">
            <text:p>0.92137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96" calcext:value-type="float">
            <text:p>89596</text:p>
          </table:table-cell>
          <table:table-cell office:value-type="float" office:value="0.979372" calcext:value-type="float">
            <text:p>0.979372</text:p>
          </table:table-cell>
          <table:table-cell office:value-type="float" office:value="0.921378" calcext:value-type="float">
            <text:p>0.921378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95" calcext:value-type="float">
            <text:p>89595</text:p>
          </table:table-cell>
          <table:table-cell office:value-type="float" office:value="0.979355" calcext:value-type="float">
            <text:p>0.979355</text:p>
          </table:table-cell>
          <table:table-cell office:value-type="float" office:value="0.921387" calcext:value-type="float">
            <text:p>0.921387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94" calcext:value-type="float">
            <text:p>89594</text:p>
          </table:table-cell>
          <table:table-cell office:value-type="float" office:value="0.979352" calcext:value-type="float">
            <text:p>0.979352</text:p>
          </table:table-cell>
          <table:table-cell office:value-type="float" office:value="0.921396" calcext:value-type="float">
            <text:p>0.921396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93" calcext:value-type="float">
            <text:p>89593</text:p>
          </table:table-cell>
          <table:table-cell office:value-type="float" office:value="0.979349" calcext:value-type="float">
            <text:p>0.979349</text:p>
          </table:table-cell>
          <table:table-cell office:value-type="float" office:value="0.921404" calcext:value-type="float">
            <text:p>0.921404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92" calcext:value-type="float">
            <text:p>89592</text:p>
          </table:table-cell>
          <table:table-cell office:value-type="float" office:value="0.979346" calcext:value-type="float">
            <text:p>0.979346</text:p>
          </table:table-cell>
          <table:table-cell office:value-type="float" office:value="0.921413" calcext:value-type="float">
            <text:p>0.921413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91" calcext:value-type="float">
            <text:p>89591</text:p>
          </table:table-cell>
          <table:table-cell office:value-type="float" office:value="0.979329" calcext:value-type="float">
            <text:p>0.979329</text:p>
          </table:table-cell>
          <table:table-cell office:value-type="float" office:value="0.921421" calcext:value-type="float">
            <text:p>0.921421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590" calcext:value-type="float">
            <text:p>89590</text:p>
          </table:table-cell>
          <table:table-cell office:value-type="float" office:value="0.979303" calcext:value-type="float">
            <text:p>0.979303</text:p>
          </table:table-cell>
          <table:table-cell office:value-type="float" office:value="0.92143" calcext:value-type="float">
            <text:p>0.92143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589" calcext:value-type="float">
            <text:p>89589</text:p>
          </table:table-cell>
          <table:table-cell office:value-type="float" office:value="0.979286" calcext:value-type="float">
            <text:p>0.979286</text:p>
          </table:table-cell>
          <table:table-cell office:value-type="float" office:value="0.921439" calcext:value-type="float">
            <text:p>0.921439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88" calcext:value-type="float">
            <text:p>89588</text:p>
          </table:table-cell>
          <table:table-cell office:value-type="float" office:value="0.979272" calcext:value-type="float">
            <text:p>0.979272</text:p>
          </table:table-cell>
          <table:table-cell office:value-type="float" office:value="0.921447" calcext:value-type="float">
            <text:p>0.921447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87" calcext:value-type="float">
            <text:p>89587</text:p>
          </table:table-cell>
          <table:table-cell office:value-type="float" office:value="0.979269" calcext:value-type="float">
            <text:p>0.979269</text:p>
          </table:table-cell>
          <table:table-cell office:value-type="float" office:value="0.921456" calcext:value-type="float">
            <text:p>0.921456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86" calcext:value-type="float">
            <text:p>89586</text:p>
          </table:table-cell>
          <table:table-cell office:value-type="float" office:value="0.979266" calcext:value-type="float">
            <text:p>0.979266</text:p>
          </table:table-cell>
          <table:table-cell office:value-type="float" office:value="0.921464" calcext:value-type="float">
            <text:p>0.921464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85" calcext:value-type="float">
            <text:p>89585</text:p>
          </table:table-cell>
          <table:table-cell office:value-type="float" office:value="0.979263" calcext:value-type="float">
            <text:p>0.979263</text:p>
          </table:table-cell>
          <table:table-cell office:value-type="float" office:value="0.921473" calcext:value-type="float">
            <text:p>0.921473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84" calcext:value-type="float">
            <text:p>89584</text:p>
          </table:table-cell>
          <table:table-cell office:value-type="float" office:value="0.97926" calcext:value-type="float">
            <text:p>0.97926</text:p>
          </table:table-cell>
          <table:table-cell office:value-type="float" office:value="0.921482" calcext:value-type="float">
            <text:p>0.921482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83" calcext:value-type="float">
            <text:p>89583</text:p>
          </table:table-cell>
          <table:table-cell office:value-type="float" office:value="0.979257" calcext:value-type="float">
            <text:p>0.979257</text:p>
          </table:table-cell>
          <table:table-cell office:value-type="float" office:value="0.92149" calcext:value-type="float">
            <text:p>0.92149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82" calcext:value-type="float">
            <text:p>89582</text:p>
          </table:table-cell>
          <table:table-cell office:value-type="float" office:value="0.979252" calcext:value-type="float">
            <text:p>0.979252</text:p>
          </table:table-cell>
          <table:table-cell office:value-type="float" office:value="0.921499" calcext:value-type="float">
            <text:p>0.921499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581" calcext:value-type="float">
            <text:p>89581</text:p>
          </table:table-cell>
          <table:table-cell office:value-type="float" office:value="0.979243" calcext:value-type="float">
            <text:p>0.979243</text:p>
          </table:table-cell>
          <table:table-cell office:value-type="float" office:value="0.921507" calcext:value-type="float">
            <text:p>0.921507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580" calcext:value-type="float">
            <text:p>89580</text:p>
          </table:table-cell>
          <table:table-cell office:value-type="float" office:value="0.97924" calcext:value-type="float">
            <text:p>0.97924</text:p>
          </table:table-cell>
          <table:table-cell office:value-type="float" office:value="0.921516" calcext:value-type="float">
            <text:p>0.921516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579" calcext:value-type="float">
            <text:p>89579</text:p>
          </table:table-cell>
          <table:table-cell office:value-type="float" office:value="0.979232" calcext:value-type="float">
            <text:p>0.979232</text:p>
          </table:table-cell>
          <table:table-cell office:value-type="float" office:value="0.921525" calcext:value-type="float">
            <text:p>0.921525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578" calcext:value-type="float">
            <text:p>89578</text:p>
          </table:table-cell>
          <table:table-cell office:value-type="float" office:value="0.979229" calcext:value-type="float">
            <text:p>0.979229</text:p>
          </table:table-cell>
          <table:table-cell office:value-type="float" office:value="0.921533" calcext:value-type="float">
            <text:p>0.921533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77" calcext:value-type="float">
            <text:p>89577</text:p>
          </table:table-cell>
          <table:table-cell office:value-type="float" office:value="0.979223" calcext:value-type="float">
            <text:p>0.979223</text:p>
          </table:table-cell>
          <table:table-cell office:value-type="float" office:value="0.921542" calcext:value-type="float">
            <text:p>0.921542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576" calcext:value-type="float">
            <text:p>8957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2155" calcext:value-type="float">
            <text:p>0.92155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75" calcext:value-type="float">
            <text:p>89575</text:p>
          </table:table-cell>
          <table:table-cell office:value-type="float" office:value="0.979171" calcext:value-type="float">
            <text:p>0.979171</text:p>
          </table:table-cell>
          <table:table-cell office:value-type="float" office:value="0.921559" calcext:value-type="float">
            <text:p>0.921559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574" calcext:value-type="float">
            <text:p>89574</text:p>
          </table:table-cell>
          <table:table-cell office:value-type="float" office:value="0.979163" calcext:value-type="float">
            <text:p>0.979163</text:p>
          </table:table-cell>
          <table:table-cell office:value-type="float" office:value="0.921568" calcext:value-type="float">
            <text:p>0.921568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573" calcext:value-type="float">
            <text:p>89573</text:p>
          </table:table-cell>
          <table:table-cell office:value-type="float" office:value="0.979157" calcext:value-type="float">
            <text:p>0.979157</text:p>
          </table:table-cell>
          <table:table-cell office:value-type="float" office:value="0.921576" calcext:value-type="float">
            <text:p>0.921576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72" calcext:value-type="float">
            <text:p>89572</text:p>
          </table:table-cell>
          <table:table-cell office:value-type="float" office:value="0.97912" calcext:value-type="float">
            <text:p>0.97912</text:p>
          </table:table-cell>
          <table:table-cell office:value-type="float" office:value="0.921585" calcext:value-type="float">
            <text:p>0.921585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571" calcext:value-type="float">
            <text:p>89571</text:p>
          </table:table-cell>
          <table:table-cell office:value-type="float" office:value="0.979111" calcext:value-type="float">
            <text:p>0.979111</text:p>
          </table:table-cell>
          <table:table-cell office:value-type="float" office:value="0.921593" calcext:value-type="float">
            <text:p>0.921593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70" calcext:value-type="float">
            <text:p>89570</text:p>
          </table:table-cell>
          <table:table-cell office:value-type="float" office:value="0.979103" calcext:value-type="float">
            <text:p>0.979103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69" calcext:value-type="float">
            <text:p>89569</text:p>
          </table:table-cell>
          <table:table-cell office:value-type="float" office:value="0.979097" calcext:value-type="float">
            <text:p>0.979097</text:p>
          </table:table-cell>
          <table:table-cell office:value-type="float" office:value="0.921611" calcext:value-type="float">
            <text:p>0.921611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68" calcext:value-type="float">
            <text:p>89568</text:p>
          </table:table-cell>
          <table:table-cell office:value-type="float" office:value="0.979088" calcext:value-type="float">
            <text:p>0.979088</text:p>
          </table:table-cell>
          <table:table-cell office:value-type="float" office:value="0.921619" calcext:value-type="float">
            <text:p>0.921619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567" calcext:value-type="float">
            <text:p>89567</text:p>
          </table:table-cell>
          <table:table-cell office:value-type="float" office:value="0.979082" calcext:value-type="float">
            <text:p>0.979082</text:p>
          </table:table-cell>
          <table:table-cell office:value-type="float" office:value="0.921628" calcext:value-type="float">
            <text:p>0.921628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566" calcext:value-type="float">
            <text:p>89566</text:p>
          </table:table-cell>
          <table:table-cell office:value-type="float" office:value="0.97908" calcext:value-type="float">
            <text:p>0.97908</text:p>
          </table:table-cell>
          <table:table-cell office:value-type="float" office:value="0.921636" calcext:value-type="float">
            <text:p>0.921636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65" calcext:value-type="float">
            <text:p>89565</text:p>
          </table:table-cell>
          <table:table-cell office:value-type="float" office:value="0.979077" calcext:value-type="float">
            <text:p>0.979077</text:p>
          </table:table-cell>
          <table:table-cell office:value-type="float" office:value="0.921645" calcext:value-type="float">
            <text:p>0.921645</text:p>
          </table:table-cell>
          <table:table-cell office:value-type="float" office:value="0.903187" calcext:value-type="float">
            <text:p>0.903187</text:p>
          </table:table-cell>
        </table:table-row>
        <table:table-row table:style-name="ro1">
          <table:table-cell office:value-type="float" office:value="89564" calcext:value-type="float">
            <text:p>89564</text:p>
          </table:table-cell>
          <table:table-cell office:value-type="float" office:value="0.979071" calcext:value-type="float">
            <text:p>0.979071</text:p>
          </table:table-cell>
          <table:table-cell office:value-type="float" office:value="0.921654" calcext:value-type="float">
            <text:p>0.921654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563" calcext:value-type="float">
            <text:p>89563</text:p>
          </table:table-cell>
          <table:table-cell office:value-type="float" office:value="0.97906" calcext:value-type="float">
            <text:p>0.97906</text:p>
          </table:table-cell>
          <table:table-cell office:value-type="float" office:value="0.921662" calcext:value-type="float">
            <text:p>0.921662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562" calcext:value-type="float">
            <text:p>89562</text:p>
          </table:table-cell>
          <table:table-cell office:value-type="float" office:value="0.979045" calcext:value-type="float">
            <text:p>0.979045</text:p>
          </table:table-cell>
          <table:table-cell office:value-type="float" office:value="0.921671" calcext:value-type="float">
            <text:p>0.921671</text:p>
          </table:table-cell>
          <table:table-cell office:value-type="float" office:value="0.903187" calcext:value-type="float">
            <text:p>0.903187</text:p>
          </table:table-cell>
        </table:table-row>
        <table:table-row table:style-name="ro1">
          <table:table-cell office:value-type="float" office:value="89561" calcext:value-type="float">
            <text:p>89561</text:p>
          </table:table-cell>
          <table:table-cell office:value-type="float" office:value="0.979039" calcext:value-type="float">
            <text:p>0.979039</text:p>
          </table:table-cell>
          <table:table-cell office:value-type="float" office:value="0.921679" calcext:value-type="float">
            <text:p>0.921679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60" calcext:value-type="float">
            <text:p>89560</text:p>
          </table:table-cell>
          <table:table-cell office:value-type="float" office:value="0.979028" calcext:value-type="float">
            <text:p>0.979028</text:p>
          </table:table-cell>
          <table:table-cell office:value-type="float" office:value="0.921688" calcext:value-type="float">
            <text:p>0.921688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59" calcext:value-type="float">
            <text:p>89559</text:p>
          </table:table-cell>
          <table:table-cell office:value-type="float" office:value="0.979022" calcext:value-type="float">
            <text:p>0.979022</text:p>
          </table:table-cell>
          <table:table-cell office:value-type="float" office:value="0.921697" calcext:value-type="float">
            <text:p>0.921697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58" calcext:value-type="float">
            <text:p>89558</text:p>
          </table:table-cell>
          <table:table-cell office:value-type="float" office:value="0.979019" calcext:value-type="float">
            <text:p>0.979019</text:p>
          </table:table-cell>
          <table:table-cell office:value-type="float" office:value="0.921705" calcext:value-type="float">
            <text:p>0.921705</text:p>
          </table:table-cell>
          <table:table-cell office:value-type="float" office:value="0.903161" calcext:value-type="float">
            <text:p>0.903161</text:p>
          </table:table-cell>
        </table:table-row>
        <table:table-row table:style-name="ro1">
          <table:table-cell office:value-type="float" office:value="89557" calcext:value-type="float">
            <text:p>89557</text:p>
          </table:table-cell>
          <table:table-cell office:value-type="float" office:value="0.979002" calcext:value-type="float">
            <text:p>0.979002</text:p>
          </table:table-cell>
          <table:table-cell office:value-type="float" office:value="0.921714" calcext:value-type="float">
            <text:p>0.921714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56" calcext:value-type="float">
            <text:p>89556</text:p>
          </table:table-cell>
          <table:table-cell office:value-type="float" office:value="0.978994" calcext:value-type="float">
            <text:p>0.978994</text:p>
          </table:table-cell>
          <table:table-cell office:value-type="float" office:value="0.921723" calcext:value-type="float">
            <text:p>0.921723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55" calcext:value-type="float">
            <text:p>89555</text:p>
          </table:table-cell>
          <table:table-cell office:value-type="float" office:value="0.978982" calcext:value-type="float">
            <text:p>0.978982</text:p>
          </table:table-cell>
          <table:table-cell office:value-type="float" office:value="0.921731" calcext:value-type="float">
            <text:p>0.921731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54" calcext:value-type="float">
            <text:p>89554</text:p>
          </table:table-cell>
          <table:table-cell office:value-type="float" office:value="0.978928" calcext:value-type="float">
            <text:p>0.978928</text:p>
          </table:table-cell>
          <table:table-cell office:value-type="float" office:value="0.92174" calcext:value-type="float">
            <text:p>0.92174</text:p>
          </table:table-cell>
          <table:table-cell office:value-type="float" office:value="0.903161" calcext:value-type="float">
            <text:p>0.903161</text:p>
          </table:table-cell>
        </table:table-row>
        <table:table-row table:style-name="ro1">
          <table:table-cell office:value-type="float" office:value="89553" calcext:value-type="float">
            <text:p>89553</text:p>
          </table:table-cell>
          <table:table-cell office:value-type="float" office:value="0.978925" calcext:value-type="float">
            <text:p>0.978925</text:p>
          </table:table-cell>
          <table:table-cell office:value-type="float" office:value="0.921748" calcext:value-type="float">
            <text:p>0.921748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52" calcext:value-type="float">
            <text:p>89552</text:p>
          </table:table-cell>
          <table:table-cell office:value-type="float" office:value="0.978922" calcext:value-type="float">
            <text:p>0.978922</text:p>
          </table:table-cell>
          <table:table-cell office:value-type="float" office:value="0.921757" calcext:value-type="float">
            <text:p>0.921757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51" calcext:value-type="float">
            <text:p>89551</text:p>
          </table:table-cell>
          <table:table-cell office:value-type="float" office:value="0.978919" calcext:value-type="float">
            <text:p>0.978919</text:p>
          </table:table-cell>
          <table:table-cell office:value-type="float" office:value="0.921766" calcext:value-type="float">
            <text:p>0.921766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550" calcext:value-type="float">
            <text:p>89550</text:p>
          </table:table-cell>
          <table:table-cell office:value-type="float" office:value="0.978916" calcext:value-type="float">
            <text:p>0.978916</text:p>
          </table:table-cell>
          <table:table-cell office:value-type="float" office:value="0.921774" calcext:value-type="float">
            <text:p>0.921774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549" calcext:value-type="float">
            <text:p>89549</text:p>
          </table:table-cell>
          <table:table-cell office:value-type="float" office:value="0.97889" calcext:value-type="float">
            <text:p>0.97889</text:p>
          </table:table-cell>
          <table:table-cell office:value-type="float" office:value="0.921783" calcext:value-type="float">
            <text:p>0.921783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548" calcext:value-type="float">
            <text:p>89548</text:p>
          </table:table-cell>
          <table:table-cell office:value-type="float" office:value="0.978887" calcext:value-type="float">
            <text:p>0.978887</text:p>
          </table:table-cell>
          <table:table-cell office:value-type="float" office:value="0.921791" calcext:value-type="float">
            <text:p>0.921791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47" calcext:value-type="float">
            <text:p>89547</text:p>
          </table:table-cell>
          <table:table-cell office:value-type="float" office:value="0.978885" calcext:value-type="float">
            <text:p>0.978885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46" calcext:value-type="float">
            <text:p>89546</text:p>
          </table:table-cell>
          <table:table-cell office:value-type="float" office:value="0.978856" calcext:value-type="float">
            <text:p>0.978856</text:p>
          </table:table-cell>
          <table:table-cell office:value-type="float" office:value="0.921809" calcext:value-type="float">
            <text:p>0.921809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545" calcext:value-type="float">
            <text:p>89545</text:p>
          </table:table-cell>
          <table:table-cell office:value-type="float" office:value="0.97885" calcext:value-type="float">
            <text:p>0.97885</text:p>
          </table:table-cell>
          <table:table-cell office:value-type="float" office:value="0.921817" calcext:value-type="float">
            <text:p>0.921817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544" calcext:value-type="float">
            <text:p>89544</text:p>
          </table:table-cell>
          <table:table-cell office:value-type="float" office:value="0.978839" calcext:value-type="float">
            <text:p>0.978839</text:p>
          </table:table-cell>
          <table:table-cell office:value-type="float" office:value="0.921826" calcext:value-type="float">
            <text:p>0.921826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543" calcext:value-type="float">
            <text:p>89543</text:p>
          </table:table-cell>
          <table:table-cell office:value-type="float" office:value="0.97883" calcext:value-type="float">
            <text:p>0.97883</text:p>
          </table:table-cell>
          <table:table-cell office:value-type="float" office:value="0.921834" calcext:value-type="float">
            <text:p>0.921834</text:p>
          </table:table-cell>
          <table:table-cell office:value-type="float" office:value="0.903204" calcext:value-type="float">
            <text:p>0.903204</text:p>
          </table:table-cell>
        </table:table-row>
        <table:table-row table:style-name="ro1">
          <table:table-cell office:value-type="float" office:value="89542" calcext:value-type="float">
            <text:p>89542</text:p>
          </table:table-cell>
          <table:table-cell office:value-type="float" office:value="0.978821" calcext:value-type="float">
            <text:p>0.978821</text:p>
          </table:table-cell>
          <table:table-cell office:value-type="float" office:value="0.921843" calcext:value-type="float">
            <text:p>0.921843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541" calcext:value-type="float">
            <text:p>89541</text:p>
          </table:table-cell>
          <table:table-cell office:value-type="float" office:value="0.978819" calcext:value-type="float">
            <text:p>0.978819</text:p>
          </table:table-cell>
          <table:table-cell office:value-type="float" office:value="0.921852" calcext:value-type="float">
            <text:p>0.921852</text:p>
          </table:table-cell>
          <table:table-cell office:value-type="float" office:value="0.903195" calcext:value-type="float">
            <text:p>0.903195</text:p>
          </table:table-cell>
        </table:table-row>
        <table:table-row table:style-name="ro1">
          <table:table-cell office:value-type="float" office:value="89540" calcext:value-type="float">
            <text:p>89540</text:p>
          </table:table-cell>
          <table:table-cell office:value-type="float" office:value="0.978796" calcext:value-type="float">
            <text:p>0.978796</text:p>
          </table:table-cell>
          <table:table-cell office:value-type="float" office:value="0.92186" calcext:value-type="float">
            <text:p>0.92186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39" calcext:value-type="float">
            <text:p>89539</text:p>
          </table:table-cell>
          <table:table-cell office:value-type="float" office:value="0.978787" calcext:value-type="float">
            <text:p>0.978787</text:p>
          </table:table-cell>
          <table:table-cell office:value-type="float" office:value="0.921869" calcext:value-type="float">
            <text:p>0.921869</text:p>
          </table:table-cell>
          <table:table-cell office:value-type="float" office:value="0.903187" calcext:value-type="float">
            <text:p>0.903187</text:p>
          </table:table-cell>
        </table:table-row>
        <table:table-row table:style-name="ro1">
          <table:table-cell office:value-type="float" office:value="89538" calcext:value-type="float">
            <text:p>89538</text:p>
          </table:table-cell>
          <table:table-cell office:value-type="float" office:value="0.978784" calcext:value-type="float">
            <text:p>0.978784</text:p>
          </table:table-cell>
          <table:table-cell office:value-type="float" office:value="0.921877" calcext:value-type="float">
            <text:p>0.921877</text:p>
          </table:table-cell>
          <table:table-cell office:value-type="float" office:value="0.903187" calcext:value-type="float">
            <text:p>0.903187</text:p>
          </table:table-cell>
        </table:table-row>
        <table:table-row table:style-name="ro1">
          <table:table-cell office:value-type="float" office:value="89537" calcext:value-type="float">
            <text:p>89537</text:p>
          </table:table-cell>
          <table:table-cell office:value-type="float" office:value="0.978776" calcext:value-type="float">
            <text:p>0.978776</text:p>
          </table:table-cell>
          <table:table-cell office:value-type="float" office:value="0.921886" calcext:value-type="float">
            <text:p>0.921886</text:p>
          </table:table-cell>
          <table:table-cell office:value-type="float" office:value="0.903187" calcext:value-type="float">
            <text:p>0.903187</text:p>
          </table:table-cell>
        </table:table-row>
        <table:table-row table:style-name="ro1">
          <table:table-cell office:value-type="float" office:value="89536" calcext:value-type="float">
            <text:p>89536</text:p>
          </table:table-cell>
          <table:table-cell office:value-type="float" office:value="0.97877" calcext:value-type="float">
            <text:p>0.97877</text:p>
          </table:table-cell>
          <table:table-cell office:value-type="float" office:value="0.921895" calcext:value-type="float">
            <text:p>0.921895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35" calcext:value-type="float">
            <text:p>89535</text:p>
          </table:table-cell>
          <table:table-cell office:value-type="float" office:value="0.978753" calcext:value-type="float">
            <text:p>0.978753</text:p>
          </table:table-cell>
          <table:table-cell office:value-type="float" office:value="0.921903" calcext:value-type="float">
            <text:p>0.921903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34" calcext:value-type="float">
            <text:p>89534</text:p>
          </table:table-cell>
          <table:table-cell office:value-type="float" office:value="0.978747" calcext:value-type="float">
            <text:p>0.978747</text:p>
          </table:table-cell>
          <table:table-cell office:value-type="float" office:value="0.921912" calcext:value-type="float">
            <text:p>0.921912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33" calcext:value-type="float">
            <text:p>89533</text:p>
          </table:table-cell>
          <table:table-cell office:value-type="float" office:value="0.978715" calcext:value-type="float">
            <text:p>0.978715</text:p>
          </table:table-cell>
          <table:table-cell office:value-type="float" office:value="0.92192" calcext:value-type="float">
            <text:p>0.92192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32" calcext:value-type="float">
            <text:p>89532</text:p>
          </table:table-cell>
          <table:table-cell office:value-type="float" office:value="0.978698" calcext:value-type="float">
            <text:p>0.978698</text:p>
          </table:table-cell>
          <table:table-cell office:value-type="float" office:value="0.921929" calcext:value-type="float">
            <text:p>0.921929</text:p>
          </table:table-cell>
          <table:table-cell office:value-type="float" office:value="0.903187" calcext:value-type="float">
            <text:p>0.903187</text:p>
          </table:table-cell>
        </table:table-row>
        <table:table-row table:style-name="ro1">
          <table:table-cell office:value-type="float" office:value="89531" calcext:value-type="float">
            <text:p>89531</text:p>
          </table:table-cell>
          <table:table-cell office:value-type="float" office:value="0.978684" calcext:value-type="float">
            <text:p>0.978684</text:p>
          </table:table-cell>
          <table:table-cell office:value-type="float" office:value="0.921938" calcext:value-type="float">
            <text:p>0.921938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30" calcext:value-type="float">
            <text:p>89530</text:p>
          </table:table-cell>
          <table:table-cell office:value-type="float" office:value="0.978672" calcext:value-type="float">
            <text:p>0.978672</text:p>
          </table:table-cell>
          <table:table-cell office:value-type="float" office:value="0.921946" calcext:value-type="float">
            <text:p>0.921946</text:p>
          </table:table-cell>
          <table:table-cell office:value-type="float" office:value="0.903178" calcext:value-type="float">
            <text:p>0.903178</text:p>
          </table:table-cell>
        </table:table-row>
        <table:table-row table:style-name="ro1">
          <table:table-cell office:value-type="float" office:value="89529" calcext:value-type="float">
            <text:p>89529</text:p>
          </table:table-cell>
          <table:table-cell office:value-type="float" office:value="0.978669" calcext:value-type="float">
            <text:p>0.978669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28" calcext:value-type="float">
            <text:p>89528</text:p>
          </table:table-cell>
          <table:table-cell office:value-type="float" office:value="0.978658" calcext:value-type="float">
            <text:p>0.978658</text:p>
          </table:table-cell>
          <table:table-cell office:value-type="float" office:value="0.921963" calcext:value-type="float">
            <text:p>0.921963</text:p>
          </table:table-cell>
          <table:table-cell office:value-type="float" office:value="0.903161" calcext:value-type="float">
            <text:p>0.903161</text:p>
          </table:table-cell>
        </table:table-row>
        <table:table-row table:style-name="ro1">
          <table:table-cell office:value-type="float" office:value="89527" calcext:value-type="float">
            <text:p>89527</text:p>
          </table:table-cell>
          <table:table-cell office:value-type="float" office:value="0.978606" calcext:value-type="float">
            <text:p>0.978606</text:p>
          </table:table-cell>
          <table:table-cell office:value-type="float" office:value="0.921972" calcext:value-type="float">
            <text:p>0.921972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26" calcext:value-type="float">
            <text:p>89526</text:p>
          </table:table-cell>
          <table:table-cell office:value-type="float" office:value="0.978598" calcext:value-type="float">
            <text:p>0.978598</text:p>
          </table:table-cell>
          <table:table-cell office:value-type="float" office:value="0.921981" calcext:value-type="float">
            <text:p>0.921981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25" calcext:value-type="float">
            <text:p>89525</text:p>
          </table:table-cell>
          <table:table-cell office:value-type="float" office:value="0.978589" calcext:value-type="float">
            <text:p>0.978589</text:p>
          </table:table-cell>
          <table:table-cell office:value-type="float" office:value="0.921989" calcext:value-type="float">
            <text:p>0.921989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524" calcext:value-type="float">
            <text:p>89524</text:p>
          </table:table-cell>
          <table:table-cell office:value-type="float" office:value="0.97858" calcext:value-type="float">
            <text:p>0.97858</text:p>
          </table:table-cell>
          <table:table-cell office:value-type="float" office:value="0.921998" calcext:value-type="float">
            <text:p>0.921998</text:p>
          </table:table-cell>
          <table:table-cell office:value-type="float" office:value="0.903161" calcext:value-type="float">
            <text:p>0.903161</text:p>
          </table:table-cell>
        </table:table-row>
        <table:table-row table:style-name="ro1">
          <table:table-cell office:value-type="float" office:value="89523" calcext:value-type="float">
            <text:p>89523</text:p>
          </table:table-cell>
          <table:table-cell office:value-type="float" office:value="0.978572" calcext:value-type="float">
            <text:p>0.978572</text:p>
          </table:table-cell>
          <table:table-cell office:value-type="float" office:value="0.922007" calcext:value-type="float">
            <text:p>0.922007</text:p>
          </table:table-cell>
          <table:table-cell office:value-type="float" office:value="0.903161" calcext:value-type="float">
            <text:p>0.903161</text:p>
          </table:table-cell>
        </table:table-row>
        <table:table-row table:style-name="ro1">
          <table:table-cell office:value-type="float" office:value="89522" calcext:value-type="float">
            <text:p>89522</text:p>
          </table:table-cell>
          <table:table-cell office:value-type="float" office:value="0.978566" calcext:value-type="float">
            <text:p>0.978566</text:p>
          </table:table-cell>
          <table:table-cell office:value-type="float" office:value="0.922015" calcext:value-type="float">
            <text:p>0.922015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21" calcext:value-type="float">
            <text:p>89521</text:p>
          </table:table-cell>
          <table:table-cell office:value-type="float" office:value="0.978552" calcext:value-type="float">
            <text:p>0.978552</text:p>
          </table:table-cell>
          <table:table-cell office:value-type="float" office:value="0.922024" calcext:value-type="float">
            <text:p>0.922024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20" calcext:value-type="float">
            <text:p>89520</text:p>
          </table:table-cell>
          <table:table-cell office:value-type="float" office:value="0.978546" calcext:value-type="float">
            <text:p>0.978546</text:p>
          </table:table-cell>
          <table:table-cell office:value-type="float" office:value="0.922032" calcext:value-type="float">
            <text:p>0.922032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19" calcext:value-type="float">
            <text:p>89519</text:p>
          </table:table-cell>
          <table:table-cell office:value-type="float" office:value="0.978526" calcext:value-type="float">
            <text:p>0.978526</text:p>
          </table:table-cell>
          <table:table-cell office:value-type="float" office:value="0.922041" calcext:value-type="float">
            <text:p>0.922041</text:p>
          </table:table-cell>
          <table:table-cell office:value-type="float" office:value="0.903169" calcext:value-type="float">
            <text:p>0.903169</text:p>
          </table:table-cell>
        </table:table-row>
        <table:table-row table:style-name="ro1">
          <table:table-cell office:value-type="float" office:value="89518" calcext:value-type="float">
            <text:p>89518</text:p>
          </table:table-cell>
          <table:table-cell office:value-type="float" office:value="0.97852" calcext:value-type="float">
            <text:p>0.97852</text:p>
          </table:table-cell>
          <table:table-cell office:value-type="float" office:value="0.92205" calcext:value-type="float">
            <text:p>0.92205</text:p>
          </table:table-cell>
          <table:table-cell office:value-type="float" office:value="0.903161" calcext:value-type="float">
            <text:p>0.903161</text:p>
          </table:table-cell>
        </table:table-row>
        <table:table-row table:style-name="ro1">
          <table:table-cell office:value-type="float" office:value="89517" calcext:value-type="float">
            <text:p>89517</text:p>
          </table:table-cell>
          <table:table-cell office:value-type="float" office:value="0.978514" calcext:value-type="float">
            <text:p>0.978514</text:p>
          </table:table-cell>
          <table:table-cell office:value-type="float" office:value="0.922058" calcext:value-type="float">
            <text:p>0.922058</text:p>
          </table:table-cell>
          <table:table-cell office:value-type="float" office:value="0.903152" calcext:value-type="float">
            <text:p>0.903152</text:p>
          </table:table-cell>
        </table:table-row>
        <table:table-row table:style-name="ro1">
          <table:table-cell office:value-type="float" office:value="89516" calcext:value-type="float">
            <text:p>89516</text:p>
          </table:table-cell>
          <table:table-cell office:value-type="float" office:value="0.97844" calcext:value-type="float">
            <text:p>0.97844</text:p>
          </table:table-cell>
          <table:table-cell office:value-type="float" office:value="0.922067" calcext:value-type="float">
            <text:p>0.922067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515" calcext:value-type="float">
            <text:p>89515</text:p>
          </table:table-cell>
          <table:table-cell office:value-type="float" office:value="0.978434" calcext:value-type="float">
            <text:p>0.978434</text:p>
          </table:table-cell>
          <table:table-cell office:value-type="float" office:value="0.922075" calcext:value-type="float">
            <text:p>0.922075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514" calcext:value-type="float">
            <text:p>89514</text:p>
          </table:table-cell>
          <table:table-cell office:value-type="float" office:value="0.978431" calcext:value-type="float">
            <text:p>0.978431</text:p>
          </table:table-cell>
          <table:table-cell office:value-type="float" office:value="0.922084" calcext:value-type="float">
            <text:p>0.922084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513" calcext:value-type="float">
            <text:p>89513</text:p>
          </table:table-cell>
          <table:table-cell office:value-type="float" office:value="0.978428" calcext:value-type="float">
            <text:p>0.978428</text:p>
          </table:table-cell>
          <table:table-cell office:value-type="float" office:value="0.922093" calcext:value-type="float">
            <text:p>0.922093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512" calcext:value-type="float">
            <text:p>89512</text:p>
          </table:table-cell>
          <table:table-cell office:value-type="float" office:value="0.978348" calcext:value-type="float">
            <text:p>0.978348</text:p>
          </table:table-cell>
          <table:table-cell office:value-type="float" office:value="0.922101" calcext:value-type="float">
            <text:p>0.922101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511" calcext:value-type="float">
            <text:p>89511</text:p>
          </table:table-cell>
          <table:table-cell office:value-type="float" office:value="0.978342" calcext:value-type="float">
            <text:p>0.978342</text:p>
          </table:table-cell>
          <table:table-cell office:value-type="float" office:value="0.92211" calcext:value-type="float">
            <text:p>0.92211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510" calcext:value-type="float">
            <text:p>89510</text:p>
          </table:table-cell>
          <table:table-cell office:value-type="float" office:value="0.97834" calcext:value-type="float">
            <text:p>0.97834</text:p>
          </table:table-cell>
          <table:table-cell office:value-type="float" office:value="0.922118" calcext:value-type="float">
            <text:p>0.922118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509" calcext:value-type="float">
            <text:p>89509</text:p>
          </table:table-cell>
          <table:table-cell office:value-type="float" office:value="0.978334" calcext:value-type="float">
            <text:p>0.978334</text:p>
          </table:table-cell>
          <table:table-cell office:value-type="float" office:value="0.922127" calcext:value-type="float">
            <text:p>0.922127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508" calcext:value-type="float">
            <text:p>89508</text:p>
          </table:table-cell>
          <table:table-cell office:value-type="float" office:value="0.978331" calcext:value-type="float">
            <text:p>0.978331</text:p>
          </table:table-cell>
          <table:table-cell office:value-type="float" office:value="0.922136" calcext:value-type="float">
            <text:p>0.922136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507" calcext:value-type="float">
            <text:p>89507</text:p>
          </table:table-cell>
          <table:table-cell office:value-type="float" office:value="0.978325" calcext:value-type="float">
            <text:p>0.978325</text:p>
          </table:table-cell>
          <table:table-cell office:value-type="float" office:value="0.922144" calcext:value-type="float">
            <text:p>0.922144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506" calcext:value-type="float">
            <text:p>89506</text:p>
          </table:table-cell>
          <table:table-cell office:value-type="float" office:value="0.978322" calcext:value-type="float">
            <text:p>0.978322</text:p>
          </table:table-cell>
          <table:table-cell office:value-type="float" office:value="0.922153" calcext:value-type="float">
            <text:p>0.922153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505" calcext:value-type="float">
            <text:p>89505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22161" calcext:value-type="float">
            <text:p>0.922161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504" calcext:value-type="float">
            <text:p>89504</text:p>
          </table:table-cell>
          <table:table-cell office:value-type="float" office:value="0.978291" calcext:value-type="float">
            <text:p>0.978291</text:p>
          </table:table-cell>
          <table:table-cell office:value-type="float" office:value="0.92217" calcext:value-type="float">
            <text:p>0.92217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503" calcext:value-type="float">
            <text:p>89503</text:p>
          </table:table-cell>
          <table:table-cell office:value-type="float" office:value="0.978285" calcext:value-type="float">
            <text:p>0.978285</text:p>
          </table:table-cell>
          <table:table-cell office:value-type="float" office:value="0.922179" calcext:value-type="float">
            <text:p>0.922179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502" calcext:value-type="float">
            <text:p>89502</text:p>
          </table:table-cell>
          <table:table-cell office:value-type="float" office:value="0.978274" calcext:value-type="float">
            <text:p>0.978274</text:p>
          </table:table-cell>
          <table:table-cell office:value-type="float" office:value="0.922187" calcext:value-type="float">
            <text:p>0.922187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501" calcext:value-type="float">
            <text:p>89501</text:p>
          </table:table-cell>
          <table:table-cell office:value-type="float" office:value="0.978271" calcext:value-type="float">
            <text:p>0.978271</text:p>
          </table:table-cell>
          <table:table-cell office:value-type="float" office:value="0.922196" calcext:value-type="float">
            <text:p>0.922196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0.978259" calcext:value-type="float">
            <text:p>0.978259</text:p>
          </table:table-cell>
          <table:table-cell office:value-type="float" office:value="0.922204" calcext:value-type="float">
            <text:p>0.922204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499" calcext:value-type="float">
            <text:p>89499</text:p>
          </table:table-cell>
          <table:table-cell office:value-type="float" office:value="0.978256" calcext:value-type="float">
            <text:p>0.978256</text:p>
          </table:table-cell>
          <table:table-cell office:value-type="float" office:value="0.922213" calcext:value-type="float">
            <text:p>0.922213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89498" calcext:value-type="float">
            <text:p>89498</text:p>
          </table:table-cell>
          <table:table-cell office:value-type="float" office:value="0.978253" calcext:value-type="float">
            <text:p>0.978253</text:p>
          </table:table-cell>
          <table:table-cell office:value-type="float" office:value="0.922222" calcext:value-type="float">
            <text:p>0.922222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89497" calcext:value-type="float">
            <text:p>89497</text:p>
          </table:table-cell>
          <table:table-cell office:value-type="float" office:value="0.978236" calcext:value-type="float">
            <text:p>0.978236</text:p>
          </table:table-cell>
          <table:table-cell office:value-type="float" office:value="0.92223" calcext:value-type="float">
            <text:p>0.92223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496" calcext:value-type="float">
            <text:p>89496</text:p>
          </table:table-cell>
          <table:table-cell office:value-type="float" office:value="0.978233" calcext:value-type="float">
            <text:p>0.978233</text:p>
          </table:table-cell>
          <table:table-cell office:value-type="float" office:value="0.922239" calcext:value-type="float">
            <text:p>0.922239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495" calcext:value-type="float">
            <text:p>89495</text:p>
          </table:table-cell>
          <table:table-cell office:value-type="float" office:value="0.978228" calcext:value-type="float">
            <text:p>0.978228</text:p>
          </table:table-cell>
          <table:table-cell office:value-type="float" office:value="0.922247" calcext:value-type="float">
            <text:p>0.922247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89494" calcext:value-type="float">
            <text:p>89494</text:p>
          </table:table-cell>
          <table:table-cell office:value-type="float" office:value="0.978213" calcext:value-type="float">
            <text:p>0.978213</text:p>
          </table:table-cell>
          <table:table-cell office:value-type="float" office:value="0.922256" calcext:value-type="float">
            <text:p>0.922256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89493" calcext:value-type="float">
            <text:p>89493</text:p>
          </table:table-cell>
          <table:table-cell office:value-type="float" office:value="0.978205" calcext:value-type="float">
            <text:p>0.978205</text:p>
          </table:table-cell>
          <table:table-cell office:value-type="float" office:value="0.922265" calcext:value-type="float">
            <text:p>0.922265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492" calcext:value-type="float">
            <text:p>89492</text:p>
          </table:table-cell>
          <table:table-cell office:value-type="float" office:value="0.978202" calcext:value-type="float">
            <text:p>0.978202</text:p>
          </table:table-cell>
          <table:table-cell office:value-type="float" office:value="0.922273" calcext:value-type="float">
            <text:p>0.922273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491" calcext:value-type="float">
            <text:p>89491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922282" calcext:value-type="float">
            <text:p>0.922282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490" calcext:value-type="float">
            <text:p>89490</text:p>
          </table:table-cell>
          <table:table-cell office:value-type="float" office:value="0.978196" calcext:value-type="float">
            <text:p>0.978196</text:p>
          </table:table-cell>
          <table:table-cell office:value-type="float" office:value="0.92229" calcext:value-type="float">
            <text:p>0.92229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489" calcext:value-type="float">
            <text:p>89489</text:p>
          </table:table-cell>
          <table:table-cell office:value-type="float" office:value="0.978185" calcext:value-type="float">
            <text:p>0.978185</text:p>
          </table:table-cell>
          <table:table-cell office:value-type="float" office:value="0.922299" calcext:value-type="float">
            <text:p>0.922299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488" calcext:value-type="float">
            <text:p>89488</text:p>
          </table:table-cell>
          <table:table-cell office:value-type="float" office:value="0.978176" calcext:value-type="float">
            <text:p>0.978176</text:p>
          </table:table-cell>
          <table:table-cell office:value-type="float" office:value="0.922308" calcext:value-type="float">
            <text:p>0.922308</text:p>
          </table:table-cell>
          <table:table-cell office:value-type="float" office:value="0.903066" calcext:value-type="float">
            <text:p>0.903066</text:p>
          </table:table-cell>
        </table:table-row>
        <table:table-row table:style-name="ro1">
          <table:table-cell office:value-type="float" office:value="89487" calcext:value-type="float">
            <text:p>89487</text:p>
          </table:table-cell>
          <table:table-cell office:value-type="float" office:value="0.978173" calcext:value-type="float">
            <text:p>0.978173</text:p>
          </table:table-cell>
          <table:table-cell office:value-type="float" office:value="0.922316" calcext:value-type="float">
            <text:p>0.922316</text:p>
          </table:table-cell>
          <table:table-cell office:value-type="float" office:value="0.903066" calcext:value-type="float">
            <text:p>0.903066</text:p>
          </table:table-cell>
        </table:table-row>
        <table:table-row table:style-name="ro1">
          <table:table-cell office:value-type="float" office:value="89486" calcext:value-type="float">
            <text:p>89486</text:p>
          </table:table-cell>
          <table:table-cell office:value-type="float" office:value="0.97815" calcext:value-type="float">
            <text:p>0.97815</text:p>
          </table:table-cell>
          <table:table-cell office:value-type="float" office:value="0.922325" calcext:value-type="float">
            <text:p>0.922325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485" calcext:value-type="float">
            <text:p>89485</text:p>
          </table:table-cell>
          <table:table-cell office:value-type="float" office:value="0.978147" calcext:value-type="float">
            <text:p>0.978147</text:p>
          </table:table-cell>
          <table:table-cell office:value-type="float" office:value="0.922334" calcext:value-type="float">
            <text:p>0.922334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484" calcext:value-type="float">
            <text:p>89484</text:p>
          </table:table-cell>
          <table:table-cell office:value-type="float" office:value="0.978133" calcext:value-type="float">
            <text:p>0.978133</text:p>
          </table:table-cell>
          <table:table-cell office:value-type="float" office:value="0.922342" calcext:value-type="float">
            <text:p>0.922342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483" calcext:value-type="float">
            <text:p>89483</text:p>
          </table:table-cell>
          <table:table-cell office:value-type="float" office:value="0.978124" calcext:value-type="float">
            <text:p>0.978124</text:p>
          </table:table-cell>
          <table:table-cell office:value-type="float" office:value="0.922351" calcext:value-type="float">
            <text:p>0.922351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482" calcext:value-type="float">
            <text:p>89482</text:p>
          </table:table-cell>
          <table:table-cell office:value-type="float" office:value="0.978119" calcext:value-type="float">
            <text:p>0.978119</text:p>
          </table:table-cell>
          <table:table-cell office:value-type="float" office:value="0.922359" calcext:value-type="float">
            <text:p>0.922359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89481" calcext:value-type="float">
            <text:p>89481</text:p>
          </table:table-cell>
          <table:table-cell office:value-type="float" office:value="0.978084" calcext:value-type="float">
            <text:p>0.978084</text:p>
          </table:table-cell>
          <table:table-cell office:value-type="float" office:value="0.922368" calcext:value-type="float">
            <text:p>0.922368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80" calcext:value-type="float">
            <text:p>89480</text:p>
          </table:table-cell>
          <table:table-cell office:value-type="float" office:value="0.978081" calcext:value-type="float">
            <text:p>0.978081</text:p>
          </table:table-cell>
          <table:table-cell office:value-type="float" office:value="0.922377" calcext:value-type="float">
            <text:p>0.922377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79" calcext:value-type="float">
            <text:p>89479</text:p>
          </table:table-cell>
          <table:table-cell office:value-type="float" office:value="0.978067" calcext:value-type="float">
            <text:p>0.978067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78" calcext:value-type="float">
            <text:p>89478</text:p>
          </table:table-cell>
          <table:table-cell office:value-type="float" office:value="0.978064" calcext:value-type="float">
            <text:p>0.978064</text:p>
          </table:table-cell>
          <table:table-cell office:value-type="float" office:value="0.922394" calcext:value-type="float">
            <text:p>0.922394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77" calcext:value-type="float">
            <text:p>89477</text:p>
          </table:table-cell>
          <table:table-cell office:value-type="float" office:value="0.978058" calcext:value-type="float">
            <text:p>0.978058</text:p>
          </table:table-cell>
          <table:table-cell office:value-type="float" office:value="0.922402" calcext:value-type="float">
            <text:p>0.922402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76" calcext:value-type="float">
            <text:p>89476</text:p>
          </table:table-cell>
          <table:table-cell office:value-type="float" office:value="0.978053" calcext:value-type="float">
            <text:p>0.978053</text:p>
          </table:table-cell>
          <table:table-cell office:value-type="float" office:value="0.922411" calcext:value-type="float">
            <text:p>0.922411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475" calcext:value-type="float">
            <text:p>89475</text:p>
          </table:table-cell>
          <table:table-cell office:value-type="float" office:value="0.978044" calcext:value-type="float">
            <text:p>0.978044</text:p>
          </table:table-cell>
          <table:table-cell office:value-type="float" office:value="0.92242" calcext:value-type="float">
            <text:p>0.92242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474" calcext:value-type="float">
            <text:p>89474</text:p>
          </table:table-cell>
          <table:table-cell office:value-type="float" office:value="0.978041" calcext:value-type="float">
            <text:p>0.978041</text:p>
          </table:table-cell>
          <table:table-cell office:value-type="float" office:value="0.922428" calcext:value-type="float">
            <text:p>0.922428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73" calcext:value-type="float">
            <text:p>89473</text:p>
          </table:table-cell>
          <table:table-cell office:value-type="float" office:value="0.978035" calcext:value-type="float">
            <text:p>0.978035</text:p>
          </table:table-cell>
          <table:table-cell office:value-type="float" office:value="0.922437" calcext:value-type="float">
            <text:p>0.922437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472" calcext:value-type="float">
            <text:p>89472</text:p>
          </table:table-cell>
          <table:table-cell office:value-type="float" office:value="0.97803" calcext:value-type="float">
            <text:p>0.97803</text:p>
          </table:table-cell>
          <table:table-cell office:value-type="float" office:value="0.922445" calcext:value-type="float">
            <text:p>0.922445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471" calcext:value-type="float">
            <text:p>89471</text:p>
          </table:table-cell>
          <table:table-cell office:value-type="float" office:value="0.978021" calcext:value-type="float">
            <text:p>0.978021</text:p>
          </table:table-cell>
          <table:table-cell office:value-type="float" office:value="0.922454" calcext:value-type="float">
            <text:p>0.922454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470" calcext:value-type="float">
            <text:p>89470</text:p>
          </table:table-cell>
          <table:table-cell office:value-type="float" office:value="0.978015" calcext:value-type="float">
            <text:p>0.978015</text:p>
          </table:table-cell>
          <table:table-cell office:value-type="float" office:value="0.922463" calcext:value-type="float">
            <text:p>0.922463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469" calcext:value-type="float">
            <text:p>89469</text:p>
          </table:table-cell>
          <table:table-cell office:value-type="float" office:value="0.978012" calcext:value-type="float">
            <text:p>0.978012</text:p>
          </table:table-cell>
          <table:table-cell office:value-type="float" office:value="0.922471" calcext:value-type="float">
            <text:p>0.922471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68" calcext:value-type="float">
            <text:p>89468</text:p>
          </table:table-cell>
          <table:table-cell office:value-type="float" office:value="0.97801" calcext:value-type="float">
            <text:p>0.97801</text:p>
          </table:table-cell>
          <table:table-cell office:value-type="float" office:value="0.92248" calcext:value-type="float">
            <text:p>0.92248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67" calcext:value-type="float">
            <text:p>89467</text:p>
          </table:table-cell>
          <table:table-cell office:value-type="float" office:value="0.978007" calcext:value-type="float">
            <text:p>0.978007</text:p>
          </table:table-cell>
          <table:table-cell office:value-type="float" office:value="0.922488" calcext:value-type="float">
            <text:p>0.922488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466" calcext:value-type="float">
            <text:p>89466</text:p>
          </table:table-cell>
          <table:table-cell office:value-type="float" office:value="0.977995" calcext:value-type="float">
            <text:p>0.977995</text:p>
          </table:table-cell>
          <table:table-cell office:value-type="float" office:value="0.922497" calcext:value-type="float">
            <text:p>0.922497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465" calcext:value-type="float">
            <text:p>89465</text:p>
          </table:table-cell>
          <table:table-cell office:value-type="float" office:value="0.977987" calcext:value-type="float">
            <text:p>0.977987</text:p>
          </table:table-cell>
          <table:table-cell office:value-type="float" office:value="0.922506" calcext:value-type="float">
            <text:p>0.922506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464" calcext:value-type="float">
            <text:p>89464</text:p>
          </table:table-cell>
          <table:table-cell office:value-type="float" office:value="0.977975" calcext:value-type="float">
            <text:p>0.977975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463" calcext:value-type="float">
            <text:p>89463</text:p>
          </table:table-cell>
          <table:table-cell office:value-type="float" office:value="0.977964" calcext:value-type="float">
            <text:p>0.977964</text:p>
          </table:table-cell>
          <table:table-cell office:value-type="float" office:value="0.922523" calcext:value-type="float">
            <text:p>0.922523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462" calcext:value-type="float">
            <text:p>89462</text:p>
          </table:table-cell>
          <table:table-cell office:value-type="float" office:value="0.977958" calcext:value-type="float">
            <text:p>0.977958</text:p>
          </table:table-cell>
          <table:table-cell office:value-type="float" office:value="0.922531" calcext:value-type="float">
            <text:p>0.922531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461" calcext:value-type="float">
            <text:p>89461</text:p>
          </table:table-cell>
          <table:table-cell office:value-type="float" office:value="0.977955" calcext:value-type="float">
            <text:p>0.977955</text:p>
          </table:table-cell>
          <table:table-cell office:value-type="float" office:value="0.92254" calcext:value-type="float">
            <text:p>0.92254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460" calcext:value-type="float">
            <text:p>89460</text:p>
          </table:table-cell>
          <table:table-cell office:value-type="float" office:value="0.977949" calcext:value-type="float">
            <text:p>0.977949</text:p>
          </table:table-cell>
          <table:table-cell office:value-type="float" office:value="0.922549" calcext:value-type="float">
            <text:p>0.922549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459" calcext:value-type="float">
            <text:p>89459</text:p>
          </table:table-cell>
          <table:table-cell office:value-type="float" office:value="0.977947" calcext:value-type="float">
            <text:p>0.977947</text:p>
          </table:table-cell>
          <table:table-cell office:value-type="float" office:value="0.922557" calcext:value-type="float">
            <text:p>0.922557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458" calcext:value-type="float">
            <text:p>89458</text:p>
          </table:table-cell>
          <table:table-cell office:value-type="float" office:value="0.977932" calcext:value-type="float">
            <text:p>0.977932</text:p>
          </table:table-cell>
          <table:table-cell office:value-type="float" office:value="0.922566" calcext:value-type="float">
            <text:p>0.922566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57" calcext:value-type="float">
            <text:p>89457</text:p>
          </table:table-cell>
          <table:table-cell office:value-type="float" office:value="0.977926" calcext:value-type="float">
            <text:p>0.977926</text:p>
          </table:table-cell>
          <table:table-cell office:value-type="float" office:value="0.922574" calcext:value-type="float">
            <text:p>0.922574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56" calcext:value-type="float">
            <text:p>89456</text:p>
          </table:table-cell>
          <table:table-cell office:value-type="float" office:value="0.977903" calcext:value-type="float">
            <text:p>0.977903</text:p>
          </table:table-cell>
          <table:table-cell office:value-type="float" office:value="0.922583" calcext:value-type="float">
            <text:p>0.922583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55" calcext:value-type="float">
            <text:p>89455</text:p>
          </table:table-cell>
          <table:table-cell office:value-type="float" office:value="0.977898" calcext:value-type="float">
            <text:p>0.977898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454" calcext:value-type="float">
            <text:p>89454</text:p>
          </table:table-cell>
          <table:table-cell office:value-type="float" office:value="0.977878" calcext:value-type="float">
            <text:p>0.977878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453" calcext:value-type="float">
            <text:p>89453</text:p>
          </table:table-cell>
          <table:table-cell office:value-type="float" office:value="0.977832" calcext:value-type="float">
            <text:p>0.977832</text:p>
          </table:table-cell>
          <table:table-cell office:value-type="float" office:value="0.922609" calcext:value-type="float">
            <text:p>0.922609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452" calcext:value-type="float">
            <text:p>89452</text:p>
          </table:table-cell>
          <table:table-cell office:value-type="float" office:value="0.977817" calcext:value-type="float">
            <text:p>0.977817</text:p>
          </table:table-cell>
          <table:table-cell office:value-type="float" office:value="0.922618" calcext:value-type="float">
            <text:p>0.922618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451" calcext:value-type="float">
            <text:p>89451</text:p>
          </table:table-cell>
          <table:table-cell office:value-type="float" office:value="0.977815" calcext:value-type="float">
            <text:p>0.977815</text:p>
          </table:table-cell>
          <table:table-cell office:value-type="float" office:value="0.922626" calcext:value-type="float">
            <text:p>0.922626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450" calcext:value-type="float">
            <text:p>89450</text:p>
          </table:table-cell>
          <table:table-cell office:value-type="float" office:value="0.977774" calcext:value-type="float">
            <text:p>0.977774</text:p>
          </table:table-cell>
          <table:table-cell office:value-type="float" office:value="0.922635" calcext:value-type="float">
            <text:p>0.922635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449" calcext:value-type="float">
            <text:p>89449</text:p>
          </table:table-cell>
          <table:table-cell office:value-type="float" office:value="0.977772" calcext:value-type="float">
            <text:p>0.977772</text:p>
          </table:table-cell>
          <table:table-cell office:value-type="float" office:value="0.922643" calcext:value-type="float">
            <text:p>0.922643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448" calcext:value-type="float">
            <text:p>89448</text:p>
          </table:table-cell>
          <table:table-cell office:value-type="float" office:value="0.977766" calcext:value-type="float">
            <text:p>0.977766</text:p>
          </table:table-cell>
          <table:table-cell office:value-type="float" office:value="0.922652" calcext:value-type="float">
            <text:p>0.922652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447" calcext:value-type="float">
            <text:p>89447</text:p>
          </table:table-cell>
          <table:table-cell office:value-type="float" office:value="0.977751" calcext:value-type="float">
            <text:p>0.977751</text:p>
          </table:table-cell>
          <table:table-cell office:value-type="float" office:value="0.922661" calcext:value-type="float">
            <text:p>0.922661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446" calcext:value-type="float">
            <text:p>89446</text:p>
          </table:table-cell>
          <table:table-cell office:value-type="float" office:value="0.977737" calcext:value-type="float">
            <text:p>0.977737</text:p>
          </table:table-cell>
          <table:table-cell office:value-type="float" office:value="0.922669" calcext:value-type="float">
            <text:p>0.922669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445" calcext:value-type="float">
            <text:p>89445</text:p>
          </table:table-cell>
          <table:table-cell office:value-type="float" office:value="0.977731" calcext:value-type="float">
            <text:p>0.977731</text:p>
          </table:table-cell>
          <table:table-cell office:value-type="float" office:value="0.922678" calcext:value-type="float">
            <text:p>0.922678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444" calcext:value-type="float">
            <text:p>89444</text:p>
          </table:table-cell>
          <table:table-cell office:value-type="float" office:value="0.977726" calcext:value-type="float">
            <text:p>0.977726</text:p>
          </table:table-cell>
          <table:table-cell office:value-type="float" office:value="0.922686" calcext:value-type="float">
            <text:p>0.922686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43" calcext:value-type="float">
            <text:p>89443</text:p>
          </table:table-cell>
          <table:table-cell office:value-type="float" office:value="0.977714" calcext:value-type="float">
            <text:p>0.977714</text:p>
          </table:table-cell>
          <table:table-cell office:value-type="float" office:value="0.922695" calcext:value-type="float">
            <text:p>0.922695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442" calcext:value-type="float">
            <text:p>89442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922704" calcext:value-type="float">
            <text:p>0.922704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441" calcext:value-type="float">
            <text:p>89441</text:p>
          </table:table-cell>
          <table:table-cell office:value-type="float" office:value="0.977691" calcext:value-type="float">
            <text:p>0.977691</text:p>
          </table:table-cell>
          <table:table-cell office:value-type="float" office:value="0.922712" calcext:value-type="float">
            <text:p>0.922712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440" calcext:value-type="float">
            <text:p>89440</text:p>
          </table:table-cell>
          <table:table-cell office:value-type="float" office:value="0.977685" calcext:value-type="float">
            <text:p>0.977685</text:p>
          </table:table-cell>
          <table:table-cell office:value-type="float" office:value="0.922721" calcext:value-type="float">
            <text:p>0.922721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39" calcext:value-type="float">
            <text:p>89439</text:p>
          </table:table-cell>
          <table:table-cell office:value-type="float" office:value="0.977619" calcext:value-type="float">
            <text:p>0.977619</text:p>
          </table:table-cell>
          <table:table-cell office:value-type="float" office:value="0.922729" calcext:value-type="float">
            <text:p>0.922729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38" calcext:value-type="float">
            <text:p>89438</text:p>
          </table:table-cell>
          <table:table-cell office:value-type="float" office:value="0.977617" calcext:value-type="float">
            <text:p>0.977617</text:p>
          </table:table-cell>
          <table:table-cell office:value-type="float" office:value="0.922738" calcext:value-type="float">
            <text:p>0.922738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37" calcext:value-type="float">
            <text:p>89437</text:p>
          </table:table-cell>
          <table:table-cell office:value-type="float" office:value="0.977611" calcext:value-type="float">
            <text:p>0.977611</text:p>
          </table:table-cell>
          <table:table-cell office:value-type="float" office:value="0.922747" calcext:value-type="float">
            <text:p>0.922747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36" calcext:value-type="float">
            <text:p>89436</text:p>
          </table:table-cell>
          <table:table-cell office:value-type="float" office:value="0.977608" calcext:value-type="float">
            <text:p>0.977608</text:p>
          </table:table-cell>
          <table:table-cell office:value-type="float" office:value="0.922755" calcext:value-type="float">
            <text:p>0.922755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35" calcext:value-type="float">
            <text:p>89435</text:p>
          </table:table-cell>
          <table:table-cell office:value-type="float" office:value="0.977599" calcext:value-type="float">
            <text:p>0.977599</text:p>
          </table:table-cell>
          <table:table-cell office:value-type="float" office:value="0.922764" calcext:value-type="float">
            <text:p>0.922764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34" calcext:value-type="float">
            <text:p>89434</text:p>
          </table:table-cell>
          <table:table-cell office:value-type="float" office:value="0.977597" calcext:value-type="float">
            <text:p>0.977597</text:p>
          </table:table-cell>
          <table:table-cell office:value-type="float" office:value="0.922772" calcext:value-type="float">
            <text:p>0.922772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433" calcext:value-type="float">
            <text:p>89433</text:p>
          </table:table-cell>
          <table:table-cell office:value-type="float" office:value="0.977591" calcext:value-type="float">
            <text:p>0.977591</text:p>
          </table:table-cell>
          <table:table-cell office:value-type="float" office:value="0.922781" calcext:value-type="float">
            <text:p>0.922781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432" calcext:value-type="float">
            <text:p>89432</text:p>
          </table:table-cell>
          <table:table-cell office:value-type="float" office:value="0.977579" calcext:value-type="float">
            <text:p>0.977579</text:p>
          </table:table-cell>
          <table:table-cell office:value-type="float" office:value="0.92279" calcext:value-type="float">
            <text:p>0.92279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431" calcext:value-type="float">
            <text:p>89431</text:p>
          </table:table-cell>
          <table:table-cell office:value-type="float" office:value="0.977574" calcext:value-type="float">
            <text:p>0.977574</text:p>
          </table:table-cell>
          <table:table-cell office:value-type="float" office:value="0.922798" calcext:value-type="float">
            <text:p>0.922798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430" calcext:value-type="float">
            <text:p>89430</text:p>
          </table:table-cell>
          <table:table-cell office:value-type="float" office:value="0.977571" calcext:value-type="float">
            <text:p>0.977571</text:p>
          </table:table-cell>
          <table:table-cell office:value-type="float" office:value="0.922807" calcext:value-type="float">
            <text:p>0.922807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429" calcext:value-type="float">
            <text:p>89429</text:p>
          </table:table-cell>
          <table:table-cell office:value-type="float" office:value="0.977559" calcext:value-type="float">
            <text:p>0.977559</text:p>
          </table:table-cell>
          <table:table-cell office:value-type="float" office:value="0.922815" calcext:value-type="float">
            <text:p>0.922815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89428" calcext:value-type="float">
            <text:p>89428</text:p>
          </table:table-cell>
          <table:table-cell office:value-type="float" office:value="0.977528" calcext:value-type="float">
            <text:p>0.977528</text:p>
          </table:table-cell>
          <table:table-cell office:value-type="float" office:value="0.922824" calcext:value-type="float">
            <text:p>0.922824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427" calcext:value-type="float">
            <text:p>89427</text:p>
          </table:table-cell>
          <table:table-cell office:value-type="float" office:value="0.97751" calcext:value-type="float">
            <text:p>0.97751</text:p>
          </table:table-cell>
          <table:table-cell office:value-type="float" office:value="0.922833" calcext:value-type="float">
            <text:p>0.922833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426" calcext:value-type="float">
            <text:p>89426</text:p>
          </table:table-cell>
          <table:table-cell office:value-type="float" office:value="0.977508" calcext:value-type="float">
            <text:p>0.977508</text:p>
          </table:table-cell>
          <table:table-cell office:value-type="float" office:value="0.922841" calcext:value-type="float">
            <text:p>0.922841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25" calcext:value-type="float">
            <text:p>89425</text:p>
          </table:table-cell>
          <table:table-cell office:value-type="float" office:value="0.977502" calcext:value-type="float">
            <text:p>0.977502</text:p>
          </table:table-cell>
          <table:table-cell office:value-type="float" office:value="0.92285" calcext:value-type="float">
            <text:p>0.92285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24" calcext:value-type="float">
            <text:p>89424</text:p>
          </table:table-cell>
          <table:table-cell office:value-type="float" office:value="0.977499" calcext:value-type="float">
            <text:p>0.977499</text:p>
          </table:table-cell>
          <table:table-cell office:value-type="float" office:value="0.922858" calcext:value-type="float">
            <text:p>0.922858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23" calcext:value-type="float">
            <text:p>89423</text:p>
          </table:table-cell>
          <table:table-cell office:value-type="float" office:value="0.977496" calcext:value-type="float">
            <text:p>0.977496</text:p>
          </table:table-cell>
          <table:table-cell office:value-type="float" office:value="0.922867" calcext:value-type="float">
            <text:p>0.922867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22" calcext:value-type="float">
            <text:p>89422</text:p>
          </table:table-cell>
          <table:table-cell office:value-type="float" office:value="0.977493" calcext:value-type="float">
            <text:p>0.977493</text:p>
          </table:table-cell>
          <table:table-cell office:value-type="float" office:value="0.922876" calcext:value-type="float">
            <text:p>0.922876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21" calcext:value-type="float">
            <text:p>89421</text:p>
          </table:table-cell>
          <table:table-cell office:value-type="float" office:value="0.97749" calcext:value-type="float">
            <text:p>0.97749</text:p>
          </table:table-cell>
          <table:table-cell office:value-type="float" office:value="0.922884" calcext:value-type="float">
            <text:p>0.922884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20" calcext:value-type="float">
            <text:p>89420</text:p>
          </table:table-cell>
          <table:table-cell office:value-type="float" office:value="0.977482" calcext:value-type="float">
            <text:p>0.977482</text:p>
          </table:table-cell>
          <table:table-cell office:value-type="float" office:value="0.922893" calcext:value-type="float">
            <text:p>0.922893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419" calcext:value-type="float">
            <text:p>89419</text:p>
          </table:table-cell>
          <table:table-cell office:value-type="float" office:value="0.977462" calcext:value-type="float">
            <text:p>0.977462</text:p>
          </table:table-cell>
          <table:table-cell office:value-type="float" office:value="0.922901" calcext:value-type="float">
            <text:p>0.922901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18" calcext:value-type="float">
            <text:p>89418</text:p>
          </table:table-cell>
          <table:table-cell office:value-type="float" office:value="0.977459" calcext:value-type="float">
            <text:p>0.977459</text:p>
          </table:table-cell>
          <table:table-cell office:value-type="float" office:value="0.92291" calcext:value-type="float">
            <text:p>0.92291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17" calcext:value-type="float">
            <text:p>89417</text:p>
          </table:table-cell>
          <table:table-cell office:value-type="float" office:value="0.977456" calcext:value-type="float">
            <text:p>0.977456</text:p>
          </table:table-cell>
          <table:table-cell office:value-type="float" office:value="0.922919" calcext:value-type="float">
            <text:p>0.922919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16" calcext:value-type="float">
            <text:p>89416</text:p>
          </table:table-cell>
          <table:table-cell office:value-type="float" office:value="0.977453" calcext:value-type="float">
            <text:p>0.977453</text:p>
          </table:table-cell>
          <table:table-cell office:value-type="float" office:value="0.922927" calcext:value-type="float">
            <text:p>0.922927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415" calcext:value-type="float">
            <text:p>89415</text:p>
          </table:table-cell>
          <table:table-cell office:value-type="float" office:value="0.977427" calcext:value-type="float">
            <text:p>0.977427</text:p>
          </table:table-cell>
          <table:table-cell office:value-type="float" office:value="0.922936" calcext:value-type="float">
            <text:p>0.922936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414" calcext:value-type="float">
            <text:p>89414</text:p>
          </table:table-cell>
          <table:table-cell office:value-type="float" office:value="0.977384" calcext:value-type="float">
            <text:p>0.977384</text:p>
          </table:table-cell>
          <table:table-cell office:value-type="float" office:value="0.922945" calcext:value-type="float">
            <text:p>0.922945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13" calcext:value-type="float">
            <text:p>89413</text:p>
          </table:table-cell>
          <table:table-cell office:value-type="float" office:value="0.97737" calcext:value-type="float">
            <text:p>0.97737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412" calcext:value-type="float">
            <text:p>89412</text:p>
          </table:table-cell>
          <table:table-cell office:value-type="float" office:value="0.977358" calcext:value-type="float">
            <text:p>0.977358</text:p>
          </table:table-cell>
          <table:table-cell office:value-type="float" office:value="0.922962" calcext:value-type="float">
            <text:p>0.922962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11" calcext:value-type="float">
            <text:p>89411</text:p>
          </table:table-cell>
          <table:table-cell office:value-type="float" office:value="0.977356" calcext:value-type="float">
            <text:p>0.977356</text:p>
          </table:table-cell>
          <table:table-cell office:value-type="float" office:value="0.92297" calcext:value-type="float">
            <text:p>0.92297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10" calcext:value-type="float">
            <text:p>89410</text:p>
          </table:table-cell>
          <table:table-cell office:value-type="float" office:value="0.977353" calcext:value-type="float">
            <text:p>0.977353</text:p>
          </table:table-cell>
          <table:table-cell office:value-type="float" office:value="0.922979" calcext:value-type="float">
            <text:p>0.922979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09" calcext:value-type="float">
            <text:p>89409</text:p>
          </table:table-cell>
          <table:table-cell office:value-type="float" office:value="0.977344" calcext:value-type="float">
            <text:p>0.977344</text:p>
          </table:table-cell>
          <table:table-cell office:value-type="float" office:value="0.922988" calcext:value-type="float">
            <text:p>0.922988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08" calcext:value-type="float">
            <text:p>89408</text:p>
          </table:table-cell>
          <table:table-cell office:value-type="float" office:value="0.977341" calcext:value-type="float">
            <text:p>0.977341</text:p>
          </table:table-cell>
          <table:table-cell office:value-type="float" office:value="0.922996" calcext:value-type="float">
            <text:p>0.922996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07" calcext:value-type="float">
            <text:p>89407</text:p>
          </table:table-cell>
          <table:table-cell office:value-type="float" office:value="0.977333" calcext:value-type="float">
            <text:p>0.977333</text:p>
          </table:table-cell>
          <table:table-cell office:value-type="float" office:value="0.923005" calcext:value-type="float">
            <text:p>0.923005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406" calcext:value-type="float">
            <text:p>89406</text:p>
          </table:table-cell>
          <table:table-cell office:value-type="float" office:value="0.97733" calcext:value-type="float">
            <text:p>0.97733</text:p>
          </table:table-cell>
          <table:table-cell office:value-type="float" office:value="0.923013" calcext:value-type="float">
            <text:p>0.923013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405" calcext:value-type="float">
            <text:p>89405</text:p>
          </table:table-cell>
          <table:table-cell office:value-type="float" office:value="0.977298" calcext:value-type="float">
            <text:p>0.977298</text:p>
          </table:table-cell>
          <table:table-cell office:value-type="float" office:value="0.923022" calcext:value-type="float">
            <text:p>0.923022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404" calcext:value-type="float">
            <text:p>89404</text:p>
          </table:table-cell>
          <table:table-cell office:value-type="float" office:value="0.97729" calcext:value-type="float">
            <text:p>0.97729</text:p>
          </table:table-cell>
          <table:table-cell office:value-type="float" office:value="0.923031" calcext:value-type="float">
            <text:p>0.923031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403" calcext:value-type="float">
            <text:p>89403</text:p>
          </table:table-cell>
          <table:table-cell office:value-type="float" office:value="0.977287" calcext:value-type="float">
            <text:p>0.977287</text:p>
          </table:table-cell>
          <table:table-cell office:value-type="float" office:value="0.923039" calcext:value-type="float">
            <text:p>0.923039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402" calcext:value-type="float">
            <text:p>89402</text:p>
          </table:table-cell>
          <table:table-cell office:value-type="float" office:value="0.977278" calcext:value-type="float">
            <text:p>0.977278</text:p>
          </table:table-cell>
          <table:table-cell office:value-type="float" office:value="0.923048" calcext:value-type="float">
            <text:p>0.923048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401" calcext:value-type="float">
            <text:p>89401</text:p>
          </table:table-cell>
          <table:table-cell office:value-type="float" office:value="0.977264" calcext:value-type="float">
            <text:p>0.977264</text:p>
          </table:table-cell>
          <table:table-cell office:value-type="float" office:value="0.923056" calcext:value-type="float">
            <text:p>0.923056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0.977261" calcext:value-type="float">
            <text:p>0.977261</text:p>
          </table:table-cell>
          <table:table-cell office:value-type="float" office:value="0.923065" calcext:value-type="float">
            <text:p>0.923065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399" calcext:value-type="float">
            <text:p>89399</text:p>
          </table:table-cell>
          <table:table-cell office:value-type="float" office:value="0.977238" calcext:value-type="float">
            <text:p>0.977238</text:p>
          </table:table-cell>
          <table:table-cell office:value-type="float" office:value="0.923074" calcext:value-type="float">
            <text:p>0.923074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398" calcext:value-type="float">
            <text:p>89398</text:p>
          </table:table-cell>
          <table:table-cell office:value-type="float" office:value="0.977218" calcext:value-type="float">
            <text:p>0.977218</text:p>
          </table:table-cell>
          <table:table-cell office:value-type="float" office:value="0.923082" calcext:value-type="float">
            <text:p>0.923082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397" calcext:value-type="float">
            <text:p>89397</text:p>
          </table:table-cell>
          <table:table-cell office:value-type="float" office:value="0.977206" calcext:value-type="float">
            <text:p>0.977206</text:p>
          </table:table-cell>
          <table:table-cell office:value-type="float" office:value="0.923091" calcext:value-type="float">
            <text:p>0.923091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396" calcext:value-type="float">
            <text:p>89396</text:p>
          </table:table-cell>
          <table:table-cell office:value-type="float" office:value="0.977186" calcext:value-type="float">
            <text:p>0.977186</text:p>
          </table:table-cell>
          <table:table-cell office:value-type="float" office:value="0.923099" calcext:value-type="float">
            <text:p>0.923099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395" calcext:value-type="float">
            <text:p>89395</text:p>
          </table:table-cell>
          <table:table-cell office:value-type="float" office:value="0.977183" calcext:value-type="float">
            <text:p>0.977183</text:p>
          </table:table-cell>
          <table:table-cell office:value-type="float" office:value="0.923108" calcext:value-type="float">
            <text:p>0.923108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394" calcext:value-type="float">
            <text:p>89394</text:p>
          </table:table-cell>
          <table:table-cell office:value-type="float" office:value="0.977181" calcext:value-type="float">
            <text:p>0.977181</text:p>
          </table:table-cell>
          <table:table-cell office:value-type="float" office:value="0.923117" calcext:value-type="float">
            <text:p>0.923117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393" calcext:value-type="float">
            <text:p>89393</text:p>
          </table:table-cell>
          <table:table-cell office:value-type="float" office:value="0.977135" calcext:value-type="float">
            <text:p>0.977135</text:p>
          </table:table-cell>
          <table:table-cell office:value-type="float" office:value="0.923125" calcext:value-type="float">
            <text:p>0.923125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392" calcext:value-type="float">
            <text:p>89392</text:p>
          </table:table-cell>
          <table:table-cell office:value-type="float" office:value="0.977126" calcext:value-type="float">
            <text:p>0.977126</text:p>
          </table:table-cell>
          <table:table-cell office:value-type="float" office:value="0.923134" calcext:value-type="float">
            <text:p>0.923134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391" calcext:value-type="float">
            <text:p>89391</text:p>
          </table:table-cell>
          <table:table-cell office:value-type="float" office:value="0.977112" calcext:value-type="float">
            <text:p>0.977112</text:p>
          </table:table-cell>
          <table:table-cell office:value-type="float" office:value="0.923142" calcext:value-type="float">
            <text:p>0.923142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390" calcext:value-type="float">
            <text:p>89390</text:p>
          </table:table-cell>
          <table:table-cell office:value-type="float" office:value="0.977109" calcext:value-type="float">
            <text:p>0.977109</text:p>
          </table:table-cell>
          <table:table-cell office:value-type="float" office:value="0.923151" calcext:value-type="float">
            <text:p>0.923151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389" calcext:value-type="float">
            <text:p>89389</text:p>
          </table:table-cell>
          <table:table-cell office:value-type="float" office:value="0.977095" calcext:value-type="float">
            <text:p>0.977095</text:p>
          </table:table-cell>
          <table:table-cell office:value-type="float" office:value="0.92316" calcext:value-type="float">
            <text:p>0.92316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88" calcext:value-type="float">
            <text:p>89388</text:p>
          </table:table-cell>
          <table:table-cell office:value-type="float" office:value="0.977092" calcext:value-type="float">
            <text:p>0.977092</text:p>
          </table:table-cell>
          <table:table-cell office:value-type="float" office:value="0.923168" calcext:value-type="float">
            <text:p>0.923168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87" calcext:value-type="float">
            <text:p>89387</text:p>
          </table:table-cell>
          <table:table-cell office:value-type="float" office:value="0.977089" calcext:value-type="float">
            <text:p>0.977089</text:p>
          </table:table-cell>
          <table:table-cell office:value-type="float" office:value="0.923177" calcext:value-type="float">
            <text:p>0.923177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386" calcext:value-type="float">
            <text:p>89386</text:p>
          </table:table-cell>
          <table:table-cell office:value-type="float" office:value="0.977083" calcext:value-type="float">
            <text:p>0.977083</text:p>
          </table:table-cell>
          <table:table-cell office:value-type="float" office:value="0.923185" calcext:value-type="float">
            <text:p>0.923185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385" calcext:value-type="float">
            <text:p>89385</text:p>
          </table:table-cell>
          <table:table-cell office:value-type="float" office:value="0.977077" calcext:value-type="float">
            <text:p>0.977077</text:p>
          </table:table-cell>
          <table:table-cell office:value-type="float" office:value="0.923194" calcext:value-type="float">
            <text:p>0.923194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384" calcext:value-type="float">
            <text:p>89384</text:p>
          </table:table-cell>
          <table:table-cell office:value-type="float" office:value="0.977074" calcext:value-type="float">
            <text:p>0.977074</text:p>
          </table:table-cell>
          <table:table-cell office:value-type="float" office:value="0.923203" calcext:value-type="float">
            <text:p>0.923203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383" calcext:value-type="float">
            <text:p>89383</text:p>
          </table:table-cell>
          <table:table-cell office:value-type="float" office:value="0.977072" calcext:value-type="float">
            <text:p>0.977072</text:p>
          </table:table-cell>
          <table:table-cell office:value-type="float" office:value="0.923211" calcext:value-type="float">
            <text:p>0.923211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382" calcext:value-type="float">
            <text:p>89382</text:p>
          </table:table-cell>
          <table:table-cell office:value-type="float" office:value="0.977069" calcext:value-type="float">
            <text:p>0.977069</text:p>
          </table:table-cell>
          <table:table-cell office:value-type="float" office:value="0.92322" calcext:value-type="float">
            <text:p>0.92322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381" calcext:value-type="float">
            <text:p>89381</text:p>
          </table:table-cell>
          <table:table-cell office:value-type="float" office:value="0.977063" calcext:value-type="float">
            <text:p>0.977063</text:p>
          </table:table-cell>
          <table:table-cell office:value-type="float" office:value="0.923229" calcext:value-type="float">
            <text:p>0.923229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380" calcext:value-type="float">
            <text:p>89380</text:p>
          </table:table-cell>
          <table:table-cell office:value-type="float" office:value="0.97706" calcext:value-type="float">
            <text:p>0.97706</text:p>
          </table:table-cell>
          <table:table-cell office:value-type="float" office:value="0.923237" calcext:value-type="float">
            <text:p>0.923237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379" calcext:value-type="float">
            <text:p>89379</text:p>
          </table:table-cell>
          <table:table-cell office:value-type="float" office:value="0.977057" calcext:value-type="float">
            <text:p>0.977057</text:p>
          </table:table-cell>
          <table:table-cell office:value-type="float" office:value="0.923246" calcext:value-type="float">
            <text:p>0.923246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378" calcext:value-type="float">
            <text:p>89378</text:p>
          </table:table-cell>
          <table:table-cell office:value-type="float" office:value="0.977054" calcext:value-type="float">
            <text:p>0.977054</text:p>
          </table:table-cell>
          <table:table-cell office:value-type="float" office:value="0.923254" calcext:value-type="float">
            <text:p>0.923254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77" calcext:value-type="float">
            <text:p>89377</text:p>
          </table:table-cell>
          <table:table-cell office:value-type="float" office:value="0.977052" calcext:value-type="float">
            <text:p>0.977052</text:p>
          </table:table-cell>
          <table:table-cell office:value-type="float" office:value="0.923263" calcext:value-type="float">
            <text:p>0.923263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376" calcext:value-type="float">
            <text:p>89376</text:p>
          </table:table-cell>
          <table:table-cell office:value-type="float" office:value="0.977034" calcext:value-type="float">
            <text:p>0.977034</text:p>
          </table:table-cell>
          <table:table-cell office:value-type="float" office:value="0.923272" calcext:value-type="float">
            <text:p>0.923272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375" calcext:value-type="float">
            <text:p>89375</text:p>
          </table:table-cell>
          <table:table-cell office:value-type="float" office:value="0.977023" calcext:value-type="float">
            <text:p>0.977023</text:p>
          </table:table-cell>
          <table:table-cell office:value-type="float" office:value="0.92328" calcext:value-type="float">
            <text:p>0.92328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374" calcext:value-type="float">
            <text:p>89374</text:p>
          </table:table-cell>
          <table:table-cell office:value-type="float" office:value="0.977006" calcext:value-type="float">
            <text:p>0.977006</text:p>
          </table:table-cell>
          <table:table-cell office:value-type="float" office:value="0.923289" calcext:value-type="float">
            <text:p>0.923289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373" calcext:value-type="float">
            <text:p>89373</text:p>
          </table:table-cell>
          <table:table-cell office:value-type="float" office:value="0.97698" calcext:value-type="float">
            <text:p>0.97698</text:p>
          </table:table-cell>
          <table:table-cell office:value-type="float" office:value="0.923297" calcext:value-type="float">
            <text:p>0.923297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372" calcext:value-type="float">
            <text:p>89372</text:p>
          </table:table-cell>
          <table:table-cell office:value-type="float" office:value="0.976977" calcext:value-type="float">
            <text:p>0.976977</text:p>
          </table:table-cell>
          <table:table-cell office:value-type="float" office:value="0.923306" calcext:value-type="float">
            <text:p>0.923306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371" calcext:value-type="float">
            <text:p>89371</text:p>
          </table:table-cell>
          <table:table-cell office:value-type="float" office:value="0.976974" calcext:value-type="float">
            <text:p>0.976974</text:p>
          </table:table-cell>
          <table:table-cell office:value-type="float" office:value="0.923315" calcext:value-type="float">
            <text:p>0.923315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370" calcext:value-type="float">
            <text:p>89370</text:p>
          </table:table-cell>
          <table:table-cell office:value-type="float" office:value="0.976965" calcext:value-type="float">
            <text:p>0.976965</text:p>
          </table:table-cell>
          <table:table-cell office:value-type="float" office:value="0.923323" calcext:value-type="float">
            <text:p>0.923323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369" calcext:value-type="float">
            <text:p>89369</text:p>
          </table:table-cell>
          <table:table-cell office:value-type="float" office:value="0.97696" calcext:value-type="float">
            <text:p>0.97696</text:p>
          </table:table-cell>
          <table:table-cell office:value-type="float" office:value="0.923332" calcext:value-type="float">
            <text:p>0.923332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368" calcext:value-type="float">
            <text:p>89368</text:p>
          </table:table-cell>
          <table:table-cell office:value-type="float" office:value="0.976943" calcext:value-type="float">
            <text:p>0.976943</text:p>
          </table:table-cell>
          <table:table-cell office:value-type="float" office:value="0.92334" calcext:value-type="float">
            <text:p>0.92334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367" calcext:value-type="float">
            <text:p>89367</text:p>
          </table:table-cell>
          <table:table-cell office:value-type="float" office:value="0.976934" calcext:value-type="float">
            <text:p>0.976934</text:p>
          </table:table-cell>
          <table:table-cell office:value-type="float" office:value="0.923349" calcext:value-type="float">
            <text:p>0.923349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366" calcext:value-type="float">
            <text:p>89366</text:p>
          </table:table-cell>
          <table:table-cell office:value-type="float" office:value="0.976931" calcext:value-type="float">
            <text:p>0.976931</text:p>
          </table:table-cell>
          <table:table-cell office:value-type="float" office:value="0.923358" calcext:value-type="float">
            <text:p>0.923358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365" calcext:value-type="float">
            <text:p>89365</text:p>
          </table:table-cell>
          <table:table-cell office:value-type="float" office:value="0.976928" calcext:value-type="float">
            <text:p>0.976928</text:p>
          </table:table-cell>
          <table:table-cell office:value-type="float" office:value="0.923366" calcext:value-type="float">
            <text:p>0.923366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364" calcext:value-type="float">
            <text:p>89364</text:p>
          </table:table-cell>
          <table:table-cell office:value-type="float" office:value="0.976925" calcext:value-type="float">
            <text:p>0.976925</text:p>
          </table:table-cell>
          <table:table-cell office:value-type="float" office:value="0.923375" calcext:value-type="float">
            <text:p>0.923375</text:p>
          </table:table-cell>
          <table:table-cell office:value-type="float" office:value="0.902894" calcext:value-type="float">
            <text:p>0.902894</text:p>
          </table:table-cell>
        </table:table-row>
        <table:table-row table:style-name="ro1">
          <table:table-cell office:value-type="float" office:value="89363" calcext:value-type="float">
            <text:p>89363</text:p>
          </table:table-cell>
          <table:table-cell office:value-type="float" office:value="0.976905" calcext:value-type="float">
            <text:p>0.976905</text:p>
          </table:table-cell>
          <table:table-cell office:value-type="float" office:value="0.923383" calcext:value-type="float">
            <text:p>0.923383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362" calcext:value-type="float">
            <text:p>89362</text:p>
          </table:table-cell>
          <table:table-cell office:value-type="float" office:value="0.976902" calcext:value-type="float">
            <text:p>0.976902</text:p>
          </table:table-cell>
          <table:table-cell office:value-type="float" office:value="0.923392" calcext:value-type="float">
            <text:p>0.923392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61" calcext:value-type="float">
            <text:p>89361</text:p>
          </table:table-cell>
          <table:table-cell office:value-type="float" office:value="0.976894" calcext:value-type="float">
            <text:p>0.976894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360" calcext:value-type="float">
            <text:p>89360</text:p>
          </table:table-cell>
          <table:table-cell office:value-type="float" office:value="0.976885" calcext:value-type="float">
            <text:p>0.976885</text:p>
          </table:table-cell>
          <table:table-cell office:value-type="float" office:value="0.923409" calcext:value-type="float">
            <text:p>0.923409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59" calcext:value-type="float">
            <text:p>89359</text:p>
          </table:table-cell>
          <table:table-cell office:value-type="float" office:value="0.976877" calcext:value-type="float">
            <text:p>0.976877</text:p>
          </table:table-cell>
          <table:table-cell office:value-type="float" office:value="0.923418" calcext:value-type="float">
            <text:p>0.923418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58" calcext:value-type="float">
            <text:p>89358</text:p>
          </table:table-cell>
          <table:table-cell office:value-type="float" office:value="0.976874" calcext:value-type="float">
            <text:p>0.976874</text:p>
          </table:table-cell>
          <table:table-cell office:value-type="float" office:value="0.923426" calcext:value-type="float">
            <text:p>0.923426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57" calcext:value-type="float">
            <text:p>89357</text:p>
          </table:table-cell>
          <table:table-cell office:value-type="float" office:value="0.976856" calcext:value-type="float">
            <text:p>0.976856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356" calcext:value-type="float">
            <text:p>89356</text:p>
          </table:table-cell>
          <table:table-cell office:value-type="float" office:value="0.976851" calcext:value-type="float">
            <text:p>0.976851</text:p>
          </table:table-cell>
          <table:table-cell office:value-type="float" office:value="0.923444" calcext:value-type="float">
            <text:p>0.923444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355" calcext:value-type="float">
            <text:p>89355</text:p>
          </table:table-cell>
          <table:table-cell office:value-type="float" office:value="0.976845" calcext:value-type="float">
            <text:p>0.976845</text:p>
          </table:table-cell>
          <table:table-cell office:value-type="float" office:value="0.923452" calcext:value-type="float">
            <text:p>0.923452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54" calcext:value-type="float">
            <text:p>89354</text:p>
          </table:table-cell>
          <table:table-cell office:value-type="float" office:value="0.976842" calcext:value-type="float">
            <text:p>0.976842</text:p>
          </table:table-cell>
          <table:table-cell office:value-type="float" office:value="0.923461" calcext:value-type="float">
            <text:p>0.923461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53" calcext:value-type="float">
            <text:p>89353</text:p>
          </table:table-cell>
          <table:table-cell office:value-type="float" office:value="0.976834" calcext:value-type="float">
            <text:p>0.976834</text:p>
          </table:table-cell>
          <table:table-cell office:value-type="float" office:value="0.923469" calcext:value-type="float">
            <text:p>0.923469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52" calcext:value-type="float">
            <text:p>89352</text:p>
          </table:table-cell>
          <table:table-cell office:value-type="float" office:value="0.976831" calcext:value-type="float">
            <text:p>0.976831</text:p>
          </table:table-cell>
          <table:table-cell office:value-type="float" office:value="0.923478" calcext:value-type="float">
            <text:p>0.923478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51" calcext:value-type="float">
            <text:p>89351</text:p>
          </table:table-cell>
          <table:table-cell office:value-type="float" office:value="0.976822" calcext:value-type="float">
            <text:p>0.976822</text:p>
          </table:table-cell>
          <table:table-cell office:value-type="float" office:value="0.923487" calcext:value-type="float">
            <text:p>0.923487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50" calcext:value-type="float">
            <text:p>89350</text:p>
          </table:table-cell>
          <table:table-cell office:value-type="float" office:value="0.976819" calcext:value-type="float">
            <text:p>0.976819</text:p>
          </table:table-cell>
          <table:table-cell office:value-type="float" office:value="0.923495" calcext:value-type="float">
            <text:p>0.923495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349" calcext:value-type="float">
            <text:p>89349</text:p>
          </table:table-cell>
          <table:table-cell office:value-type="float" office:value="0.976813" calcext:value-type="float">
            <text:p>0.976813</text:p>
          </table:table-cell>
          <table:table-cell office:value-type="float" office:value="0.923504" calcext:value-type="float">
            <text:p>0.923504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348" calcext:value-type="float">
            <text:p>89348</text:p>
          </table:table-cell>
          <table:table-cell office:value-type="float" office:value="0.976762" calcext:value-type="float">
            <text:p>0.976762</text:p>
          </table:table-cell>
          <table:table-cell office:value-type="float" office:value="0.923513" calcext:value-type="float">
            <text:p>0.923513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347" calcext:value-type="float">
            <text:p>89347</text:p>
          </table:table-cell>
          <table:table-cell office:value-type="float" office:value="0.976722" calcext:value-type="float">
            <text:p>0.976722</text:p>
          </table:table-cell>
          <table:table-cell office:value-type="float" office:value="0.923521" calcext:value-type="float">
            <text:p>0.923521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46" calcext:value-type="float">
            <text:p>89346</text:p>
          </table:table-cell>
          <table:table-cell office:value-type="float" office:value="0.976713" calcext:value-type="float">
            <text:p>0.976713</text:p>
          </table:table-cell>
          <table:table-cell office:value-type="float" office:value="0.92353" calcext:value-type="float">
            <text:p>0.92353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45" calcext:value-type="float">
            <text:p>89345</text:p>
          </table:table-cell>
          <table:table-cell office:value-type="float" office:value="0.976699" calcext:value-type="float">
            <text:p>0.976699</text:p>
          </table:table-cell>
          <table:table-cell office:value-type="float" office:value="0.923538" calcext:value-type="float">
            <text:p>0.923538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float" office:value="0.976696" calcext:value-type="float">
            <text:p>0.976696</text:p>
          </table:table-cell>
          <table:table-cell office:value-type="float" office:value="0.923547" calcext:value-type="float">
            <text:p>0.923547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343" calcext:value-type="float">
            <text:p>89343</text:p>
          </table:table-cell>
          <table:table-cell office:value-type="float" office:value="0.976693" calcext:value-type="float">
            <text:p>0.976693</text:p>
          </table:table-cell>
          <table:table-cell office:value-type="float" office:value="0.923556" calcext:value-type="float">
            <text:p>0.923556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342" calcext:value-type="float">
            <text:p>89342</text:p>
          </table:table-cell>
          <table:table-cell office:value-type="float" office:value="0.976656" calcext:value-type="float">
            <text:p>0.976656</text:p>
          </table:table-cell>
          <table:table-cell office:value-type="float" office:value="0.923564" calcext:value-type="float">
            <text:p>0.923564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41" calcext:value-type="float">
            <text:p>89341</text:p>
          </table:table-cell>
          <table:table-cell office:value-type="float" office:value="0.976653" calcext:value-type="float">
            <text:p>0.976653</text:p>
          </table:table-cell>
          <table:table-cell office:value-type="float" office:value="0.923573" calcext:value-type="float">
            <text:p>0.923573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340" calcext:value-type="float">
            <text:p>89340</text:p>
          </table:table-cell>
          <table:table-cell office:value-type="float" office:value="0.976638" calcext:value-type="float">
            <text:p>0.976638</text:p>
          </table:table-cell>
          <table:table-cell office:value-type="float" office:value="0.923581" calcext:value-type="float">
            <text:p>0.923581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339" calcext:value-type="float">
            <text:p>89339</text:p>
          </table:table-cell>
          <table:table-cell office:value-type="float" office:value="0.976636" calcext:value-type="float">
            <text:p>0.976636</text:p>
          </table:table-cell>
          <table:table-cell office:value-type="float" office:value="0.92359" calcext:value-type="float">
            <text:p>0.92359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338" calcext:value-type="float">
            <text:p>89338</text:p>
          </table:table-cell>
          <table:table-cell office:value-type="float" office:value="0.976627" calcext:value-type="float">
            <text:p>0.976627</text:p>
          </table:table-cell>
          <table:table-cell office:value-type="float" office:value="0.923599" calcext:value-type="float">
            <text:p>0.923599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337" calcext:value-type="float">
            <text:p>89337</text:p>
          </table:table-cell>
          <table:table-cell office:value-type="float" office:value="0.976621" calcext:value-type="float">
            <text:p>0.976621</text:p>
          </table:table-cell>
          <table:table-cell office:value-type="float" office:value="0.923607" calcext:value-type="float">
            <text:p>0.923607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336" calcext:value-type="float">
            <text:p>89336</text:p>
          </table:table-cell>
          <table:table-cell office:value-type="float" office:value="0.976572" calcext:value-type="float">
            <text:p>0.976572</text:p>
          </table:table-cell>
          <table:table-cell office:value-type="float" office:value="0.923616" calcext:value-type="float">
            <text:p>0.923616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35" calcext:value-type="float">
            <text:p>89335</text:p>
          </table:table-cell>
          <table:table-cell office:value-type="float" office:value="0.976555" calcext:value-type="float">
            <text:p>0.976555</text:p>
          </table:table-cell>
          <table:table-cell office:value-type="float" office:value="0.923624" calcext:value-type="float">
            <text:p>0.923624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89334" calcext:value-type="float">
            <text:p>89334</text:p>
          </table:table-cell>
          <table:table-cell office:value-type="float" office:value="0.976544" calcext:value-type="float">
            <text:p>0.976544</text:p>
          </table:table-cell>
          <table:table-cell office:value-type="float" office:value="0.923633" calcext:value-type="float">
            <text:p>0.923633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33" calcext:value-type="float">
            <text:p>89333</text:p>
          </table:table-cell>
          <table:table-cell office:value-type="float" office:value="0.976529" calcext:value-type="float">
            <text:p>0.976529</text:p>
          </table:table-cell>
          <table:table-cell office:value-type="float" office:value="0.923642" calcext:value-type="float">
            <text:p>0.923642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32" calcext:value-type="float">
            <text:p>89332</text:p>
          </table:table-cell>
          <table:table-cell office:value-type="float" office:value="0.976524" calcext:value-type="float">
            <text:p>0.976524</text:p>
          </table:table-cell>
          <table:table-cell office:value-type="float" office:value="0.92365" calcext:value-type="float">
            <text:p>0.92365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31" calcext:value-type="float">
            <text:p>89331</text:p>
          </table:table-cell>
          <table:table-cell office:value-type="float" office:value="0.976521" calcext:value-type="float">
            <text:p>0.976521</text:p>
          </table:table-cell>
          <table:table-cell office:value-type="float" office:value="0.923659" calcext:value-type="float">
            <text:p>0.923659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30" calcext:value-type="float">
            <text:p>89330</text:p>
          </table:table-cell>
          <table:table-cell office:value-type="float" office:value="0.976495" calcext:value-type="float">
            <text:p>0.976495</text:p>
          </table:table-cell>
          <table:table-cell office:value-type="float" office:value="0.923667" calcext:value-type="float">
            <text:p>0.923667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29" calcext:value-type="float">
            <text:p>89329</text:p>
          </table:table-cell>
          <table:table-cell office:value-type="float" office:value="0.976478" calcext:value-type="float">
            <text:p>0.976478</text:p>
          </table:table-cell>
          <table:table-cell office:value-type="float" office:value="0.923676" calcext:value-type="float">
            <text:p>0.923676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89328" calcext:value-type="float">
            <text:p>89328</text:p>
          </table:table-cell>
          <table:table-cell office:value-type="float" office:value="0.976466" calcext:value-type="float">
            <text:p>0.976466</text:p>
          </table:table-cell>
          <table:table-cell office:value-type="float" office:value="0.923685" calcext:value-type="float">
            <text:p>0.923685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27" calcext:value-type="float">
            <text:p>89327</text:p>
          </table:table-cell>
          <table:table-cell office:value-type="float" office:value="0.976458" calcext:value-type="float">
            <text:p>0.976458</text:p>
          </table:table-cell>
          <table:table-cell office:value-type="float" office:value="0.923693" calcext:value-type="float">
            <text:p>0.923693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26" calcext:value-type="float">
            <text:p>89326</text:p>
          </table:table-cell>
          <table:table-cell office:value-type="float" office:value="0.976455" calcext:value-type="float">
            <text:p>0.976455</text:p>
          </table:table-cell>
          <table:table-cell office:value-type="float" office:value="0.923702" calcext:value-type="float">
            <text:p>0.923702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25" calcext:value-type="float">
            <text:p>89325</text:p>
          </table:table-cell>
          <table:table-cell office:value-type="float" office:value="0.976432" calcext:value-type="float">
            <text:p>0.976432</text:p>
          </table:table-cell>
          <table:table-cell office:value-type="float" office:value="0.92371" calcext:value-type="float">
            <text:p>0.92371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24" calcext:value-type="float">
            <text:p>89324</text:p>
          </table:table-cell>
          <table:table-cell office:value-type="float" office:value="0.976429" calcext:value-type="float">
            <text:p>0.976429</text:p>
          </table:table-cell>
          <table:table-cell office:value-type="float" office:value="0.923719" calcext:value-type="float">
            <text:p>0.923719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23" calcext:value-type="float">
            <text:p>89323</text:p>
          </table:table-cell>
          <table:table-cell office:value-type="float" office:value="0.976343" calcext:value-type="float">
            <text:p>0.976343</text:p>
          </table:table-cell>
          <table:table-cell office:value-type="float" office:value="0.923728" calcext:value-type="float">
            <text:p>0.923728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22" calcext:value-type="float">
            <text:p>89322</text:p>
          </table:table-cell>
          <table:table-cell office:value-type="float" office:value="0.97634" calcext:value-type="float">
            <text:p>0.97634</text:p>
          </table:table-cell>
          <table:table-cell office:value-type="float" office:value="0.923736" calcext:value-type="float">
            <text:p>0.923736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21" calcext:value-type="float">
            <text:p>89321</text:p>
          </table:table-cell>
          <table:table-cell office:value-type="float" office:value="0.976332" calcext:value-type="float">
            <text:p>0.976332</text:p>
          </table:table-cell>
          <table:table-cell office:value-type="float" office:value="0.923745" calcext:value-type="float">
            <text:p>0.923745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20" calcext:value-type="float">
            <text:p>89320</text:p>
          </table:table-cell>
          <table:table-cell office:value-type="float" office:value="0.976291" calcext:value-type="float">
            <text:p>0.976291</text:p>
          </table:table-cell>
          <table:table-cell office:value-type="float" office:value="0.923753" calcext:value-type="float">
            <text:p>0.923753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19" calcext:value-type="float">
            <text:p>89319</text:p>
          </table:table-cell>
          <table:table-cell office:value-type="float" office:value="0.976286" calcext:value-type="float">
            <text:p>0.976286</text:p>
          </table:table-cell>
          <table:table-cell office:value-type="float" office:value="0.923762" calcext:value-type="float">
            <text:p>0.923762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18" calcext:value-type="float">
            <text:p>89318</text:p>
          </table:table-cell>
          <table:table-cell office:value-type="float" office:value="0.976283" calcext:value-type="float">
            <text:p>0.976283</text:p>
          </table:table-cell>
          <table:table-cell office:value-type="float" office:value="0.923771" calcext:value-type="float">
            <text:p>0.923771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17" calcext:value-type="float">
            <text:p>89317</text:p>
          </table:table-cell>
          <table:table-cell office:value-type="float" office:value="0.976271" calcext:value-type="float">
            <text:p>0.976271</text:p>
          </table:table-cell>
          <table:table-cell office:value-type="float" office:value="0.923779" calcext:value-type="float">
            <text:p>0.923779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16" calcext:value-type="float">
            <text:p>89316</text:p>
          </table:table-cell>
          <table:table-cell office:value-type="float" office:value="0.976268" calcext:value-type="float">
            <text:p>0.976268</text:p>
          </table:table-cell>
          <table:table-cell office:value-type="float" office:value="0.923788" calcext:value-type="float">
            <text:p>0.923788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15" calcext:value-type="float">
            <text:p>89315</text:p>
          </table:table-cell>
          <table:table-cell office:value-type="float" office:value="0.976266" calcext:value-type="float">
            <text:p>0.976266</text:p>
          </table:table-cell>
          <table:table-cell office:value-type="float" office:value="0.923796" calcext:value-type="float">
            <text:p>0.923796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14" calcext:value-type="float">
            <text:p>89314</text:p>
          </table:table-cell>
          <table:table-cell office:value-type="float" office:value="0.976263" calcext:value-type="float">
            <text:p>0.976263</text:p>
          </table:table-cell>
          <table:table-cell office:value-type="float" office:value="0.923805" calcext:value-type="float">
            <text:p>0.923805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13" calcext:value-type="float">
            <text:p>89313</text:p>
          </table:table-cell>
          <table:table-cell office:value-type="float" office:value="0.97626" calcext:value-type="float">
            <text:p>0.97626</text:p>
          </table:table-cell>
          <table:table-cell office:value-type="float" office:value="0.923814" calcext:value-type="float">
            <text:p>0.923814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12" calcext:value-type="float">
            <text:p>89312</text:p>
          </table:table-cell>
          <table:table-cell office:value-type="float" office:value="0.976234" calcext:value-type="float">
            <text:p>0.976234</text:p>
          </table:table-cell>
          <table:table-cell office:value-type="float" office:value="0.923822" calcext:value-type="float">
            <text:p>0.923822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311" calcext:value-type="float">
            <text:p>89311</text:p>
          </table:table-cell>
          <table:table-cell office:value-type="float" office:value="0.976225" calcext:value-type="float">
            <text:p>0.976225</text:p>
          </table:table-cell>
          <table:table-cell office:value-type="float" office:value="0.923831" calcext:value-type="float">
            <text:p>0.923831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10" calcext:value-type="float">
            <text:p>89310</text:p>
          </table:table-cell>
          <table:table-cell office:value-type="float" office:value="0.976205" calcext:value-type="float">
            <text:p>0.976205</text:p>
          </table:table-cell>
          <table:table-cell office:value-type="float" office:value="0.92384" calcext:value-type="float">
            <text:p>0.92384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89309" calcext:value-type="float">
            <text:p>89309</text:p>
          </table:table-cell>
          <table:table-cell office:value-type="float" office:value="0.976197" calcext:value-type="float">
            <text:p>0.976197</text:p>
          </table:table-cell>
          <table:table-cell office:value-type="float" office:value="0.923848" calcext:value-type="float">
            <text:p>0.923848</text:p>
          </table:table-cell>
          <table:table-cell office:value-type="float" office:value="0.902791" calcext:value-type="float">
            <text:p>0.902791</text:p>
          </table:table-cell>
        </table:table-row>
        <table:table-row table:style-name="ro1">
          <table:table-cell office:value-type="float" office:value="89308" calcext:value-type="float">
            <text:p>89308</text:p>
          </table:table-cell>
          <table:table-cell office:value-type="float" office:value="0.976185" calcext:value-type="float">
            <text:p>0.976185</text:p>
          </table:table-cell>
          <table:table-cell office:value-type="float" office:value="0.923857" calcext:value-type="float">
            <text:p>0.923857</text:p>
          </table:table-cell>
          <table:table-cell office:value-type="float" office:value="0.902782" calcext:value-type="float">
            <text:p>0.902782</text:p>
          </table:table-cell>
        </table:table-row>
        <table:table-row table:style-name="ro1">
          <table:table-cell office:value-type="float" office:value="89307" calcext:value-type="float">
            <text:p>89307</text:p>
          </table:table-cell>
          <table:table-cell office:value-type="float" office:value="0.976182" calcext:value-type="float">
            <text:p>0.976182</text:p>
          </table:table-cell>
          <table:table-cell office:value-type="float" office:value="0.923865" calcext:value-type="float">
            <text:p>0.923865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06" calcext:value-type="float">
            <text:p>89306</text:p>
          </table:table-cell>
          <table:table-cell office:value-type="float" office:value="0.976171" calcext:value-type="float">
            <text:p>0.976171</text:p>
          </table:table-cell>
          <table:table-cell office:value-type="float" office:value="0.923874" calcext:value-type="float">
            <text:p>0.923874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305" calcext:value-type="float">
            <text:p>89305</text:p>
          </table:table-cell>
          <table:table-cell office:value-type="float" office:value="0.976168" calcext:value-type="float">
            <text:p>0.976168</text:p>
          </table:table-cell>
          <table:table-cell office:value-type="float" office:value="0.923883" calcext:value-type="float">
            <text:p>0.923883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304" calcext:value-type="float">
            <text:p>89304</text:p>
          </table:table-cell>
          <table:table-cell office:value-type="float" office:value="0.976157" calcext:value-type="float">
            <text:p>0.976157</text:p>
          </table:table-cell>
          <table:table-cell office:value-type="float" office:value="0.923891" calcext:value-type="float">
            <text:p>0.923891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303" calcext:value-type="float">
            <text:p>89303</text:p>
          </table:table-cell>
          <table:table-cell office:value-type="float" office:value="0.976142" calcext:value-type="float">
            <text:p>0.976142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302" calcext:value-type="float">
            <text:p>89302</text:p>
          </table:table-cell>
          <table:table-cell office:value-type="float" office:value="0.976116" calcext:value-type="float">
            <text:p>0.976116</text:p>
          </table:table-cell>
          <table:table-cell office:value-type="float" office:value="0.923908" calcext:value-type="float">
            <text:p>0.923908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301" calcext:value-type="float">
            <text:p>89301</text:p>
          </table:table-cell>
          <table:table-cell office:value-type="float" office:value="0.976105" calcext:value-type="float">
            <text:p>0.976105</text:p>
          </table:table-cell>
          <table:table-cell office:value-type="float" office:value="0.923917" calcext:value-type="float">
            <text:p>0.923917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0.976091" calcext:value-type="float">
            <text:p>0.976091</text:p>
          </table:table-cell>
          <table:table-cell office:value-type="float" office:value="0.923926" calcext:value-type="float">
            <text:p>0.923926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99" calcext:value-type="float">
            <text:p>89299</text:p>
          </table:table-cell>
          <table:table-cell office:value-type="float" office:value="0.976088" calcext:value-type="float">
            <text:p>0.976088</text:p>
          </table:table-cell>
          <table:table-cell office:value-type="float" office:value="0.923934" calcext:value-type="float">
            <text:p>0.923934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298" calcext:value-type="float">
            <text:p>89298</text:p>
          </table:table-cell>
          <table:table-cell office:value-type="float" office:value="0.976082" calcext:value-type="float">
            <text:p>0.976082</text:p>
          </table:table-cell>
          <table:table-cell office:value-type="float" office:value="0.923943" calcext:value-type="float">
            <text:p>0.923943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297" calcext:value-type="float">
            <text:p>89297</text:p>
          </table:table-cell>
          <table:table-cell office:value-type="float" office:value="0.976068" calcext:value-type="float">
            <text:p>0.976068</text:p>
          </table:table-cell>
          <table:table-cell office:value-type="float" office:value="0.923951" calcext:value-type="float">
            <text:p>0.923951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296" calcext:value-type="float">
            <text:p>89296</text:p>
          </table:table-cell>
          <table:table-cell office:value-type="float" office:value="0.976065" calcext:value-type="float">
            <text:p>0.976065</text:p>
          </table:table-cell>
          <table:table-cell office:value-type="float" office:value="0.92396" calcext:value-type="float">
            <text:p>0.92396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295" calcext:value-type="float">
            <text:p>89295</text:p>
          </table:table-cell>
          <table:table-cell office:value-type="float" office:value="0.976045" calcext:value-type="float">
            <text:p>0.976045</text:p>
          </table:table-cell>
          <table:table-cell office:value-type="float" office:value="0.923969" calcext:value-type="float">
            <text:p>0.923969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94" calcext:value-type="float">
            <text:p>89294</text:p>
          </table:table-cell>
          <table:table-cell office:value-type="float" office:value="0.976039" calcext:value-type="float">
            <text:p>0.976039</text:p>
          </table:table-cell>
          <table:table-cell office:value-type="float" office:value="0.923977" calcext:value-type="float">
            <text:p>0.923977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293" calcext:value-type="float">
            <text:p>89293</text:p>
          </table:table-cell>
          <table:table-cell office:value-type="float" office:value="0.976036" calcext:value-type="float">
            <text:p>0.976036</text:p>
          </table:table-cell>
          <table:table-cell office:value-type="float" office:value="0.923986" calcext:value-type="float">
            <text:p>0.923986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292" calcext:value-type="float">
            <text:p>89292</text:p>
          </table:table-cell>
          <table:table-cell office:value-type="float" office:value="0.976025" calcext:value-type="float">
            <text:p>0.976025</text:p>
          </table:table-cell>
          <table:table-cell office:value-type="float" office:value="0.923994" calcext:value-type="float">
            <text:p>0.923994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291" calcext:value-type="float">
            <text:p>89291</text:p>
          </table:table-cell>
          <table:table-cell office:value-type="float" office:value="0.976016" calcext:value-type="float">
            <text:p>0.976016</text:p>
          </table:table-cell>
          <table:table-cell office:value-type="float" office:value="0.924003" calcext:value-type="float">
            <text:p>0.924003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290" calcext:value-type="float">
            <text:p>89290</text:p>
          </table:table-cell>
          <table:table-cell office:value-type="float" office:value="0.976013" calcext:value-type="float">
            <text:p>0.976013</text:p>
          </table:table-cell>
          <table:table-cell office:value-type="float" office:value="0.924012" calcext:value-type="float">
            <text:p>0.924012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289" calcext:value-type="float">
            <text:p>89289</text:p>
          </table:table-cell>
          <table:table-cell office:value-type="float" office:value="0.976004" calcext:value-type="float">
            <text:p>0.976004</text:p>
          </table:table-cell>
          <table:table-cell office:value-type="float" office:value="0.92402" calcext:value-type="float">
            <text:p>0.92402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288" calcext:value-type="float">
            <text:p>89288</text:p>
          </table:table-cell>
          <table:table-cell office:value-type="float" office:value="0.976002" calcext:value-type="float">
            <text:p>0.976002</text:p>
          </table:table-cell>
          <table:table-cell office:value-type="float" office:value="0.924029" calcext:value-type="float">
            <text:p>0.924029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287" calcext:value-type="float">
            <text:p>89287</text:p>
          </table:table-cell>
          <table:table-cell office:value-type="float" office:value="0.975999" calcext:value-type="float">
            <text:p>0.975999</text:p>
          </table:table-cell>
          <table:table-cell office:value-type="float" office:value="0.924037" calcext:value-type="float">
            <text:p>0.924037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286" calcext:value-type="float">
            <text:p>89286</text:p>
          </table:table-cell>
          <table:table-cell office:value-type="float" office:value="0.975979" calcext:value-type="float">
            <text:p>0.975979</text:p>
          </table:table-cell>
          <table:table-cell office:value-type="float" office:value="0.924046" calcext:value-type="float">
            <text:p>0.924046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285" calcext:value-type="float">
            <text:p>89285</text:p>
          </table:table-cell>
          <table:table-cell office:value-type="float" office:value="0.975976" calcext:value-type="float">
            <text:p>0.975976</text:p>
          </table:table-cell>
          <table:table-cell office:value-type="float" office:value="0.924055" calcext:value-type="float">
            <text:p>0.924055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84" calcext:value-type="float">
            <text:p>89284</text:p>
          </table:table-cell>
          <table:table-cell office:value-type="float" office:value="0.975964" calcext:value-type="float">
            <text:p>0.975964</text:p>
          </table:table-cell>
          <table:table-cell office:value-type="float" office:value="0.924063" calcext:value-type="float">
            <text:p>0.924063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83" calcext:value-type="float">
            <text:p>89283</text:p>
          </table:table-cell>
          <table:table-cell office:value-type="float" office:value="0.975956" calcext:value-type="float">
            <text:p>0.975956</text:p>
          </table:table-cell>
          <table:table-cell office:value-type="float" office:value="0.924072" calcext:value-type="float">
            <text:p>0.924072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282" calcext:value-type="float">
            <text:p>89282</text:p>
          </table:table-cell>
          <table:table-cell office:value-type="float" office:value="0.975941" calcext:value-type="float">
            <text:p>0.975941</text:p>
          </table:table-cell>
          <table:table-cell office:value-type="float" office:value="0.92408" calcext:value-type="float">
            <text:p>0.92408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281" calcext:value-type="float">
            <text:p>89281</text:p>
          </table:table-cell>
          <table:table-cell office:value-type="float" office:value="0.975933" calcext:value-type="float">
            <text:p>0.975933</text:p>
          </table:table-cell>
          <table:table-cell office:value-type="float" office:value="0.924089" calcext:value-type="float">
            <text:p>0.924089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280" calcext:value-type="float">
            <text:p>89280</text:p>
          </table:table-cell>
          <table:table-cell office:value-type="float" office:value="0.97593" calcext:value-type="float">
            <text:p>0.97593</text:p>
          </table:table-cell>
          <table:table-cell office:value-type="float" office:value="0.924098" calcext:value-type="float">
            <text:p>0.924098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279" calcext:value-type="float">
            <text:p>89279</text:p>
          </table:table-cell>
          <table:table-cell office:value-type="float" office:value="0.975918" calcext:value-type="float">
            <text:p>0.975918</text:p>
          </table:table-cell>
          <table:table-cell office:value-type="float" office:value="0.924106" calcext:value-type="float">
            <text:p>0.924106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278" calcext:value-type="float">
            <text:p>89278</text:p>
          </table:table-cell>
          <table:table-cell office:value-type="float" office:value="0.975887" calcext:value-type="float">
            <text:p>0.975887</text:p>
          </table:table-cell>
          <table:table-cell office:value-type="float" office:value="0.924115" calcext:value-type="float">
            <text:p>0.924115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277" calcext:value-type="float">
            <text:p>89277</text:p>
          </table:table-cell>
          <table:table-cell office:value-type="float" office:value="0.975881" calcext:value-type="float">
            <text:p>0.975881</text:p>
          </table:table-cell>
          <table:table-cell office:value-type="float" office:value="0.924124" calcext:value-type="float">
            <text:p>0.924124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276" calcext:value-type="float">
            <text:p>89276</text:p>
          </table:table-cell>
          <table:table-cell office:value-type="float" office:value="0.975861" calcext:value-type="float">
            <text:p>0.975861</text:p>
          </table:table-cell>
          <table:table-cell office:value-type="float" office:value="0.924132" calcext:value-type="float">
            <text:p>0.924132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275" calcext:value-type="float">
            <text:p>89275</text:p>
          </table:table-cell>
          <table:table-cell office:value-type="float" office:value="0.975824" calcext:value-type="float">
            <text:p>0.975824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902799" calcext:value-type="float">
            <text:p>0.902799</text:p>
          </table:table-cell>
        </table:table-row>
        <table:table-row table:style-name="ro1">
          <table:table-cell office:value-type="float" office:value="89274" calcext:value-type="float">
            <text:p>89274</text:p>
          </table:table-cell>
          <table:table-cell office:value-type="float" office:value="0.975821" calcext:value-type="float">
            <text:p>0.975821</text:p>
          </table:table-cell>
          <table:table-cell office:value-type="float" office:value="0.924149" calcext:value-type="float">
            <text:p>0.924149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273" calcext:value-type="float">
            <text:p>89273</text:p>
          </table:table-cell>
          <table:table-cell office:value-type="float" office:value="0.975818" calcext:value-type="float">
            <text:p>0.975818</text:p>
          </table:table-cell>
          <table:table-cell office:value-type="float" office:value="0.924158" calcext:value-type="float">
            <text:p>0.924158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272" calcext:value-type="float">
            <text:p>89272</text:p>
          </table:table-cell>
          <table:table-cell office:value-type="float" office:value="0.975815" calcext:value-type="float">
            <text:p>0.975815</text:p>
          </table:table-cell>
          <table:table-cell office:value-type="float" office:value="0.924167" calcext:value-type="float">
            <text:p>0.924167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271" calcext:value-type="float">
            <text:p>89271</text:p>
          </table:table-cell>
          <table:table-cell office:value-type="float" office:value="0.975804" calcext:value-type="float">
            <text:p>0.975804</text:p>
          </table:table-cell>
          <table:table-cell office:value-type="float" office:value="0.924175" calcext:value-type="float">
            <text:p>0.924175</text:p>
          </table:table-cell>
          <table:table-cell office:value-type="float" office:value="0.902808" calcext:value-type="float">
            <text:p>0.902808</text:p>
          </table:table-cell>
        </table:table-row>
        <table:table-row table:style-name="ro1">
          <table:table-cell office:value-type="float" office:value="89270" calcext:value-type="float">
            <text:p>89270</text:p>
          </table:table-cell>
          <table:table-cell office:value-type="float" office:value="0.975801" calcext:value-type="float">
            <text:p>0.975801</text:p>
          </table:table-cell>
          <table:table-cell office:value-type="float" office:value="0.924184" calcext:value-type="float">
            <text:p>0.924184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269" calcext:value-type="float">
            <text:p>89269</text:p>
          </table:table-cell>
          <table:table-cell office:value-type="float" office:value="0.975798" calcext:value-type="float">
            <text:p>0.975798</text:p>
          </table:table-cell>
          <table:table-cell office:value-type="float" office:value="0.924192" calcext:value-type="float">
            <text:p>0.924192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268" calcext:value-type="float">
            <text:p>89268</text:p>
          </table:table-cell>
          <table:table-cell office:value-type="float" office:value="0.975795" calcext:value-type="float">
            <text:p>0.975795</text:p>
          </table:table-cell>
          <table:table-cell office:value-type="float" office:value="0.924201" calcext:value-type="float">
            <text:p>0.924201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267" calcext:value-type="float">
            <text:p>89267</text:p>
          </table:table-cell>
          <table:table-cell office:value-type="float" office:value="0.975789" calcext:value-type="float">
            <text:p>0.975789</text:p>
          </table:table-cell>
          <table:table-cell office:value-type="float" office:value="0.92421" calcext:value-type="float">
            <text:p>0.92421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266" calcext:value-type="float">
            <text:p>89266</text:p>
          </table:table-cell>
          <table:table-cell office:value-type="float" office:value="0.975784" calcext:value-type="float">
            <text:p>0.975784</text:p>
          </table:table-cell>
          <table:table-cell office:value-type="float" office:value="0.924218" calcext:value-type="float">
            <text:p>0.924218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265" calcext:value-type="float">
            <text:p>89265</text:p>
          </table:table-cell>
          <table:table-cell office:value-type="float" office:value="0.975769" calcext:value-type="float">
            <text:p>0.975769</text:p>
          </table:table-cell>
          <table:table-cell office:value-type="float" office:value="0.924227" calcext:value-type="float">
            <text:p>0.924227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64" calcext:value-type="float">
            <text:p>89264</text:p>
          </table:table-cell>
          <table:table-cell office:value-type="float" office:value="0.975766" calcext:value-type="float">
            <text:p>0.975766</text:p>
          </table:table-cell>
          <table:table-cell office:value-type="float" office:value="0.924235" calcext:value-type="float">
            <text:p>0.924235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263" calcext:value-type="float">
            <text:p>89263</text:p>
          </table:table-cell>
          <table:table-cell office:value-type="float" office:value="0.975764" calcext:value-type="float">
            <text:p>0.975764</text:p>
          </table:table-cell>
          <table:table-cell office:value-type="float" office:value="0.924244" calcext:value-type="float">
            <text:p>0.924244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62" calcext:value-type="float">
            <text:p>89262</text:p>
          </table:table-cell>
          <table:table-cell office:value-type="float" office:value="0.975755" calcext:value-type="float">
            <text:p>0.975755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61" calcext:value-type="float">
            <text:p>89261</text:p>
          </table:table-cell>
          <table:table-cell office:value-type="float" office:value="0.975752" calcext:value-type="float">
            <text:p>0.975752</text:p>
          </table:table-cell>
          <table:table-cell office:value-type="float" office:value="0.924261" calcext:value-type="float">
            <text:p>0.924261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60" calcext:value-type="float">
            <text:p>89260</text:p>
          </table:table-cell>
          <table:table-cell office:value-type="float" office:value="0.975735" calcext:value-type="float">
            <text:p>0.975735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259" calcext:value-type="float">
            <text:p>89259</text:p>
          </table:table-cell>
          <table:table-cell office:value-type="float" office:value="0.975726" calcext:value-type="float">
            <text:p>0.975726</text:p>
          </table:table-cell>
          <table:table-cell office:value-type="float" office:value="0.924278" calcext:value-type="float">
            <text:p>0.924278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258" calcext:value-type="float">
            <text:p>89258</text:p>
          </table:table-cell>
          <table:table-cell office:value-type="float" office:value="0.975718" calcext:value-type="float">
            <text:p>0.975718</text:p>
          </table:table-cell>
          <table:table-cell office:value-type="float" office:value="0.924287" calcext:value-type="float">
            <text:p>0.924287</text:p>
          </table:table-cell>
          <table:table-cell office:value-type="float" office:value="0.902834" calcext:value-type="float">
            <text:p>0.902834</text:p>
          </table:table-cell>
        </table:table-row>
        <table:table-row table:style-name="ro1">
          <table:table-cell office:value-type="float" office:value="89257" calcext:value-type="float">
            <text:p>89257</text:p>
          </table:table-cell>
          <table:table-cell office:value-type="float" office:value="0.975703" calcext:value-type="float">
            <text:p>0.975703</text:p>
          </table:table-cell>
          <table:table-cell office:value-type="float" office:value="0.924296" calcext:value-type="float">
            <text:p>0.924296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256" calcext:value-type="float">
            <text:p>89256</text:p>
          </table:table-cell>
          <table:table-cell office:value-type="float" office:value="0.975683" calcext:value-type="float">
            <text:p>0.975683</text:p>
          </table:table-cell>
          <table:table-cell office:value-type="float" office:value="0.924304" calcext:value-type="float">
            <text:p>0.924304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255" calcext:value-type="float">
            <text:p>89255</text:p>
          </table:table-cell>
          <table:table-cell office:value-type="float" office:value="0.975677" calcext:value-type="float">
            <text:p>0.975677</text:p>
          </table:table-cell>
          <table:table-cell office:value-type="float" office:value="0.924313" calcext:value-type="float">
            <text:p>0.924313</text:p>
          </table:table-cell>
          <table:table-cell office:value-type="float" office:value="0.902842" calcext:value-type="float">
            <text:p>0.902842</text:p>
          </table:table-cell>
        </table:table-row>
        <table:table-row table:style-name="ro1">
          <table:table-cell office:value-type="float" office:value="89254" calcext:value-type="float">
            <text:p>89254</text:p>
          </table:table-cell>
          <table:table-cell office:value-type="float" office:value="0.97566" calcext:value-type="float">
            <text:p>0.97566</text:p>
          </table:table-cell>
          <table:table-cell office:value-type="float" office:value="0.924321" calcext:value-type="float">
            <text:p>0.924321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253" calcext:value-type="float">
            <text:p>89253</text:p>
          </table:table-cell>
          <table:table-cell office:value-type="float" office:value="0.975657" calcext:value-type="float">
            <text:p>0.975657</text:p>
          </table:table-cell>
          <table:table-cell office:value-type="float" office:value="0.92433" calcext:value-type="float">
            <text:p>0.92433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252" calcext:value-type="float">
            <text:p>89252</text:p>
          </table:table-cell>
          <table:table-cell office:value-type="float" office:value="0.975655" calcext:value-type="float">
            <text:p>0.975655</text:p>
          </table:table-cell>
          <table:table-cell office:value-type="float" office:value="0.924339" calcext:value-type="float">
            <text:p>0.924339</text:p>
          </table:table-cell>
          <table:table-cell office:value-type="float" office:value="0.902825" calcext:value-type="float">
            <text:p>0.902825</text:p>
          </table:table-cell>
        </table:table-row>
        <table:table-row table:style-name="ro1">
          <table:table-cell office:value-type="float" office:value="89251" calcext:value-type="float">
            <text:p>89251</text:p>
          </table:table-cell>
          <table:table-cell office:value-type="float" office:value="0.975652" calcext:value-type="float">
            <text:p>0.975652</text:p>
          </table:table-cell>
          <table:table-cell office:value-type="float" office:value="0.924347" calcext:value-type="float">
            <text:p>0.924347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250" calcext:value-type="float">
            <text:p>89250</text:p>
          </table:table-cell>
          <table:table-cell office:value-type="float" office:value="0.975649" calcext:value-type="float">
            <text:p>0.975649</text:p>
          </table:table-cell>
          <table:table-cell office:value-type="float" office:value="0.924356" calcext:value-type="float">
            <text:p>0.924356</text:p>
          </table:table-cell>
          <table:table-cell office:value-type="float" office:value="0.902817" calcext:value-type="float">
            <text:p>0.902817</text:p>
          </table:table-cell>
        </table:table-row>
        <table:table-row table:style-name="ro1">
          <table:table-cell office:value-type="float" office:value="89249" calcext:value-type="float">
            <text:p>89249</text:p>
          </table:table-cell>
          <table:table-cell office:value-type="float" office:value="0.975637" calcext:value-type="float">
            <text:p>0.975637</text:p>
          </table:table-cell>
          <table:table-cell office:value-type="float" office:value="0.924364" calcext:value-type="float">
            <text:p>0.924364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48" calcext:value-type="float">
            <text:p>89248</text:p>
          </table:table-cell>
          <table:table-cell office:value-type="float" office:value="0.975634" calcext:value-type="float">
            <text:p>0.975634</text:p>
          </table:table-cell>
          <table:table-cell office:value-type="float" office:value="0.924373" calcext:value-type="float">
            <text:p>0.924373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47" calcext:value-type="float">
            <text:p>89247</text:p>
          </table:table-cell>
          <table:table-cell office:value-type="float" office:value="0.975629" calcext:value-type="float">
            <text:p>0.975629</text:p>
          </table:table-cell>
          <table:table-cell office:value-type="float" office:value="0.924382" calcext:value-type="float">
            <text:p>0.924382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46" calcext:value-type="float">
            <text:p>89246</text:p>
          </table:table-cell>
          <table:table-cell office:value-type="float" office:value="0.975626" calcext:value-type="float">
            <text:p>0.975626</text:p>
          </table:table-cell>
          <table:table-cell office:value-type="float" office:value="0.92439" calcext:value-type="float">
            <text:p>0.92439</text:p>
          </table:table-cell>
          <table:table-cell office:value-type="float" office:value="0.902851" calcext:value-type="float">
            <text:p>0.902851</text:p>
          </table:table-cell>
        </table:table-row>
        <table:table-row table:style-name="ro1">
          <table:table-cell office:value-type="float" office:value="89245" calcext:value-type="float">
            <text:p>89245</text:p>
          </table:table-cell>
          <table:table-cell office:value-type="float" office:value="0.975612" calcext:value-type="float">
            <text:p>0.975612</text:p>
          </table:table-cell>
          <table:table-cell office:value-type="float" office:value="0.924399" calcext:value-type="float">
            <text:p>0.924399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244" calcext:value-type="float">
            <text:p>89244</text:p>
          </table:table-cell>
          <table:table-cell office:value-type="float" office:value="0.975603" calcext:value-type="float">
            <text:p>0.975603</text:p>
          </table:table-cell>
          <table:table-cell office:value-type="float" office:value="0.924407" calcext:value-type="float">
            <text:p>0.924407</text:p>
          </table:table-cell>
          <table:table-cell office:value-type="float" office:value="0.90286" calcext:value-type="float">
            <text:p>0.90286</text:p>
          </table:table-cell>
        </table:table-row>
        <table:table-row table:style-name="ro1">
          <table:table-cell office:value-type="float" office:value="89243" calcext:value-type="float">
            <text:p>89243</text:p>
          </table:table-cell>
          <table:table-cell office:value-type="float" office:value="0.975594" calcext:value-type="float">
            <text:p>0.975594</text:p>
          </table:table-cell>
          <table:table-cell office:value-type="float" office:value="0.924416" calcext:value-type="float">
            <text:p>0.924416</text:p>
          </table:table-cell>
          <table:table-cell office:value-type="float" office:value="0.902868" calcext:value-type="float">
            <text:p>0.902868</text:p>
          </table:table-cell>
        </table:table-row>
        <table:table-row table:style-name="ro1">
          <table:table-cell office:value-type="float" office:value="89242" calcext:value-type="float">
            <text:p>89242</text:p>
          </table:table-cell>
          <table:table-cell office:value-type="float" office:value="0.975568" calcext:value-type="float">
            <text:p>0.975568</text:p>
          </table:table-cell>
          <table:table-cell office:value-type="float" office:value="0.924425" calcext:value-type="float">
            <text:p>0.924425</text:p>
          </table:table-cell>
          <table:table-cell office:value-type="float" office:value="0.902877" calcext:value-type="float">
            <text:p>0.902877</text:p>
          </table:table-cell>
        </table:table-row>
        <table:table-row table:style-name="ro1">
          <table:table-cell office:value-type="float" office:value="89241" calcext:value-type="float">
            <text:p>89241</text:p>
          </table:table-cell>
          <table:table-cell office:value-type="float" office:value="0.975566" calcext:value-type="float">
            <text:p>0.975566</text:p>
          </table:table-cell>
          <table:table-cell office:value-type="float" office:value="0.924433" calcext:value-type="float">
            <text:p>0.924433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240" calcext:value-type="float">
            <text:p>89240</text:p>
          </table:table-cell>
          <table:table-cell office:value-type="float" office:value="0.975563" calcext:value-type="float">
            <text:p>0.975563</text:p>
          </table:table-cell>
          <table:table-cell office:value-type="float" office:value="0.924442" calcext:value-type="float">
            <text:p>0.924442</text:p>
          </table:table-cell>
          <table:table-cell office:value-type="float" office:value="0.902885" calcext:value-type="float">
            <text:p>0.902885</text:p>
          </table:table-cell>
        </table:table-row>
        <table:table-row table:style-name="ro1">
          <table:table-cell office:value-type="float" office:value="89239" calcext:value-type="float">
            <text:p>89239</text:p>
          </table:table-cell>
          <table:table-cell office:value-type="float" office:value="0.975548" calcext:value-type="float">
            <text:p>0.975548</text:p>
          </table:table-cell>
          <table:table-cell office:value-type="float" office:value="0.924451" calcext:value-type="float">
            <text:p>0.924451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238" calcext:value-type="float">
            <text:p>89238</text:p>
          </table:table-cell>
          <table:table-cell office:value-type="float" office:value="0.975546" calcext:value-type="float">
            <text:p>0.975546</text:p>
          </table:table-cell>
          <table:table-cell office:value-type="float" office:value="0.924459" calcext:value-type="float">
            <text:p>0.924459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237" calcext:value-type="float">
            <text:p>89237</text:p>
          </table:table-cell>
          <table:table-cell office:value-type="float" office:value="0.975543" calcext:value-type="float">
            <text:p>0.975543</text:p>
          </table:table-cell>
          <table:table-cell office:value-type="float" office:value="0.924468" calcext:value-type="float">
            <text:p>0.924468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236" calcext:value-type="float">
            <text:p>89236</text:p>
          </table:table-cell>
          <table:table-cell office:value-type="float" office:value="0.975537" calcext:value-type="float">
            <text:p>0.975537</text:p>
          </table:table-cell>
          <table:table-cell office:value-type="float" office:value="0.924476" calcext:value-type="float">
            <text:p>0.924476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235" calcext:value-type="float">
            <text:p>89235</text:p>
          </table:table-cell>
          <table:table-cell office:value-type="float" office:value="0.975494" calcext:value-type="float">
            <text:p>0.975494</text:p>
          </table:table-cell>
          <table:table-cell office:value-type="float" office:value="0.924485" calcext:value-type="float">
            <text:p>0.924485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234" calcext:value-type="float">
            <text:p>89234</text:p>
          </table:table-cell>
          <table:table-cell office:value-type="float" office:value="0.97548" calcext:value-type="float">
            <text:p>0.97548</text:p>
          </table:table-cell>
          <table:table-cell office:value-type="float" office:value="0.924494" calcext:value-type="float">
            <text:p>0.924494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233" calcext:value-type="float">
            <text:p>89233</text:p>
          </table:table-cell>
          <table:table-cell office:value-type="float" office:value="0.975459" calcext:value-type="float">
            <text:p>0.975459</text:p>
          </table:table-cell>
          <table:table-cell office:value-type="float" office:value="0.924502" calcext:value-type="float">
            <text:p>0.924502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232" calcext:value-type="float">
            <text:p>89232</text:p>
          </table:table-cell>
          <table:table-cell office:value-type="float" office:value="0.975451" calcext:value-type="float">
            <text:p>0.975451</text:p>
          </table:table-cell>
          <table:table-cell office:value-type="float" office:value="0.924511" calcext:value-type="float">
            <text:p>0.924511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231" calcext:value-type="float">
            <text:p>89231</text:p>
          </table:table-cell>
          <table:table-cell office:value-type="float" office:value="0.975445" calcext:value-type="float">
            <text:p>0.975445</text:p>
          </table:table-cell>
          <table:table-cell office:value-type="float" office:value="0.924519" calcext:value-type="float">
            <text:p>0.924519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230" calcext:value-type="float">
            <text:p>89230</text:p>
          </table:table-cell>
          <table:table-cell office:value-type="float" office:value="0.975442" calcext:value-type="float">
            <text:p>0.975442</text:p>
          </table:table-cell>
          <table:table-cell office:value-type="float" office:value="0.924528" calcext:value-type="float">
            <text:p>0.924528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229" calcext:value-type="float">
            <text:p>89229</text:p>
          </table:table-cell>
          <table:table-cell office:value-type="float" office:value="0.975439" calcext:value-type="float">
            <text:p>0.975439</text:p>
          </table:table-cell>
          <table:table-cell office:value-type="float" office:value="0.924537" calcext:value-type="float">
            <text:p>0.924537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228" calcext:value-type="float">
            <text:p>89228</text:p>
          </table:table-cell>
          <table:table-cell office:value-type="float" office:value="0.975411" calcext:value-type="float">
            <text:p>0.975411</text:p>
          </table:table-cell>
          <table:table-cell office:value-type="float" office:value="0.924545" calcext:value-type="float">
            <text:p>0.924545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227" calcext:value-type="float">
            <text:p>89227</text:p>
          </table:table-cell>
          <table:table-cell office:value-type="float" office:value="0.975408" calcext:value-type="float">
            <text:p>0.975408</text:p>
          </table:table-cell>
          <table:table-cell office:value-type="float" office:value="0.924554" calcext:value-type="float">
            <text:p>0.924554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226" calcext:value-type="float">
            <text:p>89226</text:p>
          </table:table-cell>
          <table:table-cell office:value-type="float" office:value="0.975396" calcext:value-type="float">
            <text:p>0.975396</text:p>
          </table:table-cell>
          <table:table-cell office:value-type="float" office:value="0.924562" calcext:value-type="float">
            <text:p>0.924562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225" calcext:value-type="float">
            <text:p>89225</text:p>
          </table:table-cell>
          <table:table-cell office:value-type="float" office:value="0.975391" calcext:value-type="float">
            <text:p>0.975391</text:p>
          </table:table-cell>
          <table:table-cell office:value-type="float" office:value="0.924571" calcext:value-type="float">
            <text:p>0.924571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224" calcext:value-type="float">
            <text:p>89224</text:p>
          </table:table-cell>
          <table:table-cell office:value-type="float" office:value="0.975382" calcext:value-type="float">
            <text:p>0.975382</text:p>
          </table:table-cell>
          <table:table-cell office:value-type="float" office:value="0.92458" calcext:value-type="float">
            <text:p>0.92458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223" calcext:value-type="float">
            <text:p>89223</text:p>
          </table:table-cell>
          <table:table-cell office:value-type="float" office:value="0.975373" calcext:value-type="float">
            <text:p>0.975373</text:p>
          </table:table-cell>
          <table:table-cell office:value-type="float" office:value="0.924588" calcext:value-type="float">
            <text:p>0.924588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222" calcext:value-type="float">
            <text:p>89222</text:p>
          </table:table-cell>
          <table:table-cell office:value-type="float" office:value="0.975362" calcext:value-type="float">
            <text:p>0.975362</text:p>
          </table:table-cell>
          <table:table-cell office:value-type="float" office:value="0.924597" calcext:value-type="float">
            <text:p>0.924597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221" calcext:value-type="float">
            <text:p>89221</text:p>
          </table:table-cell>
          <table:table-cell office:value-type="float" office:value="0.975356" calcext:value-type="float">
            <text:p>0.975356</text:p>
          </table:table-cell>
          <table:table-cell office:value-type="float" office:value="0.924605" calcext:value-type="float">
            <text:p>0.924605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220" calcext:value-type="float">
            <text:p>89220</text:p>
          </table:table-cell>
          <table:table-cell office:value-type="float" office:value="0.975353" calcext:value-type="float">
            <text:p>0.975353</text:p>
          </table:table-cell>
          <table:table-cell office:value-type="float" office:value="0.924614" calcext:value-type="float">
            <text:p>0.924614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219" calcext:value-type="float">
            <text:p>89219</text:p>
          </table:table-cell>
          <table:table-cell office:value-type="float" office:value="0.975339" calcext:value-type="float">
            <text:p>0.975339</text:p>
          </table:table-cell>
          <table:table-cell office:value-type="float" office:value="0.924623" calcext:value-type="float">
            <text:p>0.924623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218" calcext:value-type="float">
            <text:p>89218</text:p>
          </table:table-cell>
          <table:table-cell office:value-type="float" office:value="0.975325" calcext:value-type="float">
            <text:p>0.975325</text:p>
          </table:table-cell>
          <table:table-cell office:value-type="float" office:value="0.924631" calcext:value-type="float">
            <text:p>0.924631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217" calcext:value-type="float">
            <text:p>89217</text:p>
          </table:table-cell>
          <table:table-cell office:value-type="float" office:value="0.975313" calcext:value-type="float">
            <text:p>0.975313</text:p>
          </table:table-cell>
          <table:table-cell office:value-type="float" office:value="0.92464" calcext:value-type="float">
            <text:p>0.92464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216" calcext:value-type="float">
            <text:p>89216</text:p>
          </table:table-cell>
          <table:table-cell office:value-type="float" office:value="0.975305" calcext:value-type="float">
            <text:p>0.975305</text:p>
          </table:table-cell>
          <table:table-cell office:value-type="float" office:value="0.924648" calcext:value-type="float">
            <text:p>0.924648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215" calcext:value-type="float">
            <text:p>89215</text:p>
          </table:table-cell>
          <table:table-cell office:value-type="float" office:value="0.975293" calcext:value-type="float">
            <text:p>0.975293</text:p>
          </table:table-cell>
          <table:table-cell office:value-type="float" office:value="0.924657" calcext:value-type="float">
            <text:p>0.924657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214" calcext:value-type="float">
            <text:p>89214</text:p>
          </table:table-cell>
          <table:table-cell office:value-type="float" office:value="0.97529" calcext:value-type="float">
            <text:p>0.97529</text:p>
          </table:table-cell>
          <table:table-cell office:value-type="float" office:value="0.924666" calcext:value-type="float">
            <text:p>0.924666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213" calcext:value-type="float">
            <text:p>89213</text:p>
          </table:table-cell>
          <table:table-cell office:value-type="float" office:value="0.975262" calcext:value-type="float">
            <text:p>0.975262</text:p>
          </table:table-cell>
          <table:table-cell office:value-type="float" office:value="0.924674" calcext:value-type="float">
            <text:p>0.924674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212" calcext:value-type="float">
            <text:p>89212</text:p>
          </table:table-cell>
          <table:table-cell office:value-type="float" office:value="0.975253" calcext:value-type="float">
            <text:p>0.975253</text:p>
          </table:table-cell>
          <table:table-cell office:value-type="float" office:value="0.924683" calcext:value-type="float">
            <text:p>0.924683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211" calcext:value-type="float">
            <text:p>89211</text:p>
          </table:table-cell>
          <table:table-cell office:value-type="float" office:value="0.975241" calcext:value-type="float">
            <text:p>0.975241</text:p>
          </table:table-cell>
          <table:table-cell office:value-type="float" office:value="0.924691" calcext:value-type="float">
            <text:p>0.924691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210" calcext:value-type="float">
            <text:p>89210</text:p>
          </table:table-cell>
          <table:table-cell office:value-type="float" office:value="0.975239" calcext:value-type="float">
            <text:p>0.975239</text:p>
          </table:table-cell>
          <table:table-cell office:value-type="float" office:value="0.9247" calcext:value-type="float">
            <text:p>0.9247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209" calcext:value-type="float">
            <text:p>89209</text:p>
          </table:table-cell>
          <table:table-cell office:value-type="float" office:value="0.97521" calcext:value-type="float">
            <text:p>0.97521</text:p>
          </table:table-cell>
          <table:table-cell office:value-type="float" office:value="0.924709" calcext:value-type="float">
            <text:p>0.924709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208" calcext:value-type="float">
            <text:p>89208</text:p>
          </table:table-cell>
          <table:table-cell office:value-type="float" office:value="0.975207" calcext:value-type="float">
            <text:p>0.975207</text:p>
          </table:table-cell>
          <table:table-cell office:value-type="float" office:value="0.924717" calcext:value-type="float">
            <text:p>0.924717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207" calcext:value-type="float">
            <text:p>89207</text:p>
          </table:table-cell>
          <table:table-cell office:value-type="float" office:value="0.975178" calcext:value-type="float">
            <text:p>0.975178</text:p>
          </table:table-cell>
          <table:table-cell office:value-type="float" office:value="0.924726" calcext:value-type="float">
            <text:p>0.924726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206" calcext:value-type="float">
            <text:p>89206</text:p>
          </table:table-cell>
          <table:table-cell office:value-type="float" office:value="0.975158" calcext:value-type="float">
            <text:p>0.975158</text:p>
          </table:table-cell>
          <table:table-cell office:value-type="float" office:value="0.924735" calcext:value-type="float">
            <text:p>0.924735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205" calcext:value-type="float">
            <text:p>89205</text:p>
          </table:table-cell>
          <table:table-cell office:value-type="float" office:value="0.975155" calcext:value-type="float">
            <text:p>0.975155</text:p>
          </table:table-cell>
          <table:table-cell office:value-type="float" office:value="0.924743" calcext:value-type="float">
            <text:p>0.924743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204" calcext:value-type="float">
            <text:p>89204</text:p>
          </table:table-cell>
          <table:table-cell office:value-type="float" office:value="0.975153" calcext:value-type="float">
            <text:p>0.975153</text:p>
          </table:table-cell>
          <table:table-cell office:value-type="float" office:value="0.924752" calcext:value-type="float">
            <text:p>0.924752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203" calcext:value-type="float">
            <text:p>89203</text:p>
          </table:table-cell>
          <table:table-cell office:value-type="float" office:value="0.97515" calcext:value-type="float">
            <text:p>0.97515</text:p>
          </table:table-cell>
          <table:table-cell office:value-type="float" office:value="0.92476" calcext:value-type="float">
            <text:p>0.92476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202" calcext:value-type="float">
            <text:p>89202</text:p>
          </table:table-cell>
          <table:table-cell office:value-type="float" office:value="0.975144" calcext:value-type="float">
            <text:p>0.975144</text:p>
          </table:table-cell>
          <table:table-cell office:value-type="float" office:value="0.924769" calcext:value-type="float">
            <text:p>0.924769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201" calcext:value-type="float">
            <text:p>89201</text:p>
          </table:table-cell>
          <table:table-cell office:value-type="float" office:value="0.975141" calcext:value-type="float">
            <text:p>0.975141</text:p>
          </table:table-cell>
          <table:table-cell office:value-type="float" office:value="0.924778" calcext:value-type="float">
            <text:p>0.924778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0.97513" calcext:value-type="float">
            <text:p>0.97513</text:p>
          </table:table-cell>
          <table:table-cell office:value-type="float" office:value="0.924786" calcext:value-type="float">
            <text:p>0.924786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89199" calcext:value-type="float">
            <text:p>89199</text:p>
          </table:table-cell>
          <table:table-cell office:value-type="float" office:value="0.975127" calcext:value-type="float">
            <text:p>0.975127</text:p>
          </table:table-cell>
          <table:table-cell office:value-type="float" office:value="0.924795" calcext:value-type="float">
            <text:p>0.924795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89198" calcext:value-type="float">
            <text:p>89198</text:p>
          </table:table-cell>
          <table:table-cell office:value-type="float" office:value="0.97511" calcext:value-type="float">
            <text:p>0.97511</text:p>
          </table:table-cell>
          <table:table-cell office:value-type="float" office:value="0.924803" calcext:value-type="float">
            <text:p>0.924803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197" calcext:value-type="float">
            <text:p>89197</text:p>
          </table:table-cell>
          <table:table-cell office:value-type="float" office:value="0.975107" calcext:value-type="float">
            <text:p>0.975107</text:p>
          </table:table-cell>
          <table:table-cell office:value-type="float" office:value="0.924812" calcext:value-type="float">
            <text:p>0.924812</text:p>
          </table:table-cell>
          <table:table-cell office:value-type="float" office:value="0.903049" calcext:value-type="float">
            <text:p>0.903049</text:p>
          </table:table-cell>
        </table:table-row>
        <table:table-row table:style-name="ro1">
          <table:table-cell office:value-type="float" office:value="89196" calcext:value-type="float">
            <text:p>89196</text:p>
          </table:table-cell>
          <table:table-cell office:value-type="float" office:value="0.975092" calcext:value-type="float">
            <text:p>0.975092</text:p>
          </table:table-cell>
          <table:table-cell office:value-type="float" office:value="0.924821" calcext:value-type="float">
            <text:p>0.924821</text:p>
          </table:table-cell>
          <table:table-cell office:value-type="float" office:value="0.903066" calcext:value-type="float">
            <text:p>0.903066</text:p>
          </table:table-cell>
        </table:table-row>
        <table:table-row table:style-name="ro1">
          <table:table-cell office:value-type="float" office:value="89195" calcext:value-type="float">
            <text:p>89195</text:p>
          </table:table-cell>
          <table:table-cell office:value-type="float" office:value="0.975081" calcext:value-type="float">
            <text:p>0.975081</text:p>
          </table:table-cell>
          <table:table-cell office:value-type="float" office:value="0.924829" calcext:value-type="float">
            <text:p>0.924829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194" calcext:value-type="float">
            <text:p>89194</text:p>
          </table:table-cell>
          <table:table-cell office:value-type="float" office:value="0.975064" calcext:value-type="float">
            <text:p>0.975064</text:p>
          </table:table-cell>
          <table:table-cell office:value-type="float" office:value="0.924838" calcext:value-type="float">
            <text:p>0.924838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193" calcext:value-type="float">
            <text:p>89193</text:p>
          </table:table-cell>
          <table:table-cell office:value-type="float" office:value="0.975021" calcext:value-type="float">
            <text:p>0.975021</text:p>
          </table:table-cell>
          <table:table-cell office:value-type="float" office:value="0.924846" calcext:value-type="float">
            <text:p>0.924846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89192" calcext:value-type="float">
            <text:p>89192</text:p>
          </table:table-cell>
          <table:table-cell office:value-type="float" office:value="0.975018" calcext:value-type="float">
            <text:p>0.975018</text:p>
          </table:table-cell>
          <table:table-cell office:value-type="float" office:value="0.924855" calcext:value-type="float">
            <text:p>0.924855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89191" calcext:value-type="float">
            <text:p>89191</text:p>
          </table:table-cell>
          <table:table-cell office:value-type="float" office:value="0.975015" calcext:value-type="float">
            <text:p>0.975015</text:p>
          </table:table-cell>
          <table:table-cell office:value-type="float" office:value="0.924864" calcext:value-type="float">
            <text:p>0.924864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89190" calcext:value-type="float">
            <text:p>89190</text:p>
          </table:table-cell>
          <table:table-cell office:value-type="float" office:value="0.975009" calcext:value-type="float">
            <text:p>0.975009</text:p>
          </table:table-cell>
          <table:table-cell office:value-type="float" office:value="0.924872" calcext:value-type="float">
            <text:p>0.924872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189" calcext:value-type="float">
            <text:p>89189</text:p>
          </table:table-cell>
          <table:table-cell office:value-type="float" office:value="0.975001" calcext:value-type="float">
            <text:p>0.975001</text:p>
          </table:table-cell>
          <table:table-cell office:value-type="float" office:value="0.924881" calcext:value-type="float">
            <text:p>0.924881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89188" calcext:value-type="float">
            <text:p>89188</text:p>
          </table:table-cell>
          <table:table-cell office:value-type="float" office:value="0.974972" calcext:value-type="float">
            <text:p>0.974972</text:p>
          </table:table-cell>
          <table:table-cell office:value-type="float" office:value="0.924889" calcext:value-type="float">
            <text:p>0.924889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187" calcext:value-type="float">
            <text:p>89187</text:p>
          </table:table-cell>
          <table:table-cell office:value-type="float" office:value="0.974969" calcext:value-type="float">
            <text:p>0.974969</text:p>
          </table:table-cell>
          <table:table-cell office:value-type="float" office:value="0.924898" calcext:value-type="float">
            <text:p>0.924898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186" calcext:value-type="float">
            <text:p>89186</text:p>
          </table:table-cell>
          <table:table-cell office:value-type="float" office:value="0.974963" calcext:value-type="float">
            <text:p>0.974963</text:p>
          </table:table-cell>
          <table:table-cell office:value-type="float" office:value="0.924907" calcext:value-type="float">
            <text:p>0.924907</text:p>
          </table:table-cell>
          <table:table-cell office:value-type="float" office:value="0.903083" calcext:value-type="float">
            <text:p>0.903083</text:p>
          </table:table-cell>
        </table:table-row>
        <table:table-row table:style-name="ro1">
          <table:table-cell office:value-type="float" office:value="89185" calcext:value-type="float">
            <text:p>89185</text:p>
          </table:table-cell>
          <table:table-cell office:value-type="float" office:value="0.97494" calcext:value-type="float">
            <text:p>0.97494</text:p>
          </table:table-cell>
          <table:table-cell office:value-type="float" office:value="0.924915" calcext:value-type="float">
            <text:p>0.924915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184" calcext:value-type="float">
            <text:p>89184</text:p>
          </table:table-cell>
          <table:table-cell office:value-type="float" office:value="0.974923" calcext:value-type="float">
            <text:p>0.974923</text:p>
          </table:table-cell>
          <table:table-cell office:value-type="float" office:value="0.924924" calcext:value-type="float">
            <text:p>0.924924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183" calcext:value-type="float">
            <text:p>89183</text:p>
          </table:table-cell>
          <table:table-cell office:value-type="float" office:value="0.974912" calcext:value-type="float">
            <text:p>0.974912</text:p>
          </table:table-cell>
          <table:table-cell office:value-type="float" office:value="0.924932" calcext:value-type="float">
            <text:p>0.924932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89182" calcext:value-type="float">
            <text:p>89182</text:p>
          </table:table-cell>
          <table:table-cell office:value-type="float" office:value="0.974909" calcext:value-type="float">
            <text:p>0.974909</text:p>
          </table:table-cell>
          <table:table-cell office:value-type="float" office:value="0.924941" calcext:value-type="float">
            <text:p>0.924941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89181" calcext:value-type="float">
            <text:p>89181</text:p>
          </table:table-cell>
          <table:table-cell office:value-type="float" office:value="0.974906" calcext:value-type="float">
            <text:p>0.974906</text:p>
          </table:table-cell>
          <table:table-cell office:value-type="float" office:value="0.92495" calcext:value-type="float">
            <text:p>0.92495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89180" calcext:value-type="float">
            <text:p>89180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24958" calcext:value-type="float">
            <text:p>0.924958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179" calcext:value-type="float">
            <text:p>89179</text:p>
          </table:table-cell>
          <table:table-cell office:value-type="float" office:value="0.974897" calcext:value-type="float">
            <text:p>0.974897</text:p>
          </table:table-cell>
          <table:table-cell office:value-type="float" office:value="0.924967" calcext:value-type="float">
            <text:p>0.924967</text:p>
          </table:table-cell>
          <table:table-cell office:value-type="float" office:value="0.903101" calcext:value-type="float">
            <text:p>0.903101</text:p>
          </table:table-cell>
        </table:table-row>
        <table:table-row table:style-name="ro1">
          <table:table-cell office:value-type="float" office:value="89178" calcext:value-type="float">
            <text:p>89178</text:p>
          </table:table-cell>
          <table:table-cell office:value-type="float" office:value="0.974866" calcext:value-type="float">
            <text:p>0.974866</text:p>
          </table:table-cell>
          <table:table-cell office:value-type="float" office:value="0.924975" calcext:value-type="float">
            <text:p>0.924975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177" calcext:value-type="float">
            <text:p>89177</text:p>
          </table:table-cell>
          <table:table-cell office:value-type="float" office:value="0.974857" calcext:value-type="float">
            <text:p>0.974857</text:p>
          </table:table-cell>
          <table:table-cell office:value-type="float" office:value="0.924984" calcext:value-type="float">
            <text:p>0.924984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176" calcext:value-type="float">
            <text:p>89176</text:p>
          </table:table-cell>
          <table:table-cell office:value-type="float" office:value="0.974834" calcext:value-type="float">
            <text:p>0.974834</text:p>
          </table:table-cell>
          <table:table-cell office:value-type="float" office:value="0.924993" calcext:value-type="float">
            <text:p>0.924993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175" calcext:value-type="float">
            <text:p>89175</text:p>
          </table:table-cell>
          <table:table-cell office:value-type="float" office:value="0.974791" calcext:value-type="float">
            <text:p>0.974791</text:p>
          </table:table-cell>
          <table:table-cell office:value-type="float" office:value="0.925001" calcext:value-type="float">
            <text:p>0.925001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174" calcext:value-type="float">
            <text:p>89174</text:p>
          </table:table-cell>
          <table:table-cell office:value-type="float" office:value="0.97476" calcext:value-type="float">
            <text:p>0.97476</text:p>
          </table:table-cell>
          <table:table-cell office:value-type="float" office:value="0.92501" calcext:value-type="float">
            <text:p>0.92501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89173" calcext:value-type="float">
            <text:p>89173</text:p>
          </table:table-cell>
          <table:table-cell office:value-type="float" office:value="0.974757" calcext:value-type="float">
            <text:p>0.974757</text:p>
          </table:table-cell>
          <table:table-cell office:value-type="float" office:value="0.925019" calcext:value-type="float">
            <text:p>0.925019</text:p>
          </table:table-cell>
          <table:table-cell office:value-type="float" office:value="0.903092" calcext:value-type="float">
            <text:p>0.903092</text:p>
          </table:table-cell>
        </table:table-row>
        <table:table-row table:style-name="ro1">
          <table:table-cell office:value-type="float" office:value="89172" calcext:value-type="float">
            <text:p>89172</text:p>
          </table:table-cell>
          <table:table-cell office:value-type="float" office:value="0.974745" calcext:value-type="float">
            <text:p>0.974745</text:p>
          </table:table-cell>
          <table:table-cell office:value-type="float" office:value="0.925027" calcext:value-type="float">
            <text:p>0.925027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171" calcext:value-type="float">
            <text:p>89171</text:p>
          </table:table-cell>
          <table:table-cell office:value-type="float" office:value="0.974742" calcext:value-type="float">
            <text:p>0.974742</text:p>
          </table:table-cell>
          <table:table-cell office:value-type="float" office:value="0.925036" calcext:value-type="float">
            <text:p>0.925036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170" calcext:value-type="float">
            <text:p>89170</text:p>
          </table:table-cell>
          <table:table-cell office:value-type="float" office:value="0.974728" calcext:value-type="float">
            <text:p>0.974728</text:p>
          </table:table-cell>
          <table:table-cell office:value-type="float" office:value="0.925044" calcext:value-type="float">
            <text:p>0.925044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169" calcext:value-type="float">
            <text:p>89169</text:p>
          </table:table-cell>
          <table:table-cell office:value-type="float" office:value="0.974725" calcext:value-type="float">
            <text:p>0.974725</text:p>
          </table:table-cell>
          <table:table-cell office:value-type="float" office:value="0.925053" calcext:value-type="float">
            <text:p>0.925053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168" calcext:value-type="float">
            <text:p>89168</text:p>
          </table:table-cell>
          <table:table-cell office:value-type="float" office:value="0.974717" calcext:value-type="float">
            <text:p>0.974717</text:p>
          </table:table-cell>
          <table:table-cell office:value-type="float" office:value="0.925062" calcext:value-type="float">
            <text:p>0.925062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167" calcext:value-type="float">
            <text:p>89167</text:p>
          </table:table-cell>
          <table:table-cell office:value-type="float" office:value="0.974711" calcext:value-type="float">
            <text:p>0.974711</text:p>
          </table:table-cell>
          <table:table-cell office:value-type="float" office:value="0.92507" calcext:value-type="float">
            <text:p>0.92507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166" calcext:value-type="float">
            <text:p>89166</text:p>
          </table:table-cell>
          <table:table-cell office:value-type="float" office:value="0.974708" calcext:value-type="float">
            <text:p>0.974708</text:p>
          </table:table-cell>
          <table:table-cell office:value-type="float" office:value="0.925079" calcext:value-type="float">
            <text:p>0.925079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165" calcext:value-type="float">
            <text:p>89165</text:p>
          </table:table-cell>
          <table:table-cell office:value-type="float" office:value="0.974696" calcext:value-type="float">
            <text:p>0.974696</text:p>
          </table:table-cell>
          <table:table-cell office:value-type="float" office:value="0.925087" calcext:value-type="float">
            <text:p>0.925087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164" calcext:value-type="float">
            <text:p>89164</text:p>
          </table:table-cell>
          <table:table-cell office:value-type="float" office:value="0.974688" calcext:value-type="float">
            <text:p>0.974688</text:p>
          </table:table-cell>
          <table:table-cell office:value-type="float" office:value="0.925096" calcext:value-type="float">
            <text:p>0.925096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163" calcext:value-type="float">
            <text:p>89163</text:p>
          </table:table-cell>
          <table:table-cell office:value-type="float" office:value="0.974682" calcext:value-type="float">
            <text:p>0.974682</text:p>
          </table:table-cell>
          <table:table-cell office:value-type="float" office:value="0.925105" calcext:value-type="float">
            <text:p>0.925105</text:p>
          </table:table-cell>
          <table:table-cell office:value-type="float" office:value="0.903144" calcext:value-type="float">
            <text:p>0.903144</text:p>
          </table:table-cell>
        </table:table-row>
        <table:table-row table:style-name="ro1">
          <table:table-cell office:value-type="float" office:value="89162" calcext:value-type="float">
            <text:p>89162</text:p>
          </table:table-cell>
          <table:table-cell office:value-type="float" office:value="0.974671" calcext:value-type="float">
            <text:p>0.974671</text:p>
          </table:table-cell>
          <table:table-cell office:value-type="float" office:value="0.925113" calcext:value-type="float">
            <text:p>0.925113</text:p>
          </table:table-cell>
          <table:table-cell office:value-type="float" office:value="0.903135" calcext:value-type="float">
            <text:p>0.903135</text:p>
          </table:table-cell>
        </table:table-row>
        <table:table-row table:style-name="ro1">
          <table:table-cell office:value-type="float" office:value="89161" calcext:value-type="float">
            <text:p>89161</text:p>
          </table:table-cell>
          <table:table-cell office:value-type="float" office:value="0.974668" calcext:value-type="float">
            <text:p>0.974668</text:p>
          </table:table-cell>
          <table:table-cell office:value-type="float" office:value="0.925122" calcext:value-type="float">
            <text:p>0.925122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160" calcext:value-type="float">
            <text:p>89160</text:p>
          </table:table-cell>
          <table:table-cell office:value-type="float" office:value="0.974665" calcext:value-type="float">
            <text:p>0.974665</text:p>
          </table:table-cell>
          <table:table-cell office:value-type="float" office:value="0.92513" calcext:value-type="float">
            <text:p>0.92513</text:p>
          </table:table-cell>
          <table:table-cell office:value-type="float" office:value="0.903126" calcext:value-type="float">
            <text:p>0.903126</text:p>
          </table:table-cell>
        </table:table-row>
        <table:table-row table:style-name="ro1">
          <table:table-cell office:value-type="float" office:value="89159" calcext:value-type="float">
            <text:p>89159</text:p>
          </table:table-cell>
          <table:table-cell office:value-type="float" office:value="0.974651" calcext:value-type="float">
            <text:p>0.974651</text:p>
          </table:table-cell>
          <table:table-cell office:value-type="float" office:value="0.925139" calcext:value-type="float">
            <text:p>0.925139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158" calcext:value-type="float">
            <text:p>89158</text:p>
          </table:table-cell>
          <table:table-cell office:value-type="float" office:value="0.974648" calcext:value-type="float">
            <text:p>0.974648</text:p>
          </table:table-cell>
          <table:table-cell office:value-type="float" office:value="0.925148" calcext:value-type="float">
            <text:p>0.925148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157" calcext:value-type="float">
            <text:p>89157</text:p>
          </table:table-cell>
          <table:table-cell office:value-type="float" office:value="0.974633" calcext:value-type="float">
            <text:p>0.974633</text:p>
          </table:table-cell>
          <table:table-cell office:value-type="float" office:value="0.925156" calcext:value-type="float">
            <text:p>0.925156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156" calcext:value-type="float">
            <text:p>89156</text:p>
          </table:table-cell>
          <table:table-cell office:value-type="float" office:value="0.974628" calcext:value-type="float">
            <text:p>0.974628</text:p>
          </table:table-cell>
          <table:table-cell office:value-type="float" office:value="0.925165" calcext:value-type="float">
            <text:p>0.925165</text:p>
          </table:table-cell>
          <table:table-cell office:value-type="float" office:value="0.903109" calcext:value-type="float">
            <text:p>0.903109</text:p>
          </table:table-cell>
        </table:table-row>
        <table:table-row table:style-name="ro1">
          <table:table-cell office:value-type="float" office:value="89155" calcext:value-type="float">
            <text:p>89155</text:p>
          </table:table-cell>
          <table:table-cell office:value-type="float" office:value="0.974625" calcext:value-type="float">
            <text:p>0.974625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154" calcext:value-type="float">
            <text:p>89154</text:p>
          </table:table-cell>
          <table:table-cell office:value-type="float" office:value="0.974619" calcext:value-type="float">
            <text:p>0.974619</text:p>
          </table:table-cell>
          <table:table-cell office:value-type="float" office:value="0.925182" calcext:value-type="float">
            <text:p>0.925182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153" calcext:value-type="float">
            <text:p>89153</text:p>
          </table:table-cell>
          <table:table-cell office:value-type="float" office:value="0.974616" calcext:value-type="float">
            <text:p>0.974616</text:p>
          </table:table-cell>
          <table:table-cell office:value-type="float" office:value="0.925191" calcext:value-type="float">
            <text:p>0.925191</text:p>
          </table:table-cell>
          <table:table-cell office:value-type="float" office:value="0.903118" calcext:value-type="float">
            <text:p>0.903118</text:p>
          </table:table-cell>
        </table:table-row>
        <table:table-row table:style-name="ro1">
          <table:table-cell office:value-type="float" office:value="89152" calcext:value-type="float">
            <text:p>89152</text:p>
          </table:table-cell>
          <table:table-cell office:value-type="float" office:value="0.974573" calcext:value-type="float">
            <text:p>0.974573</text:p>
          </table:table-cell>
          <table:table-cell office:value-type="float" office:value="0.925199" calcext:value-type="float">
            <text:p>0.925199</text:p>
          </table:table-cell>
          <table:table-cell office:value-type="float" office:value="0.903058" calcext:value-type="float">
            <text:p>0.903058</text:p>
          </table:table-cell>
        </table:table-row>
        <table:table-row table:style-name="ro1">
          <table:table-cell office:value-type="float" office:value="89151" calcext:value-type="float">
            <text:p>89151</text:p>
          </table:table-cell>
          <table:table-cell office:value-type="float" office:value="0.974564" calcext:value-type="float">
            <text:p>0.974564</text:p>
          </table:table-cell>
          <table:table-cell office:value-type="float" office:value="0.925208" calcext:value-type="float">
            <text:p>0.925208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150" calcext:value-type="float">
            <text:p>89150</text:p>
          </table:table-cell>
          <table:table-cell office:value-type="float" office:value="0.974559" calcext:value-type="float">
            <text:p>0.974559</text:p>
          </table:table-cell>
          <table:table-cell office:value-type="float" office:value="0.925216" calcext:value-type="float">
            <text:p>0.925216</text:p>
          </table:table-cell>
          <table:table-cell office:value-type="float" office:value="0.903075" calcext:value-type="float">
            <text:p>0.903075</text:p>
          </table:table-cell>
        </table:table-row>
        <table:table-row table:style-name="ro1">
          <table:table-cell office:value-type="float" office:value="89149" calcext:value-type="float">
            <text:p>89149</text:p>
          </table:table-cell>
          <table:table-cell office:value-type="float" office:value="0.974501" calcext:value-type="float">
            <text:p>0.974501</text:p>
          </table:table-cell>
          <table:table-cell office:value-type="float" office:value="0.925225" calcext:value-type="float">
            <text:p>0.925225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148" calcext:value-type="float">
            <text:p>89148</text:p>
          </table:table-cell>
          <table:table-cell office:value-type="float" office:value="0.974493" calcext:value-type="float">
            <text:p>0.974493</text:p>
          </table:table-cell>
          <table:table-cell office:value-type="float" office:value="0.925234" calcext:value-type="float">
            <text:p>0.925234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147" calcext:value-type="float">
            <text:p>89147</text:p>
          </table:table-cell>
          <table:table-cell office:value-type="float" office:value="0.974438" calcext:value-type="float">
            <text:p>0.974438</text:p>
          </table:table-cell>
          <table:table-cell office:value-type="float" office:value="0.925242" calcext:value-type="float">
            <text:p>0.925242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146" calcext:value-type="float">
            <text:p>89146</text:p>
          </table:table-cell>
          <table:table-cell office:value-type="float" office:value="0.974395" calcext:value-type="float">
            <text:p>0.974395</text:p>
          </table:table-cell>
          <table:table-cell office:value-type="float" office:value="0.925251" calcext:value-type="float">
            <text:p>0.925251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145" calcext:value-type="float">
            <text:p>89145</text:p>
          </table:table-cell>
          <table:table-cell office:value-type="float" office:value="0.974384" calcext:value-type="float">
            <text:p>0.974384</text:p>
          </table:table-cell>
          <table:table-cell office:value-type="float" office:value="0.925259" calcext:value-type="float">
            <text:p>0.925259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144" calcext:value-type="float">
            <text:p>89144</text:p>
          </table:table-cell>
          <table:table-cell office:value-type="float" office:value="0.974381" calcext:value-type="float">
            <text:p>0.974381</text:p>
          </table:table-cell>
          <table:table-cell office:value-type="float" office:value="0.925268" calcext:value-type="float">
            <text:p>0.925268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143" calcext:value-type="float">
            <text:p>89143</text:p>
          </table:table-cell>
          <table:table-cell office:value-type="float" office:value="0.974367" calcext:value-type="float">
            <text:p>0.974367</text:p>
          </table:table-cell>
          <table:table-cell office:value-type="float" office:value="0.925277" calcext:value-type="float">
            <text:p>0.925277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142" calcext:value-type="float">
            <text:p>89142</text:p>
          </table:table-cell>
          <table:table-cell office:value-type="float" office:value="0.974355" calcext:value-type="float">
            <text:p>0.974355</text:p>
          </table:table-cell>
          <table:table-cell office:value-type="float" office:value="0.925285" calcext:value-type="float">
            <text:p>0.925285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141" calcext:value-type="float">
            <text:p>89141</text:p>
          </table:table-cell>
          <table:table-cell office:value-type="float" office:value="0.974352" calcext:value-type="float">
            <text:p>0.974352</text:p>
          </table:table-cell>
          <table:table-cell office:value-type="float" office:value="0.925294" calcext:value-type="float">
            <text:p>0.925294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140" calcext:value-type="float">
            <text:p>89140</text:p>
          </table:table-cell>
          <table:table-cell office:value-type="float" office:value="0.974335" calcext:value-type="float">
            <text:p>0.974335</text:p>
          </table:table-cell>
          <table:table-cell office:value-type="float" office:value="0.925302" calcext:value-type="float">
            <text:p>0.925302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139" calcext:value-type="float">
            <text:p>89139</text:p>
          </table:table-cell>
          <table:table-cell office:value-type="float" office:value="0.974329" calcext:value-type="float">
            <text:p>0.974329</text:p>
          </table:table-cell>
          <table:table-cell office:value-type="float" office:value="0.925311" calcext:value-type="float">
            <text:p>0.925311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38" calcext:value-type="float">
            <text:p>89138</text:p>
          </table:table-cell>
          <table:table-cell office:value-type="float" office:value="0.974286" calcext:value-type="float">
            <text:p>0.974286</text:p>
          </table:table-cell>
          <table:table-cell office:value-type="float" office:value="0.92532" calcext:value-type="float">
            <text:p>0.92532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37" calcext:value-type="float">
            <text:p>89137</text:p>
          </table:table-cell>
          <table:table-cell office:value-type="float" office:value="0.974283" calcext:value-type="float">
            <text:p>0.974283</text:p>
          </table:table-cell>
          <table:table-cell office:value-type="float" office:value="0.925328" calcext:value-type="float">
            <text:p>0.925328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36" calcext:value-type="float">
            <text:p>89136</text:p>
          </table:table-cell>
          <table:table-cell office:value-type="float" office:value="0.97428" calcext:value-type="float">
            <text:p>0.97428</text:p>
          </table:table-cell>
          <table:table-cell office:value-type="float" office:value="0.925337" calcext:value-type="float">
            <text:p>0.925337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35" calcext:value-type="float">
            <text:p>89135</text:p>
          </table:table-cell>
          <table:table-cell office:value-type="float" office:value="0.974278" calcext:value-type="float">
            <text:p>0.974278</text:p>
          </table:table-cell>
          <table:table-cell office:value-type="float" office:value="0.925346" calcext:value-type="float">
            <text:p>0.925346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134" calcext:value-type="float">
            <text:p>89134</text:p>
          </table:table-cell>
          <table:table-cell office:value-type="float" office:value="0.974266" calcext:value-type="float">
            <text:p>0.974266</text:p>
          </table:table-cell>
          <table:table-cell office:value-type="float" office:value="0.925354" calcext:value-type="float">
            <text:p>0.925354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33" calcext:value-type="float">
            <text:p>89133</text:p>
          </table:table-cell>
          <table:table-cell office:value-type="float" office:value="0.974217" calcext:value-type="float">
            <text:p>0.974217</text:p>
          </table:table-cell>
          <table:table-cell office:value-type="float" office:value="0.925363" calcext:value-type="float">
            <text:p>0.925363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32" calcext:value-type="float">
            <text:p>89132</text:p>
          </table:table-cell>
          <table:table-cell office:value-type="float" office:value="0.974212" calcext:value-type="float">
            <text:p>0.974212</text:p>
          </table:table-cell>
          <table:table-cell office:value-type="float" office:value="0.925371" calcext:value-type="float">
            <text:p>0.925371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131" calcext:value-type="float">
            <text:p>89131</text:p>
          </table:table-cell>
          <table:table-cell office:value-type="float" office:value="0.974209" calcext:value-type="float">
            <text:p>0.974209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130" calcext:value-type="float">
            <text:p>89130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25389" calcext:value-type="float">
            <text:p>0.925389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129" calcext:value-type="float">
            <text:p>89129</text:p>
          </table:table-cell>
          <table:table-cell office:value-type="float" office:value="0.974186" calcext:value-type="float">
            <text:p>0.974186</text:p>
          </table:table-cell>
          <table:table-cell office:value-type="float" office:value="0.925397" calcext:value-type="float">
            <text:p>0.925397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128" calcext:value-type="float">
            <text:p>89128</text:p>
          </table:table-cell>
          <table:table-cell office:value-type="float" office:value="0.97418" calcext:value-type="float">
            <text:p>0.97418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127" calcext:value-type="float">
            <text:p>89127</text:p>
          </table:table-cell>
          <table:table-cell office:value-type="float" office:value="0.974177" calcext:value-type="float">
            <text:p>0.974177</text:p>
          </table:table-cell>
          <table:table-cell office:value-type="float" office:value="0.925414" calcext:value-type="float">
            <text:p>0.925414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126" calcext:value-type="float">
            <text:p>89126</text:p>
          </table:table-cell>
          <table:table-cell office:value-type="float" office:value="0.97414" calcext:value-type="float">
            <text:p>0.97414</text:p>
          </table:table-cell>
          <table:table-cell office:value-type="float" office:value="0.925423" calcext:value-type="float">
            <text:p>0.925423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125" calcext:value-type="float">
            <text:p>89125</text:p>
          </table:table-cell>
          <table:table-cell office:value-type="float" office:value="0.974126" calcext:value-type="float">
            <text:p>0.974126</text:p>
          </table:table-cell>
          <table:table-cell office:value-type="float" office:value="0.925432" calcext:value-type="float">
            <text:p>0.925432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124" calcext:value-type="float">
            <text:p>89124</text:p>
          </table:table-cell>
          <table:table-cell office:value-type="float" office:value="0.974123" calcext:value-type="float">
            <text:p>0.974123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123" calcext:value-type="float">
            <text:p>89123</text:p>
          </table:table-cell>
          <table:table-cell office:value-type="float" office:value="0.974117" calcext:value-type="float">
            <text:p>0.974117</text:p>
          </table:table-cell>
          <table:table-cell office:value-type="float" office:value="0.925449" calcext:value-type="float">
            <text:p>0.925449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122" calcext:value-type="float">
            <text:p>89122</text:p>
          </table:table-cell>
          <table:table-cell office:value-type="float" office:value="0.974114" calcext:value-type="float">
            <text:p>0.974114</text:p>
          </table:table-cell>
          <table:table-cell office:value-type="float" office:value="0.925457" calcext:value-type="float">
            <text:p>0.925457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121" calcext:value-type="float">
            <text:p>89121</text:p>
          </table:table-cell>
          <table:table-cell office:value-type="float" office:value="0.974111" calcext:value-type="float">
            <text:p>0.974111</text:p>
          </table:table-cell>
          <table:table-cell office:value-type="float" office:value="0.925466" calcext:value-type="float">
            <text:p>0.925466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120" calcext:value-type="float">
            <text:p>89120</text:p>
          </table:table-cell>
          <table:table-cell office:value-type="float" office:value="0.974074" calcext:value-type="float">
            <text:p>0.974074</text:p>
          </table:table-cell>
          <table:table-cell office:value-type="float" office:value="0.925475" calcext:value-type="float">
            <text:p>0.925475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119" calcext:value-type="float">
            <text:p>89119</text:p>
          </table:table-cell>
          <table:table-cell office:value-type="float" office:value="0.974065" calcext:value-type="float">
            <text:p>0.974065</text:p>
          </table:table-cell>
          <table:table-cell office:value-type="float" office:value="0.925483" calcext:value-type="float">
            <text:p>0.925483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118" calcext:value-type="float">
            <text:p>89118</text:p>
          </table:table-cell>
          <table:table-cell office:value-type="float" office:value="0.974062" calcext:value-type="float">
            <text:p>0.974062</text:p>
          </table:table-cell>
          <table:table-cell office:value-type="float" office:value="0.925492" calcext:value-type="float">
            <text:p>0.925492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117" calcext:value-type="float">
            <text:p>89117</text:p>
          </table:table-cell>
          <table:table-cell office:value-type="float" office:value="0.97406" calcext:value-type="float">
            <text:p>0.97406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116" calcext:value-type="float">
            <text:p>89116</text:p>
          </table:table-cell>
          <table:table-cell office:value-type="float" office:value="0.974051" calcext:value-type="float">
            <text:p>0.974051</text:p>
          </table:table-cell>
          <table:table-cell office:value-type="float" office:value="0.925509" calcext:value-type="float">
            <text:p>0.925509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115" calcext:value-type="float">
            <text:p>89115</text:p>
          </table:table-cell>
          <table:table-cell office:value-type="float" office:value="0.974048" calcext:value-type="float">
            <text:p>0.974048</text:p>
          </table:table-cell>
          <table:table-cell office:value-type="float" office:value="0.925518" calcext:value-type="float">
            <text:p>0.925518</text:p>
          </table:table-cell>
          <table:table-cell office:value-type="float" office:value="0.902903" calcext:value-type="float">
            <text:p>0.902903</text:p>
          </table:table-cell>
        </table:table-row>
        <table:table-row table:style-name="ro1">
          <table:table-cell office:value-type="float" office:value="89114" calcext:value-type="float">
            <text:p>89114</text:p>
          </table:table-cell>
          <table:table-cell office:value-type="float" office:value="0.974045" calcext:value-type="float">
            <text:p>0.974045</text:p>
          </table:table-cell>
          <table:table-cell office:value-type="float" office:value="0.925526" calcext:value-type="float">
            <text:p>0.925526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1">
          <table:table-cell office:value-type="float" office:value="89113" calcext:value-type="float">
            <text:p>89113</text:p>
          </table:table-cell>
          <table:table-cell office:value-type="float" office:value="0.974042" calcext:value-type="float">
            <text:p>0.974042</text:p>
          </table:table-cell>
          <table:table-cell office:value-type="float" office:value="0.925535" calcext:value-type="float">
            <text:p>0.925535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112" calcext:value-type="float">
            <text:p>89112</text:p>
          </table:table-cell>
          <table:table-cell office:value-type="float" office:value="0.97404" calcext:value-type="float">
            <text:p>0.97404</text:p>
          </table:table-cell>
          <table:table-cell office:value-type="float" office:value="0.925543" calcext:value-type="float">
            <text:p>0.925543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111" calcext:value-type="float">
            <text:p>89111</text:p>
          </table:table-cell>
          <table:table-cell office:value-type="float" office:value="0.974034" calcext:value-type="float">
            <text:p>0.974034</text:p>
          </table:table-cell>
          <table:table-cell office:value-type="float" office:value="0.925552" calcext:value-type="float">
            <text:p>0.925552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110" calcext:value-type="float">
            <text:p>89110</text:p>
          </table:table-cell>
          <table:table-cell office:value-type="float" office:value="0.974031" calcext:value-type="float">
            <text:p>0.974031</text:p>
          </table:table-cell>
          <table:table-cell office:value-type="float" office:value="0.925561" calcext:value-type="float">
            <text:p>0.925561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09" calcext:value-type="float">
            <text:p>89109</text:p>
          </table:table-cell>
          <table:table-cell office:value-type="float" office:value="0.974028" calcext:value-type="float">
            <text:p>0.974028</text:p>
          </table:table-cell>
          <table:table-cell office:value-type="float" office:value="0.925569" calcext:value-type="float">
            <text:p>0.925569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08" calcext:value-type="float">
            <text:p>89108</text:p>
          </table:table-cell>
          <table:table-cell office:value-type="float" office:value="0.974019" calcext:value-type="float">
            <text:p>0.974019</text:p>
          </table:table-cell>
          <table:table-cell office:value-type="float" office:value="0.925578" calcext:value-type="float">
            <text:p>0.925578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107" calcext:value-type="float">
            <text:p>89107</text:p>
          </table:table-cell>
          <table:table-cell office:value-type="float" office:value="0.974014" calcext:value-type="float">
            <text:p>0.974014</text:p>
          </table:table-cell>
          <table:table-cell office:value-type="float" office:value="0.925586" calcext:value-type="float">
            <text:p>0.925586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06" calcext:value-type="float">
            <text:p>89106</text:p>
          </table:table-cell>
          <table:table-cell office:value-type="float" office:value="0.974011" calcext:value-type="float">
            <text:p>0.974011</text:p>
          </table:table-cell>
          <table:table-cell office:value-type="float" office:value="0.925595" calcext:value-type="float">
            <text:p>0.925595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05" calcext:value-type="float">
            <text:p>89105</text:p>
          </table:table-cell>
          <table:table-cell office:value-type="float" office:value="0.974002" calcext:value-type="float">
            <text:p>0.974002</text:p>
          </table:table-cell>
          <table:table-cell office:value-type="float" office:value="0.925604" calcext:value-type="float">
            <text:p>0.925604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104" calcext:value-type="float">
            <text:p>89104</text:p>
          </table:table-cell>
          <table:table-cell office:value-type="float" office:value="0.973979" calcext:value-type="float">
            <text:p>0.973979</text:p>
          </table:table-cell>
          <table:table-cell office:value-type="float" office:value="0.925612" calcext:value-type="float">
            <text:p>0.925612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103" calcext:value-type="float">
            <text:p>89103</text:p>
          </table:table-cell>
          <table:table-cell office:value-type="float" office:value="0.973939" calcext:value-type="float">
            <text:p>0.973939</text:p>
          </table:table-cell>
          <table:table-cell office:value-type="float" office:value="0.925621" calcext:value-type="float">
            <text:p>0.925621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102" calcext:value-type="float">
            <text:p>89102</text:p>
          </table:table-cell>
          <table:table-cell office:value-type="float" office:value="0.973933" calcext:value-type="float">
            <text:p>0.973933</text:p>
          </table:table-cell>
          <table:table-cell office:value-type="float" office:value="0.92563" calcext:value-type="float">
            <text:p>0.92563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101" calcext:value-type="float">
            <text:p>89101</text:p>
          </table:table-cell>
          <table:table-cell office:value-type="float" office:value="0.973925" calcext:value-type="float">
            <text:p>0.973925</text:p>
          </table:table-cell>
          <table:table-cell office:value-type="float" office:value="0.925638" calcext:value-type="float">
            <text:p>0.925638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0.973919" calcext:value-type="float">
            <text:p>0.973919</text:p>
          </table:table-cell>
          <table:table-cell office:value-type="float" office:value="0.925647" calcext:value-type="float">
            <text:p>0.925647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99" calcext:value-type="float">
            <text:p>89099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925655" calcext:value-type="float">
            <text:p>0.925655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098" calcext:value-type="float">
            <text:p>89098</text:p>
          </table:table-cell>
          <table:table-cell office:value-type="float" office:value="0.973882" calcext:value-type="float">
            <text:p>0.973882</text:p>
          </table:table-cell>
          <table:table-cell office:value-type="float" office:value="0.925664" calcext:value-type="float">
            <text:p>0.925664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097" calcext:value-type="float">
            <text:p>89097</text:p>
          </table:table-cell>
          <table:table-cell office:value-type="float" office:value="0.973879" calcext:value-type="float">
            <text:p>0.973879</text:p>
          </table:table-cell>
          <table:table-cell office:value-type="float" office:value="0.925673" calcext:value-type="float">
            <text:p>0.925673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96" calcext:value-type="float">
            <text:p>89096</text:p>
          </table:table-cell>
          <table:table-cell office:value-type="float" office:value="0.973876" calcext:value-type="float">
            <text:p>0.973876</text:p>
          </table:table-cell>
          <table:table-cell office:value-type="float" office:value="0.925681" calcext:value-type="float">
            <text:p>0.925681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095" calcext:value-type="float">
            <text:p>89095</text:p>
          </table:table-cell>
          <table:table-cell office:value-type="float" office:value="0.97387" calcext:value-type="float">
            <text:p>0.97387</text:p>
          </table:table-cell>
          <table:table-cell office:value-type="float" office:value="0.92569" calcext:value-type="float">
            <text:p>0.92569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094" calcext:value-type="float">
            <text:p>89094</text:p>
          </table:table-cell>
          <table:table-cell office:value-type="float" office:value="0.973844" calcext:value-type="float">
            <text:p>0.973844</text:p>
          </table:table-cell>
          <table:table-cell office:value-type="float" office:value="0.925698" calcext:value-type="float">
            <text:p>0.925698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093" calcext:value-type="float">
            <text:p>89093</text:p>
          </table:table-cell>
          <table:table-cell office:value-type="float" office:value="0.973842" calcext:value-type="float">
            <text:p>0.973842</text:p>
          </table:table-cell>
          <table:table-cell office:value-type="float" office:value="0.925707" calcext:value-type="float">
            <text:p>0.925707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092" calcext:value-type="float">
            <text:p>89092</text:p>
          </table:table-cell>
          <table:table-cell office:value-type="float" office:value="0.973793" calcext:value-type="float">
            <text:p>0.973793</text:p>
          </table:table-cell>
          <table:table-cell office:value-type="float" office:value="0.925716" calcext:value-type="float">
            <text:p>0.925716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091" calcext:value-type="float">
            <text:p>89091</text:p>
          </table:table-cell>
          <table:table-cell office:value-type="float" office:value="0.97379" calcext:value-type="float">
            <text:p>0.97379</text:p>
          </table:table-cell>
          <table:table-cell office:value-type="float" office:value="0.925724" calcext:value-type="float">
            <text:p>0.925724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89090" calcext:value-type="float">
            <text:p>89090</text:p>
          </table:table-cell>
          <table:table-cell office:value-type="float" office:value="0.973787" calcext:value-type="float">
            <text:p>0.973787</text:p>
          </table:table-cell>
          <table:table-cell office:value-type="float" office:value="0.925733" calcext:value-type="float">
            <text:p>0.925733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89089" calcext:value-type="float">
            <text:p>89089</text:p>
          </table:table-cell>
          <table:table-cell office:value-type="float" office:value="0.973784" calcext:value-type="float">
            <text:p>0.973784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89088" calcext:value-type="float">
            <text:p>89088</text:p>
          </table:table-cell>
          <table:table-cell office:value-type="float" office:value="0.973781" calcext:value-type="float">
            <text:p>0.973781</text:p>
          </table:table-cell>
          <table:table-cell office:value-type="float" office:value="0.92575" calcext:value-type="float">
            <text:p>0.92575</text:p>
          </table:table-cell>
          <table:table-cell office:value-type="float" office:value="0.90304" calcext:value-type="float">
            <text:p>0.90304</text:p>
          </table:table-cell>
        </table:table-row>
        <table:table-row table:style-name="ro1">
          <table:table-cell office:value-type="float" office:value="89087" calcext:value-type="float">
            <text:p>89087</text:p>
          </table:table-cell>
          <table:table-cell office:value-type="float" office:value="0.973776" calcext:value-type="float">
            <text:p>0.973776</text:p>
          </table:table-cell>
          <table:table-cell office:value-type="float" office:value="0.925759" calcext:value-type="float">
            <text:p>0.925759</text:p>
          </table:table-cell>
          <table:table-cell office:value-type="float" office:value="0.903032" calcext:value-type="float">
            <text:p>0.903032</text:p>
          </table:table-cell>
        </table:table-row>
        <table:table-row table:style-name="ro1">
          <table:table-cell office:value-type="float" office:value="89086" calcext:value-type="float">
            <text:p>89086</text:p>
          </table:table-cell>
          <table:table-cell office:value-type="float" office:value="0.973698" calcext:value-type="float">
            <text:p>0.973698</text:p>
          </table:table-cell>
          <table:table-cell office:value-type="float" office:value="0.925767" calcext:value-type="float">
            <text:p>0.925767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085" calcext:value-type="float">
            <text:p>89085</text:p>
          </table:table-cell>
          <table:table-cell office:value-type="float" office:value="0.973687" calcext:value-type="float">
            <text:p>0.973687</text:p>
          </table:table-cell>
          <table:table-cell office:value-type="float" office:value="0.925776" calcext:value-type="float">
            <text:p>0.925776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084" calcext:value-type="float">
            <text:p>89084</text:p>
          </table:table-cell>
          <table:table-cell office:value-type="float" office:value="0.973678" calcext:value-type="float">
            <text:p>0.973678</text:p>
          </table:table-cell>
          <table:table-cell office:value-type="float" office:value="0.925784" calcext:value-type="float">
            <text:p>0.925784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083" calcext:value-type="float">
            <text:p>89083</text:p>
          </table:table-cell>
          <table:table-cell office:value-type="float" office:value="0.973675" calcext:value-type="float">
            <text:p>0.973675</text:p>
          </table:table-cell>
          <table:table-cell office:value-type="float" office:value="0.925793" calcext:value-type="float">
            <text:p>0.925793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082" calcext:value-type="float">
            <text:p>89082</text:p>
          </table:table-cell>
          <table:table-cell office:value-type="float" office:value="0.973647" calcext:value-type="float">
            <text:p>0.973647</text:p>
          </table:table-cell>
          <table:table-cell office:value-type="float" office:value="0.925802" calcext:value-type="float">
            <text:p>0.925802</text:p>
          </table:table-cell>
          <table:table-cell office:value-type="float" office:value="0.90292" calcext:value-type="float">
            <text:p>0.90292</text:p>
          </table:table-cell>
        </table:table-row>
        <table:table-row table:style-name="ro1">
          <table:table-cell office:value-type="float" office:value="89081" calcext:value-type="float">
            <text:p>89081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2581" calcext:value-type="float">
            <text:p>0.92581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080" calcext:value-type="float">
            <text:p>89080</text:p>
          </table:table-cell>
          <table:table-cell office:value-type="float" office:value="0.973566" calcext:value-type="float">
            <text:p>0.973566</text:p>
          </table:table-cell>
          <table:table-cell office:value-type="float" office:value="0.925819" calcext:value-type="float">
            <text:p>0.925819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79" calcext:value-type="float">
            <text:p>89079</text:p>
          </table:table-cell>
          <table:table-cell office:value-type="float" office:value="0.97354" calcext:value-type="float">
            <text:p>0.97354</text:p>
          </table:table-cell>
          <table:table-cell office:value-type="float" office:value="0.925827" calcext:value-type="float">
            <text:p>0.925827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78" calcext:value-type="float">
            <text:p>89078</text:p>
          </table:table-cell>
          <table:table-cell office:value-type="float" office:value="0.973523" calcext:value-type="float">
            <text:p>0.973523</text:p>
          </table:table-cell>
          <table:table-cell office:value-type="float" office:value="0.925836" calcext:value-type="float">
            <text:p>0.925836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077" calcext:value-type="float">
            <text:p>89077</text:p>
          </table:table-cell>
          <table:table-cell office:value-type="float" office:value="0.973497" calcext:value-type="float">
            <text:p>0.973497</text:p>
          </table:table-cell>
          <table:table-cell office:value-type="float" office:value="0.925845" calcext:value-type="float">
            <text:p>0.925845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76" calcext:value-type="float">
            <text:p>89076</text:p>
          </table:table-cell>
          <table:table-cell office:value-type="float" office:value="0.973489" calcext:value-type="float">
            <text:p>0.973489</text:p>
          </table:table-cell>
          <table:table-cell office:value-type="float" office:value="0.925853" calcext:value-type="float">
            <text:p>0.925853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75" calcext:value-type="float">
            <text:p>89075</text:p>
          </table:table-cell>
          <table:table-cell office:value-type="float" office:value="0.973486" calcext:value-type="float">
            <text:p>0.973486</text:p>
          </table:table-cell>
          <table:table-cell office:value-type="float" office:value="0.925862" calcext:value-type="float">
            <text:p>0.925862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074" calcext:value-type="float">
            <text:p>89074</text:p>
          </table:table-cell>
          <table:table-cell office:value-type="float" office:value="0.973477" calcext:value-type="float">
            <text:p>0.973477</text:p>
          </table:table-cell>
          <table:table-cell office:value-type="float" office:value="0.92587" calcext:value-type="float">
            <text:p>0.92587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73" calcext:value-type="float">
            <text:p>89073</text:p>
          </table:table-cell>
          <table:table-cell office:value-type="float" office:value="0.973474" calcext:value-type="float">
            <text:p>0.973474</text:p>
          </table:table-cell>
          <table:table-cell office:value-type="float" office:value="0.925879" calcext:value-type="float">
            <text:p>0.925879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72" calcext:value-type="float">
            <text:p>89072</text:p>
          </table:table-cell>
          <table:table-cell office:value-type="float" office:value="0.973457" calcext:value-type="float">
            <text:p>0.973457</text:p>
          </table:table-cell>
          <table:table-cell office:value-type="float" office:value="0.925888" calcext:value-type="float">
            <text:p>0.925888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071" calcext:value-type="float">
            <text:p>89071</text:p>
          </table:table-cell>
          <table:table-cell office:value-type="float" office:value="0.973454" calcext:value-type="float">
            <text:p>0.973454</text:p>
          </table:table-cell>
          <table:table-cell office:value-type="float" office:value="0.925896" calcext:value-type="float">
            <text:p>0.925896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070" calcext:value-type="float">
            <text:p>89070</text:p>
          </table:table-cell>
          <table:table-cell office:value-type="float" office:value="0.973451" calcext:value-type="float">
            <text:p>0.973451</text:p>
          </table:table-cell>
          <table:table-cell office:value-type="float" office:value="0.925905" calcext:value-type="float">
            <text:p>0.925905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69" calcext:value-type="float">
            <text:p>89069</text:p>
          </table:table-cell>
          <table:table-cell office:value-type="float" office:value="0.973443" calcext:value-type="float">
            <text:p>0.973443</text:p>
          </table:table-cell>
          <table:table-cell office:value-type="float" office:value="0.925913" calcext:value-type="float">
            <text:p>0.925913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68" calcext:value-type="float">
            <text:p>89068</text:p>
          </table:table-cell>
          <table:table-cell office:value-type="float" office:value="0.973437" calcext:value-type="float">
            <text:p>0.973437</text:p>
          </table:table-cell>
          <table:table-cell office:value-type="float" office:value="0.925922" calcext:value-type="float">
            <text:p>0.925922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67" calcext:value-type="float">
            <text:p>89067</text:p>
          </table:table-cell>
          <table:table-cell office:value-type="float" office:value="0.973429" calcext:value-type="float">
            <text:p>0.973429</text:p>
          </table:table-cell>
          <table:table-cell office:value-type="float" office:value="0.925931" calcext:value-type="float">
            <text:p>0.925931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066" calcext:value-type="float">
            <text:p>89066</text:p>
          </table:table-cell>
          <table:table-cell office:value-type="float" office:value="0.97342" calcext:value-type="float">
            <text:p>0.97342</text:p>
          </table:table-cell>
          <table:table-cell office:value-type="float" office:value="0.925939" calcext:value-type="float">
            <text:p>0.925939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65" calcext:value-type="float">
            <text:p>89065</text:p>
          </table:table-cell>
          <table:table-cell office:value-type="float" office:value="0.973406" calcext:value-type="float">
            <text:p>0.973406</text:p>
          </table:table-cell>
          <table:table-cell office:value-type="float" office:value="0.925948" calcext:value-type="float">
            <text:p>0.925948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064" calcext:value-type="float">
            <text:p>89064</text:p>
          </table:table-cell>
          <table:table-cell office:value-type="float" office:value="0.973403" calcext:value-type="float">
            <text:p>0.973403</text:p>
          </table:table-cell>
          <table:table-cell office:value-type="float" office:value="0.925957" calcext:value-type="float">
            <text:p>0.925957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063" calcext:value-type="float">
            <text:p>89063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925965" calcext:value-type="float">
            <text:p>0.925965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062" calcext:value-type="float">
            <text:p>89062</text:p>
          </table:table-cell>
          <table:table-cell office:value-type="float" office:value="0.97338" calcext:value-type="float">
            <text:p>0.97338</text:p>
          </table:table-cell>
          <table:table-cell office:value-type="float" office:value="0.925974" calcext:value-type="float">
            <text:p>0.925974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061" calcext:value-type="float">
            <text:p>89061</text:p>
          </table:table-cell>
          <table:table-cell office:value-type="float" office:value="0.973371" calcext:value-type="float">
            <text:p>0.973371</text:p>
          </table:table-cell>
          <table:table-cell office:value-type="float" office:value="0.925982" calcext:value-type="float">
            <text:p>0.925982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060" calcext:value-type="float">
            <text:p>89060</text:p>
          </table:table-cell>
          <table:table-cell office:value-type="float" office:value="0.973363" calcext:value-type="float">
            <text:p>0.973363</text:p>
          </table:table-cell>
          <table:table-cell office:value-type="float" office:value="0.925991" calcext:value-type="float">
            <text:p>0.925991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59" calcext:value-type="float">
            <text:p>89059</text:p>
          </table:table-cell>
          <table:table-cell office:value-type="float" office:value="0.973354" calcext:value-type="float">
            <text:p>0.97335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58" calcext:value-type="float">
            <text:p>89058</text:p>
          </table:table-cell>
          <table:table-cell office:value-type="float" office:value="0.973342" calcext:value-type="float">
            <text:p>0.973342</text:p>
          </table:table-cell>
          <table:table-cell office:value-type="float" office:value="0.926008" calcext:value-type="float">
            <text:p>0.926008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57" calcext:value-type="float">
            <text:p>89057</text:p>
          </table:table-cell>
          <table:table-cell office:value-type="float" office:value="0.973337" calcext:value-type="float">
            <text:p>0.973337</text:p>
          </table:table-cell>
          <table:table-cell office:value-type="float" office:value="0.926017" calcext:value-type="float">
            <text:p>0.926017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56" calcext:value-type="float">
            <text:p>89056</text:p>
          </table:table-cell>
          <table:table-cell office:value-type="float" office:value="0.973334" calcext:value-type="float">
            <text:p>0.973334</text:p>
          </table:table-cell>
          <table:table-cell office:value-type="float" office:value="0.926025" calcext:value-type="float">
            <text:p>0.926025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55" calcext:value-type="float">
            <text:p>89055</text:p>
          </table:table-cell>
          <table:table-cell office:value-type="float" office:value="0.973328" calcext:value-type="float">
            <text:p>0.973328</text:p>
          </table:table-cell>
          <table:table-cell office:value-type="float" office:value="0.926034" calcext:value-type="float">
            <text:p>0.926034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54" calcext:value-type="float">
            <text:p>89054</text:p>
          </table:table-cell>
          <table:table-cell office:value-type="float" office:value="0.973325" calcext:value-type="float">
            <text:p>0.973325</text:p>
          </table:table-cell>
          <table:table-cell office:value-type="float" office:value="0.926043" calcext:value-type="float">
            <text:p>0.926043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53" calcext:value-type="float">
            <text:p>89053</text:p>
          </table:table-cell>
          <table:table-cell office:value-type="float" office:value="0.973317" calcext:value-type="float">
            <text:p>0.973317</text:p>
          </table:table-cell>
          <table:table-cell office:value-type="float" office:value="0.926051" calcext:value-type="float">
            <text:p>0.926051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52" calcext:value-type="float">
            <text:p>89052</text:p>
          </table:table-cell>
          <table:table-cell office:value-type="float" office:value="0.973305" calcext:value-type="float">
            <text:p>0.973305</text:p>
          </table:table-cell>
          <table:table-cell office:value-type="float" office:value="0.92606" calcext:value-type="float">
            <text:p>0.92606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051" calcext:value-type="float">
            <text:p>89051</text:p>
          </table:table-cell>
          <table:table-cell office:value-type="float" office:value="0.973291" calcext:value-type="float">
            <text:p>0.973291</text:p>
          </table:table-cell>
          <table:table-cell office:value-type="float" office:value="0.926068" calcext:value-type="float">
            <text:p>0.926068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50" calcext:value-type="float">
            <text:p>89050</text:p>
          </table:table-cell>
          <table:table-cell office:value-type="float" office:value="0.973276" calcext:value-type="float">
            <text:p>0.973276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49" calcext:value-type="float">
            <text:p>89049</text:p>
          </table:table-cell>
          <table:table-cell office:value-type="float" office:value="0.973274" calcext:value-type="float">
            <text:p>0.973274</text:p>
          </table:table-cell>
          <table:table-cell office:value-type="float" office:value="0.926086" calcext:value-type="float">
            <text:p>0.926086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48" calcext:value-type="float">
            <text:p>89048</text:p>
          </table:table-cell>
          <table:table-cell office:value-type="float" office:value="0.973271" calcext:value-type="float">
            <text:p>0.973271</text:p>
          </table:table-cell>
          <table:table-cell office:value-type="float" office:value="0.926094" calcext:value-type="float">
            <text:p>0.926094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47" calcext:value-type="float">
            <text:p>89047</text:p>
          </table:table-cell>
          <table:table-cell office:value-type="float" office:value="0.973254" calcext:value-type="float">
            <text:p>0.973254</text:p>
          </table:table-cell>
          <table:table-cell office:value-type="float" office:value="0.926103" calcext:value-type="float">
            <text:p>0.926103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46" calcext:value-type="float">
            <text:p>89046</text:p>
          </table:table-cell>
          <table:table-cell office:value-type="float" office:value="0.973251" calcext:value-type="float">
            <text:p>0.973251</text:p>
          </table:table-cell>
          <table:table-cell office:value-type="float" office:value="0.926111" calcext:value-type="float">
            <text:p>0.926111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045" calcext:value-type="float">
            <text:p>89045</text:p>
          </table:table-cell>
          <table:table-cell office:value-type="float" office:value="0.973239" calcext:value-type="float">
            <text:p>0.973239</text:p>
          </table:table-cell>
          <table:table-cell office:value-type="float" office:value="0.92612" calcext:value-type="float">
            <text:p>0.92612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44" calcext:value-type="float">
            <text:p>89044</text:p>
          </table:table-cell>
          <table:table-cell office:value-type="float" office:value="0.973225" calcext:value-type="float">
            <text:p>0.973225</text:p>
          </table:table-cell>
          <table:table-cell office:value-type="float" office:value="0.926129" calcext:value-type="float">
            <text:p>0.926129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043" calcext:value-type="float">
            <text:p>89043</text:p>
          </table:table-cell>
          <table:table-cell office:value-type="float" office:value="0.973216" calcext:value-type="float">
            <text:p>0.973216</text:p>
          </table:table-cell>
          <table:table-cell office:value-type="float" office:value="0.926137" calcext:value-type="float">
            <text:p>0.926137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42" calcext:value-type="float">
            <text:p>89042</text:p>
          </table:table-cell>
          <table:table-cell office:value-type="float" office:value="0.973205" calcext:value-type="float">
            <text:p>0.973205</text:p>
          </table:table-cell>
          <table:table-cell office:value-type="float" office:value="0.926146" calcext:value-type="float">
            <text:p>0.926146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041" calcext:value-type="float">
            <text:p>89041</text:p>
          </table:table-cell>
          <table:table-cell office:value-type="float" office:value="0.973202" calcext:value-type="float">
            <text:p>0.973202</text:p>
          </table:table-cell>
          <table:table-cell office:value-type="float" office:value="0.926154" calcext:value-type="float">
            <text:p>0.926154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040" calcext:value-type="float">
            <text:p>89040</text:p>
          </table:table-cell>
          <table:table-cell office:value-type="float" office:value="0.973193" calcext:value-type="float">
            <text:p>0.973193</text:p>
          </table:table-cell>
          <table:table-cell office:value-type="float" office:value="0.926163" calcext:value-type="float">
            <text:p>0.926163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39" calcext:value-type="float">
            <text:p>89039</text:p>
          </table:table-cell>
          <table:table-cell office:value-type="float" office:value="0.973165" calcext:value-type="float">
            <text:p>0.973165</text:p>
          </table:table-cell>
          <table:table-cell office:value-type="float" office:value="0.926172" calcext:value-type="float">
            <text:p>0.926172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38" calcext:value-type="float">
            <text:p>89038</text:p>
          </table:table-cell>
          <table:table-cell office:value-type="float" office:value="0.973147" calcext:value-type="float">
            <text:p>0.973147</text:p>
          </table:table-cell>
          <table:table-cell office:value-type="float" office:value="0.92618" calcext:value-type="float">
            <text:p>0.92618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37" calcext:value-type="float">
            <text:p>89037</text:p>
          </table:table-cell>
          <table:table-cell office:value-type="float" office:value="0.973093" calcext:value-type="float">
            <text:p>0.973093</text:p>
          </table:table-cell>
          <table:table-cell office:value-type="float" office:value="0.926189" calcext:value-type="float">
            <text:p>0.926189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36" calcext:value-type="float">
            <text:p>89036</text:p>
          </table:table-cell>
          <table:table-cell office:value-type="float" office:value="0.97309" calcext:value-type="float">
            <text:p>0.97309</text:p>
          </table:table-cell>
          <table:table-cell office:value-type="float" office:value="0.926197" calcext:value-type="float">
            <text:p>0.926197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35" calcext:value-type="float">
            <text:p>89035</text:p>
          </table:table-cell>
          <table:table-cell office:value-type="float" office:value="0.973084" calcext:value-type="float">
            <text:p>0.973084</text:p>
          </table:table-cell>
          <table:table-cell office:value-type="float" office:value="0.926206" calcext:value-type="float">
            <text:p>0.926206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34" calcext:value-type="float">
            <text:p>89034</text:p>
          </table:table-cell>
          <table:table-cell office:value-type="float" office:value="0.973067" calcext:value-type="float">
            <text:p>0.973067</text:p>
          </table:table-cell>
          <table:table-cell office:value-type="float" office:value="0.926215" calcext:value-type="float">
            <text:p>0.926215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33" calcext:value-type="float">
            <text:p>89033</text:p>
          </table:table-cell>
          <table:table-cell office:value-type="float" office:value="0.973064" calcext:value-type="float">
            <text:p>0.973064</text:p>
          </table:table-cell>
          <table:table-cell office:value-type="float" office:value="0.926223" calcext:value-type="float">
            <text:p>0.926223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32" calcext:value-type="float">
            <text:p>89032</text:p>
          </table:table-cell>
          <table:table-cell office:value-type="float" office:value="0.97303" calcext:value-type="float">
            <text:p>0.97303</text:p>
          </table:table-cell>
          <table:table-cell office:value-type="float" office:value="0.926232" calcext:value-type="float">
            <text:p>0.926232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31" calcext:value-type="float">
            <text:p>89031</text:p>
          </table:table-cell>
          <table:table-cell office:value-type="float" office:value="0.97301" calcext:value-type="float">
            <text:p>0.97301</text:p>
          </table:table-cell>
          <table:table-cell office:value-type="float" office:value="0.926241" calcext:value-type="float">
            <text:p>0.926241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030" calcext:value-type="float">
            <text:p>89030</text:p>
          </table:table-cell>
          <table:table-cell office:value-type="float" office:value="0.97299" calcext:value-type="float">
            <text:p>0.97299</text:p>
          </table:table-cell>
          <table:table-cell office:value-type="float" office:value="0.926249" calcext:value-type="float">
            <text:p>0.926249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029" calcext:value-type="float">
            <text:p>89029</text:p>
          </table:table-cell>
          <table:table-cell office:value-type="float" office:value="0.972987" calcext:value-type="float">
            <text:p>0.972987</text:p>
          </table:table-cell>
          <table:table-cell office:value-type="float" office:value="0.926258" calcext:value-type="float">
            <text:p>0.926258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28" calcext:value-type="float">
            <text:p>89028</text:p>
          </table:table-cell>
          <table:table-cell office:value-type="float" office:value="0.972978" calcext:value-type="float">
            <text:p>0.972978</text:p>
          </table:table-cell>
          <table:table-cell office:value-type="float" office:value="0.926266" calcext:value-type="float">
            <text:p>0.926266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27" calcext:value-type="float">
            <text:p>89027</text:p>
          </table:table-cell>
          <table:table-cell office:value-type="float" office:value="0.972961" calcext:value-type="float">
            <text:p>0.972961</text:p>
          </table:table-cell>
          <table:table-cell office:value-type="float" office:value="0.926275" calcext:value-type="float">
            <text:p>0.926275</text:p>
          </table:table-cell>
          <table:table-cell office:value-type="float" office:value="0.902937" calcext:value-type="float">
            <text:p>0.902937</text:p>
          </table:table-cell>
        </table:table-row>
        <table:table-row table:style-name="ro1">
          <table:table-cell office:value-type="float" office:value="89026" calcext:value-type="float">
            <text:p>89026</text:p>
          </table:table-cell>
          <table:table-cell office:value-type="float" office:value="0.972941" calcext:value-type="float">
            <text:p>0.972941</text:p>
          </table:table-cell>
          <table:table-cell office:value-type="float" office:value="0.926284" calcext:value-type="float">
            <text:p>0.926284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025" calcext:value-type="float">
            <text:p>89025</text:p>
          </table:table-cell>
          <table:table-cell office:value-type="float" office:value="0.972938" calcext:value-type="float">
            <text:p>0.972938</text:p>
          </table:table-cell>
          <table:table-cell office:value-type="float" office:value="0.926292" calcext:value-type="float">
            <text:p>0.926292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024" calcext:value-type="float">
            <text:p>89024</text:p>
          </table:table-cell>
          <table:table-cell office:value-type="float" office:value="0.972921" calcext:value-type="float">
            <text:p>0.972921</text:p>
          </table:table-cell>
          <table:table-cell office:value-type="float" office:value="0.926301" calcext:value-type="float">
            <text:p>0.926301</text:p>
          </table:table-cell>
          <table:table-cell office:value-type="float" office:value="0.902928" calcext:value-type="float">
            <text:p>0.902928</text:p>
          </table:table-cell>
        </table:table-row>
        <table:table-row table:style-name="ro1">
          <table:table-cell office:value-type="float" office:value="89023" calcext:value-type="float">
            <text:p>89023</text:p>
          </table:table-cell>
          <table:table-cell office:value-type="float" office:value="0.972918" calcext:value-type="float">
            <text:p>0.972918</text:p>
          </table:table-cell>
          <table:table-cell office:value-type="float" office:value="0.926309" calcext:value-type="float">
            <text:p>0.926309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22" calcext:value-type="float">
            <text:p>89022</text:p>
          </table:table-cell>
          <table:table-cell office:value-type="float" office:value="0.972881" calcext:value-type="float">
            <text:p>0.972881</text:p>
          </table:table-cell>
          <table:table-cell office:value-type="float" office:value="0.926318" calcext:value-type="float">
            <text:p>0.926318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21" calcext:value-type="float">
            <text:p>89021</text:p>
          </table:table-cell>
          <table:table-cell office:value-type="float" office:value="0.972878" calcext:value-type="float">
            <text:p>0.972878</text:p>
          </table:table-cell>
          <table:table-cell office:value-type="float" office:value="0.926327" calcext:value-type="float">
            <text:p>0.926327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20" calcext:value-type="float">
            <text:p>89020</text:p>
          </table:table-cell>
          <table:table-cell office:value-type="float" office:value="0.972875" calcext:value-type="float">
            <text:p>0.972875</text:p>
          </table:table-cell>
          <table:table-cell office:value-type="float" office:value="0.926335" calcext:value-type="float">
            <text:p>0.926335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19" calcext:value-type="float">
            <text:p>89019</text:p>
          </table:table-cell>
          <table:table-cell office:value-type="float" office:value="0.972872" calcext:value-type="float">
            <text:p>0.972872</text:p>
          </table:table-cell>
          <table:table-cell office:value-type="float" office:value="0.926344" calcext:value-type="float">
            <text:p>0.926344</text:p>
          </table:table-cell>
          <table:table-cell office:value-type="float" office:value="0.902954" calcext:value-type="float">
            <text:p>0.902954</text:p>
          </table:table-cell>
        </table:table-row>
        <table:table-row table:style-name="ro1">
          <table:table-cell office:value-type="float" office:value="89018" calcext:value-type="float">
            <text:p>89018</text:p>
          </table:table-cell>
          <table:table-cell office:value-type="float" office:value="0.972852" calcext:value-type="float">
            <text:p>0.972852</text:p>
          </table:table-cell>
          <table:table-cell office:value-type="float" office:value="0.926352" calcext:value-type="float">
            <text:p>0.926352</text:p>
          </table:table-cell>
          <table:table-cell office:value-type="float" office:value="0.902946" calcext:value-type="float">
            <text:p>0.902946</text:p>
          </table:table-cell>
        </table:table-row>
        <table:table-row table:style-name="ro1">
          <table:table-cell office:value-type="float" office:value="89017" calcext:value-type="float">
            <text:p>89017</text:p>
          </table:table-cell>
          <table:table-cell office:value-type="float" office:value="0.972832" calcext:value-type="float">
            <text:p>0.972832</text:p>
          </table:table-cell>
          <table:table-cell office:value-type="float" office:value="0.926361" calcext:value-type="float">
            <text:p>0.926361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16" calcext:value-type="float">
            <text:p>89016</text:p>
          </table:table-cell>
          <table:table-cell office:value-type="float" office:value="0.97282" calcext:value-type="float">
            <text:p>0.97282</text:p>
          </table:table-cell>
          <table:table-cell office:value-type="float" office:value="0.92637" calcext:value-type="float">
            <text:p>0.92637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15" calcext:value-type="float">
            <text:p>89015</text:p>
          </table:table-cell>
          <table:table-cell office:value-type="float" office:value="0.972815" calcext:value-type="float">
            <text:p>0.972815</text:p>
          </table:table-cell>
          <table:table-cell office:value-type="float" office:value="0.926378" calcext:value-type="float">
            <text:p>0.926378</text:p>
          </table:table-cell>
          <table:table-cell office:value-type="float" office:value="0.90298" calcext:value-type="float">
            <text:p>0.90298</text:p>
          </table:table-cell>
        </table:table-row>
        <table:table-row table:style-name="ro1">
          <table:table-cell office:value-type="float" office:value="89014" calcext:value-type="float">
            <text:p>89014</text:p>
          </table:table-cell>
          <table:table-cell office:value-type="float" office:value="0.972803" calcext:value-type="float">
            <text:p>0.972803</text:p>
          </table:table-cell>
          <table:table-cell office:value-type="float" office:value="0.926387" calcext:value-type="float">
            <text:p>0.926387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13" calcext:value-type="float">
            <text:p>89013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926395" calcext:value-type="float">
            <text:p>0.926395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12" calcext:value-type="float">
            <text:p>89012</text:p>
          </table:table-cell>
          <table:table-cell office:value-type="float" office:value="0.972783" calcext:value-type="float">
            <text:p>0.972783</text:p>
          </table:table-cell>
          <table:table-cell office:value-type="float" office:value="0.926404" calcext:value-type="float">
            <text:p>0.926404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11" calcext:value-type="float">
            <text:p>89011</text:p>
          </table:table-cell>
          <table:table-cell office:value-type="float" office:value="0.972769" calcext:value-type="float">
            <text:p>0.972769</text:p>
          </table:table-cell>
          <table:table-cell office:value-type="float" office:value="0.926413" calcext:value-type="float">
            <text:p>0.926413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010" calcext:value-type="float">
            <text:p>89010</text:p>
          </table:table-cell>
          <table:table-cell office:value-type="float" office:value="0.972757" calcext:value-type="float">
            <text:p>0.972757</text:p>
          </table:table-cell>
          <table:table-cell office:value-type="float" office:value="0.926421" calcext:value-type="float">
            <text:p>0.926421</text:p>
          </table:table-cell>
          <table:table-cell office:value-type="float" office:value="0.903015" calcext:value-type="float">
            <text:p>0.903015</text:p>
          </table:table-cell>
        </table:table-row>
        <table:table-row table:style-name="ro1">
          <table:table-cell office:value-type="float" office:value="89009" calcext:value-type="float">
            <text:p>89009</text:p>
          </table:table-cell>
          <table:table-cell office:value-type="float" office:value="0.972731" calcext:value-type="float">
            <text:p>0.972731</text:p>
          </table:table-cell>
          <table:table-cell office:value-type="float" office:value="0.92643" calcext:value-type="float">
            <text:p>0.92643</text:p>
          </table:table-cell>
          <table:table-cell office:value-type="float" office:value="0.903006" calcext:value-type="float">
            <text:p>0.903006</text:p>
          </table:table-cell>
        </table:table-row>
        <table:table-row table:style-name="ro1">
          <table:table-cell office:value-type="float" office:value="89008" calcext:value-type="float">
            <text:p>89008</text:p>
          </table:table-cell>
          <table:table-cell office:value-type="float" office:value="0.972714" calcext:value-type="float">
            <text:p>0.972714</text:p>
          </table:table-cell>
          <table:table-cell office:value-type="float" office:value="0.926438" calcext:value-type="float">
            <text:p>0.926438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007" calcext:value-type="float">
            <text:p>89007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926447" calcext:value-type="float">
            <text:p>0.926447</text:p>
          </table:table-cell>
          <table:table-cell office:value-type="float" office:value="0.902989" calcext:value-type="float">
            <text:p>0.902989</text:p>
          </table:table-cell>
        </table:table-row>
        <table:table-row table:style-name="ro1">
          <table:table-cell office:value-type="float" office:value="89006" calcext:value-type="float">
            <text:p>89006</text:p>
          </table:table-cell>
          <table:table-cell office:value-type="float" office:value="0.972663" calcext:value-type="float">
            <text:p>0.972663</text:p>
          </table:table-cell>
          <table:table-cell office:value-type="float" office:value="0.926456" calcext:value-type="float">
            <text:p>0.926456</text:p>
          </table:table-cell>
          <table:table-cell office:value-type="float" office:value="0.902997" calcext:value-type="float">
            <text:p>0.902997</text:p>
          </table:table-cell>
        </table:table-row>
        <table:table-row table:style-name="ro1">
          <table:table-cell office:value-type="float" office:value="89005" calcext:value-type="float">
            <text:p>89005</text:p>
          </table:table-cell>
          <table:table-cell office:value-type="float" office:value="0.972654" calcext:value-type="float">
            <text:p>0.972654</text:p>
          </table:table-cell>
          <table:table-cell office:value-type="float" office:value="0.926464" calcext:value-type="float">
            <text:p>0.926464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04" calcext:value-type="float">
            <text:p>89004</text:p>
          </table:table-cell>
          <table:table-cell office:value-type="float" office:value="0.972651" calcext:value-type="float">
            <text:p>0.972651</text:p>
          </table:table-cell>
          <table:table-cell office:value-type="float" office:value="0.926473" calcext:value-type="float">
            <text:p>0.926473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03" calcext:value-type="float">
            <text:p>89003</text:p>
          </table:table-cell>
          <table:table-cell office:value-type="float" office:value="0.97262" calcext:value-type="float">
            <text:p>0.97262</text:p>
          </table:table-cell>
          <table:table-cell office:value-type="float" office:value="0.926481" calcext:value-type="float">
            <text:p>0.926481</text:p>
          </table:table-cell>
          <table:table-cell office:value-type="float" office:value="0.902963" calcext:value-type="float">
            <text:p>0.902963</text:p>
          </table:table-cell>
        </table:table-row>
        <table:table-row table:style-name="ro1">
          <table:table-cell office:value-type="float" office:value="89002" calcext:value-type="float">
            <text:p>89002</text:p>
          </table:table-cell>
          <table:table-cell office:value-type="float" office:value="0.972614" calcext:value-type="float">
            <text:p>0.972614</text:p>
          </table:table-cell>
          <table:table-cell office:value-type="float" office:value="0.92649" calcext:value-type="float">
            <text:p>0.92649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01" calcext:value-type="float">
            <text:p>89001</text:p>
          </table:table-cell>
          <table:table-cell office:value-type="float" office:value="0.972611" calcext:value-type="float">
            <text:p>0.972611</text:p>
          </table:table-cell>
          <table:table-cell office:value-type="float" office:value="0.926499" calcext:value-type="float">
            <text:p>0.926499</text:p>
          </table:table-cell>
          <table:table-cell office:value-type="float" office:value="0.902972" calcext:value-type="float">
            <text:p>0.902972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26507" calcext:value-type="float">
            <text:p>0.926507</text:p>
          </table:table-cell>
          <table:table-cell office:value-type="float" office:value="0.902963" calcext:value-type="float">
            <text:p>0.902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23:21:52.018352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3:22:46.011299946</dc:date>
    <meta:generator>LibreOffice/4.2.8.2$Linux_X86_64 LibreOffice_project/420m0$Build-2</meta:generator>
    <meta:editing-duration>PT2M49S</meta:editing-duration>
    <meta:editing-cycles>4</meta:editing-cycles>
    <meta:document-statistic meta:table-count="1" meta:cell-count="57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88900" chart:maximum="90500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8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1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1cm" svg:stroke-color="#0066cc" draw:fill-color="#0066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88cm" svg:height="11.87cm" xlink:href=".." xlink:type="simple" chart:class="chart:scatter" chart:style-name="ch1">
        <chart:legend chart:legend-position="end" svg:x="17.128cm" svg:y="5.097cm" style:legend-expansion="high" chart:style-name="ch2"/>
        <chart:plot-area chart:style-name="ch3" table:cell-range-address="Sheet1.A2:Sheet1.D1438 Sheet1.B1:Sheet1.D1" chart:data-source-has-labels="row" svg:x="1.435cm" svg:y="0.237cm" svg:width="15.292cm" svg:height="10.392cm">
          <chartooo:coordinate-region svg:x="1.964cm" svg:y="0.45cm" svg:width="13.785cm" svg:height="9.505cm"/>
          <chart:axis chart:dimension="x" chart:name="primary-x" chart:style-name="ch4">
            <chart:title svg:x="8.54cm" svg:y="10.867cm" chart:style-name="ch5">
              <text:p>Nodes</text:p>
            </chart:title>
          </chart:axis>
          <chart:axis chart:dimension="y" chart:name="primary-y" chart:style-name="ch6">
            <chart:title svg:x="0.451cm" svg:y="6.201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1438" chart:label-cell-address="Sheet1.B1:Sheet1.B1" chart:class="chart:scatter">
            <chart:domain table:cell-range-address="Sheet1.A2:Sheet1.A1438"/>
            <chart:data-point chart:repeated="1437"/>
          </chart:series>
          <chart:series chart:style-name="ch10" chart:values-cell-range-address="Sheet1.C2:Sheet1.C1438" chart:label-cell-address="Sheet1.C1:Sheet1.C1" chart:class="chart:scatter">
            <chart:data-point chart:repeated="1437"/>
          </chart:series>
          <chart:series chart:style-name="ch11" chart:values-cell-range-address="Sheet1.D2:Sheet1.D1438" chart:label-cell-address="Sheet1.D1:Sheet1.D1" chart:class="chart:scatter">
            <chart:data-point chart:repeated="14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</text:p>
                <draw:g>
                  <svg:desc>Sheet1.B1:Sheet1.B1</svg:desc>
                </draw:g>
              </table:table-cell>
              <table:table-cell office:value-type="string">
                <text:p>Valid</text:p>
                <draw:g>
                  <svg:desc>Sheet1.C1:Sheet1.C1</svg:desc>
                </draw:g>
              </table:table-cell>
              <table:table-cell office:value-type="string">
                <text:p>Tes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436">
                <text:p>90436</text:p>
                <draw:g>
                  <svg:desc>Sheet1.A2:Sheet1.A1438</svg:desc>
                </draw:g>
              </table:table-cell>
              <table:table-cell office:value-type="float" office:value="0.999478">
                <text:p>0.999478</text:p>
                <draw:g>
                  <svg:desc>Sheet1.B2:Sheet1.B1438</svg:desc>
                </draw:g>
              </table:table-cell>
              <table:table-cell office:value-type="float" office:value="0.8999256">
                <text:p>0.8999256</text:p>
                <draw:g>
                  <svg:desc>Sheet1.C2:Sheet1.C1438</svg:desc>
                </draw:g>
              </table:table-cell>
              <table:table-cell office:value-type="float" office:value="0.902361">
                <text:p>0.902361</text:p>
                <draw:g>
                  <svg:desc>Sheet1.D2:Sheet1.D14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435">
                <text:p>90435</text:p>
              </table:table-cell>
              <table:table-cell office:value-type="float" office:value="0.999294">
                <text:p>0.999294</text:p>
              </table:table-cell>
              <table:table-cell office:value-type="float" office:value="0.902403">
                <text:p>0.902403</text:p>
              </table:table-cell>
              <table:table-cell office:value-type="float" office:value="0.902395">
                <text:p>0.902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434">
                <text:p>90434</text:p>
              </table:table-cell>
              <table:table-cell office:value-type="float" office:value="0.999099">
                <text:p>0.999099</text:p>
              </table:table-cell>
              <table:table-cell office:value-type="float" office:value="0.902532">
                <text:p>0.902532</text:p>
              </table:table-cell>
              <table:table-cell office:value-type="float" office:value="0.902395">
                <text:p>0.902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433">
                <text:p>90433</text:p>
              </table:table-cell>
              <table:table-cell office:value-type="float" office:value="0.99899">
                <text:p>0.99899</text:p>
              </table:table-cell>
              <table:table-cell office:value-type="float" office:value="0.902618">
                <text:p>0.902618</text:p>
              </table:table-cell>
              <table:table-cell office:value-type="float" office:value="0.902412">
                <text:p>0.902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432">
                <text:p>90432</text:p>
              </table:table-cell>
              <table:table-cell office:value-type="float" office:value="0.998936">
                <text:p>0.998936</text:p>
              </table:table-cell>
              <table:table-cell office:value-type="float" office:value="0.902704">
                <text:p>0.902704</text:p>
              </table:table-cell>
              <table:table-cell office:value-type="float" office:value="0.902421">
                <text:p>0.902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431">
                <text:p>90431</text:p>
              </table:table-cell>
              <table:table-cell office:value-type="float" office:value="0.998672">
                <text:p>0.998672</text:p>
              </table:table-cell>
              <table:table-cell office:value-type="float" office:value="0.90279">
                <text:p>0.90279</text:p>
              </table:table-cell>
              <table:table-cell office:value-type="float" office:value="0.902412">
                <text:p>0.902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430">
                <text:p>90430</text:p>
              </table:table-cell>
              <table:table-cell office:value-type="float" office:value="0.998534">
                <text:p>0.998534</text:p>
              </table:table-cell>
              <table:table-cell office:value-type="float" office:value="0.902876">
                <text:p>0.902876</text:p>
              </table:table-cell>
              <table:table-cell office:value-type="float" office:value="0.902541">
                <text:p>0.902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429">
                <text:p>90429</text:p>
              </table:table-cell>
              <table:table-cell office:value-type="float" office:value="0.998322">
                <text:p>0.998322</text:p>
              </table:table-cell>
              <table:table-cell office:value-type="float" office:value="0.902953">
                <text:p>0.902953</text:p>
              </table:table-cell>
              <table:table-cell office:value-type="float" office:value="0.902627">
                <text:p>0.90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428">
                <text:p>90428</text:p>
              </table:table-cell>
              <table:table-cell office:value-type="float" office:value="0.998156">
                <text:p>0.998156</text:p>
              </table:table-cell>
              <table:table-cell office:value-type="float" office:value="0.903022">
                <text:p>0.903022</text:p>
              </table:table-cell>
              <table:table-cell office:value-type="float" office:value="0.902645">
                <text:p>0.902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427">
                <text:p>90427</text:p>
              </table:table-cell>
              <table:table-cell office:value-type="float" office:value="0.997966">
                <text:p>0.997966</text:p>
              </table:table-cell>
              <table:table-cell office:value-type="float" office:value="0.903091">
                <text:p>0.903091</text:p>
              </table:table-cell>
              <table:table-cell office:value-type="float" office:value="0.902645">
                <text:p>0.902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426">
                <text:p>90426</text:p>
              </table:table-cell>
              <table:table-cell office:value-type="float" office:value="0.997874">
                <text:p>0.997874</text:p>
              </table:table-cell>
              <table:table-cell office:value-type="float" office:value="0.90316">
                <text:p>0.90316</text:p>
              </table:table-cell>
              <table:table-cell office:value-type="float" office:value="0.902653">
                <text:p>0.90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425">
                <text:p>90425</text:p>
              </table:table-cell>
              <table:table-cell office:value-type="float" office:value="0.997806">
                <text:p>0.997806</text:p>
              </table:table-cell>
              <table:table-cell office:value-type="float" office:value="0.903229">
                <text:p>0.903229</text:p>
              </table:table-cell>
              <table:table-cell office:value-type="float" office:value="0.902688">
                <text:p>0.902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424">
                <text:p>90424</text:p>
              </table:table-cell>
              <table:table-cell office:value-type="float" office:value="0.997774">
                <text:p>0.997774</text:p>
              </table:table-cell>
              <table:table-cell office:value-type="float" office:value="0.903289">
                <text:p>0.903289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423">
                <text:p>90423</text:p>
              </table:table-cell>
              <table:table-cell office:value-type="float" office:value="0.997679">
                <text:p>0.997679</text:p>
              </table:table-cell>
              <table:table-cell office:value-type="float" office:value="0.903349">
                <text:p>0.903349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422">
                <text:p>90422</text:p>
              </table:table-cell>
              <table:table-cell office:value-type="float" office:value="0.997593">
                <text:p>0.997593</text:p>
              </table:table-cell>
              <table:table-cell office:value-type="float" office:value="0.90341">
                <text:p>0.90341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421">
                <text:p>90421</text:p>
              </table:table-cell>
              <table:table-cell office:value-type="float" office:value="0.997507">
                <text:p>0.997507</text:p>
              </table:table-cell>
              <table:table-cell office:value-type="float" office:value="0.90347">
                <text:p>0.90347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420">
                <text:p>90420</text:p>
              </table:table-cell>
              <table:table-cell office:value-type="float" office:value="0.997436">
                <text:p>0.997436</text:p>
              </table:table-cell>
              <table:table-cell office:value-type="float" office:value="0.90353">
                <text:p>0.90353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419">
                <text:p>90419</text:p>
              </table:table-cell>
              <table:table-cell office:value-type="float" office:value="0.997433">
                <text:p>0.997433</text:p>
              </table:table-cell>
              <table:table-cell office:value-type="float" office:value="0.90359">
                <text:p>0.90359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418">
                <text:p>90418</text:p>
              </table:table-cell>
              <table:table-cell office:value-type="float" office:value="0.997372">
                <text:p>0.997372</text:p>
              </table:table-cell>
              <table:table-cell office:value-type="float" office:value="0.903651">
                <text:p>0.903651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417">
                <text:p>90417</text:p>
              </table:table-cell>
              <table:table-cell office:value-type="float" office:value="0.997352">
                <text:p>0.997352</text:p>
              </table:table-cell>
              <table:table-cell office:value-type="float" office:value="0.903711">
                <text:p>0.903711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416">
                <text:p>90416</text:p>
              </table:table-cell>
              <table:table-cell office:value-type="float" office:value="0.99724">
                <text:p>0.99724</text:p>
              </table:table-cell>
              <table:table-cell office:value-type="float" office:value="0.903762">
                <text:p>0.903762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415">
                <text:p>90415</text:p>
              </table:table-cell>
              <table:table-cell office:value-type="float" office:value="0.997189">
                <text:p>0.997189</text:p>
              </table:table-cell>
              <table:table-cell office:value-type="float" office:value="0.903814">
                <text:p>0.903814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414">
                <text:p>90414</text:p>
              </table:table-cell>
              <table:table-cell office:value-type="float" office:value="0.997103">
                <text:p>0.997103</text:p>
              </table:table-cell>
              <table:table-cell office:value-type="float" office:value="0.903866">
                <text:p>0.903866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413">
                <text:p>90413</text:p>
              </table:table-cell>
              <table:table-cell office:value-type="float" office:value="0.997048">
                <text:p>0.997048</text:p>
              </table:table-cell>
              <table:table-cell office:value-type="float" office:value="0.903917">
                <text:p>0.903917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412">
                <text:p>90412</text:p>
              </table:table-cell>
              <table:table-cell office:value-type="float" office:value="0.997022">
                <text:p>0.997022</text:p>
              </table:table-cell>
              <table:table-cell office:value-type="float" office:value="0.903969">
                <text:p>0.903969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411">
                <text:p>90411</text:p>
              </table:table-cell>
              <table:table-cell office:value-type="float" office:value="0.997008">
                <text:p>0.997008</text:p>
              </table:table-cell>
              <table:table-cell office:value-type="float" office:value="0.904021">
                <text:p>0.904021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410">
                <text:p>90410</text:p>
              </table:table-cell>
              <table:table-cell office:value-type="float" office:value="0.996876">
                <text:p>0.996876</text:p>
              </table:table-cell>
              <table:table-cell office:value-type="float" office:value="0.904072">
                <text:p>0.904072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409">
                <text:p>90409</text:p>
              </table:table-cell>
              <table:table-cell office:value-type="float" office:value="0.996724">
                <text:p>0.996724</text:p>
              </table:table-cell>
              <table:table-cell office:value-type="float" office:value="0.904124">
                <text:p>0.904124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408">
                <text:p>90408</text:p>
              </table:table-cell>
              <table:table-cell office:value-type="float" office:value="0.996629">
                <text:p>0.996629</text:p>
              </table:table-cell>
              <table:table-cell office:value-type="float" office:value="0.904175">
                <text:p>0.904175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407">
                <text:p>90407</text:p>
              </table:table-cell>
              <table:table-cell office:value-type="float" office:value="0.996609">
                <text:p>0.996609</text:p>
              </table:table-cell>
              <table:table-cell office:value-type="float" office:value="0.904227">
                <text:p>0.904227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406">
                <text:p>90406</text:p>
              </table:table-cell>
              <table:table-cell office:value-type="float" office:value="0.996581">
                <text:p>0.996581</text:p>
              </table:table-cell>
              <table:table-cell office:value-type="float" office:value="0.904279">
                <text:p>0.904279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405">
                <text:p>90405</text:p>
              </table:table-cell>
              <table:table-cell office:value-type="float" office:value="0.996526">
                <text:p>0.996526</text:p>
              </table:table-cell>
              <table:table-cell office:value-type="float" office:value="0.90433">
                <text:p>0.90433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404">
                <text:p>90404</text:p>
              </table:table-cell>
              <table:table-cell office:value-type="float" office:value="0.996506">
                <text:p>0.996506</text:p>
              </table:table-cell>
              <table:table-cell office:value-type="float" office:value="0.904382">
                <text:p>0.904382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403">
                <text:p>90403</text:p>
              </table:table-cell>
              <table:table-cell office:value-type="float" office:value="0.996492">
                <text:p>0.996492</text:p>
              </table:table-cell>
              <table:table-cell office:value-type="float" office:value="0.904434">
                <text:p>0.904434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402">
                <text:p>90402</text:p>
              </table:table-cell>
              <table:table-cell office:value-type="float" office:value="0.996446">
                <text:p>0.996446</text:p>
              </table:table-cell>
              <table:table-cell office:value-type="float" office:value="0.904485">
                <text:p>0.904485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401">
                <text:p>90401</text:p>
              </table:table-cell>
              <table:table-cell office:value-type="float" office:value="0.996423">
                <text:p>0.996423</text:p>
              </table:table-cell>
              <table:table-cell office:value-type="float" office:value="0.904537">
                <text:p>0.904537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400">
                <text:p>90400</text:p>
              </table:table-cell>
              <table:table-cell office:value-type="float" office:value="0.996271">
                <text:p>0.996271</text:p>
              </table:table-cell>
              <table:table-cell office:value-type="float" office:value="0.904589">
                <text:p>0.904589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399">
                <text:p>90399</text:p>
              </table:table-cell>
              <table:table-cell office:value-type="float" office:value="0.996248">
                <text:p>0.996248</text:p>
              </table:table-cell>
              <table:table-cell office:value-type="float" office:value="0.904632">
                <text:p>0.904632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398">
                <text:p>90398</text:p>
              </table:table-cell>
              <table:table-cell office:value-type="float" office:value="0.996168">
                <text:p>0.996168</text:p>
              </table:table-cell>
              <table:table-cell office:value-type="float" office:value="0.904675">
                <text:p>0.904675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397">
                <text:p>90397</text:p>
              </table:table-cell>
              <table:table-cell office:value-type="float" office:value="0.99613">
                <text:p>0.99613</text:p>
              </table:table-cell>
              <table:table-cell office:value-type="float" office:value="0.904718">
                <text:p>0.904718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396">
                <text:p>90396</text:p>
              </table:table-cell>
              <table:table-cell office:value-type="float" office:value="0.996099">
                <text:p>0.996099</text:p>
              </table:table-cell>
              <table:table-cell office:value-type="float" office:value="0.904761">
                <text:p>0.904761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395">
                <text:p>90395</text:p>
              </table:table-cell>
              <table:table-cell office:value-type="float" office:value="0.996096">
                <text:p>0.996096</text:p>
              </table:table-cell>
              <table:table-cell office:value-type="float" office:value="0.904804">
                <text:p>0.904804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394">
                <text:p>90394</text:p>
              </table:table-cell>
              <table:table-cell office:value-type="float" office:value="0.996059">
                <text:p>0.996059</text:p>
              </table:table-cell>
              <table:table-cell office:value-type="float" office:value="0.904847">
                <text:p>0.904847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393">
                <text:p>90393</text:p>
              </table:table-cell>
              <table:table-cell office:value-type="float" office:value="0.995952">
                <text:p>0.995952</text:p>
              </table:table-cell>
              <table:table-cell office:value-type="float" office:value="0.90489">
                <text:p>0.90489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392">
                <text:p>90392</text:p>
              </table:table-cell>
              <table:table-cell office:value-type="float" office:value="0.995775">
                <text:p>0.995775</text:p>
              </table:table-cell>
              <table:table-cell office:value-type="float" office:value="0.904933">
                <text:p>0.904933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391">
                <text:p>90391</text:p>
              </table:table-cell>
              <table:table-cell office:value-type="float" office:value="0.995749">
                <text:p>0.995749</text:p>
              </table:table-cell>
              <table:table-cell office:value-type="float" office:value="0.904976">
                <text:p>0.904976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390">
                <text:p>90390</text:p>
              </table:table-cell>
              <table:table-cell office:value-type="float" office:value="0.995726">
                <text:p>0.995726</text:p>
              </table:table-cell>
              <table:table-cell office:value-type="float" office:value="0.905019">
                <text:p>0.905019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389">
                <text:p>90389</text:p>
              </table:table-cell>
              <table:table-cell office:value-type="float" office:value="0.995666">
                <text:p>0.995666</text:p>
              </table:table-cell>
              <table:table-cell office:value-type="float" office:value="0.905062">
                <text:p>0.905062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388">
                <text:p>90388</text:p>
              </table:table-cell>
              <table:table-cell office:value-type="float" office:value="0.995608">
                <text:p>0.995608</text:p>
              </table:table-cell>
              <table:table-cell office:value-type="float" office:value="0.905105">
                <text:p>0.905105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387">
                <text:p>90387</text:p>
              </table:table-cell>
              <table:table-cell office:value-type="float" office:value="0.995574">
                <text:p>0.995574</text:p>
              </table:table-cell>
              <table:table-cell office:value-type="float" office:value="0.905148">
                <text:p>0.905148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386">
                <text:p>90386</text:p>
              </table:table-cell>
              <table:table-cell office:value-type="float" office:value="0.995516">
                <text:p>0.995516</text:p>
              </table:table-cell>
              <table:table-cell office:value-type="float" office:value="0.905191">
                <text:p>0.905191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385">
                <text:p>90385</text:p>
              </table:table-cell>
              <table:table-cell office:value-type="float" office:value="0.995499">
                <text:p>0.995499</text:p>
              </table:table-cell>
              <table:table-cell office:value-type="float" office:value="0.905234">
                <text:p>0.905234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384">
                <text:p>90384</text:p>
              </table:table-cell>
              <table:table-cell office:value-type="float" office:value="0.995496">
                <text:p>0.995496</text:p>
              </table:table-cell>
              <table:table-cell office:value-type="float" office:value="0.905277">
                <text:p>0.905277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383">
                <text:p>90383</text:p>
              </table:table-cell>
              <table:table-cell office:value-type="float" office:value="0.995471">
                <text:p>0.995471</text:p>
              </table:table-cell>
              <table:table-cell office:value-type="float" office:value="0.90532">
                <text:p>0.90532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382">
                <text:p>90382</text:p>
              </table:table-cell>
              <table:table-cell office:value-type="float" office:value="0.995459">
                <text:p>0.995459</text:p>
              </table:table-cell>
              <table:table-cell office:value-type="float" office:value="0.905363">
                <text:p>0.905363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381">
                <text:p>90381</text:p>
              </table:table-cell>
              <table:table-cell office:value-type="float" office:value="0.995413">
                <text:p>0.995413</text:p>
              </table:table-cell>
              <table:table-cell office:value-type="float" office:value="0.905406">
                <text:p>0.905406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380">
                <text:p>90380</text:p>
              </table:table-cell>
              <table:table-cell office:value-type="float" office:value="0.995405">
                <text:p>0.995405</text:p>
              </table:table-cell>
              <table:table-cell office:value-type="float" office:value="0.905441">
                <text:p>0.905441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379">
                <text:p>90379</text:p>
              </table:table-cell>
              <table:table-cell office:value-type="float" office:value="0.995379">
                <text:p>0.995379</text:p>
              </table:table-cell>
              <table:table-cell office:value-type="float" office:value="0.905475">
                <text:p>0.905475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378">
                <text:p>90378</text:p>
              </table:table-cell>
              <table:table-cell office:value-type="float" office:value="0.995359">
                <text:p>0.995359</text:p>
              </table:table-cell>
              <table:table-cell office:value-type="float" office:value="0.905509">
                <text:p>0.905509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377">
                <text:p>90377</text:p>
              </table:table-cell>
              <table:table-cell office:value-type="float" office:value="0.995356">
                <text:p>0.995356</text:p>
              </table:table-cell>
              <table:table-cell office:value-type="float" office:value="0.905544">
                <text:p>0.905544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376">
                <text:p>90376</text:p>
              </table:table-cell>
              <table:table-cell office:value-type="float" office:value="0.995344">
                <text:p>0.995344</text:p>
              </table:table-cell>
              <table:table-cell office:value-type="float" office:value="0.905578">
                <text:p>0.905578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375">
                <text:p>90375</text:p>
              </table:table-cell>
              <table:table-cell office:value-type="float" office:value="0.995327">
                <text:p>0.995327</text:p>
              </table:table-cell>
              <table:table-cell office:value-type="float" office:value="0.905613">
                <text:p>0.905613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374">
                <text:p>90374</text:p>
              </table:table-cell>
              <table:table-cell office:value-type="float" office:value="0.995083">
                <text:p>0.995083</text:p>
              </table:table-cell>
              <table:table-cell office:value-type="float" office:value="0.905647">
                <text:p>0.905647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373">
                <text:p>90373</text:p>
              </table:table-cell>
              <table:table-cell office:value-type="float" office:value="0.995069">
                <text:p>0.995069</text:p>
              </table:table-cell>
              <table:table-cell office:value-type="float" office:value="0.905681">
                <text:p>0.905681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372">
                <text:p>90372</text:p>
              </table:table-cell>
              <table:table-cell office:value-type="float" office:value="0.995043">
                <text:p>0.995043</text:p>
              </table:table-cell>
              <table:table-cell office:value-type="float" office:value="0.905716">
                <text:p>0.905716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371">
                <text:p>90371</text:p>
              </table:table-cell>
              <table:table-cell office:value-type="float" office:value="0.994989">
                <text:p>0.994989</text:p>
              </table:table-cell>
              <table:table-cell office:value-type="float" office:value="0.90575">
                <text:p>0.90575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370">
                <text:p>90370</text:p>
              </table:table-cell>
              <table:table-cell office:value-type="float" office:value="0.994926">
                <text:p>0.994926</text:p>
              </table:table-cell>
              <table:table-cell office:value-type="float" office:value="0.905785">
                <text:p>0.905785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369">
                <text:p>90369</text:p>
              </table:table-cell>
              <table:table-cell office:value-type="float" office:value="0.994865">
                <text:p>0.994865</text:p>
              </table:table-cell>
              <table:table-cell office:value-type="float" office:value="0.905819">
                <text:p>0.905819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368">
                <text:p>90368</text:p>
              </table:table-cell>
              <table:table-cell office:value-type="float" office:value="0.99486">
                <text:p>0.99486</text:p>
              </table:table-cell>
              <table:table-cell office:value-type="float" office:value="0.905854">
                <text:p>0.905854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367">
                <text:p>90367</text:p>
              </table:table-cell>
              <table:table-cell office:value-type="float" office:value="0.994819">
                <text:p>0.994819</text:p>
              </table:table-cell>
              <table:table-cell office:value-type="float" office:value="0.905888">
                <text:p>0.905888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366">
                <text:p>90366</text:p>
              </table:table-cell>
              <table:table-cell office:value-type="float" office:value="0.994817">
                <text:p>0.994817</text:p>
              </table:table-cell>
              <table:table-cell office:value-type="float" office:value="0.905922">
                <text:p>0.905922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365">
                <text:p>90365</text:p>
              </table:table-cell>
              <table:table-cell office:value-type="float" office:value="0.994799">
                <text:p>0.994799</text:p>
              </table:table-cell>
              <table:table-cell office:value-type="float" office:value="0.905957">
                <text:p>0.905957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364">
                <text:p>90364</text:p>
              </table:table-cell>
              <table:table-cell office:value-type="float" office:value="0.994794">
                <text:p>0.994794</text:p>
              </table:table-cell>
              <table:table-cell office:value-type="float" office:value="0.905991">
                <text:p>0.905991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363">
                <text:p>90363</text:p>
              </table:table-cell>
              <table:table-cell office:value-type="float" office:value="0.994782">
                <text:p>0.994782</text:p>
              </table:table-cell>
              <table:table-cell office:value-type="float" office:value="0.906026">
                <text:p>0.906026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362">
                <text:p>90362</text:p>
              </table:table-cell>
              <table:table-cell office:value-type="float" office:value="0.994779">
                <text:p>0.994779</text:p>
              </table:table-cell>
              <table:table-cell office:value-type="float" office:value="0.90606">
                <text:p>0.90606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361">
                <text:p>90361</text:p>
              </table:table-cell>
              <table:table-cell office:value-type="float" office:value="0.994748">
                <text:p>0.994748</text:p>
              </table:table-cell>
              <table:table-cell office:value-type="float" office:value="0.906095">
                <text:p>0.906095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360">
                <text:p>90360</text:p>
              </table:table-cell>
              <table:table-cell office:value-type="float" office:value="0.994702">
                <text:p>0.994702</text:p>
              </table:table-cell>
              <table:table-cell office:value-type="float" office:value="0.906129">
                <text:p>0.906129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359">
                <text:p>90359</text:p>
              </table:table-cell>
              <table:table-cell office:value-type="float" office:value="0.994699">
                <text:p>0.994699</text:p>
              </table:table-cell>
              <table:table-cell office:value-type="float" office:value="0.906163">
                <text:p>0.906163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358">
                <text:p>90358</text:p>
              </table:table-cell>
              <table:table-cell office:value-type="float" office:value="0.994696">
                <text:p>0.994696</text:p>
              </table:table-cell>
              <table:table-cell office:value-type="float" office:value="0.906198">
                <text:p>0.906198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357">
                <text:p>90357</text:p>
              </table:table-cell>
              <table:table-cell office:value-type="float" office:value="0.99467">
                <text:p>0.99467</text:p>
              </table:table-cell>
              <table:table-cell office:value-type="float" office:value="0.906232">
                <text:p>0.906232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356">
                <text:p>90356</text:p>
              </table:table-cell>
              <table:table-cell office:value-type="float" office:value="0.994664">
                <text:p>0.994664</text:p>
              </table:table-cell>
              <table:table-cell office:value-type="float" office:value="0.906267">
                <text:p>0.906267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355">
                <text:p>90355</text:p>
              </table:table-cell>
              <table:table-cell office:value-type="float" office:value="0.994504">
                <text:p>0.994504</text:p>
              </table:table-cell>
              <table:table-cell office:value-type="float" office:value="0.906301">
                <text:p>0.906301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354">
                <text:p>90354</text:p>
              </table:table-cell>
              <table:table-cell office:value-type="float" office:value="0.994495">
                <text:p>0.994495</text:p>
              </table:table-cell>
              <table:table-cell office:value-type="float" office:value="0.906336">
                <text:p>0.906336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353">
                <text:p>90353</text:p>
              </table:table-cell>
              <table:table-cell office:value-type="float" office:value="0.994472">
                <text:p>0.994472</text:p>
              </table:table-cell>
              <table:table-cell office:value-type="float" office:value="0.90637">
                <text:p>0.90637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352">
                <text:p>90352</text:p>
              </table:table-cell>
              <table:table-cell office:value-type="float" office:value="0.994401">
                <text:p>0.994401</text:p>
              </table:table-cell>
              <table:table-cell office:value-type="float" office:value="0.906404">
                <text:p>0.906404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351">
                <text:p>90351</text:p>
              </table:table-cell>
              <table:table-cell office:value-type="float" office:value="0.994329">
                <text:p>0.994329</text:p>
              </table:table-cell>
              <table:table-cell office:value-type="float" office:value="0.906439">
                <text:p>0.906439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350">
                <text:p>90350</text:p>
              </table:table-cell>
              <table:table-cell office:value-type="float" office:value="0.994271">
                <text:p>0.994271</text:p>
              </table:table-cell>
              <table:table-cell office:value-type="float" office:value="0.906473">
                <text:p>0.906473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349">
                <text:p>90349</text:p>
              </table:table-cell>
              <table:table-cell office:value-type="float" office:value="0.994171">
                <text:p>0.994171</text:p>
              </table:table-cell>
              <table:table-cell office:value-type="float" office:value="0.906508">
                <text:p>0.906508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348">
                <text:p>90348</text:p>
              </table:table-cell>
              <table:table-cell office:value-type="float" office:value="0.994108">
                <text:p>0.994108</text:p>
              </table:table-cell>
              <table:table-cell office:value-type="float" office:value="0.906542">
                <text:p>0.906542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347">
                <text:p>90347</text:p>
              </table:table-cell>
              <table:table-cell office:value-type="float" office:value="0.993999">
                <text:p>0.993999</text:p>
              </table:table-cell>
              <table:table-cell office:value-type="float" office:value="0.906576">
                <text:p>0.906576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346">
                <text:p>90346</text:p>
              </table:table-cell>
              <table:table-cell office:value-type="float" office:value="0.993965">
                <text:p>0.993965</text:p>
              </table:table-cell>
              <table:table-cell office:value-type="float" office:value="0.906611">
                <text:p>0.906611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345">
                <text:p>90345</text:p>
              </table:table-cell>
              <table:table-cell office:value-type="float" office:value="0.993867">
                <text:p>0.993867</text:p>
              </table:table-cell>
              <table:table-cell office:value-type="float" office:value="0.906645">
                <text:p>0.906645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344">
                <text:p>90344</text:p>
              </table:table-cell>
              <table:table-cell office:value-type="float" office:value="0.993864">
                <text:p>0.993864</text:p>
              </table:table-cell>
              <table:table-cell office:value-type="float" office:value="0.90668">
                <text:p>0.90668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343">
                <text:p>90343</text:p>
              </table:table-cell>
              <table:table-cell office:value-type="float" office:value="0.993861">
                <text:p>0.993861</text:p>
              </table:table-cell>
              <table:table-cell office:value-type="float" office:value="0.906714">
                <text:p>0.906714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342">
                <text:p>90342</text:p>
              </table:table-cell>
              <table:table-cell office:value-type="float" office:value="0.993758">
                <text:p>0.993758</text:p>
              </table:table-cell>
              <table:table-cell office:value-type="float" office:value="0.906749">
                <text:p>0.906749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341">
                <text:p>90341</text:p>
              </table:table-cell>
              <table:table-cell office:value-type="float" office:value="0.993709">
                <text:p>0.993709</text:p>
              </table:table-cell>
              <table:table-cell office:value-type="float" office:value="0.906783">
                <text:p>0.906783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340">
                <text:p>90340</text:p>
              </table:table-cell>
              <table:table-cell office:value-type="float" office:value="0.993706">
                <text:p>0.993706</text:p>
              </table:table-cell>
              <table:table-cell office:value-type="float" office:value="0.906817">
                <text:p>0.906817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339">
                <text:p>90339</text:p>
              </table:table-cell>
              <table:table-cell office:value-type="float" office:value="0.993592">
                <text:p>0.993592</text:p>
              </table:table-cell>
              <table:table-cell office:value-type="float" office:value="0.906852">
                <text:p>0.906852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338">
                <text:p>90338</text:p>
              </table:table-cell>
              <table:table-cell office:value-type="float" office:value="0.993543">
                <text:p>0.993543</text:p>
              </table:table-cell>
              <table:table-cell office:value-type="float" office:value="0.906886">
                <text:p>0.906886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337">
                <text:p>90337</text:p>
              </table:table-cell>
              <table:table-cell office:value-type="float" office:value="0.993511">
                <text:p>0.993511</text:p>
              </table:table-cell>
              <table:table-cell office:value-type="float" office:value="0.906921">
                <text:p>0.906921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336">
                <text:p>90336</text:p>
              </table:table-cell>
              <table:table-cell office:value-type="float" office:value="0.993471">
                <text:p>0.993471</text:p>
              </table:table-cell>
              <table:table-cell office:value-type="float" office:value="0.906955">
                <text:p>0.906955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335">
                <text:p>90335</text:p>
              </table:table-cell>
              <table:table-cell office:value-type="float" office:value="0.993417">
                <text:p>0.993417</text:p>
              </table:table-cell>
              <table:table-cell office:value-type="float" office:value="0.90699">
                <text:p>0.90699</text:p>
              </table:table-cell>
              <table:table-cell office:value-type="float" office:value="0.903066">
                <text:p>0.903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334">
                <text:p>90334</text:p>
              </table:table-cell>
              <table:table-cell office:value-type="float" office:value="0.993388">
                <text:p>0.993388</text:p>
              </table:table-cell>
              <table:table-cell office:value-type="float" office:value="0.907024">
                <text:p>0.907024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333">
                <text:p>90333</text:p>
              </table:table-cell>
              <table:table-cell office:value-type="float" office:value="0.993376">
                <text:p>0.993376</text:p>
              </table:table-cell>
              <table:table-cell office:value-type="float" office:value="0.907058">
                <text:p>0.907058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332">
                <text:p>90332</text:p>
              </table:table-cell>
              <table:table-cell office:value-type="float" office:value="0.993356">
                <text:p>0.993356</text:p>
              </table:table-cell>
              <table:table-cell office:value-type="float" office:value="0.907093">
                <text:p>0.907093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331">
                <text:p>90331</text:p>
              </table:table-cell>
              <table:table-cell office:value-type="float" office:value="0.993299">
                <text:p>0.993299</text:p>
              </table:table-cell>
              <table:table-cell office:value-type="float" office:value="0.907127">
                <text:p>0.907127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330">
                <text:p>90330</text:p>
              </table:table-cell>
              <table:table-cell office:value-type="float" office:value="0.993265">
                <text:p>0.993265</text:p>
              </table:table-cell>
              <table:table-cell office:value-type="float" office:value="0.907162">
                <text:p>0.907162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329">
                <text:p>90329</text:p>
              </table:table-cell>
              <table:table-cell office:value-type="float" office:value="0.993256">
                <text:p>0.993256</text:p>
              </table:table-cell>
              <table:table-cell office:value-type="float" office:value="0.907196">
                <text:p>0.907196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328">
                <text:p>90328</text:p>
              </table:table-cell>
              <table:table-cell office:value-type="float" office:value="0.99311">
                <text:p>0.99311</text:p>
              </table:table-cell>
              <table:table-cell office:value-type="float" office:value="0.907231">
                <text:p>0.907231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327">
                <text:p>90327</text:p>
              </table:table-cell>
              <table:table-cell office:value-type="float" office:value="0.993107">
                <text:p>0.993107</text:p>
              </table:table-cell>
              <table:table-cell office:value-type="float" office:value="0.907265">
                <text:p>0.907265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326">
                <text:p>90326</text:p>
              </table:table-cell>
              <table:table-cell office:value-type="float" office:value="0.993084">
                <text:p>0.993084</text:p>
              </table:table-cell>
              <table:table-cell office:value-type="float" office:value="0.907299">
                <text:p>0.907299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325">
                <text:p>90325</text:p>
              </table:table-cell>
              <table:table-cell office:value-type="float" office:value="0.993044">
                <text:p>0.993044</text:p>
              </table:table-cell>
              <table:table-cell office:value-type="float" office:value="0.907334">
                <text:p>0.907334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324">
                <text:p>90324</text:p>
              </table:table-cell>
              <table:table-cell office:value-type="float" office:value="0.993024">
                <text:p>0.993024</text:p>
              </table:table-cell>
              <table:table-cell office:value-type="float" office:value="0.907368">
                <text:p>0.907368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323">
                <text:p>90323</text:p>
              </table:table-cell>
              <table:table-cell office:value-type="float" office:value="0.992998">
                <text:p>0.992998</text:p>
              </table:table-cell>
              <table:table-cell office:value-type="float" office:value="0.907403">
                <text:p>0.907403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322">
                <text:p>90322</text:p>
              </table:table-cell>
              <table:table-cell office:value-type="float" office:value="0.992966">
                <text:p>0.992966</text:p>
              </table:table-cell>
              <table:table-cell office:value-type="float" office:value="0.907437">
                <text:p>0.907437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321">
                <text:p>90321</text:p>
              </table:table-cell>
              <table:table-cell office:value-type="float" office:value="0.992897">
                <text:p>0.992897</text:p>
              </table:table-cell>
              <table:table-cell office:value-type="float" office:value="0.907471">
                <text:p>0.907471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0320">
                <text:p>90320</text:p>
              </table:table-cell>
              <table:table-cell office:value-type="float" office:value="0.992886">
                <text:p>0.992886</text:p>
              </table:table-cell>
              <table:table-cell office:value-type="float" office:value="0.907506">
                <text:p>0.907506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0319">
                <text:p>90319</text:p>
              </table:table-cell>
              <table:table-cell office:value-type="float" office:value="0.99288">
                <text:p>0.99288</text:p>
              </table:table-cell>
              <table:table-cell office:value-type="float" office:value="0.90754">
                <text:p>0.90754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318">
                <text:p>90318</text:p>
              </table:table-cell>
              <table:table-cell office:value-type="float" office:value="0.992869">
                <text:p>0.992869</text:p>
              </table:table-cell>
              <table:table-cell office:value-type="float" office:value="0.907575">
                <text:p>0.907575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317">
                <text:p>90317</text:p>
              </table:table-cell>
              <table:table-cell office:value-type="float" office:value="0.992852">
                <text:p>0.992852</text:p>
              </table:table-cell>
              <table:table-cell office:value-type="float" office:value="0.907609">
                <text:p>0.907609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316">
                <text:p>90316</text:p>
              </table:table-cell>
              <table:table-cell office:value-type="float" office:value="0.992823">
                <text:p>0.992823</text:p>
              </table:table-cell>
              <table:table-cell office:value-type="float" office:value="0.907644">
                <text:p>0.907644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0315">
                <text:p>90315</text:p>
              </table:table-cell>
              <table:table-cell office:value-type="float" office:value="0.992803">
                <text:p>0.992803</text:p>
              </table:table-cell>
              <table:table-cell office:value-type="float" office:value="0.907678">
                <text:p>0.907678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314">
                <text:p>90314</text:p>
              </table:table-cell>
              <table:table-cell office:value-type="float" office:value="0.992763">
                <text:p>0.992763</text:p>
              </table:table-cell>
              <table:table-cell office:value-type="float" office:value="0.907712">
                <text:p>0.907712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313">
                <text:p>90313</text:p>
              </table:table-cell>
              <table:table-cell office:value-type="float" office:value="0.992714">
                <text:p>0.992714</text:p>
              </table:table-cell>
              <table:table-cell office:value-type="float" office:value="0.907747">
                <text:p>0.907747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312">
                <text:p>90312</text:p>
              </table:table-cell>
              <table:table-cell office:value-type="float" office:value="0.992668">
                <text:p>0.992668</text:p>
              </table:table-cell>
              <table:table-cell office:value-type="float" office:value="0.907781">
                <text:p>0.907781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311">
                <text:p>90311</text:p>
              </table:table-cell>
              <table:table-cell office:value-type="float" office:value="0.992545">
                <text:p>0.992545</text:p>
              </table:table-cell>
              <table:table-cell office:value-type="float" office:value="0.907816">
                <text:p>0.907816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310">
                <text:p>90310</text:p>
              </table:table-cell>
              <table:table-cell office:value-type="float" office:value="0.992536">
                <text:p>0.992536</text:p>
              </table:table-cell>
              <table:table-cell office:value-type="float" office:value="0.90785">
                <text:p>0.90785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309">
                <text:p>90309</text:p>
              </table:table-cell>
              <table:table-cell office:value-type="float" office:value="0.992504">
                <text:p>0.992504</text:p>
              </table:table-cell>
              <table:table-cell office:value-type="float" office:value="0.907885">
                <text:p>0.907885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308">
                <text:p>90308</text:p>
              </table:table-cell>
              <table:table-cell office:value-type="float" office:value="0.992487">
                <text:p>0.992487</text:p>
              </table:table-cell>
              <table:table-cell office:value-type="float" office:value="0.907919">
                <text:p>0.907919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307">
                <text:p>90307</text:p>
              </table:table-cell>
              <table:table-cell office:value-type="float" office:value="0.992464">
                <text:p>0.992464</text:p>
              </table:table-cell>
              <table:table-cell office:value-type="float" office:value="0.907953">
                <text:p>0.907953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306">
                <text:p>90306</text:p>
              </table:table-cell>
              <table:table-cell office:value-type="float" office:value="0.992436">
                <text:p>0.992436</text:p>
              </table:table-cell>
              <table:table-cell office:value-type="float" office:value="0.907979">
                <text:p>0.907979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305">
                <text:p>90305</text:p>
              </table:table-cell>
              <table:table-cell office:value-type="float" office:value="0.992424">
                <text:p>0.992424</text:p>
              </table:table-cell>
              <table:table-cell office:value-type="float" office:value="0.908005">
                <text:p>0.908005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304">
                <text:p>90304</text:p>
              </table:table-cell>
              <table:table-cell office:value-type="float" office:value="0.992393">
                <text:p>0.992393</text:p>
              </table:table-cell>
              <table:table-cell office:value-type="float" office:value="0.908031">
                <text:p>0.908031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303">
                <text:p>90303</text:p>
              </table:table-cell>
              <table:table-cell office:value-type="float" office:value="0.992364">
                <text:p>0.992364</text:p>
              </table:table-cell>
              <table:table-cell office:value-type="float" office:value="0.908057">
                <text:p>0.908057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302">
                <text:p>90302</text:p>
              </table:table-cell>
              <table:table-cell office:value-type="float" office:value="0.992304">
                <text:p>0.992304</text:p>
              </table:table-cell>
              <table:table-cell office:value-type="float" office:value="0.908082">
                <text:p>0.908082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301">
                <text:p>90301</text:p>
              </table:table-cell>
              <table:table-cell office:value-type="float" office:value="0.992246">
                <text:p>0.992246</text:p>
              </table:table-cell>
              <table:table-cell office:value-type="float" office:value="0.908108">
                <text:p>0.908108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300">
                <text:p>90300</text:p>
              </table:table-cell>
              <table:table-cell office:value-type="float" office:value="0.992241">
                <text:p>0.992241</text:p>
              </table:table-cell>
              <table:table-cell office:value-type="float" office:value="0.908134">
                <text:p>0.908134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299">
                <text:p>90299</text:p>
              </table:table-cell>
              <table:table-cell office:value-type="float" office:value="0.992218">
                <text:p>0.992218</text:p>
              </table:table-cell>
              <table:table-cell office:value-type="float" office:value="0.90816">
                <text:p>0.90816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298">
                <text:p>90298</text:p>
              </table:table-cell>
              <table:table-cell office:value-type="float" office:value="0.992212">
                <text:p>0.992212</text:p>
              </table:table-cell>
              <table:table-cell office:value-type="float" office:value="0.908186">
                <text:p>0.908186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297">
                <text:p>90297</text:p>
              </table:table-cell>
              <table:table-cell office:value-type="float" office:value="0.99218">
                <text:p>0.99218</text:p>
              </table:table-cell>
              <table:table-cell office:value-type="float" office:value="0.908212">
                <text:p>0.908212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296">
                <text:p>90296</text:p>
              </table:table-cell>
              <table:table-cell office:value-type="float" office:value="0.992152">
                <text:p>0.992152</text:p>
              </table:table-cell>
              <table:table-cell office:value-type="float" office:value="0.908237">
                <text:p>0.908237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295">
                <text:p>90295</text:p>
              </table:table-cell>
              <table:table-cell office:value-type="float" office:value="0.992103">
                <text:p>0.992103</text:p>
              </table:table-cell>
              <table:table-cell office:value-type="float" office:value="0.908263">
                <text:p>0.908263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294">
                <text:p>90294</text:p>
              </table:table-cell>
              <table:table-cell office:value-type="float" office:value="0.9921">
                <text:p>0.9921</text:p>
              </table:table-cell>
              <table:table-cell office:value-type="float" office:value="0.908289">
                <text:p>0.908289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293">
                <text:p>90293</text:p>
              </table:table-cell>
              <table:table-cell office:value-type="float" office:value="0.992091">
                <text:p>0.992091</text:p>
              </table:table-cell>
              <table:table-cell office:value-type="float" office:value="0.908315">
                <text:p>0.908315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292">
                <text:p>90292</text:p>
              </table:table-cell>
              <table:table-cell office:value-type="float" office:value="0.992054">
                <text:p>0.992054</text:p>
              </table:table-cell>
              <table:table-cell office:value-type="float" office:value="0.908341">
                <text:p>0.908341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291">
                <text:p>90291</text:p>
              </table:table-cell>
              <table:table-cell office:value-type="float" office:value="0.992045">
                <text:p>0.992045</text:p>
              </table:table-cell>
              <table:table-cell office:value-type="float" office:value="0.908366">
                <text:p>0.908366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290">
                <text:p>90290</text:p>
              </table:table-cell>
              <table:table-cell office:value-type="float" office:value="0.992031">
                <text:p>0.992031</text:p>
              </table:table-cell>
              <table:table-cell office:value-type="float" office:value="0.908392">
                <text:p>0.908392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289">
                <text:p>90289</text:p>
              </table:table-cell>
              <table:table-cell office:value-type="float" office:value="0.992011">
                <text:p>0.992011</text:p>
              </table:table-cell>
              <table:table-cell office:value-type="float" office:value="0.908418">
                <text:p>0.908418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288">
                <text:p>90288</text:p>
              </table:table-cell>
              <table:table-cell office:value-type="float" office:value="0.991994">
                <text:p>0.991994</text:p>
              </table:table-cell>
              <table:table-cell office:value-type="float" office:value="0.908444">
                <text:p>0.908444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287">
                <text:p>90287</text:p>
              </table:table-cell>
              <table:table-cell office:value-type="float" office:value="0.991985">
                <text:p>0.991985</text:p>
              </table:table-cell>
              <table:table-cell office:value-type="float" office:value="0.90847">
                <text:p>0.90847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286">
                <text:p>90286</text:p>
              </table:table-cell>
              <table:table-cell office:value-type="float" office:value="0.991977">
                <text:p>0.991977</text:p>
              </table:table-cell>
              <table:table-cell office:value-type="float" office:value="0.908496">
                <text:p>0.908496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285">
                <text:p>90285</text:p>
              </table:table-cell>
              <table:table-cell office:value-type="float" office:value="0.991911">
                <text:p>0.991911</text:p>
              </table:table-cell>
              <table:table-cell office:value-type="float" office:value="0.908521">
                <text:p>0.908521</text:p>
              </table:table-cell>
              <table:table-cell office:value-type="float" office:value="0.902748">
                <text:p>0.9027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284">
                <text:p>90284</text:p>
              </table:table-cell>
              <table:table-cell office:value-type="float" office:value="0.991905">
                <text:p>0.991905</text:p>
              </table:table-cell>
              <table:table-cell office:value-type="float" office:value="0.908547">
                <text:p>0.908547</text:p>
              </table:table-cell>
              <table:table-cell office:value-type="float" office:value="0.902748">
                <text:p>0.9027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0283">
                <text:p>90283</text:p>
              </table:table-cell>
              <table:table-cell office:value-type="float" office:value="0.991885">
                <text:p>0.991885</text:p>
              </table:table-cell>
              <table:table-cell office:value-type="float" office:value="0.908573">
                <text:p>0.908573</text:p>
              </table:table-cell>
              <table:table-cell office:value-type="float" office:value="0.902731">
                <text:p>0.902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282">
                <text:p>90282</text:p>
              </table:table-cell>
              <table:table-cell office:value-type="float" office:value="0.991876">
                <text:p>0.991876</text:p>
              </table:table-cell>
              <table:table-cell office:value-type="float" office:value="0.908599">
                <text:p>0.908599</text:p>
              </table:table-cell>
              <table:table-cell office:value-type="float" office:value="0.902731">
                <text:p>0.9027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0281">
                <text:p>90281</text:p>
              </table:table-cell>
              <table:table-cell office:value-type="float" office:value="0.99185">
                <text:p>0.99185</text:p>
              </table:table-cell>
              <table:table-cell office:value-type="float" office:value="0.908625">
                <text:p>0.908625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0280">
                <text:p>90280</text:p>
              </table:table-cell>
              <table:table-cell office:value-type="float" office:value="0.991833">
                <text:p>0.991833</text:p>
              </table:table-cell>
              <table:table-cell office:value-type="float" office:value="0.90865">
                <text:p>0.90865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279">
                <text:p>90279</text:p>
              </table:table-cell>
              <table:table-cell office:value-type="float" office:value="0.99181">
                <text:p>0.99181</text:p>
              </table:table-cell>
              <table:table-cell office:value-type="float" office:value="0.908676">
                <text:p>0.908676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278">
                <text:p>90278</text:p>
              </table:table-cell>
              <table:table-cell office:value-type="float" office:value="0.991776">
                <text:p>0.991776</text:p>
              </table:table-cell>
              <table:table-cell office:value-type="float" office:value="0.908702">
                <text:p>0.908702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277">
                <text:p>90277</text:p>
              </table:table-cell>
              <table:table-cell office:value-type="float" office:value="0.991773">
                <text:p>0.991773</text:p>
              </table:table-cell>
              <table:table-cell office:value-type="float" office:value="0.908728">
                <text:p>0.908728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276">
                <text:p>90276</text:p>
              </table:table-cell>
              <table:table-cell office:value-type="float" office:value="0.991698">
                <text:p>0.991698</text:p>
              </table:table-cell>
              <table:table-cell office:value-type="float" office:value="0.908754">
                <text:p>0.908754</text:p>
              </table:table-cell>
              <table:table-cell office:value-type="float" office:value="0.902731">
                <text:p>0.9027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275">
                <text:p>90275</text:p>
              </table:table-cell>
              <table:table-cell office:value-type="float" office:value="0.991696">
                <text:p>0.991696</text:p>
              </table:table-cell>
              <table:table-cell office:value-type="float" office:value="0.90878">
                <text:p>0.90878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274">
                <text:p>90274</text:p>
              </table:table-cell>
              <table:table-cell office:value-type="float" office:value="0.991687">
                <text:p>0.991687</text:p>
              </table:table-cell>
              <table:table-cell office:value-type="float" office:value="0.908805">
                <text:p>0.908805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0273">
                <text:p>90273</text:p>
              </table:table-cell>
              <table:table-cell office:value-type="float" office:value="0.991664">
                <text:p>0.991664</text:p>
              </table:table-cell>
              <table:table-cell office:value-type="float" office:value="0.908831">
                <text:p>0.908831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272">
                <text:p>90272</text:p>
              </table:table-cell>
              <table:table-cell office:value-type="float" office:value="0.991644">
                <text:p>0.991644</text:p>
              </table:table-cell>
              <table:table-cell office:value-type="float" office:value="0.908857">
                <text:p>0.908857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271">
                <text:p>90271</text:p>
              </table:table-cell>
              <table:table-cell office:value-type="float" office:value="0.991627">
                <text:p>0.991627</text:p>
              </table:table-cell>
              <table:table-cell office:value-type="float" office:value="0.908883">
                <text:p>0.908883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270">
                <text:p>90270</text:p>
              </table:table-cell>
              <table:table-cell office:value-type="float" office:value="0.991566">
                <text:p>0.991566</text:p>
              </table:table-cell>
              <table:table-cell office:value-type="float" office:value="0.908909">
                <text:p>0.908909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269">
                <text:p>90269</text:p>
              </table:table-cell>
              <table:table-cell office:value-type="float" office:value="0.991549">
                <text:p>0.991549</text:p>
              </table:table-cell>
              <table:table-cell office:value-type="float" office:value="0.908934">
                <text:p>0.908934</text:p>
              </table:table-cell>
              <table:table-cell office:value-type="float" office:value="0.902731">
                <text:p>0.9027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268">
                <text:p>90268</text:p>
              </table:table-cell>
              <table:table-cell office:value-type="float" office:value="0.991363">
                <text:p>0.991363</text:p>
              </table:table-cell>
              <table:table-cell office:value-type="float" office:value="0.90896">
                <text:p>0.90896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267">
                <text:p>90267</text:p>
              </table:table-cell>
              <table:table-cell office:value-type="float" office:value="0.99134">
                <text:p>0.99134</text:p>
              </table:table-cell>
              <table:table-cell office:value-type="float" office:value="0.908986">
                <text:p>0.908986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266">
                <text:p>90266</text:p>
              </table:table-cell>
              <table:table-cell office:value-type="float" office:value="0.991305">
                <text:p>0.991305</text:p>
              </table:table-cell>
              <table:table-cell office:value-type="float" office:value="0.909012">
                <text:p>0.909012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265">
                <text:p>90265</text:p>
              </table:table-cell>
              <table:table-cell office:value-type="float" office:value="0.991268">
                <text:p>0.991268</text:p>
              </table:table-cell>
              <table:table-cell office:value-type="float" office:value="0.909038">
                <text:p>0.909038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264">
                <text:p>90264</text:p>
              </table:table-cell>
              <table:table-cell office:value-type="float" office:value="0.991228">
                <text:p>0.991228</text:p>
              </table:table-cell>
              <table:table-cell office:value-type="float" office:value="0.909064">
                <text:p>0.909064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263">
                <text:p>90263</text:p>
              </table:table-cell>
              <table:table-cell office:value-type="float" office:value="0.991225">
                <text:p>0.991225</text:p>
              </table:table-cell>
              <table:table-cell office:value-type="float" office:value="0.909089">
                <text:p>0.909089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262">
                <text:p>90262</text:p>
              </table:table-cell>
              <table:table-cell office:value-type="float" office:value="0.991159">
                <text:p>0.991159</text:p>
              </table:table-cell>
              <table:table-cell office:value-type="float" office:value="0.909115">
                <text:p>0.909115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261">
                <text:p>90261</text:p>
              </table:table-cell>
              <table:table-cell office:value-type="float" office:value="0.991113">
                <text:p>0.991113</text:p>
              </table:table-cell>
              <table:table-cell office:value-type="float" office:value="0.909141">
                <text:p>0.909141</text:p>
              </table:table-cell>
              <table:table-cell office:value-type="float" office:value="0.902731">
                <text:p>0.902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260">
                <text:p>90260</text:p>
              </table:table-cell>
              <table:table-cell office:value-type="float" office:value="0.991102">
                <text:p>0.991102</text:p>
              </table:table-cell>
              <table:table-cell office:value-type="float" office:value="0.909167">
                <text:p>0.909167</text:p>
              </table:table-cell>
              <table:table-cell office:value-type="float" office:value="0.902731">
                <text:p>0.9027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259">
                <text:p>90259</text:p>
              </table:table-cell>
              <table:table-cell office:value-type="float" office:value="0.991079">
                <text:p>0.991079</text:p>
              </table:table-cell>
              <table:table-cell office:value-type="float" office:value="0.909193">
                <text:p>0.909193</text:p>
              </table:table-cell>
              <table:table-cell office:value-type="float" office:value="0.902731">
                <text:p>0.9027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258">
                <text:p>90258</text:p>
              </table:table-cell>
              <table:table-cell office:value-type="float" office:value="0.991053">
                <text:p>0.991053</text:p>
              </table:table-cell>
              <table:table-cell office:value-type="float" office:value="0.909218">
                <text:p>0.909218</text:p>
              </table:table-cell>
              <table:table-cell office:value-type="float" office:value="0.902748">
                <text:p>0.9027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257">
                <text:p>90257</text:p>
              </table:table-cell>
              <table:table-cell office:value-type="float" office:value="0.991041">
                <text:p>0.991041</text:p>
              </table:table-cell>
              <table:table-cell office:value-type="float" office:value="0.909244">
                <text:p>0.909244</text:p>
              </table:table-cell>
              <table:table-cell office:value-type="float" office:value="0.902748">
                <text:p>0.9027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256">
                <text:p>90256</text:p>
              </table:table-cell>
              <table:table-cell office:value-type="float" office:value="0.990927">
                <text:p>0.990927</text:p>
              </table:table-cell>
              <table:table-cell office:value-type="float" office:value="0.90927">
                <text:p>0.90927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255">
                <text:p>90255</text:p>
              </table:table-cell>
              <table:table-cell office:value-type="float" office:value="0.990904">
                <text:p>0.990904</text:p>
              </table:table-cell>
              <table:table-cell office:value-type="float" office:value="0.909296">
                <text:p>0.909296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254">
                <text:p>90254</text:p>
              </table:table-cell>
              <table:table-cell office:value-type="float" office:value="0.990872">
                <text:p>0.990872</text:p>
              </table:table-cell>
              <table:table-cell office:value-type="float" office:value="0.909322">
                <text:p>0.909322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253">
                <text:p>90253</text:p>
              </table:table-cell>
              <table:table-cell office:value-type="float" office:value="0.990818">
                <text:p>0.990818</text:p>
              </table:table-cell>
              <table:table-cell office:value-type="float" office:value="0.909348">
                <text:p>0.909348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252">
                <text:p>90252</text:p>
              </table:table-cell>
              <table:table-cell office:value-type="float" office:value="0.990798">
                <text:p>0.990798</text:p>
              </table:table-cell>
              <table:table-cell office:value-type="float" office:value="0.909373">
                <text:p>0.909373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251">
                <text:p>90251</text:p>
              </table:table-cell>
              <table:table-cell office:value-type="float" office:value="0.990763">
                <text:p>0.990763</text:p>
              </table:table-cell>
              <table:table-cell office:value-type="float" office:value="0.909399">
                <text:p>0.909399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250">
                <text:p>90250</text:p>
              </table:table-cell>
              <table:table-cell office:value-type="float" office:value="0.990746">
                <text:p>0.990746</text:p>
              </table:table-cell>
              <table:table-cell office:value-type="float" office:value="0.909425">
                <text:p>0.909425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0249">
                <text:p>90249</text:p>
              </table:table-cell>
              <table:table-cell office:value-type="float" office:value="0.990706">
                <text:p>0.990706</text:p>
              </table:table-cell>
              <table:table-cell office:value-type="float" office:value="0.909451">
                <text:p>0.909451</text:p>
              </table:table-cell>
              <table:table-cell office:value-type="float" office:value="0.902713">
                <text:p>0.9027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248">
                <text:p>90248</text:p>
              </table:table-cell>
              <table:table-cell office:value-type="float" office:value="0.990683">
                <text:p>0.990683</text:p>
              </table:table-cell>
              <table:table-cell office:value-type="float" office:value="0.909477">
                <text:p>0.909477</text:p>
              </table:table-cell>
              <table:table-cell office:value-type="float" office:value="0.902688">
                <text:p>0.902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247">
                <text:p>90247</text:p>
              </table:table-cell>
              <table:table-cell office:value-type="float" office:value="0.990657">
                <text:p>0.990657</text:p>
              </table:table-cell>
              <table:table-cell office:value-type="float" office:value="0.909502">
                <text:p>0.909502</text:p>
              </table:table-cell>
              <table:table-cell office:value-type="float" office:value="0.902679">
                <text:p>0.9026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46">
                <text:p>90246</text:p>
              </table:table-cell>
              <table:table-cell office:value-type="float" office:value="0.99062">
                <text:p>0.99062</text:p>
              </table:table-cell>
              <table:table-cell office:value-type="float" office:value="0.909528">
                <text:p>0.909528</text:p>
              </table:table-cell>
              <table:table-cell office:value-type="float" office:value="0.902653">
                <text:p>0.9026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0245">
                <text:p>90245</text:p>
              </table:table-cell>
              <table:table-cell office:value-type="float" office:value="0.990614">
                <text:p>0.990614</text:p>
              </table:table-cell>
              <table:table-cell office:value-type="float" office:value="0.909554">
                <text:p>0.909554</text:p>
              </table:table-cell>
              <table:table-cell office:value-type="float" office:value="0.902662">
                <text:p>0.9026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244">
                <text:p>90244</text:p>
              </table:table-cell>
              <table:table-cell office:value-type="float" office:value="0.990542">
                <text:p>0.990542</text:p>
              </table:table-cell>
              <table:table-cell office:value-type="float" office:value="0.90958">
                <text:p>0.90958</text:p>
              </table:table-cell>
              <table:table-cell office:value-type="float" office:value="0.902679">
                <text:p>0.9026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243">
                <text:p>90243</text:p>
              </table:table-cell>
              <table:table-cell office:value-type="float" office:value="0.990514">
                <text:p>0.990514</text:p>
              </table:table-cell>
              <table:table-cell office:value-type="float" office:value="0.909606">
                <text:p>0.909606</text:p>
              </table:table-cell>
              <table:table-cell office:value-type="float" office:value="0.902696">
                <text:p>0.9026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242">
                <text:p>90242</text:p>
              </table:table-cell>
              <table:table-cell office:value-type="float" office:value="0.990494">
                <text:p>0.990494</text:p>
              </table:table-cell>
              <table:table-cell office:value-type="float" office:value="0.909632">
                <text:p>0.909632</text:p>
              </table:table-cell>
              <table:table-cell office:value-type="float" office:value="0.902688">
                <text:p>0.9026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241">
                <text:p>90241</text:p>
              </table:table-cell>
              <table:table-cell office:value-type="float" office:value="0.990373">
                <text:p>0.990373</text:p>
              </table:table-cell>
              <table:table-cell office:value-type="float" office:value="0.909657">
                <text:p>0.909657</text:p>
              </table:table-cell>
              <table:table-cell office:value-type="float" office:value="0.902679">
                <text:p>0.9026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0240">
                <text:p>90240</text:p>
              </table:table-cell>
              <table:table-cell office:value-type="float" office:value="0.990362">
                <text:p>0.990362</text:p>
              </table:table-cell>
              <table:table-cell office:value-type="float" office:value="0.909683">
                <text:p>0.909683</text:p>
              </table:table-cell>
              <table:table-cell office:value-type="float" office:value="0.90267">
                <text:p>0.902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0239">
                <text:p>90239</text:p>
              </table:table-cell>
              <table:table-cell office:value-type="float" office:value="0.990356">
                <text:p>0.990356</text:p>
              </table:table-cell>
              <table:table-cell office:value-type="float" office:value="0.909709">
                <text:p>0.909709</text:p>
              </table:table-cell>
              <table:table-cell office:value-type="float" office:value="0.90267">
                <text:p>0.902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0238">
                <text:p>90238</text:p>
              </table:table-cell>
              <table:table-cell office:value-type="float" office:value="0.990353">
                <text:p>0.990353</text:p>
              </table:table-cell>
              <table:table-cell office:value-type="float" office:value="0.909735">
                <text:p>0.909735</text:p>
              </table:table-cell>
              <table:table-cell office:value-type="float" office:value="0.90267">
                <text:p>0.902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237">
                <text:p>90237</text:p>
              </table:table-cell>
              <table:table-cell office:value-type="float" office:value="0.990324">
                <text:p>0.990324</text:p>
              </table:table-cell>
              <table:table-cell office:value-type="float" office:value="0.909761">
                <text:p>0.909761</text:p>
              </table:table-cell>
              <table:table-cell office:value-type="float" office:value="0.902679">
                <text:p>0.9026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236">
                <text:p>90236</text:p>
              </table:table-cell>
              <table:table-cell office:value-type="float" office:value="0.99021">
                <text:p>0.99021</text:p>
              </table:table-cell>
              <table:table-cell office:value-type="float" office:value="0.909786">
                <text:p>0.909786</text:p>
              </table:table-cell>
              <table:table-cell office:value-type="float" office:value="0.902636">
                <text:p>0.9026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0235">
                <text:p>90235</text:p>
              </table:table-cell>
              <table:table-cell office:value-type="float" office:value="0.990207">
                <text:p>0.990207</text:p>
              </table:table-cell>
              <table:table-cell office:value-type="float" office:value="0.909812">
                <text:p>0.909812</text:p>
              </table:table-cell>
              <table:table-cell office:value-type="float" office:value="0.902636">
                <text:p>0.902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234">
                <text:p>90234</text:p>
              </table:table-cell>
              <table:table-cell office:value-type="float" office:value="0.990201">
                <text:p>0.990201</text:p>
              </table:table-cell>
              <table:table-cell office:value-type="float" office:value="0.909838">
                <text:p>0.909838</text:p>
              </table:table-cell>
              <table:table-cell office:value-type="float" office:value="0.902619">
                <text:p>0.9026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233">
                <text:p>90233</text:p>
              </table:table-cell>
              <table:table-cell office:value-type="float" office:value="0.990184">
                <text:p>0.990184</text:p>
              </table:table-cell>
              <table:table-cell office:value-type="float" office:value="0.909864">
                <text:p>0.909864</text:p>
              </table:table-cell>
              <table:table-cell office:value-type="float" office:value="0.902627">
                <text:p>0.9026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232">
                <text:p>90232</text:p>
              </table:table-cell>
              <table:table-cell office:value-type="float" office:value="0.990175">
                <text:p>0.990175</text:p>
              </table:table-cell>
              <table:table-cell office:value-type="float" office:value="0.90989">
                <text:p>0.90989</text:p>
              </table:table-cell>
              <table:table-cell office:value-type="float" office:value="0.902627">
                <text:p>0.9026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0231">
                <text:p>90231</text:p>
              </table:table-cell>
              <table:table-cell office:value-type="float" office:value="0.990155">
                <text:p>0.990155</text:p>
              </table:table-cell>
              <table:table-cell office:value-type="float" office:value="0.909915">
                <text:p>0.909915</text:p>
              </table:table-cell>
              <table:table-cell office:value-type="float" office:value="0.902645">
                <text:p>0.9026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230">
                <text:p>90230</text:p>
              </table:table-cell>
              <table:table-cell office:value-type="float" office:value="0.990144">
                <text:p>0.990144</text:p>
              </table:table-cell>
              <table:table-cell office:value-type="float" office:value="0.909941">
                <text:p>0.909941</text:p>
              </table:table-cell>
              <table:table-cell office:value-type="float" office:value="0.902662">
                <text:p>0.9026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229">
                <text:p>90229</text:p>
              </table:table-cell>
              <table:table-cell office:value-type="float" office:value="0.990121">
                <text:p>0.990121</text:p>
              </table:table-cell>
              <table:table-cell office:value-type="float" office:value="0.909967">
                <text:p>0.909967</text:p>
              </table:table-cell>
              <table:table-cell office:value-type="float" office:value="0.902662">
                <text:p>0.9026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228">
                <text:p>90228</text:p>
              </table:table-cell>
              <table:table-cell office:value-type="float" office:value="0.990118">
                <text:p>0.990118</text:p>
              </table:table-cell>
              <table:table-cell office:value-type="float" office:value="0.909993">
                <text:p>0.909993</text:p>
              </table:table-cell>
              <table:table-cell office:value-type="float" office:value="0.902696">
                <text:p>0.9026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227">
                <text:p>90227</text:p>
              </table:table-cell>
              <table:table-cell office:value-type="float" office:value="0.990055">
                <text:p>0.990055</text:p>
              </table:table-cell>
              <table:table-cell office:value-type="float" office:value="0.910019">
                <text:p>0.910019</text:p>
              </table:table-cell>
              <table:table-cell office:value-type="float" office:value="0.902696">
                <text:p>0.9026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0226">
                <text:p>90226</text:p>
              </table:table-cell>
              <table:table-cell office:value-type="float" office:value="0.990046">
                <text:p>0.990046</text:p>
              </table:table-cell>
              <table:table-cell office:value-type="float" office:value="0.910045">
                <text:p>0.910045</text:p>
              </table:table-cell>
              <table:table-cell office:value-type="float" office:value="0.902688">
                <text:p>0.902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0225">
                <text:p>90225</text:p>
              </table:table-cell>
              <table:table-cell office:value-type="float" office:value="0.990026">
                <text:p>0.990026</text:p>
              </table:table-cell>
              <table:table-cell office:value-type="float" office:value="0.91007">
                <text:p>0.91007</text:p>
              </table:table-cell>
              <table:table-cell office:value-type="float" office:value="0.902696">
                <text:p>0.9026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224">
                <text:p>90224</text:p>
              </table:table-cell>
              <table:table-cell office:value-type="float" office:value="0.990009">
                <text:p>0.990009</text:p>
              </table:table-cell>
              <table:table-cell office:value-type="float" office:value="0.910096">
                <text:p>0.910096</text:p>
              </table:table-cell>
              <table:table-cell office:value-type="float" office:value="0.902679">
                <text:p>0.9026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223">
                <text:p>90223</text:p>
              </table:table-cell>
              <table:table-cell office:value-type="float" office:value="0.989997">
                <text:p>0.989997</text:p>
              </table:table-cell>
              <table:table-cell office:value-type="float" office:value="0.910122">
                <text:p>0.910122</text:p>
              </table:table-cell>
              <table:table-cell office:value-type="float" office:value="0.902688">
                <text:p>0.9026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222">
                <text:p>90222</text:p>
              </table:table-cell>
              <table:table-cell office:value-type="float" office:value="0.989946">
                <text:p>0.989946</text:p>
              </table:table-cell>
              <table:table-cell office:value-type="float" office:value="0.910148">
                <text:p>0.910148</text:p>
              </table:table-cell>
              <table:table-cell office:value-type="float" office:value="0.902679">
                <text:p>0.9026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0221">
                <text:p>90221</text:p>
              </table:table-cell>
              <table:table-cell office:value-type="float" office:value="0.98992">
                <text:p>0.98992</text:p>
              </table:table-cell>
              <table:table-cell office:value-type="float" office:value="0.910174">
                <text:p>0.910174</text:p>
              </table:table-cell>
              <table:table-cell office:value-type="float" office:value="0.902679">
                <text:p>0.9026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0220">
                <text:p>90220</text:p>
              </table:table-cell>
              <table:table-cell office:value-type="float" office:value="0.989914">
                <text:p>0.989914</text:p>
              </table:table-cell>
              <table:table-cell office:value-type="float" office:value="0.910199">
                <text:p>0.910199</text:p>
              </table:table-cell>
              <table:table-cell office:value-type="float" office:value="0.902688">
                <text:p>0.9026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219">
                <text:p>90219</text:p>
              </table:table-cell>
              <table:table-cell office:value-type="float" office:value="0.989908">
                <text:p>0.989908</text:p>
              </table:table-cell>
              <table:table-cell office:value-type="float" office:value="0.910225">
                <text:p>0.910225</text:p>
              </table:table-cell>
              <table:table-cell office:value-type="float" office:value="0.902705">
                <text:p>0.9027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218">
                <text:p>90218</text:p>
              </table:table-cell>
              <table:table-cell office:value-type="float" office:value="0.98988">
                <text:p>0.98988</text:p>
              </table:table-cell>
              <table:table-cell office:value-type="float" office:value="0.910251">
                <text:p>0.910251</text:p>
              </table:table-cell>
              <table:table-cell office:value-type="float" office:value="0.902713">
                <text:p>0.9027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217">
                <text:p>90217</text:p>
              </table:table-cell>
              <table:table-cell office:value-type="float" office:value="0.989828">
                <text:p>0.989828</text:p>
              </table:table-cell>
              <table:table-cell office:value-type="float" office:value="0.910277">
                <text:p>0.910277</text:p>
              </table:table-cell>
              <table:table-cell office:value-type="float" office:value="0.902696">
                <text:p>0.9026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216">
                <text:p>90216</text:p>
              </table:table-cell>
              <table:table-cell office:value-type="float" office:value="0.989805">
                <text:p>0.989805</text:p>
              </table:table-cell>
              <table:table-cell office:value-type="float" office:value="0.910303">
                <text:p>0.910303</text:p>
              </table:table-cell>
              <table:table-cell office:value-type="float" office:value="0.902688">
                <text:p>0.9026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215">
                <text:p>90215</text:p>
              </table:table-cell>
              <table:table-cell office:value-type="float" office:value="0.989779">
                <text:p>0.989779</text:p>
              </table:table-cell>
              <table:table-cell office:value-type="float" office:value="0.910329">
                <text:p>0.910329</text:p>
              </table:table-cell>
              <table:table-cell office:value-type="float" office:value="0.902696">
                <text:p>0.9026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214">
                <text:p>90214</text:p>
              </table:table-cell>
              <table:table-cell office:value-type="float" office:value="0.989739">
                <text:p>0.989739</text:p>
              </table:table-cell>
              <table:table-cell office:value-type="float" office:value="0.910354">
                <text:p>0.910354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213">
                <text:p>90213</text:p>
              </table:table-cell>
              <table:table-cell office:value-type="float" office:value="0.989682">
                <text:p>0.989682</text:p>
              </table:table-cell>
              <table:table-cell office:value-type="float" office:value="0.91038">
                <text:p>0.91038</text:p>
              </table:table-cell>
              <table:table-cell office:value-type="float" office:value="0.902705">
                <text:p>0.9027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212">
                <text:p>90212</text:p>
              </table:table-cell>
              <table:table-cell office:value-type="float" office:value="0.989676">
                <text:p>0.989676</text:p>
              </table:table-cell>
              <table:table-cell office:value-type="float" office:value="0.910406">
                <text:p>0.910406</text:p>
              </table:table-cell>
              <table:table-cell office:value-type="float" office:value="0.902713">
                <text:p>0.9027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211">
                <text:p>90211</text:p>
              </table:table-cell>
              <table:table-cell office:value-type="float" office:value="0.989659">
                <text:p>0.989659</text:p>
              </table:table-cell>
              <table:table-cell office:value-type="float" office:value="0.910432">
                <text:p>0.910432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210">
                <text:p>90210</text:p>
              </table:table-cell>
              <table:table-cell office:value-type="float" office:value="0.98965">
                <text:p>0.98965</text:p>
              </table:table-cell>
              <table:table-cell office:value-type="float" office:value="0.910458">
                <text:p>0.910458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209">
                <text:p>90209</text:p>
              </table:table-cell>
              <table:table-cell office:value-type="float" office:value="0.989616">
                <text:p>0.989616</text:p>
              </table:table-cell>
              <table:table-cell office:value-type="float" office:value="0.910483">
                <text:p>0.910483</text:p>
              </table:table-cell>
              <table:table-cell office:value-type="float" office:value="0.902679">
                <text:p>0.9026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208">
                <text:p>90208</text:p>
              </table:table-cell>
              <table:table-cell office:value-type="float" office:value="0.989604">
                <text:p>0.989604</text:p>
              </table:table-cell>
              <table:table-cell office:value-type="float" office:value="0.910509">
                <text:p>0.910509</text:p>
              </table:table-cell>
              <table:table-cell office:value-type="float" office:value="0.902705">
                <text:p>0.9027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207">
                <text:p>90207</text:p>
              </table:table-cell>
              <table:table-cell office:value-type="float" office:value="0.98959">
                <text:p>0.98959</text:p>
              </table:table-cell>
              <table:table-cell office:value-type="float" office:value="0.910535">
                <text:p>0.910535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206">
                <text:p>90206</text:p>
              </table:table-cell>
              <table:table-cell office:value-type="float" office:value="0.989587">
                <text:p>0.989587</text:p>
              </table:table-cell>
              <table:table-cell office:value-type="float" office:value="0.910561">
                <text:p>0.910561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205">
                <text:p>90205</text:p>
              </table:table-cell>
              <table:table-cell office:value-type="float" office:value="0.98957">
                <text:p>0.98957</text:p>
              </table:table-cell>
              <table:table-cell office:value-type="float" office:value="0.910587">
                <text:p>0.910587</text:p>
              </table:table-cell>
              <table:table-cell office:value-type="float" office:value="0.902748">
                <text:p>0.902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204">
                <text:p>90204</text:p>
              </table:table-cell>
              <table:table-cell office:value-type="float" office:value="0.989556">
                <text:p>0.989556</text:p>
              </table:table-cell>
              <table:table-cell office:value-type="float" office:value="0.910613">
                <text:p>0.910613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203">
                <text:p>90203</text:p>
              </table:table-cell>
              <table:table-cell office:value-type="float" office:value="0.989498">
                <text:p>0.989498</text:p>
              </table:table-cell>
              <table:table-cell office:value-type="float" office:value="0.910638">
                <text:p>0.910638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202">
                <text:p>90202</text:p>
              </table:table-cell>
              <table:table-cell office:value-type="float" office:value="0.989458">
                <text:p>0.989458</text:p>
              </table:table-cell>
              <table:table-cell office:value-type="float" office:value="0.910664">
                <text:p>0.910664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201">
                <text:p>90201</text:p>
              </table:table-cell>
              <table:table-cell office:value-type="float" office:value="0.989455">
                <text:p>0.989455</text:p>
              </table:table-cell>
              <table:table-cell office:value-type="float" office:value="0.91069">
                <text:p>0.91069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200">
                <text:p>90200</text:p>
              </table:table-cell>
              <table:table-cell office:value-type="float" office:value="0.989444">
                <text:p>0.989444</text:p>
              </table:table-cell>
              <table:table-cell office:value-type="float" office:value="0.910716">
                <text:p>0.910716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199">
                <text:p>90199</text:p>
              </table:table-cell>
              <table:table-cell office:value-type="float" office:value="0.989429">
                <text:p>0.989429</text:p>
              </table:table-cell>
              <table:table-cell office:value-type="float" office:value="0.910742">
                <text:p>0.910742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198">
                <text:p>90198</text:p>
              </table:table-cell>
              <table:table-cell office:value-type="float" office:value="0.989381">
                <text:p>0.989381</text:p>
              </table:table-cell>
              <table:table-cell office:value-type="float" office:value="0.910767">
                <text:p>0.910767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197">
                <text:p>90197</text:p>
              </table:table-cell>
              <table:table-cell office:value-type="float" office:value="0.989366">
                <text:p>0.989366</text:p>
              </table:table-cell>
              <table:table-cell office:value-type="float" office:value="0.910793">
                <text:p>0.910793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196">
                <text:p>90196</text:p>
              </table:table-cell>
              <table:table-cell office:value-type="float" office:value="0.989329">
                <text:p>0.989329</text:p>
              </table:table-cell>
              <table:table-cell office:value-type="float" office:value="0.910819">
                <text:p>0.910819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195">
                <text:p>90195</text:p>
              </table:table-cell>
              <table:table-cell office:value-type="float" office:value="0.989315">
                <text:p>0.989315</text:p>
              </table:table-cell>
              <table:table-cell office:value-type="float" office:value="0.910845">
                <text:p>0.910845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194">
                <text:p>90194</text:p>
              </table:table-cell>
              <table:table-cell office:value-type="float" office:value="0.98928">
                <text:p>0.98928</text:p>
              </table:table-cell>
              <table:table-cell office:value-type="float" office:value="0.910871">
                <text:p>0.910871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193">
                <text:p>90193</text:p>
              </table:table-cell>
              <table:table-cell office:value-type="float" office:value="0.989277">
                <text:p>0.989277</text:p>
              </table:table-cell>
              <table:table-cell office:value-type="float" office:value="0.910897">
                <text:p>0.910897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192">
                <text:p>90192</text:p>
              </table:table-cell>
              <table:table-cell office:value-type="float" office:value="0.989214">
                <text:p>0.989214</text:p>
              </table:table-cell>
              <table:table-cell office:value-type="float" office:value="0.910922">
                <text:p>0.910922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191">
                <text:p>90191</text:p>
              </table:table-cell>
              <table:table-cell office:value-type="float" office:value="0.989211">
                <text:p>0.989211</text:p>
              </table:table-cell>
              <table:table-cell office:value-type="float" office:value="0.910948">
                <text:p>0.910948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190">
                <text:p>90190</text:p>
              </table:table-cell>
              <table:table-cell office:value-type="float" office:value="0.989208">
                <text:p>0.989208</text:p>
              </table:table-cell>
              <table:table-cell office:value-type="float" office:value="0.910974">
                <text:p>0.910974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189">
                <text:p>90189</text:p>
              </table:table-cell>
              <table:table-cell office:value-type="float" office:value="0.989206">
                <text:p>0.989206</text:p>
              </table:table-cell>
              <table:table-cell office:value-type="float" office:value="0.911">
                <text:p>0.911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188">
                <text:p>90188</text:p>
              </table:table-cell>
              <table:table-cell office:value-type="float" office:value="0.989148">
                <text:p>0.989148</text:p>
              </table:table-cell>
              <table:table-cell office:value-type="float" office:value="0.911026">
                <text:p>0.911026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187">
                <text:p>90187</text:p>
              </table:table-cell>
              <table:table-cell office:value-type="float" office:value="0.989131">
                <text:p>0.989131</text:p>
              </table:table-cell>
              <table:table-cell office:value-type="float" office:value="0.911051">
                <text:p>0.911051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186">
                <text:p>90186</text:p>
              </table:table-cell>
              <table:table-cell office:value-type="float" office:value="0.989082">
                <text:p>0.989082</text:p>
              </table:table-cell>
              <table:table-cell office:value-type="float" office:value="0.911077">
                <text:p>0.911077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185">
                <text:p>90185</text:p>
              </table:table-cell>
              <table:table-cell office:value-type="float" office:value="0.989071">
                <text:p>0.989071</text:p>
              </table:table-cell>
              <table:table-cell office:value-type="float" office:value="0.911103">
                <text:p>0.911103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184">
                <text:p>90184</text:p>
              </table:table-cell>
              <table:table-cell office:value-type="float" office:value="0.989068">
                <text:p>0.989068</text:p>
              </table:table-cell>
              <table:table-cell office:value-type="float" office:value="0.911129">
                <text:p>0.911129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183">
                <text:p>90183</text:p>
              </table:table-cell>
              <table:table-cell office:value-type="float" office:value="0.989065">
                <text:p>0.989065</text:p>
              </table:table-cell>
              <table:table-cell office:value-type="float" office:value="0.911155">
                <text:p>0.911155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182">
                <text:p>90182</text:p>
              </table:table-cell>
              <table:table-cell office:value-type="float" office:value="0.989033">
                <text:p>0.989033</text:p>
              </table:table-cell>
              <table:table-cell office:value-type="float" office:value="0.911181">
                <text:p>0.911181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181">
                <text:p>90181</text:p>
              </table:table-cell>
              <table:table-cell office:value-type="float" office:value="0.98899">
                <text:p>0.98899</text:p>
              </table:table-cell>
              <table:table-cell office:value-type="float" office:value="0.911206">
                <text:p>0.911206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180">
                <text:p>90180</text:p>
              </table:table-cell>
              <table:table-cell office:value-type="float" office:value="0.988973">
                <text:p>0.988973</text:p>
              </table:table-cell>
              <table:table-cell office:value-type="float" office:value="0.911232">
                <text:p>0.911232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0179">
                <text:p>90179</text:p>
              </table:table-cell>
              <table:table-cell office:value-type="float" office:value="0.988962">
                <text:p>0.988962</text:p>
              </table:table-cell>
              <table:table-cell office:value-type="float" office:value="0.911258">
                <text:p>0.911258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0178">
                <text:p>90178</text:p>
              </table:table-cell>
              <table:table-cell office:value-type="float" office:value="0.988879">
                <text:p>0.988879</text:p>
              </table:table-cell>
              <table:table-cell office:value-type="float" office:value="0.911284">
                <text:p>0.911284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177">
                <text:p>90177</text:p>
              </table:table-cell>
              <table:table-cell office:value-type="float" office:value="0.988867">
                <text:p>0.988867</text:p>
              </table:table-cell>
              <table:table-cell office:value-type="float" office:value="0.91131">
                <text:p>0.91131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176">
                <text:p>90176</text:p>
              </table:table-cell>
              <table:table-cell office:value-type="float" office:value="0.988864">
                <text:p>0.988864</text:p>
              </table:table-cell>
              <table:table-cell office:value-type="float" office:value="0.911335">
                <text:p>0.911335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175">
                <text:p>90175</text:p>
              </table:table-cell>
              <table:table-cell office:value-type="float" office:value="0.98885">
                <text:p>0.98885</text:p>
              </table:table-cell>
              <table:table-cell office:value-type="float" office:value="0.911361">
                <text:p>0.911361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0174">
                <text:p>90174</text:p>
              </table:table-cell>
              <table:table-cell office:value-type="float" office:value="0.988827">
                <text:p>0.988827</text:p>
              </table:table-cell>
              <table:table-cell office:value-type="float" office:value="0.911387">
                <text:p>0.911387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173">
                <text:p>90173</text:p>
              </table:table-cell>
              <table:table-cell office:value-type="float" office:value="0.988815">
                <text:p>0.988815</text:p>
              </table:table-cell>
              <table:table-cell office:value-type="float" office:value="0.911413">
                <text:p>0.911413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172">
                <text:p>90172</text:p>
              </table:table-cell>
              <table:table-cell office:value-type="float" office:value="0.988801">
                <text:p>0.988801</text:p>
              </table:table-cell>
              <table:table-cell office:value-type="float" office:value="0.911439">
                <text:p>0.911439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171">
                <text:p>90171</text:p>
              </table:table-cell>
              <table:table-cell office:value-type="float" office:value="0.988646">
                <text:p>0.988646</text:p>
              </table:table-cell>
              <table:table-cell office:value-type="float" office:value="0.911465">
                <text:p>0.911465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170">
                <text:p>90170</text:p>
              </table:table-cell>
              <table:table-cell office:value-type="float" office:value="0.988641">
                <text:p>0.988641</text:p>
              </table:table-cell>
              <table:table-cell office:value-type="float" office:value="0.91149">
                <text:p>0.91149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169">
                <text:p>90169</text:p>
              </table:table-cell>
              <table:table-cell office:value-type="float" office:value="0.988615">
                <text:p>0.988615</text:p>
              </table:table-cell>
              <table:table-cell office:value-type="float" office:value="0.911516">
                <text:p>0.911516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168">
                <text:p>90168</text:p>
              </table:table-cell>
              <table:table-cell office:value-type="float" office:value="0.988597">
                <text:p>0.988597</text:p>
              </table:table-cell>
              <table:table-cell office:value-type="float" office:value="0.911542">
                <text:p>0.911542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167">
                <text:p>90167</text:p>
              </table:table-cell>
              <table:table-cell office:value-type="float" office:value="0.988595">
                <text:p>0.988595</text:p>
              </table:table-cell>
              <table:table-cell office:value-type="float" office:value="0.911568">
                <text:p>0.911568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166">
                <text:p>90166</text:p>
              </table:table-cell>
              <table:table-cell office:value-type="float" office:value="0.988531">
                <text:p>0.988531</text:p>
              </table:table-cell>
              <table:table-cell office:value-type="float" office:value="0.911594">
                <text:p>0.911594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165">
                <text:p>90165</text:p>
              </table:table-cell>
              <table:table-cell office:value-type="float" office:value="0.98852">
                <text:p>0.98852</text:p>
              </table:table-cell>
              <table:table-cell office:value-type="float" office:value="0.911619">
                <text:p>0.911619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164">
                <text:p>90164</text:p>
              </table:table-cell>
              <table:table-cell office:value-type="float" office:value="0.988483">
                <text:p>0.988483</text:p>
              </table:table-cell>
              <table:table-cell office:value-type="float" office:value="0.911645">
                <text:p>0.911645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163">
                <text:p>90163</text:p>
              </table:table-cell>
              <table:table-cell office:value-type="float" office:value="0.98848">
                <text:p>0.98848</text:p>
              </table:table-cell>
              <table:table-cell office:value-type="float" office:value="0.911671">
                <text:p>0.911671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162">
                <text:p>90162</text:p>
              </table:table-cell>
              <table:table-cell office:value-type="float" office:value="0.988474">
                <text:p>0.988474</text:p>
              </table:table-cell>
              <table:table-cell office:value-type="float" office:value="0.911697">
                <text:p>0.911697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161">
                <text:p>90161</text:p>
              </table:table-cell>
              <table:table-cell office:value-type="float" office:value="0.98842">
                <text:p>0.98842</text:p>
              </table:table-cell>
              <table:table-cell office:value-type="float" office:value="0.911723">
                <text:p>0.911723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0160">
                <text:p>90160</text:p>
              </table:table-cell>
              <table:table-cell office:value-type="float" office:value="0.988397">
                <text:p>0.988397</text:p>
              </table:table-cell>
              <table:table-cell office:value-type="float" office:value="0.911749">
                <text:p>0.911749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159">
                <text:p>90159</text:p>
              </table:table-cell>
              <table:table-cell office:value-type="float" office:value="0.988365">
                <text:p>0.988365</text:p>
              </table:table-cell>
              <table:table-cell office:value-type="float" office:value="0.911774">
                <text:p>0.911774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158">
                <text:p>90158</text:p>
              </table:table-cell>
              <table:table-cell office:value-type="float" office:value="0.988336">
                <text:p>0.988336</text:p>
              </table:table-cell>
              <table:table-cell office:value-type="float" office:value="0.9118">
                <text:p>0.9118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157">
                <text:p>90157</text:p>
              </table:table-cell>
              <table:table-cell office:value-type="float" office:value="0.988328">
                <text:p>0.988328</text:p>
              </table:table-cell>
              <table:table-cell office:value-type="float" office:value="0.911826">
                <text:p>0.911826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0156">
                <text:p>90156</text:p>
              </table:table-cell>
              <table:table-cell office:value-type="float" office:value="0.988302">
                <text:p>0.988302</text:p>
              </table:table-cell>
              <table:table-cell office:value-type="float" office:value="0.911852">
                <text:p>0.911852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155">
                <text:p>90155</text:p>
              </table:table-cell>
              <table:table-cell office:value-type="float" office:value="0.988299">
                <text:p>0.988299</text:p>
              </table:table-cell>
              <table:table-cell office:value-type="float" office:value="0.911878">
                <text:p>0.911878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154">
                <text:p>90154</text:p>
              </table:table-cell>
              <table:table-cell office:value-type="float" office:value="0.988233">
                <text:p>0.988233</text:p>
              </table:table-cell>
              <table:table-cell office:value-type="float" office:value="0.911903">
                <text:p>0.911903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153">
                <text:p>90153</text:p>
              </table:table-cell>
              <table:table-cell office:value-type="float" office:value="0.98823">
                <text:p>0.98823</text:p>
              </table:table-cell>
              <table:table-cell office:value-type="float" office:value="0.911929">
                <text:p>0.911929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152">
                <text:p>90152</text:p>
              </table:table-cell>
              <table:table-cell office:value-type="float" office:value="0.988213">
                <text:p>0.988213</text:p>
              </table:table-cell>
              <table:table-cell office:value-type="float" office:value="0.911955">
                <text:p>0.911955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0151">
                <text:p>90151</text:p>
              </table:table-cell>
              <table:table-cell office:value-type="float" office:value="0.98821">
                <text:p>0.98821</text:p>
              </table:table-cell>
              <table:table-cell office:value-type="float" office:value="0.911981">
                <text:p>0.911981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0150">
                <text:p>90150</text:p>
              </table:table-cell>
              <table:table-cell office:value-type="float" office:value="0.988187">
                <text:p>0.988187</text:p>
              </table:table-cell>
              <table:table-cell office:value-type="float" office:value="0.912007">
                <text:p>0.912007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0149">
                <text:p>90149</text:p>
              </table:table-cell>
              <table:table-cell office:value-type="float" office:value="0.98815">
                <text:p>0.98815</text:p>
              </table:table-cell>
              <table:table-cell office:value-type="float" office:value="0.912032">
                <text:p>0.912032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0148">
                <text:p>90148</text:p>
              </table:table-cell>
              <table:table-cell office:value-type="float" office:value="0.988141">
                <text:p>0.988141</text:p>
              </table:table-cell>
              <table:table-cell office:value-type="float" office:value="0.912058">
                <text:p>0.912058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147">
                <text:p>90147</text:p>
              </table:table-cell>
              <table:table-cell office:value-type="float" office:value="0.988073">
                <text:p>0.988073</text:p>
              </table:table-cell>
              <table:table-cell office:value-type="float" office:value="0.912084">
                <text:p>0.912084</text:p>
              </table:table-cell>
              <table:table-cell office:value-type="float" office:value="0.902748">
                <text:p>0.9027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0146">
                <text:p>90146</text:p>
              </table:table-cell>
              <table:table-cell office:value-type="float" office:value="0.988064">
                <text:p>0.988064</text:p>
              </table:table-cell>
              <table:table-cell office:value-type="float" office:value="0.91211">
                <text:p>0.91211</text:p>
              </table:table-cell>
              <table:table-cell office:value-type="float" office:value="0.902748">
                <text:p>0.9027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145">
                <text:p>90145</text:p>
              </table:table-cell>
              <table:table-cell office:value-type="float" office:value="0.988047">
                <text:p>0.988047</text:p>
              </table:table-cell>
              <table:table-cell office:value-type="float" office:value="0.912136">
                <text:p>0.912136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0144">
                <text:p>90144</text:p>
              </table:table-cell>
              <table:table-cell office:value-type="float" office:value="0.988041">
                <text:p>0.988041</text:p>
              </table:table-cell>
              <table:table-cell office:value-type="float" office:value="0.912162">
                <text:p>0.912162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143">
                <text:p>90143</text:p>
              </table:table-cell>
              <table:table-cell office:value-type="float" office:value="0.988032">
                <text:p>0.988032</text:p>
              </table:table-cell>
              <table:table-cell office:value-type="float" office:value="0.912187">
                <text:p>0.912187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142">
                <text:p>90142</text:p>
              </table:table-cell>
              <table:table-cell office:value-type="float" office:value="0.988012">
                <text:p>0.988012</text:p>
              </table:table-cell>
              <table:table-cell office:value-type="float" office:value="0.912213">
                <text:p>0.912213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141">
                <text:p>90141</text:p>
              </table:table-cell>
              <table:table-cell office:value-type="float" office:value="0.988004">
                <text:p>0.988004</text:p>
              </table:table-cell>
              <table:table-cell office:value-type="float" office:value="0.912239">
                <text:p>0.912239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140">
                <text:p>90140</text:p>
              </table:table-cell>
              <table:table-cell office:value-type="float" office:value="0.987995">
                <text:p>0.987995</text:p>
              </table:table-cell>
              <table:table-cell office:value-type="float" office:value="0.912265">
                <text:p>0.912265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139">
                <text:p>90139</text:p>
              </table:table-cell>
              <table:table-cell office:value-type="float" office:value="0.987989">
                <text:p>0.987989</text:p>
              </table:table-cell>
              <table:table-cell office:value-type="float" office:value="0.912291">
                <text:p>0.912291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0138">
                <text:p>90138</text:p>
              </table:table-cell>
              <table:table-cell office:value-type="float" office:value="0.987986">
                <text:p>0.987986</text:p>
              </table:table-cell>
              <table:table-cell office:value-type="float" office:value="0.912316">
                <text:p>0.912316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137">
                <text:p>90137</text:p>
              </table:table-cell>
              <table:table-cell office:value-type="float" office:value="0.987981">
                <text:p>0.987981</text:p>
              </table:table-cell>
              <table:table-cell office:value-type="float" office:value="0.912342">
                <text:p>0.912342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0136">
                <text:p>90136</text:p>
              </table:table-cell>
              <table:table-cell office:value-type="float" office:value="0.987969">
                <text:p>0.987969</text:p>
              </table:table-cell>
              <table:table-cell office:value-type="float" office:value="0.912368">
                <text:p>0.912368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135">
                <text:p>90135</text:p>
              </table:table-cell>
              <table:table-cell office:value-type="float" office:value="0.987961">
                <text:p>0.987961</text:p>
              </table:table-cell>
              <table:table-cell office:value-type="float" office:value="0.912394">
                <text:p>0.912394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0134">
                <text:p>90134</text:p>
              </table:table-cell>
              <table:table-cell office:value-type="float" office:value="0.987926">
                <text:p>0.987926</text:p>
              </table:table-cell>
              <table:table-cell office:value-type="float" office:value="0.91242">
                <text:p>0.91242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0133">
                <text:p>90133</text:p>
              </table:table-cell>
              <table:table-cell office:value-type="float" office:value="0.987869">
                <text:p>0.987869</text:p>
              </table:table-cell>
              <table:table-cell office:value-type="float" office:value="0.912446">
                <text:p>0.912446</text:p>
              </table:table-cell>
              <table:table-cell office:value-type="float" office:value="0.902731">
                <text:p>0.9027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132">
                <text:p>90132</text:p>
              </table:table-cell>
              <table:table-cell office:value-type="float" office:value="0.987823">
                <text:p>0.987823</text:p>
              </table:table-cell>
              <table:table-cell office:value-type="float" office:value="0.912471">
                <text:p>0.912471</text:p>
              </table:table-cell>
              <table:table-cell office:value-type="float" office:value="0.902731">
                <text:p>0.9027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0131">
                <text:p>90131</text:p>
              </table:table-cell>
              <table:table-cell office:value-type="float" office:value="0.9878">
                <text:p>0.9878</text:p>
              </table:table-cell>
              <table:table-cell office:value-type="float" office:value="0.912497">
                <text:p>0.912497</text:p>
              </table:table-cell>
              <table:table-cell office:value-type="float" office:value="0.902774">
                <text:p>0.9027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0130">
                <text:p>90130</text:p>
              </table:table-cell>
              <table:table-cell office:value-type="float" office:value="0.987786">
                <text:p>0.987786</text:p>
              </table:table-cell>
              <table:table-cell office:value-type="float" office:value="0.912523">
                <text:p>0.912523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0129">
                <text:p>90129</text:p>
              </table:table-cell>
              <table:table-cell office:value-type="float" office:value="0.987783">
                <text:p>0.987783</text:p>
              </table:table-cell>
              <table:table-cell office:value-type="float" office:value="0.912549">
                <text:p>0.912549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0128">
                <text:p>90128</text:p>
              </table:table-cell>
              <table:table-cell office:value-type="float" office:value="0.987771">
                <text:p>0.987771</text:p>
              </table:table-cell>
              <table:table-cell office:value-type="float" office:value="0.912566">
                <text:p>0.912566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0127">
                <text:p>90127</text:p>
              </table:table-cell>
              <table:table-cell office:value-type="float" office:value="0.987757">
                <text:p>0.987757</text:p>
              </table:table-cell>
              <table:table-cell office:value-type="float" office:value="0.912583">
                <text:p>0.912583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0126">
                <text:p>90126</text:p>
              </table:table-cell>
              <table:table-cell office:value-type="float" office:value="0.987754">
                <text:p>0.987754</text:p>
              </table:table-cell>
              <table:table-cell office:value-type="float" office:value="0.9126">
                <text:p>0.9126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0125">
                <text:p>90125</text:p>
              </table:table-cell>
              <table:table-cell office:value-type="float" office:value="0.987751">
                <text:p>0.987751</text:p>
              </table:table-cell>
              <table:table-cell office:value-type="float" office:value="0.912618">
                <text:p>0.912618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0124">
                <text:p>90124</text:p>
              </table:table-cell>
              <table:table-cell office:value-type="float" office:value="0.987714">
                <text:p>0.987714</text:p>
              </table:table-cell>
              <table:table-cell office:value-type="float" office:value="0.912635">
                <text:p>0.912635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0123">
                <text:p>90123</text:p>
              </table:table-cell>
              <table:table-cell office:value-type="float" office:value="0.987694">
                <text:p>0.987694</text:p>
              </table:table-cell>
              <table:table-cell office:value-type="float" office:value="0.912652">
                <text:p>0.912652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0122">
                <text:p>90122</text:p>
              </table:table-cell>
              <table:table-cell office:value-type="float" office:value="0.987685">
                <text:p>0.987685</text:p>
              </table:table-cell>
              <table:table-cell office:value-type="float" office:value="0.912669">
                <text:p>0.912669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0121">
                <text:p>90121</text:p>
              </table:table-cell>
              <table:table-cell office:value-type="float" office:value="0.98768">
                <text:p>0.98768</text:p>
              </table:table-cell>
              <table:table-cell office:value-type="float" office:value="0.912687">
                <text:p>0.912687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0120">
                <text:p>90120</text:p>
              </table:table-cell>
              <table:table-cell office:value-type="float" office:value="0.987677">
                <text:p>0.987677</text:p>
              </table:table-cell>
              <table:table-cell office:value-type="float" office:value="0.912704">
                <text:p>0.912704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0119">
                <text:p>90119</text:p>
              </table:table-cell>
              <table:table-cell office:value-type="float" office:value="0.987674">
                <text:p>0.987674</text:p>
              </table:table-cell>
              <table:table-cell office:value-type="float" office:value="0.912721">
                <text:p>0.912721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0118">
                <text:p>90118</text:p>
              </table:table-cell>
              <table:table-cell office:value-type="float" office:value="0.987668">
                <text:p>0.987668</text:p>
              </table:table-cell>
              <table:table-cell office:value-type="float" office:value="0.912738">
                <text:p>0.912738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0117">
                <text:p>90117</text:p>
              </table:table-cell>
              <table:table-cell office:value-type="float" office:value="0.987659">
                <text:p>0.987659</text:p>
              </table:table-cell>
              <table:table-cell office:value-type="float" office:value="0.912755">
                <text:p>0.912755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116">
                <text:p>90116</text:p>
              </table:table-cell>
              <table:table-cell office:value-type="float" office:value="0.987654">
                <text:p>0.987654</text:p>
              </table:table-cell>
              <table:table-cell office:value-type="float" office:value="0.912773">
                <text:p>0.912773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0115">
                <text:p>90115</text:p>
              </table:table-cell>
              <table:table-cell office:value-type="float" office:value="0.987645">
                <text:p>0.987645</text:p>
              </table:table-cell>
              <table:table-cell office:value-type="float" office:value="0.91279">
                <text:p>0.91279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114">
                <text:p>90114</text:p>
              </table:table-cell>
              <table:table-cell office:value-type="float" office:value="0.987642">
                <text:p>0.987642</text:p>
              </table:table-cell>
              <table:table-cell office:value-type="float" office:value="0.912807">
                <text:p>0.912807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0113">
                <text:p>90113</text:p>
              </table:table-cell>
              <table:table-cell office:value-type="float" office:value="0.987614">
                <text:p>0.987614</text:p>
              </table:table-cell>
              <table:table-cell office:value-type="float" office:value="0.912824">
                <text:p>0.912824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112">
                <text:p>90112</text:p>
              </table:table-cell>
              <table:table-cell office:value-type="float" office:value="0.987608">
                <text:p>0.987608</text:p>
              </table:table-cell>
              <table:table-cell office:value-type="float" office:value="0.912841">
                <text:p>0.912841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111">
                <text:p>90111</text:p>
              </table:table-cell>
              <table:table-cell office:value-type="float" office:value="0.987593">
                <text:p>0.987593</text:p>
              </table:table-cell>
              <table:table-cell office:value-type="float" office:value="0.912859">
                <text:p>0.912859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0110">
                <text:p>90110</text:p>
              </table:table-cell>
              <table:table-cell office:value-type="float" office:value="0.987582">
                <text:p>0.987582</text:p>
              </table:table-cell>
              <table:table-cell office:value-type="float" office:value="0.912876">
                <text:p>0.912876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109">
                <text:p>90109</text:p>
              </table:table-cell>
              <table:table-cell office:value-type="float" office:value="0.987576">
                <text:p>0.987576</text:p>
              </table:table-cell>
              <table:table-cell office:value-type="float" office:value="0.912893">
                <text:p>0.912893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0108">
                <text:p>90108</text:p>
              </table:table-cell>
              <table:table-cell office:value-type="float" office:value="0.987556">
                <text:p>0.987556</text:p>
              </table:table-cell>
              <table:table-cell office:value-type="float" office:value="0.91291">
                <text:p>0.91291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107">
                <text:p>90107</text:p>
              </table:table-cell>
              <table:table-cell office:value-type="float" office:value="0.987553">
                <text:p>0.987553</text:p>
              </table:table-cell>
              <table:table-cell office:value-type="float" office:value="0.912927">
                <text:p>0.912927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0106">
                <text:p>90106</text:p>
              </table:table-cell>
              <table:table-cell office:value-type="float" office:value="0.98755">
                <text:p>0.98755</text:p>
              </table:table-cell>
              <table:table-cell office:value-type="float" office:value="0.912945">
                <text:p>0.912945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0105">
                <text:p>90105</text:p>
              </table:table-cell>
              <table:table-cell office:value-type="float" office:value="0.987548">
                <text:p>0.987548</text:p>
              </table:table-cell>
              <table:table-cell office:value-type="float" office:value="0.912962">
                <text:p>0.912962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0104">
                <text:p>90104</text:p>
              </table:table-cell>
              <table:table-cell office:value-type="float" office:value="0.987539">
                <text:p>0.987539</text:p>
              </table:table-cell>
              <table:table-cell office:value-type="float" office:value="0.912979">
                <text:p>0.912979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103">
                <text:p>90103</text:p>
              </table:table-cell>
              <table:table-cell office:value-type="float" office:value="0.987484">
                <text:p>0.987484</text:p>
              </table:table-cell>
              <table:table-cell office:value-type="float" office:value="0.912996">
                <text:p>0.912996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102">
                <text:p>90102</text:p>
              </table:table-cell>
              <table:table-cell office:value-type="float" office:value="0.98747">
                <text:p>0.98747</text:p>
              </table:table-cell>
              <table:table-cell office:value-type="float" office:value="0.913014">
                <text:p>0.913014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101">
                <text:p>90101</text:p>
              </table:table-cell>
              <table:table-cell office:value-type="float" office:value="0.987467">
                <text:p>0.987467</text:p>
              </table:table-cell>
              <table:table-cell office:value-type="float" office:value="0.913031">
                <text:p>0.913031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100">
                <text:p>90100</text:p>
              </table:table-cell>
              <table:table-cell office:value-type="float" office:value="0.987464">
                <text:p>0.987464</text:p>
              </table:table-cell>
              <table:table-cell office:value-type="float" office:value="0.913048">
                <text:p>0.913048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099">
                <text:p>90099</text:p>
              </table:table-cell>
              <table:table-cell office:value-type="float" office:value="0.987439">
                <text:p>0.987439</text:p>
              </table:table-cell>
              <table:table-cell office:value-type="float" office:value="0.913065">
                <text:p>0.913065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098">
                <text:p>90098</text:p>
              </table:table-cell>
              <table:table-cell office:value-type="float" office:value="0.987424">
                <text:p>0.987424</text:p>
              </table:table-cell>
              <table:table-cell office:value-type="float" office:value="0.913082">
                <text:p>0.913082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097">
                <text:p>90097</text:p>
              </table:table-cell>
              <table:table-cell office:value-type="float" office:value="0.987416">
                <text:p>0.987416</text:p>
              </table:table-cell>
              <table:table-cell office:value-type="float" office:value="0.9131">
                <text:p>0.9131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096">
                <text:p>90096</text:p>
              </table:table-cell>
              <table:table-cell office:value-type="float" office:value="0.987404">
                <text:p>0.987404</text:p>
              </table:table-cell>
              <table:table-cell office:value-type="float" office:value="0.913117">
                <text:p>0.913117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0095">
                <text:p>90095</text:p>
              </table:table-cell>
              <table:table-cell office:value-type="float" office:value="0.987401">
                <text:p>0.987401</text:p>
              </table:table-cell>
              <table:table-cell office:value-type="float" office:value="0.913134">
                <text:p>0.913134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0094">
                <text:p>90094</text:p>
              </table:table-cell>
              <table:table-cell office:value-type="float" office:value="0.987398">
                <text:p>0.987398</text:p>
              </table:table-cell>
              <table:table-cell office:value-type="float" office:value="0.913151">
                <text:p>0.913151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0093">
                <text:p>90093</text:p>
              </table:table-cell>
              <table:table-cell office:value-type="float" office:value="0.987393">
                <text:p>0.987393</text:p>
              </table:table-cell>
              <table:table-cell office:value-type="float" office:value="0.913168">
                <text:p>0.913168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0092">
                <text:p>90092</text:p>
              </table:table-cell>
              <table:table-cell office:value-type="float" office:value="0.98739">
                <text:p>0.98739</text:p>
              </table:table-cell>
              <table:table-cell office:value-type="float" office:value="0.913186">
                <text:p>0.913186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0091">
                <text:p>90091</text:p>
              </table:table-cell>
              <table:table-cell office:value-type="float" office:value="0.98735">
                <text:p>0.98735</text:p>
              </table:table-cell>
              <table:table-cell office:value-type="float" office:value="0.913203">
                <text:p>0.913203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0090">
                <text:p>90090</text:p>
              </table:table-cell>
              <table:table-cell office:value-type="float" office:value="0.987332">
                <text:p>0.987332</text:p>
              </table:table-cell>
              <table:table-cell office:value-type="float" office:value="0.91322">
                <text:p>0.91322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0089">
                <text:p>90089</text:p>
              </table:table-cell>
              <table:table-cell office:value-type="float" office:value="0.987324">
                <text:p>0.987324</text:p>
              </table:table-cell>
              <table:table-cell office:value-type="float" office:value="0.913237">
                <text:p>0.913237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0088">
                <text:p>90088</text:p>
              </table:table-cell>
              <table:table-cell office:value-type="float" office:value="0.987321">
                <text:p>0.987321</text:p>
              </table:table-cell>
              <table:table-cell office:value-type="float" office:value="0.913255">
                <text:p>0.913255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087">
                <text:p>90087</text:p>
              </table:table-cell>
              <table:table-cell office:value-type="float" office:value="0.987309">
                <text:p>0.987309</text:p>
              </table:table-cell>
              <table:table-cell office:value-type="float" office:value="0.913272">
                <text:p>0.913272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086">
                <text:p>90086</text:p>
              </table:table-cell>
              <table:table-cell office:value-type="float" office:value="0.987272">
                <text:p>0.987272</text:p>
              </table:table-cell>
              <table:table-cell office:value-type="float" office:value="0.913289">
                <text:p>0.913289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085">
                <text:p>90085</text:p>
              </table:table-cell>
              <table:table-cell office:value-type="float" office:value="0.987266">
                <text:p>0.987266</text:p>
              </table:table-cell>
              <table:table-cell office:value-type="float" office:value="0.913306">
                <text:p>0.913306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084">
                <text:p>90084</text:p>
              </table:table-cell>
              <table:table-cell office:value-type="float" office:value="0.987249">
                <text:p>0.987249</text:p>
              </table:table-cell>
              <table:table-cell office:value-type="float" office:value="0.913323">
                <text:p>0.913323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0083">
                <text:p>90083</text:p>
              </table:table-cell>
              <table:table-cell office:value-type="float" office:value="0.987246">
                <text:p>0.987246</text:p>
              </table:table-cell>
              <table:table-cell office:value-type="float" office:value="0.913341">
                <text:p>0.913341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0082">
                <text:p>90082</text:p>
              </table:table-cell>
              <table:table-cell office:value-type="float" office:value="0.987221">
                <text:p>0.987221</text:p>
              </table:table-cell>
              <table:table-cell office:value-type="float" office:value="0.913358">
                <text:p>0.913358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081">
                <text:p>90081</text:p>
              </table:table-cell>
              <table:table-cell office:value-type="float" office:value="0.987206">
                <text:p>0.987206</text:p>
              </table:table-cell>
              <table:table-cell office:value-type="float" office:value="0.913375">
                <text:p>0.913375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080">
                <text:p>90080</text:p>
              </table:table-cell>
              <table:table-cell office:value-type="float" office:value="0.98718">
                <text:p>0.98718</text:p>
              </table:table-cell>
              <table:table-cell office:value-type="float" office:value="0.913392">
                <text:p>0.913392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079">
                <text:p>90079</text:p>
              </table:table-cell>
              <table:table-cell office:value-type="float" office:value="0.987169">
                <text:p>0.987169</text:p>
              </table:table-cell>
              <table:table-cell office:value-type="float" office:value="0.913409">
                <text:p>0.913409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078">
                <text:p>90078</text:p>
              </table:table-cell>
              <table:table-cell office:value-type="float" office:value="0.987166">
                <text:p>0.987166</text:p>
              </table:table-cell>
              <table:table-cell office:value-type="float" office:value="0.913427">
                <text:p>0.913427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077">
                <text:p>90077</text:p>
              </table:table-cell>
              <table:table-cell office:value-type="float" office:value="0.987152">
                <text:p>0.987152</text:p>
              </table:table-cell>
              <table:table-cell office:value-type="float" office:value="0.913444">
                <text:p>0.913444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076">
                <text:p>90076</text:p>
              </table:table-cell>
              <table:table-cell office:value-type="float" office:value="0.987089">
                <text:p>0.987089</text:p>
              </table:table-cell>
              <table:table-cell office:value-type="float" office:value="0.913461">
                <text:p>0.913461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075">
                <text:p>90075</text:p>
              </table:table-cell>
              <table:table-cell office:value-type="float" office:value="0.987071">
                <text:p>0.987071</text:p>
              </table:table-cell>
              <table:table-cell office:value-type="float" office:value="0.913478">
                <text:p>0.913478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074">
                <text:p>90074</text:p>
              </table:table-cell>
              <table:table-cell office:value-type="float" office:value="0.987069">
                <text:p>0.987069</text:p>
              </table:table-cell>
              <table:table-cell office:value-type="float" office:value="0.913495">
                <text:p>0.913495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073">
                <text:p>90073</text:p>
              </table:table-cell>
              <table:table-cell office:value-type="float" office:value="0.987066">
                <text:p>0.987066</text:p>
              </table:table-cell>
              <table:table-cell office:value-type="float" office:value="0.913513">
                <text:p>0.913513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0072">
                <text:p>90072</text:p>
              </table:table-cell>
              <table:table-cell office:value-type="float" office:value="0.987028">
                <text:p>0.987028</text:p>
              </table:table-cell>
              <table:table-cell office:value-type="float" office:value="0.91353">
                <text:p>0.91353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071">
                <text:p>90071</text:p>
              </table:table-cell>
              <table:table-cell office:value-type="float" office:value="0.987014">
                <text:p>0.987014</text:p>
              </table:table-cell>
              <table:table-cell office:value-type="float" office:value="0.913547">
                <text:p>0.913547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0070">
                <text:p>90070</text:p>
              </table:table-cell>
              <table:table-cell office:value-type="float" office:value="0.987005">
                <text:p>0.987005</text:p>
              </table:table-cell>
              <table:table-cell office:value-type="float" office:value="0.913564">
                <text:p>0.913564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0069">
                <text:p>90069</text:p>
              </table:table-cell>
              <table:table-cell office:value-type="float" office:value="0.987003">
                <text:p>0.987003</text:p>
              </table:table-cell>
              <table:table-cell office:value-type="float" office:value="0.913582">
                <text:p>0.913582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0068">
                <text:p>90068</text:p>
              </table:table-cell>
              <table:table-cell office:value-type="float" office:value="0.986985">
                <text:p>0.986985</text:p>
              </table:table-cell>
              <table:table-cell office:value-type="float" office:value="0.913599">
                <text:p>0.913599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067">
                <text:p>90067</text:p>
              </table:table-cell>
              <table:table-cell office:value-type="float" office:value="0.986968">
                <text:p>0.986968</text:p>
              </table:table-cell>
              <table:table-cell office:value-type="float" office:value="0.913616">
                <text:p>0.913616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0066">
                <text:p>90066</text:p>
              </table:table-cell>
              <table:table-cell office:value-type="float" office:value="0.986919">
                <text:p>0.986919</text:p>
              </table:table-cell>
              <table:table-cell office:value-type="float" office:value="0.913633">
                <text:p>0.913633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065">
                <text:p>90065</text:p>
              </table:table-cell>
              <table:table-cell office:value-type="float" office:value="0.986905">
                <text:p>0.986905</text:p>
              </table:table-cell>
              <table:table-cell office:value-type="float" office:value="0.91365">
                <text:p>0.91365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0064">
                <text:p>90064</text:p>
              </table:table-cell>
              <table:table-cell office:value-type="float" office:value="0.986902">
                <text:p>0.986902</text:p>
              </table:table-cell>
              <table:table-cell office:value-type="float" office:value="0.913668">
                <text:p>0.913668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0063">
                <text:p>90063</text:p>
              </table:table-cell>
              <table:table-cell office:value-type="float" office:value="0.986899">
                <text:p>0.986899</text:p>
              </table:table-cell>
              <table:table-cell office:value-type="float" office:value="0.913685">
                <text:p>0.913685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0062">
                <text:p>90062</text:p>
              </table:table-cell>
              <table:table-cell office:value-type="float" office:value="0.986856">
                <text:p>0.986856</text:p>
              </table:table-cell>
              <table:table-cell office:value-type="float" office:value="0.913702">
                <text:p>0.913702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061">
                <text:p>90061</text:p>
              </table:table-cell>
              <table:table-cell office:value-type="float" office:value="0.986851">
                <text:p>0.986851</text:p>
              </table:table-cell>
              <table:table-cell office:value-type="float" office:value="0.913719">
                <text:p>0.913719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0060">
                <text:p>90060</text:p>
              </table:table-cell>
              <table:table-cell office:value-type="float" office:value="0.986842">
                <text:p>0.986842</text:p>
              </table:table-cell>
              <table:table-cell office:value-type="float" office:value="0.913736">
                <text:p>0.913736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0059">
                <text:p>90059</text:p>
              </table:table-cell>
              <table:table-cell office:value-type="float" office:value="0.986839">
                <text:p>0.986839</text:p>
              </table:table-cell>
              <table:table-cell office:value-type="float" office:value="0.913754">
                <text:p>0.913754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058">
                <text:p>90058</text:p>
              </table:table-cell>
              <table:table-cell office:value-type="float" office:value="0.986836">
                <text:p>0.986836</text:p>
              </table:table-cell>
              <table:table-cell office:value-type="float" office:value="0.913771">
                <text:p>0.913771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0057">
                <text:p>90057</text:p>
              </table:table-cell>
              <table:table-cell office:value-type="float" office:value="0.986799">
                <text:p>0.986799</text:p>
              </table:table-cell>
              <table:table-cell office:value-type="float" office:value="0.913788">
                <text:p>0.913788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0056">
                <text:p>90056</text:p>
              </table:table-cell>
              <table:table-cell office:value-type="float" office:value="0.986787">
                <text:p>0.986787</text:p>
              </table:table-cell>
              <table:table-cell office:value-type="float" office:value="0.913805">
                <text:p>0.913805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0055">
                <text:p>90055</text:p>
              </table:table-cell>
              <table:table-cell office:value-type="float" office:value="0.986776">
                <text:p>0.986776</text:p>
              </table:table-cell>
              <table:table-cell office:value-type="float" office:value="0.913822">
                <text:p>0.913822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054">
                <text:p>90054</text:p>
              </table:table-cell>
              <table:table-cell office:value-type="float" office:value="0.986742">
                <text:p>0.986742</text:p>
              </table:table-cell>
              <table:table-cell office:value-type="float" office:value="0.91384">
                <text:p>0.91384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053">
                <text:p>90053</text:p>
              </table:table-cell>
              <table:table-cell office:value-type="float" office:value="0.986721">
                <text:p>0.986721</text:p>
              </table:table-cell>
              <table:table-cell office:value-type="float" office:value="0.913857">
                <text:p>0.913857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0052">
                <text:p>90052</text:p>
              </table:table-cell>
              <table:table-cell office:value-type="float" office:value="0.98669">
                <text:p>0.98669</text:p>
              </table:table-cell>
              <table:table-cell office:value-type="float" office:value="0.913874">
                <text:p>0.913874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0051">
                <text:p>90051</text:p>
              </table:table-cell>
              <table:table-cell office:value-type="float" office:value="0.986676">
                <text:p>0.986676</text:p>
              </table:table-cell>
              <table:table-cell office:value-type="float" office:value="0.913891">
                <text:p>0.913891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0050">
                <text:p>90050</text:p>
              </table:table-cell>
              <table:table-cell office:value-type="float" office:value="0.986635">
                <text:p>0.986635</text:p>
              </table:table-cell>
              <table:table-cell office:value-type="float" office:value="0.913909">
                <text:p>0.913909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0049">
                <text:p>90049</text:p>
              </table:table-cell>
              <table:table-cell office:value-type="float" office:value="0.986612">
                <text:p>0.986612</text:p>
              </table:table-cell>
              <table:table-cell office:value-type="float" office:value="0.913926">
                <text:p>0.913926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0048">
                <text:p>90048</text:p>
              </table:table-cell>
              <table:table-cell office:value-type="float" office:value="0.986601">
                <text:p>0.986601</text:p>
              </table:table-cell>
              <table:table-cell office:value-type="float" office:value="0.913943">
                <text:p>0.913943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0047">
                <text:p>90047</text:p>
              </table:table-cell>
              <table:table-cell office:value-type="float" office:value="0.986598">
                <text:p>0.986598</text:p>
              </table:table-cell>
              <table:table-cell office:value-type="float" office:value="0.91396">
                <text:p>0.91396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0046">
                <text:p>90046</text:p>
              </table:table-cell>
              <table:table-cell office:value-type="float" office:value="0.986592">
                <text:p>0.986592</text:p>
              </table:table-cell>
              <table:table-cell office:value-type="float" office:value="0.913977">
                <text:p>0.913977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0045">
                <text:p>90045</text:p>
              </table:table-cell>
              <table:table-cell office:value-type="float" office:value="0.986569">
                <text:p>0.986569</text:p>
              </table:table-cell>
              <table:table-cell office:value-type="float" office:value="0.913995">
                <text:p>0.913995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0044">
                <text:p>90044</text:p>
              </table:table-cell>
              <table:table-cell office:value-type="float" office:value="0.986567">
                <text:p>0.986567</text:p>
              </table:table-cell>
              <table:table-cell office:value-type="float" office:value="0.914012">
                <text:p>0.914012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0043">
                <text:p>90043</text:p>
              </table:table-cell>
              <table:table-cell office:value-type="float" office:value="0.986555">
                <text:p>0.986555</text:p>
              </table:table-cell>
              <table:table-cell office:value-type="float" office:value="0.914029">
                <text:p>0.914029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0042">
                <text:p>90042</text:p>
              </table:table-cell>
              <table:table-cell office:value-type="float" office:value="0.986492">
                <text:p>0.986492</text:p>
              </table:table-cell>
              <table:table-cell office:value-type="float" office:value="0.914046">
                <text:p>0.914046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041">
                <text:p>90041</text:p>
              </table:table-cell>
              <table:table-cell office:value-type="float" office:value="0.986472">
                <text:p>0.986472</text:p>
              </table:table-cell>
              <table:table-cell office:value-type="float" office:value="0.914063">
                <text:p>0.914063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040">
                <text:p>90040</text:p>
              </table:table-cell>
              <table:table-cell office:value-type="float" office:value="0.986449">
                <text:p>0.986449</text:p>
              </table:table-cell>
              <table:table-cell office:value-type="float" office:value="0.914081">
                <text:p>0.914081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0039">
                <text:p>90039</text:p>
              </table:table-cell>
              <table:table-cell office:value-type="float" office:value="0.986446">
                <text:p>0.986446</text:p>
              </table:table-cell>
              <table:table-cell office:value-type="float" office:value="0.914098">
                <text:p>0.914098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038">
                <text:p>90038</text:p>
              </table:table-cell>
              <table:table-cell office:value-type="float" office:value="0.986443">
                <text:p>0.986443</text:p>
              </table:table-cell>
              <table:table-cell office:value-type="float" office:value="0.914115">
                <text:p>0.914115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037">
                <text:p>90037</text:p>
              </table:table-cell>
              <table:table-cell office:value-type="float" office:value="0.986435">
                <text:p>0.986435</text:p>
              </table:table-cell>
              <table:table-cell office:value-type="float" office:value="0.914132">
                <text:p>0.914132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036">
                <text:p>90036</text:p>
              </table:table-cell>
              <table:table-cell office:value-type="float" office:value="0.98642">
                <text:p>0.98642</text:p>
              </table:table-cell>
              <table:table-cell office:value-type="float" office:value="0.914149">
                <text:p>0.914149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035">
                <text:p>90035</text:p>
              </table:table-cell>
              <table:table-cell office:value-type="float" office:value="0.986415">
                <text:p>0.986415</text:p>
              </table:table-cell>
              <table:table-cell office:value-type="float" office:value="0.914167">
                <text:p>0.914167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034">
                <text:p>90034</text:p>
              </table:table-cell>
              <table:table-cell office:value-type="float" office:value="0.986389">
                <text:p>0.986389</text:p>
              </table:table-cell>
              <table:table-cell office:value-type="float" office:value="0.914184">
                <text:p>0.914184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033">
                <text:p>90033</text:p>
              </table:table-cell>
              <table:table-cell office:value-type="float" office:value="0.986377">
                <text:p>0.986377</text:p>
              </table:table-cell>
              <table:table-cell office:value-type="float" office:value="0.914201">
                <text:p>0.914201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032">
                <text:p>90032</text:p>
              </table:table-cell>
              <table:table-cell office:value-type="float" office:value="0.986374">
                <text:p>0.986374</text:p>
              </table:table-cell>
              <table:table-cell office:value-type="float" office:value="0.914218">
                <text:p>0.914218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031">
                <text:p>90031</text:p>
              </table:table-cell>
              <table:table-cell office:value-type="float" office:value="0.986371">
                <text:p>0.986371</text:p>
              </table:table-cell>
              <table:table-cell office:value-type="float" office:value="0.914236">
                <text:p>0.914236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030">
                <text:p>90030</text:p>
              </table:table-cell>
              <table:table-cell office:value-type="float" office:value="0.986343">
                <text:p>0.986343</text:p>
              </table:table-cell>
              <table:table-cell office:value-type="float" office:value="0.914253">
                <text:p>0.914253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029">
                <text:p>90029</text:p>
              </table:table-cell>
              <table:table-cell office:value-type="float" office:value="0.986334">
                <text:p>0.986334</text:p>
              </table:table-cell>
              <table:table-cell office:value-type="float" office:value="0.91427">
                <text:p>0.91427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028">
                <text:p>90028</text:p>
              </table:table-cell>
              <table:table-cell office:value-type="float" office:value="0.986326">
                <text:p>0.986326</text:p>
              </table:table-cell>
              <table:table-cell office:value-type="float" office:value="0.914287">
                <text:p>0.914287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027">
                <text:p>90027</text:p>
              </table:table-cell>
              <table:table-cell office:value-type="float" office:value="0.986311">
                <text:p>0.986311</text:p>
              </table:table-cell>
              <table:table-cell office:value-type="float" office:value="0.914304">
                <text:p>0.914304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0026">
                <text:p>90026</text:p>
              </table:table-cell>
              <table:table-cell office:value-type="float" office:value="0.986308">
                <text:p>0.986308</text:p>
              </table:table-cell>
              <table:table-cell office:value-type="float" office:value="0.914322">
                <text:p>0.914322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025">
                <text:p>90025</text:p>
              </table:table-cell>
              <table:table-cell office:value-type="float" office:value="0.986274">
                <text:p>0.986274</text:p>
              </table:table-cell>
              <table:table-cell office:value-type="float" office:value="0.914339">
                <text:p>0.914339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024">
                <text:p>90024</text:p>
              </table:table-cell>
              <table:table-cell office:value-type="float" office:value="0.986228">
                <text:p>0.986228</text:p>
              </table:table-cell>
              <table:table-cell office:value-type="float" office:value="0.914356">
                <text:p>0.914356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0023">
                <text:p>90023</text:p>
              </table:table-cell>
              <table:table-cell office:value-type="float" office:value="0.986205">
                <text:p>0.986205</text:p>
              </table:table-cell>
              <table:table-cell office:value-type="float" office:value="0.914373">
                <text:p>0.914373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022">
                <text:p>90022</text:p>
              </table:table-cell>
              <table:table-cell office:value-type="float" office:value="0.986168">
                <text:p>0.986168</text:p>
              </table:table-cell>
              <table:table-cell office:value-type="float" office:value="0.91439">
                <text:p>0.91439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021">
                <text:p>90021</text:p>
              </table:table-cell>
              <table:table-cell office:value-type="float" office:value="0.986165">
                <text:p>0.986165</text:p>
              </table:table-cell>
              <table:table-cell office:value-type="float" office:value="0.914408">
                <text:p>0.914408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020">
                <text:p>90020</text:p>
              </table:table-cell>
              <table:table-cell office:value-type="float" office:value="0.986133">
                <text:p>0.986133</text:p>
              </table:table-cell>
              <table:table-cell office:value-type="float" office:value="0.914425">
                <text:p>0.914425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019">
                <text:p>90019</text:p>
              </table:table-cell>
              <table:table-cell office:value-type="float" office:value="0.986131">
                <text:p>0.986131</text:p>
              </table:table-cell>
              <table:table-cell office:value-type="float" office:value="0.914442">
                <text:p>0.914442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018">
                <text:p>90018</text:p>
              </table:table-cell>
              <table:table-cell office:value-type="float" office:value="0.986128">
                <text:p>0.986128</text:p>
              </table:table-cell>
              <table:table-cell office:value-type="float" office:value="0.914459">
                <text:p>0.914459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0017">
                <text:p>90017</text:p>
              </table:table-cell>
              <table:table-cell office:value-type="float" office:value="0.986122">
                <text:p>0.986122</text:p>
              </table:table-cell>
              <table:table-cell office:value-type="float" office:value="0.914477">
                <text:p>0.914477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0016">
                <text:p>90016</text:p>
              </table:table-cell>
              <table:table-cell office:value-type="float" office:value="0.986087">
                <text:p>0.986087</text:p>
              </table:table-cell>
              <table:table-cell office:value-type="float" office:value="0.914494">
                <text:p>0.914494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015">
                <text:p>90015</text:p>
              </table:table-cell>
              <table:table-cell office:value-type="float" office:value="0.986085">
                <text:p>0.986085</text:p>
              </table:table-cell>
              <table:table-cell office:value-type="float" office:value="0.914511">
                <text:p>0.914511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0014">
                <text:p>90014</text:p>
              </table:table-cell>
              <table:table-cell office:value-type="float" office:value="0.98605">
                <text:p>0.98605</text:p>
              </table:table-cell>
              <table:table-cell office:value-type="float" office:value="0.914528">
                <text:p>0.914528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0013">
                <text:p>90013</text:p>
              </table:table-cell>
              <table:table-cell office:value-type="float" office:value="0.986013">
                <text:p>0.986013</text:p>
              </table:table-cell>
              <table:table-cell office:value-type="float" office:value="0.914545">
                <text:p>0.914545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012">
                <text:p>90012</text:p>
              </table:table-cell>
              <table:table-cell office:value-type="float" office:value="0.986001">
                <text:p>0.986001</text:p>
              </table:table-cell>
              <table:table-cell office:value-type="float" office:value="0.914563">
                <text:p>0.914563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011">
                <text:p>90011</text:p>
              </table:table-cell>
              <table:table-cell office:value-type="float" office:value="0.98599">
                <text:p>0.98599</text:p>
              </table:table-cell>
              <table:table-cell office:value-type="float" office:value="0.91458">
                <text:p>0.91458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010">
                <text:p>90010</text:p>
              </table:table-cell>
              <table:table-cell office:value-type="float" office:value="0.985976">
                <text:p>0.985976</text:p>
              </table:table-cell>
              <table:table-cell office:value-type="float" office:value="0.914597">
                <text:p>0.914597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009">
                <text:p>90009</text:p>
              </table:table-cell>
              <table:table-cell office:value-type="float" office:value="0.985924">
                <text:p>0.985924</text:p>
              </table:table-cell>
              <table:table-cell office:value-type="float" office:value="0.914614">
                <text:p>0.914614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008">
                <text:p>90008</text:p>
              </table:table-cell>
              <table:table-cell office:value-type="float" office:value="0.985913">
                <text:p>0.985913</text:p>
              </table:table-cell>
              <table:table-cell office:value-type="float" office:value="0.914631">
                <text:p>0.914631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007">
                <text:p>90007</text:p>
              </table:table-cell>
              <table:table-cell office:value-type="float" office:value="0.98591">
                <text:p>0.98591</text:p>
              </table:table-cell>
              <table:table-cell office:value-type="float" office:value="0.914649">
                <text:p>0.914649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006">
                <text:p>90006</text:p>
              </table:table-cell>
              <table:table-cell office:value-type="float" office:value="0.985907">
                <text:p>0.985907</text:p>
              </table:table-cell>
              <table:table-cell office:value-type="float" office:value="0.914666">
                <text:p>0.914666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005">
                <text:p>90005</text:p>
              </table:table-cell>
              <table:table-cell office:value-type="float" office:value="0.985829">
                <text:p>0.985829</text:p>
              </table:table-cell>
              <table:table-cell office:value-type="float" office:value="0.914683">
                <text:p>0.914683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004">
                <text:p>90004</text:p>
              </table:table-cell>
              <table:table-cell office:value-type="float" office:value="0.985809">
                <text:p>0.985809</text:p>
              </table:table-cell>
              <table:table-cell office:value-type="float" office:value="0.9147">
                <text:p>0.9147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003">
                <text:p>90003</text:p>
              </table:table-cell>
              <table:table-cell office:value-type="float" office:value="0.985806">
                <text:p>0.985806</text:p>
              </table:table-cell>
              <table:table-cell office:value-type="float" office:value="0.914717">
                <text:p>0.914717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002">
                <text:p>90002</text:p>
              </table:table-cell>
              <table:table-cell office:value-type="float" office:value="0.985772">
                <text:p>0.985772</text:p>
              </table:table-cell>
              <table:table-cell office:value-type="float" office:value="0.914735">
                <text:p>0.914735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001">
                <text:p>90001</text:p>
              </table:table-cell>
              <table:table-cell office:value-type="float" office:value="0.985769">
                <text:p>0.985769</text:p>
              </table:table-cell>
              <table:table-cell office:value-type="float" office:value="0.914752">
                <text:p>0.914752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000">
                <text:p>90000</text:p>
              </table:table-cell>
              <table:table-cell office:value-type="float" office:value="0.985755">
                <text:p>0.985755</text:p>
              </table:table-cell>
              <table:table-cell office:value-type="float" office:value="0.914769">
                <text:p>0.914769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9999">
                <text:p>89999</text:p>
              </table:table-cell>
              <table:table-cell office:value-type="float" office:value="0.985752">
                <text:p>0.985752</text:p>
              </table:table-cell>
              <table:table-cell office:value-type="float" office:value="0.914786">
                <text:p>0.914786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9998">
                <text:p>89998</text:p>
              </table:table-cell>
              <table:table-cell office:value-type="float" office:value="0.985726">
                <text:p>0.985726</text:p>
              </table:table-cell>
              <table:table-cell office:value-type="float" office:value="0.914804">
                <text:p>0.914804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9997">
                <text:p>89997</text:p>
              </table:table-cell>
              <table:table-cell office:value-type="float" office:value="0.985717">
                <text:p>0.985717</text:p>
              </table:table-cell>
              <table:table-cell office:value-type="float" office:value="0.914821">
                <text:p>0.914821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9996">
                <text:p>89996</text:p>
              </table:table-cell>
              <table:table-cell office:value-type="float" office:value="0.985709">
                <text:p>0.985709</text:p>
              </table:table-cell>
              <table:table-cell office:value-type="float" office:value="0.914838">
                <text:p>0.914838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995">
                <text:p>89995</text:p>
              </table:table-cell>
              <table:table-cell office:value-type="float" office:value="0.9857">
                <text:p>0.9857</text:p>
              </table:table-cell>
              <table:table-cell office:value-type="float" office:value="0.914855">
                <text:p>0.914855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9994">
                <text:p>89994</text:p>
              </table:table-cell>
              <table:table-cell office:value-type="float" office:value="0.985697">
                <text:p>0.985697</text:p>
              </table:table-cell>
              <table:table-cell office:value-type="float" office:value="0.914872">
                <text:p>0.914872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9993">
                <text:p>89993</text:p>
              </table:table-cell>
              <table:table-cell office:value-type="float" office:value="0.98568">
                <text:p>0.98568</text:p>
              </table:table-cell>
              <table:table-cell office:value-type="float" office:value="0.91489">
                <text:p>0.91489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992">
                <text:p>89992</text:p>
              </table:table-cell>
              <table:table-cell office:value-type="float" office:value="0.985649">
                <text:p>0.985649</text:p>
              </table:table-cell>
              <table:table-cell office:value-type="float" office:value="0.914907">
                <text:p>0.914907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991">
                <text:p>89991</text:p>
              </table:table-cell>
              <table:table-cell office:value-type="float" office:value="0.985631">
                <text:p>0.985631</text:p>
              </table:table-cell>
              <table:table-cell office:value-type="float" office:value="0.914924">
                <text:p>0.914924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990">
                <text:p>89990</text:p>
              </table:table-cell>
              <table:table-cell office:value-type="float" office:value="0.985623">
                <text:p>0.985623</text:p>
              </table:table-cell>
              <table:table-cell office:value-type="float" office:value="0.914941">
                <text:p>0.914941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989">
                <text:p>89989</text:p>
              </table:table-cell>
              <table:table-cell office:value-type="float" office:value="0.985614">
                <text:p>0.985614</text:p>
              </table:table-cell>
              <table:table-cell office:value-type="float" office:value="0.914958">
                <text:p>0.914958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988">
                <text:p>89988</text:p>
              </table:table-cell>
              <table:table-cell office:value-type="float" office:value="0.985603">
                <text:p>0.985603</text:p>
              </table:table-cell>
              <table:table-cell office:value-type="float" office:value="0.914976">
                <text:p>0.914976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87">
                <text:p>89987</text:p>
              </table:table-cell>
              <table:table-cell office:value-type="float" office:value="0.985554">
                <text:p>0.985554</text:p>
              </table:table-cell>
              <table:table-cell office:value-type="float" office:value="0.914993">
                <text:p>0.914993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9986">
                <text:p>89986</text:p>
              </table:table-cell>
              <table:table-cell office:value-type="float" office:value="0.985537">
                <text:p>0.985537</text:p>
              </table:table-cell>
              <table:table-cell office:value-type="float" office:value="0.91501">
                <text:p>0.91501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9985">
                <text:p>89985</text:p>
              </table:table-cell>
              <table:table-cell office:value-type="float" office:value="0.985517">
                <text:p>0.985517</text:p>
              </table:table-cell>
              <table:table-cell office:value-type="float" office:value="0.915027">
                <text:p>0.915027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9984">
                <text:p>89984</text:p>
              </table:table-cell>
              <table:table-cell office:value-type="float" office:value="0.985508">
                <text:p>0.985508</text:p>
              </table:table-cell>
              <table:table-cell office:value-type="float" office:value="0.915044">
                <text:p>0.915044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9983">
                <text:p>89983</text:p>
              </table:table-cell>
              <table:table-cell office:value-type="float" office:value="0.985505">
                <text:p>0.985505</text:p>
              </table:table-cell>
              <table:table-cell office:value-type="float" office:value="0.915062">
                <text:p>0.915062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9982">
                <text:p>89982</text:p>
              </table:table-cell>
              <table:table-cell office:value-type="float" office:value="0.985497">
                <text:p>0.985497</text:p>
              </table:table-cell>
              <table:table-cell office:value-type="float" office:value="0.915079">
                <text:p>0.915079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9981">
                <text:p>89981</text:p>
              </table:table-cell>
              <table:table-cell office:value-type="float" office:value="0.985494">
                <text:p>0.985494</text:p>
              </table:table-cell>
              <table:table-cell office:value-type="float" office:value="0.915096">
                <text:p>0.915096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9980">
                <text:p>89980</text:p>
              </table:table-cell>
              <table:table-cell office:value-type="float" office:value="0.985468">
                <text:p>0.985468</text:p>
              </table:table-cell>
              <table:table-cell office:value-type="float" office:value="0.915113">
                <text:p>0.915113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979">
                <text:p>89979</text:p>
              </table:table-cell>
              <table:table-cell office:value-type="float" office:value="0.985425">
                <text:p>0.985425</text:p>
              </table:table-cell>
              <table:table-cell office:value-type="float" office:value="0.915131">
                <text:p>0.915131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9978">
                <text:p>89978</text:p>
              </table:table-cell>
              <table:table-cell office:value-type="float" office:value="0.985365">
                <text:p>0.985365</text:p>
              </table:table-cell>
              <table:table-cell office:value-type="float" office:value="0.915148">
                <text:p>0.915148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9977">
                <text:p>89977</text:p>
              </table:table-cell>
              <table:table-cell office:value-type="float" office:value="0.985362">
                <text:p>0.985362</text:p>
              </table:table-cell>
              <table:table-cell office:value-type="float" office:value="0.915165">
                <text:p>0.915165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9976">
                <text:p>89976</text:p>
              </table:table-cell>
              <table:table-cell office:value-type="float" office:value="0.985359">
                <text:p>0.985359</text:p>
              </table:table-cell>
              <table:table-cell office:value-type="float" office:value="0.915182">
                <text:p>0.915182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975">
                <text:p>89975</text:p>
              </table:table-cell>
              <table:table-cell office:value-type="float" office:value="0.985324">
                <text:p>0.985324</text:p>
              </table:table-cell>
              <table:table-cell office:value-type="float" office:value="0.915199">
                <text:p>0.915199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9974">
                <text:p>89974</text:p>
              </table:table-cell>
              <table:table-cell office:value-type="float" office:value="0.985322">
                <text:p>0.985322</text:p>
              </table:table-cell>
              <table:table-cell office:value-type="float" office:value="0.915217">
                <text:p>0.915217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9973">
                <text:p>89973</text:p>
              </table:table-cell>
              <table:table-cell office:value-type="float" office:value="0.985319">
                <text:p>0.985319</text:p>
              </table:table-cell>
              <table:table-cell office:value-type="float" office:value="0.915234">
                <text:p>0.915234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9972">
                <text:p>89972</text:p>
              </table:table-cell>
              <table:table-cell office:value-type="float" office:value="0.985293">
                <text:p>0.985293</text:p>
              </table:table-cell>
              <table:table-cell office:value-type="float" office:value="0.915251">
                <text:p>0.915251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9971">
                <text:p>89971</text:p>
              </table:table-cell>
              <table:table-cell office:value-type="float" office:value="0.985287">
                <text:p>0.985287</text:p>
              </table:table-cell>
              <table:table-cell office:value-type="float" office:value="0.915268">
                <text:p>0.915268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9970">
                <text:p>89970</text:p>
              </table:table-cell>
              <table:table-cell office:value-type="float" office:value="0.98527">
                <text:p>0.98527</text:p>
              </table:table-cell>
              <table:table-cell office:value-type="float" office:value="0.915285">
                <text:p>0.915285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9969">
                <text:p>89969</text:p>
              </table:table-cell>
              <table:table-cell office:value-type="float" office:value="0.985261">
                <text:p>0.985261</text:p>
              </table:table-cell>
              <table:table-cell office:value-type="float" office:value="0.915303">
                <text:p>0.915303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9968">
                <text:p>89968</text:p>
              </table:table-cell>
              <table:table-cell office:value-type="float" office:value="0.985244">
                <text:p>0.985244</text:p>
              </table:table-cell>
              <table:table-cell office:value-type="float" office:value="0.91532">
                <text:p>0.91532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9967">
                <text:p>89967</text:p>
              </table:table-cell>
              <table:table-cell office:value-type="float" office:value="0.985175">
                <text:p>0.985175</text:p>
              </table:table-cell>
              <table:table-cell office:value-type="float" office:value="0.915337">
                <text:p>0.915337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9966">
                <text:p>89966</text:p>
              </table:table-cell>
              <table:table-cell office:value-type="float" office:value="0.985167">
                <text:p>0.985167</text:p>
              </table:table-cell>
              <table:table-cell office:value-type="float" office:value="0.915354">
                <text:p>0.915354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9965">
                <text:p>89965</text:p>
              </table:table-cell>
              <table:table-cell office:value-type="float" office:value="0.985164">
                <text:p>0.985164</text:p>
              </table:table-cell>
              <table:table-cell office:value-type="float" office:value="0.915372">
                <text:p>0.915372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9964">
                <text:p>89964</text:p>
              </table:table-cell>
              <table:table-cell office:value-type="float" office:value="0.985149">
                <text:p>0.985149</text:p>
              </table:table-cell>
              <table:table-cell office:value-type="float" office:value="0.915389">
                <text:p>0.915389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9963">
                <text:p>89963</text:p>
              </table:table-cell>
              <table:table-cell office:value-type="float" office:value="0.985121">
                <text:p>0.985121</text:p>
              </table:table-cell>
              <table:table-cell office:value-type="float" office:value="0.915406">
                <text:p>0.915406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9962">
                <text:p>89962</text:p>
              </table:table-cell>
              <table:table-cell office:value-type="float" office:value="0.985118">
                <text:p>0.985118</text:p>
              </table:table-cell>
              <table:table-cell office:value-type="float" office:value="0.915423">
                <text:p>0.915423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961">
                <text:p>89961</text:p>
              </table:table-cell>
              <table:table-cell office:value-type="float" office:value="0.985106">
                <text:p>0.985106</text:p>
              </table:table-cell>
              <table:table-cell office:value-type="float" office:value="0.91544">
                <text:p>0.91544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9960">
                <text:p>89960</text:p>
              </table:table-cell>
              <table:table-cell office:value-type="float" office:value="0.985092">
                <text:p>0.985092</text:p>
              </table:table-cell>
              <table:table-cell office:value-type="float" office:value="0.915458">
                <text:p>0.915458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9959">
                <text:p>89959</text:p>
              </table:table-cell>
              <table:table-cell office:value-type="float" office:value="0.985086">
                <text:p>0.985086</text:p>
              </table:table-cell>
              <table:table-cell office:value-type="float" office:value="0.915475">
                <text:p>0.915475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9958">
                <text:p>89958</text:p>
              </table:table-cell>
              <table:table-cell office:value-type="float" office:value="0.985026">
                <text:p>0.985026</text:p>
              </table:table-cell>
              <table:table-cell office:value-type="float" office:value="0.915492">
                <text:p>0.915492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9957">
                <text:p>89957</text:p>
              </table:table-cell>
              <table:table-cell office:value-type="float" office:value="0.985015">
                <text:p>0.985015</text:p>
              </table:table-cell>
              <table:table-cell office:value-type="float" office:value="0.915509">
                <text:p>0.915509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9956">
                <text:p>89956</text:p>
              </table:table-cell>
              <table:table-cell office:value-type="float" office:value="0.985012">
                <text:p>0.985012</text:p>
              </table:table-cell>
              <table:table-cell office:value-type="float" office:value="0.915526">
                <text:p>0.915526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9955">
                <text:p>89955</text:p>
              </table:table-cell>
              <table:table-cell office:value-type="float" office:value="0.985009">
                <text:p>0.985009</text:p>
              </table:table-cell>
              <table:table-cell office:value-type="float" office:value="0.915544">
                <text:p>0.915544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9954">
                <text:p>89954</text:p>
              </table:table-cell>
              <table:table-cell office:value-type="float" office:value="0.984986">
                <text:p>0.984986</text:p>
              </table:table-cell>
              <table:table-cell office:value-type="float" office:value="0.915561">
                <text:p>0.915561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9953">
                <text:p>89953</text:p>
              </table:table-cell>
              <table:table-cell office:value-type="float" office:value="0.984974">
                <text:p>0.984974</text:p>
              </table:table-cell>
              <table:table-cell office:value-type="float" office:value="0.915578">
                <text:p>0.915578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9952">
                <text:p>89952</text:p>
              </table:table-cell>
              <table:table-cell office:value-type="float" office:value="0.984972">
                <text:p>0.984972</text:p>
              </table:table-cell>
              <table:table-cell office:value-type="float" office:value="0.915595">
                <text:p>0.915595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9951">
                <text:p>89951</text:p>
              </table:table-cell>
              <table:table-cell office:value-type="float" office:value="0.98496">
                <text:p>0.98496</text:p>
              </table:table-cell>
              <table:table-cell office:value-type="float" office:value="0.915612">
                <text:p>0.915612</text:p>
              </table:table-cell>
              <table:table-cell office:value-type="float" office:value="0.903161">
                <text:p>0.9031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9950">
                <text:p>89950</text:p>
              </table:table-cell>
              <table:table-cell office:value-type="float" office:value="0.984957">
                <text:p>0.984957</text:p>
              </table:table-cell>
              <table:table-cell office:value-type="float" office:value="0.91563">
                <text:p>0.91563</text:p>
              </table:table-cell>
              <table:table-cell office:value-type="float" office:value="0.903161">
                <text:p>0.9031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9949">
                <text:p>89949</text:p>
              </table:table-cell>
              <table:table-cell office:value-type="float" office:value="0.984943">
                <text:p>0.984943</text:p>
              </table:table-cell>
              <table:table-cell office:value-type="float" office:value="0.915647">
                <text:p>0.915647</text:p>
              </table:table-cell>
              <table:table-cell office:value-type="float" office:value="0.903187">
                <text:p>0.903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9948">
                <text:p>89948</text:p>
              </table:table-cell>
              <table:table-cell office:value-type="float" office:value="0.984906">
                <text:p>0.984906</text:p>
              </table:table-cell>
              <table:table-cell office:value-type="float" office:value="0.915664">
                <text:p>0.915664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9947">
                <text:p>89947</text:p>
              </table:table-cell>
              <table:table-cell office:value-type="float" office:value="0.984837">
                <text:p>0.984837</text:p>
              </table:table-cell>
              <table:table-cell office:value-type="float" office:value="0.915681">
                <text:p>0.915681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9946">
                <text:p>89946</text:p>
              </table:table-cell>
              <table:table-cell office:value-type="float" office:value="0.984834">
                <text:p>0.984834</text:p>
              </table:table-cell>
              <table:table-cell office:value-type="float" office:value="0.915699">
                <text:p>0.915699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9945">
                <text:p>89945</text:p>
              </table:table-cell>
              <table:table-cell office:value-type="float" office:value="0.984831">
                <text:p>0.984831</text:p>
              </table:table-cell>
              <table:table-cell office:value-type="float" office:value="0.915716">
                <text:p>0.915716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9944">
                <text:p>89944</text:p>
              </table:table-cell>
              <table:table-cell office:value-type="float" office:value="0.984825">
                <text:p>0.984825</text:p>
              </table:table-cell>
              <table:table-cell office:value-type="float" office:value="0.915733">
                <text:p>0.915733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9943">
                <text:p>89943</text:p>
              </table:table-cell>
              <table:table-cell office:value-type="float" office:value="0.984822">
                <text:p>0.984822</text:p>
              </table:table-cell>
              <table:table-cell office:value-type="float" office:value="0.91575">
                <text:p>0.91575</text:p>
              </table:table-cell>
              <table:table-cell office:value-type="float" office:value="0.903221">
                <text:p>0.9032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9942">
                <text:p>89942</text:p>
              </table:table-cell>
              <table:table-cell office:value-type="float" office:value="0.984751">
                <text:p>0.984751</text:p>
              </table:table-cell>
              <table:table-cell office:value-type="float" office:value="0.915767">
                <text:p>0.915767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9941">
                <text:p>89941</text:p>
              </table:table-cell>
              <table:table-cell office:value-type="float" office:value="0.984719">
                <text:p>0.984719</text:p>
              </table:table-cell>
              <table:table-cell office:value-type="float" office:value="0.915785">
                <text:p>0.915785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9940">
                <text:p>89940</text:p>
              </table:table-cell>
              <table:table-cell office:value-type="float" office:value="0.984716">
                <text:p>0.984716</text:p>
              </table:table-cell>
              <table:table-cell office:value-type="float" office:value="0.915802">
                <text:p>0.915802</text:p>
              </table:table-cell>
              <table:table-cell office:value-type="float" office:value="0.903221">
                <text:p>0.9032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9939">
                <text:p>89939</text:p>
              </table:table-cell>
              <table:table-cell office:value-type="float" office:value="0.984656">
                <text:p>0.984656</text:p>
              </table:table-cell>
              <table:table-cell office:value-type="float" office:value="0.915819">
                <text:p>0.915819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9938">
                <text:p>89938</text:p>
              </table:table-cell>
              <table:table-cell office:value-type="float" office:value="0.984653">
                <text:p>0.984653</text:p>
              </table:table-cell>
              <table:table-cell office:value-type="float" office:value="0.915836">
                <text:p>0.915836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9937">
                <text:p>89937</text:p>
              </table:table-cell>
              <table:table-cell office:value-type="float" office:value="0.98465">
                <text:p>0.98465</text:p>
              </table:table-cell>
              <table:table-cell office:value-type="float" office:value="0.915853">
                <text:p>0.915853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9936">
                <text:p>89936</text:p>
              </table:table-cell>
              <table:table-cell office:value-type="float" office:value="0.984645">
                <text:p>0.984645</text:p>
              </table:table-cell>
              <table:table-cell office:value-type="float" office:value="0.915871">
                <text:p>0.915871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9935">
                <text:p>89935</text:p>
              </table:table-cell>
              <table:table-cell office:value-type="float" office:value="0.984639">
                <text:p>0.984639</text:p>
              </table:table-cell>
              <table:table-cell office:value-type="float" office:value="0.915888">
                <text:p>0.915888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9934">
                <text:p>89934</text:p>
              </table:table-cell>
              <table:table-cell office:value-type="float" office:value="0.984616">
                <text:p>0.984616</text:p>
              </table:table-cell>
              <table:table-cell office:value-type="float" office:value="0.915905">
                <text:p>0.915905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9933">
                <text:p>89933</text:p>
              </table:table-cell>
              <table:table-cell office:value-type="float" office:value="0.984613">
                <text:p>0.984613</text:p>
              </table:table-cell>
              <table:table-cell office:value-type="float" office:value="0.915922">
                <text:p>0.915922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9932">
                <text:p>89932</text:p>
              </table:table-cell>
              <table:table-cell office:value-type="float" office:value="0.984604">
                <text:p>0.984604</text:p>
              </table:table-cell>
              <table:table-cell office:value-type="float" office:value="0.915939">
                <text:p>0.915939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9931">
                <text:p>89931</text:p>
              </table:table-cell>
              <table:table-cell office:value-type="float" office:value="0.984584">
                <text:p>0.984584</text:p>
              </table:table-cell>
              <table:table-cell office:value-type="float" office:value="0.915957">
                <text:p>0.915957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9930">
                <text:p>89930</text:p>
              </table:table-cell>
              <table:table-cell office:value-type="float" office:value="0.984579">
                <text:p>0.984579</text:p>
              </table:table-cell>
              <table:table-cell office:value-type="float" office:value="0.915974">
                <text:p>0.915974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9929">
                <text:p>89929</text:p>
              </table:table-cell>
              <table:table-cell office:value-type="float" office:value="0.984576">
                <text:p>0.984576</text:p>
              </table:table-cell>
              <table:table-cell office:value-type="float" office:value="0.915991">
                <text:p>0.915991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9928">
                <text:p>89928</text:p>
              </table:table-cell>
              <table:table-cell office:value-type="float" office:value="0.98457">
                <text:p>0.98457</text:p>
              </table:table-cell>
              <table:table-cell office:value-type="float" office:value="0.916008">
                <text:p>0.916008</text:p>
              </table:table-cell>
              <table:table-cell office:value-type="float" office:value="0.903221">
                <text:p>0.9032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9927">
                <text:p>89927</text:p>
              </table:table-cell>
              <table:table-cell office:value-type="float" office:value="0.984561">
                <text:p>0.984561</text:p>
              </table:table-cell>
              <table:table-cell office:value-type="float" office:value="0.916026">
                <text:p>0.916026</text:p>
              </table:table-cell>
              <table:table-cell office:value-type="float" office:value="0.903221">
                <text:p>0.9032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9926">
                <text:p>89926</text:p>
              </table:table-cell>
              <table:table-cell office:value-type="float" office:value="0.984553">
                <text:p>0.984553</text:p>
              </table:table-cell>
              <table:table-cell office:value-type="float" office:value="0.916043">
                <text:p>0.916043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9925">
                <text:p>89925</text:p>
              </table:table-cell>
              <table:table-cell office:value-type="float" office:value="0.984547">
                <text:p>0.984547</text:p>
              </table:table-cell>
              <table:table-cell office:value-type="float" office:value="0.91606">
                <text:p>0.91606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9924">
                <text:p>89924</text:p>
              </table:table-cell>
              <table:table-cell office:value-type="float" office:value="0.984538">
                <text:p>0.984538</text:p>
              </table:table-cell>
              <table:table-cell office:value-type="float" office:value="0.916077">
                <text:p>0.916077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9923">
                <text:p>89923</text:p>
              </table:table-cell>
              <table:table-cell office:value-type="float" office:value="0.984536">
                <text:p>0.984536</text:p>
              </table:table-cell>
              <table:table-cell office:value-type="float" office:value="0.916094">
                <text:p>0.916094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9922">
                <text:p>89922</text:p>
              </table:table-cell>
              <table:table-cell office:value-type="float" office:value="0.984501">
                <text:p>0.984501</text:p>
              </table:table-cell>
              <table:table-cell office:value-type="float" office:value="0.916112">
                <text:p>0.916112</text:p>
              </table:table-cell>
              <table:table-cell office:value-type="float" office:value="0.903264">
                <text:p>0.9032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9921">
                <text:p>89921</text:p>
              </table:table-cell>
              <table:table-cell office:value-type="float" office:value="0.984498">
                <text:p>0.984498</text:p>
              </table:table-cell>
              <table:table-cell office:value-type="float" office:value="0.916129">
                <text:p>0.916129</text:p>
              </table:table-cell>
              <table:table-cell office:value-type="float" office:value="0.903264">
                <text:p>0.9032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9920">
                <text:p>89920</text:p>
              </table:table-cell>
              <table:table-cell office:value-type="float" office:value="0.984484">
                <text:p>0.984484</text:p>
              </table:table-cell>
              <table:table-cell office:value-type="float" office:value="0.916146">
                <text:p>0.916146</text:p>
              </table:table-cell>
              <table:table-cell office:value-type="float" office:value="0.903264">
                <text:p>0.9032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9919">
                <text:p>89919</text:p>
              </table:table-cell>
              <table:table-cell office:value-type="float" office:value="0.984478">
                <text:p>0.984478</text:p>
              </table:table-cell>
              <table:table-cell office:value-type="float" office:value="0.916163">
                <text:p>0.916163</text:p>
              </table:table-cell>
              <table:table-cell office:value-type="float" office:value="0.903264">
                <text:p>0.9032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9918">
                <text:p>89918</text:p>
              </table:table-cell>
              <table:table-cell office:value-type="float" office:value="0.984472">
                <text:p>0.984472</text:p>
              </table:table-cell>
              <table:table-cell office:value-type="float" office:value="0.91618">
                <text:p>0.91618</text:p>
              </table:table-cell>
              <table:table-cell office:value-type="float" office:value="0.903264">
                <text:p>0.9032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9917">
                <text:p>89917</text:p>
              </table:table-cell>
              <table:table-cell office:value-type="float" office:value="0.984464">
                <text:p>0.984464</text:p>
              </table:table-cell>
              <table:table-cell office:value-type="float" office:value="0.916198">
                <text:p>0.916198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9916">
                <text:p>89916</text:p>
              </table:table-cell>
              <table:table-cell office:value-type="float" office:value="0.984455">
                <text:p>0.984455</text:p>
              </table:table-cell>
              <table:table-cell office:value-type="float" office:value="0.916215">
                <text:p>0.916215</text:p>
              </table:table-cell>
              <table:table-cell office:value-type="float" office:value="0.903256">
                <text:p>0.9032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9915">
                <text:p>89915</text:p>
              </table:table-cell>
              <table:table-cell office:value-type="float" office:value="0.98445">
                <text:p>0.98445</text:p>
              </table:table-cell>
              <table:table-cell office:value-type="float" office:value="0.916232">
                <text:p>0.916232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914">
                <text:p>89914</text:p>
              </table:table-cell>
              <table:table-cell office:value-type="float" office:value="0.984432">
                <text:p>0.984432</text:p>
              </table:table-cell>
              <table:table-cell office:value-type="float" office:value="0.916249">
                <text:p>0.916249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9913">
                <text:p>89913</text:p>
              </table:table-cell>
              <table:table-cell office:value-type="float" office:value="0.984418">
                <text:p>0.984418</text:p>
              </table:table-cell>
              <table:table-cell office:value-type="float" office:value="0.916267">
                <text:p>0.916267</text:p>
              </table:table-cell>
              <table:table-cell office:value-type="float" office:value="0.903264">
                <text:p>0.9032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9912">
                <text:p>89912</text:p>
              </table:table-cell>
              <table:table-cell office:value-type="float" office:value="0.984395">
                <text:p>0.984395</text:p>
              </table:table-cell>
              <table:table-cell office:value-type="float" office:value="0.916284">
                <text:p>0.916284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9911">
                <text:p>89911</text:p>
              </table:table-cell>
              <table:table-cell office:value-type="float" office:value="0.984389">
                <text:p>0.984389</text:p>
              </table:table-cell>
              <table:table-cell office:value-type="float" office:value="0.916301">
                <text:p>0.916301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9910">
                <text:p>89910</text:p>
              </table:table-cell>
              <table:table-cell office:value-type="float" office:value="0.984323">
                <text:p>0.984323</text:p>
              </table:table-cell>
              <table:table-cell office:value-type="float" office:value="0.916318">
                <text:p>0.916318</text:p>
              </table:table-cell>
              <table:table-cell office:value-type="float" office:value="0.903256">
                <text:p>0.9032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9909">
                <text:p>89909</text:p>
              </table:table-cell>
              <table:table-cell office:value-type="float" office:value="0.984275">
                <text:p>0.984275</text:p>
              </table:table-cell>
              <table:table-cell office:value-type="float" office:value="0.916335">
                <text:p>0.916335</text:p>
              </table:table-cell>
              <table:table-cell office:value-type="float" office:value="0.903256">
                <text:p>0.9032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9908">
                <text:p>89908</text:p>
              </table:table-cell>
              <table:table-cell office:value-type="float" office:value="0.984269">
                <text:p>0.984269</text:p>
              </table:table-cell>
              <table:table-cell office:value-type="float" office:value="0.916353">
                <text:p>0.916353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9907">
                <text:p>89907</text:p>
              </table:table-cell>
              <table:table-cell office:value-type="float" office:value="0.984266">
                <text:p>0.984266</text:p>
              </table:table-cell>
              <table:table-cell office:value-type="float" office:value="0.91637">
                <text:p>0.91637</text:p>
              </table:table-cell>
              <table:table-cell office:value-type="float" office:value="0.903256">
                <text:p>0.9032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9906">
                <text:p>89906</text:p>
              </table:table-cell>
              <table:table-cell office:value-type="float" office:value="0.984252">
                <text:p>0.984252</text:p>
              </table:table-cell>
              <table:table-cell office:value-type="float" office:value="0.916387">
                <text:p>0.916387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9905">
                <text:p>89905</text:p>
              </table:table-cell>
              <table:table-cell office:value-type="float" office:value="0.984237">
                <text:p>0.984237</text:p>
              </table:table-cell>
              <table:table-cell office:value-type="float" office:value="0.916404">
                <text:p>0.916404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9904">
                <text:p>89904</text:p>
              </table:table-cell>
              <table:table-cell office:value-type="float" office:value="0.984234">
                <text:p>0.984234</text:p>
              </table:table-cell>
              <table:table-cell office:value-type="float" office:value="0.916421">
                <text:p>0.916421</text:p>
              </table:table-cell>
              <table:table-cell office:value-type="float" office:value="0.903281">
                <text:p>0.9032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903">
                <text:p>89903</text:p>
              </table:table-cell>
              <table:table-cell office:value-type="float" office:value="0.984197">
                <text:p>0.984197</text:p>
              </table:table-cell>
              <table:table-cell office:value-type="float" office:value="0.916439">
                <text:p>0.916439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9902">
                <text:p>89902</text:p>
              </table:table-cell>
              <table:table-cell office:value-type="float" office:value="0.984194">
                <text:p>0.984194</text:p>
              </table:table-cell>
              <table:table-cell office:value-type="float" office:value="0.916456">
                <text:p>0.916456</text:p>
              </table:table-cell>
              <table:table-cell office:value-type="float" office:value="0.903281">
                <text:p>0.9032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9901">
                <text:p>89901</text:p>
              </table:table-cell>
              <table:table-cell office:value-type="float" office:value="0.98418">
                <text:p>0.98418</text:p>
              </table:table-cell>
              <table:table-cell office:value-type="float" office:value="0.916473">
                <text:p>0.916473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900">
                <text:p>89900</text:p>
              </table:table-cell>
              <table:table-cell office:value-type="float" office:value="0.984174">
                <text:p>0.984174</text:p>
              </table:table-cell>
              <table:table-cell office:value-type="float" office:value="0.91649">
                <text:p>0.91649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9899">
                <text:p>89899</text:p>
              </table:table-cell>
              <table:table-cell office:value-type="float" office:value="0.98414">
                <text:p>0.98414</text:p>
              </table:table-cell>
              <table:table-cell office:value-type="float" office:value="0.916507">
                <text:p>0.916507</text:p>
              </table:table-cell>
              <table:table-cell office:value-type="float" office:value="0.903256">
                <text:p>0.9032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9898">
                <text:p>89898</text:p>
              </table:table-cell>
              <table:table-cell office:value-type="float" office:value="0.984137">
                <text:p>0.984137</text:p>
              </table:table-cell>
              <table:table-cell office:value-type="float" office:value="0.916525">
                <text:p>0.916525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897">
                <text:p>89897</text:p>
              </table:table-cell>
              <table:table-cell office:value-type="float" office:value="0.984045">
                <text:p>0.984045</text:p>
              </table:table-cell>
              <table:table-cell office:value-type="float" office:value="0.916542">
                <text:p>0.916542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9896">
                <text:p>89896</text:p>
              </table:table-cell>
              <table:table-cell office:value-type="float" office:value="0.984042">
                <text:p>0.984042</text:p>
              </table:table-cell>
              <table:table-cell office:value-type="float" office:value="0.916559">
                <text:p>0.916559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9895">
                <text:p>89895</text:p>
              </table:table-cell>
              <table:table-cell office:value-type="float" office:value="0.984025">
                <text:p>0.984025</text:p>
              </table:table-cell>
              <table:table-cell office:value-type="float" office:value="0.916576">
                <text:p>0.916576</text:p>
              </table:table-cell>
              <table:table-cell office:value-type="float" office:value="0.903307">
                <text:p>0.9033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9894">
                <text:p>89894</text:p>
              </table:table-cell>
              <table:table-cell office:value-type="float" office:value="0.984002">
                <text:p>0.984002</text:p>
              </table:table-cell>
              <table:table-cell office:value-type="float" office:value="0.916594">
                <text:p>0.916594</text:p>
              </table:table-cell>
              <table:table-cell office:value-type="float" office:value="0.903307">
                <text:p>0.9033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893">
                <text:p>89893</text:p>
              </table:table-cell>
              <table:table-cell office:value-type="float" office:value="0.983993">
                <text:p>0.983993</text:p>
              </table:table-cell>
              <table:table-cell office:value-type="float" office:value="0.916611">
                <text:p>0.916611</text:p>
              </table:table-cell>
              <table:table-cell office:value-type="float" office:value="0.903307">
                <text:p>0.9033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9892">
                <text:p>89892</text:p>
              </table:table-cell>
              <table:table-cell office:value-type="float" office:value="0.983991">
                <text:p>0.983991</text:p>
              </table:table-cell>
              <table:table-cell office:value-type="float" office:value="0.916628">
                <text:p>0.916628</text:p>
              </table:table-cell>
              <table:table-cell office:value-type="float" office:value="0.903316">
                <text:p>0.9033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891">
                <text:p>89891</text:p>
              </table:table-cell>
              <table:table-cell office:value-type="float" office:value="0.983979">
                <text:p>0.983979</text:p>
              </table:table-cell>
              <table:table-cell office:value-type="float" office:value="0.916645">
                <text:p>0.916645</text:p>
              </table:table-cell>
              <table:table-cell office:value-type="float" office:value="0.903324">
                <text:p>0.9033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890">
                <text:p>89890</text:p>
              </table:table-cell>
              <table:table-cell office:value-type="float" office:value="0.983976">
                <text:p>0.983976</text:p>
              </table:table-cell>
              <table:table-cell office:value-type="float" office:value="0.916662">
                <text:p>0.916662</text:p>
              </table:table-cell>
              <table:table-cell office:value-type="float" office:value="0.903333">
                <text:p>0.90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889">
                <text:p>89889</text:p>
              </table:table-cell>
              <table:table-cell office:value-type="float" office:value="0.98395">
                <text:p>0.98395</text:p>
              </table:table-cell>
              <table:table-cell office:value-type="float" office:value="0.91668">
                <text:p>0.91668</text:p>
              </table:table-cell>
              <table:table-cell office:value-type="float" office:value="0.90335">
                <text:p>0.903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9888">
                <text:p>89888</text:p>
              </table:table-cell>
              <table:table-cell office:value-type="float" office:value="0.983948">
                <text:p>0.983948</text:p>
              </table:table-cell>
              <table:table-cell office:value-type="float" office:value="0.916697">
                <text:p>0.916697</text:p>
              </table:table-cell>
              <table:table-cell office:value-type="float" office:value="0.90335">
                <text:p>0.9033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9887">
                <text:p>89887</text:p>
              </table:table-cell>
              <table:table-cell office:value-type="float" office:value="0.983907">
                <text:p>0.983907</text:p>
              </table:table-cell>
              <table:table-cell office:value-type="float" office:value="0.916714">
                <text:p>0.916714</text:p>
              </table:table-cell>
              <table:table-cell office:value-type="float" office:value="0.903333">
                <text:p>0.90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9886">
                <text:p>89886</text:p>
              </table:table-cell>
              <table:table-cell office:value-type="float" office:value="0.983905">
                <text:p>0.983905</text:p>
              </table:table-cell>
              <table:table-cell office:value-type="float" office:value="0.916731">
                <text:p>0.916731</text:p>
              </table:table-cell>
              <table:table-cell office:value-type="float" office:value="0.903333">
                <text:p>0.903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9885">
                <text:p>89885</text:p>
              </table:table-cell>
              <table:table-cell office:value-type="float" office:value="0.983902">
                <text:p>0.983902</text:p>
              </table:table-cell>
              <table:table-cell office:value-type="float" office:value="0.916748">
                <text:p>0.916748</text:p>
              </table:table-cell>
              <table:table-cell office:value-type="float" office:value="0.903333">
                <text:p>0.9033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9884">
                <text:p>89884</text:p>
              </table:table-cell>
              <table:table-cell office:value-type="float" office:value="0.98389">
                <text:p>0.98389</text:p>
              </table:table-cell>
              <table:table-cell office:value-type="float" office:value="0.916766">
                <text:p>0.916766</text:p>
              </table:table-cell>
              <table:table-cell office:value-type="float" office:value="0.903324">
                <text:p>0.9033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9883">
                <text:p>89883</text:p>
              </table:table-cell>
              <table:table-cell office:value-type="float" office:value="0.983856">
                <text:p>0.983856</text:p>
              </table:table-cell>
              <table:table-cell office:value-type="float" office:value="0.916783">
                <text:p>0.916783</text:p>
              </table:table-cell>
              <table:table-cell office:value-type="float" office:value="0.903316">
                <text:p>0.9033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9882">
                <text:p>89882</text:p>
              </table:table-cell>
              <table:table-cell office:value-type="float" office:value="0.983847">
                <text:p>0.983847</text:p>
              </table:table-cell>
              <table:table-cell office:value-type="float" office:value="0.9168">
                <text:p>0.9168</text:p>
              </table:table-cell>
              <table:table-cell office:value-type="float" office:value="0.903342">
                <text:p>0.9033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9881">
                <text:p>89881</text:p>
              </table:table-cell>
              <table:table-cell office:value-type="float" office:value="0.983781">
                <text:p>0.983781</text:p>
              </table:table-cell>
              <table:table-cell office:value-type="float" office:value="0.916817">
                <text:p>0.916817</text:p>
              </table:table-cell>
              <table:table-cell office:value-type="float" office:value="0.903324">
                <text:p>0.9033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9880">
                <text:p>89880</text:p>
              </table:table-cell>
              <table:table-cell office:value-type="float" office:value="0.983778">
                <text:p>0.983778</text:p>
              </table:table-cell>
              <table:table-cell office:value-type="float" office:value="0.916834">
                <text:p>0.916834</text:p>
              </table:table-cell>
              <table:table-cell office:value-type="float" office:value="0.903333">
                <text:p>0.90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9879">
                <text:p>89879</text:p>
              </table:table-cell>
              <table:table-cell office:value-type="float" office:value="0.983775">
                <text:p>0.983775</text:p>
              </table:table-cell>
              <table:table-cell office:value-type="float" office:value="0.916852">
                <text:p>0.916852</text:p>
              </table:table-cell>
              <table:table-cell office:value-type="float" office:value="0.903333">
                <text:p>0.9033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9878">
                <text:p>89878</text:p>
              </table:table-cell>
              <table:table-cell office:value-type="float" office:value="0.983773">
                <text:p>0.983773</text:p>
              </table:table-cell>
              <table:table-cell office:value-type="float" office:value="0.916869">
                <text:p>0.916869</text:p>
              </table:table-cell>
              <table:table-cell office:value-type="float" office:value="0.903333">
                <text:p>0.90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9877">
                <text:p>89877</text:p>
              </table:table-cell>
              <table:table-cell office:value-type="float" office:value="0.983764">
                <text:p>0.983764</text:p>
              </table:table-cell>
              <table:table-cell office:value-type="float" office:value="0.916886">
                <text:p>0.916886</text:p>
              </table:table-cell>
              <table:table-cell office:value-type="float" office:value="0.903316">
                <text:p>0.9033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9876">
                <text:p>89876</text:p>
              </table:table-cell>
              <table:table-cell office:value-type="float" office:value="0.983761">
                <text:p>0.983761</text:p>
              </table:table-cell>
              <table:table-cell office:value-type="float" office:value="0.916903">
                <text:p>0.916903</text:p>
              </table:table-cell>
              <table:table-cell office:value-type="float" office:value="0.903316">
                <text:p>0.9033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9875">
                <text:p>89875</text:p>
              </table:table-cell>
              <table:table-cell office:value-type="float" office:value="0.983744">
                <text:p>0.983744</text:p>
              </table:table-cell>
              <table:table-cell office:value-type="float" office:value="0.916921">
                <text:p>0.916921</text:p>
              </table:table-cell>
              <table:table-cell office:value-type="float" office:value="0.903324">
                <text:p>0.9033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9874">
                <text:p>89874</text:p>
              </table:table-cell>
              <table:table-cell office:value-type="float" office:value="0.983741">
                <text:p>0.983741</text:p>
              </table:table-cell>
              <table:table-cell office:value-type="float" office:value="0.916938">
                <text:p>0.916938</text:p>
              </table:table-cell>
              <table:table-cell office:value-type="float" office:value="0.903324">
                <text:p>0.9033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9873">
                <text:p>89873</text:p>
              </table:table-cell>
              <table:table-cell office:value-type="float" office:value="0.983738">
                <text:p>0.983738</text:p>
              </table:table-cell>
              <table:table-cell office:value-type="float" office:value="0.916955">
                <text:p>0.916955</text:p>
              </table:table-cell>
              <table:table-cell office:value-type="float" office:value="0.903324">
                <text:p>0.9033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9872">
                <text:p>89872</text:p>
              </table:table-cell>
              <table:table-cell office:value-type="float" office:value="0.983732">
                <text:p>0.983732</text:p>
              </table:table-cell>
              <table:table-cell office:value-type="float" office:value="0.916972">
                <text:p>0.916972</text:p>
              </table:table-cell>
              <table:table-cell office:value-type="float" office:value="0.903324">
                <text:p>0.9033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9871">
                <text:p>89871</text:p>
              </table:table-cell>
              <table:table-cell office:value-type="float" office:value="0.983721">
                <text:p>0.983721</text:p>
              </table:table-cell>
              <table:table-cell office:value-type="float" office:value="0.916989">
                <text:p>0.916989</text:p>
              </table:table-cell>
              <table:table-cell office:value-type="float" office:value="0.903316">
                <text:p>0.9033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9870">
                <text:p>89870</text:p>
              </table:table-cell>
              <table:table-cell office:value-type="float" office:value="0.983709">
                <text:p>0.983709</text:p>
              </table:table-cell>
              <table:table-cell office:value-type="float" office:value="0.917007">
                <text:p>0.917007</text:p>
              </table:table-cell>
              <table:table-cell office:value-type="float" office:value="0.903316">
                <text:p>0.9033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9869">
                <text:p>89869</text:p>
              </table:table-cell>
              <table:table-cell office:value-type="float" office:value="0.983687">
                <text:p>0.983687</text:p>
              </table:table-cell>
              <table:table-cell office:value-type="float" office:value="0.917024">
                <text:p>0.917024</text:p>
              </table:table-cell>
              <table:table-cell office:value-type="float" office:value="0.90329">
                <text:p>0.903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9868">
                <text:p>89868</text:p>
              </table:table-cell>
              <table:table-cell office:value-type="float" office:value="0.983678">
                <text:p>0.983678</text:p>
              </table:table-cell>
              <table:table-cell office:value-type="float" office:value="0.917041">
                <text:p>0.917041</text:p>
              </table:table-cell>
              <table:table-cell office:value-type="float" office:value="0.90329">
                <text:p>0.903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9867">
                <text:p>89867</text:p>
              </table:table-cell>
              <table:table-cell office:value-type="float" office:value="0.983503">
                <text:p>0.983503</text:p>
              </table:table-cell>
              <table:table-cell office:value-type="float" office:value="0.917058">
                <text:p>0.917058</text:p>
              </table:table-cell>
              <table:table-cell office:value-type="float" office:value="0.903299">
                <text:p>0.9032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9866">
                <text:p>89866</text:p>
              </table:table-cell>
              <table:table-cell office:value-type="float" office:value="0.9835">
                <text:p>0.9835</text:p>
              </table:table-cell>
              <table:table-cell office:value-type="float" office:value="0.917075">
                <text:p>0.917075</text:p>
              </table:table-cell>
              <table:table-cell office:value-type="float" office:value="0.903299">
                <text:p>0.9032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9865">
                <text:p>89865</text:p>
              </table:table-cell>
              <table:table-cell office:value-type="float" office:value="0.983491">
                <text:p>0.983491</text:p>
              </table:table-cell>
              <table:table-cell office:value-type="float" office:value="0.917093">
                <text:p>0.917093</text:p>
              </table:table-cell>
              <table:table-cell office:value-type="float" office:value="0.903299">
                <text:p>0.9032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9864">
                <text:p>89864</text:p>
              </table:table-cell>
              <table:table-cell office:value-type="float" office:value="0.983489">
                <text:p>0.983489</text:p>
              </table:table-cell>
              <table:table-cell office:value-type="float" office:value="0.91711">
                <text:p>0.91711</text:p>
              </table:table-cell>
              <table:table-cell office:value-type="float" office:value="0.903299">
                <text:p>0.9032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9863">
                <text:p>89863</text:p>
              </table:table-cell>
              <table:table-cell office:value-type="float" office:value="0.983483">
                <text:p>0.983483</text:p>
              </table:table-cell>
              <table:table-cell office:value-type="float" office:value="0.917127">
                <text:p>0.917127</text:p>
              </table:table-cell>
              <table:table-cell office:value-type="float" office:value="0.903299">
                <text:p>0.9032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9862">
                <text:p>89862</text:p>
              </table:table-cell>
              <table:table-cell office:value-type="float" office:value="0.983454">
                <text:p>0.983454</text:p>
              </table:table-cell>
              <table:table-cell office:value-type="float" office:value="0.917144">
                <text:p>0.917144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9861">
                <text:p>89861</text:p>
              </table:table-cell>
              <table:table-cell office:value-type="float" office:value="0.983414">
                <text:p>0.983414</text:p>
              </table:table-cell>
              <table:table-cell office:value-type="float" office:value="0.917161">
                <text:p>0.917161</text:p>
              </table:table-cell>
              <table:table-cell office:value-type="float" office:value="0.903281">
                <text:p>0.9032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9860">
                <text:p>89860</text:p>
              </table:table-cell>
              <table:table-cell office:value-type="float" office:value="0.983403">
                <text:p>0.983403</text:p>
              </table:table-cell>
              <table:table-cell office:value-type="float" office:value="0.917179">
                <text:p>0.917179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859">
                <text:p>89859</text:p>
              </table:table-cell>
              <table:table-cell office:value-type="float" office:value="0.983394">
                <text:p>0.983394</text:p>
              </table:table-cell>
              <table:table-cell office:value-type="float" office:value="0.917196">
                <text:p>0.917196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9858">
                <text:p>89858</text:p>
              </table:table-cell>
              <table:table-cell office:value-type="float" office:value="0.983368">
                <text:p>0.983368</text:p>
              </table:table-cell>
              <table:table-cell office:value-type="float" office:value="0.917213">
                <text:p>0.917213</text:p>
              </table:table-cell>
              <table:table-cell office:value-type="float" office:value="0.90329">
                <text:p>0.903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9857">
                <text:p>89857</text:p>
              </table:table-cell>
              <table:table-cell office:value-type="float" office:value="0.983359">
                <text:p>0.983359</text:p>
              </table:table-cell>
              <table:table-cell office:value-type="float" office:value="0.91723">
                <text:p>0.91723</text:p>
              </table:table-cell>
              <table:table-cell office:value-type="float" office:value="0.90329">
                <text:p>0.903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9856">
                <text:p>89856</text:p>
              </table:table-cell>
              <table:table-cell office:value-type="float" office:value="0.983351">
                <text:p>0.983351</text:p>
              </table:table-cell>
              <table:table-cell office:value-type="float" office:value="0.917248">
                <text:p>0.917248</text:p>
              </table:table-cell>
              <table:table-cell office:value-type="float" office:value="0.903264">
                <text:p>0.9032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9855">
                <text:p>89855</text:p>
              </table:table-cell>
              <table:table-cell office:value-type="float" office:value="0.983334">
                <text:p>0.983334</text:p>
              </table:table-cell>
              <table:table-cell office:value-type="float" office:value="0.917265">
                <text:p>0.917265</text:p>
              </table:table-cell>
              <table:table-cell office:value-type="float" office:value="0.903264">
                <text:p>0.9032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9854">
                <text:p>89854</text:p>
              </table:table-cell>
              <table:table-cell office:value-type="float" office:value="0.983311">
                <text:p>0.983311</text:p>
              </table:table-cell>
              <table:table-cell office:value-type="float" office:value="0.917282">
                <text:p>0.917282</text:p>
              </table:table-cell>
              <table:table-cell office:value-type="float" office:value="0.903273">
                <text:p>0.9032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9853">
                <text:p>89853</text:p>
              </table:table-cell>
              <table:table-cell office:value-type="float" office:value="0.983308">
                <text:p>0.983308</text:p>
              </table:table-cell>
              <table:table-cell office:value-type="float" office:value="0.917299">
                <text:p>0.917299</text:p>
              </table:table-cell>
              <table:table-cell office:value-type="float" office:value="0.903256">
                <text:p>0.9032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9852">
                <text:p>89852</text:p>
              </table:table-cell>
              <table:table-cell office:value-type="float" office:value="0.983273">
                <text:p>0.983273</text:p>
              </table:table-cell>
              <table:table-cell office:value-type="float" office:value="0.917316">
                <text:p>0.917316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9851">
                <text:p>89851</text:p>
              </table:table-cell>
              <table:table-cell office:value-type="float" office:value="0.983271">
                <text:p>0.983271</text:p>
              </table:table-cell>
              <table:table-cell office:value-type="float" office:value="0.917334">
                <text:p>0.917334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9850">
                <text:p>89850</text:p>
              </table:table-cell>
              <table:table-cell office:value-type="float" office:value="0.983262">
                <text:p>0.983262</text:p>
              </table:table-cell>
              <table:table-cell office:value-type="float" office:value="0.917351">
                <text:p>0.917351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849">
                <text:p>89849</text:p>
              </table:table-cell>
              <table:table-cell office:value-type="float" office:value="0.983256">
                <text:p>0.983256</text:p>
              </table:table-cell>
              <table:table-cell office:value-type="float" office:value="0.917368">
                <text:p>0.917368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9848">
                <text:p>89848</text:p>
              </table:table-cell>
              <table:table-cell office:value-type="float" office:value="0.983253">
                <text:p>0.983253</text:p>
              </table:table-cell>
              <table:table-cell office:value-type="float" office:value="0.917385">
                <text:p>0.917385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9847">
                <text:p>89847</text:p>
              </table:table-cell>
              <table:table-cell office:value-type="float" office:value="0.983245">
                <text:p>0.983245</text:p>
              </table:table-cell>
              <table:table-cell office:value-type="float" office:value="0.917402">
                <text:p>0.917402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9846">
                <text:p>89846</text:p>
              </table:table-cell>
              <table:table-cell office:value-type="float" office:value="0.983216">
                <text:p>0.983216</text:p>
              </table:table-cell>
              <table:table-cell office:value-type="float" office:value="0.91742">
                <text:p>0.91742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9845">
                <text:p>89845</text:p>
              </table:table-cell>
              <table:table-cell office:value-type="float" office:value="0.983167">
                <text:p>0.983167</text:p>
              </table:table-cell>
              <table:table-cell office:value-type="float" office:value="0.917437">
                <text:p>0.917437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9844">
                <text:p>89844</text:p>
              </table:table-cell>
              <table:table-cell office:value-type="float" office:value="0.983156">
                <text:p>0.983156</text:p>
              </table:table-cell>
              <table:table-cell office:value-type="float" office:value="0.917454">
                <text:p>0.917454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9843">
                <text:p>89843</text:p>
              </table:table-cell>
              <table:table-cell office:value-type="float" office:value="0.983144">
                <text:p>0.983144</text:p>
              </table:table-cell>
              <table:table-cell office:value-type="float" office:value="0.917471">
                <text:p>0.917471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9842">
                <text:p>89842</text:p>
              </table:table-cell>
              <table:table-cell office:value-type="float" office:value="0.983136">
                <text:p>0.983136</text:p>
              </table:table-cell>
              <table:table-cell office:value-type="float" office:value="0.917489">
                <text:p>0.917489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9841">
                <text:p>89841</text:p>
              </table:table-cell>
              <table:table-cell office:value-type="float" office:value="0.983121">
                <text:p>0.983121</text:p>
              </table:table-cell>
              <table:table-cell office:value-type="float" office:value="0.917506">
                <text:p>0.917506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9840">
                <text:p>89840</text:p>
              </table:table-cell>
              <table:table-cell office:value-type="float" office:value="0.98311">
                <text:p>0.98311</text:p>
              </table:table-cell>
              <table:table-cell office:value-type="float" office:value="0.917523">
                <text:p>0.917523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9839">
                <text:p>89839</text:p>
              </table:table-cell>
              <table:table-cell office:value-type="float" office:value="0.983101">
                <text:p>0.983101</text:p>
              </table:table-cell>
              <table:table-cell office:value-type="float" office:value="0.91754">
                <text:p>0.91754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9838">
                <text:p>89838</text:p>
              </table:table-cell>
              <table:table-cell office:value-type="float" office:value="0.983096">
                <text:p>0.983096</text:p>
              </table:table-cell>
              <table:table-cell office:value-type="float" office:value="0.917557">
                <text:p>0.917557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9837">
                <text:p>89837</text:p>
              </table:table-cell>
              <table:table-cell office:value-type="float" office:value="0.983087">
                <text:p>0.983087</text:p>
              </table:table-cell>
              <table:table-cell office:value-type="float" office:value="0.917575">
                <text:p>0.917575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9836">
                <text:p>89836</text:p>
              </table:table-cell>
              <table:table-cell office:value-type="float" office:value="0.983081">
                <text:p>0.983081</text:p>
              </table:table-cell>
              <table:table-cell office:value-type="float" office:value="0.917592">
                <text:p>0.917592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9835">
                <text:p>89835</text:p>
              </table:table-cell>
              <table:table-cell office:value-type="float" office:value="0.983073">
                <text:p>0.983073</text:p>
              </table:table-cell>
              <table:table-cell office:value-type="float" office:value="0.917609">
                <text:p>0.917609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9834">
                <text:p>89834</text:p>
              </table:table-cell>
              <table:table-cell office:value-type="float" office:value="0.983038">
                <text:p>0.983038</text:p>
              </table:table-cell>
              <table:table-cell office:value-type="float" office:value="0.917626">
                <text:p>0.917626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9833">
                <text:p>89833</text:p>
              </table:table-cell>
              <table:table-cell office:value-type="float" office:value="0.983027">
                <text:p>0.983027</text:p>
              </table:table-cell>
              <table:table-cell office:value-type="float" office:value="0.917643">
                <text:p>0.917643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9832">
                <text:p>89832</text:p>
              </table:table-cell>
              <table:table-cell office:value-type="float" office:value="0.983007">
                <text:p>0.983007</text:p>
              </table:table-cell>
              <table:table-cell office:value-type="float" office:value="0.917661">
                <text:p>0.917661</text:p>
              </table:table-cell>
              <table:table-cell office:value-type="float" office:value="0.90323">
                <text:p>0.903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9831">
                <text:p>89831</text:p>
              </table:table-cell>
              <table:table-cell office:value-type="float" office:value="0.983004">
                <text:p>0.983004</text:p>
              </table:table-cell>
              <table:table-cell office:value-type="float" office:value="0.917678">
                <text:p>0.917678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9830">
                <text:p>89830</text:p>
              </table:table-cell>
              <table:table-cell office:value-type="float" office:value="0.982989">
                <text:p>0.982989</text:p>
              </table:table-cell>
              <table:table-cell office:value-type="float" office:value="0.917695">
                <text:p>0.917695</text:p>
              </table:table-cell>
              <table:table-cell office:value-type="float" office:value="0.903238">
                <text:p>0.9032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9829">
                <text:p>89829</text:p>
              </table:table-cell>
              <table:table-cell office:value-type="float" office:value="0.982961">
                <text:p>0.982961</text:p>
              </table:table-cell>
              <table:table-cell office:value-type="float" office:value="0.917712">
                <text:p>0.917712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9828">
                <text:p>89828</text:p>
              </table:table-cell>
              <table:table-cell office:value-type="float" office:value="0.982955">
                <text:p>0.982955</text:p>
              </table:table-cell>
              <table:table-cell office:value-type="float" office:value="0.917729">
                <text:p>0.917729</text:p>
              </table:table-cell>
              <table:table-cell office:value-type="float" office:value="0.90323">
                <text:p>0.903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9827">
                <text:p>89827</text:p>
              </table:table-cell>
              <table:table-cell office:value-type="float" office:value="0.982946">
                <text:p>0.982946</text:p>
              </table:table-cell>
              <table:table-cell office:value-type="float" office:value="0.917747">
                <text:p>0.917747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9826">
                <text:p>89826</text:p>
              </table:table-cell>
              <table:table-cell office:value-type="float" office:value="0.982941">
                <text:p>0.982941</text:p>
              </table:table-cell>
              <table:table-cell office:value-type="float" office:value="0.917764">
                <text:p>0.917764</text:p>
              </table:table-cell>
              <table:table-cell office:value-type="float" office:value="0.903247">
                <text:p>0.9032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9825">
                <text:p>89825</text:p>
              </table:table-cell>
              <table:table-cell office:value-type="float" office:value="0.982935">
                <text:p>0.982935</text:p>
              </table:table-cell>
              <table:table-cell office:value-type="float" office:value="0.917781">
                <text:p>0.917781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9824">
                <text:p>89824</text:p>
              </table:table-cell>
              <table:table-cell office:value-type="float" office:value="0.982932">
                <text:p>0.982932</text:p>
              </table:table-cell>
              <table:table-cell office:value-type="float" office:value="0.917798">
                <text:p>0.917798</text:p>
              </table:table-cell>
              <table:table-cell office:value-type="float" office:value="0.903212">
                <text:p>0.9032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9823">
                <text:p>89823</text:p>
              </table:table-cell>
              <table:table-cell office:value-type="float" office:value="0.982906">
                <text:p>0.982906</text:p>
              </table:table-cell>
              <table:table-cell office:value-type="float" office:value="0.917816">
                <text:p>0.917816</text:p>
              </table:table-cell>
              <table:table-cell office:value-type="float" office:value="0.903221">
                <text:p>0.9032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9822">
                <text:p>89822</text:p>
              </table:table-cell>
              <table:table-cell office:value-type="float" office:value="0.982903">
                <text:p>0.982903</text:p>
              </table:table-cell>
              <table:table-cell office:value-type="float" office:value="0.917833">
                <text:p>0.917833</text:p>
              </table:table-cell>
              <table:table-cell office:value-type="float" office:value="0.903221">
                <text:p>0.9032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9821">
                <text:p>89821</text:p>
              </table:table-cell>
              <table:table-cell office:value-type="float" office:value="0.982866">
                <text:p>0.982866</text:p>
              </table:table-cell>
              <table:table-cell office:value-type="float" office:value="0.91785">
                <text:p>0.91785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9820">
                <text:p>89820</text:p>
              </table:table-cell>
              <table:table-cell office:value-type="float" office:value="0.982852">
                <text:p>0.982852</text:p>
              </table:table-cell>
              <table:table-cell office:value-type="float" office:value="0.917867">
                <text:p>0.917867</text:p>
              </table:table-cell>
              <table:table-cell office:value-type="float" office:value="0.903187">
                <text:p>0.9031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9819">
                <text:p>89819</text:p>
              </table:table-cell>
              <table:table-cell office:value-type="float" office:value="0.982849">
                <text:p>0.982849</text:p>
              </table:table-cell>
              <table:table-cell office:value-type="float" office:value="0.917884">
                <text:p>0.917884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9818">
                <text:p>89818</text:p>
              </table:table-cell>
              <table:table-cell office:value-type="float" office:value="0.982843">
                <text:p>0.982843</text:p>
              </table:table-cell>
              <table:table-cell office:value-type="float" office:value="0.917902">
                <text:p>0.917902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9817">
                <text:p>89817</text:p>
              </table:table-cell>
              <table:table-cell office:value-type="float" office:value="0.982797">
                <text:p>0.982797</text:p>
              </table:table-cell>
              <table:table-cell office:value-type="float" office:value="0.917919">
                <text:p>0.917919</text:p>
              </table:table-cell>
              <table:table-cell office:value-type="float" office:value="0.903161">
                <text:p>0.9031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9816">
                <text:p>89816</text:p>
              </table:table-cell>
              <table:table-cell office:value-type="float" office:value="0.982789">
                <text:p>0.982789</text:p>
              </table:table-cell>
              <table:table-cell office:value-type="float" office:value="0.917936">
                <text:p>0.917936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9815">
                <text:p>89815</text:p>
              </table:table-cell>
              <table:table-cell office:value-type="float" office:value="0.982774">
                <text:p>0.982774</text:p>
              </table:table-cell>
              <table:table-cell office:value-type="float" office:value="0.917953">
                <text:p>0.917953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9814">
                <text:p>89814</text:p>
              </table:table-cell>
              <table:table-cell office:value-type="float" office:value="0.98276">
                <text:p>0.98276</text:p>
              </table:table-cell>
              <table:table-cell office:value-type="float" office:value="0.91797">
                <text:p>0.91797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9813">
                <text:p>89813</text:p>
              </table:table-cell>
              <table:table-cell office:value-type="float" office:value="0.982751">
                <text:p>0.982751</text:p>
              </table:table-cell>
              <table:table-cell office:value-type="float" office:value="0.917988">
                <text:p>0.917988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9812">
                <text:p>89812</text:p>
              </table:table-cell>
              <table:table-cell office:value-type="float" office:value="0.982703">
                <text:p>0.982703</text:p>
              </table:table-cell>
              <table:table-cell office:value-type="float" office:value="0.918005">
                <text:p>0.918005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811">
                <text:p>89811</text:p>
              </table:table-cell>
              <table:table-cell office:value-type="float" office:value="0.982674">
                <text:p>0.982674</text:p>
              </table:table-cell>
              <table:table-cell office:value-type="float" office:value="0.918022">
                <text:p>0.918022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9810">
                <text:p>89810</text:p>
              </table:table-cell>
              <table:table-cell office:value-type="float" office:value="0.982668">
                <text:p>0.982668</text:p>
              </table:table-cell>
              <table:table-cell office:value-type="float" office:value="0.918039">
                <text:p>0.918039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9809">
                <text:p>89809</text:p>
              </table:table-cell>
              <table:table-cell office:value-type="float" office:value="0.982665">
                <text:p>0.982665</text:p>
              </table:table-cell>
              <table:table-cell office:value-type="float" office:value="0.918056">
                <text:p>0.918056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9808">
                <text:p>89808</text:p>
              </table:table-cell>
              <table:table-cell office:value-type="float" office:value="0.982662">
                <text:p>0.982662</text:p>
              </table:table-cell>
              <table:table-cell office:value-type="float" office:value="0.918074">
                <text:p>0.918074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807">
                <text:p>89807</text:p>
              </table:table-cell>
              <table:table-cell office:value-type="float" office:value="0.982657">
                <text:p>0.982657</text:p>
              </table:table-cell>
              <table:table-cell office:value-type="float" office:value="0.918091">
                <text:p>0.918091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9806">
                <text:p>89806</text:p>
              </table:table-cell>
              <table:table-cell office:value-type="float" office:value="0.982625">
                <text:p>0.982625</text:p>
              </table:table-cell>
              <table:table-cell office:value-type="float" office:value="0.918108">
                <text:p>0.918108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805">
                <text:p>89805</text:p>
              </table:table-cell>
              <table:table-cell office:value-type="float" office:value="0.982622">
                <text:p>0.982622</text:p>
              </table:table-cell>
              <table:table-cell office:value-type="float" office:value="0.918125">
                <text:p>0.918125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9804">
                <text:p>89804</text:p>
              </table:table-cell>
              <table:table-cell office:value-type="float" office:value="0.982619">
                <text:p>0.982619</text:p>
              </table:table-cell>
              <table:table-cell office:value-type="float" office:value="0.918143">
                <text:p>0.918143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9803">
                <text:p>89803</text:p>
              </table:table-cell>
              <table:table-cell office:value-type="float" office:value="0.982585">
                <text:p>0.982585</text:p>
              </table:table-cell>
              <table:table-cell office:value-type="float" office:value="0.91816">
                <text:p>0.91816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9802">
                <text:p>89802</text:p>
              </table:table-cell>
              <table:table-cell office:value-type="float" office:value="0.982582">
                <text:p>0.982582</text:p>
              </table:table-cell>
              <table:table-cell office:value-type="float" office:value="0.918177">
                <text:p>0.918177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9801">
                <text:p>89801</text:p>
              </table:table-cell>
              <table:table-cell office:value-type="float" office:value="0.982565">
                <text:p>0.982565</text:p>
              </table:table-cell>
              <table:table-cell office:value-type="float" office:value="0.918194">
                <text:p>0.918194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9800">
                <text:p>89800</text:p>
              </table:table-cell>
              <table:table-cell office:value-type="float" office:value="0.982542">
                <text:p>0.982542</text:p>
              </table:table-cell>
              <table:table-cell office:value-type="float" office:value="0.918211">
                <text:p>0.918211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9799">
                <text:p>89799</text:p>
              </table:table-cell>
              <table:table-cell office:value-type="float" office:value="0.982536">
                <text:p>0.982536</text:p>
              </table:table-cell>
              <table:table-cell office:value-type="float" office:value="0.918229">
                <text:p>0.918229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9798">
                <text:p>89798</text:p>
              </table:table-cell>
              <table:table-cell office:value-type="float" office:value="0.982525">
                <text:p>0.982525</text:p>
              </table:table-cell>
              <table:table-cell office:value-type="float" office:value="0.918246">
                <text:p>0.918246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9797">
                <text:p>89797</text:p>
              </table:table-cell>
              <table:table-cell office:value-type="float" office:value="0.98247">
                <text:p>0.98247</text:p>
              </table:table-cell>
              <table:table-cell office:value-type="float" office:value="0.918263">
                <text:p>0.918263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9796">
                <text:p>89796</text:p>
              </table:table-cell>
              <table:table-cell office:value-type="float" office:value="0.982453">
                <text:p>0.982453</text:p>
              </table:table-cell>
              <table:table-cell office:value-type="float" office:value="0.91828">
                <text:p>0.91828</text:p>
              </table:table-cell>
              <table:table-cell office:value-type="float" office:value="0.903066">
                <text:p>0.9030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9795">
                <text:p>89795</text:p>
              </table:table-cell>
              <table:table-cell office:value-type="float" office:value="0.982416">
                <text:p>0.982416</text:p>
              </table:table-cell>
              <table:table-cell office:value-type="float" office:value="0.918297">
                <text:p>0.918297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9794">
                <text:p>89794</text:p>
              </table:table-cell>
              <table:table-cell office:value-type="float" office:value="0.98241">
                <text:p>0.98241</text:p>
              </table:table-cell>
              <table:table-cell office:value-type="float" office:value="0.918315">
                <text:p>0.918315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9793">
                <text:p>89793</text:p>
              </table:table-cell>
              <table:table-cell office:value-type="float" office:value="0.982404">
                <text:p>0.982404</text:p>
              </table:table-cell>
              <table:table-cell office:value-type="float" office:value="0.918332">
                <text:p>0.918332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9792">
                <text:p>89792</text:p>
              </table:table-cell>
              <table:table-cell office:value-type="float" office:value="0.982387">
                <text:p>0.982387</text:p>
              </table:table-cell>
              <table:table-cell office:value-type="float" office:value="0.918349">
                <text:p>0.918349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9791">
                <text:p>89791</text:p>
              </table:table-cell>
              <table:table-cell office:value-type="float" office:value="0.982384">
                <text:p>0.982384</text:p>
              </table:table-cell>
              <table:table-cell office:value-type="float" office:value="0.918366">
                <text:p>0.918366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9790">
                <text:p>89790</text:p>
              </table:table-cell>
              <table:table-cell office:value-type="float" office:value="0.982378">
                <text:p>0.982378</text:p>
              </table:table-cell>
              <table:table-cell office:value-type="float" office:value="0.918384">
                <text:p>0.918384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9789">
                <text:p>89789</text:p>
              </table:table-cell>
              <table:table-cell office:value-type="float" office:value="0.982373">
                <text:p>0.982373</text:p>
              </table:table-cell>
              <table:table-cell office:value-type="float" office:value="0.918401">
                <text:p>0.918401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9788">
                <text:p>89788</text:p>
              </table:table-cell>
              <table:table-cell office:value-type="float" office:value="0.982367">
                <text:p>0.982367</text:p>
              </table:table-cell>
              <table:table-cell office:value-type="float" office:value="0.918418">
                <text:p>0.918418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9787">
                <text:p>89787</text:p>
              </table:table-cell>
              <table:table-cell office:value-type="float" office:value="0.982364">
                <text:p>0.982364</text:p>
              </table:table-cell>
              <table:table-cell office:value-type="float" office:value="0.918435">
                <text:p>0.918435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9786">
                <text:p>89786</text:p>
              </table:table-cell>
              <table:table-cell office:value-type="float" office:value="0.982333">
                <text:p>0.982333</text:p>
              </table:table-cell>
              <table:table-cell office:value-type="float" office:value="0.918452">
                <text:p>0.918452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9785">
                <text:p>89785</text:p>
              </table:table-cell>
              <table:table-cell office:value-type="float" office:value="0.982292">
                <text:p>0.982292</text:p>
              </table:table-cell>
              <table:table-cell office:value-type="float" office:value="0.91847">
                <text:p>0.91847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9784">
                <text:p>89784</text:p>
              </table:table-cell>
              <table:table-cell office:value-type="float" office:value="0.982275">
                <text:p>0.982275</text:p>
              </table:table-cell>
              <table:table-cell office:value-type="float" office:value="0.918487">
                <text:p>0.918487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9783">
                <text:p>89783</text:p>
              </table:table-cell>
              <table:table-cell office:value-type="float" office:value="0.98216">
                <text:p>0.98216</text:p>
              </table:table-cell>
              <table:table-cell office:value-type="float" office:value="0.918504">
                <text:p>0.918504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9782">
                <text:p>89782</text:p>
              </table:table-cell>
              <table:table-cell office:value-type="float" office:value="0.982158">
                <text:p>0.982158</text:p>
              </table:table-cell>
              <table:table-cell office:value-type="float" office:value="0.918521">
                <text:p>0.918521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9781">
                <text:p>89781</text:p>
              </table:table-cell>
              <table:table-cell office:value-type="float" office:value="0.982126">
                <text:p>0.982126</text:p>
              </table:table-cell>
              <table:table-cell office:value-type="float" office:value="0.918538">
                <text:p>0.918538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9780">
                <text:p>89780</text:p>
              </table:table-cell>
              <table:table-cell office:value-type="float" office:value="0.98212">
                <text:p>0.98212</text:p>
              </table:table-cell>
              <table:table-cell office:value-type="float" office:value="0.918556">
                <text:p>0.918556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9779">
                <text:p>89779</text:p>
              </table:table-cell>
              <table:table-cell office:value-type="float" office:value="0.982117">
                <text:p>0.982117</text:p>
              </table:table-cell>
              <table:table-cell office:value-type="float" office:value="0.918573">
                <text:p>0.918573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9778">
                <text:p>89778</text:p>
              </table:table-cell>
              <table:table-cell office:value-type="float" office:value="0.982106">
                <text:p>0.982106</text:p>
              </table:table-cell>
              <table:table-cell office:value-type="float" office:value="0.91859">
                <text:p>0.91859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777">
                <text:p>89777</text:p>
              </table:table-cell>
              <table:table-cell office:value-type="float" office:value="0.9821">
                <text:p>0.9821</text:p>
              </table:table-cell>
              <table:table-cell office:value-type="float" office:value="0.918607">
                <text:p>0.918607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9776">
                <text:p>89776</text:p>
              </table:table-cell>
              <table:table-cell office:value-type="float" office:value="0.982092">
                <text:p>0.982092</text:p>
              </table:table-cell>
              <table:table-cell office:value-type="float" office:value="0.918624">
                <text:p>0.918624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9775">
                <text:p>89775</text:p>
              </table:table-cell>
              <table:table-cell office:value-type="float" office:value="0.982028">
                <text:p>0.982028</text:p>
              </table:table-cell>
              <table:table-cell office:value-type="float" office:value="0.918642">
                <text:p>0.918642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9774">
                <text:p>89774</text:p>
              </table:table-cell>
              <table:table-cell office:value-type="float" office:value="0.982011">
                <text:p>0.982011</text:p>
              </table:table-cell>
              <table:table-cell office:value-type="float" office:value="0.918659">
                <text:p>0.918659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9773">
                <text:p>89773</text:p>
              </table:table-cell>
              <table:table-cell office:value-type="float" office:value="0.98198">
                <text:p>0.98198</text:p>
              </table:table-cell>
              <table:table-cell office:value-type="float" office:value="0.918676">
                <text:p>0.918676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9772">
                <text:p>89772</text:p>
              </table:table-cell>
              <table:table-cell office:value-type="float" office:value="0.981974">
                <text:p>0.981974</text:p>
              </table:table-cell>
              <table:table-cell office:value-type="float" office:value="0.918693">
                <text:p>0.918693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9771">
                <text:p>89771</text:p>
              </table:table-cell>
              <table:table-cell office:value-type="float" office:value="0.981968">
                <text:p>0.981968</text:p>
              </table:table-cell>
              <table:table-cell office:value-type="float" office:value="0.918711">
                <text:p>0.918711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9770">
                <text:p>89770</text:p>
              </table:table-cell>
              <table:table-cell office:value-type="float" office:value="0.981957">
                <text:p>0.981957</text:p>
              </table:table-cell>
              <table:table-cell office:value-type="float" office:value="0.918728">
                <text:p>0.918728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9769">
                <text:p>89769</text:p>
              </table:table-cell>
              <table:table-cell office:value-type="float" office:value="0.981954">
                <text:p>0.981954</text:p>
              </table:table-cell>
              <table:table-cell office:value-type="float" office:value="0.918745">
                <text:p>0.918745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9768">
                <text:p>89768</text:p>
              </table:table-cell>
              <table:table-cell office:value-type="float" office:value="0.981948">
                <text:p>0.981948</text:p>
              </table:table-cell>
              <table:table-cell office:value-type="float" office:value="0.918762">
                <text:p>0.918762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9767">
                <text:p>89767</text:p>
              </table:table-cell>
              <table:table-cell office:value-type="float" office:value="0.981945">
                <text:p>0.981945</text:p>
              </table:table-cell>
              <table:table-cell office:value-type="float" office:value="0.918779">
                <text:p>0.918779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9766">
                <text:p>89766</text:p>
              </table:table-cell>
              <table:table-cell office:value-type="float" office:value="0.981928">
                <text:p>0.981928</text:p>
              </table:table-cell>
              <table:table-cell office:value-type="float" office:value="0.918797">
                <text:p>0.918797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9765">
                <text:p>89765</text:p>
              </table:table-cell>
              <table:table-cell office:value-type="float" office:value="0.981917">
                <text:p>0.981917</text:p>
              </table:table-cell>
              <table:table-cell office:value-type="float" office:value="0.918814">
                <text:p>0.918814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9764">
                <text:p>89764</text:p>
              </table:table-cell>
              <table:table-cell office:value-type="float" office:value="0.981914">
                <text:p>0.981914</text:p>
              </table:table-cell>
              <table:table-cell office:value-type="float" office:value="0.918831">
                <text:p>0.918831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9763">
                <text:p>89763</text:p>
              </table:table-cell>
              <table:table-cell office:value-type="float" office:value="0.981899">
                <text:p>0.981899</text:p>
              </table:table-cell>
              <table:table-cell office:value-type="float" office:value="0.918848">
                <text:p>0.918848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9762">
                <text:p>89762</text:p>
              </table:table-cell>
              <table:table-cell office:value-type="float" office:value="0.981868">
                <text:p>0.981868</text:p>
              </table:table-cell>
              <table:table-cell office:value-type="float" office:value="0.918865">
                <text:p>0.918865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9761">
                <text:p>89761</text:p>
              </table:table-cell>
              <table:table-cell office:value-type="float" office:value="0.981865">
                <text:p>0.981865</text:p>
              </table:table-cell>
              <table:table-cell office:value-type="float" office:value="0.918883">
                <text:p>0.918883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9760">
                <text:p>89760</text:p>
              </table:table-cell>
              <table:table-cell office:value-type="float" office:value="0.981839">
                <text:p>0.981839</text:p>
              </table:table-cell>
              <table:table-cell office:value-type="float" office:value="0.9189">
                <text:p>0.9189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9759">
                <text:p>89759</text:p>
              </table:table-cell>
              <table:table-cell office:value-type="float" office:value="0.98179">
                <text:p>0.98179</text:p>
              </table:table-cell>
              <table:table-cell office:value-type="float" office:value="0.918917">
                <text:p>0.918917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9758">
                <text:p>89758</text:p>
              </table:table-cell>
              <table:table-cell office:value-type="float" office:value="0.981785">
                <text:p>0.981785</text:p>
              </table:table-cell>
              <table:table-cell office:value-type="float" office:value="0.918934">
                <text:p>0.918934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9757">
                <text:p>89757</text:p>
              </table:table-cell>
              <table:table-cell office:value-type="float" office:value="0.981762">
                <text:p>0.981762</text:p>
              </table:table-cell>
              <table:table-cell office:value-type="float" office:value="0.918951">
                <text:p>0.918951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9756">
                <text:p>89756</text:p>
              </table:table-cell>
              <table:table-cell office:value-type="float" office:value="0.981713">
                <text:p>0.981713</text:p>
              </table:table-cell>
              <table:table-cell office:value-type="float" office:value="0.918969">
                <text:p>0.918969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755">
                <text:p>89755</text:p>
              </table:table-cell>
              <table:table-cell office:value-type="float" office:value="0.98171">
                <text:p>0.98171</text:p>
              </table:table-cell>
              <table:table-cell office:value-type="float" office:value="0.918986">
                <text:p>0.918986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9754">
                <text:p>89754</text:p>
              </table:table-cell>
              <table:table-cell office:value-type="float" office:value="0.981707">
                <text:p>0.981707</text:p>
              </table:table-cell>
              <table:table-cell office:value-type="float" office:value="0.919003">
                <text:p>0.919003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9753">
                <text:p>89753</text:p>
              </table:table-cell>
              <table:table-cell office:value-type="float" office:value="0.98167">
                <text:p>0.98167</text:p>
              </table:table-cell>
              <table:table-cell office:value-type="float" office:value="0.91902">
                <text:p>0.91902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9752">
                <text:p>89752</text:p>
              </table:table-cell>
              <table:table-cell office:value-type="float" office:value="0.981664">
                <text:p>0.981664</text:p>
              </table:table-cell>
              <table:table-cell office:value-type="float" office:value="0.919038">
                <text:p>0.919038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9751">
                <text:p>89751</text:p>
              </table:table-cell>
              <table:table-cell office:value-type="float" office:value="0.981647">
                <text:p>0.981647</text:p>
              </table:table-cell>
              <table:table-cell office:value-type="float" office:value="0.919055">
                <text:p>0.919055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9750">
                <text:p>89750</text:p>
              </table:table-cell>
              <table:table-cell office:value-type="float" office:value="0.981618">
                <text:p>0.981618</text:p>
              </table:table-cell>
              <table:table-cell office:value-type="float" office:value="0.919072">
                <text:p>0.919072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9749">
                <text:p>89749</text:p>
              </table:table-cell>
              <table:table-cell office:value-type="float" office:value="0.981604">
                <text:p>0.981604</text:p>
              </table:table-cell>
              <table:table-cell office:value-type="float" office:value="0.919089">
                <text:p>0.919089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9748">
                <text:p>89748</text:p>
              </table:table-cell>
              <table:table-cell office:value-type="float" office:value="0.981598">
                <text:p>0.981598</text:p>
              </table:table-cell>
              <table:table-cell office:value-type="float" office:value="0.919106">
                <text:p>0.919106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9747">
                <text:p>89747</text:p>
              </table:table-cell>
              <table:table-cell office:value-type="float" office:value="0.981535">
                <text:p>0.981535</text:p>
              </table:table-cell>
              <table:table-cell office:value-type="float" office:value="0.919124">
                <text:p>0.919124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9746">
                <text:p>89746</text:p>
              </table:table-cell>
              <table:table-cell office:value-type="float" office:value="0.981526">
                <text:p>0.981526</text:p>
              </table:table-cell>
              <table:table-cell office:value-type="float" office:value="0.919141">
                <text:p>0.919141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9745">
                <text:p>89745</text:p>
              </table:table-cell>
              <table:table-cell office:value-type="float" office:value="0.981489">
                <text:p>0.981489</text:p>
              </table:table-cell>
              <table:table-cell office:value-type="float" office:value="0.919158">
                <text:p>0.919158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9744">
                <text:p>89744</text:p>
              </table:table-cell>
              <table:table-cell office:value-type="float" office:value="0.981478">
                <text:p>0.981478</text:p>
              </table:table-cell>
              <table:table-cell office:value-type="float" office:value="0.919175">
                <text:p>0.919175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9743">
                <text:p>89743</text:p>
              </table:table-cell>
              <table:table-cell office:value-type="float" office:value="0.981458">
                <text:p>0.981458</text:p>
              </table:table-cell>
              <table:table-cell office:value-type="float" office:value="0.919192">
                <text:p>0.919192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9742">
                <text:p>89742</text:p>
              </table:table-cell>
              <table:table-cell office:value-type="float" office:value="0.981446">
                <text:p>0.981446</text:p>
              </table:table-cell>
              <table:table-cell office:value-type="float" office:value="0.91921">
                <text:p>0.91921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9741">
                <text:p>89741</text:p>
              </table:table-cell>
              <table:table-cell office:value-type="float" office:value="0.981438">
                <text:p>0.981438</text:p>
              </table:table-cell>
              <table:table-cell office:value-type="float" office:value="0.919227">
                <text:p>0.919227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740">
                <text:p>89740</text:p>
              </table:table-cell>
              <table:table-cell office:value-type="float" office:value="0.981435">
                <text:p>0.981435</text:p>
              </table:table-cell>
              <table:table-cell office:value-type="float" office:value="0.919244">
                <text:p>0.919244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9739">
                <text:p>89739</text:p>
              </table:table-cell>
              <table:table-cell office:value-type="float" office:value="0.981426">
                <text:p>0.981426</text:p>
              </table:table-cell>
              <table:table-cell office:value-type="float" office:value="0.919261">
                <text:p>0.919261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9738">
                <text:p>89738</text:p>
              </table:table-cell>
              <table:table-cell office:value-type="float" office:value="0.981406">
                <text:p>0.981406</text:p>
              </table:table-cell>
              <table:table-cell office:value-type="float" office:value="0.919278">
                <text:p>0.919278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737">
                <text:p>89737</text:p>
              </table:table-cell>
              <table:table-cell office:value-type="float" office:value="0.981392">
                <text:p>0.981392</text:p>
              </table:table-cell>
              <table:table-cell office:value-type="float" office:value="0.919296">
                <text:p>0.919296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9736">
                <text:p>89736</text:p>
              </table:table-cell>
              <table:table-cell office:value-type="float" office:value="0.98134">
                <text:p>0.98134</text:p>
              </table:table-cell>
              <table:table-cell office:value-type="float" office:value="0.919313">
                <text:p>0.919313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9735">
                <text:p>89735</text:p>
              </table:table-cell>
              <table:table-cell office:value-type="float" office:value="0.981337">
                <text:p>0.981337</text:p>
              </table:table-cell>
              <table:table-cell office:value-type="float" office:value="0.91933">
                <text:p>0.91933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9734">
                <text:p>89734</text:p>
              </table:table-cell>
              <table:table-cell office:value-type="float" office:value="0.981331">
                <text:p>0.981331</text:p>
              </table:table-cell>
              <table:table-cell office:value-type="float" office:value="0.919347">
                <text:p>0.919347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9733">
                <text:p>89733</text:p>
              </table:table-cell>
              <table:table-cell office:value-type="float" office:value="0.981317">
                <text:p>0.981317</text:p>
              </table:table-cell>
              <table:table-cell office:value-type="float" office:value="0.919365">
                <text:p>0.919365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9732">
                <text:p>89732</text:p>
              </table:table-cell>
              <table:table-cell office:value-type="float" office:value="0.981303">
                <text:p>0.981303</text:p>
              </table:table-cell>
              <table:table-cell office:value-type="float" office:value="0.919382">
                <text:p>0.919382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9731">
                <text:p>89731</text:p>
              </table:table-cell>
              <table:table-cell office:value-type="float" office:value="0.981277">
                <text:p>0.981277</text:p>
              </table:table-cell>
              <table:table-cell office:value-type="float" office:value="0.919399">
                <text:p>0.919399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9730">
                <text:p>89730</text:p>
              </table:table-cell>
              <table:table-cell office:value-type="float" office:value="0.981168">
                <text:p>0.981168</text:p>
              </table:table-cell>
              <table:table-cell office:value-type="float" office:value="0.919416">
                <text:p>0.919416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9729">
                <text:p>89729</text:p>
              </table:table-cell>
              <table:table-cell office:value-type="float" office:value="0.981145">
                <text:p>0.981145</text:p>
              </table:table-cell>
              <table:table-cell office:value-type="float" office:value="0.919433">
                <text:p>0.919433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9728">
                <text:p>89728</text:p>
              </table:table-cell>
              <table:table-cell office:value-type="float" office:value="0.981073">
                <text:p>0.981073</text:p>
              </table:table-cell>
              <table:table-cell office:value-type="float" office:value="0.919451">
                <text:p>0.919451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9727">
                <text:p>89727</text:p>
              </table:table-cell>
              <table:table-cell office:value-type="float" office:value="0.981042">
                <text:p>0.981042</text:p>
              </table:table-cell>
              <table:table-cell office:value-type="float" office:value="0.919468">
                <text:p>0.919468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9726">
                <text:p>89726</text:p>
              </table:table-cell>
              <table:table-cell office:value-type="float" office:value="0.981039">
                <text:p>0.981039</text:p>
              </table:table-cell>
              <table:table-cell office:value-type="float" office:value="0.919485">
                <text:p>0.919485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9725">
                <text:p>89725</text:p>
              </table:table-cell>
              <table:table-cell office:value-type="float" office:value="0.981013">
                <text:p>0.981013</text:p>
              </table:table-cell>
              <table:table-cell office:value-type="float" office:value="0.919502">
                <text:p>0.919502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9724">
                <text:p>89724</text:p>
              </table:table-cell>
              <table:table-cell office:value-type="float" office:value="0.981004">
                <text:p>0.981004</text:p>
              </table:table-cell>
              <table:table-cell office:value-type="float" office:value="0.919519">
                <text:p>0.919519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9723">
                <text:p>89723</text:p>
              </table:table-cell>
              <table:table-cell office:value-type="float" office:value="0.981002">
                <text:p>0.981002</text:p>
              </table:table-cell>
              <table:table-cell office:value-type="float" office:value="0.919537">
                <text:p>0.919537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9722">
                <text:p>89722</text:p>
              </table:table-cell>
              <table:table-cell office:value-type="float" office:value="0.980959">
                <text:p>0.980959</text:p>
              </table:table-cell>
              <table:table-cell office:value-type="float" office:value="0.919554">
                <text:p>0.919554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9721">
                <text:p>89721</text:p>
              </table:table-cell>
              <table:table-cell office:value-type="float" office:value="0.98091">
                <text:p>0.98091</text:p>
              </table:table-cell>
              <table:table-cell office:value-type="float" office:value="0.919571">
                <text:p>0.919571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9720">
                <text:p>89720</text:p>
              </table:table-cell>
              <table:table-cell office:value-type="float" office:value="0.980875">
                <text:p>0.980875</text:p>
              </table:table-cell>
              <table:table-cell office:value-type="float" office:value="0.919588">
                <text:p>0.919588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9719">
                <text:p>89719</text:p>
              </table:table-cell>
              <table:table-cell office:value-type="float" office:value="0.980852">
                <text:p>0.980852</text:p>
              </table:table-cell>
              <table:table-cell office:value-type="float" office:value="0.919606">
                <text:p>0.919606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9718">
                <text:p>89718</text:p>
              </table:table-cell>
              <table:table-cell office:value-type="float" office:value="0.980835">
                <text:p>0.980835</text:p>
              </table:table-cell>
              <table:table-cell office:value-type="float" office:value="0.919623">
                <text:p>0.919623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9717">
                <text:p>89717</text:p>
              </table:table-cell>
              <table:table-cell office:value-type="float" office:value="0.980821">
                <text:p>0.980821</text:p>
              </table:table-cell>
              <table:table-cell office:value-type="float" office:value="0.91964">
                <text:p>0.91964</text:p>
              </table:table-cell>
              <table:table-cell office:value-type="float" office:value="0.902756">
                <text:p>0.9027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9716">
                <text:p>89716</text:p>
              </table:table-cell>
              <table:table-cell office:value-type="float" office:value="0.980786">
                <text:p>0.980786</text:p>
              </table:table-cell>
              <table:table-cell office:value-type="float" office:value="0.919657">
                <text:p>0.919657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9715">
                <text:p>89715</text:p>
              </table:table-cell>
              <table:table-cell office:value-type="float" office:value="0.980781">
                <text:p>0.980781</text:p>
              </table:table-cell>
              <table:table-cell office:value-type="float" office:value="0.919674">
                <text:p>0.919674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9714">
                <text:p>89714</text:p>
              </table:table-cell>
              <table:table-cell office:value-type="float" office:value="0.980778">
                <text:p>0.980778</text:p>
              </table:table-cell>
              <table:table-cell office:value-type="float" office:value="0.919692">
                <text:p>0.919692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9713">
                <text:p>89713</text:p>
              </table:table-cell>
              <table:table-cell office:value-type="float" office:value="0.980769">
                <text:p>0.980769</text:p>
              </table:table-cell>
              <table:table-cell office:value-type="float" office:value="0.919709">
                <text:p>0.919709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9712">
                <text:p>89712</text:p>
              </table:table-cell>
              <table:table-cell office:value-type="float" office:value="0.980763">
                <text:p>0.980763</text:p>
              </table:table-cell>
              <table:table-cell office:value-type="float" office:value="0.919726">
                <text:p>0.919726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9711">
                <text:p>89711</text:p>
              </table:table-cell>
              <table:table-cell office:value-type="float" office:value="0.980743">
                <text:p>0.980743</text:p>
              </table:table-cell>
              <table:table-cell office:value-type="float" office:value="0.919743">
                <text:p>0.919743</text:p>
              </table:table-cell>
              <table:table-cell office:value-type="float" office:value="0.902713">
                <text:p>0.9027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9710">
                <text:p>89710</text:p>
              </table:table-cell>
              <table:table-cell office:value-type="float" office:value="0.980726">
                <text:p>0.980726</text:p>
              </table:table-cell>
              <table:table-cell office:value-type="float" office:value="0.91976">
                <text:p>0.91976</text:p>
              </table:table-cell>
              <table:table-cell office:value-type="float" office:value="0.902722">
                <text:p>0.9027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9709">
                <text:p>89709</text:p>
              </table:table-cell>
              <table:table-cell office:value-type="float" office:value="0.980723">
                <text:p>0.980723</text:p>
              </table:table-cell>
              <table:table-cell office:value-type="float" office:value="0.919778">
                <text:p>0.919778</text:p>
              </table:table-cell>
              <table:table-cell office:value-type="float" office:value="0.902713">
                <text:p>0.9027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9708">
                <text:p>89708</text:p>
              </table:table-cell>
              <table:table-cell office:value-type="float" office:value="0.980695">
                <text:p>0.980695</text:p>
              </table:table-cell>
              <table:table-cell office:value-type="float" office:value="0.919795">
                <text:p>0.919795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9707">
                <text:p>89707</text:p>
              </table:table-cell>
              <table:table-cell office:value-type="float" office:value="0.98068">
                <text:p>0.98068</text:p>
              </table:table-cell>
              <table:table-cell office:value-type="float" office:value="0.919812">
                <text:p>0.919812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9706">
                <text:p>89706</text:p>
              </table:table-cell>
              <table:table-cell office:value-type="float" office:value="0.980675">
                <text:p>0.980675</text:p>
              </table:table-cell>
              <table:table-cell office:value-type="float" office:value="0.919829">
                <text:p>0.919829</text:p>
              </table:table-cell>
              <table:table-cell office:value-type="float" office:value="0.902739">
                <text:p>0.90273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705">
                <text:p>89705</text:p>
              </table:table-cell>
              <table:table-cell office:value-type="float" office:value="0.980669">
                <text:p>0.980669</text:p>
              </table:table-cell>
              <table:table-cell office:value-type="float" office:value="0.919846">
                <text:p>0.919846</text:p>
              </table:table-cell>
              <table:table-cell office:value-type="float" office:value="0.902765">
                <text:p>0.90276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9704">
                <text:p>89704</text:p>
              </table:table-cell>
              <table:table-cell office:value-type="float" office:value="0.980649">
                <text:p>0.980649</text:p>
              </table:table-cell>
              <table:table-cell office:value-type="float" office:value="0.919864">
                <text:p>0.919864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9703">
                <text:p>89703</text:p>
              </table:table-cell>
              <table:table-cell office:value-type="float" office:value="0.980631">
                <text:p>0.980631</text:p>
              </table:table-cell>
              <table:table-cell office:value-type="float" office:value="0.919881">
                <text:p>0.919881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9702">
                <text:p>89702</text:p>
              </table:table-cell>
              <table:table-cell office:value-type="float" office:value="0.980629">
                <text:p>0.980629</text:p>
              </table:table-cell>
              <table:table-cell office:value-type="float" office:value="0.919898">
                <text:p>0.919898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9701">
                <text:p>89701</text:p>
              </table:table-cell>
              <table:table-cell office:value-type="float" office:value="0.980588">
                <text:p>0.980588</text:p>
              </table:table-cell>
              <table:table-cell office:value-type="float" office:value="0.919915">
                <text:p>0.919915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9700">
                <text:p>89700</text:p>
              </table:table-cell>
              <table:table-cell office:value-type="float" office:value="0.980574">
                <text:p>0.980574</text:p>
              </table:table-cell>
              <table:table-cell office:value-type="float" office:value="0.919933">
                <text:p>0.919933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9699">
                <text:p>89699</text:p>
              </table:table-cell>
              <table:table-cell office:value-type="float" office:value="0.980548">
                <text:p>0.980548</text:p>
              </table:table-cell>
              <table:table-cell office:value-type="float" office:value="0.91995">
                <text:p>0.91995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9698">
                <text:p>89698</text:p>
              </table:table-cell>
              <table:table-cell office:value-type="float" office:value="0.980543">
                <text:p>0.980543</text:p>
              </table:table-cell>
              <table:table-cell office:value-type="float" office:value="0.919967">
                <text:p>0.919967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9697">
                <text:p>89697</text:p>
              </table:table-cell>
              <table:table-cell office:value-type="float" office:value="0.98054">
                <text:p>0.98054</text:p>
              </table:table-cell>
              <table:table-cell office:value-type="float" office:value="0.919984">
                <text:p>0.919984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9696">
                <text:p>89696</text:p>
              </table:table-cell>
              <table:table-cell office:value-type="float" office:value="0.980537">
                <text:p>0.980537</text:p>
              </table:table-cell>
              <table:table-cell office:value-type="float" office:value="0.920001">
                <text:p>0.920001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9695">
                <text:p>89695</text:p>
              </table:table-cell>
              <table:table-cell office:value-type="float" office:value="0.980511">
                <text:p>0.980511</text:p>
              </table:table-cell>
              <table:table-cell office:value-type="float" office:value="0.920019">
                <text:p>0.920019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9694">
                <text:p>89694</text:p>
              </table:table-cell>
              <table:table-cell office:value-type="float" office:value="0.980491">
                <text:p>0.980491</text:p>
              </table:table-cell>
              <table:table-cell office:value-type="float" office:value="0.920036">
                <text:p>0.920036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9693">
                <text:p>89693</text:p>
              </table:table-cell>
              <table:table-cell office:value-type="float" office:value="0.980485">
                <text:p>0.980485</text:p>
              </table:table-cell>
              <table:table-cell office:value-type="float" office:value="0.920053">
                <text:p>0.920053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9692">
                <text:p>89692</text:p>
              </table:table-cell>
              <table:table-cell office:value-type="float" office:value="0.980474">
                <text:p>0.980474</text:p>
              </table:table-cell>
              <table:table-cell office:value-type="float" office:value="0.92007">
                <text:p>0.92007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9691">
                <text:p>89691</text:p>
              </table:table-cell>
              <table:table-cell office:value-type="float" office:value="0.980471">
                <text:p>0.980471</text:p>
              </table:table-cell>
              <table:table-cell office:value-type="float" office:value="0.920087">
                <text:p>0.920087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690">
                <text:p>89690</text:p>
              </table:table-cell>
              <table:table-cell office:value-type="float" office:value="0.980448">
                <text:p>0.980448</text:p>
              </table:table-cell>
              <table:table-cell office:value-type="float" office:value="0.920105">
                <text:p>0.920105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689">
                <text:p>89689</text:p>
              </table:table-cell>
              <table:table-cell office:value-type="float" office:value="0.980442">
                <text:p>0.980442</text:p>
              </table:table-cell>
              <table:table-cell office:value-type="float" office:value="0.920122">
                <text:p>0.920122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688">
                <text:p>89688</text:p>
              </table:table-cell>
              <table:table-cell office:value-type="float" office:value="0.980416">
                <text:p>0.980416</text:p>
              </table:table-cell>
              <table:table-cell office:value-type="float" office:value="0.920139">
                <text:p>0.920139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687">
                <text:p>89687</text:p>
              </table:table-cell>
              <table:table-cell office:value-type="float" office:value="0.980413">
                <text:p>0.980413</text:p>
              </table:table-cell>
              <table:table-cell office:value-type="float" office:value="0.920156">
                <text:p>0.920156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686">
                <text:p>89686</text:p>
              </table:table-cell>
              <table:table-cell office:value-type="float" office:value="0.980411">
                <text:p>0.980411</text:p>
              </table:table-cell>
              <table:table-cell office:value-type="float" office:value="0.920173">
                <text:p>0.920173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685">
                <text:p>89685</text:p>
              </table:table-cell>
              <table:table-cell office:value-type="float" office:value="0.980408">
                <text:p>0.980408</text:p>
              </table:table-cell>
              <table:table-cell office:value-type="float" office:value="0.920191">
                <text:p>0.920191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684">
                <text:p>89684</text:p>
              </table:table-cell>
              <table:table-cell office:value-type="float" office:value="0.980376">
                <text:p>0.980376</text:p>
              </table:table-cell>
              <table:table-cell office:value-type="float" office:value="0.920208">
                <text:p>0.920208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683">
                <text:p>89683</text:p>
              </table:table-cell>
              <table:table-cell office:value-type="float" office:value="0.980362">
                <text:p>0.980362</text:p>
              </table:table-cell>
              <table:table-cell office:value-type="float" office:value="0.920225">
                <text:p>0.920225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682">
                <text:p>89682</text:p>
              </table:table-cell>
              <table:table-cell office:value-type="float" office:value="0.980304">
                <text:p>0.980304</text:p>
              </table:table-cell>
              <table:table-cell office:value-type="float" office:value="0.920242">
                <text:p>0.920242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681">
                <text:p>89681</text:p>
              </table:table-cell>
              <table:table-cell office:value-type="float" office:value="0.98027">
                <text:p>0.98027</text:p>
              </table:table-cell>
              <table:table-cell office:value-type="float" office:value="0.92026">
                <text:p>0.92026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9680">
                <text:p>89680</text:p>
              </table:table-cell>
              <table:table-cell office:value-type="float" office:value="0.980259">
                <text:p>0.980259</text:p>
              </table:table-cell>
              <table:table-cell office:value-type="float" office:value="0.920277">
                <text:p>0.920277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679">
                <text:p>89679</text:p>
              </table:table-cell>
              <table:table-cell office:value-type="float" office:value="0.980256">
                <text:p>0.980256</text:p>
              </table:table-cell>
              <table:table-cell office:value-type="float" office:value="0.920294">
                <text:p>0.920294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9678">
                <text:p>89678</text:p>
              </table:table-cell>
              <table:table-cell office:value-type="float" office:value="0.980238">
                <text:p>0.980238</text:p>
              </table:table-cell>
              <table:table-cell office:value-type="float" office:value="0.920311">
                <text:p>0.920311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9677">
                <text:p>89677</text:p>
              </table:table-cell>
              <table:table-cell office:value-type="float" office:value="0.980227">
                <text:p>0.980227</text:p>
              </table:table-cell>
              <table:table-cell office:value-type="float" office:value="0.920328">
                <text:p>0.920328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9676">
                <text:p>89676</text:p>
              </table:table-cell>
              <table:table-cell office:value-type="float" office:value="0.980224">
                <text:p>0.980224</text:p>
              </table:table-cell>
              <table:table-cell office:value-type="float" office:value="0.920346">
                <text:p>0.920346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9675">
                <text:p>89675</text:p>
              </table:table-cell>
              <table:table-cell office:value-type="float" office:value="0.980201">
                <text:p>0.980201</text:p>
              </table:table-cell>
              <table:table-cell office:value-type="float" office:value="0.920363">
                <text:p>0.920363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9674">
                <text:p>89674</text:p>
              </table:table-cell>
              <table:table-cell office:value-type="float" office:value="0.98019">
                <text:p>0.98019</text:p>
              </table:table-cell>
              <table:table-cell office:value-type="float" office:value="0.92038">
                <text:p>0.92038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9673">
                <text:p>89673</text:p>
              </table:table-cell>
              <table:table-cell office:value-type="float" office:value="0.980152">
                <text:p>0.980152</text:p>
              </table:table-cell>
              <table:table-cell office:value-type="float" office:value="0.920397">
                <text:p>0.920397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9672">
                <text:p>89672</text:p>
              </table:table-cell>
              <table:table-cell office:value-type="float" office:value="0.98015">
                <text:p>0.98015</text:p>
              </table:table-cell>
              <table:table-cell office:value-type="float" office:value="0.920414">
                <text:p>0.920414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9671">
                <text:p>89671</text:p>
              </table:table-cell>
              <table:table-cell office:value-type="float" office:value="0.980144">
                <text:p>0.980144</text:p>
              </table:table-cell>
              <table:table-cell office:value-type="float" office:value="0.920432">
                <text:p>0.920432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9670">
                <text:p>89670</text:p>
              </table:table-cell>
              <table:table-cell office:value-type="float" office:value="0.980141">
                <text:p>0.980141</text:p>
              </table:table-cell>
              <table:table-cell office:value-type="float" office:value="0.920449">
                <text:p>0.920449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9669">
                <text:p>89669</text:p>
              </table:table-cell>
              <table:table-cell office:value-type="float" office:value="0.980135">
                <text:p>0.980135</text:p>
              </table:table-cell>
              <table:table-cell office:value-type="float" office:value="0.920466">
                <text:p>0.920466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9668">
                <text:p>89668</text:p>
              </table:table-cell>
              <table:table-cell office:value-type="float" office:value="0.980107">
                <text:p>0.980107</text:p>
              </table:table-cell>
              <table:table-cell office:value-type="float" office:value="0.920483">
                <text:p>0.920483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667">
                <text:p>89667</text:p>
              </table:table-cell>
              <table:table-cell office:value-type="float" office:value="0.980086">
                <text:p>0.980086</text:p>
              </table:table-cell>
              <table:table-cell office:value-type="float" office:value="0.920501">
                <text:p>0.920501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9666">
                <text:p>89666</text:p>
              </table:table-cell>
              <table:table-cell office:value-type="float" office:value="0.980066">
                <text:p>0.980066</text:p>
              </table:table-cell>
              <table:table-cell office:value-type="float" office:value="0.920518">
                <text:p>0.920518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9665">
                <text:p>89665</text:p>
              </table:table-cell>
              <table:table-cell office:value-type="float" office:value="0.980061">
                <text:p>0.980061</text:p>
              </table:table-cell>
              <table:table-cell office:value-type="float" office:value="0.920535">
                <text:p>0.920535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664">
                <text:p>89664</text:p>
              </table:table-cell>
              <table:table-cell office:value-type="float" office:value="0.980058">
                <text:p>0.980058</text:p>
              </table:table-cell>
              <table:table-cell office:value-type="float" office:value="0.920552">
                <text:p>0.920552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9663">
                <text:p>89663</text:p>
              </table:table-cell>
              <table:table-cell office:value-type="float" office:value="0.980049">
                <text:p>0.980049</text:p>
              </table:table-cell>
              <table:table-cell office:value-type="float" office:value="0.920569">
                <text:p>0.920569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9662">
                <text:p>89662</text:p>
              </table:table-cell>
              <table:table-cell office:value-type="float" office:value="0.980041">
                <text:p>0.980041</text:p>
              </table:table-cell>
              <table:table-cell office:value-type="float" office:value="0.920587">
                <text:p>0.920587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9661">
                <text:p>89661</text:p>
              </table:table-cell>
              <table:table-cell office:value-type="float" office:value="0.980035">
                <text:p>0.980035</text:p>
              </table:table-cell>
              <table:table-cell office:value-type="float" office:value="0.920604">
                <text:p>0.920604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9660">
                <text:p>89660</text:p>
              </table:table-cell>
              <table:table-cell office:value-type="float" office:value="0.980026">
                <text:p>0.980026</text:p>
              </table:table-cell>
              <table:table-cell office:value-type="float" office:value="0.920621">
                <text:p>0.920621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9659">
                <text:p>89659</text:p>
              </table:table-cell>
              <table:table-cell office:value-type="float" office:value="0.98">
                <text:p>0.98</text:p>
              </table:table-cell>
              <table:table-cell office:value-type="float" office:value="0.920638">
                <text:p>0.920638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9658">
                <text:p>89658</text:p>
              </table:table-cell>
              <table:table-cell office:value-type="float" office:value="0.979986">
                <text:p>0.979986</text:p>
              </table:table-cell>
              <table:table-cell office:value-type="float" office:value="0.920655">
                <text:p>0.920655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9657">
                <text:p>89657</text:p>
              </table:table-cell>
              <table:table-cell office:value-type="float" office:value="0.979983">
                <text:p>0.979983</text:p>
              </table:table-cell>
              <table:table-cell office:value-type="float" office:value="0.920673">
                <text:p>0.920673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9656">
                <text:p>89656</text:p>
              </table:table-cell>
              <table:table-cell office:value-type="float" office:value="0.979977">
                <text:p>0.979977</text:p>
              </table:table-cell>
              <table:table-cell office:value-type="float" office:value="0.92069">
                <text:p>0.92069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655">
                <text:p>89655</text:p>
              </table:table-cell>
              <table:table-cell office:value-type="float" office:value="0.979972">
                <text:p>0.979972</text:p>
              </table:table-cell>
              <table:table-cell office:value-type="float" office:value="0.920707">
                <text:p>0.920707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9654">
                <text:p>89654</text:p>
              </table:table-cell>
              <table:table-cell office:value-type="float" office:value="0.979969">
                <text:p>0.979969</text:p>
              </table:table-cell>
              <table:table-cell office:value-type="float" office:value="0.920724">
                <text:p>0.920724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653">
                <text:p>89653</text:p>
              </table:table-cell>
              <table:table-cell office:value-type="float" office:value="0.979955">
                <text:p>0.979955</text:p>
              </table:table-cell>
              <table:table-cell office:value-type="float" office:value="0.920741">
                <text:p>0.920741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9652">
                <text:p>89652</text:p>
              </table:table-cell>
              <table:table-cell office:value-type="float" office:value="0.979914">
                <text:p>0.979914</text:p>
              </table:table-cell>
              <table:table-cell office:value-type="float" office:value="0.920759">
                <text:p>0.920759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9651">
                <text:p>89651</text:p>
              </table:table-cell>
              <table:table-cell office:value-type="float" office:value="0.979911">
                <text:p>0.979911</text:p>
              </table:table-cell>
              <table:table-cell office:value-type="float" office:value="0.920776">
                <text:p>0.920776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650">
                <text:p>89650</text:p>
              </table:table-cell>
              <table:table-cell office:value-type="float" office:value="0.979909">
                <text:p>0.979909</text:p>
              </table:table-cell>
              <table:table-cell office:value-type="float" office:value="0.920793">
                <text:p>0.920793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649">
                <text:p>89649</text:p>
              </table:table-cell>
              <table:table-cell office:value-type="float" office:value="0.979877">
                <text:p>0.979877</text:p>
              </table:table-cell>
              <table:table-cell office:value-type="float" office:value="0.92081">
                <text:p>0.92081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9648">
                <text:p>89648</text:p>
              </table:table-cell>
              <table:table-cell office:value-type="float" office:value="0.979871">
                <text:p>0.979871</text:p>
              </table:table-cell>
              <table:table-cell office:value-type="float" office:value="0.920828">
                <text:p>0.920828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9647">
                <text:p>89647</text:p>
              </table:table-cell>
              <table:table-cell office:value-type="float" office:value="0.979866">
                <text:p>0.979866</text:p>
              </table:table-cell>
              <table:table-cell office:value-type="float" office:value="0.920845">
                <text:p>0.920845</text:p>
              </table:table-cell>
              <table:table-cell office:value-type="float" office:value="0.903023">
                <text:p>0.9030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9646">
                <text:p>89646</text:p>
              </table:table-cell>
              <table:table-cell office:value-type="float" office:value="0.979851">
                <text:p>0.979851</text:p>
              </table:table-cell>
              <table:table-cell office:value-type="float" office:value="0.920862">
                <text:p>0.920862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9645">
                <text:p>89645</text:p>
              </table:table-cell>
              <table:table-cell office:value-type="float" office:value="0.979845">
                <text:p>0.979845</text:p>
              </table:table-cell>
              <table:table-cell office:value-type="float" office:value="0.920879">
                <text:p>0.920879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9644">
                <text:p>89644</text:p>
              </table:table-cell>
              <table:table-cell office:value-type="float" office:value="0.979797">
                <text:p>0.979797</text:p>
              </table:table-cell>
              <table:table-cell office:value-type="float" office:value="0.920896">
                <text:p>0.920896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9643">
                <text:p>89643</text:p>
              </table:table-cell>
              <table:table-cell office:value-type="float" office:value="0.979785">
                <text:p>0.979785</text:p>
              </table:table-cell>
              <table:table-cell office:value-type="float" office:value="0.920914">
                <text:p>0.920914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9642">
                <text:p>89642</text:p>
              </table:table-cell>
              <table:table-cell office:value-type="float" office:value="0.979774">
                <text:p>0.979774</text:p>
              </table:table-cell>
              <table:table-cell office:value-type="float" office:value="0.920931">
                <text:p>0.920931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9641">
                <text:p>89641</text:p>
              </table:table-cell>
              <table:table-cell office:value-type="float" office:value="0.979771">
                <text:p>0.979771</text:p>
              </table:table-cell>
              <table:table-cell office:value-type="float" office:value="0.920948">
                <text:p>0.920948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9640">
                <text:p>89640</text:p>
              </table:table-cell>
              <table:table-cell office:value-type="float" office:value="0.979768">
                <text:p>0.979768</text:p>
              </table:table-cell>
              <table:table-cell office:value-type="float" office:value="0.920965">
                <text:p>0.920965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9639">
                <text:p>89639</text:p>
              </table:table-cell>
              <table:table-cell office:value-type="float" office:value="0.979759">
                <text:p>0.979759</text:p>
              </table:table-cell>
              <table:table-cell office:value-type="float" office:value="0.920982">
                <text:p>0.920982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9638">
                <text:p>89638</text:p>
              </table:table-cell>
              <table:table-cell office:value-type="float" office:value="0.979757">
                <text:p>0.979757</text:p>
              </table:table-cell>
              <table:table-cell office:value-type="float" office:value="0.921">
                <text:p>0.921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9637">
                <text:p>89637</text:p>
              </table:table-cell>
              <table:table-cell office:value-type="float" office:value="0.979751">
                <text:p>0.979751</text:p>
              </table:table-cell>
              <table:table-cell office:value-type="float" office:value="0.921017">
                <text:p>0.921017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9636">
                <text:p>89636</text:p>
              </table:table-cell>
              <table:table-cell office:value-type="float" office:value="0.979742">
                <text:p>0.979742</text:p>
              </table:table-cell>
              <table:table-cell office:value-type="float" office:value="0.921034">
                <text:p>0.921034</text:p>
              </table:table-cell>
              <table:table-cell office:value-type="float" office:value="0.903066">
                <text:p>0.90306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9635">
                <text:p>89635</text:p>
              </table:table-cell>
              <table:table-cell office:value-type="float" office:value="0.979736">
                <text:p>0.979736</text:p>
              </table:table-cell>
              <table:table-cell office:value-type="float" office:value="0.921043">
                <text:p>0.921043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9634">
                <text:p>89634</text:p>
              </table:table-cell>
              <table:table-cell office:value-type="float" office:value="0.979714">
                <text:p>0.979714</text:p>
              </table:table-cell>
              <table:table-cell office:value-type="float" office:value="0.921051">
                <text:p>0.921051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9633">
                <text:p>89633</text:p>
              </table:table-cell>
              <table:table-cell office:value-type="float" office:value="0.979708">
                <text:p>0.979708</text:p>
              </table:table-cell>
              <table:table-cell office:value-type="float" office:value="0.92106">
                <text:p>0.92106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9632">
                <text:p>89632</text:p>
              </table:table-cell>
              <table:table-cell office:value-type="float" office:value="0.979699">
                <text:p>0.979699</text:p>
              </table:table-cell>
              <table:table-cell office:value-type="float" office:value="0.921068">
                <text:p>0.921068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631">
                <text:p>89631</text:p>
              </table:table-cell>
              <table:table-cell office:value-type="float" office:value="0.979691">
                <text:p>0.979691</text:p>
              </table:table-cell>
              <table:table-cell office:value-type="float" office:value="0.921077">
                <text:p>0.921077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9630">
                <text:p>89630</text:p>
              </table:table-cell>
              <table:table-cell office:value-type="float" office:value="0.979673">
                <text:p>0.979673</text:p>
              </table:table-cell>
              <table:table-cell office:value-type="float" office:value="0.921086">
                <text:p>0.921086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9629">
                <text:p>89629</text:p>
              </table:table-cell>
              <table:table-cell office:value-type="float" office:value="0.979671">
                <text:p>0.979671</text:p>
              </table:table-cell>
              <table:table-cell office:value-type="float" office:value="0.921094">
                <text:p>0.921094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9628">
                <text:p>89628</text:p>
              </table:table-cell>
              <table:table-cell office:value-type="float" office:value="0.979659">
                <text:p>0.979659</text:p>
              </table:table-cell>
              <table:table-cell office:value-type="float" office:value="0.921103">
                <text:p>0.921103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9627">
                <text:p>89627</text:p>
              </table:table-cell>
              <table:table-cell office:value-type="float" office:value="0.979648">
                <text:p>0.979648</text:p>
              </table:table-cell>
              <table:table-cell office:value-type="float" office:value="0.921112">
                <text:p>0.921112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9626">
                <text:p>89626</text:p>
              </table:table-cell>
              <table:table-cell office:value-type="float" office:value="0.979642">
                <text:p>0.979642</text:p>
              </table:table-cell>
              <table:table-cell office:value-type="float" office:value="0.92112">
                <text:p>0.92112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9625">
                <text:p>89625</text:p>
              </table:table-cell>
              <table:table-cell office:value-type="float" office:value="0.97961">
                <text:p>0.97961</text:p>
              </table:table-cell>
              <table:table-cell office:value-type="float" office:value="0.921129">
                <text:p>0.921129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9624">
                <text:p>89624</text:p>
              </table:table-cell>
              <table:table-cell office:value-type="float" office:value="0.979605">
                <text:p>0.979605</text:p>
              </table:table-cell>
              <table:table-cell office:value-type="float" office:value="0.921137">
                <text:p>0.921137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9623">
                <text:p>89623</text:p>
              </table:table-cell>
              <table:table-cell office:value-type="float" office:value="0.979602">
                <text:p>0.979602</text:p>
              </table:table-cell>
              <table:table-cell office:value-type="float" office:value="0.921146">
                <text:p>0.921146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9622">
                <text:p>89622</text:p>
              </table:table-cell>
              <table:table-cell office:value-type="float" office:value="0.979599">
                <text:p>0.979599</text:p>
              </table:table-cell>
              <table:table-cell office:value-type="float" office:value="0.921155">
                <text:p>0.921155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9621">
                <text:p>89621</text:p>
              </table:table-cell>
              <table:table-cell office:value-type="float" office:value="0.979587">
                <text:p>0.979587</text:p>
              </table:table-cell>
              <table:table-cell office:value-type="float" office:value="0.921163">
                <text:p>0.921163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9620">
                <text:p>89620</text:p>
              </table:table-cell>
              <table:table-cell office:value-type="float" office:value="0.979584">
                <text:p>0.979584</text:p>
              </table:table-cell>
              <table:table-cell office:value-type="float" office:value="0.921172">
                <text:p>0.921172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9619">
                <text:p>89619</text:p>
              </table:table-cell>
              <table:table-cell office:value-type="float" office:value="0.979579">
                <text:p>0.979579</text:p>
              </table:table-cell>
              <table:table-cell office:value-type="float" office:value="0.92118">
                <text:p>0.92118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9618">
                <text:p>89618</text:p>
              </table:table-cell>
              <table:table-cell office:value-type="float" office:value="0.979573">
                <text:p>0.979573</text:p>
              </table:table-cell>
              <table:table-cell office:value-type="float" office:value="0.921189">
                <text:p>0.921189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9617">
                <text:p>89617</text:p>
              </table:table-cell>
              <table:table-cell office:value-type="float" office:value="0.979567">
                <text:p>0.979567</text:p>
              </table:table-cell>
              <table:table-cell office:value-type="float" office:value="0.921198">
                <text:p>0.921198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9616">
                <text:p>89616</text:p>
              </table:table-cell>
              <table:table-cell office:value-type="float" office:value="0.979564">
                <text:p>0.979564</text:p>
              </table:table-cell>
              <table:table-cell office:value-type="float" office:value="0.921206">
                <text:p>0.921206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615">
                <text:p>89615</text:p>
              </table:table-cell>
              <table:table-cell office:value-type="float" office:value="0.979533">
                <text:p>0.979533</text:p>
              </table:table-cell>
              <table:table-cell office:value-type="float" office:value="0.921215">
                <text:p>0.921215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9614">
                <text:p>89614</text:p>
              </table:table-cell>
              <table:table-cell office:value-type="float" office:value="0.979521">
                <text:p>0.979521</text:p>
              </table:table-cell>
              <table:table-cell office:value-type="float" office:value="0.921223">
                <text:p>0.921223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9613">
                <text:p>89613</text:p>
              </table:table-cell>
              <table:table-cell office:value-type="float" office:value="0.979496">
                <text:p>0.979496</text:p>
              </table:table-cell>
              <table:table-cell office:value-type="float" office:value="0.921232">
                <text:p>0.921232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9612">
                <text:p>89612</text:p>
              </table:table-cell>
              <table:table-cell office:value-type="float" office:value="0.979478">
                <text:p>0.979478</text:p>
              </table:table-cell>
              <table:table-cell office:value-type="float" office:value="0.921241">
                <text:p>0.921241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9611">
                <text:p>89611</text:p>
              </table:table-cell>
              <table:table-cell office:value-type="float" office:value="0.97947">
                <text:p>0.97947</text:p>
              </table:table-cell>
              <table:table-cell office:value-type="float" office:value="0.921249">
                <text:p>0.921249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9610">
                <text:p>89610</text:p>
              </table:table-cell>
              <table:table-cell office:value-type="float" office:value="0.979464">
                <text:p>0.979464</text:p>
              </table:table-cell>
              <table:table-cell office:value-type="float" office:value="0.921258">
                <text:p>0.921258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9609">
                <text:p>89609</text:p>
              </table:table-cell>
              <table:table-cell office:value-type="float" office:value="0.979461">
                <text:p>0.979461</text:p>
              </table:table-cell>
              <table:table-cell office:value-type="float" office:value="0.921266">
                <text:p>0.921266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9608">
                <text:p>89608</text:p>
              </table:table-cell>
              <table:table-cell office:value-type="float" office:value="0.979458">
                <text:p>0.979458</text:p>
              </table:table-cell>
              <table:table-cell office:value-type="float" office:value="0.921275">
                <text:p>0.921275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9607">
                <text:p>89607</text:p>
              </table:table-cell>
              <table:table-cell office:value-type="float" office:value="0.979455">
                <text:p>0.979455</text:p>
              </table:table-cell>
              <table:table-cell office:value-type="float" office:value="0.921284">
                <text:p>0.921284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9606">
                <text:p>89606</text:p>
              </table:table-cell>
              <table:table-cell office:value-type="float" office:value="0.979453">
                <text:p>0.979453</text:p>
              </table:table-cell>
              <table:table-cell office:value-type="float" office:value="0.921292">
                <text:p>0.921292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9605">
                <text:p>89605</text:p>
              </table:table-cell>
              <table:table-cell office:value-type="float" office:value="0.97945">
                <text:p>0.97945</text:p>
              </table:table-cell>
              <table:table-cell office:value-type="float" office:value="0.921301">
                <text:p>0.921301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9604">
                <text:p>89604</text:p>
              </table:table-cell>
              <table:table-cell office:value-type="float" office:value="0.979447">
                <text:p>0.979447</text:p>
              </table:table-cell>
              <table:table-cell office:value-type="float" office:value="0.921309">
                <text:p>0.921309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9603">
                <text:p>89603</text:p>
              </table:table-cell>
              <table:table-cell office:value-type="float" office:value="0.979444">
                <text:p>0.979444</text:p>
              </table:table-cell>
              <table:table-cell office:value-type="float" office:value="0.921318">
                <text:p>0.921318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9602">
                <text:p>89602</text:p>
              </table:table-cell>
              <table:table-cell office:value-type="float" office:value="0.979424">
                <text:p>0.979424</text:p>
              </table:table-cell>
              <table:table-cell office:value-type="float" office:value="0.921327">
                <text:p>0.921327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9601">
                <text:p>89601</text:p>
              </table:table-cell>
              <table:table-cell office:value-type="float" office:value="0.979415">
                <text:p>0.979415</text:p>
              </table:table-cell>
              <table:table-cell office:value-type="float" office:value="0.921335">
                <text:p>0.921335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9600">
                <text:p>89600</text:p>
              </table:table-cell>
              <table:table-cell office:value-type="float" office:value="0.979409">
                <text:p>0.979409</text:p>
              </table:table-cell>
              <table:table-cell office:value-type="float" office:value="0.921344">
                <text:p>0.921344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9599">
                <text:p>89599</text:p>
              </table:table-cell>
              <table:table-cell office:value-type="float" office:value="0.979407">
                <text:p>0.979407</text:p>
              </table:table-cell>
              <table:table-cell office:value-type="float" office:value="0.921352">
                <text:p>0.921352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9598">
                <text:p>89598</text:p>
              </table:table-cell>
              <table:table-cell office:value-type="float" office:value="0.979389">
                <text:p>0.979389</text:p>
              </table:table-cell>
              <table:table-cell office:value-type="float" office:value="0.921361">
                <text:p>0.921361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9597">
                <text:p>89597</text:p>
              </table:table-cell>
              <table:table-cell office:value-type="float" office:value="0.979375">
                <text:p>0.979375</text:p>
              </table:table-cell>
              <table:table-cell office:value-type="float" office:value="0.92137">
                <text:p>0.92137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9596">
                <text:p>89596</text:p>
              </table:table-cell>
              <table:table-cell office:value-type="float" office:value="0.979372">
                <text:p>0.979372</text:p>
              </table:table-cell>
              <table:table-cell office:value-type="float" office:value="0.921378">
                <text:p>0.921378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9595">
                <text:p>89595</text:p>
              </table:table-cell>
              <table:table-cell office:value-type="float" office:value="0.979355">
                <text:p>0.979355</text:p>
              </table:table-cell>
              <table:table-cell office:value-type="float" office:value="0.921387">
                <text:p>0.921387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9594">
                <text:p>89594</text:p>
              </table:table-cell>
              <table:table-cell office:value-type="float" office:value="0.979352">
                <text:p>0.979352</text:p>
              </table:table-cell>
              <table:table-cell office:value-type="float" office:value="0.921396">
                <text:p>0.921396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593">
                <text:p>89593</text:p>
              </table:table-cell>
              <table:table-cell office:value-type="float" office:value="0.979349">
                <text:p>0.979349</text:p>
              </table:table-cell>
              <table:table-cell office:value-type="float" office:value="0.921404">
                <text:p>0.921404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9592">
                <text:p>89592</text:p>
              </table:table-cell>
              <table:table-cell office:value-type="float" office:value="0.979346">
                <text:p>0.979346</text:p>
              </table:table-cell>
              <table:table-cell office:value-type="float" office:value="0.921413">
                <text:p>0.921413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9591">
                <text:p>89591</text:p>
              </table:table-cell>
              <table:table-cell office:value-type="float" office:value="0.979329">
                <text:p>0.979329</text:p>
              </table:table-cell>
              <table:table-cell office:value-type="float" office:value="0.921421">
                <text:p>0.921421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9590">
                <text:p>89590</text:p>
              </table:table-cell>
              <table:table-cell office:value-type="float" office:value="0.979303">
                <text:p>0.979303</text:p>
              </table:table-cell>
              <table:table-cell office:value-type="float" office:value="0.92143">
                <text:p>0.92143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9589">
                <text:p>89589</text:p>
              </table:table-cell>
              <table:table-cell office:value-type="float" office:value="0.979286">
                <text:p>0.979286</text:p>
              </table:table-cell>
              <table:table-cell office:value-type="float" office:value="0.921439">
                <text:p>0.921439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9588">
                <text:p>89588</text:p>
              </table:table-cell>
              <table:table-cell office:value-type="float" office:value="0.979272">
                <text:p>0.979272</text:p>
              </table:table-cell>
              <table:table-cell office:value-type="float" office:value="0.921447">
                <text:p>0.921447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9587">
                <text:p>89587</text:p>
              </table:table-cell>
              <table:table-cell office:value-type="float" office:value="0.979269">
                <text:p>0.979269</text:p>
              </table:table-cell>
              <table:table-cell office:value-type="float" office:value="0.921456">
                <text:p>0.921456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9586">
                <text:p>89586</text:p>
              </table:table-cell>
              <table:table-cell office:value-type="float" office:value="0.979266">
                <text:p>0.979266</text:p>
              </table:table-cell>
              <table:table-cell office:value-type="float" office:value="0.921464">
                <text:p>0.921464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9585">
                <text:p>89585</text:p>
              </table:table-cell>
              <table:table-cell office:value-type="float" office:value="0.979263">
                <text:p>0.979263</text:p>
              </table:table-cell>
              <table:table-cell office:value-type="float" office:value="0.921473">
                <text:p>0.921473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9584">
                <text:p>89584</text:p>
              </table:table-cell>
              <table:table-cell office:value-type="float" office:value="0.97926">
                <text:p>0.97926</text:p>
              </table:table-cell>
              <table:table-cell office:value-type="float" office:value="0.921482">
                <text:p>0.921482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9583">
                <text:p>89583</text:p>
              </table:table-cell>
              <table:table-cell office:value-type="float" office:value="0.979257">
                <text:p>0.979257</text:p>
              </table:table-cell>
              <table:table-cell office:value-type="float" office:value="0.92149">
                <text:p>0.92149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9582">
                <text:p>89582</text:p>
              </table:table-cell>
              <table:table-cell office:value-type="float" office:value="0.979252">
                <text:p>0.979252</text:p>
              </table:table-cell>
              <table:table-cell office:value-type="float" office:value="0.921499">
                <text:p>0.921499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9581">
                <text:p>89581</text:p>
              </table:table-cell>
              <table:table-cell office:value-type="float" office:value="0.979243">
                <text:p>0.979243</text:p>
              </table:table-cell>
              <table:table-cell office:value-type="float" office:value="0.921507">
                <text:p>0.921507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9580">
                <text:p>89580</text:p>
              </table:table-cell>
              <table:table-cell office:value-type="float" office:value="0.97924">
                <text:p>0.97924</text:p>
              </table:table-cell>
              <table:table-cell office:value-type="float" office:value="0.921516">
                <text:p>0.921516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9579">
                <text:p>89579</text:p>
              </table:table-cell>
              <table:table-cell office:value-type="float" office:value="0.979232">
                <text:p>0.979232</text:p>
              </table:table-cell>
              <table:table-cell office:value-type="float" office:value="0.921525">
                <text:p>0.921525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9578">
                <text:p>89578</text:p>
              </table:table-cell>
              <table:table-cell office:value-type="float" office:value="0.979229">
                <text:p>0.979229</text:p>
              </table:table-cell>
              <table:table-cell office:value-type="float" office:value="0.921533">
                <text:p>0.921533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9577">
                <text:p>89577</text:p>
              </table:table-cell>
              <table:table-cell office:value-type="float" office:value="0.979223">
                <text:p>0.979223</text:p>
              </table:table-cell>
              <table:table-cell office:value-type="float" office:value="0.921542">
                <text:p>0.921542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9576">
                <text:p>89576</text:p>
              </table:table-cell>
              <table:table-cell office:value-type="float" office:value="0.9792">
                <text:p>0.9792</text:p>
              </table:table-cell>
              <table:table-cell office:value-type="float" office:value="0.92155">
                <text:p>0.92155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9575">
                <text:p>89575</text:p>
              </table:table-cell>
              <table:table-cell office:value-type="float" office:value="0.979171">
                <text:p>0.979171</text:p>
              </table:table-cell>
              <table:table-cell office:value-type="float" office:value="0.921559">
                <text:p>0.921559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9574">
                <text:p>89574</text:p>
              </table:table-cell>
              <table:table-cell office:value-type="float" office:value="0.979163">
                <text:p>0.979163</text:p>
              </table:table-cell>
              <table:table-cell office:value-type="float" office:value="0.921568">
                <text:p>0.921568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9573">
                <text:p>89573</text:p>
              </table:table-cell>
              <table:table-cell office:value-type="float" office:value="0.979157">
                <text:p>0.979157</text:p>
              </table:table-cell>
              <table:table-cell office:value-type="float" office:value="0.921576">
                <text:p>0.921576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9572">
                <text:p>89572</text:p>
              </table:table-cell>
              <table:table-cell office:value-type="float" office:value="0.97912">
                <text:p>0.97912</text:p>
              </table:table-cell>
              <table:table-cell office:value-type="float" office:value="0.921585">
                <text:p>0.921585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9571">
                <text:p>89571</text:p>
              </table:table-cell>
              <table:table-cell office:value-type="float" office:value="0.979111">
                <text:p>0.979111</text:p>
              </table:table-cell>
              <table:table-cell office:value-type="float" office:value="0.921593">
                <text:p>0.921593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9570">
                <text:p>89570</text:p>
              </table:table-cell>
              <table:table-cell office:value-type="float" office:value="0.979103">
                <text:p>0.979103</text:p>
              </table:table-cell>
              <table:table-cell office:value-type="float" office:value="0.921602">
                <text:p>0.921602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9569">
                <text:p>89569</text:p>
              </table:table-cell>
              <table:table-cell office:value-type="float" office:value="0.979097">
                <text:p>0.979097</text:p>
              </table:table-cell>
              <table:table-cell office:value-type="float" office:value="0.921611">
                <text:p>0.921611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9568">
                <text:p>89568</text:p>
              </table:table-cell>
              <table:table-cell office:value-type="float" office:value="0.979088">
                <text:p>0.979088</text:p>
              </table:table-cell>
              <table:table-cell office:value-type="float" office:value="0.921619">
                <text:p>0.921619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9567">
                <text:p>89567</text:p>
              </table:table-cell>
              <table:table-cell office:value-type="float" office:value="0.979082">
                <text:p>0.979082</text:p>
              </table:table-cell>
              <table:table-cell office:value-type="float" office:value="0.921628">
                <text:p>0.921628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9566">
                <text:p>89566</text:p>
              </table:table-cell>
              <table:table-cell office:value-type="float" office:value="0.97908">
                <text:p>0.97908</text:p>
              </table:table-cell>
              <table:table-cell office:value-type="float" office:value="0.921636">
                <text:p>0.921636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9565">
                <text:p>89565</text:p>
              </table:table-cell>
              <table:table-cell office:value-type="float" office:value="0.979077">
                <text:p>0.979077</text:p>
              </table:table-cell>
              <table:table-cell office:value-type="float" office:value="0.921645">
                <text:p>0.921645</text:p>
              </table:table-cell>
              <table:table-cell office:value-type="float" office:value="0.903187">
                <text:p>0.9031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9564">
                <text:p>89564</text:p>
              </table:table-cell>
              <table:table-cell office:value-type="float" office:value="0.979071">
                <text:p>0.979071</text:p>
              </table:table-cell>
              <table:table-cell office:value-type="float" office:value="0.921654">
                <text:p>0.921654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9563">
                <text:p>89563</text:p>
              </table:table-cell>
              <table:table-cell office:value-type="float" office:value="0.97906">
                <text:p>0.97906</text:p>
              </table:table-cell>
              <table:table-cell office:value-type="float" office:value="0.921662">
                <text:p>0.921662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9562">
                <text:p>89562</text:p>
              </table:table-cell>
              <table:table-cell office:value-type="float" office:value="0.979045">
                <text:p>0.979045</text:p>
              </table:table-cell>
              <table:table-cell office:value-type="float" office:value="0.921671">
                <text:p>0.921671</text:p>
              </table:table-cell>
              <table:table-cell office:value-type="float" office:value="0.903187">
                <text:p>0.9031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9561">
                <text:p>89561</text:p>
              </table:table-cell>
              <table:table-cell office:value-type="float" office:value="0.979039">
                <text:p>0.979039</text:p>
              </table:table-cell>
              <table:table-cell office:value-type="float" office:value="0.921679">
                <text:p>0.921679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9560">
                <text:p>89560</text:p>
              </table:table-cell>
              <table:table-cell office:value-type="float" office:value="0.979028">
                <text:p>0.979028</text:p>
              </table:table-cell>
              <table:table-cell office:value-type="float" office:value="0.921688">
                <text:p>0.921688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9559">
                <text:p>89559</text:p>
              </table:table-cell>
              <table:table-cell office:value-type="float" office:value="0.979022">
                <text:p>0.979022</text:p>
              </table:table-cell>
              <table:table-cell office:value-type="float" office:value="0.921697">
                <text:p>0.921697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9558">
                <text:p>89558</text:p>
              </table:table-cell>
              <table:table-cell office:value-type="float" office:value="0.979019">
                <text:p>0.979019</text:p>
              </table:table-cell>
              <table:table-cell office:value-type="float" office:value="0.921705">
                <text:p>0.921705</text:p>
              </table:table-cell>
              <table:table-cell office:value-type="float" office:value="0.903161">
                <text:p>0.9031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557">
                <text:p>89557</text:p>
              </table:table-cell>
              <table:table-cell office:value-type="float" office:value="0.979002">
                <text:p>0.979002</text:p>
              </table:table-cell>
              <table:table-cell office:value-type="float" office:value="0.921714">
                <text:p>0.921714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556">
                <text:p>89556</text:p>
              </table:table-cell>
              <table:table-cell office:value-type="float" office:value="0.978994">
                <text:p>0.978994</text:p>
              </table:table-cell>
              <table:table-cell office:value-type="float" office:value="0.921723">
                <text:p>0.921723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555">
                <text:p>89555</text:p>
              </table:table-cell>
              <table:table-cell office:value-type="float" office:value="0.978982">
                <text:p>0.978982</text:p>
              </table:table-cell>
              <table:table-cell office:value-type="float" office:value="0.921731">
                <text:p>0.921731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554">
                <text:p>89554</text:p>
              </table:table-cell>
              <table:table-cell office:value-type="float" office:value="0.978928">
                <text:p>0.978928</text:p>
              </table:table-cell>
              <table:table-cell office:value-type="float" office:value="0.92174">
                <text:p>0.92174</text:p>
              </table:table-cell>
              <table:table-cell office:value-type="float" office:value="0.903161">
                <text:p>0.9031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553">
                <text:p>89553</text:p>
              </table:table-cell>
              <table:table-cell office:value-type="float" office:value="0.978925">
                <text:p>0.978925</text:p>
              </table:table-cell>
              <table:table-cell office:value-type="float" office:value="0.921748">
                <text:p>0.921748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9552">
                <text:p>89552</text:p>
              </table:table-cell>
              <table:table-cell office:value-type="float" office:value="0.978922">
                <text:p>0.978922</text:p>
              </table:table-cell>
              <table:table-cell office:value-type="float" office:value="0.921757">
                <text:p>0.921757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9551">
                <text:p>89551</text:p>
              </table:table-cell>
              <table:table-cell office:value-type="float" office:value="0.978919">
                <text:p>0.978919</text:p>
              </table:table-cell>
              <table:table-cell office:value-type="float" office:value="0.921766">
                <text:p>0.921766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550">
                <text:p>89550</text:p>
              </table:table-cell>
              <table:table-cell office:value-type="float" office:value="0.978916">
                <text:p>0.978916</text:p>
              </table:table-cell>
              <table:table-cell office:value-type="float" office:value="0.921774">
                <text:p>0.921774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549">
                <text:p>89549</text:p>
              </table:table-cell>
              <table:table-cell office:value-type="float" office:value="0.97889">
                <text:p>0.97889</text:p>
              </table:table-cell>
              <table:table-cell office:value-type="float" office:value="0.921783">
                <text:p>0.921783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548">
                <text:p>89548</text:p>
              </table:table-cell>
              <table:table-cell office:value-type="float" office:value="0.978887">
                <text:p>0.978887</text:p>
              </table:table-cell>
              <table:table-cell office:value-type="float" office:value="0.921791">
                <text:p>0.921791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547">
                <text:p>89547</text:p>
              </table:table-cell>
              <table:table-cell office:value-type="float" office:value="0.978885">
                <text:p>0.978885</text:p>
              </table:table-cell>
              <table:table-cell office:value-type="float" office:value="0.9218">
                <text:p>0.9218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546">
                <text:p>89546</text:p>
              </table:table-cell>
              <table:table-cell office:value-type="float" office:value="0.978856">
                <text:p>0.978856</text:p>
              </table:table-cell>
              <table:table-cell office:value-type="float" office:value="0.921809">
                <text:p>0.921809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545">
                <text:p>89545</text:p>
              </table:table-cell>
              <table:table-cell office:value-type="float" office:value="0.97885">
                <text:p>0.97885</text:p>
              </table:table-cell>
              <table:table-cell office:value-type="float" office:value="0.921817">
                <text:p>0.921817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544">
                <text:p>89544</text:p>
              </table:table-cell>
              <table:table-cell office:value-type="float" office:value="0.978839">
                <text:p>0.978839</text:p>
              </table:table-cell>
              <table:table-cell office:value-type="float" office:value="0.921826">
                <text:p>0.921826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543">
                <text:p>89543</text:p>
              </table:table-cell>
              <table:table-cell office:value-type="float" office:value="0.97883">
                <text:p>0.97883</text:p>
              </table:table-cell>
              <table:table-cell office:value-type="float" office:value="0.921834">
                <text:p>0.921834</text:p>
              </table:table-cell>
              <table:table-cell office:value-type="float" office:value="0.903204">
                <text:p>0.90320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42">
                <text:p>89542</text:p>
              </table:table-cell>
              <table:table-cell office:value-type="float" office:value="0.978821">
                <text:p>0.978821</text:p>
              </table:table-cell>
              <table:table-cell office:value-type="float" office:value="0.921843">
                <text:p>0.921843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41">
                <text:p>89541</text:p>
              </table:table-cell>
              <table:table-cell office:value-type="float" office:value="0.978819">
                <text:p>0.978819</text:p>
              </table:table-cell>
              <table:table-cell office:value-type="float" office:value="0.921852">
                <text:p>0.921852</text:p>
              </table:table-cell>
              <table:table-cell office:value-type="float" office:value="0.903195">
                <text:p>0.9031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540">
                <text:p>89540</text:p>
              </table:table-cell>
              <table:table-cell office:value-type="float" office:value="0.978796">
                <text:p>0.978796</text:p>
              </table:table-cell>
              <table:table-cell office:value-type="float" office:value="0.92186">
                <text:p>0.92186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539">
                <text:p>89539</text:p>
              </table:table-cell>
              <table:table-cell office:value-type="float" office:value="0.978787">
                <text:p>0.978787</text:p>
              </table:table-cell>
              <table:table-cell office:value-type="float" office:value="0.921869">
                <text:p>0.921869</text:p>
              </table:table-cell>
              <table:table-cell office:value-type="float" office:value="0.903187">
                <text:p>0.9031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538">
                <text:p>89538</text:p>
              </table:table-cell>
              <table:table-cell office:value-type="float" office:value="0.978784">
                <text:p>0.978784</text:p>
              </table:table-cell>
              <table:table-cell office:value-type="float" office:value="0.921877">
                <text:p>0.921877</text:p>
              </table:table-cell>
              <table:table-cell office:value-type="float" office:value="0.903187">
                <text:p>0.90318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537">
                <text:p>89537</text:p>
              </table:table-cell>
              <table:table-cell office:value-type="float" office:value="0.978776">
                <text:p>0.978776</text:p>
              </table:table-cell>
              <table:table-cell office:value-type="float" office:value="0.921886">
                <text:p>0.921886</text:p>
              </table:table-cell>
              <table:table-cell office:value-type="float" office:value="0.903187">
                <text:p>0.90318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9536">
                <text:p>89536</text:p>
              </table:table-cell>
              <table:table-cell office:value-type="float" office:value="0.97877">
                <text:p>0.97877</text:p>
              </table:table-cell>
              <table:table-cell office:value-type="float" office:value="0.921895">
                <text:p>0.921895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9535">
                <text:p>89535</text:p>
              </table:table-cell>
              <table:table-cell office:value-type="float" office:value="0.978753">
                <text:p>0.978753</text:p>
              </table:table-cell>
              <table:table-cell office:value-type="float" office:value="0.921903">
                <text:p>0.921903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9534">
                <text:p>89534</text:p>
              </table:table-cell>
              <table:table-cell office:value-type="float" office:value="0.978747">
                <text:p>0.978747</text:p>
              </table:table-cell>
              <table:table-cell office:value-type="float" office:value="0.921912">
                <text:p>0.921912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9533">
                <text:p>89533</text:p>
              </table:table-cell>
              <table:table-cell office:value-type="float" office:value="0.978715">
                <text:p>0.978715</text:p>
              </table:table-cell>
              <table:table-cell office:value-type="float" office:value="0.92192">
                <text:p>0.92192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9532">
                <text:p>89532</text:p>
              </table:table-cell>
              <table:table-cell office:value-type="float" office:value="0.978698">
                <text:p>0.978698</text:p>
              </table:table-cell>
              <table:table-cell office:value-type="float" office:value="0.921929">
                <text:p>0.921929</text:p>
              </table:table-cell>
              <table:table-cell office:value-type="float" office:value="0.903187">
                <text:p>0.9031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9531">
                <text:p>89531</text:p>
              </table:table-cell>
              <table:table-cell office:value-type="float" office:value="0.978684">
                <text:p>0.978684</text:p>
              </table:table-cell>
              <table:table-cell office:value-type="float" office:value="0.921938">
                <text:p>0.921938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9530">
                <text:p>89530</text:p>
              </table:table-cell>
              <table:table-cell office:value-type="float" office:value="0.978672">
                <text:p>0.978672</text:p>
              </table:table-cell>
              <table:table-cell office:value-type="float" office:value="0.921946">
                <text:p>0.921946</text:p>
              </table:table-cell>
              <table:table-cell office:value-type="float" office:value="0.903178">
                <text:p>0.9031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9529">
                <text:p>89529</text:p>
              </table:table-cell>
              <table:table-cell office:value-type="float" office:value="0.978669">
                <text:p>0.978669</text:p>
              </table:table-cell>
              <table:table-cell office:value-type="float" office:value="0.921955">
                <text:p>0.921955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9528">
                <text:p>89528</text:p>
              </table:table-cell>
              <table:table-cell office:value-type="float" office:value="0.978658">
                <text:p>0.978658</text:p>
              </table:table-cell>
              <table:table-cell office:value-type="float" office:value="0.921963">
                <text:p>0.921963</text:p>
              </table:table-cell>
              <table:table-cell office:value-type="float" office:value="0.903161">
                <text:p>0.9031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9527">
                <text:p>89527</text:p>
              </table:table-cell>
              <table:table-cell office:value-type="float" office:value="0.978606">
                <text:p>0.978606</text:p>
              </table:table-cell>
              <table:table-cell office:value-type="float" office:value="0.921972">
                <text:p>0.921972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9526">
                <text:p>89526</text:p>
              </table:table-cell>
              <table:table-cell office:value-type="float" office:value="0.978598">
                <text:p>0.978598</text:p>
              </table:table-cell>
              <table:table-cell office:value-type="float" office:value="0.921981">
                <text:p>0.921981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9525">
                <text:p>89525</text:p>
              </table:table-cell>
              <table:table-cell office:value-type="float" office:value="0.978589">
                <text:p>0.978589</text:p>
              </table:table-cell>
              <table:table-cell office:value-type="float" office:value="0.921989">
                <text:p>0.921989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9524">
                <text:p>89524</text:p>
              </table:table-cell>
              <table:table-cell office:value-type="float" office:value="0.97858">
                <text:p>0.97858</text:p>
              </table:table-cell>
              <table:table-cell office:value-type="float" office:value="0.921998">
                <text:p>0.921998</text:p>
              </table:table-cell>
              <table:table-cell office:value-type="float" office:value="0.903161">
                <text:p>0.90316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9523">
                <text:p>89523</text:p>
              </table:table-cell>
              <table:table-cell office:value-type="float" office:value="0.978572">
                <text:p>0.978572</text:p>
              </table:table-cell>
              <table:table-cell office:value-type="float" office:value="0.922007">
                <text:p>0.922007</text:p>
              </table:table-cell>
              <table:table-cell office:value-type="float" office:value="0.903161">
                <text:p>0.9031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9522">
                <text:p>89522</text:p>
              </table:table-cell>
              <table:table-cell office:value-type="float" office:value="0.978566">
                <text:p>0.978566</text:p>
              </table:table-cell>
              <table:table-cell office:value-type="float" office:value="0.922015">
                <text:p>0.922015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9521">
                <text:p>89521</text:p>
              </table:table-cell>
              <table:table-cell office:value-type="float" office:value="0.978552">
                <text:p>0.978552</text:p>
              </table:table-cell>
              <table:table-cell office:value-type="float" office:value="0.922024">
                <text:p>0.922024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9520">
                <text:p>89520</text:p>
              </table:table-cell>
              <table:table-cell office:value-type="float" office:value="0.978546">
                <text:p>0.978546</text:p>
              </table:table-cell>
              <table:table-cell office:value-type="float" office:value="0.922032">
                <text:p>0.922032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9519">
                <text:p>89519</text:p>
              </table:table-cell>
              <table:table-cell office:value-type="float" office:value="0.978526">
                <text:p>0.978526</text:p>
              </table:table-cell>
              <table:table-cell office:value-type="float" office:value="0.922041">
                <text:p>0.922041</text:p>
              </table:table-cell>
              <table:table-cell office:value-type="float" office:value="0.903169">
                <text:p>0.9031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9518">
                <text:p>89518</text:p>
              </table:table-cell>
              <table:table-cell office:value-type="float" office:value="0.97852">
                <text:p>0.97852</text:p>
              </table:table-cell>
              <table:table-cell office:value-type="float" office:value="0.92205">
                <text:p>0.92205</text:p>
              </table:table-cell>
              <table:table-cell office:value-type="float" office:value="0.903161">
                <text:p>0.90316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9517">
                <text:p>89517</text:p>
              </table:table-cell>
              <table:table-cell office:value-type="float" office:value="0.978514">
                <text:p>0.978514</text:p>
              </table:table-cell>
              <table:table-cell office:value-type="float" office:value="0.922058">
                <text:p>0.922058</text:p>
              </table:table-cell>
              <table:table-cell office:value-type="float" office:value="0.903152">
                <text:p>0.9031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9516">
                <text:p>89516</text:p>
              </table:table-cell>
              <table:table-cell office:value-type="float" office:value="0.97844">
                <text:p>0.97844</text:p>
              </table:table-cell>
              <table:table-cell office:value-type="float" office:value="0.922067">
                <text:p>0.922067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9515">
                <text:p>89515</text:p>
              </table:table-cell>
              <table:table-cell office:value-type="float" office:value="0.978434">
                <text:p>0.978434</text:p>
              </table:table-cell>
              <table:table-cell office:value-type="float" office:value="0.922075">
                <text:p>0.922075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9514">
                <text:p>89514</text:p>
              </table:table-cell>
              <table:table-cell office:value-type="float" office:value="0.978431">
                <text:p>0.978431</text:p>
              </table:table-cell>
              <table:table-cell office:value-type="float" office:value="0.922084">
                <text:p>0.922084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9513">
                <text:p>89513</text:p>
              </table:table-cell>
              <table:table-cell office:value-type="float" office:value="0.978428">
                <text:p>0.978428</text:p>
              </table:table-cell>
              <table:table-cell office:value-type="float" office:value="0.922093">
                <text:p>0.922093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9512">
                <text:p>89512</text:p>
              </table:table-cell>
              <table:table-cell office:value-type="float" office:value="0.978348">
                <text:p>0.978348</text:p>
              </table:table-cell>
              <table:table-cell office:value-type="float" office:value="0.922101">
                <text:p>0.922101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9511">
                <text:p>89511</text:p>
              </table:table-cell>
              <table:table-cell office:value-type="float" office:value="0.978342">
                <text:p>0.978342</text:p>
              </table:table-cell>
              <table:table-cell office:value-type="float" office:value="0.92211">
                <text:p>0.92211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9510">
                <text:p>89510</text:p>
              </table:table-cell>
              <table:table-cell office:value-type="float" office:value="0.97834">
                <text:p>0.97834</text:p>
              </table:table-cell>
              <table:table-cell office:value-type="float" office:value="0.922118">
                <text:p>0.922118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9509">
                <text:p>89509</text:p>
              </table:table-cell>
              <table:table-cell office:value-type="float" office:value="0.978334">
                <text:p>0.978334</text:p>
              </table:table-cell>
              <table:table-cell office:value-type="float" office:value="0.922127">
                <text:p>0.922127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9508">
                <text:p>89508</text:p>
              </table:table-cell>
              <table:table-cell office:value-type="float" office:value="0.978331">
                <text:p>0.978331</text:p>
              </table:table-cell>
              <table:table-cell office:value-type="float" office:value="0.922136">
                <text:p>0.922136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9507">
                <text:p>89507</text:p>
              </table:table-cell>
              <table:table-cell office:value-type="float" office:value="0.978325">
                <text:p>0.978325</text:p>
              </table:table-cell>
              <table:table-cell office:value-type="float" office:value="0.922144">
                <text:p>0.922144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9506">
                <text:p>89506</text:p>
              </table:table-cell>
              <table:table-cell office:value-type="float" office:value="0.978322">
                <text:p>0.978322</text:p>
              </table:table-cell>
              <table:table-cell office:value-type="float" office:value="0.922153">
                <text:p>0.922153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9505">
                <text:p>89505</text:p>
              </table:table-cell>
              <table:table-cell office:value-type="float" office:value="0.978319">
                <text:p>0.978319</text:p>
              </table:table-cell>
              <table:table-cell office:value-type="float" office:value="0.922161">
                <text:p>0.922161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9504">
                <text:p>89504</text:p>
              </table:table-cell>
              <table:table-cell office:value-type="float" office:value="0.978291">
                <text:p>0.978291</text:p>
              </table:table-cell>
              <table:table-cell office:value-type="float" office:value="0.92217">
                <text:p>0.92217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9503">
                <text:p>89503</text:p>
              </table:table-cell>
              <table:table-cell office:value-type="float" office:value="0.978285">
                <text:p>0.978285</text:p>
              </table:table-cell>
              <table:table-cell office:value-type="float" office:value="0.922179">
                <text:p>0.922179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9502">
                <text:p>89502</text:p>
              </table:table-cell>
              <table:table-cell office:value-type="float" office:value="0.978274">
                <text:p>0.978274</text:p>
              </table:table-cell>
              <table:table-cell office:value-type="float" office:value="0.922187">
                <text:p>0.922187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9501">
                <text:p>89501</text:p>
              </table:table-cell>
              <table:table-cell office:value-type="float" office:value="0.978271">
                <text:p>0.978271</text:p>
              </table:table-cell>
              <table:table-cell office:value-type="float" office:value="0.922196">
                <text:p>0.922196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9500">
                <text:p>89500</text:p>
              </table:table-cell>
              <table:table-cell office:value-type="float" office:value="0.978259">
                <text:p>0.978259</text:p>
              </table:table-cell>
              <table:table-cell office:value-type="float" office:value="0.922204">
                <text:p>0.922204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9499">
                <text:p>89499</text:p>
              </table:table-cell>
              <table:table-cell office:value-type="float" office:value="0.978256">
                <text:p>0.978256</text:p>
              </table:table-cell>
              <table:table-cell office:value-type="float" office:value="0.922213">
                <text:p>0.922213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9498">
                <text:p>89498</text:p>
              </table:table-cell>
              <table:table-cell office:value-type="float" office:value="0.978253">
                <text:p>0.978253</text:p>
              </table:table-cell>
              <table:table-cell office:value-type="float" office:value="0.922222">
                <text:p>0.922222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9497">
                <text:p>89497</text:p>
              </table:table-cell>
              <table:table-cell office:value-type="float" office:value="0.978236">
                <text:p>0.978236</text:p>
              </table:table-cell>
              <table:table-cell office:value-type="float" office:value="0.92223">
                <text:p>0.92223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9496">
                <text:p>89496</text:p>
              </table:table-cell>
              <table:table-cell office:value-type="float" office:value="0.978233">
                <text:p>0.978233</text:p>
              </table:table-cell>
              <table:table-cell office:value-type="float" office:value="0.922239">
                <text:p>0.922239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9495">
                <text:p>89495</text:p>
              </table:table-cell>
              <table:table-cell office:value-type="float" office:value="0.978228">
                <text:p>0.978228</text:p>
              </table:table-cell>
              <table:table-cell office:value-type="float" office:value="0.922247">
                <text:p>0.922247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9494">
                <text:p>89494</text:p>
              </table:table-cell>
              <table:table-cell office:value-type="float" office:value="0.978213">
                <text:p>0.978213</text:p>
              </table:table-cell>
              <table:table-cell office:value-type="float" office:value="0.922256">
                <text:p>0.922256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9493">
                <text:p>89493</text:p>
              </table:table-cell>
              <table:table-cell office:value-type="float" office:value="0.978205">
                <text:p>0.978205</text:p>
              </table:table-cell>
              <table:table-cell office:value-type="float" office:value="0.922265">
                <text:p>0.922265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492">
                <text:p>89492</text:p>
              </table:table-cell>
              <table:table-cell office:value-type="float" office:value="0.978202">
                <text:p>0.978202</text:p>
              </table:table-cell>
              <table:table-cell office:value-type="float" office:value="0.922273">
                <text:p>0.922273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9491">
                <text:p>89491</text:p>
              </table:table-cell>
              <table:table-cell office:value-type="float" office:value="0.978199">
                <text:p>0.978199</text:p>
              </table:table-cell>
              <table:table-cell office:value-type="float" office:value="0.922282">
                <text:p>0.922282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9490">
                <text:p>89490</text:p>
              </table:table-cell>
              <table:table-cell office:value-type="float" office:value="0.978196">
                <text:p>0.978196</text:p>
              </table:table-cell>
              <table:table-cell office:value-type="float" office:value="0.92229">
                <text:p>0.92229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9489">
                <text:p>89489</text:p>
              </table:table-cell>
              <table:table-cell office:value-type="float" office:value="0.978185">
                <text:p>0.978185</text:p>
              </table:table-cell>
              <table:table-cell office:value-type="float" office:value="0.922299">
                <text:p>0.922299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9488">
                <text:p>89488</text:p>
              </table:table-cell>
              <table:table-cell office:value-type="float" office:value="0.978176">
                <text:p>0.978176</text:p>
              </table:table-cell>
              <table:table-cell office:value-type="float" office:value="0.922308">
                <text:p>0.922308</text:p>
              </table:table-cell>
              <table:table-cell office:value-type="float" office:value="0.903066">
                <text:p>0.90306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9487">
                <text:p>89487</text:p>
              </table:table-cell>
              <table:table-cell office:value-type="float" office:value="0.978173">
                <text:p>0.978173</text:p>
              </table:table-cell>
              <table:table-cell office:value-type="float" office:value="0.922316">
                <text:p>0.922316</text:p>
              </table:table-cell>
              <table:table-cell office:value-type="float" office:value="0.903066">
                <text:p>0.90306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9486">
                <text:p>89486</text:p>
              </table:table-cell>
              <table:table-cell office:value-type="float" office:value="0.97815">
                <text:p>0.97815</text:p>
              </table:table-cell>
              <table:table-cell office:value-type="float" office:value="0.922325">
                <text:p>0.922325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9485">
                <text:p>89485</text:p>
              </table:table-cell>
              <table:table-cell office:value-type="float" office:value="0.978147">
                <text:p>0.978147</text:p>
              </table:table-cell>
              <table:table-cell office:value-type="float" office:value="0.922334">
                <text:p>0.922334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9484">
                <text:p>89484</text:p>
              </table:table-cell>
              <table:table-cell office:value-type="float" office:value="0.978133">
                <text:p>0.978133</text:p>
              </table:table-cell>
              <table:table-cell office:value-type="float" office:value="0.922342">
                <text:p>0.922342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9483">
                <text:p>89483</text:p>
              </table:table-cell>
              <table:table-cell office:value-type="float" office:value="0.978124">
                <text:p>0.978124</text:p>
              </table:table-cell>
              <table:table-cell office:value-type="float" office:value="0.922351">
                <text:p>0.922351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9482">
                <text:p>89482</text:p>
              </table:table-cell>
              <table:table-cell office:value-type="float" office:value="0.978119">
                <text:p>0.978119</text:p>
              </table:table-cell>
              <table:table-cell office:value-type="float" office:value="0.922359">
                <text:p>0.922359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9481">
                <text:p>89481</text:p>
              </table:table-cell>
              <table:table-cell office:value-type="float" office:value="0.978084">
                <text:p>0.978084</text:p>
              </table:table-cell>
              <table:table-cell office:value-type="float" office:value="0.922368">
                <text:p>0.922368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9480">
                <text:p>89480</text:p>
              </table:table-cell>
              <table:table-cell office:value-type="float" office:value="0.978081">
                <text:p>0.978081</text:p>
              </table:table-cell>
              <table:table-cell office:value-type="float" office:value="0.922377">
                <text:p>0.922377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9479">
                <text:p>89479</text:p>
              </table:table-cell>
              <table:table-cell office:value-type="float" office:value="0.978067">
                <text:p>0.978067</text:p>
              </table:table-cell>
              <table:table-cell office:value-type="float" office:value="0.922385">
                <text:p>0.922385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9478">
                <text:p>89478</text:p>
              </table:table-cell>
              <table:table-cell office:value-type="float" office:value="0.978064">
                <text:p>0.978064</text:p>
              </table:table-cell>
              <table:table-cell office:value-type="float" office:value="0.922394">
                <text:p>0.922394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9477">
                <text:p>89477</text:p>
              </table:table-cell>
              <table:table-cell office:value-type="float" office:value="0.978058">
                <text:p>0.978058</text:p>
              </table:table-cell>
              <table:table-cell office:value-type="float" office:value="0.922402">
                <text:p>0.922402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9476">
                <text:p>89476</text:p>
              </table:table-cell>
              <table:table-cell office:value-type="float" office:value="0.978053">
                <text:p>0.978053</text:p>
              </table:table-cell>
              <table:table-cell office:value-type="float" office:value="0.922411">
                <text:p>0.922411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9475">
                <text:p>89475</text:p>
              </table:table-cell>
              <table:table-cell office:value-type="float" office:value="0.978044">
                <text:p>0.978044</text:p>
              </table:table-cell>
              <table:table-cell office:value-type="float" office:value="0.92242">
                <text:p>0.92242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9474">
                <text:p>89474</text:p>
              </table:table-cell>
              <table:table-cell office:value-type="float" office:value="0.978041">
                <text:p>0.978041</text:p>
              </table:table-cell>
              <table:table-cell office:value-type="float" office:value="0.922428">
                <text:p>0.922428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9473">
                <text:p>89473</text:p>
              </table:table-cell>
              <table:table-cell office:value-type="float" office:value="0.978035">
                <text:p>0.978035</text:p>
              </table:table-cell>
              <table:table-cell office:value-type="float" office:value="0.922437">
                <text:p>0.922437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9472">
                <text:p>89472</text:p>
              </table:table-cell>
              <table:table-cell office:value-type="float" office:value="0.97803">
                <text:p>0.97803</text:p>
              </table:table-cell>
              <table:table-cell office:value-type="float" office:value="0.922445">
                <text:p>0.922445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9471">
                <text:p>89471</text:p>
              </table:table-cell>
              <table:table-cell office:value-type="float" office:value="0.978021">
                <text:p>0.978021</text:p>
              </table:table-cell>
              <table:table-cell office:value-type="float" office:value="0.922454">
                <text:p>0.922454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9470">
                <text:p>89470</text:p>
              </table:table-cell>
              <table:table-cell office:value-type="float" office:value="0.978015">
                <text:p>0.978015</text:p>
              </table:table-cell>
              <table:table-cell office:value-type="float" office:value="0.922463">
                <text:p>0.922463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9469">
                <text:p>89469</text:p>
              </table:table-cell>
              <table:table-cell office:value-type="float" office:value="0.978012">
                <text:p>0.978012</text:p>
              </table:table-cell>
              <table:table-cell office:value-type="float" office:value="0.922471">
                <text:p>0.922471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9468">
                <text:p>89468</text:p>
              </table:table-cell>
              <table:table-cell office:value-type="float" office:value="0.97801">
                <text:p>0.97801</text:p>
              </table:table-cell>
              <table:table-cell office:value-type="float" office:value="0.92248">
                <text:p>0.92248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9467">
                <text:p>89467</text:p>
              </table:table-cell>
              <table:table-cell office:value-type="float" office:value="0.978007">
                <text:p>0.978007</text:p>
              </table:table-cell>
              <table:table-cell office:value-type="float" office:value="0.922488">
                <text:p>0.922488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9466">
                <text:p>89466</text:p>
              </table:table-cell>
              <table:table-cell office:value-type="float" office:value="0.977995">
                <text:p>0.977995</text:p>
              </table:table-cell>
              <table:table-cell office:value-type="float" office:value="0.922497">
                <text:p>0.922497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9465">
                <text:p>89465</text:p>
              </table:table-cell>
              <table:table-cell office:value-type="float" office:value="0.977987">
                <text:p>0.977987</text:p>
              </table:table-cell>
              <table:table-cell office:value-type="float" office:value="0.922506">
                <text:p>0.922506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9464">
                <text:p>89464</text:p>
              </table:table-cell>
              <table:table-cell office:value-type="float" office:value="0.977975">
                <text:p>0.977975</text:p>
              </table:table-cell>
              <table:table-cell office:value-type="float" office:value="0.922514">
                <text:p>0.922514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9463">
                <text:p>89463</text:p>
              </table:table-cell>
              <table:table-cell office:value-type="float" office:value="0.977964">
                <text:p>0.977964</text:p>
              </table:table-cell>
              <table:table-cell office:value-type="float" office:value="0.922523">
                <text:p>0.922523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9462">
                <text:p>89462</text:p>
              </table:table-cell>
              <table:table-cell office:value-type="float" office:value="0.977958">
                <text:p>0.977958</text:p>
              </table:table-cell>
              <table:table-cell office:value-type="float" office:value="0.922531">
                <text:p>0.922531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9461">
                <text:p>89461</text:p>
              </table:table-cell>
              <table:table-cell office:value-type="float" office:value="0.977955">
                <text:p>0.977955</text:p>
              </table:table-cell>
              <table:table-cell office:value-type="float" office:value="0.92254">
                <text:p>0.92254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9460">
                <text:p>89460</text:p>
              </table:table-cell>
              <table:table-cell office:value-type="float" office:value="0.977949">
                <text:p>0.977949</text:p>
              </table:table-cell>
              <table:table-cell office:value-type="float" office:value="0.922549">
                <text:p>0.922549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9459">
                <text:p>89459</text:p>
              </table:table-cell>
              <table:table-cell office:value-type="float" office:value="0.977947">
                <text:p>0.977947</text:p>
              </table:table-cell>
              <table:table-cell office:value-type="float" office:value="0.922557">
                <text:p>0.922557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9458">
                <text:p>89458</text:p>
              </table:table-cell>
              <table:table-cell office:value-type="float" office:value="0.977932">
                <text:p>0.977932</text:p>
              </table:table-cell>
              <table:table-cell office:value-type="float" office:value="0.922566">
                <text:p>0.922566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9457">
                <text:p>89457</text:p>
              </table:table-cell>
              <table:table-cell office:value-type="float" office:value="0.977926">
                <text:p>0.977926</text:p>
              </table:table-cell>
              <table:table-cell office:value-type="float" office:value="0.922574">
                <text:p>0.922574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9456">
                <text:p>89456</text:p>
              </table:table-cell>
              <table:table-cell office:value-type="float" office:value="0.977903">
                <text:p>0.977903</text:p>
              </table:table-cell>
              <table:table-cell office:value-type="float" office:value="0.922583">
                <text:p>0.922583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9455">
                <text:p>89455</text:p>
              </table:table-cell>
              <table:table-cell office:value-type="float" office:value="0.977898">
                <text:p>0.977898</text:p>
              </table:table-cell>
              <table:table-cell office:value-type="float" office:value="0.922592">
                <text:p>0.922592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9454">
                <text:p>89454</text:p>
              </table:table-cell>
              <table:table-cell office:value-type="float" office:value="0.977878">
                <text:p>0.977878</text:p>
              </table:table-cell>
              <table:table-cell office:value-type="float" office:value="0.9226">
                <text:p>0.9226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9453">
                <text:p>89453</text:p>
              </table:table-cell>
              <table:table-cell office:value-type="float" office:value="0.977832">
                <text:p>0.977832</text:p>
              </table:table-cell>
              <table:table-cell office:value-type="float" office:value="0.922609">
                <text:p>0.922609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9452">
                <text:p>89452</text:p>
              </table:table-cell>
              <table:table-cell office:value-type="float" office:value="0.977817">
                <text:p>0.977817</text:p>
              </table:table-cell>
              <table:table-cell office:value-type="float" office:value="0.922618">
                <text:p>0.922618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9451">
                <text:p>89451</text:p>
              </table:table-cell>
              <table:table-cell office:value-type="float" office:value="0.977815">
                <text:p>0.977815</text:p>
              </table:table-cell>
              <table:table-cell office:value-type="float" office:value="0.922626">
                <text:p>0.922626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9450">
                <text:p>89450</text:p>
              </table:table-cell>
              <table:table-cell office:value-type="float" office:value="0.977774">
                <text:p>0.977774</text:p>
              </table:table-cell>
              <table:table-cell office:value-type="float" office:value="0.922635">
                <text:p>0.922635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449">
                <text:p>89449</text:p>
              </table:table-cell>
              <table:table-cell office:value-type="float" office:value="0.977772">
                <text:p>0.977772</text:p>
              </table:table-cell>
              <table:table-cell office:value-type="float" office:value="0.922643">
                <text:p>0.922643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9448">
                <text:p>89448</text:p>
              </table:table-cell>
              <table:table-cell office:value-type="float" office:value="0.977766">
                <text:p>0.977766</text:p>
              </table:table-cell>
              <table:table-cell office:value-type="float" office:value="0.922652">
                <text:p>0.922652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9447">
                <text:p>89447</text:p>
              </table:table-cell>
              <table:table-cell office:value-type="float" office:value="0.977751">
                <text:p>0.977751</text:p>
              </table:table-cell>
              <table:table-cell office:value-type="float" office:value="0.922661">
                <text:p>0.922661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9446">
                <text:p>89446</text:p>
              </table:table-cell>
              <table:table-cell office:value-type="float" office:value="0.977737">
                <text:p>0.977737</text:p>
              </table:table-cell>
              <table:table-cell office:value-type="float" office:value="0.922669">
                <text:p>0.922669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9445">
                <text:p>89445</text:p>
              </table:table-cell>
              <table:table-cell office:value-type="float" office:value="0.977731">
                <text:p>0.977731</text:p>
              </table:table-cell>
              <table:table-cell office:value-type="float" office:value="0.922678">
                <text:p>0.922678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9444">
                <text:p>89444</text:p>
              </table:table-cell>
              <table:table-cell office:value-type="float" office:value="0.977726">
                <text:p>0.977726</text:p>
              </table:table-cell>
              <table:table-cell office:value-type="float" office:value="0.922686">
                <text:p>0.922686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9443">
                <text:p>89443</text:p>
              </table:table-cell>
              <table:table-cell office:value-type="float" office:value="0.977714">
                <text:p>0.977714</text:p>
              </table:table-cell>
              <table:table-cell office:value-type="float" office:value="0.922695">
                <text:p>0.922695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9442">
                <text:p>89442</text:p>
              </table:table-cell>
              <table:table-cell office:value-type="float" office:value="0.9777">
                <text:p>0.9777</text:p>
              </table:table-cell>
              <table:table-cell office:value-type="float" office:value="0.922704">
                <text:p>0.922704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9441">
                <text:p>89441</text:p>
              </table:table-cell>
              <table:table-cell office:value-type="float" office:value="0.977691">
                <text:p>0.977691</text:p>
              </table:table-cell>
              <table:table-cell office:value-type="float" office:value="0.922712">
                <text:p>0.922712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9440">
                <text:p>89440</text:p>
              </table:table-cell>
              <table:table-cell office:value-type="float" office:value="0.977685">
                <text:p>0.977685</text:p>
              </table:table-cell>
              <table:table-cell office:value-type="float" office:value="0.922721">
                <text:p>0.922721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9439">
                <text:p>89439</text:p>
              </table:table-cell>
              <table:table-cell office:value-type="float" office:value="0.977619">
                <text:p>0.977619</text:p>
              </table:table-cell>
              <table:table-cell office:value-type="float" office:value="0.922729">
                <text:p>0.922729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9438">
                <text:p>89438</text:p>
              </table:table-cell>
              <table:table-cell office:value-type="float" office:value="0.977617">
                <text:p>0.977617</text:p>
              </table:table-cell>
              <table:table-cell office:value-type="float" office:value="0.922738">
                <text:p>0.922738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9437">
                <text:p>89437</text:p>
              </table:table-cell>
              <table:table-cell office:value-type="float" office:value="0.977611">
                <text:p>0.977611</text:p>
              </table:table-cell>
              <table:table-cell office:value-type="float" office:value="0.922747">
                <text:p>0.922747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9436">
                <text:p>89436</text:p>
              </table:table-cell>
              <table:table-cell office:value-type="float" office:value="0.977608">
                <text:p>0.977608</text:p>
              </table:table-cell>
              <table:table-cell office:value-type="float" office:value="0.922755">
                <text:p>0.922755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9435">
                <text:p>89435</text:p>
              </table:table-cell>
              <table:table-cell office:value-type="float" office:value="0.977599">
                <text:p>0.977599</text:p>
              </table:table-cell>
              <table:table-cell office:value-type="float" office:value="0.922764">
                <text:p>0.922764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9434">
                <text:p>89434</text:p>
              </table:table-cell>
              <table:table-cell office:value-type="float" office:value="0.977597">
                <text:p>0.977597</text:p>
              </table:table-cell>
              <table:table-cell office:value-type="float" office:value="0.922772">
                <text:p>0.922772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9433">
                <text:p>89433</text:p>
              </table:table-cell>
              <table:table-cell office:value-type="float" office:value="0.977591">
                <text:p>0.977591</text:p>
              </table:table-cell>
              <table:table-cell office:value-type="float" office:value="0.922781">
                <text:p>0.922781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9432">
                <text:p>89432</text:p>
              </table:table-cell>
              <table:table-cell office:value-type="float" office:value="0.977579">
                <text:p>0.977579</text:p>
              </table:table-cell>
              <table:table-cell office:value-type="float" office:value="0.92279">
                <text:p>0.92279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9431">
                <text:p>89431</text:p>
              </table:table-cell>
              <table:table-cell office:value-type="float" office:value="0.977574">
                <text:p>0.977574</text:p>
              </table:table-cell>
              <table:table-cell office:value-type="float" office:value="0.922798">
                <text:p>0.922798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9430">
                <text:p>89430</text:p>
              </table:table-cell>
              <table:table-cell office:value-type="float" office:value="0.977571">
                <text:p>0.977571</text:p>
              </table:table-cell>
              <table:table-cell office:value-type="float" office:value="0.922807">
                <text:p>0.922807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9429">
                <text:p>89429</text:p>
              </table:table-cell>
              <table:table-cell office:value-type="float" office:value="0.977559">
                <text:p>0.977559</text:p>
              </table:table-cell>
              <table:table-cell office:value-type="float" office:value="0.922815">
                <text:p>0.922815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9428">
                <text:p>89428</text:p>
              </table:table-cell>
              <table:table-cell office:value-type="float" office:value="0.977528">
                <text:p>0.977528</text:p>
              </table:table-cell>
              <table:table-cell office:value-type="float" office:value="0.922824">
                <text:p>0.922824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9427">
                <text:p>89427</text:p>
              </table:table-cell>
              <table:table-cell office:value-type="float" office:value="0.97751">
                <text:p>0.97751</text:p>
              </table:table-cell>
              <table:table-cell office:value-type="float" office:value="0.922833">
                <text:p>0.922833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9426">
                <text:p>89426</text:p>
              </table:table-cell>
              <table:table-cell office:value-type="float" office:value="0.977508">
                <text:p>0.977508</text:p>
              </table:table-cell>
              <table:table-cell office:value-type="float" office:value="0.922841">
                <text:p>0.922841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9425">
                <text:p>89425</text:p>
              </table:table-cell>
              <table:table-cell office:value-type="float" office:value="0.977502">
                <text:p>0.977502</text:p>
              </table:table-cell>
              <table:table-cell office:value-type="float" office:value="0.92285">
                <text:p>0.92285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9424">
                <text:p>89424</text:p>
              </table:table-cell>
              <table:table-cell office:value-type="float" office:value="0.977499">
                <text:p>0.977499</text:p>
              </table:table-cell>
              <table:table-cell office:value-type="float" office:value="0.922858">
                <text:p>0.922858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9423">
                <text:p>89423</text:p>
              </table:table-cell>
              <table:table-cell office:value-type="float" office:value="0.977496">
                <text:p>0.977496</text:p>
              </table:table-cell>
              <table:table-cell office:value-type="float" office:value="0.922867">
                <text:p>0.922867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9422">
                <text:p>89422</text:p>
              </table:table-cell>
              <table:table-cell office:value-type="float" office:value="0.977493">
                <text:p>0.977493</text:p>
              </table:table-cell>
              <table:table-cell office:value-type="float" office:value="0.922876">
                <text:p>0.922876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9421">
                <text:p>89421</text:p>
              </table:table-cell>
              <table:table-cell office:value-type="float" office:value="0.97749">
                <text:p>0.97749</text:p>
              </table:table-cell>
              <table:table-cell office:value-type="float" office:value="0.922884">
                <text:p>0.922884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9420">
                <text:p>89420</text:p>
              </table:table-cell>
              <table:table-cell office:value-type="float" office:value="0.977482">
                <text:p>0.977482</text:p>
              </table:table-cell>
              <table:table-cell office:value-type="float" office:value="0.922893">
                <text:p>0.922893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9419">
                <text:p>89419</text:p>
              </table:table-cell>
              <table:table-cell office:value-type="float" office:value="0.977462">
                <text:p>0.977462</text:p>
              </table:table-cell>
              <table:table-cell office:value-type="float" office:value="0.922901">
                <text:p>0.922901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9418">
                <text:p>89418</text:p>
              </table:table-cell>
              <table:table-cell office:value-type="float" office:value="0.977459">
                <text:p>0.977459</text:p>
              </table:table-cell>
              <table:table-cell office:value-type="float" office:value="0.92291">
                <text:p>0.92291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9417">
                <text:p>89417</text:p>
              </table:table-cell>
              <table:table-cell office:value-type="float" office:value="0.977456">
                <text:p>0.977456</text:p>
              </table:table-cell>
              <table:table-cell office:value-type="float" office:value="0.922919">
                <text:p>0.922919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9416">
                <text:p>89416</text:p>
              </table:table-cell>
              <table:table-cell office:value-type="float" office:value="0.977453">
                <text:p>0.977453</text:p>
              </table:table-cell>
              <table:table-cell office:value-type="float" office:value="0.922927">
                <text:p>0.922927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9415">
                <text:p>89415</text:p>
              </table:table-cell>
              <table:table-cell office:value-type="float" office:value="0.977427">
                <text:p>0.977427</text:p>
              </table:table-cell>
              <table:table-cell office:value-type="float" office:value="0.922936">
                <text:p>0.922936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9414">
                <text:p>89414</text:p>
              </table:table-cell>
              <table:table-cell office:value-type="float" office:value="0.977384">
                <text:p>0.977384</text:p>
              </table:table-cell>
              <table:table-cell office:value-type="float" office:value="0.922945">
                <text:p>0.922945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9413">
                <text:p>89413</text:p>
              </table:table-cell>
              <table:table-cell office:value-type="float" office:value="0.97737">
                <text:p>0.97737</text:p>
              </table:table-cell>
              <table:table-cell office:value-type="float" office:value="0.922953">
                <text:p>0.922953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9412">
                <text:p>89412</text:p>
              </table:table-cell>
              <table:table-cell office:value-type="float" office:value="0.977358">
                <text:p>0.977358</text:p>
              </table:table-cell>
              <table:table-cell office:value-type="float" office:value="0.922962">
                <text:p>0.922962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9411">
                <text:p>89411</text:p>
              </table:table-cell>
              <table:table-cell office:value-type="float" office:value="0.977356">
                <text:p>0.977356</text:p>
              </table:table-cell>
              <table:table-cell office:value-type="float" office:value="0.92297">
                <text:p>0.92297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9410">
                <text:p>89410</text:p>
              </table:table-cell>
              <table:table-cell office:value-type="float" office:value="0.977353">
                <text:p>0.977353</text:p>
              </table:table-cell>
              <table:table-cell office:value-type="float" office:value="0.922979">
                <text:p>0.922979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9409">
                <text:p>89409</text:p>
              </table:table-cell>
              <table:table-cell office:value-type="float" office:value="0.977344">
                <text:p>0.977344</text:p>
              </table:table-cell>
              <table:table-cell office:value-type="float" office:value="0.922988">
                <text:p>0.922988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9408">
                <text:p>89408</text:p>
              </table:table-cell>
              <table:table-cell office:value-type="float" office:value="0.977341">
                <text:p>0.977341</text:p>
              </table:table-cell>
              <table:table-cell office:value-type="float" office:value="0.922996">
                <text:p>0.922996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9407">
                <text:p>89407</text:p>
              </table:table-cell>
              <table:table-cell office:value-type="float" office:value="0.977333">
                <text:p>0.977333</text:p>
              </table:table-cell>
              <table:table-cell office:value-type="float" office:value="0.923005">
                <text:p>0.923005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9406">
                <text:p>89406</text:p>
              </table:table-cell>
              <table:table-cell office:value-type="float" office:value="0.97733">
                <text:p>0.97733</text:p>
              </table:table-cell>
              <table:table-cell office:value-type="float" office:value="0.923013">
                <text:p>0.923013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9405">
                <text:p>89405</text:p>
              </table:table-cell>
              <table:table-cell office:value-type="float" office:value="0.977298">
                <text:p>0.977298</text:p>
              </table:table-cell>
              <table:table-cell office:value-type="float" office:value="0.923022">
                <text:p>0.923022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9404">
                <text:p>89404</text:p>
              </table:table-cell>
              <table:table-cell office:value-type="float" office:value="0.97729">
                <text:p>0.97729</text:p>
              </table:table-cell>
              <table:table-cell office:value-type="float" office:value="0.923031">
                <text:p>0.923031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89403">
                <text:p>89403</text:p>
              </table:table-cell>
              <table:table-cell office:value-type="float" office:value="0.977287">
                <text:p>0.977287</text:p>
              </table:table-cell>
              <table:table-cell office:value-type="float" office:value="0.923039">
                <text:p>0.923039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9402">
                <text:p>89402</text:p>
              </table:table-cell>
              <table:table-cell office:value-type="float" office:value="0.977278">
                <text:p>0.977278</text:p>
              </table:table-cell>
              <table:table-cell office:value-type="float" office:value="0.923048">
                <text:p>0.923048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9401">
                <text:p>89401</text:p>
              </table:table-cell>
              <table:table-cell office:value-type="float" office:value="0.977264">
                <text:p>0.977264</text:p>
              </table:table-cell>
              <table:table-cell office:value-type="float" office:value="0.923056">
                <text:p>0.923056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9400">
                <text:p>89400</text:p>
              </table:table-cell>
              <table:table-cell office:value-type="float" office:value="0.977261">
                <text:p>0.977261</text:p>
              </table:table-cell>
              <table:table-cell office:value-type="float" office:value="0.923065">
                <text:p>0.923065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9399">
                <text:p>89399</text:p>
              </table:table-cell>
              <table:table-cell office:value-type="float" office:value="0.977238">
                <text:p>0.977238</text:p>
              </table:table-cell>
              <table:table-cell office:value-type="float" office:value="0.923074">
                <text:p>0.923074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9398">
                <text:p>89398</text:p>
              </table:table-cell>
              <table:table-cell office:value-type="float" office:value="0.977218">
                <text:p>0.977218</text:p>
              </table:table-cell>
              <table:table-cell office:value-type="float" office:value="0.923082">
                <text:p>0.923082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9397">
                <text:p>89397</text:p>
              </table:table-cell>
              <table:table-cell office:value-type="float" office:value="0.977206">
                <text:p>0.977206</text:p>
              </table:table-cell>
              <table:table-cell office:value-type="float" office:value="0.923091">
                <text:p>0.923091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9396">
                <text:p>89396</text:p>
              </table:table-cell>
              <table:table-cell office:value-type="float" office:value="0.977186">
                <text:p>0.977186</text:p>
              </table:table-cell>
              <table:table-cell office:value-type="float" office:value="0.923099">
                <text:p>0.923099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9395">
                <text:p>89395</text:p>
              </table:table-cell>
              <table:table-cell office:value-type="float" office:value="0.977183">
                <text:p>0.977183</text:p>
              </table:table-cell>
              <table:table-cell office:value-type="float" office:value="0.923108">
                <text:p>0.923108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89394">
                <text:p>89394</text:p>
              </table:table-cell>
              <table:table-cell office:value-type="float" office:value="0.977181">
                <text:p>0.977181</text:p>
              </table:table-cell>
              <table:table-cell office:value-type="float" office:value="0.923117">
                <text:p>0.923117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9393">
                <text:p>89393</text:p>
              </table:table-cell>
              <table:table-cell office:value-type="float" office:value="0.977135">
                <text:p>0.977135</text:p>
              </table:table-cell>
              <table:table-cell office:value-type="float" office:value="0.923125">
                <text:p>0.923125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9392">
                <text:p>89392</text:p>
              </table:table-cell>
              <table:table-cell office:value-type="float" office:value="0.977126">
                <text:p>0.977126</text:p>
              </table:table-cell>
              <table:table-cell office:value-type="float" office:value="0.923134">
                <text:p>0.923134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9391">
                <text:p>89391</text:p>
              </table:table-cell>
              <table:table-cell office:value-type="float" office:value="0.977112">
                <text:p>0.977112</text:p>
              </table:table-cell>
              <table:table-cell office:value-type="float" office:value="0.923142">
                <text:p>0.923142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9390">
                <text:p>89390</text:p>
              </table:table-cell>
              <table:table-cell office:value-type="float" office:value="0.977109">
                <text:p>0.977109</text:p>
              </table:table-cell>
              <table:table-cell office:value-type="float" office:value="0.923151">
                <text:p>0.923151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89389">
                <text:p>89389</text:p>
              </table:table-cell>
              <table:table-cell office:value-type="float" office:value="0.977095">
                <text:p>0.977095</text:p>
              </table:table-cell>
              <table:table-cell office:value-type="float" office:value="0.92316">
                <text:p>0.92316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89388">
                <text:p>89388</text:p>
              </table:table-cell>
              <table:table-cell office:value-type="float" office:value="0.977092">
                <text:p>0.977092</text:p>
              </table:table-cell>
              <table:table-cell office:value-type="float" office:value="0.923168">
                <text:p>0.923168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9387">
                <text:p>89387</text:p>
              </table:table-cell>
              <table:table-cell office:value-type="float" office:value="0.977089">
                <text:p>0.977089</text:p>
              </table:table-cell>
              <table:table-cell office:value-type="float" office:value="0.923177">
                <text:p>0.923177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9386">
                <text:p>89386</text:p>
              </table:table-cell>
              <table:table-cell office:value-type="float" office:value="0.977083">
                <text:p>0.977083</text:p>
              </table:table-cell>
              <table:table-cell office:value-type="float" office:value="0.923185">
                <text:p>0.923185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9385">
                <text:p>89385</text:p>
              </table:table-cell>
              <table:table-cell office:value-type="float" office:value="0.977077">
                <text:p>0.977077</text:p>
              </table:table-cell>
              <table:table-cell office:value-type="float" office:value="0.923194">
                <text:p>0.923194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9384">
                <text:p>89384</text:p>
              </table:table-cell>
              <table:table-cell office:value-type="float" office:value="0.977074">
                <text:p>0.977074</text:p>
              </table:table-cell>
              <table:table-cell office:value-type="float" office:value="0.923203">
                <text:p>0.923203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9383">
                <text:p>89383</text:p>
              </table:table-cell>
              <table:table-cell office:value-type="float" office:value="0.977072">
                <text:p>0.977072</text:p>
              </table:table-cell>
              <table:table-cell office:value-type="float" office:value="0.923211">
                <text:p>0.923211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9382">
                <text:p>89382</text:p>
              </table:table-cell>
              <table:table-cell office:value-type="float" office:value="0.977069">
                <text:p>0.977069</text:p>
              </table:table-cell>
              <table:table-cell office:value-type="float" office:value="0.92322">
                <text:p>0.92322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89381">
                <text:p>89381</text:p>
              </table:table-cell>
              <table:table-cell office:value-type="float" office:value="0.977063">
                <text:p>0.977063</text:p>
              </table:table-cell>
              <table:table-cell office:value-type="float" office:value="0.923229">
                <text:p>0.923229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9380">
                <text:p>89380</text:p>
              </table:table-cell>
              <table:table-cell office:value-type="float" office:value="0.97706">
                <text:p>0.97706</text:p>
              </table:table-cell>
              <table:table-cell office:value-type="float" office:value="0.923237">
                <text:p>0.923237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9379">
                <text:p>89379</text:p>
              </table:table-cell>
              <table:table-cell office:value-type="float" office:value="0.977057">
                <text:p>0.977057</text:p>
              </table:table-cell>
              <table:table-cell office:value-type="float" office:value="0.923246">
                <text:p>0.923246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9378">
                <text:p>89378</text:p>
              </table:table-cell>
              <table:table-cell office:value-type="float" office:value="0.977054">
                <text:p>0.977054</text:p>
              </table:table-cell>
              <table:table-cell office:value-type="float" office:value="0.923254">
                <text:p>0.923254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89377">
                <text:p>89377</text:p>
              </table:table-cell>
              <table:table-cell office:value-type="float" office:value="0.977052">
                <text:p>0.977052</text:p>
              </table:table-cell>
              <table:table-cell office:value-type="float" office:value="0.923263">
                <text:p>0.923263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9376">
                <text:p>89376</text:p>
              </table:table-cell>
              <table:table-cell office:value-type="float" office:value="0.977034">
                <text:p>0.977034</text:p>
              </table:table-cell>
              <table:table-cell office:value-type="float" office:value="0.923272">
                <text:p>0.923272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9375">
                <text:p>89375</text:p>
              </table:table-cell>
              <table:table-cell office:value-type="float" office:value="0.977023">
                <text:p>0.977023</text:p>
              </table:table-cell>
              <table:table-cell office:value-type="float" office:value="0.92328">
                <text:p>0.92328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9374">
                <text:p>89374</text:p>
              </table:table-cell>
              <table:table-cell office:value-type="float" office:value="0.977006">
                <text:p>0.977006</text:p>
              </table:table-cell>
              <table:table-cell office:value-type="float" office:value="0.923289">
                <text:p>0.923289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9373">
                <text:p>89373</text:p>
              </table:table-cell>
              <table:table-cell office:value-type="float" office:value="0.97698">
                <text:p>0.97698</text:p>
              </table:table-cell>
              <table:table-cell office:value-type="float" office:value="0.923297">
                <text:p>0.923297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9372">
                <text:p>89372</text:p>
              </table:table-cell>
              <table:table-cell office:value-type="float" office:value="0.976977">
                <text:p>0.976977</text:p>
              </table:table-cell>
              <table:table-cell office:value-type="float" office:value="0.923306">
                <text:p>0.923306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9371">
                <text:p>89371</text:p>
              </table:table-cell>
              <table:table-cell office:value-type="float" office:value="0.976974">
                <text:p>0.976974</text:p>
              </table:table-cell>
              <table:table-cell office:value-type="float" office:value="0.923315">
                <text:p>0.923315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9370">
                <text:p>89370</text:p>
              </table:table-cell>
              <table:table-cell office:value-type="float" office:value="0.976965">
                <text:p>0.976965</text:p>
              </table:table-cell>
              <table:table-cell office:value-type="float" office:value="0.923323">
                <text:p>0.923323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89369">
                <text:p>89369</text:p>
              </table:table-cell>
              <table:table-cell office:value-type="float" office:value="0.97696">
                <text:p>0.97696</text:p>
              </table:table-cell>
              <table:table-cell office:value-type="float" office:value="0.923332">
                <text:p>0.923332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9368">
                <text:p>89368</text:p>
              </table:table-cell>
              <table:table-cell office:value-type="float" office:value="0.976943">
                <text:p>0.976943</text:p>
              </table:table-cell>
              <table:table-cell office:value-type="float" office:value="0.92334">
                <text:p>0.92334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9367">
                <text:p>89367</text:p>
              </table:table-cell>
              <table:table-cell office:value-type="float" office:value="0.976934">
                <text:p>0.976934</text:p>
              </table:table-cell>
              <table:table-cell office:value-type="float" office:value="0.923349">
                <text:p>0.923349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9366">
                <text:p>89366</text:p>
              </table:table-cell>
              <table:table-cell office:value-type="float" office:value="0.976931">
                <text:p>0.976931</text:p>
              </table:table-cell>
              <table:table-cell office:value-type="float" office:value="0.923358">
                <text:p>0.923358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89365">
                <text:p>89365</text:p>
              </table:table-cell>
              <table:table-cell office:value-type="float" office:value="0.976928">
                <text:p>0.976928</text:p>
              </table:table-cell>
              <table:table-cell office:value-type="float" office:value="0.923366">
                <text:p>0.923366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9364">
                <text:p>89364</text:p>
              </table:table-cell>
              <table:table-cell office:value-type="float" office:value="0.976925">
                <text:p>0.976925</text:p>
              </table:table-cell>
              <table:table-cell office:value-type="float" office:value="0.923375">
                <text:p>0.923375</text:p>
              </table:table-cell>
              <table:table-cell office:value-type="float" office:value="0.902894">
                <text:p>0.90289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89363">
                <text:p>89363</text:p>
              </table:table-cell>
              <table:table-cell office:value-type="float" office:value="0.976905">
                <text:p>0.976905</text:p>
              </table:table-cell>
              <table:table-cell office:value-type="float" office:value="0.923383">
                <text:p>0.923383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89362">
                <text:p>89362</text:p>
              </table:table-cell>
              <table:table-cell office:value-type="float" office:value="0.976902">
                <text:p>0.976902</text:p>
              </table:table-cell>
              <table:table-cell office:value-type="float" office:value="0.923392">
                <text:p>0.923392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9361">
                <text:p>89361</text:p>
              </table:table-cell>
              <table:table-cell office:value-type="float" office:value="0.976894">
                <text:p>0.976894</text:p>
              </table:table-cell>
              <table:table-cell office:value-type="float" office:value="0.923401">
                <text:p>0.923401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89360">
                <text:p>89360</text:p>
              </table:table-cell>
              <table:table-cell office:value-type="float" office:value="0.976885">
                <text:p>0.976885</text:p>
              </table:table-cell>
              <table:table-cell office:value-type="float" office:value="0.923409">
                <text:p>0.923409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9359">
                <text:p>89359</text:p>
              </table:table-cell>
              <table:table-cell office:value-type="float" office:value="0.976877">
                <text:p>0.976877</text:p>
              </table:table-cell>
              <table:table-cell office:value-type="float" office:value="0.923418">
                <text:p>0.923418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9358">
                <text:p>89358</text:p>
              </table:table-cell>
              <table:table-cell office:value-type="float" office:value="0.976874">
                <text:p>0.976874</text:p>
              </table:table-cell>
              <table:table-cell office:value-type="float" office:value="0.923426">
                <text:p>0.923426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9357">
                <text:p>89357</text:p>
              </table:table-cell>
              <table:table-cell office:value-type="float" office:value="0.976856">
                <text:p>0.976856</text:p>
              </table:table-cell>
              <table:table-cell office:value-type="float" office:value="0.923435">
                <text:p>0.923435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9356">
                <text:p>89356</text:p>
              </table:table-cell>
              <table:table-cell office:value-type="float" office:value="0.976851">
                <text:p>0.976851</text:p>
              </table:table-cell>
              <table:table-cell office:value-type="float" office:value="0.923444">
                <text:p>0.923444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9355">
                <text:p>89355</text:p>
              </table:table-cell>
              <table:table-cell office:value-type="float" office:value="0.976845">
                <text:p>0.976845</text:p>
              </table:table-cell>
              <table:table-cell office:value-type="float" office:value="0.923452">
                <text:p>0.923452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89354">
                <text:p>89354</text:p>
              </table:table-cell>
              <table:table-cell office:value-type="float" office:value="0.976842">
                <text:p>0.976842</text:p>
              </table:table-cell>
              <table:table-cell office:value-type="float" office:value="0.923461">
                <text:p>0.923461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9353">
                <text:p>89353</text:p>
              </table:table-cell>
              <table:table-cell office:value-type="float" office:value="0.976834">
                <text:p>0.976834</text:p>
              </table:table-cell>
              <table:table-cell office:value-type="float" office:value="0.923469">
                <text:p>0.923469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9352">
                <text:p>89352</text:p>
              </table:table-cell>
              <table:table-cell office:value-type="float" office:value="0.976831">
                <text:p>0.976831</text:p>
              </table:table-cell>
              <table:table-cell office:value-type="float" office:value="0.923478">
                <text:p>0.923478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9351">
                <text:p>89351</text:p>
              </table:table-cell>
              <table:table-cell office:value-type="float" office:value="0.976822">
                <text:p>0.976822</text:p>
              </table:table-cell>
              <table:table-cell office:value-type="float" office:value="0.923487">
                <text:p>0.923487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9350">
                <text:p>89350</text:p>
              </table:table-cell>
              <table:table-cell office:value-type="float" office:value="0.976819">
                <text:p>0.976819</text:p>
              </table:table-cell>
              <table:table-cell office:value-type="float" office:value="0.923495">
                <text:p>0.923495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9349">
                <text:p>89349</text:p>
              </table:table-cell>
              <table:table-cell office:value-type="float" office:value="0.976813">
                <text:p>0.976813</text:p>
              </table:table-cell>
              <table:table-cell office:value-type="float" office:value="0.923504">
                <text:p>0.923504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9348">
                <text:p>89348</text:p>
              </table:table-cell>
              <table:table-cell office:value-type="float" office:value="0.976762">
                <text:p>0.976762</text:p>
              </table:table-cell>
              <table:table-cell office:value-type="float" office:value="0.923513">
                <text:p>0.923513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9347">
                <text:p>89347</text:p>
              </table:table-cell>
              <table:table-cell office:value-type="float" office:value="0.976722">
                <text:p>0.976722</text:p>
              </table:table-cell>
              <table:table-cell office:value-type="float" office:value="0.923521">
                <text:p>0.923521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9346">
                <text:p>89346</text:p>
              </table:table-cell>
              <table:table-cell office:value-type="float" office:value="0.976713">
                <text:p>0.976713</text:p>
              </table:table-cell>
              <table:table-cell office:value-type="float" office:value="0.92353">
                <text:p>0.92353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9345">
                <text:p>89345</text:p>
              </table:table-cell>
              <table:table-cell office:value-type="float" office:value="0.976699">
                <text:p>0.976699</text:p>
              </table:table-cell>
              <table:table-cell office:value-type="float" office:value="0.923538">
                <text:p>0.923538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9344">
                <text:p>89344</text:p>
              </table:table-cell>
              <table:table-cell office:value-type="float" office:value="0.976696">
                <text:p>0.976696</text:p>
              </table:table-cell>
              <table:table-cell office:value-type="float" office:value="0.923547">
                <text:p>0.923547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9343">
                <text:p>89343</text:p>
              </table:table-cell>
              <table:table-cell office:value-type="float" office:value="0.976693">
                <text:p>0.976693</text:p>
              </table:table-cell>
              <table:table-cell office:value-type="float" office:value="0.923556">
                <text:p>0.923556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9342">
                <text:p>89342</text:p>
              </table:table-cell>
              <table:table-cell office:value-type="float" office:value="0.976656">
                <text:p>0.976656</text:p>
              </table:table-cell>
              <table:table-cell office:value-type="float" office:value="0.923564">
                <text:p>0.923564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9341">
                <text:p>89341</text:p>
              </table:table-cell>
              <table:table-cell office:value-type="float" office:value="0.976653">
                <text:p>0.976653</text:p>
              </table:table-cell>
              <table:table-cell office:value-type="float" office:value="0.923573">
                <text:p>0.923573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9340">
                <text:p>89340</text:p>
              </table:table-cell>
              <table:table-cell office:value-type="float" office:value="0.976638">
                <text:p>0.976638</text:p>
              </table:table-cell>
              <table:table-cell office:value-type="float" office:value="0.923581">
                <text:p>0.923581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9339">
                <text:p>89339</text:p>
              </table:table-cell>
              <table:table-cell office:value-type="float" office:value="0.976636">
                <text:p>0.976636</text:p>
              </table:table-cell>
              <table:table-cell office:value-type="float" office:value="0.92359">
                <text:p>0.92359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9338">
                <text:p>89338</text:p>
              </table:table-cell>
              <table:table-cell office:value-type="float" office:value="0.976627">
                <text:p>0.976627</text:p>
              </table:table-cell>
              <table:table-cell office:value-type="float" office:value="0.923599">
                <text:p>0.923599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89337">
                <text:p>89337</text:p>
              </table:table-cell>
              <table:table-cell office:value-type="float" office:value="0.976621">
                <text:p>0.976621</text:p>
              </table:table-cell>
              <table:table-cell office:value-type="float" office:value="0.923607">
                <text:p>0.923607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9336">
                <text:p>89336</text:p>
              </table:table-cell>
              <table:table-cell office:value-type="float" office:value="0.976572">
                <text:p>0.976572</text:p>
              </table:table-cell>
              <table:table-cell office:value-type="float" office:value="0.923616">
                <text:p>0.923616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89335">
                <text:p>89335</text:p>
              </table:table-cell>
              <table:table-cell office:value-type="float" office:value="0.976555">
                <text:p>0.976555</text:p>
              </table:table-cell>
              <table:table-cell office:value-type="float" office:value="0.923624">
                <text:p>0.923624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9334">
                <text:p>89334</text:p>
              </table:table-cell>
              <table:table-cell office:value-type="float" office:value="0.976544">
                <text:p>0.976544</text:p>
              </table:table-cell>
              <table:table-cell office:value-type="float" office:value="0.923633">
                <text:p>0.923633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9333">
                <text:p>89333</text:p>
              </table:table-cell>
              <table:table-cell office:value-type="float" office:value="0.976529">
                <text:p>0.976529</text:p>
              </table:table-cell>
              <table:table-cell office:value-type="float" office:value="0.923642">
                <text:p>0.923642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9332">
                <text:p>89332</text:p>
              </table:table-cell>
              <table:table-cell office:value-type="float" office:value="0.976524">
                <text:p>0.976524</text:p>
              </table:table-cell>
              <table:table-cell office:value-type="float" office:value="0.92365">
                <text:p>0.92365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9331">
                <text:p>89331</text:p>
              </table:table-cell>
              <table:table-cell office:value-type="float" office:value="0.976521">
                <text:p>0.976521</text:p>
              </table:table-cell>
              <table:table-cell office:value-type="float" office:value="0.923659">
                <text:p>0.923659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9330">
                <text:p>89330</text:p>
              </table:table-cell>
              <table:table-cell office:value-type="float" office:value="0.976495">
                <text:p>0.976495</text:p>
              </table:table-cell>
              <table:table-cell office:value-type="float" office:value="0.923667">
                <text:p>0.923667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9329">
                <text:p>89329</text:p>
              </table:table-cell>
              <table:table-cell office:value-type="float" office:value="0.976478">
                <text:p>0.976478</text:p>
              </table:table-cell>
              <table:table-cell office:value-type="float" office:value="0.923676">
                <text:p>0.923676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9328">
                <text:p>89328</text:p>
              </table:table-cell>
              <table:table-cell office:value-type="float" office:value="0.976466">
                <text:p>0.976466</text:p>
              </table:table-cell>
              <table:table-cell office:value-type="float" office:value="0.923685">
                <text:p>0.923685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9327">
                <text:p>89327</text:p>
              </table:table-cell>
              <table:table-cell office:value-type="float" office:value="0.976458">
                <text:p>0.976458</text:p>
              </table:table-cell>
              <table:table-cell office:value-type="float" office:value="0.923693">
                <text:p>0.923693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9326">
                <text:p>89326</text:p>
              </table:table-cell>
              <table:table-cell office:value-type="float" office:value="0.976455">
                <text:p>0.976455</text:p>
              </table:table-cell>
              <table:table-cell office:value-type="float" office:value="0.923702">
                <text:p>0.923702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9325">
                <text:p>89325</text:p>
              </table:table-cell>
              <table:table-cell office:value-type="float" office:value="0.976432">
                <text:p>0.976432</text:p>
              </table:table-cell>
              <table:table-cell office:value-type="float" office:value="0.92371">
                <text:p>0.92371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9324">
                <text:p>89324</text:p>
              </table:table-cell>
              <table:table-cell office:value-type="float" office:value="0.976429">
                <text:p>0.976429</text:p>
              </table:table-cell>
              <table:table-cell office:value-type="float" office:value="0.923719">
                <text:p>0.923719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89323">
                <text:p>89323</text:p>
              </table:table-cell>
              <table:table-cell office:value-type="float" office:value="0.976343">
                <text:p>0.976343</text:p>
              </table:table-cell>
              <table:table-cell office:value-type="float" office:value="0.923728">
                <text:p>0.923728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89322">
                <text:p>89322</text:p>
              </table:table-cell>
              <table:table-cell office:value-type="float" office:value="0.97634">
                <text:p>0.97634</text:p>
              </table:table-cell>
              <table:table-cell office:value-type="float" office:value="0.923736">
                <text:p>0.923736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89321">
                <text:p>89321</text:p>
              </table:table-cell>
              <table:table-cell office:value-type="float" office:value="0.976332">
                <text:p>0.976332</text:p>
              </table:table-cell>
              <table:table-cell office:value-type="float" office:value="0.923745">
                <text:p>0.923745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89320">
                <text:p>89320</text:p>
              </table:table-cell>
              <table:table-cell office:value-type="float" office:value="0.976291">
                <text:p>0.976291</text:p>
              </table:table-cell>
              <table:table-cell office:value-type="float" office:value="0.923753">
                <text:p>0.923753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89319">
                <text:p>89319</text:p>
              </table:table-cell>
              <table:table-cell office:value-type="float" office:value="0.976286">
                <text:p>0.976286</text:p>
              </table:table-cell>
              <table:table-cell office:value-type="float" office:value="0.923762">
                <text:p>0.923762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89318">
                <text:p>89318</text:p>
              </table:table-cell>
              <table:table-cell office:value-type="float" office:value="0.976283">
                <text:p>0.976283</text:p>
              </table:table-cell>
              <table:table-cell office:value-type="float" office:value="0.923771">
                <text:p>0.923771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89317">
                <text:p>89317</text:p>
              </table:table-cell>
              <table:table-cell office:value-type="float" office:value="0.976271">
                <text:p>0.976271</text:p>
              </table:table-cell>
              <table:table-cell office:value-type="float" office:value="0.923779">
                <text:p>0.923779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89316">
                <text:p>89316</text:p>
              </table:table-cell>
              <table:table-cell office:value-type="float" office:value="0.976268">
                <text:p>0.976268</text:p>
              </table:table-cell>
              <table:table-cell office:value-type="float" office:value="0.923788">
                <text:p>0.923788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89315">
                <text:p>89315</text:p>
              </table:table-cell>
              <table:table-cell office:value-type="float" office:value="0.976266">
                <text:p>0.976266</text:p>
              </table:table-cell>
              <table:table-cell office:value-type="float" office:value="0.923796">
                <text:p>0.923796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9314">
                <text:p>89314</text:p>
              </table:table-cell>
              <table:table-cell office:value-type="float" office:value="0.976263">
                <text:p>0.976263</text:p>
              </table:table-cell>
              <table:table-cell office:value-type="float" office:value="0.923805">
                <text:p>0.923805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9313">
                <text:p>89313</text:p>
              </table:table-cell>
              <table:table-cell office:value-type="float" office:value="0.97626">
                <text:p>0.97626</text:p>
              </table:table-cell>
              <table:table-cell office:value-type="float" office:value="0.923814">
                <text:p>0.923814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89312">
                <text:p>89312</text:p>
              </table:table-cell>
              <table:table-cell office:value-type="float" office:value="0.976234">
                <text:p>0.976234</text:p>
              </table:table-cell>
              <table:table-cell office:value-type="float" office:value="0.923822">
                <text:p>0.923822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9311">
                <text:p>89311</text:p>
              </table:table-cell>
              <table:table-cell office:value-type="float" office:value="0.976225">
                <text:p>0.976225</text:p>
              </table:table-cell>
              <table:table-cell office:value-type="float" office:value="0.923831">
                <text:p>0.923831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9310">
                <text:p>89310</text:p>
              </table:table-cell>
              <table:table-cell office:value-type="float" office:value="0.976205">
                <text:p>0.976205</text:p>
              </table:table-cell>
              <table:table-cell office:value-type="float" office:value="0.92384">
                <text:p>0.92384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9309">
                <text:p>89309</text:p>
              </table:table-cell>
              <table:table-cell office:value-type="float" office:value="0.976197">
                <text:p>0.976197</text:p>
              </table:table-cell>
              <table:table-cell office:value-type="float" office:value="0.923848">
                <text:p>0.923848</text:p>
              </table:table-cell>
              <table:table-cell office:value-type="float" office:value="0.902791">
                <text:p>0.90279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9308">
                <text:p>89308</text:p>
              </table:table-cell>
              <table:table-cell office:value-type="float" office:value="0.976185">
                <text:p>0.976185</text:p>
              </table:table-cell>
              <table:table-cell office:value-type="float" office:value="0.923857">
                <text:p>0.923857</text:p>
              </table:table-cell>
              <table:table-cell office:value-type="float" office:value="0.902782">
                <text:p>0.90278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9307">
                <text:p>89307</text:p>
              </table:table-cell>
              <table:table-cell office:value-type="float" office:value="0.976182">
                <text:p>0.976182</text:p>
              </table:table-cell>
              <table:table-cell office:value-type="float" office:value="0.923865">
                <text:p>0.923865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9306">
                <text:p>89306</text:p>
              </table:table-cell>
              <table:table-cell office:value-type="float" office:value="0.976171">
                <text:p>0.976171</text:p>
              </table:table-cell>
              <table:table-cell office:value-type="float" office:value="0.923874">
                <text:p>0.923874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9305">
                <text:p>89305</text:p>
              </table:table-cell>
              <table:table-cell office:value-type="float" office:value="0.976168">
                <text:p>0.976168</text:p>
              </table:table-cell>
              <table:table-cell office:value-type="float" office:value="0.923883">
                <text:p>0.923883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89304">
                <text:p>89304</text:p>
              </table:table-cell>
              <table:table-cell office:value-type="float" office:value="0.976157">
                <text:p>0.976157</text:p>
              </table:table-cell>
              <table:table-cell office:value-type="float" office:value="0.923891">
                <text:p>0.923891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89303">
                <text:p>89303</text:p>
              </table:table-cell>
              <table:table-cell office:value-type="float" office:value="0.976142">
                <text:p>0.976142</text:p>
              </table:table-cell>
              <table:table-cell office:value-type="float" office:value="0.9239">
                <text:p>0.9239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9302">
                <text:p>89302</text:p>
              </table:table-cell>
              <table:table-cell office:value-type="float" office:value="0.976116">
                <text:p>0.976116</text:p>
              </table:table-cell>
              <table:table-cell office:value-type="float" office:value="0.923908">
                <text:p>0.923908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89301">
                <text:p>89301</text:p>
              </table:table-cell>
              <table:table-cell office:value-type="float" office:value="0.976105">
                <text:p>0.976105</text:p>
              </table:table-cell>
              <table:table-cell office:value-type="float" office:value="0.923917">
                <text:p>0.923917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89300">
                <text:p>89300</text:p>
              </table:table-cell>
              <table:table-cell office:value-type="float" office:value="0.976091">
                <text:p>0.976091</text:p>
              </table:table-cell>
              <table:table-cell office:value-type="float" office:value="0.923926">
                <text:p>0.923926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89299">
                <text:p>89299</text:p>
              </table:table-cell>
              <table:table-cell office:value-type="float" office:value="0.976088">
                <text:p>0.976088</text:p>
              </table:table-cell>
              <table:table-cell office:value-type="float" office:value="0.923934">
                <text:p>0.923934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89298">
                <text:p>89298</text:p>
              </table:table-cell>
              <table:table-cell office:value-type="float" office:value="0.976082">
                <text:p>0.976082</text:p>
              </table:table-cell>
              <table:table-cell office:value-type="float" office:value="0.923943">
                <text:p>0.923943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89297">
                <text:p>89297</text:p>
              </table:table-cell>
              <table:table-cell office:value-type="float" office:value="0.976068">
                <text:p>0.976068</text:p>
              </table:table-cell>
              <table:table-cell office:value-type="float" office:value="0.923951">
                <text:p>0.923951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89296">
                <text:p>89296</text:p>
              </table:table-cell>
              <table:table-cell office:value-type="float" office:value="0.976065">
                <text:p>0.976065</text:p>
              </table:table-cell>
              <table:table-cell office:value-type="float" office:value="0.92396">
                <text:p>0.92396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9295">
                <text:p>89295</text:p>
              </table:table-cell>
              <table:table-cell office:value-type="float" office:value="0.976045">
                <text:p>0.976045</text:p>
              </table:table-cell>
              <table:table-cell office:value-type="float" office:value="0.923969">
                <text:p>0.923969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89294">
                <text:p>89294</text:p>
              </table:table-cell>
              <table:table-cell office:value-type="float" office:value="0.976039">
                <text:p>0.976039</text:p>
              </table:table-cell>
              <table:table-cell office:value-type="float" office:value="0.923977">
                <text:p>0.923977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89293">
                <text:p>89293</text:p>
              </table:table-cell>
              <table:table-cell office:value-type="float" office:value="0.976036">
                <text:p>0.976036</text:p>
              </table:table-cell>
              <table:table-cell office:value-type="float" office:value="0.923986">
                <text:p>0.923986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9292">
                <text:p>89292</text:p>
              </table:table-cell>
              <table:table-cell office:value-type="float" office:value="0.976025">
                <text:p>0.976025</text:p>
              </table:table-cell>
              <table:table-cell office:value-type="float" office:value="0.923994">
                <text:p>0.923994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89291">
                <text:p>89291</text:p>
              </table:table-cell>
              <table:table-cell office:value-type="float" office:value="0.976016">
                <text:p>0.976016</text:p>
              </table:table-cell>
              <table:table-cell office:value-type="float" office:value="0.924003">
                <text:p>0.924003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89290">
                <text:p>89290</text:p>
              </table:table-cell>
              <table:table-cell office:value-type="float" office:value="0.976013">
                <text:p>0.976013</text:p>
              </table:table-cell>
              <table:table-cell office:value-type="float" office:value="0.924012">
                <text:p>0.924012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9289">
                <text:p>89289</text:p>
              </table:table-cell>
              <table:table-cell office:value-type="float" office:value="0.976004">
                <text:p>0.976004</text:p>
              </table:table-cell>
              <table:table-cell office:value-type="float" office:value="0.92402">
                <text:p>0.92402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9288">
                <text:p>89288</text:p>
              </table:table-cell>
              <table:table-cell office:value-type="float" office:value="0.976002">
                <text:p>0.976002</text:p>
              </table:table-cell>
              <table:table-cell office:value-type="float" office:value="0.924029">
                <text:p>0.924029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9287">
                <text:p>89287</text:p>
              </table:table-cell>
              <table:table-cell office:value-type="float" office:value="0.975999">
                <text:p>0.975999</text:p>
              </table:table-cell>
              <table:table-cell office:value-type="float" office:value="0.924037">
                <text:p>0.924037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89286">
                <text:p>89286</text:p>
              </table:table-cell>
              <table:table-cell office:value-type="float" office:value="0.975979">
                <text:p>0.975979</text:p>
              </table:table-cell>
              <table:table-cell office:value-type="float" office:value="0.924046">
                <text:p>0.924046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89285">
                <text:p>89285</text:p>
              </table:table-cell>
              <table:table-cell office:value-type="float" office:value="0.975976">
                <text:p>0.975976</text:p>
              </table:table-cell>
              <table:table-cell office:value-type="float" office:value="0.924055">
                <text:p>0.924055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89284">
                <text:p>89284</text:p>
              </table:table-cell>
              <table:table-cell office:value-type="float" office:value="0.975964">
                <text:p>0.975964</text:p>
              </table:table-cell>
              <table:table-cell office:value-type="float" office:value="0.924063">
                <text:p>0.924063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9283">
                <text:p>89283</text:p>
              </table:table-cell>
              <table:table-cell office:value-type="float" office:value="0.975956">
                <text:p>0.975956</text:p>
              </table:table-cell>
              <table:table-cell office:value-type="float" office:value="0.924072">
                <text:p>0.924072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9282">
                <text:p>89282</text:p>
              </table:table-cell>
              <table:table-cell office:value-type="float" office:value="0.975941">
                <text:p>0.975941</text:p>
              </table:table-cell>
              <table:table-cell office:value-type="float" office:value="0.92408">
                <text:p>0.92408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9281">
                <text:p>89281</text:p>
              </table:table-cell>
              <table:table-cell office:value-type="float" office:value="0.975933">
                <text:p>0.975933</text:p>
              </table:table-cell>
              <table:table-cell office:value-type="float" office:value="0.924089">
                <text:p>0.924089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9280">
                <text:p>89280</text:p>
              </table:table-cell>
              <table:table-cell office:value-type="float" office:value="0.97593">
                <text:p>0.97593</text:p>
              </table:table-cell>
              <table:table-cell office:value-type="float" office:value="0.924098">
                <text:p>0.924098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9279">
                <text:p>89279</text:p>
              </table:table-cell>
              <table:table-cell office:value-type="float" office:value="0.975918">
                <text:p>0.975918</text:p>
              </table:table-cell>
              <table:table-cell office:value-type="float" office:value="0.924106">
                <text:p>0.924106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9278">
                <text:p>89278</text:p>
              </table:table-cell>
              <table:table-cell office:value-type="float" office:value="0.975887">
                <text:p>0.975887</text:p>
              </table:table-cell>
              <table:table-cell office:value-type="float" office:value="0.924115">
                <text:p>0.924115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9277">
                <text:p>89277</text:p>
              </table:table-cell>
              <table:table-cell office:value-type="float" office:value="0.975881">
                <text:p>0.975881</text:p>
              </table:table-cell>
              <table:table-cell office:value-type="float" office:value="0.924124">
                <text:p>0.924124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9276">
                <text:p>89276</text:p>
              </table:table-cell>
              <table:table-cell office:value-type="float" office:value="0.975861">
                <text:p>0.975861</text:p>
              </table:table-cell>
              <table:table-cell office:value-type="float" office:value="0.924132">
                <text:p>0.924132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9275">
                <text:p>89275</text:p>
              </table:table-cell>
              <table:table-cell office:value-type="float" office:value="0.975824">
                <text:p>0.975824</text:p>
              </table:table-cell>
              <table:table-cell office:value-type="float" office:value="0.924141">
                <text:p>0.924141</text:p>
              </table:table-cell>
              <table:table-cell office:value-type="float" office:value="0.902799">
                <text:p>0.90279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9274">
                <text:p>89274</text:p>
              </table:table-cell>
              <table:table-cell office:value-type="float" office:value="0.975821">
                <text:p>0.975821</text:p>
              </table:table-cell>
              <table:table-cell office:value-type="float" office:value="0.924149">
                <text:p>0.924149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9273">
                <text:p>89273</text:p>
              </table:table-cell>
              <table:table-cell office:value-type="float" office:value="0.975818">
                <text:p>0.975818</text:p>
              </table:table-cell>
              <table:table-cell office:value-type="float" office:value="0.924158">
                <text:p>0.924158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9272">
                <text:p>89272</text:p>
              </table:table-cell>
              <table:table-cell office:value-type="float" office:value="0.975815">
                <text:p>0.975815</text:p>
              </table:table-cell>
              <table:table-cell office:value-type="float" office:value="0.924167">
                <text:p>0.924167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9271">
                <text:p>89271</text:p>
              </table:table-cell>
              <table:table-cell office:value-type="float" office:value="0.975804">
                <text:p>0.975804</text:p>
              </table:table-cell>
              <table:table-cell office:value-type="float" office:value="0.924175">
                <text:p>0.924175</text:p>
              </table:table-cell>
              <table:table-cell office:value-type="float" office:value="0.902808">
                <text:p>0.90280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89270">
                <text:p>89270</text:p>
              </table:table-cell>
              <table:table-cell office:value-type="float" office:value="0.975801">
                <text:p>0.975801</text:p>
              </table:table-cell>
              <table:table-cell office:value-type="float" office:value="0.924184">
                <text:p>0.924184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89269">
                <text:p>89269</text:p>
              </table:table-cell>
              <table:table-cell office:value-type="float" office:value="0.975798">
                <text:p>0.975798</text:p>
              </table:table-cell>
              <table:table-cell office:value-type="float" office:value="0.924192">
                <text:p>0.924192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89268">
                <text:p>89268</text:p>
              </table:table-cell>
              <table:table-cell office:value-type="float" office:value="0.975795">
                <text:p>0.975795</text:p>
              </table:table-cell>
              <table:table-cell office:value-type="float" office:value="0.924201">
                <text:p>0.924201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89267">
                <text:p>89267</text:p>
              </table:table-cell>
              <table:table-cell office:value-type="float" office:value="0.975789">
                <text:p>0.975789</text:p>
              </table:table-cell>
              <table:table-cell office:value-type="float" office:value="0.92421">
                <text:p>0.92421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9266">
                <text:p>89266</text:p>
              </table:table-cell>
              <table:table-cell office:value-type="float" office:value="0.975784">
                <text:p>0.975784</text:p>
              </table:table-cell>
              <table:table-cell office:value-type="float" office:value="0.924218">
                <text:p>0.924218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9265">
                <text:p>89265</text:p>
              </table:table-cell>
              <table:table-cell office:value-type="float" office:value="0.975769">
                <text:p>0.975769</text:p>
              </table:table-cell>
              <table:table-cell office:value-type="float" office:value="0.924227">
                <text:p>0.924227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9264">
                <text:p>89264</text:p>
              </table:table-cell>
              <table:table-cell office:value-type="float" office:value="0.975766">
                <text:p>0.975766</text:p>
              </table:table-cell>
              <table:table-cell office:value-type="float" office:value="0.924235">
                <text:p>0.924235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9263">
                <text:p>89263</text:p>
              </table:table-cell>
              <table:table-cell office:value-type="float" office:value="0.975764">
                <text:p>0.975764</text:p>
              </table:table-cell>
              <table:table-cell office:value-type="float" office:value="0.924244">
                <text:p>0.924244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9262">
                <text:p>89262</text:p>
              </table:table-cell>
              <table:table-cell office:value-type="float" office:value="0.975755">
                <text:p>0.975755</text:p>
              </table:table-cell>
              <table:table-cell office:value-type="float" office:value="0.924253">
                <text:p>0.924253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9261">
                <text:p>89261</text:p>
              </table:table-cell>
              <table:table-cell office:value-type="float" office:value="0.975752">
                <text:p>0.975752</text:p>
              </table:table-cell>
              <table:table-cell office:value-type="float" office:value="0.924261">
                <text:p>0.924261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9260">
                <text:p>89260</text:p>
              </table:table-cell>
              <table:table-cell office:value-type="float" office:value="0.975735">
                <text:p>0.975735</text:p>
              </table:table-cell>
              <table:table-cell office:value-type="float" office:value="0.92427">
                <text:p>0.92427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9259">
                <text:p>89259</text:p>
              </table:table-cell>
              <table:table-cell office:value-type="float" office:value="0.975726">
                <text:p>0.975726</text:p>
              </table:table-cell>
              <table:table-cell office:value-type="float" office:value="0.924278">
                <text:p>0.924278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89258">
                <text:p>89258</text:p>
              </table:table-cell>
              <table:table-cell office:value-type="float" office:value="0.975718">
                <text:p>0.975718</text:p>
              </table:table-cell>
              <table:table-cell office:value-type="float" office:value="0.924287">
                <text:p>0.924287</text:p>
              </table:table-cell>
              <table:table-cell office:value-type="float" office:value="0.902834">
                <text:p>0.90283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9257">
                <text:p>89257</text:p>
              </table:table-cell>
              <table:table-cell office:value-type="float" office:value="0.975703">
                <text:p>0.975703</text:p>
              </table:table-cell>
              <table:table-cell office:value-type="float" office:value="0.924296">
                <text:p>0.924296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9256">
                <text:p>89256</text:p>
              </table:table-cell>
              <table:table-cell office:value-type="float" office:value="0.975683">
                <text:p>0.975683</text:p>
              </table:table-cell>
              <table:table-cell office:value-type="float" office:value="0.924304">
                <text:p>0.924304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9255">
                <text:p>89255</text:p>
              </table:table-cell>
              <table:table-cell office:value-type="float" office:value="0.975677">
                <text:p>0.975677</text:p>
              </table:table-cell>
              <table:table-cell office:value-type="float" office:value="0.924313">
                <text:p>0.924313</text:p>
              </table:table-cell>
              <table:table-cell office:value-type="float" office:value="0.902842">
                <text:p>0.90284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9254">
                <text:p>89254</text:p>
              </table:table-cell>
              <table:table-cell office:value-type="float" office:value="0.97566">
                <text:p>0.97566</text:p>
              </table:table-cell>
              <table:table-cell office:value-type="float" office:value="0.924321">
                <text:p>0.924321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89253">
                <text:p>89253</text:p>
              </table:table-cell>
              <table:table-cell office:value-type="float" office:value="0.975657">
                <text:p>0.975657</text:p>
              </table:table-cell>
              <table:table-cell office:value-type="float" office:value="0.92433">
                <text:p>0.92433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9252">
                <text:p>89252</text:p>
              </table:table-cell>
              <table:table-cell office:value-type="float" office:value="0.975655">
                <text:p>0.975655</text:p>
              </table:table-cell>
              <table:table-cell office:value-type="float" office:value="0.924339">
                <text:p>0.924339</text:p>
              </table:table-cell>
              <table:table-cell office:value-type="float" office:value="0.902825">
                <text:p>0.9028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9251">
                <text:p>89251</text:p>
              </table:table-cell>
              <table:table-cell office:value-type="float" office:value="0.975652">
                <text:p>0.975652</text:p>
              </table:table-cell>
              <table:table-cell office:value-type="float" office:value="0.924347">
                <text:p>0.924347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9250">
                <text:p>89250</text:p>
              </table:table-cell>
              <table:table-cell office:value-type="float" office:value="0.975649">
                <text:p>0.975649</text:p>
              </table:table-cell>
              <table:table-cell office:value-type="float" office:value="0.924356">
                <text:p>0.924356</text:p>
              </table:table-cell>
              <table:table-cell office:value-type="float" office:value="0.902817">
                <text:p>0.9028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9249">
                <text:p>89249</text:p>
              </table:table-cell>
              <table:table-cell office:value-type="float" office:value="0.975637">
                <text:p>0.975637</text:p>
              </table:table-cell>
              <table:table-cell office:value-type="float" office:value="0.924364">
                <text:p>0.924364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9248">
                <text:p>89248</text:p>
              </table:table-cell>
              <table:table-cell office:value-type="float" office:value="0.975634">
                <text:p>0.975634</text:p>
              </table:table-cell>
              <table:table-cell office:value-type="float" office:value="0.924373">
                <text:p>0.924373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9247">
                <text:p>89247</text:p>
              </table:table-cell>
              <table:table-cell office:value-type="float" office:value="0.975629">
                <text:p>0.975629</text:p>
              </table:table-cell>
              <table:table-cell office:value-type="float" office:value="0.924382">
                <text:p>0.924382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9246">
                <text:p>89246</text:p>
              </table:table-cell>
              <table:table-cell office:value-type="float" office:value="0.975626">
                <text:p>0.975626</text:p>
              </table:table-cell>
              <table:table-cell office:value-type="float" office:value="0.92439">
                <text:p>0.92439</text:p>
              </table:table-cell>
              <table:table-cell office:value-type="float" office:value="0.902851">
                <text:p>0.90285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9245">
                <text:p>89245</text:p>
              </table:table-cell>
              <table:table-cell office:value-type="float" office:value="0.975612">
                <text:p>0.975612</text:p>
              </table:table-cell>
              <table:table-cell office:value-type="float" office:value="0.924399">
                <text:p>0.924399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9244">
                <text:p>89244</text:p>
              </table:table-cell>
              <table:table-cell office:value-type="float" office:value="0.975603">
                <text:p>0.975603</text:p>
              </table:table-cell>
              <table:table-cell office:value-type="float" office:value="0.924407">
                <text:p>0.924407</text:p>
              </table:table-cell>
              <table:table-cell office:value-type="float" office:value="0.90286">
                <text:p>0.902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9243">
                <text:p>89243</text:p>
              </table:table-cell>
              <table:table-cell office:value-type="float" office:value="0.975594">
                <text:p>0.975594</text:p>
              </table:table-cell>
              <table:table-cell office:value-type="float" office:value="0.924416">
                <text:p>0.924416</text:p>
              </table:table-cell>
              <table:table-cell office:value-type="float" office:value="0.902868">
                <text:p>0.90286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9242">
                <text:p>89242</text:p>
              </table:table-cell>
              <table:table-cell office:value-type="float" office:value="0.975568">
                <text:p>0.975568</text:p>
              </table:table-cell>
              <table:table-cell office:value-type="float" office:value="0.924425">
                <text:p>0.924425</text:p>
              </table:table-cell>
              <table:table-cell office:value-type="float" office:value="0.902877">
                <text:p>0.90287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9241">
                <text:p>89241</text:p>
              </table:table-cell>
              <table:table-cell office:value-type="float" office:value="0.975566">
                <text:p>0.975566</text:p>
              </table:table-cell>
              <table:table-cell office:value-type="float" office:value="0.924433">
                <text:p>0.924433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9240">
                <text:p>89240</text:p>
              </table:table-cell>
              <table:table-cell office:value-type="float" office:value="0.975563">
                <text:p>0.975563</text:p>
              </table:table-cell>
              <table:table-cell office:value-type="float" office:value="0.924442">
                <text:p>0.924442</text:p>
              </table:table-cell>
              <table:table-cell office:value-type="float" office:value="0.902885">
                <text:p>0.90288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9239">
                <text:p>89239</text:p>
              </table:table-cell>
              <table:table-cell office:value-type="float" office:value="0.975548">
                <text:p>0.975548</text:p>
              </table:table-cell>
              <table:table-cell office:value-type="float" office:value="0.924451">
                <text:p>0.924451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9238">
                <text:p>89238</text:p>
              </table:table-cell>
              <table:table-cell office:value-type="float" office:value="0.975546">
                <text:p>0.975546</text:p>
              </table:table-cell>
              <table:table-cell office:value-type="float" office:value="0.924459">
                <text:p>0.924459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9237">
                <text:p>89237</text:p>
              </table:table-cell>
              <table:table-cell office:value-type="float" office:value="0.975543">
                <text:p>0.975543</text:p>
              </table:table-cell>
              <table:table-cell office:value-type="float" office:value="0.924468">
                <text:p>0.924468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9236">
                <text:p>89236</text:p>
              </table:table-cell>
              <table:table-cell office:value-type="float" office:value="0.975537">
                <text:p>0.975537</text:p>
              </table:table-cell>
              <table:table-cell office:value-type="float" office:value="0.924476">
                <text:p>0.924476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9235">
                <text:p>89235</text:p>
              </table:table-cell>
              <table:table-cell office:value-type="float" office:value="0.975494">
                <text:p>0.975494</text:p>
              </table:table-cell>
              <table:table-cell office:value-type="float" office:value="0.924485">
                <text:p>0.924485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9234">
                <text:p>89234</text:p>
              </table:table-cell>
              <table:table-cell office:value-type="float" office:value="0.97548">
                <text:p>0.97548</text:p>
              </table:table-cell>
              <table:table-cell office:value-type="float" office:value="0.924494">
                <text:p>0.924494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9233">
                <text:p>89233</text:p>
              </table:table-cell>
              <table:table-cell office:value-type="float" office:value="0.975459">
                <text:p>0.975459</text:p>
              </table:table-cell>
              <table:table-cell office:value-type="float" office:value="0.924502">
                <text:p>0.924502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9232">
                <text:p>89232</text:p>
              </table:table-cell>
              <table:table-cell office:value-type="float" office:value="0.975451">
                <text:p>0.975451</text:p>
              </table:table-cell>
              <table:table-cell office:value-type="float" office:value="0.924511">
                <text:p>0.924511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9231">
                <text:p>89231</text:p>
              </table:table-cell>
              <table:table-cell office:value-type="float" office:value="0.975445">
                <text:p>0.975445</text:p>
              </table:table-cell>
              <table:table-cell office:value-type="float" office:value="0.924519">
                <text:p>0.924519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9230">
                <text:p>89230</text:p>
              </table:table-cell>
              <table:table-cell office:value-type="float" office:value="0.975442">
                <text:p>0.975442</text:p>
              </table:table-cell>
              <table:table-cell office:value-type="float" office:value="0.924528">
                <text:p>0.924528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9229">
                <text:p>89229</text:p>
              </table:table-cell>
              <table:table-cell office:value-type="float" office:value="0.975439">
                <text:p>0.975439</text:p>
              </table:table-cell>
              <table:table-cell office:value-type="float" office:value="0.924537">
                <text:p>0.924537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9228">
                <text:p>89228</text:p>
              </table:table-cell>
              <table:table-cell office:value-type="float" office:value="0.975411">
                <text:p>0.975411</text:p>
              </table:table-cell>
              <table:table-cell office:value-type="float" office:value="0.924545">
                <text:p>0.924545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9227">
                <text:p>89227</text:p>
              </table:table-cell>
              <table:table-cell office:value-type="float" office:value="0.975408">
                <text:p>0.975408</text:p>
              </table:table-cell>
              <table:table-cell office:value-type="float" office:value="0.924554">
                <text:p>0.924554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9226">
                <text:p>89226</text:p>
              </table:table-cell>
              <table:table-cell office:value-type="float" office:value="0.975396">
                <text:p>0.975396</text:p>
              </table:table-cell>
              <table:table-cell office:value-type="float" office:value="0.924562">
                <text:p>0.924562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9225">
                <text:p>89225</text:p>
              </table:table-cell>
              <table:table-cell office:value-type="float" office:value="0.975391">
                <text:p>0.975391</text:p>
              </table:table-cell>
              <table:table-cell office:value-type="float" office:value="0.924571">
                <text:p>0.924571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9224">
                <text:p>89224</text:p>
              </table:table-cell>
              <table:table-cell office:value-type="float" office:value="0.975382">
                <text:p>0.975382</text:p>
              </table:table-cell>
              <table:table-cell office:value-type="float" office:value="0.92458">
                <text:p>0.92458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9223">
                <text:p>89223</text:p>
              </table:table-cell>
              <table:table-cell office:value-type="float" office:value="0.975373">
                <text:p>0.975373</text:p>
              </table:table-cell>
              <table:table-cell office:value-type="float" office:value="0.924588">
                <text:p>0.924588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9222">
                <text:p>89222</text:p>
              </table:table-cell>
              <table:table-cell office:value-type="float" office:value="0.975362">
                <text:p>0.975362</text:p>
              </table:table-cell>
              <table:table-cell office:value-type="float" office:value="0.924597">
                <text:p>0.924597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9221">
                <text:p>89221</text:p>
              </table:table-cell>
              <table:table-cell office:value-type="float" office:value="0.975356">
                <text:p>0.975356</text:p>
              </table:table-cell>
              <table:table-cell office:value-type="float" office:value="0.924605">
                <text:p>0.924605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9220">
                <text:p>89220</text:p>
              </table:table-cell>
              <table:table-cell office:value-type="float" office:value="0.975353">
                <text:p>0.975353</text:p>
              </table:table-cell>
              <table:table-cell office:value-type="float" office:value="0.924614">
                <text:p>0.924614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9219">
                <text:p>89219</text:p>
              </table:table-cell>
              <table:table-cell office:value-type="float" office:value="0.975339">
                <text:p>0.975339</text:p>
              </table:table-cell>
              <table:table-cell office:value-type="float" office:value="0.924623">
                <text:p>0.924623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9218">
                <text:p>89218</text:p>
              </table:table-cell>
              <table:table-cell office:value-type="float" office:value="0.975325">
                <text:p>0.975325</text:p>
              </table:table-cell>
              <table:table-cell office:value-type="float" office:value="0.924631">
                <text:p>0.924631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9217">
                <text:p>89217</text:p>
              </table:table-cell>
              <table:table-cell office:value-type="float" office:value="0.975313">
                <text:p>0.975313</text:p>
              </table:table-cell>
              <table:table-cell office:value-type="float" office:value="0.92464">
                <text:p>0.92464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9216">
                <text:p>89216</text:p>
              </table:table-cell>
              <table:table-cell office:value-type="float" office:value="0.975305">
                <text:p>0.975305</text:p>
              </table:table-cell>
              <table:table-cell office:value-type="float" office:value="0.924648">
                <text:p>0.924648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9215">
                <text:p>89215</text:p>
              </table:table-cell>
              <table:table-cell office:value-type="float" office:value="0.975293">
                <text:p>0.975293</text:p>
              </table:table-cell>
              <table:table-cell office:value-type="float" office:value="0.924657">
                <text:p>0.924657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9214">
                <text:p>89214</text:p>
              </table:table-cell>
              <table:table-cell office:value-type="float" office:value="0.97529">
                <text:p>0.97529</text:p>
              </table:table-cell>
              <table:table-cell office:value-type="float" office:value="0.924666">
                <text:p>0.924666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9213">
                <text:p>89213</text:p>
              </table:table-cell>
              <table:table-cell office:value-type="float" office:value="0.975262">
                <text:p>0.975262</text:p>
              </table:table-cell>
              <table:table-cell office:value-type="float" office:value="0.924674">
                <text:p>0.924674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9212">
                <text:p>89212</text:p>
              </table:table-cell>
              <table:table-cell office:value-type="float" office:value="0.975253">
                <text:p>0.975253</text:p>
              </table:table-cell>
              <table:table-cell office:value-type="float" office:value="0.924683">
                <text:p>0.924683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9211">
                <text:p>89211</text:p>
              </table:table-cell>
              <table:table-cell office:value-type="float" office:value="0.975241">
                <text:p>0.975241</text:p>
              </table:table-cell>
              <table:table-cell office:value-type="float" office:value="0.924691">
                <text:p>0.924691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9210">
                <text:p>89210</text:p>
              </table:table-cell>
              <table:table-cell office:value-type="float" office:value="0.975239">
                <text:p>0.975239</text:p>
              </table:table-cell>
              <table:table-cell office:value-type="float" office:value="0.9247">
                <text:p>0.9247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9209">
                <text:p>89209</text:p>
              </table:table-cell>
              <table:table-cell office:value-type="float" office:value="0.97521">
                <text:p>0.97521</text:p>
              </table:table-cell>
              <table:table-cell office:value-type="float" office:value="0.924709">
                <text:p>0.924709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9208">
                <text:p>89208</text:p>
              </table:table-cell>
              <table:table-cell office:value-type="float" office:value="0.975207">
                <text:p>0.975207</text:p>
              </table:table-cell>
              <table:table-cell office:value-type="float" office:value="0.924717">
                <text:p>0.924717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9207">
                <text:p>89207</text:p>
              </table:table-cell>
              <table:table-cell office:value-type="float" office:value="0.975178">
                <text:p>0.975178</text:p>
              </table:table-cell>
              <table:table-cell office:value-type="float" office:value="0.924726">
                <text:p>0.924726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9206">
                <text:p>89206</text:p>
              </table:table-cell>
              <table:table-cell office:value-type="float" office:value="0.975158">
                <text:p>0.975158</text:p>
              </table:table-cell>
              <table:table-cell office:value-type="float" office:value="0.924735">
                <text:p>0.924735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9205">
                <text:p>89205</text:p>
              </table:table-cell>
              <table:table-cell office:value-type="float" office:value="0.975155">
                <text:p>0.975155</text:p>
              </table:table-cell>
              <table:table-cell office:value-type="float" office:value="0.924743">
                <text:p>0.924743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9204">
                <text:p>89204</text:p>
              </table:table-cell>
              <table:table-cell office:value-type="float" office:value="0.975153">
                <text:p>0.975153</text:p>
              </table:table-cell>
              <table:table-cell office:value-type="float" office:value="0.924752">
                <text:p>0.924752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9203">
                <text:p>89203</text:p>
              </table:table-cell>
              <table:table-cell office:value-type="float" office:value="0.97515">
                <text:p>0.97515</text:p>
              </table:table-cell>
              <table:table-cell office:value-type="float" office:value="0.92476">
                <text:p>0.92476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9202">
                <text:p>89202</text:p>
              </table:table-cell>
              <table:table-cell office:value-type="float" office:value="0.975144">
                <text:p>0.975144</text:p>
              </table:table-cell>
              <table:table-cell office:value-type="float" office:value="0.924769">
                <text:p>0.924769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9201">
                <text:p>89201</text:p>
              </table:table-cell>
              <table:table-cell office:value-type="float" office:value="0.975141">
                <text:p>0.975141</text:p>
              </table:table-cell>
              <table:table-cell office:value-type="float" office:value="0.924778">
                <text:p>0.924778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9200">
                <text:p>89200</text:p>
              </table:table-cell>
              <table:table-cell office:value-type="float" office:value="0.97513">
                <text:p>0.97513</text:p>
              </table:table-cell>
              <table:table-cell office:value-type="float" office:value="0.924786">
                <text:p>0.924786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9199">
                <text:p>89199</text:p>
              </table:table-cell>
              <table:table-cell office:value-type="float" office:value="0.975127">
                <text:p>0.975127</text:p>
              </table:table-cell>
              <table:table-cell office:value-type="float" office:value="0.924795">
                <text:p>0.924795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9198">
                <text:p>89198</text:p>
              </table:table-cell>
              <table:table-cell office:value-type="float" office:value="0.97511">
                <text:p>0.97511</text:p>
              </table:table-cell>
              <table:table-cell office:value-type="float" office:value="0.924803">
                <text:p>0.924803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9197">
                <text:p>89197</text:p>
              </table:table-cell>
              <table:table-cell office:value-type="float" office:value="0.975107">
                <text:p>0.975107</text:p>
              </table:table-cell>
              <table:table-cell office:value-type="float" office:value="0.924812">
                <text:p>0.924812</text:p>
              </table:table-cell>
              <table:table-cell office:value-type="float" office:value="0.903049">
                <text:p>0.90304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9196">
                <text:p>89196</text:p>
              </table:table-cell>
              <table:table-cell office:value-type="float" office:value="0.975092">
                <text:p>0.975092</text:p>
              </table:table-cell>
              <table:table-cell office:value-type="float" office:value="0.924821">
                <text:p>0.924821</text:p>
              </table:table-cell>
              <table:table-cell office:value-type="float" office:value="0.903066">
                <text:p>0.90306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9195">
                <text:p>89195</text:p>
              </table:table-cell>
              <table:table-cell office:value-type="float" office:value="0.975081">
                <text:p>0.975081</text:p>
              </table:table-cell>
              <table:table-cell office:value-type="float" office:value="0.924829">
                <text:p>0.924829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9194">
                <text:p>89194</text:p>
              </table:table-cell>
              <table:table-cell office:value-type="float" office:value="0.975064">
                <text:p>0.975064</text:p>
              </table:table-cell>
              <table:table-cell office:value-type="float" office:value="0.924838">
                <text:p>0.924838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9193">
                <text:p>89193</text:p>
              </table:table-cell>
              <table:table-cell office:value-type="float" office:value="0.975021">
                <text:p>0.975021</text:p>
              </table:table-cell>
              <table:table-cell office:value-type="float" office:value="0.924846">
                <text:p>0.924846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9192">
                <text:p>89192</text:p>
              </table:table-cell>
              <table:table-cell office:value-type="float" office:value="0.975018">
                <text:p>0.975018</text:p>
              </table:table-cell>
              <table:table-cell office:value-type="float" office:value="0.924855">
                <text:p>0.924855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9191">
                <text:p>89191</text:p>
              </table:table-cell>
              <table:table-cell office:value-type="float" office:value="0.975015">
                <text:p>0.975015</text:p>
              </table:table-cell>
              <table:table-cell office:value-type="float" office:value="0.924864">
                <text:p>0.924864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9190">
                <text:p>89190</text:p>
              </table:table-cell>
              <table:table-cell office:value-type="float" office:value="0.975009">
                <text:p>0.975009</text:p>
              </table:table-cell>
              <table:table-cell office:value-type="float" office:value="0.924872">
                <text:p>0.924872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9189">
                <text:p>89189</text:p>
              </table:table-cell>
              <table:table-cell office:value-type="float" office:value="0.975001">
                <text:p>0.975001</text:p>
              </table:table-cell>
              <table:table-cell office:value-type="float" office:value="0.924881">
                <text:p>0.924881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9188">
                <text:p>89188</text:p>
              </table:table-cell>
              <table:table-cell office:value-type="float" office:value="0.974972">
                <text:p>0.974972</text:p>
              </table:table-cell>
              <table:table-cell office:value-type="float" office:value="0.924889">
                <text:p>0.924889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9187">
                <text:p>89187</text:p>
              </table:table-cell>
              <table:table-cell office:value-type="float" office:value="0.974969">
                <text:p>0.974969</text:p>
              </table:table-cell>
              <table:table-cell office:value-type="float" office:value="0.924898">
                <text:p>0.924898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9186">
                <text:p>89186</text:p>
              </table:table-cell>
              <table:table-cell office:value-type="float" office:value="0.974963">
                <text:p>0.974963</text:p>
              </table:table-cell>
              <table:table-cell office:value-type="float" office:value="0.924907">
                <text:p>0.924907</text:p>
              </table:table-cell>
              <table:table-cell office:value-type="float" office:value="0.903083">
                <text:p>0.90308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9185">
                <text:p>89185</text:p>
              </table:table-cell>
              <table:table-cell office:value-type="float" office:value="0.97494">
                <text:p>0.97494</text:p>
              </table:table-cell>
              <table:table-cell office:value-type="float" office:value="0.924915">
                <text:p>0.924915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9184">
                <text:p>89184</text:p>
              </table:table-cell>
              <table:table-cell office:value-type="float" office:value="0.974923">
                <text:p>0.974923</text:p>
              </table:table-cell>
              <table:table-cell office:value-type="float" office:value="0.924924">
                <text:p>0.924924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9183">
                <text:p>89183</text:p>
              </table:table-cell>
              <table:table-cell office:value-type="float" office:value="0.974912">
                <text:p>0.974912</text:p>
              </table:table-cell>
              <table:table-cell office:value-type="float" office:value="0.924932">
                <text:p>0.924932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9182">
                <text:p>89182</text:p>
              </table:table-cell>
              <table:table-cell office:value-type="float" office:value="0.974909">
                <text:p>0.974909</text:p>
              </table:table-cell>
              <table:table-cell office:value-type="float" office:value="0.924941">
                <text:p>0.924941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9181">
                <text:p>89181</text:p>
              </table:table-cell>
              <table:table-cell office:value-type="float" office:value="0.974906">
                <text:p>0.974906</text:p>
              </table:table-cell>
              <table:table-cell office:value-type="float" office:value="0.92495">
                <text:p>0.92495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9180">
                <text:p>89180</text:p>
              </table:table-cell>
              <table:table-cell office:value-type="float" office:value="0.9749">
                <text:p>0.9749</text:p>
              </table:table-cell>
              <table:table-cell office:value-type="float" office:value="0.924958">
                <text:p>0.924958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9179">
                <text:p>89179</text:p>
              </table:table-cell>
              <table:table-cell office:value-type="float" office:value="0.974897">
                <text:p>0.974897</text:p>
              </table:table-cell>
              <table:table-cell office:value-type="float" office:value="0.924967">
                <text:p>0.924967</text:p>
              </table:table-cell>
              <table:table-cell office:value-type="float" office:value="0.903101">
                <text:p>0.90310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9178">
                <text:p>89178</text:p>
              </table:table-cell>
              <table:table-cell office:value-type="float" office:value="0.974866">
                <text:p>0.974866</text:p>
              </table:table-cell>
              <table:table-cell office:value-type="float" office:value="0.924975">
                <text:p>0.924975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9177">
                <text:p>89177</text:p>
              </table:table-cell>
              <table:table-cell office:value-type="float" office:value="0.974857">
                <text:p>0.974857</text:p>
              </table:table-cell>
              <table:table-cell office:value-type="float" office:value="0.924984">
                <text:p>0.924984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9176">
                <text:p>89176</text:p>
              </table:table-cell>
              <table:table-cell office:value-type="float" office:value="0.974834">
                <text:p>0.974834</text:p>
              </table:table-cell>
              <table:table-cell office:value-type="float" office:value="0.924993">
                <text:p>0.924993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9175">
                <text:p>89175</text:p>
              </table:table-cell>
              <table:table-cell office:value-type="float" office:value="0.974791">
                <text:p>0.974791</text:p>
              </table:table-cell>
              <table:table-cell office:value-type="float" office:value="0.925001">
                <text:p>0.925001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9174">
                <text:p>89174</text:p>
              </table:table-cell>
              <table:table-cell office:value-type="float" office:value="0.97476">
                <text:p>0.97476</text:p>
              </table:table-cell>
              <table:table-cell office:value-type="float" office:value="0.92501">
                <text:p>0.92501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9173">
                <text:p>89173</text:p>
              </table:table-cell>
              <table:table-cell office:value-type="float" office:value="0.974757">
                <text:p>0.974757</text:p>
              </table:table-cell>
              <table:table-cell office:value-type="float" office:value="0.925019">
                <text:p>0.925019</text:p>
              </table:table-cell>
              <table:table-cell office:value-type="float" office:value="0.903092">
                <text:p>0.90309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9172">
                <text:p>89172</text:p>
              </table:table-cell>
              <table:table-cell office:value-type="float" office:value="0.974745">
                <text:p>0.974745</text:p>
              </table:table-cell>
              <table:table-cell office:value-type="float" office:value="0.925027">
                <text:p>0.925027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9171">
                <text:p>89171</text:p>
              </table:table-cell>
              <table:table-cell office:value-type="float" office:value="0.974742">
                <text:p>0.974742</text:p>
              </table:table-cell>
              <table:table-cell office:value-type="float" office:value="0.925036">
                <text:p>0.925036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9170">
                <text:p>89170</text:p>
              </table:table-cell>
              <table:table-cell office:value-type="float" office:value="0.974728">
                <text:p>0.974728</text:p>
              </table:table-cell>
              <table:table-cell office:value-type="float" office:value="0.925044">
                <text:p>0.925044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9169">
                <text:p>89169</text:p>
              </table:table-cell>
              <table:table-cell office:value-type="float" office:value="0.974725">
                <text:p>0.974725</text:p>
              </table:table-cell>
              <table:table-cell office:value-type="float" office:value="0.925053">
                <text:p>0.925053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9168">
                <text:p>89168</text:p>
              </table:table-cell>
              <table:table-cell office:value-type="float" office:value="0.974717">
                <text:p>0.974717</text:p>
              </table:table-cell>
              <table:table-cell office:value-type="float" office:value="0.925062">
                <text:p>0.925062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9167">
                <text:p>89167</text:p>
              </table:table-cell>
              <table:table-cell office:value-type="float" office:value="0.974711">
                <text:p>0.974711</text:p>
              </table:table-cell>
              <table:table-cell office:value-type="float" office:value="0.92507">
                <text:p>0.92507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9166">
                <text:p>89166</text:p>
              </table:table-cell>
              <table:table-cell office:value-type="float" office:value="0.974708">
                <text:p>0.974708</text:p>
              </table:table-cell>
              <table:table-cell office:value-type="float" office:value="0.925079">
                <text:p>0.925079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9165">
                <text:p>89165</text:p>
              </table:table-cell>
              <table:table-cell office:value-type="float" office:value="0.974696">
                <text:p>0.974696</text:p>
              </table:table-cell>
              <table:table-cell office:value-type="float" office:value="0.925087">
                <text:p>0.925087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9164">
                <text:p>89164</text:p>
              </table:table-cell>
              <table:table-cell office:value-type="float" office:value="0.974688">
                <text:p>0.974688</text:p>
              </table:table-cell>
              <table:table-cell office:value-type="float" office:value="0.925096">
                <text:p>0.925096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9163">
                <text:p>89163</text:p>
              </table:table-cell>
              <table:table-cell office:value-type="float" office:value="0.974682">
                <text:p>0.974682</text:p>
              </table:table-cell>
              <table:table-cell office:value-type="float" office:value="0.925105">
                <text:p>0.925105</text:p>
              </table:table-cell>
              <table:table-cell office:value-type="float" office:value="0.903144">
                <text:p>0.90314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9162">
                <text:p>89162</text:p>
              </table:table-cell>
              <table:table-cell office:value-type="float" office:value="0.974671">
                <text:p>0.974671</text:p>
              </table:table-cell>
              <table:table-cell office:value-type="float" office:value="0.925113">
                <text:p>0.925113</text:p>
              </table:table-cell>
              <table:table-cell office:value-type="float" office:value="0.903135">
                <text:p>0.90313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9161">
                <text:p>89161</text:p>
              </table:table-cell>
              <table:table-cell office:value-type="float" office:value="0.974668">
                <text:p>0.974668</text:p>
              </table:table-cell>
              <table:table-cell office:value-type="float" office:value="0.925122">
                <text:p>0.925122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9160">
                <text:p>89160</text:p>
              </table:table-cell>
              <table:table-cell office:value-type="float" office:value="0.974665">
                <text:p>0.974665</text:p>
              </table:table-cell>
              <table:table-cell office:value-type="float" office:value="0.92513">
                <text:p>0.92513</text:p>
              </table:table-cell>
              <table:table-cell office:value-type="float" office:value="0.903126">
                <text:p>0.90312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9159">
                <text:p>89159</text:p>
              </table:table-cell>
              <table:table-cell office:value-type="float" office:value="0.974651">
                <text:p>0.974651</text:p>
              </table:table-cell>
              <table:table-cell office:value-type="float" office:value="0.925139">
                <text:p>0.925139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9158">
                <text:p>89158</text:p>
              </table:table-cell>
              <table:table-cell office:value-type="float" office:value="0.974648">
                <text:p>0.974648</text:p>
              </table:table-cell>
              <table:table-cell office:value-type="float" office:value="0.925148">
                <text:p>0.925148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9157">
                <text:p>89157</text:p>
              </table:table-cell>
              <table:table-cell office:value-type="float" office:value="0.974633">
                <text:p>0.974633</text:p>
              </table:table-cell>
              <table:table-cell office:value-type="float" office:value="0.925156">
                <text:p>0.925156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156">
                <text:p>89156</text:p>
              </table:table-cell>
              <table:table-cell office:value-type="float" office:value="0.974628">
                <text:p>0.974628</text:p>
              </table:table-cell>
              <table:table-cell office:value-type="float" office:value="0.925165">
                <text:p>0.925165</text:p>
              </table:table-cell>
              <table:table-cell office:value-type="float" office:value="0.903109">
                <text:p>0.90310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9155">
                <text:p>89155</text:p>
              </table:table-cell>
              <table:table-cell office:value-type="float" office:value="0.974625">
                <text:p>0.974625</text:p>
              </table:table-cell>
              <table:table-cell office:value-type="float" office:value="0.925173">
                <text:p>0.925173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9154">
                <text:p>89154</text:p>
              </table:table-cell>
              <table:table-cell office:value-type="float" office:value="0.974619">
                <text:p>0.974619</text:p>
              </table:table-cell>
              <table:table-cell office:value-type="float" office:value="0.925182">
                <text:p>0.925182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9153">
                <text:p>89153</text:p>
              </table:table-cell>
              <table:table-cell office:value-type="float" office:value="0.974616">
                <text:p>0.974616</text:p>
              </table:table-cell>
              <table:table-cell office:value-type="float" office:value="0.925191">
                <text:p>0.925191</text:p>
              </table:table-cell>
              <table:table-cell office:value-type="float" office:value="0.903118">
                <text:p>0.90311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9152">
                <text:p>89152</text:p>
              </table:table-cell>
              <table:table-cell office:value-type="float" office:value="0.974573">
                <text:p>0.974573</text:p>
              </table:table-cell>
              <table:table-cell office:value-type="float" office:value="0.925199">
                <text:p>0.925199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9151">
                <text:p>89151</text:p>
              </table:table-cell>
              <table:table-cell office:value-type="float" office:value="0.974564">
                <text:p>0.974564</text:p>
              </table:table-cell>
              <table:table-cell office:value-type="float" office:value="0.925208">
                <text:p>0.925208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9150">
                <text:p>89150</text:p>
              </table:table-cell>
              <table:table-cell office:value-type="float" office:value="0.974559">
                <text:p>0.974559</text:p>
              </table:table-cell>
              <table:table-cell office:value-type="float" office:value="0.925216">
                <text:p>0.925216</text:p>
              </table:table-cell>
              <table:table-cell office:value-type="float" office:value="0.903075">
                <text:p>0.9030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9149">
                <text:p>89149</text:p>
              </table:table-cell>
              <table:table-cell office:value-type="float" office:value="0.974501">
                <text:p>0.974501</text:p>
              </table:table-cell>
              <table:table-cell office:value-type="float" office:value="0.925225">
                <text:p>0.925225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9148">
                <text:p>89148</text:p>
              </table:table-cell>
              <table:table-cell office:value-type="float" office:value="0.974493">
                <text:p>0.974493</text:p>
              </table:table-cell>
              <table:table-cell office:value-type="float" office:value="0.925234">
                <text:p>0.925234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9147">
                <text:p>89147</text:p>
              </table:table-cell>
              <table:table-cell office:value-type="float" office:value="0.974438">
                <text:p>0.974438</text:p>
              </table:table-cell>
              <table:table-cell office:value-type="float" office:value="0.925242">
                <text:p>0.925242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9146">
                <text:p>89146</text:p>
              </table:table-cell>
              <table:table-cell office:value-type="float" office:value="0.974395">
                <text:p>0.974395</text:p>
              </table:table-cell>
              <table:table-cell office:value-type="float" office:value="0.925251">
                <text:p>0.925251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9145">
                <text:p>89145</text:p>
              </table:table-cell>
              <table:table-cell office:value-type="float" office:value="0.974384">
                <text:p>0.974384</text:p>
              </table:table-cell>
              <table:table-cell office:value-type="float" office:value="0.925259">
                <text:p>0.925259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9144">
                <text:p>89144</text:p>
              </table:table-cell>
              <table:table-cell office:value-type="float" office:value="0.974381">
                <text:p>0.974381</text:p>
              </table:table-cell>
              <table:table-cell office:value-type="float" office:value="0.925268">
                <text:p>0.925268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9143">
                <text:p>89143</text:p>
              </table:table-cell>
              <table:table-cell office:value-type="float" office:value="0.974367">
                <text:p>0.974367</text:p>
              </table:table-cell>
              <table:table-cell office:value-type="float" office:value="0.925277">
                <text:p>0.925277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9142">
                <text:p>89142</text:p>
              </table:table-cell>
              <table:table-cell office:value-type="float" office:value="0.974355">
                <text:p>0.974355</text:p>
              </table:table-cell>
              <table:table-cell office:value-type="float" office:value="0.925285">
                <text:p>0.925285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9141">
                <text:p>89141</text:p>
              </table:table-cell>
              <table:table-cell office:value-type="float" office:value="0.974352">
                <text:p>0.974352</text:p>
              </table:table-cell>
              <table:table-cell office:value-type="float" office:value="0.925294">
                <text:p>0.925294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9140">
                <text:p>89140</text:p>
              </table:table-cell>
              <table:table-cell office:value-type="float" office:value="0.974335">
                <text:p>0.974335</text:p>
              </table:table-cell>
              <table:table-cell office:value-type="float" office:value="0.925302">
                <text:p>0.925302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9139">
                <text:p>89139</text:p>
              </table:table-cell>
              <table:table-cell office:value-type="float" office:value="0.974329">
                <text:p>0.974329</text:p>
              </table:table-cell>
              <table:table-cell office:value-type="float" office:value="0.925311">
                <text:p>0.925311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9138">
                <text:p>89138</text:p>
              </table:table-cell>
              <table:table-cell office:value-type="float" office:value="0.974286">
                <text:p>0.974286</text:p>
              </table:table-cell>
              <table:table-cell office:value-type="float" office:value="0.92532">
                <text:p>0.92532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9137">
                <text:p>89137</text:p>
              </table:table-cell>
              <table:table-cell office:value-type="float" office:value="0.974283">
                <text:p>0.974283</text:p>
              </table:table-cell>
              <table:table-cell office:value-type="float" office:value="0.925328">
                <text:p>0.925328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9136">
                <text:p>89136</text:p>
              </table:table-cell>
              <table:table-cell office:value-type="float" office:value="0.97428">
                <text:p>0.97428</text:p>
              </table:table-cell>
              <table:table-cell office:value-type="float" office:value="0.925337">
                <text:p>0.925337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9135">
                <text:p>89135</text:p>
              </table:table-cell>
              <table:table-cell office:value-type="float" office:value="0.974278">
                <text:p>0.974278</text:p>
              </table:table-cell>
              <table:table-cell office:value-type="float" office:value="0.925346">
                <text:p>0.925346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9134">
                <text:p>89134</text:p>
              </table:table-cell>
              <table:table-cell office:value-type="float" office:value="0.974266">
                <text:p>0.974266</text:p>
              </table:table-cell>
              <table:table-cell office:value-type="float" office:value="0.925354">
                <text:p>0.925354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9133">
                <text:p>89133</text:p>
              </table:table-cell>
              <table:table-cell office:value-type="float" office:value="0.974217">
                <text:p>0.974217</text:p>
              </table:table-cell>
              <table:table-cell office:value-type="float" office:value="0.925363">
                <text:p>0.925363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9132">
                <text:p>89132</text:p>
              </table:table-cell>
              <table:table-cell office:value-type="float" office:value="0.974212">
                <text:p>0.974212</text:p>
              </table:table-cell>
              <table:table-cell office:value-type="float" office:value="0.925371">
                <text:p>0.925371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9131">
                <text:p>89131</text:p>
              </table:table-cell>
              <table:table-cell office:value-type="float" office:value="0.974209">
                <text:p>0.974209</text:p>
              </table:table-cell>
              <table:table-cell office:value-type="float" office:value="0.92538">
                <text:p>0.92538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9130">
                <text:p>89130</text:p>
              </table:table-cell>
              <table:table-cell office:value-type="float" office:value="0.9742">
                <text:p>0.9742</text:p>
              </table:table-cell>
              <table:table-cell office:value-type="float" office:value="0.925389">
                <text:p>0.925389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9129">
                <text:p>89129</text:p>
              </table:table-cell>
              <table:table-cell office:value-type="float" office:value="0.974186">
                <text:p>0.974186</text:p>
              </table:table-cell>
              <table:table-cell office:value-type="float" office:value="0.925397">
                <text:p>0.925397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9128">
                <text:p>89128</text:p>
              </table:table-cell>
              <table:table-cell office:value-type="float" office:value="0.97418">
                <text:p>0.97418</text:p>
              </table:table-cell>
              <table:table-cell office:value-type="float" office:value="0.925406">
                <text:p>0.925406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9127">
                <text:p>89127</text:p>
              </table:table-cell>
              <table:table-cell office:value-type="float" office:value="0.974177">
                <text:p>0.974177</text:p>
              </table:table-cell>
              <table:table-cell office:value-type="float" office:value="0.925414">
                <text:p>0.925414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9126">
                <text:p>89126</text:p>
              </table:table-cell>
              <table:table-cell office:value-type="float" office:value="0.97414">
                <text:p>0.97414</text:p>
              </table:table-cell>
              <table:table-cell office:value-type="float" office:value="0.925423">
                <text:p>0.925423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9125">
                <text:p>89125</text:p>
              </table:table-cell>
              <table:table-cell office:value-type="float" office:value="0.974126">
                <text:p>0.974126</text:p>
              </table:table-cell>
              <table:table-cell office:value-type="float" office:value="0.925432">
                <text:p>0.925432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9124">
                <text:p>89124</text:p>
              </table:table-cell>
              <table:table-cell office:value-type="float" office:value="0.974123">
                <text:p>0.974123</text:p>
              </table:table-cell>
              <table:table-cell office:value-type="float" office:value="0.92544">
                <text:p>0.92544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9123">
                <text:p>89123</text:p>
              </table:table-cell>
              <table:table-cell office:value-type="float" office:value="0.974117">
                <text:p>0.974117</text:p>
              </table:table-cell>
              <table:table-cell office:value-type="float" office:value="0.925449">
                <text:p>0.925449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122">
                <text:p>89122</text:p>
              </table:table-cell>
              <table:table-cell office:value-type="float" office:value="0.974114">
                <text:p>0.974114</text:p>
              </table:table-cell>
              <table:table-cell office:value-type="float" office:value="0.925457">
                <text:p>0.925457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9121">
                <text:p>89121</text:p>
              </table:table-cell>
              <table:table-cell office:value-type="float" office:value="0.974111">
                <text:p>0.974111</text:p>
              </table:table-cell>
              <table:table-cell office:value-type="float" office:value="0.925466">
                <text:p>0.925466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9120">
                <text:p>89120</text:p>
              </table:table-cell>
              <table:table-cell office:value-type="float" office:value="0.974074">
                <text:p>0.974074</text:p>
              </table:table-cell>
              <table:table-cell office:value-type="float" office:value="0.925475">
                <text:p>0.925475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9119">
                <text:p>89119</text:p>
              </table:table-cell>
              <table:table-cell office:value-type="float" office:value="0.974065">
                <text:p>0.974065</text:p>
              </table:table-cell>
              <table:table-cell office:value-type="float" office:value="0.925483">
                <text:p>0.925483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9118">
                <text:p>89118</text:p>
              </table:table-cell>
              <table:table-cell office:value-type="float" office:value="0.974062">
                <text:p>0.974062</text:p>
              </table:table-cell>
              <table:table-cell office:value-type="float" office:value="0.925492">
                <text:p>0.925492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9117">
                <text:p>89117</text:p>
              </table:table-cell>
              <table:table-cell office:value-type="float" office:value="0.97406">
                <text:p>0.97406</text:p>
              </table:table-cell>
              <table:table-cell office:value-type="float" office:value="0.9255">
                <text:p>0.9255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9116">
                <text:p>89116</text:p>
              </table:table-cell>
              <table:table-cell office:value-type="float" office:value="0.974051">
                <text:p>0.974051</text:p>
              </table:table-cell>
              <table:table-cell office:value-type="float" office:value="0.925509">
                <text:p>0.925509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9115">
                <text:p>89115</text:p>
              </table:table-cell>
              <table:table-cell office:value-type="float" office:value="0.974048">
                <text:p>0.974048</text:p>
              </table:table-cell>
              <table:table-cell office:value-type="float" office:value="0.925518">
                <text:p>0.925518</text:p>
              </table:table-cell>
              <table:table-cell office:value-type="float" office:value="0.902903">
                <text:p>0.90290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9114">
                <text:p>89114</text:p>
              </table:table-cell>
              <table:table-cell office:value-type="float" office:value="0.974045">
                <text:p>0.974045</text:p>
              </table:table-cell>
              <table:table-cell office:value-type="float" office:value="0.925526">
                <text:p>0.925526</text:p>
              </table:table-cell>
              <table:table-cell office:value-type="float" office:value="0.902911">
                <text:p>0.90291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9113">
                <text:p>89113</text:p>
              </table:table-cell>
              <table:table-cell office:value-type="float" office:value="0.974042">
                <text:p>0.974042</text:p>
              </table:table-cell>
              <table:table-cell office:value-type="float" office:value="0.925535">
                <text:p>0.925535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9112">
                <text:p>89112</text:p>
              </table:table-cell>
              <table:table-cell office:value-type="float" office:value="0.97404">
                <text:p>0.97404</text:p>
              </table:table-cell>
              <table:table-cell office:value-type="float" office:value="0.925543">
                <text:p>0.925543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9111">
                <text:p>89111</text:p>
              </table:table-cell>
              <table:table-cell office:value-type="float" office:value="0.974034">
                <text:p>0.974034</text:p>
              </table:table-cell>
              <table:table-cell office:value-type="float" office:value="0.925552">
                <text:p>0.925552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9110">
                <text:p>89110</text:p>
              </table:table-cell>
              <table:table-cell office:value-type="float" office:value="0.974031">
                <text:p>0.974031</text:p>
              </table:table-cell>
              <table:table-cell office:value-type="float" office:value="0.925561">
                <text:p>0.925561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9109">
                <text:p>89109</text:p>
              </table:table-cell>
              <table:table-cell office:value-type="float" office:value="0.974028">
                <text:p>0.974028</text:p>
              </table:table-cell>
              <table:table-cell office:value-type="float" office:value="0.925569">
                <text:p>0.925569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9108">
                <text:p>89108</text:p>
              </table:table-cell>
              <table:table-cell office:value-type="float" office:value="0.974019">
                <text:p>0.974019</text:p>
              </table:table-cell>
              <table:table-cell office:value-type="float" office:value="0.925578">
                <text:p>0.925578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9107">
                <text:p>89107</text:p>
              </table:table-cell>
              <table:table-cell office:value-type="float" office:value="0.974014">
                <text:p>0.974014</text:p>
              </table:table-cell>
              <table:table-cell office:value-type="float" office:value="0.925586">
                <text:p>0.925586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9106">
                <text:p>89106</text:p>
              </table:table-cell>
              <table:table-cell office:value-type="float" office:value="0.974011">
                <text:p>0.974011</text:p>
              </table:table-cell>
              <table:table-cell office:value-type="float" office:value="0.925595">
                <text:p>0.925595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9105">
                <text:p>89105</text:p>
              </table:table-cell>
              <table:table-cell office:value-type="float" office:value="0.974002">
                <text:p>0.974002</text:p>
              </table:table-cell>
              <table:table-cell office:value-type="float" office:value="0.925604">
                <text:p>0.925604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9104">
                <text:p>89104</text:p>
              </table:table-cell>
              <table:table-cell office:value-type="float" office:value="0.973979">
                <text:p>0.973979</text:p>
              </table:table-cell>
              <table:table-cell office:value-type="float" office:value="0.925612">
                <text:p>0.925612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9103">
                <text:p>89103</text:p>
              </table:table-cell>
              <table:table-cell office:value-type="float" office:value="0.973939">
                <text:p>0.973939</text:p>
              </table:table-cell>
              <table:table-cell office:value-type="float" office:value="0.925621">
                <text:p>0.925621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9102">
                <text:p>89102</text:p>
              </table:table-cell>
              <table:table-cell office:value-type="float" office:value="0.973933">
                <text:p>0.973933</text:p>
              </table:table-cell>
              <table:table-cell office:value-type="float" office:value="0.92563">
                <text:p>0.92563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9101">
                <text:p>89101</text:p>
              </table:table-cell>
              <table:table-cell office:value-type="float" office:value="0.973925">
                <text:p>0.973925</text:p>
              </table:table-cell>
              <table:table-cell office:value-type="float" office:value="0.925638">
                <text:p>0.925638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9100">
                <text:p>89100</text:p>
              </table:table-cell>
              <table:table-cell office:value-type="float" office:value="0.973919">
                <text:p>0.973919</text:p>
              </table:table-cell>
              <table:table-cell office:value-type="float" office:value="0.925647">
                <text:p>0.925647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9099">
                <text:p>89099</text:p>
              </table:table-cell>
              <table:table-cell office:value-type="float" office:value="0.973888">
                <text:p>0.973888</text:p>
              </table:table-cell>
              <table:table-cell office:value-type="float" office:value="0.925655">
                <text:p>0.925655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9098">
                <text:p>89098</text:p>
              </table:table-cell>
              <table:table-cell office:value-type="float" office:value="0.973882">
                <text:p>0.973882</text:p>
              </table:table-cell>
              <table:table-cell office:value-type="float" office:value="0.925664">
                <text:p>0.925664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9097">
                <text:p>89097</text:p>
              </table:table-cell>
              <table:table-cell office:value-type="float" office:value="0.973879">
                <text:p>0.973879</text:p>
              </table:table-cell>
              <table:table-cell office:value-type="float" office:value="0.925673">
                <text:p>0.925673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9096">
                <text:p>89096</text:p>
              </table:table-cell>
              <table:table-cell office:value-type="float" office:value="0.973876">
                <text:p>0.973876</text:p>
              </table:table-cell>
              <table:table-cell office:value-type="float" office:value="0.925681">
                <text:p>0.925681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9095">
                <text:p>89095</text:p>
              </table:table-cell>
              <table:table-cell office:value-type="float" office:value="0.97387">
                <text:p>0.97387</text:p>
              </table:table-cell>
              <table:table-cell office:value-type="float" office:value="0.92569">
                <text:p>0.92569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9094">
                <text:p>89094</text:p>
              </table:table-cell>
              <table:table-cell office:value-type="float" office:value="0.973844">
                <text:p>0.973844</text:p>
              </table:table-cell>
              <table:table-cell office:value-type="float" office:value="0.925698">
                <text:p>0.925698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9093">
                <text:p>89093</text:p>
              </table:table-cell>
              <table:table-cell office:value-type="float" office:value="0.973842">
                <text:p>0.973842</text:p>
              </table:table-cell>
              <table:table-cell office:value-type="float" office:value="0.925707">
                <text:p>0.925707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9092">
                <text:p>89092</text:p>
              </table:table-cell>
              <table:table-cell office:value-type="float" office:value="0.973793">
                <text:p>0.973793</text:p>
              </table:table-cell>
              <table:table-cell office:value-type="float" office:value="0.925716">
                <text:p>0.925716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9091">
                <text:p>89091</text:p>
              </table:table-cell>
              <table:table-cell office:value-type="float" office:value="0.97379">
                <text:p>0.97379</text:p>
              </table:table-cell>
              <table:table-cell office:value-type="float" office:value="0.925724">
                <text:p>0.925724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89090">
                <text:p>89090</text:p>
              </table:table-cell>
              <table:table-cell office:value-type="float" office:value="0.973787">
                <text:p>0.973787</text:p>
              </table:table-cell>
              <table:table-cell office:value-type="float" office:value="0.925733">
                <text:p>0.925733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9089">
                <text:p>89089</text:p>
              </table:table-cell>
              <table:table-cell office:value-type="float" office:value="0.973784">
                <text:p>0.973784</text:p>
              </table:table-cell>
              <table:table-cell office:value-type="float" office:value="0.925741">
                <text:p>0.925741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9088">
                <text:p>89088</text:p>
              </table:table-cell>
              <table:table-cell office:value-type="float" office:value="0.973781">
                <text:p>0.973781</text:p>
              </table:table-cell>
              <table:table-cell office:value-type="float" office:value="0.92575">
                <text:p>0.92575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9087">
                <text:p>89087</text:p>
              </table:table-cell>
              <table:table-cell office:value-type="float" office:value="0.973776">
                <text:p>0.973776</text:p>
              </table:table-cell>
              <table:table-cell office:value-type="float" office:value="0.925759">
                <text:p>0.925759</text:p>
              </table:table-cell>
              <table:table-cell office:value-type="float" office:value="0.903032">
                <text:p>0.90303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9086">
                <text:p>89086</text:p>
              </table:table-cell>
              <table:table-cell office:value-type="float" office:value="0.973698">
                <text:p>0.973698</text:p>
              </table:table-cell>
              <table:table-cell office:value-type="float" office:value="0.925767">
                <text:p>0.925767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9085">
                <text:p>89085</text:p>
              </table:table-cell>
              <table:table-cell office:value-type="float" office:value="0.973687">
                <text:p>0.973687</text:p>
              </table:table-cell>
              <table:table-cell office:value-type="float" office:value="0.925776">
                <text:p>0.925776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9084">
                <text:p>89084</text:p>
              </table:table-cell>
              <table:table-cell office:value-type="float" office:value="0.973678">
                <text:p>0.973678</text:p>
              </table:table-cell>
              <table:table-cell office:value-type="float" office:value="0.925784">
                <text:p>0.925784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9083">
                <text:p>89083</text:p>
              </table:table-cell>
              <table:table-cell office:value-type="float" office:value="0.973675">
                <text:p>0.973675</text:p>
              </table:table-cell>
              <table:table-cell office:value-type="float" office:value="0.925793">
                <text:p>0.925793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9082">
                <text:p>89082</text:p>
              </table:table-cell>
              <table:table-cell office:value-type="float" office:value="0.973647">
                <text:p>0.973647</text:p>
              </table:table-cell>
              <table:table-cell office:value-type="float" office:value="0.925802">
                <text:p>0.925802</text:p>
              </table:table-cell>
              <table:table-cell office:value-type="float" office:value="0.90292">
                <text:p>0.9029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9081">
                <text:p>89081</text:p>
              </table:table-cell>
              <table:table-cell office:value-type="float" office:value="0.973609">
                <text:p>0.973609</text:p>
              </table:table-cell>
              <table:table-cell office:value-type="float" office:value="0.92581">
                <text:p>0.92581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89080">
                <text:p>89080</text:p>
              </table:table-cell>
              <table:table-cell office:value-type="float" office:value="0.973566">
                <text:p>0.973566</text:p>
              </table:table-cell>
              <table:table-cell office:value-type="float" office:value="0.925819">
                <text:p>0.925819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9079">
                <text:p>89079</text:p>
              </table:table-cell>
              <table:table-cell office:value-type="float" office:value="0.97354">
                <text:p>0.97354</text:p>
              </table:table-cell>
              <table:table-cell office:value-type="float" office:value="0.925827">
                <text:p>0.925827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9078">
                <text:p>89078</text:p>
              </table:table-cell>
              <table:table-cell office:value-type="float" office:value="0.973523">
                <text:p>0.973523</text:p>
              </table:table-cell>
              <table:table-cell office:value-type="float" office:value="0.925836">
                <text:p>0.925836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9077">
                <text:p>89077</text:p>
              </table:table-cell>
              <table:table-cell office:value-type="float" office:value="0.973497">
                <text:p>0.973497</text:p>
              </table:table-cell>
              <table:table-cell office:value-type="float" office:value="0.925845">
                <text:p>0.925845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9076">
                <text:p>89076</text:p>
              </table:table-cell>
              <table:table-cell office:value-type="float" office:value="0.973489">
                <text:p>0.973489</text:p>
              </table:table-cell>
              <table:table-cell office:value-type="float" office:value="0.925853">
                <text:p>0.925853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89075">
                <text:p>89075</text:p>
              </table:table-cell>
              <table:table-cell office:value-type="float" office:value="0.973486">
                <text:p>0.973486</text:p>
              </table:table-cell>
              <table:table-cell office:value-type="float" office:value="0.925862">
                <text:p>0.925862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9074">
                <text:p>89074</text:p>
              </table:table-cell>
              <table:table-cell office:value-type="float" office:value="0.973477">
                <text:p>0.973477</text:p>
              </table:table-cell>
              <table:table-cell office:value-type="float" office:value="0.92587">
                <text:p>0.92587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9073">
                <text:p>89073</text:p>
              </table:table-cell>
              <table:table-cell office:value-type="float" office:value="0.973474">
                <text:p>0.973474</text:p>
              </table:table-cell>
              <table:table-cell office:value-type="float" office:value="0.925879">
                <text:p>0.925879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9072">
                <text:p>89072</text:p>
              </table:table-cell>
              <table:table-cell office:value-type="float" office:value="0.973457">
                <text:p>0.973457</text:p>
              </table:table-cell>
              <table:table-cell office:value-type="float" office:value="0.925888">
                <text:p>0.925888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9071">
                <text:p>89071</text:p>
              </table:table-cell>
              <table:table-cell office:value-type="float" office:value="0.973454">
                <text:p>0.973454</text:p>
              </table:table-cell>
              <table:table-cell office:value-type="float" office:value="0.925896">
                <text:p>0.925896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9070">
                <text:p>89070</text:p>
              </table:table-cell>
              <table:table-cell office:value-type="float" office:value="0.973451">
                <text:p>0.973451</text:p>
              </table:table-cell>
              <table:table-cell office:value-type="float" office:value="0.925905">
                <text:p>0.925905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9069">
                <text:p>89069</text:p>
              </table:table-cell>
              <table:table-cell office:value-type="float" office:value="0.973443">
                <text:p>0.973443</text:p>
              </table:table-cell>
              <table:table-cell office:value-type="float" office:value="0.925913">
                <text:p>0.925913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9068">
                <text:p>89068</text:p>
              </table:table-cell>
              <table:table-cell office:value-type="float" office:value="0.973437">
                <text:p>0.973437</text:p>
              </table:table-cell>
              <table:table-cell office:value-type="float" office:value="0.925922">
                <text:p>0.925922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9067">
                <text:p>89067</text:p>
              </table:table-cell>
              <table:table-cell office:value-type="float" office:value="0.973429">
                <text:p>0.973429</text:p>
              </table:table-cell>
              <table:table-cell office:value-type="float" office:value="0.925931">
                <text:p>0.925931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9066">
                <text:p>89066</text:p>
              </table:table-cell>
              <table:table-cell office:value-type="float" office:value="0.97342">
                <text:p>0.97342</text:p>
              </table:table-cell>
              <table:table-cell office:value-type="float" office:value="0.925939">
                <text:p>0.925939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9065">
                <text:p>89065</text:p>
              </table:table-cell>
              <table:table-cell office:value-type="float" office:value="0.973406">
                <text:p>0.973406</text:p>
              </table:table-cell>
              <table:table-cell office:value-type="float" office:value="0.925948">
                <text:p>0.925948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9064">
                <text:p>89064</text:p>
              </table:table-cell>
              <table:table-cell office:value-type="float" office:value="0.973403">
                <text:p>0.973403</text:p>
              </table:table-cell>
              <table:table-cell office:value-type="float" office:value="0.925957">
                <text:p>0.925957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9063">
                <text:p>89063</text:p>
              </table:table-cell>
              <table:table-cell office:value-type="float" office:value="0.9734">
                <text:p>0.9734</text:p>
              </table:table-cell>
              <table:table-cell office:value-type="float" office:value="0.925965">
                <text:p>0.925965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9062">
                <text:p>89062</text:p>
              </table:table-cell>
              <table:table-cell office:value-type="float" office:value="0.97338">
                <text:p>0.97338</text:p>
              </table:table-cell>
              <table:table-cell office:value-type="float" office:value="0.925974">
                <text:p>0.925974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9061">
                <text:p>89061</text:p>
              </table:table-cell>
              <table:table-cell office:value-type="float" office:value="0.973371">
                <text:p>0.973371</text:p>
              </table:table-cell>
              <table:table-cell office:value-type="float" office:value="0.925982">
                <text:p>0.925982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9060">
                <text:p>89060</text:p>
              </table:table-cell>
              <table:table-cell office:value-type="float" office:value="0.973363">
                <text:p>0.973363</text:p>
              </table:table-cell>
              <table:table-cell office:value-type="float" office:value="0.925991">
                <text:p>0.925991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9059">
                <text:p>89059</text:p>
              </table:table-cell>
              <table:table-cell office:value-type="float" office:value="0.973354">
                <text:p>0.973354</text:p>
              </table:table-cell>
              <table:table-cell office:value-type="float" office:value="0.926">
                <text:p>0.926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9058">
                <text:p>89058</text:p>
              </table:table-cell>
              <table:table-cell office:value-type="float" office:value="0.973342">
                <text:p>0.973342</text:p>
              </table:table-cell>
              <table:table-cell office:value-type="float" office:value="0.926008">
                <text:p>0.926008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9057">
                <text:p>89057</text:p>
              </table:table-cell>
              <table:table-cell office:value-type="float" office:value="0.973337">
                <text:p>0.973337</text:p>
              </table:table-cell>
              <table:table-cell office:value-type="float" office:value="0.926017">
                <text:p>0.926017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9056">
                <text:p>89056</text:p>
              </table:table-cell>
              <table:table-cell office:value-type="float" office:value="0.973334">
                <text:p>0.973334</text:p>
              </table:table-cell>
              <table:table-cell office:value-type="float" office:value="0.926025">
                <text:p>0.926025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9055">
                <text:p>89055</text:p>
              </table:table-cell>
              <table:table-cell office:value-type="float" office:value="0.973328">
                <text:p>0.973328</text:p>
              </table:table-cell>
              <table:table-cell office:value-type="float" office:value="0.926034">
                <text:p>0.926034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9054">
                <text:p>89054</text:p>
              </table:table-cell>
              <table:table-cell office:value-type="float" office:value="0.973325">
                <text:p>0.973325</text:p>
              </table:table-cell>
              <table:table-cell office:value-type="float" office:value="0.926043">
                <text:p>0.926043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9053">
                <text:p>89053</text:p>
              </table:table-cell>
              <table:table-cell office:value-type="float" office:value="0.973317">
                <text:p>0.973317</text:p>
              </table:table-cell>
              <table:table-cell office:value-type="float" office:value="0.926051">
                <text:p>0.926051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9052">
                <text:p>89052</text:p>
              </table:table-cell>
              <table:table-cell office:value-type="float" office:value="0.973305">
                <text:p>0.973305</text:p>
              </table:table-cell>
              <table:table-cell office:value-type="float" office:value="0.92606">
                <text:p>0.92606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9051">
                <text:p>89051</text:p>
              </table:table-cell>
              <table:table-cell office:value-type="float" office:value="0.973291">
                <text:p>0.973291</text:p>
              </table:table-cell>
              <table:table-cell office:value-type="float" office:value="0.926068">
                <text:p>0.926068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9050">
                <text:p>89050</text:p>
              </table:table-cell>
              <table:table-cell office:value-type="float" office:value="0.973276">
                <text:p>0.973276</text:p>
              </table:table-cell>
              <table:table-cell office:value-type="float" office:value="0.926077">
                <text:p>0.926077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9049">
                <text:p>89049</text:p>
              </table:table-cell>
              <table:table-cell office:value-type="float" office:value="0.973274">
                <text:p>0.973274</text:p>
              </table:table-cell>
              <table:table-cell office:value-type="float" office:value="0.926086">
                <text:p>0.926086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9048">
                <text:p>89048</text:p>
              </table:table-cell>
              <table:table-cell office:value-type="float" office:value="0.973271">
                <text:p>0.973271</text:p>
              </table:table-cell>
              <table:table-cell office:value-type="float" office:value="0.926094">
                <text:p>0.926094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9047">
                <text:p>89047</text:p>
              </table:table-cell>
              <table:table-cell office:value-type="float" office:value="0.973254">
                <text:p>0.973254</text:p>
              </table:table-cell>
              <table:table-cell office:value-type="float" office:value="0.926103">
                <text:p>0.926103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9046">
                <text:p>89046</text:p>
              </table:table-cell>
              <table:table-cell office:value-type="float" office:value="0.973251">
                <text:p>0.973251</text:p>
              </table:table-cell>
              <table:table-cell office:value-type="float" office:value="0.926111">
                <text:p>0.926111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9045">
                <text:p>89045</text:p>
              </table:table-cell>
              <table:table-cell office:value-type="float" office:value="0.973239">
                <text:p>0.973239</text:p>
              </table:table-cell>
              <table:table-cell office:value-type="float" office:value="0.92612">
                <text:p>0.92612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9044">
                <text:p>89044</text:p>
              </table:table-cell>
              <table:table-cell office:value-type="float" office:value="0.973225">
                <text:p>0.973225</text:p>
              </table:table-cell>
              <table:table-cell office:value-type="float" office:value="0.926129">
                <text:p>0.926129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9043">
                <text:p>89043</text:p>
              </table:table-cell>
              <table:table-cell office:value-type="float" office:value="0.973216">
                <text:p>0.973216</text:p>
              </table:table-cell>
              <table:table-cell office:value-type="float" office:value="0.926137">
                <text:p>0.926137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9042">
                <text:p>89042</text:p>
              </table:table-cell>
              <table:table-cell office:value-type="float" office:value="0.973205">
                <text:p>0.973205</text:p>
              </table:table-cell>
              <table:table-cell office:value-type="float" office:value="0.926146">
                <text:p>0.926146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9041">
                <text:p>89041</text:p>
              </table:table-cell>
              <table:table-cell office:value-type="float" office:value="0.973202">
                <text:p>0.973202</text:p>
              </table:table-cell>
              <table:table-cell office:value-type="float" office:value="0.926154">
                <text:p>0.926154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9040">
                <text:p>89040</text:p>
              </table:table-cell>
              <table:table-cell office:value-type="float" office:value="0.973193">
                <text:p>0.973193</text:p>
              </table:table-cell>
              <table:table-cell office:value-type="float" office:value="0.926163">
                <text:p>0.926163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9039">
                <text:p>89039</text:p>
              </table:table-cell>
              <table:table-cell office:value-type="float" office:value="0.973165">
                <text:p>0.973165</text:p>
              </table:table-cell>
              <table:table-cell office:value-type="float" office:value="0.926172">
                <text:p>0.926172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9038">
                <text:p>89038</text:p>
              </table:table-cell>
              <table:table-cell office:value-type="float" office:value="0.973147">
                <text:p>0.973147</text:p>
              </table:table-cell>
              <table:table-cell office:value-type="float" office:value="0.92618">
                <text:p>0.92618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9037">
                <text:p>89037</text:p>
              </table:table-cell>
              <table:table-cell office:value-type="float" office:value="0.973093">
                <text:p>0.973093</text:p>
              </table:table-cell>
              <table:table-cell office:value-type="float" office:value="0.926189">
                <text:p>0.926189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9036">
                <text:p>89036</text:p>
              </table:table-cell>
              <table:table-cell office:value-type="float" office:value="0.97309">
                <text:p>0.97309</text:p>
              </table:table-cell>
              <table:table-cell office:value-type="float" office:value="0.926197">
                <text:p>0.926197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9035">
                <text:p>89035</text:p>
              </table:table-cell>
              <table:table-cell office:value-type="float" office:value="0.973084">
                <text:p>0.973084</text:p>
              </table:table-cell>
              <table:table-cell office:value-type="float" office:value="0.926206">
                <text:p>0.926206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9034">
                <text:p>89034</text:p>
              </table:table-cell>
              <table:table-cell office:value-type="float" office:value="0.973067">
                <text:p>0.973067</text:p>
              </table:table-cell>
              <table:table-cell office:value-type="float" office:value="0.926215">
                <text:p>0.926215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9033">
                <text:p>89033</text:p>
              </table:table-cell>
              <table:table-cell office:value-type="float" office:value="0.973064">
                <text:p>0.973064</text:p>
              </table:table-cell>
              <table:table-cell office:value-type="float" office:value="0.926223">
                <text:p>0.926223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9032">
                <text:p>89032</text:p>
              </table:table-cell>
              <table:table-cell office:value-type="float" office:value="0.97303">
                <text:p>0.97303</text:p>
              </table:table-cell>
              <table:table-cell office:value-type="float" office:value="0.926232">
                <text:p>0.926232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9031">
                <text:p>89031</text:p>
              </table:table-cell>
              <table:table-cell office:value-type="float" office:value="0.97301">
                <text:p>0.97301</text:p>
              </table:table-cell>
              <table:table-cell office:value-type="float" office:value="0.926241">
                <text:p>0.926241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9030">
                <text:p>89030</text:p>
              </table:table-cell>
              <table:table-cell office:value-type="float" office:value="0.97299">
                <text:p>0.97299</text:p>
              </table:table-cell>
              <table:table-cell office:value-type="float" office:value="0.926249">
                <text:p>0.926249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9029">
                <text:p>89029</text:p>
              </table:table-cell>
              <table:table-cell office:value-type="float" office:value="0.972987">
                <text:p>0.972987</text:p>
              </table:table-cell>
              <table:table-cell office:value-type="float" office:value="0.926258">
                <text:p>0.926258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9028">
                <text:p>89028</text:p>
              </table:table-cell>
              <table:table-cell office:value-type="float" office:value="0.972978">
                <text:p>0.972978</text:p>
              </table:table-cell>
              <table:table-cell office:value-type="float" office:value="0.926266">
                <text:p>0.926266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9027">
                <text:p>89027</text:p>
              </table:table-cell>
              <table:table-cell office:value-type="float" office:value="0.972961">
                <text:p>0.972961</text:p>
              </table:table-cell>
              <table:table-cell office:value-type="float" office:value="0.926275">
                <text:p>0.926275</text:p>
              </table:table-cell>
              <table:table-cell office:value-type="float" office:value="0.902937">
                <text:p>0.90293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9026">
                <text:p>89026</text:p>
              </table:table-cell>
              <table:table-cell office:value-type="float" office:value="0.972941">
                <text:p>0.972941</text:p>
              </table:table-cell>
              <table:table-cell office:value-type="float" office:value="0.926284">
                <text:p>0.926284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9025">
                <text:p>89025</text:p>
              </table:table-cell>
              <table:table-cell office:value-type="float" office:value="0.972938">
                <text:p>0.972938</text:p>
              </table:table-cell>
              <table:table-cell office:value-type="float" office:value="0.926292">
                <text:p>0.926292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9024">
                <text:p>89024</text:p>
              </table:table-cell>
              <table:table-cell office:value-type="float" office:value="0.972921">
                <text:p>0.972921</text:p>
              </table:table-cell>
              <table:table-cell office:value-type="float" office:value="0.926301">
                <text:p>0.926301</text:p>
              </table:table-cell>
              <table:table-cell office:value-type="float" office:value="0.902928">
                <text:p>0.90292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9023">
                <text:p>89023</text:p>
              </table:table-cell>
              <table:table-cell office:value-type="float" office:value="0.972918">
                <text:p>0.972918</text:p>
              </table:table-cell>
              <table:table-cell office:value-type="float" office:value="0.926309">
                <text:p>0.926309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9022">
                <text:p>89022</text:p>
              </table:table-cell>
              <table:table-cell office:value-type="float" office:value="0.972881">
                <text:p>0.972881</text:p>
              </table:table-cell>
              <table:table-cell office:value-type="float" office:value="0.926318">
                <text:p>0.926318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9021">
                <text:p>89021</text:p>
              </table:table-cell>
              <table:table-cell office:value-type="float" office:value="0.972878">
                <text:p>0.972878</text:p>
              </table:table-cell>
              <table:table-cell office:value-type="float" office:value="0.926327">
                <text:p>0.926327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9020">
                <text:p>89020</text:p>
              </table:table-cell>
              <table:table-cell office:value-type="float" office:value="0.972875">
                <text:p>0.972875</text:p>
              </table:table-cell>
              <table:table-cell office:value-type="float" office:value="0.926335">
                <text:p>0.926335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9019">
                <text:p>89019</text:p>
              </table:table-cell>
              <table:table-cell office:value-type="float" office:value="0.972872">
                <text:p>0.972872</text:p>
              </table:table-cell>
              <table:table-cell office:value-type="float" office:value="0.926344">
                <text:p>0.926344</text:p>
              </table:table-cell>
              <table:table-cell office:value-type="float" office:value="0.902954">
                <text:p>0.90295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9018">
                <text:p>89018</text:p>
              </table:table-cell>
              <table:table-cell office:value-type="float" office:value="0.972852">
                <text:p>0.972852</text:p>
              </table:table-cell>
              <table:table-cell office:value-type="float" office:value="0.926352">
                <text:p>0.926352</text:p>
              </table:table-cell>
              <table:table-cell office:value-type="float" office:value="0.902946">
                <text:p>0.90294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9017">
                <text:p>89017</text:p>
              </table:table-cell>
              <table:table-cell office:value-type="float" office:value="0.972832">
                <text:p>0.972832</text:p>
              </table:table-cell>
              <table:table-cell office:value-type="float" office:value="0.926361">
                <text:p>0.926361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9016">
                <text:p>89016</text:p>
              </table:table-cell>
              <table:table-cell office:value-type="float" office:value="0.97282">
                <text:p>0.97282</text:p>
              </table:table-cell>
              <table:table-cell office:value-type="float" office:value="0.92637">
                <text:p>0.92637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9015">
                <text:p>89015</text:p>
              </table:table-cell>
              <table:table-cell office:value-type="float" office:value="0.972815">
                <text:p>0.972815</text:p>
              </table:table-cell>
              <table:table-cell office:value-type="float" office:value="0.926378">
                <text:p>0.926378</text:p>
              </table:table-cell>
              <table:table-cell office:value-type="float" office:value="0.90298">
                <text:p>0.9029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9014">
                <text:p>89014</text:p>
              </table:table-cell>
              <table:table-cell office:value-type="float" office:value="0.972803">
                <text:p>0.972803</text:p>
              </table:table-cell>
              <table:table-cell office:value-type="float" office:value="0.926387">
                <text:p>0.926387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9013">
                <text:p>89013</text:p>
              </table:table-cell>
              <table:table-cell office:value-type="float" office:value="0.9728">
                <text:p>0.9728</text:p>
              </table:table-cell>
              <table:table-cell office:value-type="float" office:value="0.926395">
                <text:p>0.926395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9012">
                <text:p>89012</text:p>
              </table:table-cell>
              <table:table-cell office:value-type="float" office:value="0.972783">
                <text:p>0.972783</text:p>
              </table:table-cell>
              <table:table-cell office:value-type="float" office:value="0.926404">
                <text:p>0.926404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9011">
                <text:p>89011</text:p>
              </table:table-cell>
              <table:table-cell office:value-type="float" office:value="0.972769">
                <text:p>0.972769</text:p>
              </table:table-cell>
              <table:table-cell office:value-type="float" office:value="0.926413">
                <text:p>0.926413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9010">
                <text:p>89010</text:p>
              </table:table-cell>
              <table:table-cell office:value-type="float" office:value="0.972757">
                <text:p>0.972757</text:p>
              </table:table-cell>
              <table:table-cell office:value-type="float" office:value="0.926421">
                <text:p>0.926421</text:p>
              </table:table-cell>
              <table:table-cell office:value-type="float" office:value="0.903015">
                <text:p>0.90301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9009">
                <text:p>89009</text:p>
              </table:table-cell>
              <table:table-cell office:value-type="float" office:value="0.972731">
                <text:p>0.972731</text:p>
              </table:table-cell>
              <table:table-cell office:value-type="float" office:value="0.92643">
                <text:p>0.92643</text:p>
              </table:table-cell>
              <table:table-cell office:value-type="float" office:value="0.903006">
                <text:p>0.90300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9008">
                <text:p>89008</text:p>
              </table:table-cell>
              <table:table-cell office:value-type="float" office:value="0.972714">
                <text:p>0.972714</text:p>
              </table:table-cell>
              <table:table-cell office:value-type="float" office:value="0.926438">
                <text:p>0.926438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9007">
                <text:p>89007</text:p>
              </table:table-cell>
              <table:table-cell office:value-type="float" office:value="0.9727">
                <text:p>0.9727</text:p>
              </table:table-cell>
              <table:table-cell office:value-type="float" office:value="0.926447">
                <text:p>0.926447</text:p>
              </table:table-cell>
              <table:table-cell office:value-type="float" office:value="0.902989">
                <text:p>0.90298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9006">
                <text:p>89006</text:p>
              </table:table-cell>
              <table:table-cell office:value-type="float" office:value="0.972663">
                <text:p>0.972663</text:p>
              </table:table-cell>
              <table:table-cell office:value-type="float" office:value="0.926456">
                <text:p>0.926456</text:p>
              </table:table-cell>
              <table:table-cell office:value-type="float" office:value="0.902997">
                <text:p>0.90299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9005">
                <text:p>89005</text:p>
              </table:table-cell>
              <table:table-cell office:value-type="float" office:value="0.972654">
                <text:p>0.972654</text:p>
              </table:table-cell>
              <table:table-cell office:value-type="float" office:value="0.926464">
                <text:p>0.926464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9004">
                <text:p>89004</text:p>
              </table:table-cell>
              <table:table-cell office:value-type="float" office:value="0.972651">
                <text:p>0.972651</text:p>
              </table:table-cell>
              <table:table-cell office:value-type="float" office:value="0.926473">
                <text:p>0.926473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9003">
                <text:p>89003</text:p>
              </table:table-cell>
              <table:table-cell office:value-type="float" office:value="0.97262">
                <text:p>0.97262</text:p>
              </table:table-cell>
              <table:table-cell office:value-type="float" office:value="0.926481">
                <text:p>0.926481</text:p>
              </table:table-cell>
              <table:table-cell office:value-type="float" office:value="0.902963">
                <text:p>0.90296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89002">
                <text:p>89002</text:p>
              </table:table-cell>
              <table:table-cell office:value-type="float" office:value="0.972614">
                <text:p>0.972614</text:p>
              </table:table-cell>
              <table:table-cell office:value-type="float" office:value="0.92649">
                <text:p>0.92649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89001">
                <text:p>89001</text:p>
              </table:table-cell>
              <table:table-cell office:value-type="float" office:value="0.972611">
                <text:p>0.972611</text:p>
              </table:table-cell>
              <table:table-cell office:value-type="float" office:value="0.926499">
                <text:p>0.926499</text:p>
              </table:table-cell>
              <table:table-cell office:value-type="float" office:value="0.902972">
                <text:p>0.90297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89000">
                <text:p>89000</text:p>
              </table:table-cell>
              <table:table-cell office:value-type="float" office:value="0.9726">
                <text:p>0.9726</text:p>
              </table:table-cell>
              <table:table-cell office:value-type="float" office:value="0.926507">
                <text:p>0.926507</text:p>
              </table:table-cell>
              <table:table-cell office:value-type="float" office:value="0.902963">
                <text:p>0.902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